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02cm" fo:margin-left="0.03cm" fo:margin-right="0.318cm" table:align="margins"/>
    </style:style>
    <style:style style:name="Tabla8.A" style:family="table-column">
      <style:table-column-properties style:column-width="1.882cm" style:rel-column-width="9865*"/>
    </style:style>
    <style:style style:name="Tabla8.B" style:family="table-column">
      <style:table-column-properties style:column-width="2.401cm" style:rel-column-width="12583*"/>
    </style:style>
    <style:style style:name="Tabla8.C" style:family="table-column">
      <style:table-column-properties style:column-width="4.085cm" style:rel-column-width="21413*"/>
    </style:style>
    <style:style style:name="Tabla8.D" style:family="table-column">
      <style:table-column-properties style:column-width="4.135cm" style:rel-column-width="21674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494cm" fo:margin-left="0.03cm" fo:margin-right="0.326cm" table:align="margins"/>
    </style:style>
    <style:style style:name="Tabla242.A" style:family="table-column">
      <style:table-column-properties style:column-width="1.882cm" style:rel-column-width="9872*"/>
    </style:style>
    <style:style style:name="Tabla242.B" style:family="table-column">
      <style:table-column-properties style:column-width="2.401cm" style:rel-column-width="12592*"/>
    </style:style>
    <style:style style:name="Tabla242.C" style:family="table-column">
      <style:table-column-properties style:column-width="4.085cm" style:rel-column-width="21428*"/>
    </style:style>
    <style:style style:name="Tabla242.D" style:family="table-column">
      <style:table-column-properties style:column-width="4.126cm" style:rel-column-width="21643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497cm" fo:margin-left="0.03cm" fo:margin-right="0.323cm" table:align="margins"/>
    </style:style>
    <style:style style:name="Tabla11.A" style:family="table-column">
      <style:table-column-properties style:column-width="1.882cm" style:rel-column-width="9869*"/>
    </style:style>
    <style:style style:name="Tabla11.B" style:family="table-column">
      <style:table-column-properties style:column-width="2.45cm" style:rel-column-width="12848*"/>
    </style:style>
    <style:style style:name="Tabla11.C" style:family="table-column">
      <style:table-column-properties style:column-width="4.036cm" style:rel-column-width="21163*"/>
    </style:style>
    <style:style style:name="Tabla11.D" style:family="table-column">
      <style:table-column-properties style:column-width="4.129cm" style:rel-column-width="21655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9" style:family="table">
      <style:table-properties style:width="12.495cm" fo:margin-left="0cm" fo:margin-right="0.355cm" table:align="margins"/>
    </style:style>
    <style:style style:name="Tabla379.A" style:family="table-column">
      <style:table-column-properties style:column-width="1.974cm" style:rel-column-width="10352*"/>
    </style:style>
    <style:style style:name="Tabla379.B" style:family="table-column">
      <style:table-column-properties style:column-width="2.54cm" style:rel-column-width="13321*"/>
    </style:style>
    <style:style style:name="Tabla379.C" style:family="table-column">
      <style:table-column-properties style:column-width="3.923cm" style:rel-column-width="20574*"/>
    </style:style>
    <style:style style:name="Tabla379.D" style:family="table-column">
      <style:table-column-properties style:column-width="4.059cm" style:rel-column-width="21288*"/>
    </style:style>
    <style:style style:name="Tabla3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9.D1" style:family="table-cell">
      <style:table-cell-properties style:vertical-align="middle" fo:padding="0.097cm" fo:border="0.002cm solid #000000"/>
    </style:style>
    <style:style style:name="Tabla3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9.C2" style:family="table-cell">
      <style:table-cell-properties fo:padding="0.097cm" fo:border-left="0.002cm solid #000000" fo:border-right="none" fo:border-top="none" fo:border-bottom="0.002cm solid #000000"/>
    </style:style>
    <style:style style:name="Tabla3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78cm" fo:margin-left="0.025cm" fo:margin-right="0.347cm" table:align="margins"/>
    </style:style>
    <style:style style:name="Tabla246.A" style:family="table-column">
      <style:table-column-properties style:column-width="1.91cm" style:rel-column-width="10033*"/>
    </style:style>
    <style:style style:name="Tabla246.B" style:family="table-column">
      <style:table-column-properties style:column-width="2.503cm" style:rel-column-width="13145*"/>
    </style:style>
    <style:style style:name="Tabla246.C" style:family="table-column">
      <style:table-column-properties style:column-width="3.969cm" style:rel-column-width="20844*"/>
    </style:style>
    <style:style style:name="Tabla246.D" style:family="table-column">
      <style:table-column-properties style:column-width="4.096cm" style:rel-column-width="21513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386" style:family="table">
      <style:table-properties style:width="12.522cm" fo:margin-left="0.005cm" fo:margin-right="0.323cm" table:align="margins"/>
    </style:style>
    <style:style style:name="Tabla386.A" style:family="table-column">
      <style:table-column-properties style:column-width="1.939cm" style:rel-column-width="10145*"/>
    </style:style>
    <style:style style:name="Tabla386.B" style:family="table-column">
      <style:table-column-properties style:column-width="2.531cm" style:rel-column-width="13247*"/>
    </style:style>
    <style:style style:name="Tabla386.C" style:family="table-column">
      <style:table-column-properties style:column-width="3.944cm" style:rel-column-width="20641*"/>
    </style:style>
    <style:style style:name="Tabla386.D" style:family="table-column">
      <style:table-column-properties style:column-width="4.108cm" style:rel-column-width="21502*"/>
    </style:style>
    <style:style style:name="Tabla3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6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78cm" fo:margin-left="0.026cm" fo:margin-right="0.346cm" table:align="margins"/>
    </style:style>
    <style:style style:name="Tabla71.A" style:family="table-column">
      <style:table-column-properties style:column-width="1.939cm" style:rel-column-width="10181*"/>
    </style:style>
    <style:style style:name="Tabla71.B" style:family="table-column">
      <style:table-column-properties style:column-width="2.496cm" style:rel-column-width="13108*"/>
    </style:style>
    <style:style style:name="Tabla71.C" style:family="table-column">
      <style:table-column-properties style:column-width="3.965cm" style:rel-column-width="20825*"/>
    </style:style>
    <style:style style:name="Tabla71.D" style:family="table-column">
      <style:table-column-properties style:column-width="4.078cm" style:rel-column-width="21421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92cm" fo:margin-left="0.026cm" fo:margin-right="0.332cm" table:align="margins"/>
    </style:style>
    <style:style style:name="Tabla75.A" style:family="table-column">
      <style:table-column-properties style:column-width="1.939cm" style:rel-column-width="10169*"/>
    </style:style>
    <style:style style:name="Tabla75.B" style:family="table-column">
      <style:table-column-properties style:column-width="2.473cm" style:rel-column-width="12973*"/>
    </style:style>
    <style:style style:name="Tabla75.C" style:family="table-column">
      <style:table-column-properties style:column-width="3.988cm" style:rel-column-width="20922*"/>
    </style:style>
    <style:style style:name="Tabla75.D" style:family="table-column">
      <style:table-column-properties style:column-width="4.092cm" style:rel-column-width="21471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51cm" fo:margin-left="0.026cm" fo:margin-right="0.372cm" table:align="margins"/>
    </style:style>
    <style:style style:name="Tabla106.A" style:family="table-column">
      <style:table-column-properties style:column-width="1.961cm" style:rel-column-width="10323*"/>
    </style:style>
    <style:style style:name="Tabla106.B" style:family="table-column">
      <style:table-column-properties style:column-width="2.517cm" style:rel-column-width="13248*"/>
    </style:style>
    <style:style style:name="Tabla106.C" style:family="table-column">
      <style:table-column-properties style:column-width="3.921cm" style:rel-column-width="20638*"/>
    </style:style>
    <style:style style:name="Tabla106.D" style:family="table-column">
      <style:table-column-properties style:column-width="4.052cm" style:rel-column-width="21326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40" style:family="table">
      <style:table-properties style:width="12.478cm" fo:margin-left="0.026cm" fo:margin-right="0.346cm" table:align="margins"/>
    </style:style>
    <style:style style:name="Tabla440.A" style:family="table-column">
      <style:table-column-properties style:column-width="1.939cm" style:rel-column-width="10181*"/>
    </style:style>
    <style:style style:name="Tabla440.B" style:family="table-column">
      <style:table-column-properties style:column-width="2.496cm" style:rel-column-width="13108*"/>
    </style:style>
    <style:style style:name="Tabla440.C" style:family="table-column">
      <style:table-column-properties style:column-width="3.965cm" style:rel-column-width="20825*"/>
    </style:style>
    <style:style style:name="Tabla440.D" style:family="table-column">
      <style:table-column-properties style:column-width="4.078cm" style:rel-column-width="21421*"/>
    </style:style>
    <style:style style:name="Tabla4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0.D1" style:family="table-cell">
      <style:table-cell-properties style:vertical-align="middle" fo:padding="0.097cm" fo:border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6" style:family="table">
      <style:table-properties style:width="12.488cm" fo:margin-left="0.041cm" fo:margin-right="0.321cm" table:align="margins"/>
    </style:style>
    <style:style style:name="Tabla426.A" style:family="table-column">
      <style:table-column-properties style:column-width="1.88cm" style:rel-column-width="9867*"/>
    </style:style>
    <style:style style:name="Tabla426.B" style:family="table-column">
      <style:table-column-properties style:column-width="2.404cm" style:rel-column-width="12616*"/>
    </style:style>
    <style:style style:name="Tabla426.C" style:family="table-column">
      <style:table-column-properties style:column-width="4.105cm" style:rel-column-width="21539*"/>
    </style:style>
    <style:style style:name="Tabla426.D" style:family="table-column">
      <style:table-column-properties style:column-width="4.099cm" style:rel-column-width="21513*"/>
    </style:style>
    <style:style style:name="Tabla4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6.D1" style:family="table-cell">
      <style:table-cell-properties fo:padding="0.097cm" fo:border="0.002cm solid #000000"/>
    </style:style>
    <style:style style:name="Tabla4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6.C2" style:family="table-cell">
      <style:table-cell-properties fo:padding="0.097cm" fo:border-left="0.002cm solid #000000" fo:border-right="none" fo:border-top="none" fo:border-bottom="0.002cm solid #000000"/>
    </style:style>
    <style:style style:name="Tabla4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381" style:family="table">
      <style:table-properties style:width="12.518cm" fo:margin-left="0cm" fo:margin-right="0.332cm" table:align="margins"/>
    </style:style>
    <style:style style:name="Tabla381.A" style:family="table-column">
      <style:table-column-properties style:column-width="1.972cm" style:rel-column-width="10323*"/>
    </style:style>
    <style:style style:name="Tabla381.B" style:family="table-column">
      <style:table-column-properties style:column-width="2.494cm" style:rel-column-width="13057*"/>
    </style:style>
    <style:style style:name="Tabla381.C" style:family="table-column">
      <style:table-column-properties style:column-width="3.969cm" style:rel-column-width="20776*"/>
    </style:style>
    <style:style style:name="Tabla381.D" style:family="table-column">
      <style:table-column-properties style:column-width="4.083cm" style:rel-column-width="21379*"/>
    </style:style>
    <style:style style:name="Tabla3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1.D1" style:family="table-cell">
      <style:table-cell-properties style:vertical-align="middle"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429" style:family="table">
      <style:table-properties style:width="12.495cm" fo:margin-left="0cm" fo:margin-right="0.355cm" table:align="margins"/>
    </style:style>
    <style:style style:name="Tabla429.A" style:family="table-column">
      <style:table-column-properties style:column-width="1.974cm" style:rel-column-width="10352*"/>
    </style:style>
    <style:style style:name="Tabla429.B" style:family="table-column">
      <style:table-column-properties style:column-width="2.54cm" style:rel-column-width="13321*"/>
    </style:style>
    <style:style style:name="Tabla429.C" style:family="table-column">
      <style:table-column-properties style:column-width="3.923cm" style:rel-column-width="20574*"/>
    </style:style>
    <style:style style:name="Tabla429.D" style:family="table-column">
      <style:table-column-properties style:column-width="4.059cm" style:rel-column-width="21288*"/>
    </style:style>
    <style:style style:name="Tabla4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9.D1" style:family="table-cell">
      <style:table-cell-properties style:vertical-align="middle" fo:padding="0.097cm" fo:border="0.002cm solid #000000"/>
    </style:style>
    <style:style style:name="Tabla42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9" style:family="table">
      <style:table-properties style:width="12.495cm" fo:margin-left="0cm" fo:margin-right="0.355cm" table:align="margins"/>
    </style:style>
    <style:style style:name="Tabla399.A" style:family="table-column">
      <style:table-column-properties style:column-width="1.974cm" style:rel-column-width="10352*"/>
    </style:style>
    <style:style style:name="Tabla399.B" style:family="table-column">
      <style:table-column-properties style:column-width="2.54cm" style:rel-column-width="13321*"/>
    </style:style>
    <style:style style:name="Tabla399.C" style:family="table-column">
      <style:table-column-properties style:column-width="3.923cm" style:rel-column-width="20574*"/>
    </style:style>
    <style:style style:name="Tabla399.D" style:family="table-column">
      <style:table-column-properties style:column-width="4.059cm" style:rel-column-width="21288*"/>
    </style:style>
    <style:style style:name="Tabla3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9.D1" style:family="table-cell">
      <style:table-cell-properties style:vertical-align="middle" fo:padding="0.097cm" fo:border="0.002cm solid #000000"/>
    </style:style>
    <style:style style:name="Tabla375" style:family="table">
      <style:table-properties style:width="12.495cm" fo:margin-left="0cm" fo:margin-right="0.355cm" table:align="margins"/>
    </style:style>
    <style:style style:name="Tabla375.A" style:family="table-column">
      <style:table-column-properties style:column-width="1.974cm" style:rel-column-width="10352*"/>
    </style:style>
    <style:style style:name="Tabla375.B" style:family="table-column">
      <style:table-column-properties style:column-width="2.54cm" style:rel-column-width="13321*"/>
    </style:style>
    <style:style style:name="Tabla375.C" style:family="table-column">
      <style:table-column-properties style:column-width="3.923cm" style:rel-column-width="20574*"/>
    </style:style>
    <style:style style:name="Tabla375.D" style:family="table-column">
      <style:table-column-properties style:column-width="4.059cm" style:rel-column-width="21288*"/>
    </style:style>
    <style:style style:name="Tabla3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5.D1" style:family="table-cell">
      <style:table-cell-properties style:vertical-align="middle" fo:padding="0.097cm" fo:border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2" style:family="table">
      <style:table-properties style:width="12.487cm" fo:margin-left="0cm" fo:margin-right="0.363cm" table:align="margins"/>
    </style:style>
    <style:style style:name="Tabla392.A" style:family="table-column">
      <style:table-column-properties style:column-width="1.988cm" style:rel-column-width="10433*"/>
    </style:style>
    <style:style style:name="Tabla392.B" style:family="table-column">
      <style:table-column-properties style:column-width="2.517cm" style:rel-column-width="13210*"/>
    </style:style>
    <style:style style:name="Tabla392.C" style:family="table-column">
      <style:table-column-properties style:column-width="3.914cm" style:rel-column-width="20542*"/>
    </style:style>
    <style:style style:name="Tabla392.D" style:family="table-column">
      <style:table-column-properties style:column-width="4.068cm" style:rel-column-width="21350*"/>
    </style:style>
    <style:style style:name="Tabla3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2.D1" style:family="table-cell">
      <style:table-cell-properties style:vertical-align="middle" fo:padding="0.097cm" fo:border="0.002cm solid #000000"/>
    </style:style>
    <style:style style:name="Tabla3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" style:family="table">
      <style:table-properties style:width="12.495cm" fo:margin-left="0cm" fo:margin-right="0.355cm" table:align="margins"/>
    </style:style>
    <style:style style:name="Tabla383.A" style:family="table-column">
      <style:table-column-properties style:column-width="1.974cm" style:rel-column-width="10352*"/>
    </style:style>
    <style:style style:name="Tabla383.B" style:family="table-column">
      <style:table-column-properties style:column-width="2.54cm" style:rel-column-width="13321*"/>
    </style:style>
    <style:style style:name="Tabla383.C" style:family="table-column">
      <style:table-column-properties style:column-width="3.923cm" style:rel-column-width="20574*"/>
    </style:style>
    <style:style style:name="Tabla383.D" style:family="table-column">
      <style:table-column-properties style:column-width="4.059cm" style:rel-column-width="21288*"/>
    </style:style>
    <style:style style:name="Tabla3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3.D1" style:family="table-cell">
      <style:table-cell-properties style:vertical-align="middle" fo:padding="0.097cm" fo:border="0.002cm solid #000000"/>
    </style:style>
    <style:style style:name="Tabla383.C2" style:family="table-cell">
      <style:table-cell-properties fo:padding="0.097cm" fo:border-left="0.002cm solid #000000" fo:border-right="none" fo:border-top="none" fo:border-bottom="0.002cm solid #000000"/>
    </style:style>
    <style:style style:name="Tabla3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7" style:family="table">
      <style:table-properties style:width="12.478cm" fo:margin-left="0cm" fo:margin-right="0.372cm" table:align="margins"/>
    </style:style>
    <style:style style:name="Tabla417.A" style:family="table-column">
      <style:table-column-properties style:column-width="1.988cm" style:rel-column-width="10440*"/>
    </style:style>
    <style:style style:name="Tabla417.B" style:family="table-column">
      <style:table-column-properties style:column-width="2.517cm" style:rel-column-width="13220*"/>
    </style:style>
    <style:style style:name="Tabla417.C" style:family="table-column">
      <style:table-column-properties style:column-width="3.914cm" style:rel-column-width="20557*"/>
    </style:style>
    <style:style style:name="Tabla417.D" style:family="table-column">
      <style:table-column-properties style:column-width="4.059cm" style:rel-column-width="21318*"/>
    </style:style>
    <style:style style:name="Tabla4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7.D1" style:family="table-cell">
      <style:table-cell-properties style:vertical-align="middle" fo:padding="0.097cm" fo:border="0.002cm solid #000000"/>
    </style:style>
    <style:style style:name="Tabla316" style:family="table">
      <style:table-properties style:width="12.518cm" fo:margin-left="0cm" fo:margin-right="0.332cm" table:align="margins"/>
    </style:style>
    <style:style style:name="Tabla316.A" style:family="table-column">
      <style:table-column-properties style:column-width="1.97cm" style:rel-column-width="10314*"/>
    </style:style>
    <style:style style:name="Tabla316.B" style:family="table-column">
      <style:table-column-properties style:column-width="2.494cm" style:rel-column-width="13057*"/>
    </style:style>
    <style:style style:name="Tabla316.C" style:family="table-column">
      <style:table-column-properties style:column-width="3.969cm" style:rel-column-width="20776*"/>
    </style:style>
    <style:style style:name="Tabla316.D" style:family="table-column">
      <style:table-column-properties style:column-width="4.085cm" style:rel-column-width="213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fo:padding="0.097cm" fo:border="0.002cm solid #000000"/>
    </style:style>
    <style:style style:name="Tabla3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3" style:family="table">
      <style:table-properties style:width="12.495cm" fo:margin-left="0cm" fo:margin-right="0.355cm" table:align="margins"/>
    </style:style>
    <style:style style:name="Tabla423.A" style:family="table-column">
      <style:table-column-properties style:column-width="1.974cm" style:rel-column-width="10352*"/>
    </style:style>
    <style:style style:name="Tabla423.B" style:family="table-column">
      <style:table-column-properties style:column-width="2.54cm" style:rel-column-width="13321*"/>
    </style:style>
    <style:style style:name="Tabla423.C" style:family="table-column">
      <style:table-column-properties style:column-width="3.923cm" style:rel-column-width="20574*"/>
    </style:style>
    <style:style style:name="Tabla423.D" style:family="table-column">
      <style:table-column-properties style:column-width="4.059cm" style:rel-column-width="21288*"/>
    </style:style>
    <style:style style:name="Tabla4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3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3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27" style:family="table">
      <style:table-properties style:width="12.495cm" fo:margin-left="0cm" fo:margin-right="0.355cm" table:align="margins"/>
    </style:style>
    <style:style style:name="Tabla427.A" style:family="table-column">
      <style:table-column-properties style:column-width="1.974cm" style:rel-column-width="10352*"/>
    </style:style>
    <style:style style:name="Tabla427.B" style:family="table-column">
      <style:table-column-properties style:column-width="2.54cm" style:rel-column-width="13321*"/>
    </style:style>
    <style:style style:name="Tabla427.C" style:family="table-column">
      <style:table-column-properties style:column-width="3.923cm" style:rel-column-width="20574*"/>
    </style:style>
    <style:style style:name="Tabla427.D" style:family="table-column">
      <style:table-column-properties style:column-width="4.059cm" style:rel-column-width="21288*"/>
    </style:style>
    <style:style style:name="Tabla4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7.D1" style:family="table-cell">
      <style:table-cell-properties fo:padding="0.097cm" fo:border="0.002cm solid #000000"/>
    </style:style>
    <style:style style:name="Tabla4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2" style:family="table">
      <style:table-properties style:width="12.495cm" fo:margin-left="0cm" fo:margin-right="0.355cm" table:align="margins"/>
    </style:style>
    <style:style style:name="Tabla402.A" style:family="table-column">
      <style:table-column-properties style:column-width="1.974cm" style:rel-column-width="10352*"/>
    </style:style>
    <style:style style:name="Tabla402.B" style:family="table-column">
      <style:table-column-properties style:column-width="2.54cm" style:rel-column-width="13321*"/>
    </style:style>
    <style:style style:name="Tabla402.C" style:family="table-column">
      <style:table-column-properties style:column-width="3.923cm" style:rel-column-width="20574*"/>
    </style:style>
    <style:style style:name="Tabla402.D" style:family="table-column">
      <style:table-column-properties style:column-width="4.059cm" style:rel-column-width="21288*"/>
    </style:style>
    <style:style style:name="Tabla4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2.D1" style:family="table-cell">
      <style:table-cell-properties style:vertical-align="middle" fo:padding="0.097cm" fo:border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7" style:family="table">
      <style:table-properties style:width="12.495cm" fo:margin-left="0cm" fo:margin-right="0.355cm" table:align="margins"/>
    </style:style>
    <style:style style:name="Tabla397.A" style:family="table-column">
      <style:table-column-properties style:column-width="1.928cm" style:rel-column-width="10111*"/>
    </style:style>
    <style:style style:name="Tabla397.B" style:family="table-column">
      <style:table-column-properties style:column-width="2.517cm" style:rel-column-width="13201*"/>
    </style:style>
    <style:style style:name="Tabla397.C" style:family="table-column">
      <style:table-column-properties style:column-width="3.992cm" style:rel-column-width="20935*"/>
    </style:style>
    <style:style style:name="Tabla397.D" style:family="table-column">
      <style:table-column-properties style:column-width="4.059cm" style:rel-column-width="21288*"/>
    </style:style>
    <style:style style:name="Tabla3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7.D1" style:family="table-cell">
      <style:table-cell-properties fo:padding="0.097cm" fo:border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4" style:family="table">
      <style:table-properties style:width="12.495cm" fo:margin-left="0cm" fo:margin-right="0.355cm" table:align="margins"/>
    </style:style>
    <style:style style:name="Tabla394.A" style:family="table-column">
      <style:table-column-properties style:column-width="1.928cm" style:rel-column-width="10111*"/>
    </style:style>
    <style:style style:name="Tabla394.B" style:family="table-column">
      <style:table-column-properties style:column-width="2.517cm" style:rel-column-width="13201*"/>
    </style:style>
    <style:style style:name="Tabla394.C" style:family="table-column">
      <style:table-column-properties style:column-width="3.992cm" style:rel-column-width="20935*"/>
    </style:style>
    <style:style style:name="Tabla394.D" style:family="table-column">
      <style:table-column-properties style:column-width="4.059cm" style:rel-column-width="21288*"/>
    </style:style>
    <style:style style:name="Tabla3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4.D1" style:family="table-cell">
      <style:table-cell-properties fo:padding="0.097cm" fo:border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4" style:family="table">
      <style:table-properties style:width="12.495cm" fo:margin-left="0cm" fo:margin-right="0.355cm" table:align="margins"/>
    </style:style>
    <style:style style:name="Tabla414.A" style:family="table-column">
      <style:table-column-properties style:column-width="1.974cm" style:rel-column-width="10352*"/>
    </style:style>
    <style:style style:name="Tabla414.B" style:family="table-column">
      <style:table-column-properties style:column-width="2.54cm" style:rel-column-width="13321*"/>
    </style:style>
    <style:style style:name="Tabla414.C" style:family="table-column">
      <style:table-column-properties style:column-width="3.923cm" style:rel-column-width="20574*"/>
    </style:style>
    <style:style style:name="Tabla414.D" style:family="table-column">
      <style:table-column-properties style:column-width="4.059cm" style:rel-column-width="21288*"/>
    </style:style>
    <style:style style:name="Tabla4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4.D1" style:family="table-cell">
      <style:table-cell-properties style:vertical-align="middle" fo:padding="0.097cm" fo:border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85" style:family="table">
      <style:table-properties style:width="12.495cm" fo:margin-left="0cm" fo:margin-right="0.355cm" table:align="margins"/>
    </style:style>
    <style:style style:name="Tabla385.A" style:family="table-column">
      <style:table-column-properties style:column-width="1.974cm" style:rel-column-width="10352*"/>
    </style:style>
    <style:style style:name="Tabla385.B" style:family="table-column">
      <style:table-column-properties style:column-width="2.54cm" style:rel-column-width="13321*"/>
    </style:style>
    <style:style style:name="Tabla385.C" style:family="table-column">
      <style:table-column-properties style:column-width="3.923cm" style:rel-column-width="20574*"/>
    </style:style>
    <style:style style:name="Tabla385.D" style:family="table-column">
      <style:table-column-properties style:column-width="4.059cm" style:rel-column-width="21288*"/>
    </style:style>
    <style:style style:name="Tabla3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5.D1" style:family="table-cell">
      <style:table-cell-properties style:vertical-align="middle" fo:padding="0.097cm" fo:border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38" style:family="table">
      <style:table-properties style:width="12.495cm" fo:margin-left="0cm" fo:margin-right="0.355cm" table:align="margins"/>
    </style:style>
    <style:style style:name="Tabla438.A" style:family="table-column">
      <style:table-column-properties style:column-width="1.974cm" style:rel-column-width="10352*"/>
    </style:style>
    <style:style style:name="Tabla438.B" style:family="table-column">
      <style:table-column-properties style:column-width="2.54cm" style:rel-column-width="13321*"/>
    </style:style>
    <style:style style:name="Tabla438.C" style:family="table-column">
      <style:table-column-properties style:column-width="3.923cm" style:rel-column-width="20574*"/>
    </style:style>
    <style:style style:name="Tabla438.D" style:family="table-column">
      <style:table-column-properties style:column-width="4.059cm" style:rel-column-width="21288*"/>
    </style:style>
    <style:style style:name="Tabla4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8.D1" style:family="table-cell">
      <style:table-cell-properties style:vertical-align="middle" fo:padding="0.097cm" fo:border="0.002cm solid #000000"/>
    </style:style>
    <style:style style:name="Tabla407" style:family="table">
      <style:table-properties style:width="12.495cm" fo:margin-left="0cm" fo:margin-right="0.355cm" table:align="margins"/>
    </style:style>
    <style:style style:name="Tabla407.A" style:family="table-column">
      <style:table-column-properties style:column-width="1.974cm" style:rel-column-width="10352*"/>
    </style:style>
    <style:style style:name="Tabla407.B" style:family="table-column">
      <style:table-column-properties style:column-width="2.54cm" style:rel-column-width="13321*"/>
    </style:style>
    <style:style style:name="Tabla407.C" style:family="table-column">
      <style:table-column-properties style:column-width="3.923cm" style:rel-column-width="20574*"/>
    </style:style>
    <style:style style:name="Tabla407.D" style:family="table-column">
      <style:table-column-properties style:column-width="4.059cm" style:rel-column-width="21288*"/>
    </style:style>
    <style:style style:name="Tabla4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7.D1" style:family="table-cell">
      <style:table-cell-properties style:vertical-align="middle" fo:padding="0.097cm" fo:border="0.002cm solid #000000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419" style:family="table">
      <style:table-properties style:width="12.518cm" fo:margin-left="0cm" fo:margin-right="0.332cm" table:align="margins"/>
    </style:style>
    <style:style style:name="Tabla419.A" style:family="table-column">
      <style:table-column-properties style:column-width="1.972cm" style:rel-column-width="10323*"/>
    </style:style>
    <style:style style:name="Tabla419.B" style:family="table-column">
      <style:table-column-properties style:column-width="2.494cm" style:rel-column-width="13057*"/>
    </style:style>
    <style:style style:name="Tabla419.C" style:family="table-column">
      <style:table-column-properties style:column-width="3.969cm" style:rel-column-width="20776*"/>
    </style:style>
    <style:style style:name="Tabla419.D" style:family="table-column">
      <style:table-column-properties style:column-width="4.083cm" style:rel-column-width="21379*"/>
    </style:style>
    <style:style style:name="Tabla4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9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4cm" style:rel-column-width="1035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59cm"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9" style:family="table">
      <style:table-properties style:width="12.495cm" fo:margin-left="0cm" fo:margin-right="0.355cm" table:align="margins"/>
    </style:style>
    <style:style style:name="Tabla409.A" style:family="table-column">
      <style:table-column-properties style:column-width="1.974cm" style:rel-column-width="10352*"/>
    </style:style>
    <style:style style:name="Tabla409.B" style:family="table-column">
      <style:table-column-properties style:column-width="2.54cm" style:rel-column-width="13321*"/>
    </style:style>
    <style:style style:name="Tabla409.C" style:family="table-column">
      <style:table-column-properties style:column-width="3.923cm" style:rel-column-width="20574*"/>
    </style:style>
    <style:style style:name="Tabla409.D" style:family="table-column">
      <style:table-column-properties style:column-width="4.059cm" style:rel-column-width="21288*"/>
    </style:style>
    <style:style style:name="Tabla4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9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518cm" fo:margin-left="0cm" fo:margin-right="0.332cm" table:align="margins"/>
    </style:style>
    <style:style style:name="Tabla346.A" style:family="table-column">
      <style:table-column-properties style:column-width="1.972cm" style:rel-column-width="10323*"/>
    </style:style>
    <style:style style:name="Tabla346.B" style:family="table-column">
      <style:table-column-properties style:column-width="2.494cm" style:rel-column-width="13057*"/>
    </style:style>
    <style:style style:name="Tabla346.C" style:family="table-column">
      <style:table-column-properties style:column-width="3.969cm" style:rel-column-width="20776*"/>
    </style:style>
    <style:style style:name="Tabla346.D" style:family="table-column">
      <style:table-column-properties style:column-width="4.083cm"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3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2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6" style:family="table">
      <style:table-properties style:width="12.495cm" fo:margin-left="0cm" fo:margin-right="0.355cm" table:align="margins"/>
    </style:style>
    <style:style style:name="Tabla436.A" style:family="table-column">
      <style:table-column-properties style:column-width="1.974cm" style:rel-column-width="10352*"/>
    </style:style>
    <style:style style:name="Tabla436.B" style:family="table-column">
      <style:table-column-properties style:column-width="2.54cm" style:rel-column-width="13321*"/>
    </style:style>
    <style:style style:name="Tabla436.C" style:family="table-column">
      <style:table-column-properties style:column-width="3.923cm" style:rel-column-width="20574*"/>
    </style:style>
    <style:style style:name="Tabla436.D" style:family="table-column">
      <style:table-column-properties style:column-width="4.059cm" style:rel-column-width="21288*"/>
    </style:style>
    <style:style style:name="Tabla4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6.D1" style:family="table-cell">
      <style:table-cell-properties style:vertical-align="middle" fo:padding="0.097cm" fo:border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89" style:family="table">
      <style:table-properties style:width="12.495cm" fo:margin-left="0cm" fo:margin-right="0.355cm" table:align="margins"/>
    </style:style>
    <style:style style:name="Tabla389.A" style:family="table-column">
      <style:table-column-properties style:column-width="1.972cm" style:rel-column-width="10342*"/>
    </style:style>
    <style:style style:name="Tabla389.B" style:family="table-column">
      <style:table-column-properties style:column-width="2.54cm" style:rel-column-width="13321*"/>
    </style:style>
    <style:style style:name="Tabla389.C" style:family="table-column">
      <style:table-column-properties style:column-width="3.923cm" style:rel-column-width="20574*"/>
    </style:style>
    <style:style style:name="Tabla389.D" style:family="table-column">
      <style:table-column-properties style:column-width="4.06cm" style:rel-column-width="21298*"/>
    </style:style>
    <style:style style:name="Tabla3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9.D1" style:family="table-cell">
      <style:table-cell-properties style:vertical-align="middle" fo:padding="0.097cm" fo:border="0.002cm solid #000000"/>
    </style:style>
    <style:style style:name="Tabla3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cm" style:rel-column-width="10333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2cm" style:rel-column-width="21307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368" style:family="table">
      <style:table-properties style:width="12.495cm" fo:margin-left="0cm" fo:margin-right="0.355cm" table:align="margins"/>
    </style:style>
    <style:style style:name="Tabla368.A" style:family="table-column">
      <style:table-column-properties style:column-width="1.974cm" style:rel-column-width="10352*"/>
    </style:style>
    <style:style style:name="Tabla368.B" style:family="table-column">
      <style:table-column-properties style:column-width="2.54cm" style:rel-column-width="13321*"/>
    </style:style>
    <style:style style:name="Tabla368.C" style:family="table-column">
      <style:table-column-properties style:column-width="3.923cm" style:rel-column-width="20574*"/>
    </style:style>
    <style:style style:name="Tabla368.D" style:family="table-column">
      <style:table-column-properties style:column-width="4.059cm" style:rel-column-width="21288*"/>
    </style:style>
    <style:style style:name="Tabla3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8.D1" style:family="table-cell">
      <style:table-cell-properties style:vertical-align="middle" fo:padding="0.097cm" fo:border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3" style:family="table">
      <style:table-properties style:width="12.495cm" fo:margin-left="0cm" fo:margin-right="0.355cm" table:align="margins"/>
    </style:style>
    <style:style style:name="Tabla403.A" style:family="table-column">
      <style:table-column-properties style:column-width="1.974cm" style:rel-column-width="10352*"/>
    </style:style>
    <style:style style:name="Tabla403.B" style:family="table-column">
      <style:table-column-properties style:column-width="2.54cm" style:rel-column-width="13321*"/>
    </style:style>
    <style:style style:name="Tabla403.C" style:family="table-column">
      <style:table-column-properties style:column-width="3.923cm" style:rel-column-width="20574*"/>
    </style:style>
    <style:style style:name="Tabla403.D" style:family="table-column">
      <style:table-column-properties style:column-width="4.059cm" style:rel-column-width="21288*"/>
    </style:style>
    <style:style style:name="Tabla4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3.D1" style:family="table-cell">
      <style:table-cell-properties style:vertical-align="middle" fo:padding="0.097cm" fo:border="0.002cm solid #000000"/>
    </style:style>
    <style:style style:name="Tabla403.2" style:family="table-row">
      <style:table-row-properties style:min-row-height="1.09cm"/>
    </style:style>
    <style:style style:name="Tabla4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3.C2" style:family="table-cell">
      <style:table-cell-properties fo:padding="0.097cm" fo:border-left="0.002cm solid #000000" fo:border-right="none" fo:border-top="none" fo:border-bottom="0.002cm solid #000000"/>
    </style:style>
    <style:style style:name="Tabla4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41" style:family="table">
      <style:table-properties style:width="12.458cm" fo:margin-left="0.046cm" fo:margin-right="0.346cm" table:align="margins"/>
    </style:style>
    <style:style style:name="Tabla441.A" style:family="table-column">
      <style:table-column-properties style:column-width="1.921cm" style:rel-column-width="10104*"/>
    </style:style>
    <style:style style:name="Tabla441.B" style:family="table-column">
      <style:table-column-properties style:column-width="2.485cm" style:rel-column-width="13073*"/>
    </style:style>
    <style:style style:name="Tabla441.C" style:family="table-column">
      <style:table-column-properties style:column-width="3.974cm" style:rel-column-width="20904*"/>
    </style:style>
    <style:style style:name="Tabla441.D" style:family="table-column">
      <style:table-column-properties style:column-width="4.078cm" style:rel-column-width="21454*"/>
    </style:style>
    <style:style style:name="Tabla4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1.D1" style:family="table-cell">
      <style:table-cell-properties style:vertical-align="middle" fo:padding="0.097cm" fo:border="0.002cm solid #000000"/>
    </style:style>
    <style:style style:name="Tabla4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8" style:family="table">
      <style:table-properties style:width="12.518cm" fo:margin-left="0cm" fo:margin-right="0.332cm" table:align="margins"/>
    </style:style>
    <style:style style:name="Tabla408.A" style:family="table-column">
      <style:table-column-properties style:column-width="1.972cm" style:rel-column-width="10323*"/>
    </style:style>
    <style:style style:name="Tabla408.B" style:family="table-column">
      <style:table-column-properties style:column-width="2.494cm" style:rel-column-width="13057*"/>
    </style:style>
    <style:style style:name="Tabla408.C" style:family="table-column">
      <style:table-column-properties style:column-width="3.969cm" style:rel-column-width="20776*"/>
    </style:style>
    <style:style style:name="Tabla408.D" style:family="table-column">
      <style:table-column-properties style:column-width="4.083cm" style:rel-column-width="21379*"/>
    </style:style>
    <style:style style:name="Tabla4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8.D1" style:family="table-cell">
      <style:table-cell-properties fo:padding="0.097cm" fo:border="0.002cm solid #000000"/>
    </style:style>
    <style:style style:name="Tabla4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8.C2" style:family="table-cell">
      <style:table-cell-properties fo:padding="0.097cm" fo:border-left="0.002cm solid #000000" fo:border-right="none" fo:border-top="none" fo:border-bottom="0.002cm solid #000000"/>
    </style:style>
    <style:style style:name="Tabla4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374" style:family="table">
      <style:table-properties style:width="12.495cm" fo:margin-left="0cm" fo:margin-right="0.355cm" table:align="margins"/>
    </style:style>
    <style:style style:name="Tabla374.A" style:family="table-column">
      <style:table-column-properties style:column-width="1.974cm" style:rel-column-width="10352*"/>
    </style:style>
    <style:style style:name="Tabla374.B" style:family="table-column">
      <style:table-column-properties style:column-width="2.54cm" style:rel-column-width="13321*"/>
    </style:style>
    <style:style style:name="Tabla374.C" style:family="table-column">
      <style:table-column-properties style:column-width="3.923cm" style:rel-column-width="20574*"/>
    </style:style>
    <style:style style:name="Tabla374.D" style:family="table-column">
      <style:table-column-properties style:column-width="4.059cm" style:rel-column-width="21288*"/>
    </style:style>
    <style:style style:name="Tabla3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4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3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8" style:family="table">
      <style:table-properties style:width="12.495cm" fo:margin-left="0cm" fo:margin-right="0.355cm" table:align="margins"/>
    </style:style>
    <style:style style:name="Tabla398.A" style:family="table-column">
      <style:table-column-properties style:column-width="1.974cm" style:rel-column-width="10352*"/>
    </style:style>
    <style:style style:name="Tabla398.B" style:family="table-column">
      <style:table-column-properties style:column-width="2.54cm" style:rel-column-width="13321*"/>
    </style:style>
    <style:style style:name="Tabla398.C" style:family="table-column">
      <style:table-column-properties style:column-width="3.923cm" style:rel-column-width="20574*"/>
    </style:style>
    <style:style style:name="Tabla398.D" style:family="table-column">
      <style:table-column-properties style:column-width="4.059cm" style:rel-column-width="21288*"/>
    </style:style>
    <style:style style:name="Tabla3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8.D1" style:family="table-cell">
      <style:table-cell-properties style:vertical-align="middle" fo:padding="0.097cm" fo:border="0.002cm solid #000000"/>
    </style:style>
    <style:style style:name="Tabla3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8.C2" style:family="table-cell">
      <style:table-cell-properties fo:padding="0.097cm" fo:border-left="0.002cm solid #000000" fo:border-right="none" fo:border-top="none" fo:border-bottom="0.002cm solid #000000"/>
    </style:style>
    <style:style style:name="Tabla3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9" style:family="table">
      <style:table-properties style:width="12.564cm" fo:margin-left="0cm" fo:margin-right="0.286cm" table:align="margins"/>
    </style:style>
    <style:style style:name="Tabla439.A" style:family="table-column">
      <style:table-column-properties style:column-width="1.972cm" style:rel-column-width="10286*"/>
    </style:style>
    <style:style style:name="Tabla439.B" style:family="table-column">
      <style:table-column-properties style:column-width="2.494cm" style:rel-column-width="13009*"/>
    </style:style>
    <style:style style:name="Tabla439.C" style:family="table-column">
      <style:table-column-properties style:column-width="3.948cm" style:rel-column-width="20590*"/>
    </style:style>
    <style:style style:name="Tabla439.D" style:family="table-column">
      <style:table-column-properties style:column-width="4.15cm" style:rel-column-width="21650*"/>
    </style:style>
    <style:style style:name="Tabla4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9.D1" style:family="table-cell">
      <style:table-cell-properties style:vertical-align="middle" fo:padding="0.097cm" fo:border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406" style:family="table">
      <style:table-properties style:width="12.518cm" fo:margin-left="0cm" fo:margin-right="0.332cm" table:align="margins"/>
    </style:style>
    <style:style style:name="Tabla406.A" style:family="table-column">
      <style:table-column-properties style:column-width="1.972cm" style:rel-column-width="10323*"/>
    </style:style>
    <style:style style:name="Tabla406.B" style:family="table-column">
      <style:table-column-properties style:column-width="2.494cm" style:rel-column-width="13057*"/>
    </style:style>
    <style:style style:name="Tabla406.C" style:family="table-column">
      <style:table-column-properties style:column-width="3.969cm" style:rel-column-width="20776*"/>
    </style:style>
    <style:style style:name="Tabla406.D" style:family="table-column">
      <style:table-column-properties style:column-width="4.083cm" style:rel-column-width="21379*"/>
    </style:style>
    <style:style style:name="Tabla4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6.D1" style:family="table-cell">
      <style:table-cell-properties fo:padding="0.097cm" fo:border="0.002cm solid #000000"/>
    </style:style>
    <style:style style:name="Tabla393" style:family="table">
      <style:table-properties style:width="12.518cm" fo:margin-left="0cm" fo:margin-right="0.332cm" table:align="margins"/>
    </style:style>
    <style:style style:name="Tabla393.A" style:family="table-column">
      <style:table-column-properties style:column-width="1.972cm" style:rel-column-width="10323*"/>
    </style:style>
    <style:style style:name="Tabla393.B" style:family="table-column">
      <style:table-column-properties style:column-width="2.494cm" style:rel-column-width="13057*"/>
    </style:style>
    <style:style style:name="Tabla393.C" style:family="table-column">
      <style:table-column-properties style:column-width="3.969cm" style:rel-column-width="20776*"/>
    </style:style>
    <style:style style:name="Tabla393.D" style:family="table-column">
      <style:table-column-properties style:column-width="4.083cm" style:rel-column-width="21379*"/>
    </style:style>
    <style:style style:name="Tabla3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3.D1" style:family="table-cell">
      <style:table-cell-properties fo:padding="0.097cm" fo:border="0.002cm solid #000000"/>
    </style:style>
    <style:style style:name="Tabla3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3.C2" style:family="table-cell">
      <style:table-cell-properties fo:padding="0.097cm" fo:border-left="0.002cm solid #000000" fo:border-right="none" fo:border-top="none" fo:border-bottom="0.002cm solid #000000"/>
    </style:style>
    <style:style style:name="Tabla3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.C3" style:family="table-cell">
      <style:table-cell-properties fo:padding="0.097cm" fo:border-left="0.002cm solid #000000" fo:border-right="none" fo:border-top="none" fo:border-bottom="0.002cm solid #000000"/>
    </style:style>
    <style:style style:name="Tabla424" style:family="table">
      <style:table-properties style:width="12.495cm" fo:margin-left="0cm" fo:margin-right="0.355cm" table:align="margins"/>
    </style:style>
    <style:style style:name="Tabla424.A" style:family="table-column">
      <style:table-column-properties style:column-width="1.974cm" style:rel-column-width="10352*"/>
    </style:style>
    <style:style style:name="Tabla424.B" style:family="table-column">
      <style:table-column-properties style:column-width="2.54cm" style:rel-column-width="13321*"/>
    </style:style>
    <style:style style:name="Tabla424.C" style:family="table-column">
      <style:table-column-properties style:column-width="3.923cm" style:rel-column-width="20574*"/>
    </style:style>
    <style:style style:name="Tabla424.D" style:family="table-column">
      <style:table-column-properties style:column-width="4.059cm" style:rel-column-width="21288*"/>
    </style:style>
    <style:style style:name="Tabla4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4.D1" style:family="table-cell">
      <style:table-cell-properties style:vertical-align="middle" fo:padding="0.097cm" fo:border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1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1" style:family="table">
      <style:table-properties style:width="12.495cm" fo:margin-left="0cm" fo:margin-right="0.355cm" table:align="margins"/>
    </style:style>
    <style:style style:name="Tabla401.A" style:family="table-column">
      <style:table-column-properties style:column-width="1.974cm" style:rel-column-width="10352*"/>
    </style:style>
    <style:style style:name="Tabla401.B" style:family="table-column">
      <style:table-column-properties style:column-width="2.54cm" style:rel-column-width="13321*"/>
    </style:style>
    <style:style style:name="Tabla401.C" style:family="table-column">
      <style:table-column-properties style:column-width="3.923cm" style:rel-column-width="20574*"/>
    </style:style>
    <style:style style:name="Tabla401.D" style:family="table-column">
      <style:table-column-properties style:column-width="4.059cm" style:rel-column-width="21288*"/>
    </style:style>
    <style:style style:name="Tabla4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1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7" style:family="table">
      <style:table-properties style:width="12.495cm" fo:margin-left="0cm" fo:margin-right="0.355cm" table:align="margins"/>
    </style:style>
    <style:style style:name="Tabla437.A" style:family="table-column">
      <style:table-column-properties style:column-width="1.974cm" style:rel-column-width="10352*"/>
    </style:style>
    <style:style style:name="Tabla437.B" style:family="table-column">
      <style:table-column-properties style:column-width="2.54cm" style:rel-column-width="13321*"/>
    </style:style>
    <style:style style:name="Tabla437.C" style:family="table-column">
      <style:table-column-properties style:column-width="3.923cm" style:rel-column-width="20574*"/>
    </style:style>
    <style:style style:name="Tabla437.D" style:family="table-column">
      <style:table-column-properties style:column-width="4.059cm" style:rel-column-width="21288*"/>
    </style:style>
    <style:style style:name="Tabla4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7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1" style:family="table">
      <style:table-properties style:width="12.495cm" fo:margin-left="0cm" fo:margin-right="0.355cm" table:align="margins"/>
    </style:style>
    <style:style style:name="Tabla391.A" style:family="table-column">
      <style:table-column-properties style:column-width="1.974cm" style:rel-column-width="10352*"/>
    </style:style>
    <style:style style:name="Tabla391.B" style:family="table-column">
      <style:table-column-properties style:column-width="2.54cm" style:rel-column-width="13321*"/>
    </style:style>
    <style:style style:name="Tabla391.C" style:family="table-column">
      <style:table-column-properties style:column-width="3.923cm" style:rel-column-width="20574*"/>
    </style:style>
    <style:style style:name="Tabla391.D" style:family="table-column">
      <style:table-column-properties style:column-width="4.059cm" style:rel-column-width="21288*"/>
    </style:style>
    <style:style style:name="Tabla3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1.D1" style:family="table-cell">
      <style:table-cell-properties style:vertical-align="middle" fo:padding="0.097cm" fo:border="0.002cm solid #000000"/>
    </style:style>
    <style:style style:name="Tabla3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377" style:family="table">
      <style:table-properties style:width="12.495cm" fo:margin-left="0cm" fo:margin-right="0.355cm" table:align="margins"/>
    </style:style>
    <style:style style:name="Tabla377.A" style:family="table-column">
      <style:table-column-properties style:column-width="1.974cm" style:rel-column-width="10352*"/>
    </style:style>
    <style:style style:name="Tabla377.B" style:family="table-column">
      <style:table-column-properties style:column-width="2.54cm" style:rel-column-width="13321*"/>
    </style:style>
    <style:style style:name="Tabla377.C" style:family="table-column">
      <style:table-column-properties style:column-width="3.923cm" style:rel-column-width="20574*"/>
    </style:style>
    <style:style style:name="Tabla377.D" style:family="table-column">
      <style:table-column-properties style:column-width="4.059cm" style:rel-column-width="21288*"/>
    </style:style>
    <style:style style:name="Tabla3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7.D1" style:family="table-cell">
      <style:table-cell-properties style:vertical-align="middle" fo:padding="0.097cm" fo:border="0.002cm solid #000000"/>
    </style:style>
    <style:style style:name="Tabla370" style:family="table">
      <style:table-properties style:width="12.495cm" fo:margin-left="0cm" fo:margin-right="0.355cm" table:align="margins"/>
    </style:style>
    <style:style style:name="Tabla370.A" style:family="table-column">
      <style:table-column-properties style:column-width="1.974cm" style:rel-column-width="10352*"/>
    </style:style>
    <style:style style:name="Tabla370.B" style:family="table-column">
      <style:table-column-properties style:column-width="2.54cm" style:rel-column-width="13321*"/>
    </style:style>
    <style:style style:name="Tabla370.C" style:family="table-column">
      <style:table-column-properties style:column-width="3.923cm" style:rel-column-width="20574*"/>
    </style:style>
    <style:style style:name="Tabla370.D" style:family="table-column">
      <style:table-column-properties style:column-width="4.059cm" style:rel-column-width="21288*"/>
    </style:style>
    <style:style style:name="Tabla3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0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5" style:family="table">
      <style:table-properties style:width="12.495cm" fo:margin-left="0cm" fo:margin-right="0.355cm" table:align="margins"/>
    </style:style>
    <style:style style:name="Tabla405.A" style:family="table-column">
      <style:table-column-properties style:column-width="1.974cm" style:rel-column-width="10352*"/>
    </style:style>
    <style:style style:name="Tabla405.B" style:family="table-column">
      <style:table-column-properties style:column-width="2.54cm" style:rel-column-width="13321*"/>
    </style:style>
    <style:style style:name="Tabla405.C" style:family="table-column">
      <style:table-column-properties style:column-width="3.923cm" style:rel-column-width="20574*"/>
    </style:style>
    <style:style style:name="Tabla405.D" style:family="table-column">
      <style:table-column-properties style:column-width="4.059cm" style:rel-column-width="21288*"/>
    </style:style>
    <style:style style:name="Tabla4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5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433" style:family="table">
      <style:table-properties style:width="12.495cm" fo:margin-left="0cm" fo:margin-right="0.355cm" table:align="margins"/>
    </style:style>
    <style:style style:name="Tabla433.A" style:family="table-column">
      <style:table-column-properties style:column-width="1.974cm" style:rel-column-width="10352*"/>
    </style:style>
    <style:style style:name="Tabla433.B" style:family="table-column">
      <style:table-column-properties style:column-width="2.54cm" style:rel-column-width="13321*"/>
    </style:style>
    <style:style style:name="Tabla433.C" style:family="table-column">
      <style:table-column-properties style:column-width="3.923cm" style:rel-column-width="20574*"/>
    </style:style>
    <style:style style:name="Tabla433.D" style:family="table-column">
      <style:table-column-properties style:column-width="4.059cm" style:rel-column-width="21288*"/>
    </style:style>
    <style:style style:name="Tabla4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3.D1" style:family="table-cell">
      <style:table-cell-properties style:vertical-align="middle" fo:padding="0.097cm" fo:border="0.002cm solid #000000"/>
    </style:style>
    <style:style style:name="Tabla373" style:family="table">
      <style:table-properties style:width="12.495cm" fo:margin-left="0cm" fo:margin-right="0.355cm" table:align="margins"/>
    </style:style>
    <style:style style:name="Tabla373.A" style:family="table-column">
      <style:table-column-properties style:column-width="1.974cm" style:rel-column-width="10352*"/>
    </style:style>
    <style:style style:name="Tabla373.B" style:family="table-column">
      <style:table-column-properties style:column-width="2.54cm" style:rel-column-width="13321*"/>
    </style:style>
    <style:style style:name="Tabla373.C" style:family="table-column">
      <style:table-column-properties style:column-width="3.923cm" style:rel-column-width="20574*"/>
    </style:style>
    <style:style style:name="Tabla373.D" style:family="table-column">
      <style:table-column-properties style:column-width="4.059cm" style:rel-column-width="21288*"/>
    </style:style>
    <style:style style:name="Tabla3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3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5.C3" style:family="table-cell">
      <style:table-cell-properties fo:padding="0.097cm" fo:border-left="0.002cm solid #000000" fo:border-right="none" fo:border-top="none" fo:border-bottom="0.002cm solid #000000"/>
    </style:style>
    <style:style style:name="Tabla5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C2" style:family="table-cell">
      <style:table-cell-properties fo:padding="0.097cm" fo:border-left="0.002cm solid #000000" fo:border-right="none" fo:border-top="none" fo:border-bottom="0.002cm solid #000000"/>
    </style:style>
    <style:style style:name="Tabla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3" style:family="table-cell">
      <style:table-cell-properties fo:padding="0.097cm" fo:border-left="0.002cm solid #000000" fo:border-right="none" fo:border-top="none" fo:border-bottom="0.002cm solid #000000"/>
    </style:style>
    <style:style style:name="Tabla5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90" style:family="table">
      <style:table-properties style:width="12.495cm" fo:margin-left="0cm" fo:margin-right="0.355cm" table:align="margins"/>
    </style:style>
    <style:style style:name="Tabla90.A" style:family="table-column">
      <style:table-column-properties style:column-width="1.974cm" style:rel-column-width="10352*"/>
    </style:style>
    <style:style style:name="Tabla90.B" style:family="table-column">
      <style:table-column-properties style:column-width="2.54cm" style:rel-column-width="13321*"/>
    </style:style>
    <style:style style:name="Tabla90.C" style:family="table-column">
      <style:table-column-properties style:column-width="3.923cm" style:rel-column-width="20574*"/>
    </style:style>
    <style:style style:name="Tabla90.D" style:family="table-column">
      <style:table-column-properties style:column-width="4.059cm" style:rel-column-width="21288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4" style:family="table">
      <style:table-properties style:width="12.495cm" fo:margin-left="0cm" fo:margin-right="0.355cm" table:align="margins"/>
    </style:style>
    <style:style style:name="Tabla434.A" style:family="table-column">
      <style:table-column-properties style:column-width="1.974cm" style:rel-column-width="10352*"/>
    </style:style>
    <style:style style:name="Tabla434.B" style:family="table-column">
      <style:table-column-properties style:column-width="2.54cm" style:rel-column-width="13321*"/>
    </style:style>
    <style:style style:name="Tabla434.C" style:family="table-column">
      <style:table-column-properties style:column-width="3.923cm" style:rel-column-width="20574*"/>
    </style:style>
    <style:style style:name="Tabla434.D" style:family="table-column">
      <style:table-column-properties style:column-width="4.059cm" style:rel-column-width="21288*"/>
    </style:style>
    <style:style style:name="Tabla4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4.D1" style:family="table-cell">
      <style:table-cell-properties style:vertical-align="middle" fo:padding="0.097cm" fo:border="0.002cm solid #000000"/>
    </style:style>
    <style:style style:name="Tabla4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6" style:family="table">
      <style:table-properties style:width="12.495cm" fo:margin-left="0cm" fo:margin-right="0.355cm" table:align="margins"/>
    </style:style>
    <style:style style:name="Tabla376.A" style:family="table-column">
      <style:table-column-properties style:column-width="1.974cm" style:rel-column-width="10352*"/>
    </style:style>
    <style:style style:name="Tabla376.B" style:family="table-column">
      <style:table-column-properties style:column-width="2.54cm" style:rel-column-width="13321*"/>
    </style:style>
    <style:style style:name="Tabla376.C" style:family="table-column">
      <style:table-column-properties style:column-width="3.923cm" style:rel-column-width="20574*"/>
    </style:style>
    <style:style style:name="Tabla376.D" style:family="table-column">
      <style:table-column-properties style:column-width="4.059cm" style:rel-column-width="21288*"/>
    </style:style>
    <style:style style:name="Tabla3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6.D1" style:family="table-cell">
      <style:table-cell-properties style:vertical-align="middle" fo:padding="0.097cm" fo:border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2cm" style:rel-column-width="10342*"/>
    </style:style>
    <style:style style:name="Tabla355.B" style:family="table-column">
      <style:table-column-properties style:column-width="2.54cm" style:rel-column-width="13322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6cm" style:rel-column-width="21297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2cm" style:rel-column-width="1034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6cm" style:rel-column-width="2129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5" style:family="table">
      <style:table-properties style:width="12.495cm" fo:margin-left="0cm" fo:margin-right="0.355cm" table:align="margins"/>
    </style:style>
    <style:style style:name="Tabla425.A" style:family="table-column">
      <style:table-column-properties style:column-width="1.974cm" style:rel-column-width="10352*"/>
    </style:style>
    <style:style style:name="Tabla425.B" style:family="table-column">
      <style:table-column-properties style:column-width="2.54cm" style:rel-column-width="13321*"/>
    </style:style>
    <style:style style:name="Tabla425.C" style:family="table-column">
      <style:table-column-properties style:column-width="3.923cm" style:rel-column-width="20574*"/>
    </style:style>
    <style:style style:name="Tabla425.D" style:family="table-column">
      <style:table-column-properties style:column-width="4.059cm" style:rel-column-width="21288*"/>
    </style:style>
    <style:style style:name="Tabla4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5.D1" style:family="table-cell">
      <style:table-cell-properties style:vertical-align="middle" fo:padding="0.097cm" fo:border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.D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6" style:family="table">
      <style:table-properties style:width="12.495cm" fo:margin-left="0cm" fo:margin-right="0.355cm" table:align="margins"/>
    </style:style>
    <style:style style:name="Tabla396.A" style:family="table-column">
      <style:table-column-properties style:column-width="1.974cm" style:rel-column-width="10352*"/>
    </style:style>
    <style:style style:name="Tabla396.B" style:family="table-column">
      <style:table-column-properties style:column-width="2.54cm" style:rel-column-width="13321*"/>
    </style:style>
    <style:style style:name="Tabla396.C" style:family="table-column">
      <style:table-column-properties style:column-width="3.923cm" style:rel-column-width="20574*"/>
    </style:style>
    <style:style style:name="Tabla396.D" style:family="table-column">
      <style:table-column-properties style:column-width="4.059cm" style:rel-column-width="21288*"/>
    </style:style>
    <style:style style:name="Tabla3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6.D1" style:family="table-cell">
      <style:table-cell-properties style:vertical-align="middle" fo:padding="0.097cm" fo:border="0.002cm solid #000000"/>
    </style:style>
    <style:style style:name="Tabla3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0" style:family="table">
      <style:table-properties style:width="12.518cm" fo:margin-left="0cm" fo:margin-right="0.332cm" table:align="margins"/>
    </style:style>
    <style:style style:name="Tabla380.A" style:family="table-column">
      <style:table-column-properties style:column-width="1.972cm" style:rel-column-width="10323*"/>
    </style:style>
    <style:style style:name="Tabla380.B" style:family="table-column">
      <style:table-column-properties style:column-width="2.494cm" style:rel-column-width="13057*"/>
    </style:style>
    <style:style style:name="Tabla380.C" style:family="table-column">
      <style:table-column-properties style:column-width="3.969cm" style:rel-column-width="20776*"/>
    </style:style>
    <style:style style:name="Tabla380.D" style:family="table-column">
      <style:table-column-properties style:column-width="4.083cm" style:rel-column-width="21379*"/>
    </style:style>
    <style:style style:name="Tabla3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0.D1" style:family="table-cell">
      <style:table-cell-properties fo:padding="0.097cm" fo:border="0.002cm solid #000000"/>
    </style:style>
    <style:style style:name="Tabla3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5" style:family="table">
      <style:table-properties style:width="12.495cm" fo:margin-left="0cm" fo:margin-right="0.355cm" table:align="margins"/>
    </style:style>
    <style:style style:name="Tabla415.A" style:family="table-column">
      <style:table-column-properties style:column-width="1.974cm" style:rel-column-width="10352*"/>
    </style:style>
    <style:style style:name="Tabla415.B" style:family="table-column">
      <style:table-column-properties style:column-width="2.54cm" style:rel-column-width="13321*"/>
    </style:style>
    <style:style style:name="Tabla415.C" style:family="table-column">
      <style:table-column-properties style:column-width="3.923cm" style:rel-column-width="20574*"/>
    </style:style>
    <style:style style:name="Tabla415.D" style:family="table-column">
      <style:table-column-properties style:column-width="4.059cm" style:rel-column-width="21288*"/>
    </style:style>
    <style:style style:name="Tabla4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5.D1" style:family="table-cell">
      <style:table-cell-properties style:vertical-align="middle" fo:padding="0.097cm" fo:border="0.002cm solid #000000"/>
    </style:style>
    <style:style style:name="Tabla4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5" style:family="table">
      <style:table-properties style:width="12.495cm" fo:margin-left="0cm" fo:margin-right="0.355cm" table:align="margins"/>
    </style:style>
    <style:style style:name="Tabla395.A" style:family="table-column">
      <style:table-column-properties style:column-width="1.974cm" style:rel-column-width="10352*"/>
    </style:style>
    <style:style style:name="Tabla395.B" style:family="table-column">
      <style:table-column-properties style:column-width="2.54cm" style:rel-column-width="13321*"/>
    </style:style>
    <style:style style:name="Tabla395.C" style:family="table-column">
      <style:table-column-properties style:column-width="3.923cm" style:rel-column-width="20574*"/>
    </style:style>
    <style:style style:name="Tabla395.D" style:family="table-column">
      <style:table-column-properties style:column-width="4.059cm" style:rel-column-width="21288*"/>
    </style:style>
    <style:style style:name="Tabla3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5.D1" style:family="table-cell">
      <style:table-cell-properties style:vertical-align="middle" fo:padding="0.097cm" fo:border="0.002cm solid #000000"/>
    </style:style>
    <style:style style:name="Tabla3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1" style:family="table">
      <style:table-properties style:width="12.518cm" fo:margin-left="0cm" fo:margin-right="0.332cm" table:align="margins"/>
    </style:style>
    <style:style style:name="Tabla431.A" style:family="table-column">
      <style:table-column-properties style:column-width="1.972cm" style:rel-column-width="10323*"/>
    </style:style>
    <style:style style:name="Tabla431.B" style:family="table-column">
      <style:table-column-properties style:column-width="2.494cm" style:rel-column-width="13057*"/>
    </style:style>
    <style:style style:name="Tabla431.C" style:family="table-column">
      <style:table-column-properties style:column-width="3.969cm" style:rel-column-width="20776*"/>
    </style:style>
    <style:style style:name="Tabla431.D" style:family="table-column">
      <style:table-column-properties style:column-width="4.083cm" style:rel-column-width="21379*"/>
    </style:style>
    <style:style style:name="Tabla4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1.D1" style:family="table-cell">
      <style:table-cell-properties fo:padding="0.097cm" fo:border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4cm" style:rel-column-width="1035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59cm" style:rel-column-width="2128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2cm" style:rel-column-width="1034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6cm" style:rel-column-width="2129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0" style:family="table">
      <style:table-properties style:width="12.472cm" fo:margin-left="0cm" fo:margin-right="0.377cm" table:align="margins"/>
    </style:style>
    <style:style style:name="Tabla410.A" style:family="table-column">
      <style:table-column-properties style:column-width="1.974cm" style:rel-column-width="10371*"/>
    </style:style>
    <style:style style:name="Tabla410.B" style:family="table-column">
      <style:table-column-properties style:column-width="2.494cm" style:rel-column-width="13105*"/>
    </style:style>
    <style:style style:name="Tabla410.C" style:family="table-column">
      <style:table-column-properties style:column-width="3.969cm" style:rel-column-width="20853*"/>
    </style:style>
    <style:style style:name="Tabla410.D" style:family="table-column">
      <style:table-column-properties style:column-width="4.036cm" style:rel-column-width="21206*"/>
    </style:style>
    <style:style style:name="Tabla4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0.D1" style:family="table-cell">
      <style:table-cell-properties style:vertical-align="middle" fo:padding="0.097cm" fo:border="0.002cm solid #000000"/>
    </style:style>
    <style:style style:name="Tabla89" style:family="table">
      <style:table-properties style:width="12.495cm" fo:margin-left="0cm" fo:margin-right="0.355cm" table:align="margins"/>
    </style:style>
    <style:style style:name="Tabla89.A" style:family="table-column">
      <style:table-column-properties style:column-width="1.974cm" style:rel-column-width="10352*"/>
    </style:style>
    <style:style style:name="Tabla89.B" style:family="table-column">
      <style:table-column-properties style:column-width="2.54cm" style:rel-column-width="13321*"/>
    </style:style>
    <style:style style:name="Tabla89.C" style:family="table-column">
      <style:table-column-properties style:column-width="3.923cm" style:rel-column-width="20574*"/>
    </style:style>
    <style:style style:name="Tabla89.D" style:family="table-column">
      <style:table-column-properties style:column-width="4.059cm" style:rel-column-width="21288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style:vertical-align="middle" fo:padding="0.097cm" fo:border="0.002cm solid #000000"/>
    </style:style>
    <style:style style:name="Tabla8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9.C3" style:family="table-cell">
      <style:table-cell-properties fo:padding="0.097cm" fo:border-left="0.002cm solid #000000" fo:border-right="none" fo:border-top="none" fo:border-bottom="0.002cm solid #000000"/>
    </style:style>
    <style:style style:name="Tabla89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0.C3" style:family="table-cell">
      <style:table-cell-properties fo:padding="0.097cm" fo:border-left="0.002cm solid #000000" fo:border-right="none" fo:border-top="none" fo:border-bottom="0.002cm solid #000000"/>
    </style:style>
    <style:style style:name="Tabla32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3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6.C2" style:family="table-cell">
      <style:table-cell-properties fo:padding="0.097cm" fo:border-left="0.002cm solid #000000" fo:border-right="none" fo:border-top="none" fo:border-bottom="0.002cm solid #000000"/>
    </style:style>
    <style:style style:name="Tabla3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0" style:family="table">
      <style:table-properties style:width="12.495cm" fo:margin-left="0cm" fo:margin-right="0.355cm" table:align="margins"/>
    </style:style>
    <style:style style:name="Tabla420.A" style:family="table-column">
      <style:table-column-properties style:column-width="1.974cm" style:rel-column-width="10352*"/>
    </style:style>
    <style:style style:name="Tabla420.B" style:family="table-column">
      <style:table-column-properties style:column-width="2.54cm" style:rel-column-width="13321*"/>
    </style:style>
    <style:style style:name="Tabla420.C" style:family="table-column">
      <style:table-column-properties style:column-width="3.923cm" style:rel-column-width="20574*"/>
    </style:style>
    <style:style style:name="Tabla420.D" style:family="table-column">
      <style:table-column-properties style:column-width="4.059cm" style:rel-column-width="21288*"/>
    </style:style>
    <style:style style:name="Tabla4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0.D1" style:family="table-cell">
      <style:table-cell-properties style:vertical-align="middle" fo:padding="0.097cm" fo:border="0.002cm solid #000000"/>
    </style:style>
    <style:style style:name="Tabla4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0.C2" style:family="table-cell">
      <style:table-cell-properties fo:padding="0.097cm" fo:border-left="0.002cm solid #000000" fo:border-right="none" fo:border-top="none" fo:border-bottom="0.002cm solid #000000"/>
    </style:style>
    <style:style style:name="Tabla4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1" style:family="table-row">
      <style:table-row-properties style:min-row-height="0.522cm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2" style:family="table-row">
      <style:table-row-properties style:min-row-height="0.261cm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fo:padding="0.097cm" fo:border-left="0.002cm solid #000000" fo:border-right="none" fo:border-top="none" fo:border-bottom="0.002cm solid #000000"/>
    </style:style>
    <style:style style:name="Tabla3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6" style:family="table">
      <style:table-properties style:width="12.495cm" fo:margin-left="0cm" fo:margin-right="0.355cm" table:align="margins"/>
    </style:style>
    <style:style style:name="Tabla416.A" style:family="table-column">
      <style:table-column-properties style:column-width="1.974cm" style:rel-column-width="10352*"/>
    </style:style>
    <style:style style:name="Tabla416.B" style:family="table-column">
      <style:table-column-properties style:column-width="2.54cm" style:rel-column-width="13321*"/>
    </style:style>
    <style:style style:name="Tabla416.C" style:family="table-column">
      <style:table-column-properties style:column-width="3.923cm" style:rel-column-width="20574*"/>
    </style:style>
    <style:style style:name="Tabla416.D" style:family="table-column">
      <style:table-column-properties style:column-width="4.059cm" style:rel-column-width="21288*"/>
    </style:style>
    <style:style style:name="Tabla4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6.D1" style:family="table-cell">
      <style:table-cell-properties style:vertical-align="middle" fo:padding="0.097cm" fo:border="0.002cm solid #000000"/>
    </style:style>
    <style:style style:name="Tabla4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4cm" style:rel-column-width="1035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59cm" style:rel-column-width="21288*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2cm" style:rel-column-width="1034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6cm" style:rel-column-width="21298*"/>
    </style:style>
    <style:style style:name="Tabla300.1" style:family="table-row">
      <style:table-row-properties style:min-row-height="1.198cm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2cm" style:rel-column-width="1034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6cm" style:rel-column-width="21298*"/>
    </style:style>
    <style:style style:name="Tabla299.1" style:family="table-row">
      <style:table-row-properties style:min-row-height="1.198cm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0" style:family="table">
      <style:table-properties style:width="12.495cm" table:align="left"/>
    </style:style>
    <style:style style:name="Tabla430.A" style:family="table-column">
      <style:table-column-properties style:column-width="1.974cm"/>
    </style:style>
    <style:style style:name="Tabla430.B" style:family="table-column">
      <style:table-column-properties style:column-width="2.54cm"/>
    </style:style>
    <style:style style:name="Tabla430.C" style:family="table-column">
      <style:table-column-properties style:column-width="3.923cm"/>
    </style:style>
    <style:style style:name="Tabla430.D" style:family="table-column">
      <style:table-column-properties style:column-width="4.059cm"/>
    </style:style>
    <style:style style:name="Tabla4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0.D1" style:family="table-cell">
      <style:table-cell-properties style:vertical-align="middle" fo:padding="0.097cm" fo:border="0.002cm solid #000000"/>
    </style:style>
    <style:style style:name="Tabla4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4cm" style:rel-column-width="1035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59cm" style:rel-column-width="2128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432" style:family="table">
      <style:table-properties style:width="12.495cm" fo:margin-left="0cm" fo:margin-right="0.355cm" table:align="margins"/>
    </style:style>
    <style:style style:name="Tabla432.A" style:family="table-column">
      <style:table-column-properties style:column-width="1.974cm" style:rel-column-width="10352*"/>
    </style:style>
    <style:style style:name="Tabla432.B" style:family="table-column">
      <style:table-column-properties style:column-width="2.54cm" style:rel-column-width="13321*"/>
    </style:style>
    <style:style style:name="Tabla432.C" style:family="table-column">
      <style:table-column-properties style:column-width="3.923cm" style:rel-column-width="20574*"/>
    </style:style>
    <style:style style:name="Tabla432.D" style:family="table-column">
      <style:table-column-properties style:column-width="4.059cm" style:rel-column-width="21288*"/>
    </style:style>
    <style:style style:name="Tabla4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2.D1" style:family="table-cell">
      <style:table-cell-properties style:vertical-align="middle" fo:padding="0.097cm" fo:border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382" style:family="table">
      <style:table-properties style:width="12.495cm" fo:margin-left="0cm" fo:margin-right="0.355cm" table:align="margins"/>
    </style:style>
    <style:style style:name="Tabla382.A" style:family="table-column">
      <style:table-column-properties style:column-width="1.972cm" style:rel-column-width="10342*"/>
    </style:style>
    <style:style style:name="Tabla382.B" style:family="table-column">
      <style:table-column-properties style:column-width="2.54cm" style:rel-column-width="13321*"/>
    </style:style>
    <style:style style:name="Tabla382.C" style:family="table-column">
      <style:table-column-properties style:column-width="3.923cm" style:rel-column-width="20574*"/>
    </style:style>
    <style:style style:name="Tabla382.D" style:family="table-column">
      <style:table-column-properties style:column-width="4.06cm" style:rel-column-width="21298*"/>
    </style:style>
    <style:style style:name="Tabla3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2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4cm" style:rel-column-width="10352*"/>
    </style:style>
    <style:style style:name="Tabla136.B" style:family="table-column">
      <style:table-column-properties style:column-width="2.54cm" style:rel-column-width="13321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59cm" style:rel-column-width="21288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8" style:family="table">
      <style:table-properties style:width="12.495cm" fo:margin-left="0cm" fo:margin-right="0.355cm" table:align="margins"/>
    </style:style>
    <style:style style:name="Tabla418.A" style:family="table-column">
      <style:table-column-properties style:column-width="1.974cm" style:rel-column-width="10352*"/>
    </style:style>
    <style:style style:name="Tabla418.B" style:family="table-column">
      <style:table-column-properties style:column-width="2.54cm" style:rel-column-width="13321*"/>
    </style:style>
    <style:style style:name="Tabla418.C" style:family="table-column">
      <style:table-column-properties style:column-width="3.923cm" style:rel-column-width="20574*"/>
    </style:style>
    <style:style style:name="Tabla418.D" style:family="table-column">
      <style:table-column-properties style:column-width="4.059cm" style:rel-column-width="21288*"/>
    </style:style>
    <style:style style:name="Tabla4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8.D1" style:family="table-cell">
      <style:table-cell-properties style:vertical-align="middle" fo:padding="0.097cm" fo:border="0.002cm solid #000000"/>
    </style:style>
    <style:style style:name="Tabla422" style:family="table">
      <style:table-properties style:width="12.495cm" fo:margin-left="0cm" fo:margin-right="0.355cm" table:align="margins"/>
    </style:style>
    <style:style style:name="Tabla422.A" style:family="table-column">
      <style:table-column-properties style:column-width="1.974cm" style:rel-column-width="10352*"/>
    </style:style>
    <style:style style:name="Tabla422.B" style:family="table-column">
      <style:table-column-properties style:column-width="2.54cm" style:rel-column-width="13321*"/>
    </style:style>
    <style:style style:name="Tabla422.C" style:family="table-column">
      <style:table-column-properties style:column-width="3.923cm" style:rel-column-width="20574*"/>
    </style:style>
    <style:style style:name="Tabla422.D" style:family="table-column">
      <style:table-column-properties style:column-width="4.059cm" style:rel-column-width="21288*"/>
    </style:style>
    <style:style style:name="Tabla4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2.D1" style:family="table-cell">
      <style:table-cell-properties style:vertical-align="middle" fo:padding="0.097cm" fo:border="0.002cm solid #000000"/>
    </style:style>
    <style:style style:name="Tabla4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2cm" style:rel-column-width="1034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6cm" style:rel-column-width="2129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0" style:family="table">
      <style:table-properties style:width="12.495cm" fo:margin-left="0cm" fo:margin-right="0.355cm" table:align="margins"/>
    </style:style>
    <style:style style:name="Tabla400.A" style:family="table-column">
      <style:table-column-properties style:column-width="1.974cm" style:rel-column-width="10352*"/>
    </style:style>
    <style:style style:name="Tabla400.B" style:family="table-column">
      <style:table-column-properties style:column-width="2.54cm" style:rel-column-width="13321*"/>
    </style:style>
    <style:style style:name="Tabla400.C" style:family="table-column">
      <style:table-column-properties style:column-width="3.923cm" style:rel-column-width="20574*"/>
    </style:style>
    <style:style style:name="Tabla400.D" style:family="table-column">
      <style:table-column-properties style:column-width="4.059cm" style:rel-column-width="21288*"/>
    </style:style>
    <style:style style:name="Tabla4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0.D1" style:family="table-cell">
      <style:table-cell-properties style:vertical-align="middle" fo:padding="0.097cm" fo:border="0.002cm solid #000000"/>
    </style:style>
    <style:style style:name="Tabla390" style:family="table">
      <style:table-properties style:width="12.495cm" fo:margin-left="0cm" fo:margin-right="0.355cm" table:align="margins"/>
    </style:style>
    <style:style style:name="Tabla390.A" style:family="table-column">
      <style:table-column-properties style:column-width="1.974cm" style:rel-column-width="10352*"/>
    </style:style>
    <style:style style:name="Tabla390.B" style:family="table-column">
      <style:table-column-properties style:column-width="2.54cm" style:rel-column-width="13321*"/>
    </style:style>
    <style:style style:name="Tabla390.C" style:family="table-column">
      <style:table-column-properties style:column-width="3.923cm" style:rel-column-width="20574*"/>
    </style:style>
    <style:style style:name="Tabla390.D" style:family="table-column">
      <style:table-column-properties style:column-width="4.059cm" style:rel-column-width="21288*"/>
    </style:style>
    <style:style style:name="Tabla3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0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4cm" style:rel-column-width="1035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59cm" style:rel-column-width="2128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4cm" style:rel-column-width="1035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59cm" style:rel-column-width="2128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2cm" style:rel-column-width="1034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6cm" style:rel-column-width="2129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C2" style:family="table-cell">
      <style:table-cell-properties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74cm" style:rel-column-width="10352*"/>
    </style:style>
    <style:style style:name="Tabla190.B" style:family="table-column">
      <style:table-column-properties style:column-width="2.54cm" style:rel-column-width="13321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59cm" style:rel-column-width="21288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88" style:family="table">
      <style:table-properties style:width="12.472cm" fo:margin-left="0cm" fo:margin-right="0.377cm" table:align="margins"/>
    </style:style>
    <style:style style:name="Tabla388.A" style:family="table-column">
      <style:table-column-properties style:column-width="1.974cm" style:rel-column-width="10371*"/>
    </style:style>
    <style:style style:name="Tabla388.B" style:family="table-column">
      <style:table-column-properties style:column-width="2.494cm" style:rel-column-width="13105*"/>
    </style:style>
    <style:style style:name="Tabla388.C" style:family="table-column">
      <style:table-column-properties style:column-width="3.969cm" style:rel-column-width="20853*"/>
    </style:style>
    <style:style style:name="Tabla388.D" style:family="table-column">
      <style:table-column-properties style:column-width="4.036cm" style:rel-column-width="21206*"/>
    </style:style>
    <style:style style:name="Tabla3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8.D1" style:family="table-cell">
      <style:table-cell-properties fo:padding="0.097cm" fo:border="0.002cm solid #000000"/>
    </style:style>
    <style:style style:name="Tabla3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8.C2" style:family="table-cell">
      <style:table-cell-properties fo:padding="0.097cm" fo:border-left="0.002cm solid #000000" fo:border-right="none" fo:border-top="none" fo:border-bottom="0.002cm solid #000000"/>
    </style:style>
    <style:style style:name="Tabla3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180" style:family="table">
      <style:table-properties style:width="12.472cm" fo:margin-left="0cm" fo:margin-right="0.377cm" table:align="margins"/>
    </style:style>
    <style:style style:name="Tabla180.A" style:family="table-column">
      <style:table-column-properties style:column-width="1.972cm" style:rel-column-width="10361*"/>
    </style:style>
    <style:style style:name="Tabla180.B" style:family="table-column">
      <style:table-column-properties style:column-width="2.494cm" style:rel-column-width="13105*"/>
    </style:style>
    <style:style style:name="Tabla180.C" style:family="table-column">
      <style:table-column-properties style:column-width="3.969cm" style:rel-column-width="20853*"/>
    </style:style>
    <style:style style:name="Tabla180.D" style:family="table-column">
      <style:table-column-properties style:column-width="4.038cm" style:rel-column-width="21216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fo:padding="0.097cm" fo:border="0.002cm solid #000000"/>
    </style:style>
    <style:style style:name="Tabla1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C2" style:family="table-cell">
      <style:table-cell-properties fo:padding="0.097cm" fo:border-left="0.002cm solid #000000" fo:border-right="none" fo:border-top="none" fo:border-bottom="0.002cm solid #000000"/>
    </style:style>
    <style:style style:name="Tabla1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413" style:family="table">
      <style:table-properties style:width="12.495cm" fo:margin-left="0cm" fo:margin-right="0.355cm" table:align="margins"/>
    </style:style>
    <style:style style:name="Tabla413.A" style:family="table-column">
      <style:table-column-properties style:column-width="1.974cm" style:rel-column-width="10352*"/>
    </style:style>
    <style:style style:name="Tabla413.B" style:family="table-column">
      <style:table-column-properties style:column-width="2.54cm" style:rel-column-width="13321*"/>
    </style:style>
    <style:style style:name="Tabla413.C" style:family="table-column">
      <style:table-column-properties style:column-width="3.923cm" style:rel-column-width="20574*"/>
    </style:style>
    <style:style style:name="Tabla413.D" style:family="table-column">
      <style:table-column-properties style:column-width="4.059cm" style:rel-column-width="21288*"/>
    </style:style>
    <style:style style:name="Tabla4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3.D1" style:family="table-cell">
      <style:table-cell-properties style:vertical-align="middle" fo:padding="0.097cm" fo:border="0.002cm solid #000000"/>
    </style:style>
    <style:style style:name="Tabla4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3.C2" style:family="table-cell">
      <style:table-cell-properties fo:padding="0.097cm" fo:border-left="0.002cm solid #000000" fo:border-right="none" fo:border-top="none" fo:border-bottom="0.002cm solid #000000"/>
    </style:style>
    <style:style style:name="Tabla4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1" style:family="table">
      <style:table-properties style:width="12.495cm" fo:margin-left="0cm" fo:margin-right="0.355cm" table:align="margins"/>
    </style:style>
    <style:style style:name="Tabla411.A" style:family="table-column">
      <style:table-column-properties style:column-width="1.953cm" style:rel-column-width="10241*"/>
    </style:style>
    <style:style style:name="Tabla411.B" style:family="table-column">
      <style:table-column-properties style:column-width="2.559cm" style:rel-column-width="13423*"/>
    </style:style>
    <style:style style:name="Tabla411.C" style:family="table-column">
      <style:table-column-properties style:column-width="3.923cm" style:rel-column-width="20574*"/>
    </style:style>
    <style:style style:name="Tabla411.D" style:family="table-column">
      <style:table-column-properties style:column-width="4.06cm" style:rel-column-width="21297*"/>
    </style:style>
    <style:style style:name="Tabla4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1.D1" style:family="table-cell">
      <style:table-cell-properties style:vertical-align="middle" fo:padding="0.097cm" fo:border="0.002cm solid #000000"/>
    </style:style>
    <style:style style:name="Tabla4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1.C2" style:family="table-cell">
      <style:table-cell-properties fo:padding="0.097cm" fo:border-left="0.002cm solid #000000" fo:border-right="none" fo:border-top="none" fo:border-bottom="0.002cm solid #000000"/>
    </style:style>
    <style:style style:name="Tabla4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8" style:family="table">
      <style:table-properties style:width="12.495cm" fo:margin-left="0cm" fo:margin-right="0.355cm" table:align="margins"/>
    </style:style>
    <style:style style:name="Tabla378.A" style:family="table-column">
      <style:table-column-properties style:column-width="1.974cm" style:rel-column-width="10352*"/>
    </style:style>
    <style:style style:name="Tabla378.B" style:family="table-column">
      <style:table-column-properties style:column-width="2.54cm" style:rel-column-width="13321*"/>
    </style:style>
    <style:style style:name="Tabla378.C" style:family="table-column">
      <style:table-column-properties style:column-width="3.923cm" style:rel-column-width="20574*"/>
    </style:style>
    <style:style style:name="Tabla378.D" style:family="table-column">
      <style:table-column-properties style:column-width="4.059cm" style:rel-column-width="21288*"/>
    </style:style>
    <style:style style:name="Tabla3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8.D1" style:family="table-cell">
      <style:table-cell-properties style:vertical-align="middle" fo:padding="0.097cm" fo:border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4cm" style:rel-column-width="10371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6cm" style:rel-column-width="21206*"/>
    </style:style>
    <style:style style:name="Tabla2.1" style:family="table-row">
      <style:table-row-properties style:min-row-height="0.522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.3" style:family="table-row">
      <style:table-row-properties style:min-row-height="1.044cm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72cm" fo:margin-left="0cm" fo:margin-right="0.377cm" table:align="margins"/>
    </style:style>
    <style:style style:name="Tabla185.A" style:family="table-column">
      <style:table-column-properties style:column-width="1.97cm" style:rel-column-width="10352*"/>
    </style:style>
    <style:style style:name="Tabla185.B" style:family="table-column">
      <style:table-column-properties style:column-width="2.494cm" style:rel-column-width="13105*"/>
    </style:style>
    <style:style style:name="Tabla185.C" style:family="table-column">
      <style:table-column-properties style:column-width="3.969cm" style:rel-column-width="20853*"/>
    </style:style>
    <style:style style:name="Tabla185.D" style:family="table-column">
      <style:table-column-properties style:column-width="4.039cm" style:rel-column-width="21225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7.C3" style:family="table-cell">
      <style:table-cell-properties fo:padding="0.097cm" fo:border-left="0.002cm solid #000000" fo:border-right="none" fo:border-top="none" fo:border-bottom="0.002cm solid #000000"/>
    </style:style>
    <style:style style:name="Tabla25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6" style:family="table">
      <style:table-properties style:width="12.495cm" fo:margin-left="0cm" fo:margin-right="0.355cm" table:align="margins"/>
    </style:style>
    <style:style style:name="Tabla366.A" style:family="table-column">
      <style:table-column-properties style:column-width="1.974cm" style:rel-column-width="10352*"/>
    </style:style>
    <style:style style:name="Tabla366.B" style:family="table-column">
      <style:table-column-properties style:column-width="2.54cm" style:rel-column-width="13321*"/>
    </style:style>
    <style:style style:name="Tabla366.C" style:family="table-column">
      <style:table-column-properties style:column-width="3.923cm" style:rel-column-width="20574*"/>
    </style:style>
    <style:style style:name="Tabla366.D" style:family="table-column">
      <style:table-column-properties style:column-width="4.059cm" style:rel-column-width="21288*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style:vertical-align="middle" fo:padding="0.097cm" fo:border="0.002cm solid #000000"/>
    </style:style>
    <style:style style:name="Tabla3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7" style:family="table">
      <style:table-properties style:width="12.495cm" fo:margin-left="0cm" fo:margin-right="0.355cm" table:align="margins"/>
    </style:style>
    <style:style style:name="Tabla107.A" style:family="table-column">
      <style:table-column-properties style:column-width="1.972cm" style:rel-column-width="10342*"/>
    </style:style>
    <style:style style:name="Tabla107.B" style:family="table-column">
      <style:table-column-properties style:column-width="2.54cm" style:rel-column-width="13321*"/>
    </style:style>
    <style:style style:name="Tabla107.C" style:family="table-column">
      <style:table-column-properties style:column-width="3.923cm" style:rel-column-width="20574*"/>
    </style:style>
    <style:style style:name="Tabla107.D" style:family="table-column">
      <style:table-column-properties style:column-width="4.06cm" style:rel-column-width="21298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style:vertical-align="middle" fo:padding="0.097cm" fo:border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" style:family="table">
      <style:table-properties style:width="12.472cm" fo:margin-left="0cm" fo:margin-right="0.377cm" table:align="margins"/>
    </style:style>
    <style:style style:name="Tabla189.A" style:family="table-column">
      <style:table-column-properties style:column-width="1.974cm" style:rel-column-width="10371*"/>
    </style:style>
    <style:style style:name="Tabla189.B" style:family="table-column">
      <style:table-column-properties style:column-width="2.494cm" style:rel-column-width="13105*"/>
    </style:style>
    <style:style style:name="Tabla189.C" style:family="table-column">
      <style:table-column-properties style:column-width="3.969cm" style:rel-column-width="20853*"/>
    </style:style>
    <style:style style:name="Tabla189.D" style:family="table-column">
      <style:table-column-properties style:column-width="4.036cm" style:rel-column-width="21206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9.C3" style:family="table-cell">
      <style:table-cell-properties fo:padding="0.097cm" fo:border-left="0.002cm solid #000000" fo:border-right="none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4cm" style:rel-column-width="1035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59cm" style:rel-column-width="2128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4cm" style:rel-column-width="1035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59cm" style:rel-column-width="21288*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3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1.C2" style:family="table-cell">
      <style:table-cell-properties fo:padding="0.097cm" fo:border-left="0.002cm solid #000000" fo:border-right="none" fo:border-top="none" fo:border-bottom="0.002cm solid #000000"/>
    </style:style>
    <style:style style:name="Tabla3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8" style:family="table">
      <style:table-properties style:width="12.495cm" fo:margin-left="0cm" fo:margin-right="0.355cm" table:align="margins"/>
    </style:style>
    <style:style style:name="Tabla428.A" style:family="table-column">
      <style:table-column-properties style:column-width="1.974cm" style:rel-column-width="10352*"/>
    </style:style>
    <style:style style:name="Tabla428.B" style:family="table-column">
      <style:table-column-properties style:column-width="2.54cm" style:rel-column-width="13321*"/>
    </style:style>
    <style:style style:name="Tabla428.C" style:family="table-column">
      <style:table-column-properties style:column-width="3.923cm" style:rel-column-width="20574*"/>
    </style:style>
    <style:style style:name="Tabla428.D" style:family="table-column">
      <style:table-column-properties style:column-width="4.059cm" style:rel-column-width="21288*"/>
    </style:style>
    <style:style style:name="Tabla4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8.D1" style:family="table-cell">
      <style:table-cell-properties style:vertical-align="middle" fo:padding="0.097cm" fo:border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2cm" style:rel-column-width="1034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6cm" style:rel-column-width="2129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4" style:family="table">
      <style:table-properties style:width="12.472cm" fo:margin-left="0cm" fo:margin-right="0.377cm" table:align="margins"/>
    </style:style>
    <style:style style:name="Tabla404.A" style:family="table-column">
      <style:table-column-properties style:column-width="1.974cm" style:rel-column-width="10371*"/>
    </style:style>
    <style:style style:name="Tabla404.B" style:family="table-column">
      <style:table-column-properties style:column-width="2.494cm" style:rel-column-width="13105*"/>
    </style:style>
    <style:style style:name="Tabla404.C" style:family="table-column">
      <style:table-column-properties style:column-width="3.969cm" style:rel-column-width="20853*"/>
    </style:style>
    <style:style style:name="Tabla404.D" style:family="table-column">
      <style:table-column-properties style:column-width="4.036cm" style:rel-column-width="21206*"/>
    </style:style>
    <style:style style:name="Tabla4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4.D1" style:family="table-cell">
      <style:table-cell-properties style:vertical-align="middle" fo:padding="0.097cm" fo:border="0.002cm solid #000000"/>
    </style:style>
    <style:style style:name="Tabla4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84" style:family="table">
      <style:table-properties style:width="12.495cm" fo:margin-left="0cm" fo:margin-right="0.355cm" table:align="margins"/>
    </style:style>
    <style:style style:name="Tabla384.A" style:family="table-column">
      <style:table-column-properties style:column-width="1.974cm" style:rel-column-width="10352*"/>
    </style:style>
    <style:style style:name="Tabla384.B" style:family="table-column">
      <style:table-column-properties style:column-width="2.54cm" style:rel-column-width="13321*"/>
    </style:style>
    <style:style style:name="Tabla384.C" style:family="table-column">
      <style:table-column-properties style:column-width="3.923cm" style:rel-column-width="20574*"/>
    </style:style>
    <style:style style:name="Tabla384.D" style:family="table-column">
      <style:table-column-properties style:column-width="4.059cm" style:rel-column-width="21288*"/>
    </style:style>
    <style:style style:name="Tabla3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4.D1" style:family="table-cell">
      <style:table-cell-properties style:vertical-align="middle" fo:padding="0.097cm" fo:border="0.002cm solid #000000"/>
    </style:style>
    <style:style style:name="Tabla3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2.D1" style:family="table-cell">
      <style:table-cell-properties style:vertical-align="middle" fo:padding="0.097cm" fo:border="0.002cm solid #000000"/>
    </style:style>
    <style:style style:name="Tabla3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2.C2" style:family="table-cell">
      <style:table-cell-properties fo:padding="0.097cm" fo:border-left="0.002cm solid #000000" fo:border-right="none" fo:border-top="none" fo:border-bottom="0.002cm solid #000000"/>
    </style:style>
    <style:style style:name="Tabla3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9.D1" style:family="table-cell">
      <style:table-cell-properties style:vertical-align="middle" fo:padding="0.097cm" fo:border="0.002cm solid #000000"/>
    </style:style>
    <style:style style:name="Tabla3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87" style:family="table">
      <style:table-properties style:width="12.472cm" fo:margin-left="0cm" fo:margin-right="0.377cm" table:align="margins"/>
    </style:style>
    <style:style style:name="Tabla387.A" style:family="table-column">
      <style:table-column-properties style:column-width="1.974cm" style:rel-column-width="10371*"/>
    </style:style>
    <style:style style:name="Tabla387.B" style:family="table-column">
      <style:table-column-properties style:column-width="2.494cm" style:rel-column-width="13105*"/>
    </style:style>
    <style:style style:name="Tabla387.C" style:family="table-column">
      <style:table-column-properties style:column-width="3.969cm" style:rel-column-width="20853*"/>
    </style:style>
    <style:style style:name="Tabla387.D" style:family="table-column">
      <style:table-column-properties style:column-width="4.036cm" style:rel-column-width="21206*"/>
    </style:style>
    <style:style style:name="Tabla3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7.D1" style:family="table-cell">
      <style:table-cell-properties fo:padding="0.097cm" fo:border="0.002cm solid #000000"/>
    </style:style>
    <style:style style:name="Tabla3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7.C2" style:family="table-cell">
      <style:table-cell-properties fo:padding="0.097cm" fo:border-left="0.002cm solid #000000" fo:border-right="none" fo:border-top="none" fo:border-bottom="0.002cm solid #000000"/>
    </style:style>
    <style:style style:name="Tabla3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2" style:family="table">
      <style:table-properties style:width="12.495cm" fo:margin-left="0cm" fo:margin-right="0.355cm" table:align="margins"/>
    </style:style>
    <style:style style:name="Tabla412.A" style:family="table-column">
      <style:table-column-properties style:column-width="1.974cm" style:rel-column-width="10352*"/>
    </style:style>
    <style:style style:name="Tabla412.B" style:family="table-column">
      <style:table-column-properties style:column-width="2.54cm" style:rel-column-width="13321*"/>
    </style:style>
    <style:style style:name="Tabla412.C" style:family="table-column">
      <style:table-column-properties style:column-width="3.923cm" style:rel-column-width="20574*"/>
    </style:style>
    <style:style style:name="Tabla412.D" style:family="table-column">
      <style:table-column-properties style:column-width="4.059cm" style:rel-column-width="21288*"/>
    </style:style>
    <style:style style:name="Tabla4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2.D1" style:family="table-cell">
      <style:table-cell-properties style:vertical-align="middle" fo:padding="0.097cm" fo:border="0.002cm solid #000000"/>
    </style:style>
    <style:style style:name="Tabla421" style:family="table">
      <style:table-properties style:width="12.495cm" fo:margin-left="0cm" fo:margin-right="0.355cm" table:align="margins"/>
    </style:style>
    <style:style style:name="Tabla421.A" style:family="table-column">
      <style:table-column-properties style:column-width="1.974cm" style:rel-column-width="10352*"/>
    </style:style>
    <style:style style:name="Tabla421.B" style:family="table-column">
      <style:table-column-properties style:column-width="2.54cm" style:rel-column-width="13321*"/>
    </style:style>
    <style:style style:name="Tabla421.C" style:family="table-column">
      <style:table-column-properties style:column-width="3.923cm" style:rel-column-width="20574*"/>
    </style:style>
    <style:style style:name="Tabla421.D" style:family="table-column">
      <style:table-column-properties style:column-width="4.059cm" style:rel-column-width="21288*"/>
    </style:style>
    <style:style style:name="Tabla4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1.D1" style:family="table-cell">
      <style:table-cell-properties style:vertical-align="middle" fo:padding="0.097cm" fo:border="0.002cm solid #000000"/>
    </style:style>
    <style:style style:name="Tabla4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1.C2" style:family="table-cell">
      <style:table-cell-properties fo:padding="0.097cm" fo:border-left="0.002cm solid #000000" fo:border-right="none" fo:border-top="none" fo:border-bottom="0.002cm solid #000000"/>
    </style:style>
    <style:style style:name="Tabla4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1" style:family="table">
      <style:table-properties style:width="12.495cm" fo:margin-left="0cm" fo:margin-right="0.355cm" table:align="margins"/>
    </style:style>
    <style:style style:name="Tabla371.A" style:family="table-column">
      <style:table-column-properties style:column-width="1.974cm" style:rel-column-width="10352*"/>
    </style:style>
    <style:style style:name="Tabla371.B" style:family="table-column">
      <style:table-column-properties style:column-width="2.54cm" style:rel-column-width="13321*"/>
    </style:style>
    <style:style style:name="Tabla371.C" style:family="table-column">
      <style:table-column-properties style:column-width="3.923cm" style:rel-column-width="20574*"/>
    </style:style>
    <style:style style:name="Tabla371.D" style:family="table-column">
      <style:table-column-properties style:column-width="4.059cm" style:rel-column-width="21288*"/>
    </style:style>
    <style:style style:name="Tabla3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1.D1" style:family="table-cell">
      <style:table-cell-properties style:vertical-align="middle" fo:padding="0.097cm" fo:border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4cm" style:rel-column-width="1035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59cm" style:rel-column-width="2128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2cm" style:rel-column-width="1034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6cm" style:rel-column-width="2129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7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2.C3" style:family="table-cell">
      <style:table-cell-properties fo:padding="0.097cm" fo:border-left="0.002cm solid #000000" fo:border-right="none" fo:border-top="none" fo:border-bottom="0.002cm solid #000000"/>
    </style:style>
    <style:style style:name="Tabla27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2cm" style:rel-column-width="1034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6cm" style:rel-column-width="2129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10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2" style:family="paragraph" style:parent-style-name="Standard">
      <style:paragraph-properties fo:line-height="5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13" style:family="paragraph" style:parent-style-name="Standard">
      <style:paragraph-properties fo:line-height="5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4" style:family="paragraph" style:parent-style-name="Standard">
      <style:paragraph-properties fo:line-height="5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5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26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28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9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1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2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line-height="50%"/>
      <style:text-properties style:font-name="Arial" fo:font-style="normal" style:font-name-asian="Arial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5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7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38" style:family="paragraph" style:parent-style-name="Standard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39" style:family="paragraph" style:parent-style-name="Standard"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44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5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line-height="5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48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50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55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line-height="50%"/>
    </style:style>
    <style:style style:name="P58" style:family="paragraph" style:parent-style-name="Standard">
      <style:paragraph-properties fo:line-height="50%" fo:text-align="center" style:justify-single-word="false"/>
    </style:style>
    <style:style style:name="P59" style:family="paragraph" style:parent-style-name="Standard">
      <style:paragraph-properties fo:line-height="50%" fo:text-align="start" style:justify-single-word="false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2" style:family="paragraph" style:parent-style-name="Standard">
      <style:text-properties fo:font-size="10pt" style:font-name-asian="Arial" style:font-size-asian="10pt" style:font-size-complex="10pt"/>
    </style:style>
    <style:style style:name="P63" style:family="paragraph" style:parent-style-name="Standard">
      <style:text-properties fo:font-size="10pt" style:font-name-asian="Hiragino Maru Gothic Pro" style:font-size-asian="10pt" style:font-size-complex="10pt"/>
    </style:style>
    <style:style style:name="P64" style:family="paragraph" style:parent-style-name="Standard">
      <style:paragraph-properties fo:text-align="center" style:justify-single-word="false"/>
    </style:style>
    <style:style style:name="P6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line-height="5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68" style:family="paragraph" style:parent-style-name="Standard">
      <style:paragraph-properties fo:line-height="50%" fo:text-align="end" style:justify-single-word="false"/>
      <style:text-properties style:font-name="STKaiti" fo:font-size="13pt" style:font-name-asian="STKaiti" style:font-size-asian="13pt" style:font-size-complex="13pt"/>
    </style:style>
    <style:style style:name="P69" style:family="paragraph" style:parent-style-name="Standard">
      <style:paragraph-properties fo:line-height="5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70" style:family="paragraph" style:parent-style-name="Standard">
      <style:paragraph-properties fo:line-height="50%" fo:text-align="end" style:justify-single-word="false"/>
      <style:text-properties style:font-name="STKaiti" fo:font-size="24pt" style:font-name-asian="STKaiti" style:font-size-asian="24pt" style:font-size-complex="24pt"/>
    </style:style>
    <style:style style:name="P71" style:family="paragraph" style:parent-style-name="Standard">
      <style:text-properties fo:font-size="11pt" style:font-name-asian="Hiragino Maru Gothic Pro" style:font-size-asian="11pt" style:font-size-complex="11pt"/>
    </style:style>
    <style:style style:name="P72" style:family="paragraph" style:parent-style-name="Standard">
      <style:text-properties style:font-name="Hiragino Maru Gothic Pro" fo:font-size="11pt" style:font-name-asian="Hiragino Maru Gothic Pro" style:font-size-asian="11pt" style:font-size-complex="11pt"/>
    </style:style>
    <style:style style:name="P73" style:family="paragraph" style:parent-style-name="Standard">
      <style:paragraph-properties fo:line-height="5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74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77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78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79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80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81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83" style:family="paragraph" style:parent-style-name="Table_20_Contents">
      <style:paragraph-properties fo:line-height="5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84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85" style:family="paragraph" style:parent-style-name="Table_20_Contents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86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87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88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89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90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91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2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95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96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97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98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99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00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01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0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03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09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11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12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13" style:family="paragraph" style:parent-style-name="Table_20_Contents">
      <style:paragraph-properties fo:line-height="5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14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17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22" style:family="paragraph" style:parent-style-name="Table_20_Contents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23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24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25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26" style:family="paragraph" style:parent-style-name="Table_20_Contents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27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31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32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3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34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35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0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41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2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4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44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45" style:family="paragraph" style:parent-style-name="Table_20_Contents">
      <style:paragraph-properties fo:line-height="5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6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47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48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49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0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51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52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53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54" style:family="paragraph" style:parent-style-name="Table_20_Contents">
      <style:paragraph-properties fo:line-height="5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55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56" style:family="paragraph" style:parent-style-name="Table_20_Contents">
      <style:paragraph-properties fo:line-height="50%" fo:text-align="start" style:justify-single-word="false"/>
      <style:text-properties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P157" style:family="paragraph" style:parent-style-name="Table_20_Contents">
      <style:paragraph-properties fo:line-height="50%"/>
    </style:style>
    <style:style style:name="P158" style:family="paragraph" style:parent-style-name="Table_20_Contents">
      <style:paragraph-properties fo:line-height="50%" fo:text-align="center" style:justify-single-word="false"/>
    </style:style>
    <style:style style:name="P159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0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61" style:family="paragraph" style:parent-style-name="Table_20_Contents">
      <style:paragraph-properties fo:line-height="5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162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63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64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65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66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67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168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69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0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1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73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4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75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76" style:family="paragraph" style:parent-style-name="Text_20_body">
      <style:paragraph-properties fo:line-height="50%" fo:text-align="center" style:justify-single-word="false"/>
    </style:style>
    <style:style style:name="P177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78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179" style:family="paragraph" style:parent-style-name="Text_20_body">
      <style:paragraph-properties fo:line-height="5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80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1" style:family="paragraph" style:parent-style-name="Standard">
      <style:paragraph-properties fo:break-before="page"/>
    </style:style>
    <style:style style:name="P18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83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4" style:family="paragraph" style:parent-style-name="Standard">
      <style:paragraph-properties fo:break-before="page"/>
      <style:text-properties style:font-name="Arial"/>
    </style:style>
    <style:style style:name="P185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86" style:family="paragraph" style:parent-style-name="Standard">
      <style:paragraph-properties fo:line-height="5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margin-left="-0.007cm" fo:margin-right="0.131cm" fo:line-height="5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188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89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0pt" style:font-name-asian="Arial" style:font-size-asian="10pt" style:font-size-complex="10pt"/>
    </style:style>
    <style:style style:name="P190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91" style:family="paragraph" style:parent-style-name="Standard">
      <style:text-properties style:font-name="Arial" fo:font-size="10pt" style:font-name-asian="Arial" style:font-size-asian="10pt" style:font-size-complex="10pt"/>
    </style:style>
    <style:style style:name="P192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93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194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95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96" style:family="paragraph" style:parent-style-name="Standard" style:list-style-name="L13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97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98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9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0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201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02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03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04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05" style:family="paragraph" style:parent-style-name="Standard">
      <style:text-properties style:use-window-font-color="true" style:font-name="Arial" fo:font-size="10pt" style:font-name-asian="Arial" style:font-size-asian="10pt" style:font-size-complex="10pt"/>
    </style:style>
    <style:style style:name="P206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207" style:family="paragraph" style:parent-style-name="Standard" style:list-style-name="L3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8" style:family="paragraph" style:parent-style-name="Standard" style:list-style-name="L4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9" style:family="paragraph" style:parent-style-name="Standard" style:list-style-name="L5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0" style:family="paragraph" style:parent-style-name="Standard" style:list-style-name="L6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1" style:family="paragraph" style:parent-style-name="Standard" style:list-style-name="L7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2" style:family="paragraph" style:parent-style-name="Standard" style:list-style-name="L8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3" style:family="paragraph" style:parent-style-name="Standard" style:list-style-name="L9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4" style:family="paragraph" style:parent-style-name="Standard" style:list-style-name="L10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5" style:family="paragraph" style:parent-style-name="Standard" style:list-style-name="L11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6" style:family="paragraph" style:parent-style-name="Standard" style:list-style-name="L12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17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8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9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0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1" style:family="paragraph" style:parent-style-name="Standard">
      <style:text-properties fo:font-size="10pt" style:font-size-asian="10pt" style:font-size-complex="10pt"/>
    </style:style>
    <style:style style:name="P222" style:family="paragraph" style:parent-style-name="Standard">
      <style:text-properties fo:font-size="10pt" style:font-name-asian="Hiragino Maru Gothic Pro" style:font-size-asian="10pt" style:font-size-complex="10pt"/>
    </style:style>
    <style:style style:name="P223" style:family="paragraph" style:parent-style-name="Standard">
      <style:paragraph-properties fo:line-height="50%"/>
    </style:style>
    <style:style style:name="P224" style:family="paragraph" style:parent-style-name="Standard">
      <style:paragraph-properties fo:line-height="50%" fo:text-align="center" style:justify-single-word="false"/>
    </style:style>
    <style:style style:name="P225" style:family="paragraph" style:parent-style-name="Standard">
      <style:paragraph-properties fo:text-align="center" style:justify-single-word="false"/>
    </style:style>
    <style:style style:name="P226" style:family="paragraph" style:parent-style-name="Standard"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7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8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9" style:family="paragraph" style:parent-style-name="Standard">
      <style:text-properties style:font-name="Arial"/>
    </style:style>
    <style:style style:name="P230" style:family="paragraph" style:parent-style-name="Standard">
      <style:text-properties style:font-name="Arial" fo:font-weight="bold" style:font-weight-asian="bold" style:font-weight-complex="bold"/>
    </style:style>
    <style:style style:name="P23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32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233" style:family="paragraph" style:parent-style-name="Standard">
      <style:paragraph-properties fo:line-height="5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234" style:family="paragraph" style:parent-style-name="Standard"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5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36" style:family="paragraph" style:parent-style-name="Standard">
      <style:paragraph-properties fo:line-height="50%"/>
      <style:text-properties fo:font-weight="bold" style:font-weight-asian="bold" style:font-weight-complex="bold"/>
    </style:style>
    <style:style style:name="P237" style:family="paragraph" style:parent-style-name="Standard">
      <style:paragraph-properties fo:line-height="50%" fo:text-align="center" style:justify-single-word="false"/>
      <style:text-properties fo:font-weight="bold" style:font-weight-asian="bold" style:font-weight-complex="bold"/>
    </style:style>
    <style:style style:name="P238" style:family="paragraph" style:parent-style-name="Standard" style:list-style-name="L13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9" style:family="paragraph" style:parent-style-name="Standard">
      <style:paragraph-properties fo:break-before="page"/>
      <style:text-properties style:font-name="Arial"/>
    </style:style>
    <style:style style:name="P240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241" style:family="paragraph" style:parent-style-name="Standard">
      <style:paragraph-properties fo:break-before="page"/>
      <style:text-properties style:font-name="Arial" fo:font-size="10pt" style:font-name-asian="Arial" style:font-size-asian="10pt" style:font-size-complex="10pt"/>
    </style:style>
    <style:style style:name="P242" style:family="paragraph" style:parent-style-name="Standard">
      <style:paragraph-properties fo:line-height="50%" fo:break-before="page"/>
    </style:style>
    <style:style style:name="P243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4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245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4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247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8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49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50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5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52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253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254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255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56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57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258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259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60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61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62" style:family="paragraph" style:parent-style-name="Table_20_Contents">
      <style:paragraph-properties fo:line-height="50%"/>
    </style:style>
    <style:style style:name="P263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4" style:family="paragraph" style:parent-style-name="Table_20_Contents">
      <style:paragraph-properties fo:line-height="50%"/>
      <style:text-properties fo:color="#0099ff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265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7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8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26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70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71" style:family="paragraph" style:parent-style-name="Table_20_Contents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text-underline-style="none"/>
    </style:style>
    <style:style style:name="T20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1" style:family="text">
      <style:text-properties style:use-window-font-color="true" style:font-name="ArialMT" style:font-name-complex="ArialMT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4" style:family="text">
      <style:text-properties style:use-window-font-color="true" style:font-name-asian="Hiragino Maru Gothic Pro"/>
    </style:style>
    <style:style style:name="T25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6" style:family="text">
      <style:text-properties style:use-window-font-color="true" style:font-name="Arial" style:font-name-asian="Arial"/>
    </style:style>
    <style:style style:name="T27" style:family="text">
      <style:text-properties style:use-window-font-color="true" style:font-name="Arial" style:font-name-asian="Arial" style:font-name-complex="ArialMT"/>
    </style:style>
    <style:style style:name="T28" style:family="text">
      <style:text-properties style:use-window-font-color="true" style:font-name="Arial" fo:background-color="transparent" style:font-name-asian="Arial"/>
    </style:style>
    <style:style style:name="T29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ff0000"/>
    </style:style>
    <style:style style:name="T32" style:family="text">
      <style:text-properties fo:color="#ff0000" style:font-name="Arial" style:font-name-asian="Arial"/>
    </style:style>
    <style:style style:name="T33" style:family="text">
      <style:text-properties fo:color="#000000"/>
    </style:style>
    <style:style style:name="T34" style:family="text">
      <style:text-properties fo:color="#000000" fo:font-weight="normal" style:font-weight-asian="normal" style:font-weight-complex="normal"/>
    </style:style>
    <style:style style:name="T3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color="#000000" fo:font-style="italic" style:font-style-asian="italic" style:font-style-complex="italic"/>
    </style:style>
    <style:style style:name="T3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color="#000000" fo:font-style="normal" style:font-style-asian="normal" style:font-style-complex="normal"/>
    </style:style>
    <style:style style:name="T39" style:family="text">
      <style:text-properties fo:color="#000000" fo:font-size="12pt" style:font-name-asian="Hiragino Maru Gothic Pro" style:font-size-asian="12pt" style:font-size-complex="12pt"/>
    </style:style>
    <style:style style:name="T40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1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2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6" style:family="text">
      <style:text-properties fo:color="#000000" fo:font-size="10pt" style:font-name-asian="Arial" style:font-size-asian="10pt" style:font-size-complex="10pt"/>
    </style:style>
    <style:style style:name="T47" style:family="text">
      <style:text-properties fo:color="#000000" fo:font-size="10pt" style:font-size-asian="10pt" style:font-size-complex="10pt"/>
    </style:style>
    <style:style style:name="T48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49" style:family="text">
      <style:text-properties fo:color="#000000" style:font-name="Arial" fo:font-weight="normal" style:font-name-asian="Arial" style:font-weight-asian="normal" style:font-weight-complex="normal"/>
    </style:style>
    <style:style style:name="T50" style:family="text">
      <style:text-properties fo:color="#000000" style:font-name="Arial" style:font-name-asian="Arial"/>
    </style:style>
    <style:style style:name="T51" style:family="text">
      <style:text-properties fo:color="#800000"/>
    </style:style>
    <style:style style:name="T52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3" style:family="text">
      <style:text-properties fo:color="#808080" fo:font-weight="bold" style:font-weight-asian="bold" style:font-weight-complex="bold"/>
    </style:style>
    <style:style style:name="T54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5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56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57" style:family="text">
      <style:text-properties fo:color="#808080" style:font-name="Arial" fo:font-weight="bold" style:font-name-asian="Arial" style:font-weight-asian="bold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text-underline-style="none"/>
    </style:style>
    <style:style style:name="T60" style:family="text">
      <style:text-properties fo:font-size="12pt" style:font-name-asian="Hiragino Maru Gothic Pro" style:font-size-asian="12pt" style:font-size-complex="12pt"/>
    </style:style>
    <style:style style:name="T61" style:family="text">
      <style:text-properties fo:font-size="12pt" style:font-name-asian="Hiragino Maru Gothic Pro" style:font-size-asian="12pt" style:font-name-complex="HiraKakuProN-W3" style:font-size-complex="12pt"/>
    </style:style>
    <style:style style:name="T62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3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4" style:family="text">
      <style:text-properties style:font-name="Arial" fo:font-size="10pt" style:font-name-asian="Arial" style:font-size-asian="10pt" style:font-size-complex="10pt"/>
    </style:style>
    <style:style style:name="T65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6" style:family="text">
      <style:text-properties style:font-name="Arial" fo:font-size="12pt" style:font-name-asian="Hiragino Maru Gothic Pro" style:font-size-asian="12pt" style:font-size-complex="12pt"/>
    </style:style>
    <style:style style:name="T67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68" style:family="text">
      <style:text-properties style:font-name="Arial" style:font-name-asian="Arial"/>
    </style:style>
    <style:style style:name="T69" style:family="text">
      <style:text-properties style:font-name="Arial" style:font-name-asian="Arial" style:font-name-complex="Arial2"/>
    </style:style>
    <style:style style:name="T70" style:family="text">
      <style:text-properties style:font-name="Arial" fo:font-style="italic" style:font-name-asian="Arial" style:font-style-asian="italic" style:font-style-complex="italic"/>
    </style:style>
    <style:style style:name="T71" style:family="text">
      <style:text-properties style:font-name="Arial" fo:font-style="normal" style:font-name-asian="Arial" style:font-style-asian="normal" style:font-style-complex="normal"/>
    </style:style>
    <style:style style:name="T72" style:family="text">
      <style:text-properties style:font-name="Arial" fo:font-style="normal" style:font-name-asian="Hiragino Maru Gothic Pro" style:font-style-asian="normal" style:font-style-complex="normal"/>
    </style:style>
    <style:style style:name="T73" style:family="text">
      <style:text-properties style:font-name="Arial" style:text-underline-style="none" style:font-name-asian="Arial"/>
    </style:style>
    <style:style style:name="T74" style:family="text">
      <style:text-properties style:font-name="Hiragino Maru Gothic Pro"/>
    </style:style>
    <style:style style:name="T75" style:family="text">
      <style:text-properties style:font-name="Hiragino Maru Gothic Pro" style:font-name-asian="Hiragino Maru Gothic Pro"/>
    </style:style>
    <style:style style:name="T76" style:family="text">
      <style:text-properties style:font-name="Hiragino Maru Gothic Pro" fo:font-size="12pt" style:font-name-asian="Hiragino Maru Gothic Pro" style:font-size-asian="12pt" style:font-size-complex="12pt"/>
    </style:style>
    <style:style style:name="T77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8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9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0" style:family="text">
      <style:text-properties style:font-name="Hiragino Maru Gothic Pro" fo:font-style="normal" style:font-name-asian="Arial" style:font-style-asian="normal" style:font-style-complex="normal"/>
    </style:style>
    <style:style style:name="T81" style:family="text">
      <style:text-properties style:font-name-asian="Hiragino Maru Gothic Pro"/>
    </style:style>
    <style:style style:name="T82" style:family="text">
      <style:text-properties style:font-name-asian="Arial"/>
    </style:style>
    <style:style style:name="T83" style:family="text">
      <style:text-properties fo:color="#4c4c4c" fo:font-size="12pt" style:font-name-asian="Hiragino Maru Gothic Pro" style:font-size-asian="12pt" style:font-size-complex="12pt"/>
    </style:style>
    <style:style style:name="T84" style:family="text">
      <style:text-properties fo:font-size="11pt" style:font-name-asian="Hiragino Maru Gothic Pro" style:font-size-asian="11pt" style:font-size-complex="11pt"/>
    </style:style>
    <style:style style:name="T85" style:family="text">
      <style:text-properties fo:color="#ff3333"/>
    </style:style>
    <style:style style:name="T86" style:family="text">
      <style:text-properties fo:color="#ff3333" fo:font-size="12pt" style:font-name-asian="Hiragino Maru Gothic Pro" style:font-size-asian="12pt" style:font-size-complex="12pt"/>
    </style:style>
    <style:style style:name="T87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88" style:family="text">
      <style:text-properties fo:color="#ff3333" fo:font-weight="normal" style:font-weight-asian="normal" style:font-weight-complex="normal"/>
    </style:style>
    <style:style style:name="T89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90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91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style:font-name="Arial" style:font-name-asian="Arial"/>
    </style:style>
    <style:style style:name="T94" style:family="text">
      <style:text-properties fo:font-weight="bold" style:font-weight-asian="bold" style:font-weight-complex="bold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6"/>
      <text:p text:style-name="P46"/>
      <text:p text:style-name="P47">漢字</text:p>
      <text:p text:style-name="P47"/>
      <text:p text:style-name="P67"><text:tab/><text:tab/><text:tab/></text:p>
      <text:p text:style-name="P12">10 − 9 − 8</text:p>
      <text:p text:style-name="P12"/>
      <text:p text:style-name="P12"/>
      <text:p text:style-name="P13"/>
      <text:p text:style-name="P14"><text:tab/></text:p>
      <text:p text:style-name="P14"/>
      <text:p text:style-name="P14"/>
      <text:p text:style-name="P14"/>
      <text:p text:style-name="P73"/>
      <text:p text:style-name="P70"><text:span text:style-name="T88">マヌ</text:span><text:span text:style-name="T51"><text:tab/>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68"><text:tab/><text:tab/> <text:tab/></text:p>
      <text:p text:style-name="P68"/>
      <text:p text:style-name="P69"/>
      <text:p text:style-name="P21"/>
      <text:p text:style-name="P21">Este es un diccionario...</text:p>
      <text:p text:style-name="P21"/>
      <text:list xml:id="list2833858190459091713" text:style-name="L1">
        <text:list-item>
          <text:list>
            <text:list-item>
              <text:p text:style-name="P194">Excepciones en la lectura recalcados en ROJO; ejemplo: <text:ruby text:style-name="Ru1"><text:ruby-base><text:span text:style-name="T53">今日</text:span></text:ruby-base><text:ruby-text>きょう</text:ruby-text></text:ruby></text:p>
            </text:list-item>
          </text:list>
        </text:list-item>
      </text:list>
      <text:list xml:id="list7862541039990494156" text:style-name="L2">
        <text:list-item>
          <text:list>
            <text:list-item>
              <text:p text:style-name="P195">Contadores indicados entre corchetes: [ contador ]</text:p>
            </text:list-item>
            <text:list-item>
              <text:p text:style-name="P195">Hablar de lo que llamo los “auxiliares”</text:p>
            </text:list-item>
            <text:list-item>
              <text:p text:style-name="P195">Hablar de las dobles lecturas KAWA GAWA</text:p>
            </text:list-item>
            <text:list-item>
              <text:p text:style-name="P195">Hablar del orden usado, el lógico y el alfabético</text:p>
            </text:list-item>
            <text:list-item>
              <text:p text:style-name="P195">Cada palabra una sola vez siempre</text:p>
              <text:p text:style-name="P195"/>
            </text:list-item>
          </text:list>
        </text:list-item>
      </text:list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ÍNDICE</text:p>
      <text:p text:style-name="P21"><text:soft-page-break/></text:p>
      <text:p text:style-name="P21"/>
      <text:list xml:id="list7688943192896741717" text:style-name="L3">
        <text:list-item>
          <text:p text:style-name="P207">7 elementos<text:tab/><text:tab/><text:tab/><text:tab/> 7 <text:s/>漢字</text:p>
        </text:list-item>
      </text:list>
      <text:p text:style-name="P8"/>
      <text:list xml:id="list7880879531910424100" text:style-name="L4">
        <text:list-item>
          <text:p text:style-name="P208">Naturaleza – Paisaje<text:tab/><text:tab/><text:tab/>20 漢字</text:p>
        </text:list-item>
      </text:list>
      <text:p text:style-name="P8"/>
      <text:list xml:id="list1725237710513741908" text:style-name="L5">
        <text:list-item>
          <text:p text:style-name="P209">Naturaleza – Verde <text:tab/><text:tab/><text:tab/>10 漢字</text:p>
        </text:list-item>
      </text:list>
      <text:p text:style-name="P8"/>
      <text:list xml:id="list3662653465864532939" text:style-name="L6">
        <text:list-item>
          <text:p text:style-name="P210">Naturaleza – Física <text:tab/><text:tab/><text:tab/>12 漢字</text:p>
        </text:list-item>
      </text:list>
      <text:p text:style-name="P8"/>
      <text:list xml:id="list1070101760672690691" text:style-name="L7">
        <text:list-item>
          <text:p text:style-name="P211">Comida <text:tab/><text:tab/><text:tab/><text:tab/>10 漢字</text:p>
        </text:list-item>
      </text:list>
      <text:p text:style-name="P8"/>
      <text:list xml:id="list7465287144076079461" text:style-name="L8">
        <text:list-item>
          <text:p text:style-name="P212">Animales <text:tab/><text:tab/><text:tab/><text:tab/>10 漢字</text:p>
        </text:list-item>
      </text:list>
      <text:p text:style-name="P8"/>
      <text:list xml:id="list9088990787268908074" text:style-name="L9">
        <text:list-item>
          <text:p text:style-name="P213">Personas – Sufijos de cortesía <text:tab/><text:tab/> 9 <text:s/>漢字</text:p>
          <text:p text:style-name="P213"/>
        </text:list-item>
        <text:list-item>
          <text:p text:style-name="P213">Familia <text:tab/><text:tab/><text:tab/><text:tab/><text:tab/> 8 <text:s/>漢字</text:p>
          <text:p text:style-name="P213"><text:s/></text:p>
        </text:list-item>
        <text:list-item>
          <text:p text:style-name="P213">Partes del cuerpo <text:tab/><text:tab/><text:tab/>20 漢字</text:p>
        </text:list-item>
      </text:list>
      <text:p text:style-name="P8"/>
      <text:list xml:id="list1179459112433697599" text:style-name="L10">
        <text:list-item>
          <text:p text:style-name="P214">Profesiones <text:tab/><text:tab/><text:tab/><text:tab/>11 漢字</text:p>
          <text:p text:style-name="P214"/>
        </text:list-item>
      </text:list>
      <text:list xml:id="list4098708556187501018" text:style-name="L11">
        <text:list-item>
          <text:p text:style-name="P215">Conceptos elevados – Filosofía <text:tab/>18 漢字</text:p>
        </text:list-item>
      </text:list>
      <text:p text:style-name="P8"/>
      <text:p text:style-name="P8">Artes – Ciencias – Letras</text:p>
      <text:p text:style-name="P8"/>
      <text:p text:style-name="P8">Objetos – Instrumentos</text:p>
      <text:p text:style-name="P8"/>
      <text:p text:style-name="P8">Localización</text:p>
      <text:p text:style-name="P8"/>
      <text:p text:style-name="P8">Cronología</text:p>
      <text:p text:style-name="P8"/>
      <text:p text:style-name="P8">Países – Ciudades</text:p>
      <text:p text:style-name="P8"/>
      <text:p text:style-name="P8">Edificios</text:p>
      <text:p text:style-name="P8"/>
      <text:p text:style-name="P8">Números</text:p>
      <text:p text:style-name="P8"/>
      <text:p text:style-name="P8">Contadores </text:p>
      <text:p text:style-name="P8"/>
      <text:p text:style-name="P8">Adjetivos</text:p>
      <text:p text:style-name="P8"/>
      <text:p text:style-name="P8">Colores</text:p>
      <text:p text:style-name="P8"/>
      <text:list xml:id="list4334485920017973275" text:style-name="L12">
        <text:list-item>
          <text:p text:style-name="P216">Verbos (comunes) <text:tab/><text:tab/>52 漢字</text:p>
        </text:list-item>
      </text:list>
      <text:p text:style-name="P15"/>
      <text:list xml:id="list8787269586393936122" text:style-name="L13">
        <text:list-item>
          <text:p text:style-name="P238">Resto de verbos <text:tab/><text:tab/>23 漢字</text:p>
          <text:p text:style-name="P196"/>
        </text:list-item>
      </text:list>
      <text:p text:style-name="P22"/>
      <text:p text:style-name="P165"/>
      <text:p text:style-name="P163"/>
      <text:p text:style-name="P177"/>
      <text:p text:style-name="P65">7 ELEMENTOS</text:p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86">月</text:p>
            </table:table-cell>
            <table:table-cell table:style-name="Tabla8.A1" office:value-type="string">
              <text:p text:style-name="P92">つき</text:p>
            </table:table-cell>
            <table:table-cell table:style-name="Tabla8.C1" office:value-type="string">
              <text:p text:style-name="P94"><text:ruby text:style-name="Ru1"><text:ruby-base><text:span text:style-name="T60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94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92">ゲツ</text:p>
          </table:table-cell>
          <table:table-cell table:style-name="Tabla8.B2" office:value-type="string">
            <text:p text:style-name="P94"><text:ruby text:style-name="Ru1"><text:ruby-base><text:span text:style-name="T60">月</text:span></text:ruby-base><text:ruby-text>げつ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76"/>
          </table:table-cell>
        </table:table-row>
        <table:table-row>
          <table:covered-table-cell/>
          <table:table-cell table:style-name="Tabla8.B2" office:value-type="string">
            <text:p text:style-name="P132">ガツ</text:p>
          </table:table-cell>
          <table:table-cell table:style-name="Tabla8.B2" office:value-type="string">
            <text:p text:style-name="P95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80"/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51">火</text:p>
            </table:table-cell>
            <table:table-cell table:style-name="Tabla242.A1" office:value-type="string">
              <text:p text:style-name="P155">ひ</text:p>
            </table:table-cell>
            <table:table-cell table:style-name="Tabla242.A1" office:value-type="string">
              <text:p text:style-name="P152"><text:ruby text:style-name="Ru1"><text:ruby-base><text:span text:style-name="T60">火</text:span></text:ruby-base><text:ruby-text>ひ</text:ruby-text></text:ruby><text:span text:style-name="T64"> <text:s text:c="25"/>fuego</text:span></text:p>
            </table:table-cell>
            <table:table-cell table:style-name="Tabla242.D1" office:value-type="string">
              <text:p text:style-name="P152"><text:ruby text:style-name="Ru1"><text:ruby-base><text:span text:style-name="T66">火</text:span></text:ruby-base><text:ruby-text>ひ</text:ruby-text></text:ruby><text:ruby text:style-name="Ru1"><text:ruby-base><text:span text:style-name="T25">花</text:span></text:ruby-base><text:ruby-text>ばな</text:ruby-text></text:ruby><text:span text:style-name="T64"> <text:s text:c="19"/>chispa</text:span></text:p>
            </table:table-cell>
          </table:table-row>
        </table:table-header-rows>
        <table:table-row>
          <table:covered-table-cell/>
          <table:table-cell table:style-name="Tabla242.A1" office:value-type="string">
            <text:p text:style-name="P71">び</text:p>
          </table:table-cell>
          <table:table-cell table:style-name="Tabla242.C2" office:value-type="string">
            <text:p text:style-name="P152"><text:ruby text:style-name="Ru1"><text:ruby-base><text:span text:style-name="T66">花</text:span></text:ruby-base><text:ruby-text>はな</text:ruby-text></text:ruby><text:ruby text:style-name="Ru1"><text:ruby-base><text:span text:style-name="T25">火</text:span></text:ruby-base><text:ruby-text>び</text:ruby-text></text:ruby><text:span text:style-name="T54"> </text:span><text:span text:style-name="T64"><text:s text:c="2"/>fuegos artificiales</text:span></text:p>
          </table:table-cell>
          <table:table-cell table:style-name="Tabla242.D2" office:value-type="string">
            <text:p text:style-name="P76"/>
          </table:table-cell>
        </table:table-row>
        <table:table-row>
          <table:covered-table-cell/>
          <table:table-cell table:style-name="Tabla242.B3" office:value-type="string">
            <text:p text:style-name="P155">カ</text:p>
          </table:table-cell>
          <table:table-cell table:style-name="Tabla242.C2" office:value-type="string">
            <text:p text:style-name="P152"><text:ruby text:style-name="Ru1"><text:ruby-base><text:span text:style-name="T60">火</text:span></text:ruby-base><text:ruby-text>か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4"> <text:s text:c="14"/>martes</text:span></text:p>
          </table:table-cell>
          <table:table-cell table:style-name="Tabla242.D3" office:value-type="string">
            <text:p text:style-name="P152"><text:ruby text:style-name="Ru1"><text:ruby-base><text:span text:style-name="T60">火</text:span></text:ruby-base><text:ruby-text>か</text:ruby-text></text:ruby><text:ruby text:style-name="Ru1"><text:ruby-base><text:span text:style-name="T60">口</text:span></text:ruby-base><text:ruby-text>こう</text:ruby-text></text:ruby><text:span text:style-name="T64"> <text:s text:c="21"/>cráter</text:span></text:p>
          </table:table-cell>
        </table:table-row>
      </table:table>
      <text:p text:style-name="P57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86">水</text:p>
            </table:table-cell>
            <table:table-cell table:style-name="Tabla11.A1" table:number-rows-spanned="2" office:value-type="string">
              <text:p text:style-name="P92">みず</text:p>
            </table:table-cell>
            <table:table-cell table:style-name="Tabla11.C1" office:value-type="string">
              <text:p text:style-name="P94"><text:ruby text:style-name="Ru1"><text:ruby-base><text:span text:style-name="T60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94"><text:ruby text:style-name="Ru1"><text:ruby-base><text:span text:style-name="T60">水</text:span></text:ruby-base><text:ruby-text>みず</text:ruby-text></text:ruby><text:span text:style-name="T60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94"><text:ruby text:style-name="Ru1"><text:ruby-base><text:span text:style-name="T60">水</text:span></text:ruby-base><text:ruby-text>みず</text:ruby-text></text:ruby><text:ruby text:style-name="Ru1"><text:ruby-base><text:span text:style-name="T60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94"/>
          </table:table-cell>
        </table:table-row>
        <table:table-row>
          <table:covered-table-cell/>
          <table:table-cell table:style-name="Tabla11.B3" office:value-type="string">
            <text:p text:style-name="P92">スイ</text:p>
          </table:table-cell>
          <table:table-cell table:style-name="Tabla11.C2" office:value-type="string">
            <text:p text:style-name="P94"><text:ruby text:style-name="Ru1"><text:ruby-base><text:span text:style-name="T60">水</text:span></text:ruby-base><text:ruby-text>すい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94"><text:ruby text:style-name="Ru1"><text:ruby-base><text:span text:style-name="T60">水</text:span></text:ruby-base><text:ruby-text>すい</text:ruby-text></text:ruby><text:span text:style-name="T60">そう</text:span><text:span text:style-name="T1"> <text:s text:c="12"/>depósito</text:span></text:p>
          </table:table-cell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87">木</text:p>
            </table:table-cell>
            <table:table-cell table:style-name="Tabla12.A1" office:value-type="string">
              <text:p text:style-name="P92">き</text:p>
            </table:table-cell>
            <table:table-cell table:style-name="Tabla12.C1" office:value-type="string">
              <text:p text:style-name="P94"><text:ruby text:style-name="Ru1"><text:ruby-base><text:span text:style-name="T60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94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92">モク</text:p>
          </table:table-cell>
          <table:table-cell table:style-name="Tabla12.C2" office:value-type="string">
            <text:p text:style-name="P94"><text:ruby text:style-name="Ru1"><text:ruby-base><text:span text:style-name="T60">木</text:span></text:ruby-base><text:ruby-text>もく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94"/>
          </table:table-cell>
        </table:table-row>
        <table:table-row>
          <table:covered-table-cell/>
          <table:table-cell table:style-name="Tabla12.B2" office:value-type="string">
            <text:p text:style-name="P92">ボク</text:p>
          </table:table-cell>
          <table:table-cell table:style-name="Tabla12.C2" office:value-type="string">
            <text:p text:style-name="P94"><text:ruby text:style-name="Ru1"><text:ruby-base><text:span text:style-name="T60">大</text:span></text:ruby-base><text:ruby-text>たい</text:ruby-text></text:ruby><text:ruby text:style-name="Ru1"><text:ruby-base><text:span text:style-name="T60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9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86">金</text:p>
            </table:table-cell>
            <table:table-cell table:style-name="Tabla14.A1" office:value-type="string">
              <text:p text:style-name="P92">かね</text:p>
            </table:table-cell>
            <table:table-cell table:style-name="Tabla14.C1" office:value-type="string">
              <text:p text:style-name="P94"><text:span text:style-name="T60">お</text:span><text:ruby text:style-name="Ru1"><text:ruby-base><text:span text:style-name="T60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94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92">かな</text:p>
          </table:table-cell>
          <table:table-cell table:style-name="Tabla14.C2" office:value-type="string">
            <text:p text:style-name="P94"><text:ruby text:style-name="Ru1"><text:ruby-base><text:span text:style-name="T60">金</text:span></text:ruby-base><text:ruby-text>かな</text:ruby-text></text:ruby><text:span text:style-name="T60">づち</text:span><text:span text:style-name="T1"> <text:s text:c="12"/>martillo</text:span></text:p>
          </table:table-cell>
          <table:table-cell table:style-name="Tabla14.D2" office:value-type="string">
            <text:p text:style-name="P138"/>
          </table:table-cell>
        </table:table-row>
        <table:table-row>
          <table:covered-table-cell/>
          <table:table-cell table:style-name="Tabla14.B2" table:number-rows-spanned="2" office:value-type="string">
            <text:p text:style-name="P92">キン</text:p>
          </table:table-cell>
          <table:table-cell table:style-name="Tabla14.C2" office:value-type="string">
            <text:p text:style-name="P94"><text:ruby text:style-name="Ru1"><text:ruby-base><text:span text:style-name="T60">金</text:span></text:ruby-base><text:ruby-text>きん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4"> <text:s text:c="12"/>viernes</text:span></text:p>
          </table:table-cell>
          <table:table-cell table:style-name="Tabla14.D2" office:value-type="string">
            <text:p text:style-name="P134"><text:ruby text:style-name="Ru1"><text:ruby-base><text:span text:style-name="T62">金</text:span></text:ruby-base><text:ruby-text>きん</text:ruby-text></text:ruby><text:span text:style-name="T62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94"><text:ruby text:style-name="Ru1"><text:ruby-base><text:span text:style-name="T60">金</text:span></text:ruby-base><text:ruby-text>きん</text:ruby-text></text:ruby><text:ruby text:style-name="Ru1"><text:ruby-base><text:span text:style-name="T60">色</text:span></text:ruby-base><text:ruby-text>いろ</text:ruby-text></text:ruby><text:span text:style-name="T60">い</text:span><text:span text:style-name="T1"> <text:s text:c="13"/>dorado</text:span></text:p>
          </table:table-cell>
          <table:table-cell table:style-name="Tabla14.D2" office:value-type="string">
            <text:p text:style-name="P96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87">土</text:p>
            </table:table-cell>
            <table:table-cell table:style-name="Tabla13.A1" office:value-type="string">
              <text:p text:style-name="P92">つち</text:p>
            </table:table-cell>
            <table:table-cell table:style-name="Tabla13.C1" office:value-type="string">
              <text:p text:style-name="P94"><text:ruby text:style-name="Ru1"><text:ruby-base><text:span text:style-name="T60">土</text:span></text:ruby-base><text:ruby-text>つち</text:ruby-text></text:ruby><text:span text:style-name="T64"> <text:s text:c="24"/>tierra</text:span></text:p>
            </table:table-cell>
            <table:table-cell table:style-name="Tabla13.D1" office:value-type="string">
              <text:p text:style-name="P94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92">ド</text:p>
          </table:table-cell>
          <table:table-cell table:style-name="Tabla13.C2" office:value-type="string">
            <text:p text:style-name="P94"><text:ruby text:style-name="Ru1"><text:ruby-base><text:span text:style-name="T60">土</text:span></text:ruby-base><text:ruby-text>ど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4"> <text:s text:c="12"/>sábado</text:span></text:p>
          </table:table-cell>
          <table:table-cell table:style-name="Tabla13.D2" office:value-type="string">
            <text:p text:style-name="P94"><text:span text:style-name="T60">ねん</text:span><text:ruby text:style-name="Ru1"><text:ruby-base><text:span text:style-name="T60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86">日</text:p>
            </table:table-cell>
            <table:table-cell table:style-name="Tabla10.A1" table:number-rows-spanned="2" office:value-type="string">
              <text:p text:style-name="P155">ひ</text:p>
            </table:table-cell>
            <table:table-cell table:style-name="Tabla10.C1" office:value-type="string">
              <text:p text:style-name="P94"><text:ruby text:style-name="Ru1"><text:ruby-base><text:span text:style-name="T60">日</text:span></text:ruby-base><text:ruby-text>ひ</text:ruby-text></text:ruby><text:span text:style-name="T64"> <text:s text:c="27"/>Sol</text:span></text:p>
            </table:table-cell>
            <table:table-cell table:style-name="Tabla10.D1" office:value-type="string">
              <text:p text:style-name="P94"><text:ruby text:style-name="Ru1"><text:ruby-base><text:span text:style-name="T60">朝</text:span></text:ruby-base><text:ruby-text>あさ</text:ruby-text></text:ruby><text:ruby text:style-name="Ru1"><text:ruby-base><text:span text:style-name="T60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76"><text:ruby text:style-name="Ru1"><text:ruby-base><text:span text:style-name="T60">日</text:span></text:ruby-base><text:ruby-text>ひ</text:ruby-text></text:ruby><text:span text:style-name="T60">の</text:span><text:ruby text:style-name="Ru1"><text:ruby-base><text:span text:style-name="T60">入</text:span></text:ruby-base><text:ruby-text>い</text:ruby-text></text:ruby><text:span text:style-name="T60">り</text:span> </text:p>
            <text:p text:style-name="P76"><text:s text:c="15"/>puesta del sol</text:p>
          </table:table-cell>
          <table:table-cell table:style-name="Tabla10.D2" office:value-type="string">
            <text:p text:style-name="P76"><text:ruby text:style-name="Ru1"><text:ruby-base><text:span text:style-name="T60">日</text:span></text:ruby-base><text:ruby-text>ひ</text:ruby-text></text:ruby><text:span text:style-name="T60">の</text:span><text:ruby text:style-name="Ru1"><text:ruby-base><text:span text:style-name="T60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72">び</text:p>
          </table:table-cell>
          <table:table-cell table:style-name="Tabla10.C2" office:value-type="string">
            <text:p text:style-name="P76"><text:span text:style-name="T60">たん</text:span><text:ruby text:style-name="Ru1"><text:ruby-base><text:span text:style-name="T87">生</text:span></text:ruby-base><text:ruby-text>じょう</text:ruby-text></text:ruby><text:ruby text:style-name="Ru1"><text:ruby-base><text:span text:style-name="T60">日</text:span></text:ruby-base><text:ruby-text>び</text:ruby-text></text:ruby> <text:s text:c="6"/>cumple</text:p>
          </table:table-cell>
          <table:table-cell table:style-name="Tabla10.D2" office:value-type="string">
            <text:p text:style-name="P80"/>
          </table:table-cell>
        </table:table-row>
        <table:table-row>
          <table:covered-table-cell/>
          <table:table-cell table:style-name="Tabla10.B3" office:value-type="string">
            <text:p text:style-name="P155">か</text:p>
          </table:table-cell>
          <table:table-cell table:style-name="Tabla10.C2" office:value-type="string">
            <text:p text:style-name="P94"><text:span text:style-name="T60">~</text:span><text:ruby text:style-name="Ru1"><text:ruby-base><text:span text:style-name="T60">日</text:span></text:ruby-base><text:ruby-text>か</text:ruby-text></text:ruby><text:span text:style-name="T64"> <text:s text:c="5"/>[ días del mes ]</text:span></text:p>
          </table:table-cell>
          <table:table-cell table:style-name="Tabla10.D4" office:value-type="string">
            <text:p text:style-name="P76"><text:ruby text:style-name="Ru1"><text:ruby-base><text:span text:style-name="T60">三</text:span></text:ruby-base><text:ruby-text>み</text:ruby-text></text:ruby><text:ruby text:style-name="Ru1"><text:ruby-base><text:span text:style-name="T60">日</text:span></text:ruby-base><text:ruby-text>か</text:ruby-text></text:ruby><text:ruby text:style-name="Ru1"><text:ruby-base><text:span text:style-name="T87">月</text:span></text:ruby-base><text:ruby-text>ずき</text:ruby-text></text:ruby><text:span text:style-name="T68"> <text:s text:c="3"/>luna creciente</text:span></text:p>
          </table:table-cell>
        </table:table-row>
        <table:table-row>
          <table:covered-table-cell/>
          <table:table-cell table:style-name="Tabla10.B3" office:value-type="string">
            <text:p text:style-name="P155">ニ</text:p>
          </table:table-cell>
          <table:table-cell table:style-name="Tabla10.C2" office:value-type="string">
            <text:p text:style-name="P94"><text:ruby text:style-name="Ru1"><text:ruby-base><text:span text:style-name="T60">日</text:span></text:ruby-base><text:ruby-text>に</text:ruby-text></text:ruby><text:ruby text:style-name="Ru1"><text:ruby-base><text:span text:style-name="T60">本</text:span></text:ruby-base><text:ruby-text>ほん</text:ruby-text></text:ruby><text:span text:style-name="T64"> <text:s text:c="18"/>Japón</text:span></text:p>
          </table:table-cell>
          <table:table-cell table:style-name="Tabla10.D4" office:value-type="string">
            <text:p text:style-name="P83"/>
          </table:table-cell>
        </table:table-row>
        <table:table-row>
          <table:covered-table-cell/>
          <table:table-cell table:style-name="Tabla10.B3" office:value-type="string">
            <text:p text:style-name="P155">ニチ</text:p>
          </table:table-cell>
          <table:table-cell table:style-name="Tabla10.C2" office:value-type="string">
            <text:p text:style-name="P94"><text:ruby text:style-name="Ru1"><text:ruby-base><text:span text:style-name="T60">日</text:span></text:ruby-base><text:ruby-text>にち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4"> <text:s text:c="10"/>domingo</text:span></text:p>
          </table:table-cell>
          <table:table-cell table:style-name="Tabla10.D4" office:value-type="string">
            <text:p text:style-name="P76"/>
          </table:table-cell>
        </table:table-row>
        <table:table-row>
          <table:covered-table-cell/>
          <table:table-cell table:style-name="Tabla10.B3" office:value-type="string">
            <text:p text:style-name="P155">ジツ</text:p>
          </table:table-cell>
          <table:table-cell table:style-name="Tabla10.C2" office:value-type="string">
            <text:p text:style-name="P81"><text:ruby text:style-name="Ru1"><text:ruby-base><text:span text:style-name="T60">休</text:span></text:ruby-base><text:ruby-text>きゅう</text:ruby-text></text:ruby><text:ruby text:style-name="Ru1"><text:ruby-base><text:span text:style-name="T9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94"/>
          </table:table-cell>
        </table:table-row>
      </table:table>
      <text:p text:style-name="Standard"/>
      <text:p text:style-name="P181"/>
      <text:p text:style-name="P65">NATURALEZA - PAISAJE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4" office:value-type="string">
            <text:p text:style-name="P86">空</text:p>
          </table:table-cell>
          <table:table-cell table:style-name="Tabla1.A1" office:value-type="string">
            <text:p text:style-name="P91">そら</text:p>
          </table:table-cell>
          <table:table-cell table:style-name="Tabla1.C1" office:value-type="string">
            <text:p text:style-name="P94"><text:ruby text:style-name="Ru1"><text:ruby-base><text:span text:style-name="T60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76"/>
          </table:table-cell>
        </table:table-row>
        <table:table-row>
          <table:covered-table-cell/>
          <table:table-cell table:style-name="Tabla1.B2" office:value-type="string">
            <text:p text:style-name="P91">ぞら</text:p>
          </table:table-cell>
          <table:table-cell table:style-name="Tabla1.C2" office:value-type="string">
            <text:p text:style-name="P94"><text:ruby text:style-name="Ru1"><text:ruby-base><text:span text:style-name="T60">星</text:span></text:ruby-base><text:ruby-text>ほし</text:ruby-text></text:ruby><text:ruby text:style-name="Ru1"><text:ruby-base><text:span text:style-name="T12">空</text:span></text:ruby-base><text:ruby-text>ぞら</text:ruby-text></text:ruby><text:span text:style-name="T1"> <text:s text:c="4"/>cielo estrellado</text:span></text:p>
          </table:table-cell>
          <table:table-cell table:style-name="Tabla1.D2" office:value-type="string">
            <text:p text:style-name="P94"/>
          </table:table-cell>
        </table:table-row>
        <table:table-row>
          <table:covered-table-cell/>
          <table:table-cell table:style-name="Tabla1.B2" office:value-type="string">
            <text:p text:style-name="P92">あ</text:p>
          </table:table-cell>
          <table:table-cell table:style-name="Tabla1.C2" office:value-type="string">
            <text:p text:style-name="P94"><text:ruby text:style-name="Ru1"><text:ruby-base><text:span text:style-name="T60">空</text:span></text:ruby-base><text:ruby-text>あ</text:ruby-text></text:ruby><text:span text:style-name="T60">き</text:span><text:span text:style-name="T1"> <text:s text:c="13"/>　 <text:s text:c="2"/>vacío</text:span></text:p>
          </table:table-cell>
          <table:table-cell table:style-name="Tabla1.D3" office:value-type="string">
            <text:p text:style-name="P98"/>
          </table:table-cell>
        </table:table-row>
        <table:table-row>
          <table:covered-table-cell/>
          <table:table-cell table:style-name="Tabla1.B2" office:value-type="string">
            <text:p text:style-name="P92">クウ</text:p>
          </table:table-cell>
          <table:table-cell table:style-name="Tabla1.B2" office:value-type="string">
            <text:p text:style-name="P94"><text:ruby text:style-name="Ru1"><text:ruby-base><text:span text:style-name="T60">空</text:span></text:ruby-base><text:ruby-text>くう</text:ruby-text></text:ruby><text:ruby text:style-name="Ru1"><text:ruby-base><text:span text:style-name="T60">気</text:span></text:ruby-base><text:ruby-text>き</text:ruby-text></text:ruby><text:span text:style-name="T1"> <text:s text:c="18"/>viento</text:span></text:p>
          </table:table-cell>
          <table:table-cell table:style-name="Tabla1.D3" office:value-type="string">
            <text:p text:style-name="P98"/>
          </table:table-cell>
        </table:table-row>
      </table:table>
      <text:p text:style-name="P18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86">晴</text:p>
          </table:table-cell>
          <table:table-cell table:style-name="Tabla15.A1" office:value-type="string">
            <text:p text:style-name="P114">は</text:p>
          </table:table-cell>
          <table:table-cell table:style-name="Tabla15.A1" office:value-type="string">
            <text:p text:style-name="P99"><text:ruby text:style-name="Ru1"><text:ruby-base><text:span text:style-name="T60">晴</text:span></text:ruby-base><text:ruby-text>は</text:ruby-text></text:ruby><text:span text:style-name="T60">れ</text:span> <text:s text:c="3"/>cielo despejado</text:p>
          </table:table-cell>
          <table:table-cell table:style-name="Tabla15.D1" office:value-type="string">
            <text:p text:style-name="P99"><text:ruby text:style-name="Ru1"><text:ruby-base><text:span text:style-name="T61">晴</text:span></text:ruby-base><text:ruby-text>は</text:ruby-text></text:ruby><text:span text:style-name="T61">れ</text:span><text:span text:style-name="T10">る</text:span><text:span text:style-name="T8"> </text:span></text:p>
            <text:p text:style-name="P143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114">セイ</text:p>
          </table:table-cell>
          <table:table-cell table:style-name="Tabla15.B2" office:value-type="string">
            <text:p text:style-name="P99"><text:ruby text:style-name="Ru1"><text:ruby-base><text:span text:style-name="T60">晴</text:span></text:ruby-base><text:ruby-text>せい</text:ruby-text></text:ruby><text:ruby text:style-name="Ru1"><text:ruby-base><text:span text:style-name="T60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99"/>
          </table:table-cell>
        </table:table-row>
      </table:table>
      <text:p text:style-name="P127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86">岸</text:p>
          </table:table-cell>
          <table:table-cell table:style-name="Tabla103.A1" office:value-type="string">
            <text:p text:style-name="P92">きし</text:p>
          </table:table-cell>
          <table:table-cell table:style-name="Tabla103.A1" office:value-type="string">
            <text:p text:style-name="P76"><text:ruby text:style-name="Ru1"><text:ruby-base><text:span text:style-name="T60">岸</text:span></text:ruby-base><text:ruby-text>きし</text:ruby-text></text:ruby><text:span text:style-name="T60"> <text:s text:c="2"/></text:span><text:s text:c="20"/>orilla</text:p>
          </table:table-cell>
          <table:table-cell table:style-name="Tabla103.D1" office:value-type="string">
            <text:p text:style-name="P99"><text:s text:c="10"/></text:p>
          </table:table-cell>
        </table:table-row>
        <table:table-row>
          <table:covered-table-cell/>
          <table:table-cell table:style-name="Tabla103.B2" office:value-type="string">
            <text:p text:style-name="P92">ぎし</text:p>
          </table:table-cell>
          <table:table-cell table:style-name="Tabla103.B2" office:value-type="string">
            <text:p text:style-name="P76"><text:ruby text:style-name="Ru1"><text:ruby-base><text:span text:style-name="T60">向</text:span></text:ruby-base><text:ruby-text>む</text:ruby-text></text:ruby><text:span text:style-name="T60">こう</text:span><text:ruby text:style-name="Ru1"><text:ruby-base><text:span text:style-name="T60">岸</text:span></text:ruby-base><text:ruby-text>ぎし</text:ruby-text></text:ruby><text:span text:style-name="T68"> <text:s/>la otra orilla</text:span></text:p>
          </table:table-cell>
          <table:table-cell table:style-name="Tabla103.D2" office:value-type="string">
            <text:p text:style-name="P99"/>
          </table:table-cell>
        </table:table-row>
      </table:table>
      <text:p text:style-name="P18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86">池</text:p>
          </table:table-cell>
          <table:table-cell table:style-name="Tabla156.A1" office:value-type="string">
            <text:p text:style-name="P114">いけ</text:p>
          </table:table-cell>
          <table:table-cell table:style-name="Tabla156.C1" office:value-type="string">
            <text:p text:style-name="P94"><text:ruby text:style-name="Ru1"><text:ruby-base><text:span text:style-name="T60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110"/>
          </table:table-cell>
        </table:table-row>
        <table:table-row>
          <table:covered-table-cell/>
          <table:table-cell table:style-name="Tabla156.B2" office:value-type="string">
            <text:p text:style-name="P115">チ</text:p>
          </table:table-cell>
          <table:table-cell table:style-name="Tabla156.C2" office:value-type="string">
            <text:p text:style-name="P110"><text:ruby text:style-name="Ru1"><text:ruby-base><text:span text:style-name="T60">電</text:span></text:ruby-base><text:ruby-text>でん</text:ruby-text></text:ruby><text:ruby text:style-name="Ru1"><text:ruby-base><text:span text:style-name="T60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125"/>
          </table:table-cell>
        </table:table-row>
      </table:table>
      <text:p text:style-name="P103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86">星</text:p>
          </table:table-cell>
          <table:table-cell table:style-name="Tabla245.A1" office:value-type="string">
            <text:p text:style-name="P114">ほし</text:p>
          </table:table-cell>
          <table:table-cell table:style-name="Tabla245.A1" office:value-type="string">
            <text:p text:style-name="P94"><text:ruby text:style-name="Ru1"><text:ruby-base><text:span text:style-name="T60">星</text:span></text:ruby-base><text:ruby-text>ほし</text:ruby-text></text:ruby> <text:s text:c="16"/><text:span text:style-name="T1">estrella</text:span></text:p>
          </table:table-cell>
          <table:table-cell table:style-name="Tabla245.D1" office:value-type="string">
            <text:p text:style-name="P110"><text:span text:style-name="T60">ながれ</text:span><text:ruby text:style-name="Ru1"><text:ruby-base><text:span text:style-name="T60">星</text:span></text:ruby-base><text:ruby-text>ほし</text:ruby-text></text:ruby></text:p>
            <text:p text:style-name="P98"><text:span text:style-name="T81"><text:s text:c="18"/></text:span>estrella fugaz</text:p>
          </table:table-cell>
        </table:table-row>
        <table:table-row>
          <table:covered-table-cell/>
          <table:table-cell table:style-name="Tabla245.B2" office:value-type="string">
            <text:p text:style-name="P115">セイ</text:p>
          </table:table-cell>
          <table:table-cell table:style-name="Tabla245.C2" office:value-type="string">
            <text:p text:style-name="P112"><text:span text:style-name="T60">わく</text:span><text:ruby text:style-name="Ru1"><text:ruby-base><text:span text:style-name="T60">星</text:span></text:ruby-base><text:ruby-text>せい</text:ruby-text></text:ruby><text:span text:style-name="T1"> <text:s text:c="12"/>planeta</text:span></text:p>
          </table:table-cell>
          <table:table-cell table:style-name="Tabla245.D2" office:value-type="string">
            <text:p text:style-name="P126"><text:ruby text:style-name="Ru1"><text:ruby-base><text:span text:style-name="T39">火</text:span></text:ruby-base><text:ruby-text>か</text:ruby-text></text:ruby><text:ruby text:style-name="Ru1"><text:ruby-base><text:span text:style-name="T39">星</text:span></text:ruby-base><text:ruby-text>せい</text:ruby-text></text:ruby><text:span text:style-name="T47"> <text:s text:c="20"/>marte</text:span><text:span text:style-name="T1"> </text:span></text:p>
          </table:table-cell>
        </table:table-row>
      </table:table>
      <text:p text:style-name="P127"/>
      <text:p text:style-name="P127"/>
      <text:p text:style-name="P127"/>
      <text:p text:style-name="P127"/>
      <text:p text:style-name="P127"/>
      <table:table table:name="Tabla379" table:style-name="Tabla379">
        <table:table-column table:style-name="Tabla379.A"/>
        <table:table-column table:style-name="Tabla379.B"/>
        <table:table-column table:style-name="Tabla379.C"/>
        <table:table-column table:style-name="Tabla379.D"/>
        <table:table-row>
          <table:table-cell table:style-name="Tabla379.A1" table:number-rows-spanned="2" office:value-type="string">
            <text:p text:style-name="P86">島</text:p>
          </table:table-cell>
          <table:table-cell table:style-name="Tabla379.A1" office:value-type="string">
            <text:p text:style-name="P92">しま</text:p>
          </table:table-cell>
          <table:table-cell table:style-name="Tabla379.A1" office:value-type="string">
            <text:p text:style-name="P76"><text:ruby text:style-name="Ru1"><text:ruby-base><text:span text:style-name="T60">島</text:span></text:ruby-base><text:ruby-text>しま</text:ruby-text></text:ruby><text:span text:style-name="T60"> <text:s text:c="2"/></text:span><text:s text:c="23"/>isla</text:p>
          </table:table-cell>
          <table:table-cell table:style-name="Tabla379.D1" office:value-type="string">
            <text:p text:style-name="P99"><text:s text:c="10"/></text:p>
          </table:table-cell>
        </table:table-row>
        <table:table-row>
          <table:covered-table-cell/>
          <table:table-cell table:style-name="Tabla379.B2" office:value-type="string">
            <text:p text:style-name="P115">トウ</text:p>
          </table:table-cell>
          <table:table-cell table:style-name="Tabla379.C2" office:value-type="string">
            <text:p text:style-name="P103"><text:ruby text:style-name="Ru1"><text:ruby-base><text:span text:style-name="T60">半</text:span></text:ruby-base><text:ruby-text>はん</text:ruby-text></text:ruby><text:ruby text:style-name="Ru1"><text:ruby-base><text:span text:style-name="T60">島</text:span></text:ruby-base><text:ruby-text>とう</text:ruby-text></text:ruby><text:span text:style-name="T68"> <text:s text:c="12"/>península</text:span></text:p>
          </table:table-cell>
          <table:table-cell table:style-name="Tabla379.D2" office:value-type="string">
            <text:p text:style-name="P127"><text:ruby text:style-name="Ru1"><text:ruby-base><text:span text:style-name="T9">列</text:span></text:ruby-base><text:ruby-text>れっ</text:ruby-text></text:ruby><text:ruby text:style-name="Ru1"><text:ruby-base><text:span text:style-name="T39">島</text:span></text:ruby-base><text:ruby-text>とう</text:ruby-text></text:ruby><text:span text:style-name="T50"> <text:s text:c="10"/>archipiélago</text:span></text:p>
          </table:table-cell>
        </table:table-row>
      </table:table>
      <text:p text:style-name="P18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office:value-type="string">
            <text:p text:style-name="P31">湖</text:p>
          </table:table-cell>
          <table:table-cell table:style-name="Tabla246.A1" office:value-type="string">
            <text:p text:style-name="P92">みずうみ</text:p>
          </table:table-cell>
          <table:table-cell table:style-name="Tabla246.A1" office:value-type="string">
            <text:p text:style-name="P76"><text:ruby text:style-name="Ru1"><text:ruby-base><text:span text:style-name="T60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76"/>
          </table:table-cell>
        </table:table-row>
      </table:table>
      <text:p text:style-name="P1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86">雨</text:p>
            </table:table-cell>
            <table:table-cell table:style-name="Tabla5.A1" office:value-type="string">
              <text:p text:style-name="P92">あめ</text:p>
            </table:table-cell>
            <table:table-cell table:style-name="Tabla5.C1" office:value-type="string">
              <text:p text:style-name="P94"><text:ruby text:style-name="Ru1"><text:ruby-base><text:span text:style-name="T60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94"><text:ruby text:style-name="Ru1"><text:ruby-base><text:span text:style-name="T60">大</text:span></text:ruby-base><text:ruby-text>おお</text:ruby-text></text:ruby><text:ruby text:style-name="Ru1"><text:ruby-base><text:span text:style-name="T60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92">あま</text:p>
          </table:table-cell>
          <table:table-cell table:style-name="Tabla5.C2" office:value-type="string">
            <text:p text:style-name="P94"><text:ruby text:style-name="Ru1"><text:ruby-base><text:span text:style-name="T60">雨</text:span></text:ruby-base><text:ruby-text>あま</text:ruby-text></text:ruby><text:ruby text:style-name="Ru1"><text:ruby-base><text:span text:style-name="T60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94"><text:ruby text:style-name="Ru1"><text:ruby-base><text:span text:style-name="T60">雨</text:span></text:ruby-base><text:ruby-text>あま</text:ruby-text></text:ruby><text:span text:style-name="T60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92">ウ</text:p>
          </table:table-cell>
          <table:table-cell table:style-name="Tabla5.C2" office:value-type="string">
            <text:p text:style-name="P94"><text:ruby text:style-name="Ru1"><text:ruby-base><text:span text:style-name="T60">雨</text:span></text:ruby-base><text:ruby-text>う</text:ruby-text></text:ruby><text:ruby text:style-name="Ru1"><text:ruby-base><text:span text:style-name="T60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94"/>
          </table:table-cell>
        </table:table-row>
      </table:table>
      <text:p text:style-name="P52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86">海</text:p>
          </table:table-cell>
          <table:table-cell table:style-name="Tabla197.A1" office:value-type="string">
            <text:p text:style-name="P92">うみ</text:p>
          </table:table-cell>
          <table:table-cell table:style-name="Tabla197.A1" office:value-type="string">
            <text:p text:style-name="P76"><text:ruby text:style-name="Ru1"><text:ruby-base><text:span text:style-name="T60">海</text:span></text:ruby-base><text:ruby-text>うみ</text:ruby-text></text:ruby> <text:s text:c="26"/>mar</text:p>
          </table:table-cell>
          <table:table-cell table:style-name="Tabla197.D1" office:value-type="string">
            <text:p text:style-name="P99"><text:s text:c="10"/></text:p>
          </table:table-cell>
        </table:table-row>
        <table:table-row>
          <table:covered-table-cell/>
          <table:table-cell table:style-name="Tabla197.B2" office:value-type="string">
            <text:p text:style-name="P115">カイ</text:p>
          </table:table-cell>
          <table:table-cell table:style-name="Tabla197.C2" office:value-type="string">
            <text:p text:style-name="P103"><text:ruby text:style-name="Ru1"><text:ruby-base><text:span text:style-name="T60">海</text:span></text:ruby-base><text:ruby-text>かい</text:ruby-text></text:ruby><text:ruby text:style-name="Ru1"><text:ruby-base><text:span text:style-name="T60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27">　 <text:s text:c="5"/></text:p>
          </table:table-cell>
        </table:table-row>
      </table:table>
      <text:p text:style-name="P57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3" office:value-type="string">
            <text:p text:style-name="P30">山</text:p>
          </table:table-cell>
          <table:table-cell table:style-name="Tabla72.A1" office:value-type="string">
            <text:p text:style-name="P92">やま</text:p>
          </table:table-cell>
          <table:table-cell table:style-name="Tabla72.A1" office:value-type="string">
            <text:p text:style-name="P76"><text:ruby text:style-name="Ru1"><text:ruby-base><text:span text:style-name="T60">山</text:span></text:ruby-base><text:ruby-text>やま</text:ruby-text></text:ruby>　　 <text:s text:c="11"/>montaña</text:p>
          </table:table-cell>
          <table:table-cell table:style-name="Tabla72.D1" office:value-type="string">
            <text:p text:style-name="P76"><text:ruby text:style-name="Ru1"><text:ruby-base><text:span text:style-name="T60">山</text:span></text:ruby-base><text:ruby-text>やま</text:ruby-text></text:ruby><text:ruby text:style-name="Ru1"><text:ruby-base><text:span text:style-name="T60">登</text:span></text:ruby-base><text:ruby-text>のぼ</text:ruby-text></text:ruby><text:span text:style-name="T60">り</text:span> <text:s text:c="7"/>senderismo</text:p>
          </table:table-cell>
        </table:table-row>
        <table:table-row>
          <table:covered-table-cell/>
          <table:table-cell table:style-name="Tabla72.B2" office:value-type="string">
            <text:p text:style-name="P92">サン</text:p>
          </table:table-cell>
          <table:table-cell table:style-name="Tabla72.C2" office:value-type="string">
            <text:p text:style-name="P76"><text:span text:style-name="T60">ふじ</text:span><text:ruby text:style-name="Ru1"><text:ruby-base><text:span text:style-name="T60">山</text:span></text:ruby-base><text:ruby-text>さん</text:ruby-text></text:ruby><text:span text:style-name="T68"> <text:s text:c="7"/>monte </text:span><text:span text:style-name="T70">Fuji</text:span></text:p>
          </table:table-cell>
          <table:table-cell table:style-name="Tabla72.D2" office:value-type="string">
            <text:p text:style-name="P76"/>
          </table:table-cell>
        </table:table-row>
        <table:table-row>
          <table:covered-table-cell/>
          <table:table-cell table:style-name="Tabla72.B2" office:value-type="string">
            <text:p text:style-name="P92">ザン</text:p>
          </table:table-cell>
          <table:table-cell table:style-name="Tabla72.C2" office:value-type="string">
            <text:p text:style-name="P76"><text:ruby text:style-name="Ru1"><text:ruby-base><text:span text:style-name="T60">火</text:span></text:ruby-base><text:ruby-text>か</text:ruby-text></text:ruby><text:ruby text:style-name="Ru1"><text:ruby-base><text:span text:style-name="T12">山</text:span></text:ruby-base><text:ruby-text>ざん</text:ruby-text></text:ruby><text:span text:style-name="T4"> <text:s/></text:span><text:s text:c="17"/>volcán</text:p>
          </table:table-cell>
          <table:table-cell table:style-name="Tabla72.D2" office:value-type="string">
            <text:p text:style-name="P76"><text:ruby text:style-name="Ru1"><text:ruby-base><text:span text:style-name="T62">登</text:span></text:ruby-base><text:ruby-text>と</text:ruby-text></text:ruby><text:ruby text:style-name="Ru1"><text:ruby-base><text:span text:style-name="T62">山</text:span></text:ruby-base><text:ruby-text>ざん</text:ruby-text></text:ruby><text:span text:style-name="T4"> <text:s/></text:span><text:s text:c="14"/>alpinism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86">雪</text:p>
          </table:table-cell>
          <table:table-cell table:style-name="Tabla97.A1" office:value-type="string">
            <text:p text:style-name="P92">ゆき</text:p>
          </table:table-cell>
          <table:table-cell table:style-name="Tabla97.A1" office:value-type="string">
            <text:p text:style-name="P94"><text:ruby text:style-name="Ru1"><text:ruby-base><text:span text:style-name="T60">雪</text:span></text:ruby-base><text:ruby-text>ゆき</text:ruby-text></text:ruby><text:span text:style-name="T64"> <text:s text:c="24"/>nieve</text:span></text:p>
          </table:table-cell>
          <table:table-cell table:style-name="Tabla97.D1" office:value-type="string">
            <text:p text:style-name="P94"/>
          </table:table-cell>
        </table:table-row>
      </table:table>
      <text:p text:style-name="P51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86">雲</text:p>
          </table:table-cell>
          <table:table-cell table:style-name="Tabla99.A1" office:value-type="string">
            <text:p text:style-name="P92">くも</text:p>
          </table:table-cell>
          <table:table-cell table:style-name="Tabla99.A1" office:value-type="string">
            <text:p text:style-name="P94"><text:ruby text:style-name="Ru1"><text:ruby-base><text:span text:style-name="T60">雲</text:span></text:ruby-base><text:ruby-text>くも</text:ruby-text></text:ruby><text:span text:style-name="T64"> <text:s text:c="24"/>nube</text:span></text:p>
          </table:table-cell>
          <table:table-cell table:style-name="Tabla99.D1" office:value-type="string">
            <text:p text:style-name="P94"/>
          </table:table-cell>
        </table:table-row>
      </table:table>
      <text:p text:style-name="P51"/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row>
          <table:table-cell table:style-name="Tabla386.A1" office:value-type="string">
            <text:p text:style-name="P86">波</text:p>
          </table:table-cell>
          <table:table-cell table:style-name="Tabla386.A1" office:value-type="string">
            <text:p text:style-name="P92">なみ</text:p>
          </table:table-cell>
          <table:table-cell table:style-name="Tabla386.A1" office:value-type="string">
            <text:p text:style-name="P94"><text:ruby text:style-name="Ru1"><text:ruby-base><text:span text:style-name="T60">波</text:span></text:ruby-base><text:ruby-text>なみ</text:ruby-text></text:ruby><text:span text:style-name="T1"> <text:s text:c="28"/>ola</text:span></text:p>
          </table:table-cell>
          <table:table-cell table:style-name="Tabla386.D1" office:value-type="string">
            <text:p text:style-name="P94"/>
          </table:table-cell>
        </table:table-row>
      </table:table>
      <text:p text:style-name="P51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31">石</text:p>
          </table:table-cell>
          <table:table-cell table:style-name="Tabla76.A1" office:value-type="string">
            <text:p text:style-name="P92">いし</text:p>
          </table:table-cell>
          <table:table-cell table:style-name="Tabla76.C1" office:value-type="string">
            <text:p text:style-name="P76"><text:ruby text:style-name="Ru1"><text:ruby-base><text:span text:style-name="T60">石</text:span></text:ruby-base><text:ruby-text>いし</text:ruby-text></text:ruby> <text:s text:c="23"/>piedra</text:p>
          </table:table-cell>
          <table:table-cell table:style-name="Tabla76.D1" office:value-type="string">
            <text:p text:style-name="P76"/>
          </table:table-cell>
        </table:table-row>
        <table:table-row>
          <table:covered-table-cell/>
          <table:table-cell table:style-name="Tabla76.B2" office:value-type="string">
            <text:p text:style-name="P132">セキ</text:p>
          </table:table-cell>
          <table:table-cell table:style-name="Tabla76.C2" office:value-type="string">
            <text:p text:style-name="P138"><text:ruby text:style-name="Ru1"><text:ruby-base><text:span text:style-name="T60">化</text:span></text:ruby-base><text:ruby-text>か</text:ruby-text></text:ruby><text:ruby text:style-name="Ru1"><text:ruby-base><text:span text:style-name="T60">石</text:span></text:ruby-base><text:ruby-text>せき</text:ruby-text></text:ruby> <text:s text:c="22"/>fósil</text:p>
          </table:table-cell>
          <table:table-cell table:style-name="Tabla76.D2" office:value-type="string">
            <text:p text:style-name="P76"/>
          </table:table-cell>
        </table:table-row>
      </table:table>
      <text:p text:style-name="P51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table:number-rows-spanned="2" office:value-type="string">
            <text:p text:style-name="P31">川</text:p>
          </table:table-cell>
          <table:table-cell table:style-name="Tabla73.A1" office:value-type="string">
            <text:p text:style-name="P92">かわ</text:p>
          </table:table-cell>
          <table:table-cell table:style-name="Tabla73.A1" office:value-type="string">
            <text:p text:style-name="P76"><text:ruby text:style-name="Ru1"><text:ruby-base><text:span text:style-name="T60">川</text:span></text:ruby-base><text:ruby-text>かわ</text:ruby-text></text:ruby> <text:s text:c="29"/>río</text:p>
          </table:table-cell>
          <table:table-cell table:style-name="Tabla73.D1" office:value-type="string">
            <text:p text:style-name="P135"/>
          </table:table-cell>
        </table:table-row>
        <table:table-row>
          <table:covered-table-cell/>
          <table:table-cell table:style-name="Tabla73.B2" office:value-type="string">
            <text:p text:style-name="P92">がわ</text:p>
          </table:table-cell>
          <table:table-cell table:style-name="Tabla73.B2" office:value-type="string">
            <text:p text:style-name="P135"><text:ruby text:style-name="Ru1"><text:ruby-base><text:span text:style-name="T86">小</text:span></text:ruby-base><text:ruby-text>お</text:ruby-text></text:ruby><text:ruby text:style-name="Ru1"><text:ruby-base><text:span text:style-name="T60">川</text:span></text:ruby-base><text:ruby-text>がわ</text:ruby-text></text:ruby> <text:s text:c="14"/>riachuelo</text:p>
          </table:table-cell>
          <table:table-cell table:style-name="Tabla73.D2" office:value-type="string">
            <text:p text:style-name="P135"/>
          </table:table-cell>
        </table:table-row>
      </table:table>
      <text:p text:style-name="P51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86">岩</text:p>
          </table:table-cell>
          <table:table-cell table:style-name="Tabla101.A1" office:value-type="string">
            <text:p text:style-name="P92">いわ</text:p>
          </table:table-cell>
          <table:table-cell table:style-name="Tabla101.C1" office:value-type="string">
            <text:p text:style-name="P76"><text:ruby text:style-name="Ru1"><text:ruby-base><text:span text:style-name="T60">岩</text:span></text:ruby-base><text:ruby-text>いわ</text:ruby-text></text:ruby> <text:s text:c="26"/>roca</text:p>
          </table:table-cell>
          <table:table-cell table:style-name="Tabla101.D1" office:value-type="string">
            <text:p text:style-name="P76"><text:ruby text:style-name="Ru1"><text:ruby-base><text:span text:style-name="T60">岩</text:span></text:ruby-base><text:ruby-text>いわ</text:ruby-text></text:ruby><text:ruby text:style-name="Ru1"><text:ruby-base><text:span text:style-name="T60">場</text:span></text:ruby-base><text:ruby-text>ば</text:ruby-text></text:ruby> <text:s text:c="18"/>cantera</text:p>
          </table:table-cell>
        </table:table-row>
        <table:table-row>
          <table:covered-table-cell/>
          <table:table-cell table:style-name="Tabla101.B2" office:value-type="string">
            <text:p text:style-name="P92">ガン</text:p>
          </table:table-cell>
          <table:table-cell table:style-name="Tabla101.B2" office:value-type="string">
            <text:p text:style-name="P138"><text:ruby text:style-name="Ru1"><text:ruby-base><text:span text:style-name="T60">岩</text:span></text:ruby-base><text:ruby-text>がん</text:ruby-text></text:ruby><text:ruby text:style-name="Ru1"><text:ruby-base><text:span text:style-name="T60">石</text:span></text:ruby-base><text:ruby-text>せき</text:ruby-text></text:ruby> <text:s text:c="7"/>roca (técnico)</text:p>
          </table:table-cell>
          <table:table-cell table:style-name="Tabla101.D2" office:value-type="string">
            <text:p text:style-name="P138"/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86">地</text:p>
          </table:table-cell>
          <table:table-cell table:style-name="Tabla102.A1" table:number-rows-spanned="2" office:value-type="string">
            <text:p text:style-name="P114">チ</text:p>
          </table:table-cell>
          <table:table-cell table:style-name="Tabla102.C1" office:value-type="string">
            <text:p text:style-name="P110"><text:ruby text:style-name="Ru1"><text:ruby-base><text:span text:style-name="T60">地</text:span></text:ruby-base><text:ruby-text>ち</text:ruby-text></text:ruby><text:span text:style-name="T1"> <text:s text:c="13"/>aux. “suelo”</text:span></text:p>
          </table:table-cell>
          <table:table-cell table:style-name="Tabla102.D1" office:value-type="string">
            <text:p text:style-name="P110"><text:ruby text:style-name="Ru1"><text:ruby-base><text:span text:style-name="T60">地</text:span></text:ruby-base><text:ruby-text>ち</text:ruby-text></text:ruby><text:ruby text:style-name="Ru1"><text:ruby-base><text:span text:style-name="T60">上</text:span></text:ruby-base><text:ruby-text>じょう</text:ruby-text></text:ruby><text:span text:style-name="T1"> <text:s text:c="11"/>superficie 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110"><text:ruby text:style-name="Ru1"><text:ruby-base><text:span text:style-name="T60">土</text:span></text:ruby-base><text:ruby-text>と</text:ruby-text></text:ruby><text:ruby text:style-name="Ru1"><text:ruby-base><text:span text:style-name="T60">地</text:span></text:ruby-base><text:ruby-text>ち</text:ruby-text></text:ruby><text:span text:style-name="T64"> <text:s text:c="16"/>terreno</text:span></text:p>
          </table:table-cell>
          <table:table-cell table:style-name="Tabla102.D2" office:value-type="string">
            <text:p text:style-name="P98"/>
          </table:table-cell>
        </table:table-row>
        <table:table-row>
          <table:covered-table-cell/>
          <table:table-cell table:style-name="Tabla102.B3" office:value-type="string">
            <text:p text:style-name="P114">ジ</text:p>
          </table:table-cell>
          <table:table-cell table:style-name="Tabla102.C2" office:value-type="string">
            <text:p text:style-name="P110"><text:ruby text:style-name="Ru1"><text:ruby-base><text:span text:style-name="T60">地</text:span></text:ruby-base><text:ruby-text>じ</text:ruby-text></text:ruby><text:ruby text:style-name="Ru1"><text:ruby-base><text:span text:style-name="T60">面</text:span></text:ruby-base><text:ruby-text>めん</text:ruby-text></text:ruby><text:span text:style-name="T1"> <text:s text:c="19"/>suelo　</text:span></text:p>
          </table:table-cell>
          <table:table-cell table:style-name="Tabla102.D2" office:value-type="string">
            <text:p text:style-name="P125"/>
          </table:table-cell>
        </table:table-row>
      </table:table>
      <text:p text:style-name="P51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86">谷</text:p>
          </table:table-cell>
          <table:table-cell table:style-name="Tabla152.A1" office:value-type="string">
            <text:p text:style-name="P114">たに</text:p>
          </table:table-cell>
          <table:table-cell table:style-name="Tabla152.A1" office:value-type="string">
            <text:p text:style-name="P76"><text:ruby text:style-name="Ru1"><text:ruby-base><text:span text:style-name="T60">谷</text:span></text:ruby-base><text:ruby-text>たに</text:ruby-text></text:ruby> <text:s text:c="25"/>valle</text:p>
          </table:table-cell>
          <table:table-cell table:style-name="Tabla152.D1" office:value-type="string">
            <text:p text:style-name="P98"><text:ruby text:style-name="Ru1"><text:ruby-base><text:span text:style-name="T60">谷</text:span></text:ruby-base><text:ruby-text>たに</text:ruby-text></text:ruby><text:ruby text:style-name="Ru1"><text:ruby-base><text:span text:style-name="T12">川</text:span></text:ruby-base><text:ruby-text>がわ</text:ruby-text></text:ruby> <text:s text:c="12"/>valle fluvial</text:p>
          </table:table-cell>
        </table:table-row>
      </table:table>
      <text:p text:style-name="P51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86">汽</text:p>
          </table:table-cell>
          <table:table-cell table:style-name="Tabla232.A1" office:value-type="string">
            <text:p text:style-name="P114">キ</text:p>
          </table:table-cell>
          <table:table-cell table:style-name="Tabla232.A1" office:value-type="string">
            <text:p text:style-name="Standard"><text:ruby text:style-name="Ru1"><text:ruby-base><text:span text:style-name="T60">汽</text:span></text:ruby-base><text:ruby-text>き</text:ruby-text></text:ruby><text:span text:style-name="T64"> <text:s text:c="23"/>vapor</text:span></text:p>
          </table:table-cell>
          <table:table-cell table:style-name="Tabla232.D1" office:value-type="string">
            <text:p text:style-name="P111"><text:ruby text:style-name="Ru1"><text:ruby-base><text:span text:style-name="T60">汽</text:span></text:ruby-base><text:ruby-text>き</text:ruby-text></text:ruby><text:ruby text:style-name="Ru1"><text:ruby-base><text:span text:style-name="T60">船</text:span></text:ruby-base><text:ruby-text>せん</text:ruby-text></text:ruby><text:span text:style-name="T64"> <text:s text:c="5"/>barco de vapor</text:span></text:p>
          </table:table-cell>
        </table:table-row>
      </table:table>
      <text:p text:style-name="P128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3" office:value-type="string">
            <text:p text:style-name="P86">風</text:p>
          </table:table-cell>
          <table:table-cell table:style-name="Tabla202.A1" office:value-type="string">
            <text:p text:style-name="P114">かぜ</text:p>
          </table:table-cell>
          <table:table-cell table:style-name="Tabla202.C1" office:value-type="string">
            <text:p text:style-name="P94"><text:ruby text:style-name="Ru1"><text:ruby-base><text:span text:style-name="T60">風</text:span></text:ruby-base><text:ruby-text>かぜ</text:ruby-text></text:ruby><text:span text:style-name="T1"> <text:s text:c="23"/>viento</text:span></text:p>
          </table:table-cell>
          <table:table-cell table:style-name="Tabla202.D1" office:value-type="string">
            <text:p text:style-name="P98"/>
          </table:table-cell>
        </table:table-row>
        <table:table-row>
          <table:covered-table-cell/>
          <table:table-cell table:style-name="Tabla202.B2" office:value-type="string">
            <text:p text:style-name="P114">カ</text:p>
          </table:table-cell>
          <table:table-cell table:style-name="Tabla202.C2" office:value-type="string">
            <text:p text:style-name="P110"><text:ruby text:style-name="Ru1"><text:ruby-base><text:span text:style-name="T12">風</text:span></text:ruby-base><text:ruby-text>か</text:ruby-text></text:ruby><text:span text:style-name="T9">ぜ</text:span><text:span text:style-name="T1"> <text:s text:c="14"/>resfriado</text:span></text:p>
          </table:table-cell>
          <table:table-cell table:style-name="Tabla202.D2" office:value-type="string">
            <text:p text:style-name="P110"/>
          </table:table-cell>
        </table:table-row>
        <table:table-row>
          <table:covered-table-cell/>
          <table:table-cell table:style-name="Tabla202.B2" office:value-type="string">
            <text:p text:style-name="P115">フウ</text:p>
          </table:table-cell>
          <table:table-cell table:style-name="Tabla202.C2" office:value-type="string">
            <text:p text:style-name="P110"><text:ruby text:style-name="Ru1"><text:ruby-base><text:span text:style-name="T60">風</text:span></text:ruby-base><text:ruby-text>ふう</text:ruby-text></text:ruby><text:ruby text:style-name="Ru1"><text:ruby-base><text:span text:style-name="T60">車</text:span></text:ruby-base><text:ruby-text>しゃ</text:ruby-text></text:ruby><text:span text:style-name="T1"> <text:s text:c="17"/>molino</text:span></text:p>
          </table:table-cell>
          <table:table-cell table:style-name="Tabla202.D2" office:value-type="string">
            <text:p text:style-name="P110"><text:ruby text:style-name="Ru1"><text:ruby-base><text:span text:style-name="T60">風</text:span></text:ruby-base><text:ruby-text>ふう</text:ruby-text></text:ruby><text:ruby text:style-name="Ru1"><text:ruby-base><text:span text:style-name="T60">力</text:span></text:ruby-base><text:ruby-text>りょく</text:ruby-text></text:ruby><text:span text:style-name="T1"> <text:s text:c="5"/>energía eólica</text:span></text:p>
          </table:table-cell>
        </table:table-row>
      </table:table>
      <text:p text:style-name="P55"/>
      <text:p text:style-name="P55"/>
      <text:p text:style-name="P55"/>
      <text:p text:style-name="P55"/>
      <text:p text:style-name="P55"/>
      <text:p text:style-name="P32"/>
      <text:p text:style-name="P181"/>
      <text:p text:style-name="P65">NATURALEZA – VERDE</text:p>
      <text:p text:style-name="P64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30">林</text:p>
          </table:table-cell>
          <table:table-cell table:style-name="Tabla74.A1" office:value-type="string">
            <text:p text:style-name="P92">はやし</text:p>
          </table:table-cell>
          <table:table-cell table:style-name="Tabla74.C1" office:value-type="string">
            <text:p text:style-name="P81"><text:ruby text:style-name="Ru1"><text:ruby-base><text:span text:style-name="T60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76"/>
          </table:table-cell>
        </table:table-row>
        <table:table-row>
          <table:covered-table-cell/>
          <table:table-cell table:style-name="Tabla74.B2" office:value-type="string">
            <text:p text:style-name="P92">リン</text:p>
          </table:table-cell>
          <table:table-cell table:style-name="Tabla74.C2" office:value-type="string">
            <text:p text:style-name="P81"><text:ruby text:style-name="Ru1"><text:ruby-base><text:span text:style-name="T77">山</text:span></text:ruby-base><text:ruby-text>さん</text:ruby-text></text:ruby><text:ruby text:style-name="Ru1"><text:ruby-base><text:span text:style-name="T77">林</text:span></text:ruby-base><text:ruby-text>りん</text:ruby-text></text:ruby><text:span text:style-name="T80"> <text:s/></text:span><text:span text:style-name="T82"><text:s/></text:span></text:p>
            <text:p text:style-name="P81"><text:s text:c="3"/>bosque de la montaña</text:p>
          </table:table-cell>
          <table:table-cell table:style-name="Tabla74.D2" office:value-type="string">
            <text:p text:style-name="P76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30">田</text:p>
          </table:table-cell>
          <table:table-cell table:style-name="Tabla71.A1" office:value-type="string">
            <text:p text:style-name="P92">た</text:p>
          </table:table-cell>
          <table:table-cell table:style-name="Tabla71.A1" office:value-type="string">
            <text:p text:style-name="P76"><text:ruby text:style-name="Ru1"><text:ruby-base><text:span text:style-name="T60">田</text:span></text:ruby-base><text:ruby-text>た</text:ruby-text></text:ruby> <text:s text:c="22"/>arrozal</text:p>
          </table:table-cell>
          <table:table-cell table:style-name="Tabla71.D1" office:value-type="string">
            <text:p text:style-name="P144"/>
          </table:table-cell>
        </table:table-row>
      </table:table>
      <text:p text:style-name="P18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87">竹</text:p>
            </table:table-cell>
            <table:table-cell table:style-name="Tabla9.A1" office:value-type="string">
              <text:p text:style-name="P92">たけ</text:p>
            </table:table-cell>
            <table:table-cell table:style-name="Tabla9.C1" office:value-type="string">
              <text:p text:style-name="P76"><text:ruby text:style-name="Ru1"><text:ruby-base><text:span text:style-name="T60">竹</text:span></text:ruby-base><text:ruby-text>たけ</text:ruby-text></text:ruby><text:span text:style-name="T60"> </text:span><text:s text:c="22"/>bambú</text:p>
            </table:table-cell>
            <table:table-cell table:style-name="Tabla9.D1" office:value-type="string">
              <text:p text:style-name="P18"><text:ruby text:style-name="Ru1"><text:ruby-base><text:span text:style-name="T60">竹</text:span></text:ruby-base><text:ruby-text>たけ</text:ruby-text></text:ruby><text:span text:style-name="T60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92">チク</text:p>
          </table:table-cell>
          <table:table-cell table:style-name="Tabla9.C2" office:value-type="string">
            <text:p text:style-name="P76"><text:ruby text:style-name="Ru1"><text:ruby-base><text:span text:style-name="T60">竹</text:span></text:ruby-base><text:ruby-text>ちく</text:ruby-text></text:ruby><text:ruby text:style-name="Ru1"><text:ruby-base><text:span text:style-name="T60">林</text:span></text:ruby-base><text:ruby-text>りん</text:ruby-text></text:ruby> <text:s/>bosque de bambú</text:p>
          </table:table-cell>
          <table:table-cell table:style-name="Tabla9.D2" office:value-type="string">
            <text:p text:style-name="P18"/>
          </table:table-cell>
        </table:table-row>
      </table:table>
      <text:p text:style-name="P18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86">森</text:p>
          </table:table-cell>
          <table:table-cell table:style-name="Tabla75.A1" office:value-type="string">
            <text:p text:style-name="P92">もり</text:p>
          </table:table-cell>
          <table:table-cell table:style-name="Tabla75.A1" office:value-type="string">
            <text:p text:style-name="P76"><text:ruby text:style-name="Ru1"><text:ruby-base><text:span text:style-name="T60">森</text:span></text:ruby-base><text:ruby-text>もり</text:ruby-text></text:ruby> <text:s text:c="21"/>bosque</text:p>
          </table:table-cell>
          <table:table-cell table:style-name="Tabla75.D1" office:value-type="string">
            <text:p text:style-name="P76"/>
          </table:table-cell>
        </table:table-row>
        <table:table-row>
          <table:covered-table-cell/>
          <table:table-cell table:style-name="Tabla75.B2" office:value-type="string">
            <text:p text:style-name="P92">シン</text:p>
          </table:table-cell>
          <table:table-cell table:style-name="Tabla75.B2" office:value-type="string">
            <text:p text:style-name="P81"><text:ruby text:style-name="Ru1"><text:ruby-base><text:span text:style-name="T60">森</text:span></text:ruby-base><text:ruby-text>しん</text:ruby-text></text:ruby><text:ruby text:style-name="Ru1"><text:ruby-base><text:span text:style-name="T60">林</text:span></text:ruby-base><text:ruby-text>りん</text:ruby-text></text:ruby> <text:s text:c="3"/>bosque (formal)</text:p>
          </table:table-cell>
          <table:table-cell table:style-name="Tabla75.D2" office:value-type="string">
            <text:p text:style-name="P76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86">野</text:p>
          </table:table-cell>
          <table:table-cell table:style-name="Tabla106.A1" office:value-type="string">
            <text:p text:style-name="P114">の</text:p>
          </table:table-cell>
          <table:table-cell table:style-name="Tabla106.C1" office:value-type="string">
            <text:p text:style-name="P76"><text:ruby text:style-name="Ru1"><text:ruby-base><text:span text:style-name="T60">野</text:span></text:ruby-base><text:ruby-text>の</text:ruby-text></text:ruby><text:ruby text:style-name="Ru1"><text:ruby-base><text:span text:style-name="T60">原</text:span></text:ruby-base><text:ruby-text>はら</text:ruby-text></text:ruby> <text:s text:c="17"/>campo</text:p>
          </table:table-cell>
          <table:table-cell table:style-name="Tabla106.D1" office:value-type="string">
            <text:p text:style-name="P98"/>
          </table:table-cell>
        </table:table-row>
        <table:table-row>
          <table:covered-table-cell/>
          <table:table-cell table:style-name="Tabla106.B2" office:value-type="string">
            <text:p text:style-name="P115">ヤ</text:p>
          </table:table-cell>
          <table:table-cell table:style-name="Tabla106.C2" office:value-type="string">
            <text:p text:style-name="P98"><text:ruby text:style-name="Ru1"><text:ruby-base><text:span text:style-name="T60">野</text:span></text:ruby-base><text:ruby-text>や</text:ruby-text></text:ruby><text:span text:style-name="T60">さい</text:span> <text:s text:c="9"/>verduras</text:p>
          </table:table-cell>
          <table:table-cell table:style-name="Tabla106.D2" office:value-type="string">
            <text:p text:style-name="P138"><text:ruby text:style-name="Ru1"><text:ruby-base><text:span text:style-name="T60">分</text:span></text:ruby-base><text:ruby-text>ぶん</text:ruby-text></text:ruby><text:ruby text:style-name="Ru1"><text:ruby-base><text:span text:style-name="T60">野</text:span></text:ruby-base><text:ruby-text>や</text:ruby-text></text:ruby> campo académico</text:p>
          </table:table-cell>
        </table:table-row>
      </table:table>
      <text:p text:style-name="Standard"/>
      <table:table table:name="Tabla440" table:style-name="Tabla440">
        <table:table-column table:style-name="Tabla440.A"/>
        <table:table-column table:style-name="Tabla440.B"/>
        <table:table-column table:style-name="Tabla440.C"/>
        <table:table-column table:style-name="Tabla440.D"/>
        <table:table-row>
          <table:table-cell table:style-name="Tabla440.A1" office:value-type="string">
            <text:p text:style-name="P30">畑</text:p>
          </table:table-cell>
          <table:table-cell table:style-name="Tabla440.A1" office:value-type="string">
            <text:p text:style-name="P92">はたけ</text:p>
          </table:table-cell>
          <table:table-cell table:style-name="Tabla440.A1" office:value-type="string">
            <text:p text:style-name="P76"><text:ruby text:style-name="Ru1"><text:ruby-base><text:span text:style-name="T60">畑</text:span></text:ruby-base><text:ruby-text>はたけ</text:ruby-text></text:ruby> <text:s text:c="3"/>campo de cultivo</text:p>
          </table:table-cell>
          <table:table-cell table:style-name="Tabla440.D1" office:value-type="string">
            <text:p text:style-name="P144"/>
          </table:table-cell>
        </table:table-row>
      </table:table>
      <text:p text:style-name="P18"/>
      <text:p text:style-name="P57"/>
      <text:p text:style-name="P57"/>
      <text:p text:style-name="P57"/>
      <text:p text:style-name="P57"/>
      <text:p text:style-name="P57"/>
      <text:p text:style-name="P57"/>
      <text:p text:style-name="P5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86">花</text:p>
            </table:table-cell>
            <table:table-cell table:style-name="Tabla6.A1" office:value-type="string">
              <text:p text:style-name="P92">はな</text:p>
            </table:table-cell>
            <table:table-cell table:style-name="Tabla6.C1" office:value-type="string">
              <text:p text:style-name="P76"><text:ruby text:style-name="Ru1"><text:ruby-base><text:span text:style-name="T60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76"><text:ruby text:style-name="Ru1"><text:ruby-base><text:span text:style-name="T60">花</text:span></text:ruby-base><text:ruby-text>はな</text:ruby-text></text:ruby><text:span text:style-name="T60">たば</text:span> <text:s text:c="2"/>ramo de flores</text:p>
            </table:table-cell>
          </table:table-row>
        </table:table-header-rows>
        <table:table-row>
          <table:covered-table-cell/>
          <table:table-cell table:style-name="Tabla6.A1" office:value-type="string">
            <text:p text:style-name="P71">ばな</text:p>
          </table:table-cell>
          <table:table-cell table:style-name="Tabla6.C2" office:value-type="string">
            <text:p text:style-name="P76"><text:ruby text:style-name="Ru1"><text:ruby-base><text:span text:style-name="T60">草</text:span></text:ruby-base><text:ruby-text>くさ</text:ruby-text></text:ruby><text:ruby text:style-name="Ru1"><text:ruby-base><text:span text:style-name="T12">花</text:span></text:ruby-base><text:ruby-text>ばな</text:ruby-text></text:ruby>　 <text:s text:c="15"/>planta</text:p>
          </table:table-cell>
          <table:table-cell table:style-name="Tabla6.D2" office:value-type="string">
            <text:p text:style-name="P76"/>
          </table:table-cell>
        </table:table-row>
        <table:table-row>
          <table:covered-table-cell/>
          <table:table-cell table:style-name="Tabla6.B3" office:value-type="string">
            <text:p text:style-name="P92">カ</text:p>
          </table:table-cell>
          <table:table-cell table:style-name="Tabla6.C2" office:value-type="string">
            <text:p text:style-name="P76"><text:ruby text:style-name="Ru1"><text:ruby-base><text:span text:style-name="T60">花</text:span></text:ruby-base><text:ruby-text>か</text:ruby-text></text:ruby><text:span text:style-name="T60">びん </text:span><text:s text:c="13"/><text:span text:style-name="T59">florero</text:span></text:p>
          </table:table-cell>
          <table:table-cell table:style-name="Tabla6.D2" office:value-type="string">
            <text:p text:style-name="P76"><text:ruby text:style-name="Ru1"><text:ruby-base><text:span text:style-name="T60">花</text:span></text:ruby-base><text:ruby-text>か</text:ruby-text></text:ruby><text:span text:style-name="T60">だん</text:span> <text:s text:c="12"/>parterre</text:p>
          </table:table-cell>
        </table:table-row>
      </table:table>
      <text:p text:style-name="P5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87">草</text:p>
            </table:table-cell>
            <table:table-cell table:style-name="Tabla7.A1" office:value-type="string">
              <text:p text:style-name="P92">くさ</text:p>
            </table:table-cell>
            <table:table-cell table:style-name="Tabla7.C1" office:value-type="string">
              <text:p text:style-name="P76"><text:ruby text:style-name="Ru1"><text:ruby-base><text:span text:style-name="T60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76"><text:ruby text:style-name="Ru1"><text:ruby-base><text:span text:style-name="T60">草</text:span></text:ruby-base><text:ruby-text>くさ</text:ruby-text></text:ruby><text:span text:style-name="T60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92">ソウ</text:p>
          </table:table-cell>
          <table:table-cell table:style-name="Tabla7.C2" office:value-type="string">
            <text:p text:style-name="P76"><text:ruby text:style-name="Ru1"><text:ruby-base><text:span text:style-name="T60">草</text:span></text:ruby-base><text:ruby-text>そう</text:ruby-text></text:ruby><text:ruby text:style-name="Ru1"><text:ruby-base><text:span text:style-name="T60">原</text:span></text:ruby-base><text:ruby-text>げん</text:ruby-text></text:ruby> <text:s text:c="17"/>pradera</text:p>
          </table:table-cell>
          <table:table-cell table:style-name="Tabla7.D2" office:value-type="string">
            <text:p text:style-name="P138"><text:span text:style-name="T60">れんげ</text:span><text:ruby text:style-name="Ru1"><text:ruby-base><text:span text:style-name="T60">草</text:span></text:ruby-base><text:ruby-text>そう</text:ruby-text></text:ruby> <text:s text:c="4"/>flor de loto</text:p>
          </table:table-cell>
        </table:table-row>
      </table:table>
      <text:p text:style-name="P51"/>
      <table:table table:name="Tabla426" table:style-name="Tabla426">
        <table:table-column table:style-name="Tabla426.A"/>
        <table:table-column table:style-name="Tabla426.B"/>
        <table:table-column table:style-name="Tabla426.C"/>
        <table:table-column table:style-name="Tabla426.D"/>
        <table:table-header-rows>
          <table:table-row>
            <table:table-cell table:style-name="Tabla426.A1" table:number-rows-spanned="3" office:value-type="string">
              <text:p text:style-name="P87">葉</text:p>
            </table:table-cell>
            <table:table-cell table:style-name="Tabla426.A1" office:value-type="string">
              <text:p text:style-name="P92">は</text:p>
            </table:table-cell>
            <table:table-cell table:style-name="Tabla426.C1" office:value-type="string">
              <text:p text:style-name="P76"><text:ruby text:style-name="Ru1"><text:ruby-base><text:span text:style-name="T60">葉</text:span></text:ruby-base><text:ruby-text>は</text:ruby-text></text:ruby> <text:s text:c="25"/>hojas</text:p>
            </table:table-cell>
            <table:table-cell table:style-name="Tabla426.D1" office:value-type="string">
              <text:p text:style-name="P76"/>
            </table:table-cell>
          </table:table-row>
        </table:table-header-rows>
        <table:table-row>
          <table:covered-table-cell/>
          <table:table-cell table:style-name="Tabla426.B2" office:value-type="string">
            <text:p text:style-name="P92">ば</text:p>
          </table:table-cell>
          <table:table-cell table:style-name="Tabla426.C2" office:value-type="string">
            <text:p text:style-name="P76"><text:ruby text:style-name="Ru1"><text:ruby-base><text:span text:style-name="T60">落</text:span></text:ruby-base><text:ruby-text>お</text:ruby-text></text:ruby><text:span text:style-name="T60">ち</text:span><text:ruby text:style-name="Ru1"><text:ruby-base><text:span text:style-name="T60">葉</text:span></text:ruby-base><text:ruby-text>は</text:ruby-text></text:ruby> <text:s text:c="5"/>hojas caídas</text:p>
          </table:table-cell>
          <table:table-cell table:style-name="Tabla426.D2" office:value-type="string">
            <text:p text:style-name="P76"/>
          </table:table-cell>
        </table:table-row>
        <table:table-row>
          <table:covered-table-cell/>
          <table:table-cell table:style-name="Tabla426.B2" office:value-type="string">
            <text:p text:style-name="P92">ヨウ</text:p>
          </table:table-cell>
          <table:table-cell table:style-name="Tabla426.C2" office:value-type="string">
            <text:p text:style-name="P76"><text:span text:style-name="T60">~</text:span><text:ruby text:style-name="Ru1"><text:ruby-base><text:span text:style-name="T60">葉</text:span></text:ruby-base><text:ruby-text>よう</text:ruby-text></text:ruby> <text:s text:c="9"/>[cosas planas]</text:p>
          </table:table-cell>
          <table:table-cell table:style-name="Tabla426.D2" office:value-type="string">
            <text:p text:style-name="P138"/>
          </table:table-cell>
        </table:table-row>
      </table:table>
      <text:p text:style-name="P51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87">根</text:p>
            </table:table-cell>
            <table:table-cell table:style-name="Tabla324.A1" office:value-type="string">
              <text:p text:style-name="P92">ね</text:p>
            </table:table-cell>
            <table:table-cell table:style-name="Tabla324.A1" office:value-type="string">
              <text:p text:style-name="P76"><text:ruby text:style-name="Ru1"><text:ruby-base><text:span text:style-name="T60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76"/>
            </table:table-cell>
          </table:table-row>
        </table:table-header-rows>
      </table:table>
      <text:p text:style-name="P170"/>
      <text:p text:style-name="P56"/>
      <text:p text:style-name="P171"/>
      <text:p text:style-name="P172"/>
      <text:p text:style-name="P172"/>
      <text:p text:style-name="P172"/>
      <text:p text:style-name="P172"/>
      <text:p text:style-name="P181"/>
      <text:p text:style-name="P66">NATURALEZA – FÍSICA</text:p>
      <text:p text:style-name="Standard"/>
      <text:p text:style-name="P127"/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row>
          <table:table-cell table:style-name="Tabla381.A1" office:value-type="string">
            <text:p text:style-name="P86">湯</text:p>
          </table:table-cell>
          <table:table-cell table:style-name="Tabla381.A1" office:value-type="string">
            <text:p text:style-name="P92">ゆ</text:p>
          </table:table-cell>
          <table:table-cell table:style-name="Tabla381.A1" office:value-type="string">
            <text:p text:style-name="P76"><text:ruby text:style-name="Ru1"><text:ruby-base><text:span text:style-name="T60">湯</text:span></text:ruby-base><text:ruby-text>ゆ</text:ruby-text></text:ruby> <text:s text:c="11"/>agua caliente</text:p>
          </table:table-cell>
          <table:table-cell table:style-name="Tabla381.D1" office:value-type="string">
            <text:p text:style-name="P76"><text:ruby text:style-name="Ru1"><text:ruby-base><text:span text:style-name="T60">湯</text:span></text:ruby-base><text:ruby-text>ゆ</text:ruby-text></text:ruby><text:ruby text:style-name="Ru1"><text:ruby-base><text:span text:style-name="T60">船</text:span></text:ruby-base><text:ruby-text>ぶね</text:ruby-text></text:ruby> <text:s text:c="18"/>bañera</text:p>
          </table:table-cell>
        </table:table-row>
      </table:table>
      <text:p text:style-name="P51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86">原</text:p>
          </table:table-cell>
          <table:table-cell table:style-name="Tabla151.A1" office:value-type="string">
            <text:p text:style-name="P115">ゲン</text:p>
          </table:table-cell>
          <table:table-cell table:style-name="Tabla151.A1" office:value-type="string">
            <text:p text:style-name="P98"><text:ruby text:style-name="Ru1"><text:ruby-base><text:span text:style-name="T60">原</text:span></text:ruby-base><text:ruby-text>げん</text:ruby-text></text:ruby><text:ruby text:style-name="Ru1"><text:ruby-base><text:span text:style-name="T60">子</text:span></text:ruby-base><text:ruby-text>し</text:ruby-text></text:ruby> <text:s text:c="18"/>átomo</text:p>
          </table:table-cell>
          <table:table-cell table:style-name="Tabla151.D1" office:value-type="string">
            <text:p text:style-name="P98"><text:ruby text:style-name="Ru1"><text:ruby-base><text:span text:style-name="T60">原</text:span></text:ruby-base><text:ruby-text>げん</text:ruby-text></text:ruby><text:ruby text:style-name="Ru1"><text:ruby-base><text:span text:style-name="T60">子</text:span></text:ruby-base><text:ruby-text>し</text:ruby-text></text:ruby><text:ruby text:style-name="Ru1"><text:ruby-base><text:span text:style-name="T60">力</text:span></text:ruby-base><text:ruby-text>りょく</text:ruby-text></text:ruby> </text:p>
            <text:p text:style-name="P98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115">はら</text:p>
          </table:table-cell>
          <table:table-cell table:style-name="Tabla151.B2" office:value-type="string">
            <text:p text:style-name="P98"><text:ruby text:style-name="Ru1"><text:ruby-base><text:span text:style-name="T60">原</text:span></text:ruby-base><text:ruby-text>はら</text:ruby-text></text:ruby><text:span text:style-name="T60">っぱ</text:span></text:p>
            <text:p text:style-name="P98"><text:span text:style-name="T24"><text:s text:c="9"/></text:span><text:span text:style-name="T7">campo (coloquial)</text:span></text:p>
          </table:table-cell>
          <table:table-cell table:style-name="Tabla151.D2" office:value-type="string">
            <text:p text:style-name="P98"/>
          </table:table-cell>
        </table:table-row>
      </table:table>
      <text:p text:style-name="P127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office:value-type="string">
            <text:p text:style-name="P86">炭</text:p>
          </table:table-cell>
          <table:table-cell table:style-name="Tabla362.A1" office:value-type="string">
            <text:p text:style-name="P92">すみ</text:p>
          </table:table-cell>
          <table:table-cell table:style-name="Tabla362.A1" office:value-type="string">
            <text:p text:style-name="P76"><text:ruby text:style-name="Ru1"><text:ruby-base><text:span text:style-name="T60">炭</text:span></text:ruby-base><text:ruby-text>すみ</text:ruby-text></text:ruby> <text:s text:c="22"/>carbón</text:p>
          </table:table-cell>
          <table:table-cell table:style-name="Tabla362.D1" office:value-type="string">
            <text:p text:style-name="P76"/>
          </table:table-cell>
        </table:table-row>
      </table:table>
      <text:p text:style-name="P127"/>
      <table:table table:name="Tabla429" table:style-name="Tabla429">
        <table:table-column table:style-name="Tabla429.A"/>
        <table:table-column table:style-name="Tabla429.B"/>
        <table:table-column table:style-name="Tabla429.C"/>
        <table:table-column table:style-name="Tabla429.D"/>
        <table:table-row>
          <table:table-cell table:style-name="Tabla429.A1" table:number-rows-spanned="2" office:value-type="string">
            <text:p text:style-name="P86">流</text:p>
          </table:table-cell>
          <table:table-cell table:style-name="Tabla429.A1" table:number-rows-spanned="2" office:value-type="string">
            <text:p text:style-name="P92">リュウ</text:p>
          </table:table-cell>
          <table:table-cell table:style-name="Tabla429.A1" office:value-type="string">
            <text:p text:style-name="P76"><text:ruby text:style-name="Ru1"><text:ruby-base><text:span text:style-name="T60">水</text:span></text:ruby-base><text:ruby-text>すい</text:ruby-text></text:ruby><text:ruby text:style-name="Ru1"><text:ruby-base><text:span text:style-name="T60">流</text:span></text:ruby-base><text:ruby-text>りゅう</text:ruby-text></text:ruby> corriente (agua)</text:p>
          </table:table-cell>
          <table:table-cell table:style-name="Tabla429.D1" office:value-type="string">
            <text:p text:style-name="P99"><text:ruby text:style-name="Ru1"><text:ruby-base><text:span text:style-name="T60">上</text:span></text:ruby-base><text:ruby-text>じょう</text:ruby-text></text:ruby><text:ruby text:style-name="Ru1"><text:ruby-base><text:span text:style-name="T60">流</text:span></text:ruby-base><text:ruby-text>りゅう</text:ruby-text></text:ruby> <text:s/>corriente arriba</text:p>
          </table:table-cell>
        </table:table-row>
        <table:table-row>
          <table:covered-table-cell/>
          <table:covered-table-cell/>
          <table:table-cell table:style-name="Tabla429.C2" office:value-type="string">
            <text:p text:style-name="P99"><text:ruby text:style-name="Ru1"><text:ruby-base><text:span text:style-name="T60">気</text:span></text:ruby-base><text:ruby-text>き</text:ruby-text></text:ruby><text:ruby text:style-name="Ru1"><text:ruby-base><text:span text:style-name="T60">流</text:span></text:ruby-base><text:ruby-text>りゅう</text:ruby-text></text:ruby> <text:s text:c="2"/>corriente (aire)</text:p>
          </table:table-cell>
          <table:table-cell table:style-name="Tabla429.D2" office:value-type="string">
            <text:p text:style-name="P99"/>
          </table:table-cell>
        </table:table-row>
      </table:table>
      <text:p text:style-name="P51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86">電</text:p>
          </table:table-cell>
          <table:table-cell table:style-name="Tabla78.A1" office:value-type="string">
            <text:p text:style-name="P92">デン</text:p>
          </table:table-cell>
          <table:table-cell table:style-name="Tabla78.A1" office:value-type="string">
            <text:p text:style-name="P76"><text:ruby text:style-name="Ru1"><text:ruby-base><text:span text:style-name="T60">電</text:span></text:ruby-base><text:ruby-text>でん</text:ruby-text></text:ruby><text:ruby text:style-name="Ru1"><text:ruby-base><text:span text:style-name="T60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76"><text:ruby text:style-name="Ru1"><text:ruby-base><text:span text:style-name="T60">電</text:span></text:ruby-base><text:ruby-text>でん</text:ruby-text></text:ruby><text:ruby text:style-name="Ru1"><text:ruby-base><text:span text:style-name="T60">話</text:span></text:ruby-base><text:ruby-text>わ</text:ruby-text></text:ruby> <text:s text:c="17"/>teléfono</text:p>
          </table:table-cell>
        </table:table-row>
      </table:table>
      <text:p text:style-name="P51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86">気</text:p>
            </table:table-cell>
            <table:table-cell table:style-name="Tabla145.A1" office:value-type="string">
              <text:p text:style-name="P92">キ</text:p>
            </table:table-cell>
            <table:table-cell table:style-name="Tabla145.A1" office:value-type="string">
              <text:p text:style-name="P94"><text:ruby text:style-name="Ru1"><text:ruby-base><text:span text:style-name="T60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94"><text:ruby text:style-name="Ru1"><text:ruby-base><text:span text:style-name="T60">気</text:span></text:ruby-base><text:ruby-text>き</text:ruby-text></text:ruby><text:ruby text:style-name="Ru1"><text:ruby-base><text:span text:style-name="T60">持</text:span></text:ruby-base><text:ruby-text>も</text:ruby-text></text:ruby><text:span text:style-name="T60">ち</text:span><text:span text:style-name="T1"> <text:s text:c="5"/>sensaciones</text:span></text:p>
            </table:table-cell>
          </table:table-row>
        </table:table-header-rows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86">球</text:p>
          </table:table-cell>
          <table:table-cell table:style-name="Tabla285.A1" office:value-type="string">
            <text:p text:style-name="P114">たま</text:p>
          </table:table-cell>
          <table:table-cell table:style-name="Tabla285.A1" office:value-type="string">
            <text:p text:style-name="P76"><text:ruby text:style-name="Ru1"><text:ruby-base><text:span text:style-name="T60">球</text:span></text:ruby-base><text:ruby-text>たま</text:ruby-text></text:ruby> <text:s text:c="22"/>esfera</text:p>
          </table:table-cell>
          <table:table-cell table:style-name="Tabla285.D1" office:value-type="string">
            <text:p text:style-name="P99"><text:s text:c="10"/></text:p>
          </table:table-cell>
        </table:table-row>
        <table:table-row>
          <table:covered-table-cell/>
          <table:table-cell table:style-name="Tabla285.B2" office:value-type="string">
            <text:p text:style-name="P115">キュウ</text:p>
          </table:table-cell>
          <table:table-cell table:style-name="Tabla285.C2" office:value-type="string">
            <text:p text:style-name="P103"><text:ruby text:style-name="Ru1"><text:ruby-base><text:span text:style-name="T60">地</text:span></text:ruby-base><text:ruby-text>ち</text:ruby-text></text:ruby><text:ruby text:style-name="Ru1"><text:ruby-base><text:span text:style-name="T60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98"><text:ruby text:style-name="Ru1"><text:ruby-base><text:span text:style-name="T60">野</text:span></text:ruby-base><text:ruby-text>や</text:ruby-text></text:ruby><text:ruby text:style-name="Ru1"><text:ruby-base><text:span text:style-name="T60">球</text:span></text:ruby-base><text:ruby-text>きゅう</text:ruby-text></text:ruby> <text:s text:c="16"/>béisbol</text:p>
          </table:table-cell>
        </table:table-row>
      </table:table>
      <text:p text:style-name="P51"/>
      <table:table table:name="Tabla399" table:style-name="Tabla399">
        <table:table-column table:style-name="Tabla399.A"/>
        <table:table-column table:style-name="Tabla399.B"/>
        <table:table-column table:style-name="Tabla399.C"/>
        <table:table-column table:style-name="Tabla399.D"/>
        <table:table-header-rows>
          <table:table-row>
            <table:table-cell table:style-name="Tabla399.A1" office:value-type="string">
              <text:p text:style-name="P86">氷</text:p>
            </table:table-cell>
            <table:table-cell table:style-name="Tabla399.A1" office:value-type="string">
              <text:p text:style-name="P92">こおり</text:p>
            </table:table-cell>
            <table:table-cell table:style-name="Tabla399.A1" office:value-type="string">
              <text:p text:style-name="P94"><text:ruby text:style-name="Ru1"><text:ruby-base><text:span text:style-name="T60">氷</text:span></text:ruby-base><text:ruby-text>こおり</text:ruby-text></text:ruby><text:span text:style-name="T1"> <text:s text:c="22"/>hielo</text:span></text:p>
            </table:table-cell>
            <table:table-cell table:style-name="Tabla399.D1" office:value-type="string">
              <text:p text:style-name="P76"/>
            </table:table-cell>
          </table:table-row>
        </table:table-header-rows>
      </table:table>
      <text:p text:style-name="P52"/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header-rows>
          <table:table-row>
            <table:table-cell table:style-name="Tabla375.A1" office:value-type="string">
              <text:p text:style-name="P86">鉄</text:p>
            </table:table-cell>
            <table:table-cell table:style-name="Tabla375.A1" office:value-type="string">
              <text:p text:style-name="P92">テツ</text:p>
            </table:table-cell>
            <table:table-cell table:style-name="Tabla375.A1" office:value-type="string">
              <text:p text:style-name="P94"><text:ruby text:style-name="Ru1"><text:ruby-base><text:span text:style-name="T60">鉄</text:span></text:ruby-base><text:ruby-text>てつ</text:ruby-text></text:ruby><text:span text:style-name="T1"> <text:s text:c="23"/>hierro</text:span></text:p>
            </table:table-cell>
            <table:table-cell table:style-name="Tabla375.D1" office:value-type="string">
              <text:p text:style-name="P94"><text:ruby text:style-name="Ru1"><text:ruby-base><text:span text:style-name="T60">地</text:span></text:ruby-base><text:ruby-text>ち</text:ruby-text></text:ruby><text:ruby text:style-name="Ru1"><text:ruby-base><text:span text:style-name="T86">下</text:span></text:ruby-base><text:ruby-text>か</text:ruby-text></text:ruby><text:ruby text:style-name="Ru1"><text:ruby-base><text:span text:style-name="T60">鉄</text:span></text:ruby-base><text:ruby-text>てつ</text:ruby-text></text:ruby><text:span text:style-name="T1"> <text:s text:c="16"/>metro</text:span></text:p>
            </table:table-cell>
          </table:table-row>
        </table:table-header-rows>
      </table:table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86">光</text:p>
          </table:table-cell>
          <table:table-cell table:style-name="Tabla4.A1" office:value-type="string">
            <text:p text:style-name="P114">ひかり</text:p>
          </table:table-cell>
          <table:table-cell table:style-name="Tabla4.C1" office:value-type="string">
            <text:p text:style-name="P94"><text:ruby text:style-name="Ru1"><text:ruby-base><text:span text:style-name="T60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98"/>
          </table:table-cell>
        </table:table-row>
        <table:table-row>
          <table:covered-table-cell/>
          <table:table-cell table:style-name="Tabla4.B2" office:value-type="string">
            <text:p text:style-name="P114">ひか</text:p>
          </table:table-cell>
          <table:table-cell table:style-name="Tabla4.C2" office:value-type="string">
            <text:p text:style-name="P110"><text:ruby text:style-name="Ru1"><text:ruby-base><text:span text:style-name="T9">光</text:span></text:ruby-base><text:ruby-text>ひか</text:ruby-text></text:ruby><text:span text:style-name="T60">る</text:span><text:span text:style-name="T1"> <text:s text:c="19"/>brillar</text:span></text:p>
          </table:table-cell>
          <table:table-cell table:style-name="Tabla4.D2" office:value-type="string">
            <text:p text:style-name="P110"/>
          </table:table-cell>
        </table:table-row>
        <table:table-row>
          <table:covered-table-cell/>
          <table:table-cell table:style-name="Tabla4.B2" office:value-type="string">
            <text:p text:style-name="P115">コウ</text:p>
          </table:table-cell>
          <table:table-cell table:style-name="Tabla4.C2" office:value-type="string">
            <text:p text:style-name="P110"><text:ruby text:style-name="Ru1"><text:ruby-base><text:span text:style-name="T87">日</text:span></text:ruby-base><text:ruby-text>にっ</text:ruby-text></text:ruby><text:ruby text:style-name="Ru1"><text:ruby-base><text:span text:style-name="T60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25"/>
          </table:table-cell>
        </table:table-row>
      </table:table>
      <text:p text:style-name="P51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31">銀</text:p>
          </table:table-cell>
          <table:table-cell table:style-name="Tabla247.A1" office:value-type="string">
            <text:p text:style-name="P92">しろがね</text:p>
          </table:table-cell>
          <table:table-cell table:style-name="Tabla247.C1" office:value-type="string">
            <text:p text:style-name="P76"><text:ruby text:style-name="Ru1"><text:ruby-base><text:span text:style-name="T60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76"/>
          </table:table-cell>
        </table:table-row>
        <table:table-row>
          <table:covered-table-cell/>
          <table:table-cell table:style-name="Tabla247.B2" office:value-type="string">
            <text:p text:style-name="P132">ギン</text:p>
          </table:table-cell>
          <table:table-cell table:style-name="Tabla247.C2" office:value-type="string">
            <text:p text:style-name="P138"><text:ruby text:style-name="Ru1"><text:ruby-base><text:span text:style-name="T60">銀</text:span></text:ruby-base><text:ruby-text>ぎん</text:ruby-text></text:ruby><text:ruby text:style-name="Ru1"><text:ruby-base><text:span text:style-name="T60">行</text:span></text:ruby-base><text:ruby-text>こう</text:ruby-text></text:ruby> <text:s text:c="19"/>banco</text:p>
          </table:table-cell>
          <table:table-cell table:style-name="Tabla247.D2" office:value-type="string">
            <text:p text:style-name="P76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86">音</text:p>
          </table:table-cell>
          <table:table-cell table:style-name="Tabla108.A1" office:value-type="string">
            <text:p text:style-name="P92">おと</text:p>
          </table:table-cell>
          <table:table-cell table:style-name="Tabla108.C1" office:value-type="string">
            <text:p text:style-name="P76"><text:ruby text:style-name="Ru1"><text:ruby-base><text:span text:style-name="T76">音</text:span></text:ruby-base><text:ruby-text>おと</text:ruby-text></text:ruby> <text:s text:c="22"/>sonido</text:p>
          </table:table-cell>
          <table:table-cell table:style-name="Tabla108.D1" office:value-type="string">
            <text:p text:style-name="P76"><text:ruby text:style-name="Ru2"><text:ruby-base><text:span text:style-name="T76">足</text:span></text:ruby-base><text:ruby-text>あし</text:ruby-text></text:ruby><text:ruby text:style-name="Ru1"><text:ruby-base><text:span text:style-name="T76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92">オン</text:p>
          </table:table-cell>
          <table:table-cell table:style-name="Tabla108.B2" office:value-type="string">
            <text:p text:style-name="P76"><text:ruby text:style-name="Ru1"><text:ruby-base><text:span text:style-name="T76">音</text:span></text:ruby-base><text:ruby-text>おん</text:ruby-text></text:ruby><text:ruby text:style-name="Ru1"><text:ruby-base><text:span text:style-name="T76">楽</text:span></text:ruby-base><text:ruby-text>がく</text:ruby-text></text:ruby><text:ruby text:style-name="Ru1"><text:ruby-base><text:span text:style-name="T76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76"/>
          </table:table-cell>
        </table:table-row>
      </table:table>
      <text:p text:style-name="P44"/>
      <text:p text:style-name="P181"/>
      <text:p text:style-name="P65">COMIDA - BEBIDA</text:p>
      <text:p text:style-name="Standard"/>
      <text:p text:style-name="Standard"/>
      <table:table table:name="Tabla392" table:style-name="Tabla392">
        <table:table-column table:style-name="Tabla392.A"/>
        <table:table-column table:style-name="Tabla392.B"/>
        <table:table-column table:style-name="Tabla392.C"/>
        <table:table-column table:style-name="Tabla392.D"/>
        <table:table-row>
          <table:table-cell table:style-name="Tabla392.A1" table:number-rows-spanned="2" office:value-type="string">
            <text:p text:style-name="P86">油</text:p>
          </table:table-cell>
          <table:table-cell table:style-name="Tabla392.A1" office:value-type="string">
            <text:p text:style-name="P114">あぶら</text:p>
          </table:table-cell>
          <table:table-cell table:style-name="Tabla392.A1" office:value-type="string">
            <text:p text:style-name="P76"><text:ruby text:style-name="Ru1"><text:ruby-base><text:span text:style-name="T60">油</text:span></text:ruby-base><text:ruby-text>あぶら</text:ruby-text></text:ruby> <text:s text:c="20"/>aceite</text:p>
          </table:table-cell>
          <table:table-cell table:style-name="Tabla392.D1" office:value-type="string">
            <text:p text:style-name="P99"><text:s text:c="8"/></text:p>
          </table:table-cell>
        </table:table-row>
        <table:table-row>
          <table:covered-table-cell/>
          <table:table-cell table:style-name="Tabla392.B2" office:value-type="string">
            <text:p text:style-name="P114">ユ</text:p>
          </table:table-cell>
          <table:table-cell table:style-name="Tabla392.B2" office:value-type="string">
            <text:p text:style-name="P138"><text:ruby text:style-name="Ru1"><text:ruby-base><text:span text:style-name="T60">石</text:span></text:ruby-base><text:ruby-text>せき</text:ruby-text></text:ruby><text:ruby text:style-name="Ru1"><text:ruby-base><text:span text:style-name="T60">油</text:span></text:ruby-base><text:ruby-text>ゆ</text:ruby-text></text:ruby> <text:s text:c="15"/>petróleo</text:p>
          </table:table-cell>
          <table:table-cell table:style-name="Tabla392.D2" office:value-type="string">
            <text:p text:style-name="P99"/>
          </table:table-cell>
        </table:table-row>
      </table:table>
      <text:p text:style-name="P51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86">米</text:p>
          </table:table-cell>
          <table:table-cell table:style-name="Tabla116.A1" office:value-type="string">
            <text:p text:style-name="P114">こめ</text:p>
          </table:table-cell>
          <table:table-cell table:style-name="Tabla116.A1" office:value-type="string">
            <text:p text:style-name="P76"><text:ruby text:style-name="Ru1"><text:ruby-base><text:span text:style-name="T60">米</text:span></text:ruby-base><text:ruby-text>こめ</text:ruby-text></text:ruby> <text:s text:c="24"/>arroz</text:p>
          </table:table-cell>
          <table:table-cell table:style-name="Tabla116.D1" office:value-type="string">
            <text:p text:style-name="P99"><text:s text:c="8"/></text:p>
          </table:table-cell>
        </table:table-row>
        <table:table-row>
          <table:covered-table-cell/>
          <table:table-cell table:style-name="Tabla116.B2" office:value-type="string">
            <text:p text:style-name="P114">ベイ</text:p>
          </table:table-cell>
          <table:table-cell table:style-name="Tabla116.B2" office:value-type="string">
            <text:p text:style-name="P76"><text:ruby text:style-name="Ru1"><text:ruby-base><text:span text:style-name="T60">米</text:span></text:ruby-base><text:ruby-text>べい</text:ruby-text></text:ruby><text:ruby text:style-name="Ru1"><text:ruby-base><text:span text:style-name="T60">国</text:span></text:ruby-base><text:ruby-text>こく</text:ruby-text></text:ruby> <text:s text:c="18"/>EEUU</text:p>
          </table:table-cell>
          <table:table-cell table:style-name="Tabla116.D2" office:value-type="string">
            <text:p text:style-name="P99"/>
          </table:table-cell>
        </table:table-row>
      </table:table>
      <text:p text:style-name="P51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86">酒</text:p>
          </table:table-cell>
          <table:table-cell table:style-name="Tabla251.A1" office:value-type="string">
            <text:p text:style-name="P114">さけ</text:p>
          </table:table-cell>
          <table:table-cell table:style-name="Tabla251.A1" office:value-type="string">
            <text:p text:style-name="P76"><text:span text:style-name="T60">お</text:span><text:ruby text:style-name="Ru1"><text:ruby-base><text:span text:style-name="T60">酒</text:span></text:ruby-base><text:ruby-text>さけ</text:ruby-text></text:ruby> <text:s text:c="16"/>alcohol</text:p>
          </table:table-cell>
          <table:table-cell table:style-name="Tabla251.D1" office:value-type="string">
            <text:p text:style-name="P99"/>
          </table:table-cell>
        </table:table-row>
      </table:table>
      <text:p text:style-name="P18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86">肉</text:p>
          </table:table-cell>
          <table:table-cell table:style-name="Tabla166.A1" table:number-rows-spanned="2" office:value-type="string">
            <text:p text:style-name="P114">ニク</text:p>
          </table:table-cell>
          <table:table-cell table:style-name="Tabla166.A1" office:value-type="string">
            <text:p text:style-name="P76"><text:ruby text:style-name="Ru1"><text:ruby-base><text:span text:style-name="T60">肉</text:span></text:ruby-base><text:ruby-text>にく</text:ruby-text></text:ruby><text:span text:style-name="T68"> <text:s text:c="23"/>carne</text:span></text:p>
          </table:table-cell>
          <table:table-cell table:style-name="Tabla166.D1" office:value-type="string">
            <text:p text:style-name="P99"><text:ruby text:style-name="Ru1"><text:ruby-base><text:span text:style-name="T76">肉</text:span></text:ruby-base><text:ruby-text>にく</text:ruby-text></text:ruby><text:ruby text:style-name="Ru1"><text:ruby-base><text:span text:style-name="T76">体</text:span></text:ruby-base><text:ruby-text>たい</text:ruby-text></text:ruby><text:span text:style-name="T76"> </text:span><text:s text:c="2"/>carne del cuerpo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103"><text:span text:style-name="T60">ぶた</text:span><text:ruby text:style-name="Ru1"><text:ruby-base><text:span text:style-name="T60">肉</text:span></text:ruby-base><text:ruby-text>にく</text:ruby-text></text:ruby><text:span text:style-name="T68"> </text:span></text:p>
            <text:p text:style-name="P103"><text:s text:c="14"/>carne de cerdo</text:p>
          </table:table-cell>
          <table:table-cell table:style-name="Tabla166.D2" office:value-type="string">
            <text:p text:style-name="P103"><text:span text:style-name="T9">きん</text:span><text:ruby text:style-name="Ru1"><text:ruby-base><text:span text:style-name="T9">肉</text:span></text:ruby-base><text:ruby-text>にく</text:ruby-text></text:ruby><text:span text:style-name="T5"> 　 <text:s text:c="7"/></text:span>músculo</text:p>
          </table:table-cell>
        </table:table-row>
      </table:table>
      <text:p text:style-name="P40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88">実</text:p>
          </table:table-cell>
          <table:table-cell table:style-name="Tabla304.A1" office:value-type="string">
            <text:p text:style-name="P115">み</text:p>
          </table:table-cell>
          <table:table-cell table:style-name="Tabla304.A1" office:value-type="string">
            <text:p text:style-name="P103"><text:ruby text:style-name="Ru1"><text:ruby-base><text:span text:style-name="T60">実</text:span></text:ruby-base><text:ruby-text>み</text:ruby-text></text:ruby> 　 <text:s text:c="3"/>fruto (genérico) <text:s text:c="22"/></text:p>
          </table:table-cell>
          <table:table-cell table:style-name="Tabla304.D1" office:value-type="string">
            <text:p text:style-name="P264"><text:span text:style-name="T7"/></text:p>
          </table:table-cell>
        </table:table-row>
        <table:table-row>
          <table:covered-table-cell/>
          <table:table-cell table:style-name="Tabla304.B2" office:value-type="string">
            <text:p text:style-name="P115">ジツ</text:p>
          </table:table-cell>
          <table:table-cell table:style-name="Tabla304.C2" office:value-type="string">
            <text:p text:style-name="P103"><text:ruby text:style-name="Ru1"><text:ruby-base><text:span text:style-name="T84">事</text:span></text:ruby-base><text:ruby-text>じ</text:ruby-text></text:ruby><text:ruby text:style-name="Ru1"><text:ruby-base><text:span text:style-name="T84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12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383" table:style-name="Tabla383">
        <table:table-column table:style-name="Tabla383.A"/>
        <table:table-column table:style-name="Tabla383.B"/>
        <table:table-column table:style-name="Tabla383.C"/>
        <table:table-column table:style-name="Tabla383.D"/>
        <table:table-row>
          <table:table-cell table:style-name="Tabla383.A1" table:number-rows-spanned="3" office:value-type="string">
            <text:p text:style-name="P86">豆</text:p>
          </table:table-cell>
          <table:table-cell table:style-name="Tabla383.A1" office:value-type="string">
            <text:p text:style-name="P114">まめ</text:p>
          </table:table-cell>
          <table:table-cell table:style-name="Tabla383.A1" office:value-type="string">
            <text:p text:style-name="P76"><text:ruby text:style-name="Ru1"><text:ruby-base><text:span text:style-name="T60">豆</text:span></text:ruby-base><text:ruby-text>まめ</text:ruby-text></text:ruby><text:span text:style-name="T68"> <text:s text:c="15"/>legumbres</text:span></text:p>
          </table:table-cell>
          <table:table-cell table:style-name="Tabla383.D1" office:value-type="string">
            <text:p text:style-name="P99"/>
          </table:table-cell>
        </table:table-row>
        <table:table-row>
          <table:covered-table-cell/>
          <table:table-cell table:style-name="Tabla383.A1" office:value-type="string">
            <text:p text:style-name="P71">トウ</text:p>
          </table:table-cell>
          <table:table-cell table:style-name="Tabla383.C2" office:value-type="string">
            <text:p text:style-name="P103"><text:ruby text:style-name="Ru1"><text:ruby-base><text:span text:style-name="T60">豆</text:span></text:ruby-base><text:ruby-text>とう</text:ruby-text></text:ruby><text:span text:style-name="T60">ふ</text:span><text:span text:style-name="T68"> <text:s text:c="21"/></text:span><text:span text:style-name="T70"><text:s/></text:span><text:span text:style-name="T58">tofu</text:span></text:p>
          </table:table-cell>
          <table:table-cell table:style-name="Tabla383.D2" office:value-type="string">
            <text:p text:style-name="P103"/>
          </table:table-cell>
        </table:table-row>
        <table:table-row>
          <table:covered-table-cell/>
          <table:table-cell table:style-name="Tabla383.B3" office:value-type="string">
            <text:p text:style-name="P71">ズ</text:p>
          </table:table-cell>
          <table:table-cell table:style-name="Tabla383.C2" office:value-type="string">
            <text:p text:style-name="P103"><text:ruby text:style-name="Ru1"><text:ruby-base><text:span text:style-name="T60">大</text:span></text:ruby-base><text:ruby-text>だい</text:ruby-text></text:ruby><text:ruby text:style-name="Ru1"><text:ruby-base><text:span text:style-name="T60">豆</text:span></text:ruby-base><text:ruby-text>ず</text:ruby-text></text:ruby><text:span text:style-name="T68"> <text:s text:c="7"/>salsa de soja</text:span></text:p>
          </table:table-cell>
          <table:table-cell table:style-name="Tabla383.D2" office:value-type="string">
            <text:p text:style-name="P103"/>
          </table:table-cell>
        </table:table-row>
      </table:table>
      <text:p text:style-name="P51"/>
      <table:table table:name="Tabla417" table:style-name="Tabla417">
        <table:table-column table:style-name="Tabla417.A"/>
        <table:table-column table:style-name="Tabla417.B"/>
        <table:table-column table:style-name="Tabla417.C"/>
        <table:table-column table:style-name="Tabla417.D"/>
        <table:table-row>
          <table:table-cell table:style-name="Tabla417.A1" office:value-type="string">
            <text:p text:style-name="P86">薬</text:p>
          </table:table-cell>
          <table:table-cell table:style-name="Tabla417.A1" office:value-type="string">
            <text:p text:style-name="P114">くすり</text:p>
          </table:table-cell>
          <table:table-cell table:style-name="Tabla417.A1" office:value-type="string">
            <text:p text:style-name="P76"><text:ruby text:style-name="Ru1"><text:ruby-base><text:span text:style-name="T60">薬</text:span></text:ruby-base><text:ruby-text>くすり</text:ruby-text></text:ruby> <text:s text:c="16"/>medicina</text:p>
          </table:table-cell>
          <table:table-cell table:style-name="Tabla417.D1" office:value-type="string">
            <text:p text:style-name="P99"/>
          </table:table-cell>
        </table:table-row>
      </table:table>
      <text:p text:style-name="P18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table:number-rows-spanned="2" office:value-type="string">
            <text:p text:style-name="P86">味</text:p>
          </table:table-cell>
          <table:table-cell table:style-name="Tabla316.A1" office:value-type="string">
            <text:p text:style-name="P92">あじ</text:p>
          </table:table-cell>
          <table:table-cell table:style-name="Tabla316.C1" office:value-type="string">
            <text:p text:style-name="P157"><text:ruby text:style-name="Ru1"><text:ruby-base><text:span text:style-name="T76">味</text:span></text:ruby-base><text:ruby-text>あじ</text:ruby-text></text:ruby><text:span text:style-name="T64"> <text:s text:c="24"/>sabor <text:s text:c="9"/></text:span></text:p>
          </table:table-cell>
          <table:table-cell table:style-name="Tabla316.D1" office:value-type="string">
            <text:p text:style-name="P76"/>
          </table:table-cell>
        </table:table-row>
        <table:table-row>
          <table:covered-table-cell/>
          <table:table-cell table:style-name="Tabla316.B2" office:value-type="string">
            <text:p text:style-name="P92">ミ</text:p>
          </table:table-cell>
          <table:table-cell table:style-name="Tabla316.B2" office:value-type="string">
            <text:p text:style-name="P76"><text:ruby text:style-name="Ru1"><text:ruby-base><text:span text:style-name="T76">味</text:span></text:ruby-base><text:ruby-text>み</text:ruby-text></text:ruby><text:span text:style-name="T76">かく</text:span> <text:s/></text:p>
            <text:p text:style-name="P76"><text:s text:c="11"/>sentido del gusto</text:p>
          </table:table-cell>
          <table:table-cell table:style-name="Tabla316.D2" office:value-type="string">
            <text:p text:style-name="P76"/>
          </table:table-cell>
        </table:table-row>
      </table:table>
      <text:p text:style-name="P51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86">麦</text:p>
          </table:table-cell>
          <table:table-cell table:style-name="Tabla158.A1" office:value-type="string">
            <text:p text:style-name="P114">むぎ</text:p>
          </table:table-cell>
          <table:table-cell table:style-name="Tabla158.A1" office:value-type="string">
            <text:p text:style-name="P76"><text:ruby text:style-name="Ru1"><text:ruby-base><text:span text:style-name="T60">麦</text:span></text:ruby-base><text:ruby-text>むぎ</text:ruby-text></text:ruby><text:span text:style-name="T68"> <text:s text:c="25"/>trigo</text:span></text:p>
          </table:table-cell>
          <table:table-cell table:style-name="Tabla158.D1" office:value-type="string">
            <text:p text:style-name="P99"><text:ruby text:style-name="Ru1"><text:ruby-base><text:span text:style-name="T60">麦</text:span></text:ruby-base><text:ruby-text>むぎ</text:ruby-text></text:ruby><text:ruby text:style-name="Ru1"><text:ruby-base><text:span text:style-name="T60">茶</text:span></text:ruby-base><text:ruby-text>ちゃ</text:ruby-text></text:ruby> <text:s text:c="13"/>té de trigo</text:p>
          </table:table-cell>
        </table:table-row>
      </table:table>
      <text:p text:style-name="P18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88">茶</text:p>
          </table:table-cell>
          <table:table-cell table:style-name="Tabla173.A1" office:value-type="string">
            <text:p text:style-name="P114">チャ</text:p>
          </table:table-cell>
          <table:table-cell table:style-name="Tabla173.A1" office:value-type="string">
            <text:p text:style-name="P76"><text:span text:style-name="T60">お</text:span><text:ruby text:style-name="Ru1"><text:ruby-base><text:span text:style-name="T60">茶</text:span></text:ruby-base><text:ruby-text>ちゃ</text:ruby-text></text:ruby> <text:s text:c="25"/>té</text:p>
          </table:table-cell>
          <table:table-cell table:style-name="Tabla173.D1" office:value-type="string">
            <text:p text:style-name="P36"><text:ruby text:style-name="Ru1"><text:ruby-base><text:span text:style-name="T62">茶</text:span></text:ruby-base><text:ruby-text>ちゃ</text:ruby-text></text:ruby><text:ruby text:style-name="Ru1"><text:ruby-base><text:span text:style-name="T62">色</text:span></text:ruby-base><text:ruby-text>いろ</text:ruby-text></text:ruby><text:span text:style-name="T62">い</text:span><text:span text:style-name="T4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115">サ</text:p>
          </table:table-cell>
          <table:table-cell table:style-name="Tabla173.C2" office:value-type="string">
            <text:p text:style-name="P103"><text:ruby text:style-name="Ru1"><text:ruby-base><text:span text:style-name="T60">茶</text:span></text:ruby-base><text:ruby-text>さ</text:ruby-text></text:ruby><text:ruby text:style-name="Ru1"><text:ruby-base><text:span text:style-name="T60">道</text:span></text:ruby-base><text:ruby-text>どう</text:ruby-text></text:ruby> <text:s/>ceremonia del té</text:p>
          </table:table-cell>
          <table:table-cell table:style-name="Tabla173.D2" office:value-type="string">
            <text:p text:style-name="P127">　 <text:s text:c="5"/></text:p>
          </table:table-cell>
        </table:table-row>
      </table:table>
      <text:p text:style-name="P50"/>
      <text:p text:style-name="P51"/>
      <text:p text:style-name="P51"/>
      <text:p text:style-name="P51"/>
      <text:p text:style-name="P57"/>
      <text:p text:style-name="P181"/>
      <text:p text:style-name="P65">ANIMALES</text:p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86">羽</text:p>
          </table:table-cell>
          <table:table-cell table:style-name="Tabla50.A1" office:value-type="string">
            <text:p text:style-name="P92">はね</text:p>
          </table:table-cell>
          <table:table-cell table:style-name="Tabla50.A1" office:value-type="string">
            <text:p text:style-name="P76"><text:ruby text:style-name="Ru1"><text:ruby-base><text:span text:style-name="T60">羽</text:span></text:ruby-base><text:ruby-text>はね</text:ruby-text></text:ruby> <text:s text:c="26"/>alas</text:p>
          </table:table-cell>
          <table:table-cell table:style-name="Tabla50.D1" office:value-type="string">
            <text:p text:style-name="P76"/>
          </table:table-cell>
        </table:table-row>
        <table:table-row>
          <table:covered-table-cell/>
          <table:table-cell table:style-name="Tabla50.B2" office:value-type="string">
            <text:p text:style-name="P92">ワ</text:p>
          </table:table-cell>
          <table:table-cell table:style-name="Tabla50.B2" office:value-type="string">
            <text:p text:style-name="P76"><text:span text:style-name="T79">~</text:span><text:ruby text:style-name="Ru1"><text:ruby-base><text:span text:style-name="T60">羽</text:span></text:ruby-base><text:ruby-text>わ</text:ruby-text></text:ruby> <text:s text:c="20"/>[aves]</text:p>
          </table:table-cell>
          <table:table-cell table:style-name="Tabla50.D2" office:value-type="string">
            <text:p text:style-name="P76"/>
          </table:table-cell>
        </table:table-row>
      </table:table>
      <text:p text:style-name="P52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31">虫</text:p>
          </table:table-cell>
          <table:table-cell table:style-name="Tabla68.A1" table:number-rows-spanned="2" office:value-type="string">
            <text:p text:style-name="P92">むし</text:p>
          </table:table-cell>
          <table:table-cell table:style-name="Tabla68.C1" office:value-type="string">
            <text:p text:style-name="P76"><text:ruby text:style-name="Ru1"><text:ruby-base><text:span text:style-name="T60">虫</text:span></text:ruby-base><text:ruby-text>むし</text:ruby-text></text:ruby><text:span text:style-name="T60"> </text:span><text:s text:c="24"/>bicho</text:p>
          </table:table-cell>
          <table:table-cell table:style-name="Tabla68.D1" office:value-type="string">
            <text:p text:style-name="P76"><text:ruby text:style-name="Ru1"><text:ruby-base><text:span text:style-name="T60">虫</text:span></text:ruby-base><text:ruby-text>むし</text:ruby-text></text:ruby><text:span text:style-name="T60">かご</text:span> <text:s text:c="3"/></text:p>
            <text:p text:style-name="P76"><text:s text:c="14"/>cesta de bichos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76"><text:ruby text:style-name="Ru1"><text:ruby-base><text:span text:style-name="T60">虫</text:span></text:ruby-base><text:ruby-text>むし</text:ruby-text></text:ruby><text:span text:style-name="T60">めがね</text:span> <text:s text:c="13"/>lupa</text:p>
          </table:table-cell>
          <table:table-cell table:style-name="Tabla68.D2" office:value-type="string">
            <text:p text:style-name="P76"/>
          </table:table-cell>
        </table:table-row>
        <table:table-row>
          <table:covered-table-cell/>
          <table:table-cell table:style-name="Tabla68.B3" office:value-type="string">
            <text:p text:style-name="P92">チュウ</text:p>
          </table:table-cell>
          <table:table-cell table:style-name="Tabla68.C2" office:value-type="string">
            <text:p text:style-name="P76"><text:span text:style-name="T60">こん</text:span><text:ruby text:style-name="Ru1"><text:ruby-base><text:span text:style-name="T60">虫</text:span></text:ruby-base><text:ruby-text>ちゅう</text:ruby-text></text:ruby><text:span text:style-name="T60"> <text:s/></text:span><text:s text:c="9"/>insecto</text:p>
          </table:table-cell>
          <table:table-cell table:style-name="Tabla68.D2" office:value-type="string">
            <text:p text:style-name="P76"><text:s text:c="2"/></text:p>
          </table:table-cell>
        </table:table-row>
      </table:table>
      <text:p text:style-name="P51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86">馬</text:p>
          </table:table-cell>
          <table:table-cell table:style-name="Tabla77.A1" office:value-type="string">
            <text:p text:style-name="P92">うま</text:p>
          </table:table-cell>
          <table:table-cell table:style-name="Tabla77.C1" office:value-type="string">
            <text:p text:style-name="P76"><text:ruby text:style-name="Ru1"><text:ruby-base><text:span text:style-name="T60">馬</text:span></text:ruby-base><text:ruby-text>うま</text:ruby-text></text:ruby><text:span text:style-name="T68"> <text:s text:c="21"/>caballo</text:span></text:p>
          </table:table-cell>
          <table:table-cell table:style-name="Tabla77.D1" office:value-type="string">
            <text:p text:style-name="P76"/>
          </table:table-cell>
        </table:table-row>
        <table:table-row>
          <table:covered-table-cell/>
          <table:table-cell table:style-name="Tabla77.B2" office:value-type="string">
            <text:p text:style-name="P116">バ</text:p>
          </table:table-cell>
          <table:table-cell table:style-name="Tabla77.C2" office:value-type="string">
            <text:p text:style-name="P159"><text:ruby text:style-name="Ru1"><text:ruby-base><text:span text:style-name="T39">馬</text:span></text:ruby-base><text:ruby-text>ば</text:ruby-text></text:ruby><text:ruby text:style-name="Ru1"><text:ruby-base><text:span text:style-name="T39">車</text:span></text:ruby-base><text:ruby-text>しゃ</text:ruby-text></text:ruby> <text:s text:c="15"/><text:span text:style-name="T33">carruaje</text:span></text:p>
          </table:table-cell>
          <table:table-cell table:style-name="Tabla77.D2" office:value-type="string">
            <text:p text:style-name="P159"/>
          </table:table-cell>
        </table:table-row>
      </table:table>
      <text:p text:style-name="P51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86">貝</text:p>
          </table:table-cell>
          <table:table-cell table:style-name="Tabla80.A1" office:value-type="string">
            <text:p text:style-name="P92">かい</text:p>
          </table:table-cell>
          <table:table-cell table:style-name="Tabla80.A1" office:value-type="string">
            <text:p text:style-name="P76"><text:ruby text:style-name="Ru1"><text:ruby-base><text:span text:style-name="T60">貝</text:span></text:ruby-base><text:ruby-text>かい</text:ruby-text></text:ruby> <text:s text:c="21"/>concha</text:p>
          </table:table-cell>
          <table:table-cell table:style-name="Tabla80.D1" office:value-type="string">
            <text:p text:style-name="P76"><text:ruby text:style-name="Ru1"><text:ruby-base><text:span text:style-name="T60">貝</text:span></text:ruby-base><text:ruby-text>かい</text:ruby-text></text:ruby><text:span text:style-name="T60">がら</text:span> <text:s text:c="12"/>caracola</text:p>
          </table:table-cell>
        </table:table-row>
      </table:table>
      <text:p text:style-name="P18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86">角</text:p>
          </table:table-cell>
          <table:table-cell table:style-name="Tabla93.A1" office:value-type="string">
            <text:p text:style-name="P114">つの</text:p>
          </table:table-cell>
          <table:table-cell table:style-name="Tabla93.A1" office:value-type="string">
            <text:p text:style-name="P76"><text:ruby text:style-name="Ru1"><text:ruby-base><text:span text:style-name="T60">角</text:span></text:ruby-base><text:ruby-text>つの</text:ruby-text></text:ruby> <text:s text:c="19"/>cuernos</text:p>
          </table:table-cell>
          <table:table-cell table:style-name="Tabla93.D1" office:value-type="string">
            <text:p text:style-name="P99"/>
          </table:table-cell>
        </table:table-row>
        <table:table-row>
          <table:covered-table-cell/>
          <table:table-cell table:style-name="Tabla93.B2" office:value-type="string">
            <text:p text:style-name="P115">かど</text:p>
          </table:table-cell>
          <table:table-cell table:style-name="Tabla93.C2" office:value-type="string">
            <text:p text:style-name="P76"><text:ruby text:style-name="Ru1"><text:ruby-base><text:span text:style-name="T60">角</text:span></text:ruby-base><text:ruby-text>かど</text:ruby-text></text:ruby> <text:s text:c="20"/>esquina</text:p>
          </table:table-cell>
          <table:table-cell table:style-name="Tabla93.D2" office:value-type="string">
            <text:p text:style-name="P103"/>
          </table:table-cell>
        </table:table-row>
        <table:table-row>
          <table:covered-table-cell/>
          <table:table-cell table:style-name="Tabla93.B2" office:value-type="string">
            <text:p text:style-name="P115">カク</text:p>
          </table:table-cell>
          <table:table-cell table:style-name="Tabla93.C2" office:value-type="string">
            <text:p text:style-name="P103"><text:ruby text:style-name="Ru1"><text:ruby-base><text:span text:style-name="T60">三</text:span></text:ruby-base><text:ruby-text>さん</text:ruby-text></text:ruby><text:ruby text:style-name="Ru1"><text:ruby-base><text:span text:style-name="T60">角</text:span></text:ruby-base><text:ruby-text>かく</text:ruby-text></text:ruby><text:span text:style-name="T68"> <text:s text:c="14"/>triángulo</text:span></text:p>
          </table:table-cell>
          <table:table-cell table:style-name="Tabla93.D2" office:value-type="string">
            <text:p text:style-name="P103"><text:ruby text:style-name="Ru1"><text:ruby-base><text:span text:style-name="T9">四</text:span></text:ruby-base><text:ruby-text>し</text:ruby-text></text:ruby><text:ruby text:style-name="Ru1"><text:ruby-base><text:span text:style-name="T9">角</text:span></text:ruby-base><text:ruby-text>かく</text:ruby-text></text:ruby><text:span text:style-name="T9">い</text:span><text:span text:style-name="T5"> <text:s text:c="10"/></text:span>cuadrado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423" table:style-name="Tabla423">
        <table:table-column table:style-name="Tabla423.A"/>
        <table:table-column table:style-name="Tabla423.B"/>
        <table:table-column table:style-name="Tabla423.C"/>
        <table:table-column table:style-name="Tabla423.D"/>
        <table:table-row>
          <table:table-cell table:style-name="Tabla423.A1" office:value-type="string">
            <text:p text:style-name="P86">羊</text:p>
          </table:table-cell>
          <table:table-cell table:style-name="Tabla423.A1" office:value-type="string">
            <text:p text:style-name="P114">ひつじ</text:p>
          </table:table-cell>
          <table:table-cell table:style-name="Tabla423.A1" office:value-type="string">
            <text:p text:style-name="P76"><text:ruby text:style-name="Ru1"><text:ruby-base><text:span text:style-name="T76">羊</text:span></text:ruby-base><text:ruby-text>ひつじ</text:ruby-text></text:ruby> <text:s text:c="21"/>oveja</text:p>
          </table:table-cell>
          <table:table-cell table:style-name="Tabla423.D1" office:value-type="string">
            <text:p text:style-name="P99"/>
          </table:table-cell>
        </table:table-row>
      </table:table>
      <text:p text:style-name="P51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86">鳥</text:p>
          </table:table-cell>
          <table:table-cell table:style-name="Tabla95.A1" office:value-type="string">
            <text:p text:style-name="P92">とり</text:p>
          </table:table-cell>
          <table:table-cell table:style-name="Tabla95.A1" office:value-type="string">
            <text:p text:style-name="P76"><text:ruby text:style-name="Ru1"><text:ruby-base><text:span text:style-name="T60">鳥</text:span></text:ruby-base><text:ruby-text>とり</text:ruby-text></text:ruby> <text:s text:c="23"/>pájaro</text:p>
          </table:table-cell>
          <table:table-cell table:style-name="Tabla95.D1" office:value-type="string">
            <text:p text:style-name="P99"><text:ruby text:style-name="Ru1"><text:ruby-base><text:span text:style-name="T60">鳥</text:span></text:ruby-base><text:ruby-text>とり</text:ruby-text></text:ruby><text:ruby text:style-name="Ru1"><text:ruby-base><text:span text:style-name="T60">肉</text:span></text:ruby-base><text:ruby-text>にく</text:ruby-text></text:ruby> <text:s text:c="7"/>carne de pollo</text:p>
          </table:table-cell>
        </table:table-row>
        <table:table-row>
          <table:covered-table-cell/>
          <table:table-cell table:style-name="Tabla95.B2" office:value-type="string">
            <text:p text:style-name="P92">チョウ</text:p>
          </table:table-cell>
          <table:table-cell table:style-name="Tabla95.B2" office:value-type="string">
            <text:p text:style-name="P76"><text:ruby text:style-name="Ru1"><text:ruby-base><text:span text:style-name="T60">九</text:span></text:ruby-base><text:ruby-text>きゅう</text:ruby-text></text:ruby><text:span text:style-name="T60">かん</text:span><text:ruby text:style-name="Ru1"><text:ruby-base><text:span text:style-name="T60">鳥</text:span></text:ruby-base><text:ruby-text>ちょう</text:ruby-text></text:ruby> <text:s text:c="3"/></text:p>
            <text:p text:style-name="P76"><text:s text:c="18"/>pájaro <text:span text:style-name="T6">Myna</text:span></text:p>
          </table:table-cell>
          <table:table-cell table:style-name="Tabla95.D2" office:value-type="string">
            <text:p text:style-name="P76"/>
          </table:table-cell>
        </table:table-row>
      </table:table>
      <text:p text:style-name="P51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86">犬</text:p>
          </table:table-cell>
          <table:table-cell table:style-name="Tabla154.A1" office:value-type="string">
            <text:p text:style-name="P92">いぬ</text:p>
          </table:table-cell>
          <table:table-cell table:style-name="Tabla154.C1" office:value-type="string">
            <text:p text:style-name="P76"><text:ruby text:style-name="Ru1"><text:ruby-base><text:span text:style-name="T60">犬</text:span></text:ruby-base><text:ruby-text>いぬ</text:ruby-text></text:ruby><text:span text:style-name="T68"> <text:s text:c="24"/>perro</text:span></text:p>
          </table:table-cell>
          <table:table-cell table:style-name="Tabla154.D1" office:value-type="string">
            <text:p text:style-name="P76"/>
          </table:table-cell>
        </table:table-row>
        <table:table-row>
          <table:covered-table-cell/>
          <table:table-cell table:style-name="Tabla154.B2" office:value-type="string">
            <text:p text:style-name="P92">ケン</text:p>
          </table:table-cell>
          <table:table-cell table:style-name="Tabla154.C2" office:value-type="string">
            <text:p text:style-name="P97">けいさつ<text:ruby text:style-name="Ru1"><text:ruby-base>犬</text:ruby-base><text:ruby-text>けん</text:ruby-text></text:ruby></text:p>
            <text:p text:style-name="P76"><text:s text:c="18"/>perro policía</text:p>
          </table:table-cell>
          <table:table-cell table:style-name="Tabla154.D2" office:value-type="string">
            <text:p text:style-name="P76"><text:span text:style-name="T60">もうどう</text:span><text:ruby text:style-name="Ru1"><text:ruby-base><text:span text:style-name="T60">犬</text:span></text:ruby-base><text:ruby-text>けん</text:ruby-text></text:ruby><text:span text:style-name="T68"> <text:s text:c="5"/></text:span></text:p>
            <text:p text:style-name="P76"><text:s text:c="17"/>perro lazarillo</text:p>
          </table:table-cell>
        </table:table-row>
      </table:table>
      <text:p text:style-name="P51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86">魚</text:p>
          </table:table-cell>
          <table:table-cell table:style-name="Tabla302.A1" office:value-type="string">
            <text:p text:style-name="P114">さかな</text:p>
          </table:table-cell>
          <table:table-cell table:style-name="Tabla302.C1" office:value-type="string">
            <text:p text:style-name="P76"><text:ruby text:style-name="Ru1"><text:ruby-base><text:span text:style-name="T60">魚</text:span></text:ruby-base><text:ruby-text>さかな</text:ruby-text></text:ruby> <text:s text:c="24"/>pez</text:p>
          </table:table-cell>
          <table:table-cell table:style-name="Tabla302.D1" office:value-type="string">
            <text:p text:style-name="P98"/>
          </table:table-cell>
        </table:table-row>
        <table:table-row>
          <table:covered-table-cell/>
          <table:table-cell table:style-name="Tabla302.B2" office:value-type="string">
            <text:p text:style-name="P115">うお</text:p>
          </table:table-cell>
          <table:table-cell table:style-name="Tabla302.C2" office:value-type="string">
            <text:p text:style-name="P76"><text:ruby text:style-name="Ru1"><text:ruby-base><text:span text:style-name="T60">魚</text:span></text:ruby-base><text:ruby-text>うお</text:ruby-text></text:ruby><text:ruby text:style-name="Ru1"><text:ruby-base><text:span text:style-name="T60">市</text:span></text:ruby-base><text:ruby-text>いち</text:ruby-text></text:ruby><text:ruby text:style-name="Ru1"><text:ruby-base><text:span text:style-name="T60">場</text:span></text:ruby-base><text:ruby-text>ば</text:ruby-text></text:ruby> <text:s text:c="6"/>pescadería</text:p>
          </table:table-cell>
          <table:table-cell table:style-name="Tabla302.D2" office:value-type="string">
            <text:p text:style-name="P130"/>
          </table:table-cell>
        </table:table-row>
        <table:table-row>
          <table:covered-table-cell/>
          <table:table-cell table:style-name="Tabla302.B2" office:value-type="string">
            <text:p text:style-name="P115">ギョ</text:p>
          </table:table-cell>
          <table:table-cell table:style-name="Tabla302.C2" office:value-type="string">
            <text:p text:style-name="P103"><text:ruby text:style-name="Ru1"><text:ruby-base><text:span text:style-name="T60">金</text:span></text:ruby-base><text:ruby-text>きん</text:ruby-text></text:ruby><text:ruby text:style-name="Ru1"><text:ruby-base><text:span text:style-name="T60">魚</text:span></text:ruby-base><text:ruby-text>ぎょ</text:ruby-text></text:ruby> <text:s text:c="5"/>pez de colores</text:p>
          </table:table-cell>
          <table:table-cell table:style-name="Tabla302.D2" office:value-type="string">
            <text:p text:style-name="P130"/>
          </table:table-cell>
        </table:table-row>
      </table:table>
      <text:p text:style-name="P51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86">牛</text:p>
          </table:table-cell>
          <table:table-cell table:style-name="Tabla351.A1" office:value-type="string">
            <text:p text:style-name="P114">うし</text:p>
          </table:table-cell>
          <table:table-cell table:style-name="Tabla351.C1" office:value-type="string">
            <text:p text:style-name="P76"><text:ruby text:style-name="Ru1"><text:ruby-base><text:span text:style-name="T60">牛</text:span></text:ruby-base><text:ruby-text>うし</text:ruby-text></text:ruby> <text:s text:c="25"/>vaca</text:p>
          </table:table-cell>
          <table:table-cell table:style-name="Tabla351.D1" office:value-type="string">
            <text:p text:style-name="P98"><text:ruby text:style-name="Ru1"><text:ruby-base><text:span text:style-name="T60">子</text:span></text:ruby-base><text:ruby-text>こ</text:ruby-text></text:ruby><text:ruby text:style-name="Ru1"><text:ruby-base><text:span text:style-name="T60">牛</text:span></text:ruby-base><text:ruby-text>うし</text:ruby-text></text:ruby> <text:s text:c="18"/>ternero</text:p>
          </table:table-cell>
        </table:table-row>
        <table:table-row>
          <table:covered-table-cell/>
          <table:table-cell table:style-name="Tabla351.B2" office:value-type="string">
            <text:p text:style-name="P132">ギュウ</text:p>
          </table:table-cell>
          <table:table-cell table:style-name="Tabla351.C2" office:value-type="string">
            <text:p text:style-name="P135"><text:ruby text:style-name="Ru1"><text:ruby-base><text:span text:style-name="T60">牛</text:span></text:ruby-base><text:ruby-text>ぎゅう</text:ruby-text></text:ruby><text:ruby text:style-name="Ru1"><text:ruby-base><text:span text:style-name="T60">肉</text:span></text:ruby-base><text:ruby-text>にく</text:ruby-text></text:ruby><text:span text:style-name="T68"> <text:s text:c="3"/>carne de vaca</text:span></text:p>
          </table:table-cell>
          <table:table-cell table:style-name="Tabla351.D2" office:value-type="string">
            <text:p text:style-name="P138"><text:ruby text:style-name="Ru1"><text:ruby-base><text:span text:style-name="T62">牛</text:span></text:ruby-base><text:ruby-text>ぎゅう</text:ruby-text></text:ruby><text:span text:style-name="T62">にゅう</text:span>　 <text:s text:c="6"/>leche</text:p>
          </table:table-cell>
        </table:table-row>
      </table:table>
      <text:p text:style-name="P51"/>
      <text:p text:style-name="P51"/>
      <text:p text:style-name="P51"/>
      <text:p text:style-name="P44"/>
      <text:p text:style-name="P182"/>
      <text:p text:style-name="P61">PERSONAS – SUFIJOS DE CORTESÍA</text:p>
      <text:p text:style-name="P60"/>
      <text:p text:style-name="P105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86">友</text:p>
          </table:table-cell>
          <table:table-cell table:style-name="Tabla47.A1" office:value-type="string">
            <text:p text:style-name="P114">とも</text:p>
          </table:table-cell>
          <table:table-cell table:style-name="Tabla47.C1" office:value-type="string">
            <text:p text:style-name="P76"><text:ruby text:style-name="Ru1"><text:ruby-base><text:span text:style-name="T60">友</text:span></text:ruby-base><text:ruby-text>とも</text:ruby-text></text:ruby><text:span text:style-name="T60">だち</text:span> <text:s text:c="12"/>amigos</text:p>
          </table:table-cell>
          <table:table-cell table:style-name="Tabla47.D1" office:value-type="string">
            <text:p text:style-name="P98"/>
          </table:table-cell>
        </table:table-row>
        <table:table-row>
          <table:covered-table-cell/>
          <table:table-cell table:style-name="Tabla47.B2" office:value-type="string">
            <text:p text:style-name="P115">ユウ</text:p>
          </table:table-cell>
          <table:table-cell table:style-name="Tabla47.C2" office:value-type="string">
            <text:p text:style-name="P98"><text:ruby text:style-name="Ru1"><text:ruby-base><text:span text:style-name="T60">親</text:span></text:ruby-base><text:ruby-text>しん</text:ruby-text></text:ruby><text:ruby text:style-name="Ru1"><text:ruby-base><text:span text:style-name="T60">友</text:span></text:ruby-base><text:ruby-text>ゆう</text:ruby-text></text:ruby>　 <text:s text:c="5"/>mejor amigo</text:p>
          </table:table-cell>
          <table:table-cell table:style-name="Tabla47.D2" office:value-type="string">
            <text:p text:style-name="P138"><text:ruby text:style-name="Ru1"><text:ruby-base><text:span text:style-name="T60">友</text:span></text:ruby-base><text:ruby-text>ゆう</text:ruby-text></text:ruby><text:ruby text:style-name="Ru1"><text:ruby-base><text:span text:style-name="T60">人</text:span></text:ruby-base><text:ruby-text>じん</text:ruby-text></text:ruby> <text:s text:c="6"/>amigo (formal)</text:p>
          </table:table-cell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1">男</text:p>
            </table:table-cell>
            <table:table-cell table:style-name="Tabla20.B1" office:value-type="string">
              <text:p text:style-name="P92">おとこ</text:p>
            </table:table-cell>
            <table:table-cell table:style-name="Tabla20.C1" office:value-type="string">
              <text:p text:style-name="P76"><text:ruby text:style-name="Ru1"><text:ruby-base><text:span text:style-name="T76">男</text:span></text:ruby-base><text:ruby-text>おとこ</text:ruby-text></text:ruby> <text:s text:c="18"/>hombre</text:p>
            </table:table-cell>
            <table:table-cell table:style-name="Tabla20.D1" office:value-type="string">
              <text:p text:style-name="P76"><text:ruby text:style-name="Ru1"><text:ruby-base><text:span text:style-name="T76">男</text:span></text:ruby-base><text:ruby-text>おとこ</text:ruby-text></text:ruby><text:span text:style-name="T76">の</text:span><text:ruby text:style-name="Ru1"><text:ruby-base><text:span text:style-name="T76">子</text:span></text:ruby-base><text:ruby-text>こ</text:ruby-text></text:ruby> <text:s text:c="14"/>chico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9">ダン</text:p>
          </table:table-cell>
          <table:table-cell table:style-name="Tabla20.C2" office:value-type="string">
            <text:p text:style-name="P76"><text:ruby text:style-name="Ru1"><text:ruby-base><text:span text:style-name="T76">男</text:span></text:ruby-base><text:ruby-text>だん</text:ruby-text></text:ruby><text:ruby text:style-name="Ru1"><text:ruby-base><text:span text:style-name="T76">女</text:span></text:ruby-base><text:ruby-text>じょ</text:ruby-text></text:ruby><text:span text:style-name="T68"> <text:s text:c="19"/></text:span><text:span text:style-name="T69">♂ y ♀</text:span></text:p>
          </table:table-cell>
          <table:table-cell table:style-name="Tabla20.D2" office:value-type="string">
            <text:p text:style-name="P76"/>
          </table:table-cell>
        </table:table-row>
      </table:table>
      <text:p text:style-name="P23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86">女</text:p>
            </table:table-cell>
            <table:table-cell table:style-name="Tabla18.A1" office:value-type="string">
              <text:p text:style-name="P92">おんな</text:p>
            </table:table-cell>
            <table:table-cell table:style-name="Tabla18.C1" office:value-type="string">
              <text:p text:style-name="P76"><text:ruby text:style-name="Ru1"><text:ruby-base><text:span text:style-name="T76">女</text:span></text:ruby-base><text:ruby-text>おんな</text:ruby-text></text:ruby> <text:s text:c="8"/>　 <text:s text:c="9"/>mujer</text:p>
            </table:table-cell>
            <table:table-cell table:style-name="Tabla18.D1" office:value-type="string">
              <text:p text:style-name="P76"><text:ruby text:style-name="Ru1"><text:ruby-base><text:span text:style-name="T76">女</text:span></text:ruby-base><text:ruby-text>おんな</text:ruby-text></text:ruby><text:span text:style-name="T76">の</text:span><text:ruby text:style-name="Ru1"><text:ruby-base><text:span text:style-name="T76">子</text:span></text:ruby-base><text:ruby-text>こ</text:ruby-text></text:ruby><text:span text:style-name="T68"> <text:s text:c="14"/>chica</text:span>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92">ジョ</text:p>
          </table:table-cell>
          <table:table-cell table:style-name="Tabla18.B2" office:value-type="string">
            <text:p text:style-name="P76"><text:span text:style-name="T76">かの</text:span><text:ruby text:style-name="Ru1"><text:ruby-base><text:span text:style-name="T76">女</text:span></text:ruby-base><text:ruby-text>じょ</text:ruby-text></text:ruby><text:span text:style-name="T68"> <text:s text:c="15"/>novia</text:span></text:p>
          </table:table-cell>
          <table:table-cell table:style-name="Tabla18.D2" office:value-type="string">
            <text:p text:style-name="P76"/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86">子</text:p>
            </table:table-cell>
            <table:table-cell table:style-name="Tabla17.A1" office:value-type="string">
              <text:p text:style-name="P92">こ</text:p>
            </table:table-cell>
            <table:table-cell table:style-name="Tabla17.C1" office:value-type="string">
              <text:p text:style-name="P76"><text:ruby text:style-name="Ru1"><text:ruby-base><text:span text:style-name="T76">子</text:span></text:ruby-base><text:ruby-text>こ</text:ruby-text></text:ruby><text:span text:style-name="T76">ども</text:span><text:span text:style-name="T68"> <text:s text:c="8"/>niño, chico</text:span></text:p>
            </table:table-cell>
            <table:table-cell table:style-name="Tabla17.D1" office:value-type="string">
              <text:p text:style-name="P76"><text:ruby text:style-name="Ru1"><text:ruby-base><text:span text:style-name="T76">親</text:span></text:ruby-base><text:ruby-text>おや</text:ruby-text></text:ruby><text:ruby text:style-name="Ru1"><text:ruby-base><text:span text:style-name="T76">子</text:span></text:ruby-base><text:ruby-text>こ</text:ruby-text></text:ruby><text:span text:style-name="T68"> <text:s text:c="8"/>　 <text:s text:c="10"/>hijos</text:span>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92">シ</text:p>
          </table:table-cell>
          <table:table-cell table:style-name="Tabla17.C2" office:value-type="string">
            <text:p text:style-name="P76"><text:ruby text:style-name="Ru1"><text:ruby-base><text:span text:style-name="T76">女</text:span></text:ruby-base><text:ruby-text>じょ</text:ruby-text></text:ruby><text:ruby text:style-name="Ru1"><text:ruby-base><text:span text:style-name="T76">子</text:span></text:ruby-base><text:ruby-text>し</text:ruby-text></text:ruby> <text:s text:c="22"/>niña</text:p>
          </table:table-cell>
          <table:table-cell table:style-name="Tabla17.D2" office:value-type="string">
            <text:p text:style-name="P76"><text:ruby text:style-name="Ru1"><text:ruby-base><text:span text:style-name="T76">男</text:span></text:ruby-base><text:ruby-text>だん</text:ruby-text></text:ruby><text:ruby text:style-name="Ru1"><text:ruby-base><text:span text:style-name="T76">子</text:span></text:ruby-base><text:ruby-text>し</text:ruby-text></text:ruby><text:span text:style-name="T59"> <text:s text:c="23"/></text:span>niño</text:p>
          </table:table-cell>
        </table:table-row>
      </table:table>
      <text:p text:style-name="P24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4" office:value-type="string">
              <text:p text:style-name="P86">人</text:p>
            </table:table-cell>
            <table:table-cell table:style-name="Tabla16.A1" office:value-type="string">
              <text:p text:style-name="P92">ひと</text:p>
            </table:table-cell>
            <table:table-cell table:style-name="Tabla16.C1" office:value-type="string">
              <text:p text:style-name="P76"><text:ruby text:style-name="Ru1"><text:ruby-base><text:span text:style-name="T76">人</text:span></text:ruby-base><text:ruby-text>ひと</text:ruby-text></text:ruby><text:span text:style-name="T76"> </text:span><text:s text:c="19"/>persona</text:p>
            </table:table-cell>
            <table:table-cell table:style-name="Tabla16.D1" office:value-type="string">
              <text:p text:style-name="P76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92">ジン</text:p>
          </table:table-cell>
          <table:table-cell table:style-name="Tabla16.C2" office:value-type="string">
            <text:p text:style-name="P76"><text:ruby text:style-name="Ru1"><text:ruby-base><text:span text:style-name="T76">人</text:span></text:ruby-base><text:ruby-text>じん</text:ruby-text></text:ruby><text:ruby text:style-name="Ru1"><text:ruby-base><text:span text:style-name="T76">生</text:span></text:ruby-base><text:ruby-text>せい</text:ruby-text></text:ruby><text:span text:style-name="T68"> <text:s text:c="22"/>vida <text:s/></text:span></text:p>
            <text:p text:style-name="P76"><text:s text:c="6"/>(situación personal)</text:p>
          </table:table-cell>
          <table:table-cell table:style-name="Tabla16.D2" office:value-type="string">
            <text:p text:style-name="P76"><text:span text:style-name="T79">~</text:span><text:ruby text:style-name="Ru1"><text:ruby-base><text:span text:style-name="T76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92">ニン</text:p>
          </table:table-cell>
          <table:table-cell table:style-name="Tabla16.C2" office:value-type="string">
            <text:p text:style-name="P82"><text:span text:style-name="T76">~</text:span><text:ruby text:style-name="Ru1"><text:ruby-base><text:span text:style-name="T76">人</text:span></text:ruby-base><text:ruby-text>にん</text:ruby-text></text:ruby> <text:s text:c="13"/><text:span text:style-name="T58">[personas]</text:span></text:p>
          </table:table-cell>
          <table:table-cell table:style-name="Tabla16.D2" office:value-type="string">
            <text:p text:style-name="P76"/>
            <text:p text:style-name="P76"><text:s/></text:p>
          </table:table-cell>
        </table:table-row>
        <table:table-row>
          <table:covered-table-cell/>
          <table:table-cell table:style-name="Tabla16.B2" office:value-type="string">
            <text:p text:style-name="P92">リ</text:p>
          </table:table-cell>
          <table:table-cell table:style-name="Tabla16.C2" office:value-type="string">
            <text:p text:style-name="P82"><text:ruby text:style-name="Ru1"><text:ruby-base><text:span text:style-name="T60">一</text:span></text:ruby-base><text:ruby-text>ひと</text:ruby-text></text:ruby><text:ruby text:style-name="Ru1"><text:ruby-base><text:span text:style-name="T12">人</text:span></text:ruby-base><text:ruby-text>り</text:ruby-text></text:ruby> <text:s text:c="8"/>una persona</text:p>
          </table:table-cell>
          <table:table-cell table:style-name="Tabla16.D2" office:value-type="string">
            <text:p text:style-name="P76"><text:ruby text:style-name="Ru1"><text:ruby-base><text:span text:style-name="T60">二</text:span></text:ruby-base><text:ruby-text>ふた</text:ruby-text></text:ruby><text:ruby text:style-name="Ru1"><text:ruby-base><text:span text:style-name="T12">人</text:span></text:ruby-base><text:ruby-text>り</text:ruby-text></text:ruby> <text:s text:c="8"/>dos personas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86">方</text:p>
          </table:table-cell>
          <table:table-cell table:style-name="Tabla79.A1" office:value-type="string">
            <text:p text:style-name="P114">かた</text:p>
          </table:table-cell>
          <table:table-cell table:style-name="Tabla79.A1" office:value-type="string">
            <text:p text:style-name="P99"><text:ruby text:style-name="Ru1"><text:ruby-base><text:span text:style-name="T76">方</text:span></text:ruby-base><text:ruby-text>かた</text:ruby-text></text:ruby> <text:s text:c="6"/>persona (formal)</text:p>
          </table:table-cell>
          <table:table-cell table:style-name="Tabla79.D1" office:value-type="string">
            <text:p text:style-name="P99"><text:span text:style-name="T76">~</text:span><text:ruby text:style-name="Ru1"><text:ruby-base><text:span text:style-name="T76">方</text:span></text:ruby-base><text:ruby-text>かた</text:ruby-text></text:ruby> <text:s text:c="4"/>“forma de hacer”</text:p>
          </table:table-cell>
        </table:table-row>
        <table:table-row>
          <table:covered-table-cell/>
          <table:table-cell table:style-name="Tabla79.B2" office:value-type="string">
            <text:p text:style-name="P114">ホウ</text:p>
          </table:table-cell>
          <table:table-cell table:style-name="Tabla79.C2" office:value-type="string">
            <text:p text:style-name="P76"><text:ruby text:style-name="Ru1"><text:ruby-base><text:span text:style-name="T76">方</text:span></text:ruby-base><text:ruby-text>ほう</text:ruby-text></text:ruby><text:ruby text:style-name="Ru1"><text:ruby-base><text:span text:style-name="T15">向</text:span></text:ruby-base><text:ruby-text>こう</text:ruby-text></text:ruby><text:span text:style-name="T52">　</text:span> <text:s/></text:p>
            <text:p text:style-name="P76"><text:s text:c="5"/>dirección (N-S-W-E)</text:p>
          </table:table-cell>
          <table:table-cell table:style-name="Tabla79.D2" office:value-type="string">
            <text:p text:style-name="P76"><text:ruby text:style-name="Ru1"><text:ruby-base><text:span text:style-name="T76">両</text:span></text:ruby-base><text:ruby-text>りょう</text:ruby-text></text:ruby><text:ruby text:style-name="Ru1"><text:ruby-base><text:span text:style-name="T76">方</text:span></text:ruby-base><text:ruby-text>ほう</text:ruby-text></text:ruby><text:span text:style-name="T52">　</text:span> <text:s/></text:p>
            <text:p text:style-name="P76"><text:s text:c="9"/>ambas direcciones</text:p>
            <text:p text:style-name="P76"/>
          </table:table-cell>
        </table:table-row>
      </table:table>
      <text:p text:style-name="P18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3" office:value-type="string">
            <text:p text:style-name="P86">者</text:p>
          </table:table-cell>
          <table:table-cell table:style-name="Tabla349.A1" table:number-rows-spanned="2" office:value-type="string">
            <text:p text:style-name="P114">シャ</text:p>
          </table:table-cell>
          <table:table-cell table:style-name="Tabla349.A1" office:value-type="string">
            <text:p text:style-name="P76"><text:ruby text:style-name="Ru1"><text:ruby-base><text:span text:style-name="T76">者</text:span></text:ruby-base><text:ruby-text>しゃ</text:ruby-text></text:ruby> <text:s text:c="10"/>persona (aux)</text:p>
          </table:table-cell>
          <table:table-cell table:style-name="Tabla349.D1" office:value-type="string">
            <text:p text:style-name="P99"><text:span text:style-name="T76">げい</text:span><text:ruby text:style-name="Ru1"><text:ruby-base><text:span text:style-name="T76">者</text:span></text:ruby-base><text:ruby-text>しゃ</text:ruby-text></text:ruby> <text:s text:c="14"/><text:span text:style-name="T6">geisha</text:span></text:p>
          </table:table-cell>
        </table:table-row>
        <table:table-row>
          <table:covered-table-cell/>
          <table:covered-table-cell/>
          <table:table-cell table:style-name="Tabla349.C2" office:value-type="string">
            <text:p text:style-name="P76"><text:ruby text:style-name="Ru1"><text:ruby-base><text:span text:style-name="T76">作</text:span></text:ruby-base><text:ruby-text>さく</text:ruby-text></text:ruby><text:ruby text:style-name="Ru1"><text:ruby-base><text:span text:style-name="T76">者</text:span></text:ruby-base><text:ruby-text>しゃ</text:ruby-text></text:ruby> <text:s text:c="20"/>autor</text:p>
          </table:table-cell>
          <table:table-cell table:style-name="Tabla349.D2" office:value-type="string">
            <text:p text:style-name="P99"/>
          </table:table-cell>
        </table:table-row>
        <table:table-row>
          <table:covered-table-cell/>
          <table:table-cell table:style-name="Tabla349.C2" office:value-type="string">
            <text:p text:style-name="P114">ジャ</text:p>
          </table:table-cell>
          <table:table-cell table:style-name="Tabla349.C2" office:value-type="string">
            <text:p text:style-name="P76"><text:span text:style-name="T76">にん</text:span><text:ruby text:style-name="Ru1"><text:ruby-base><text:span text:style-name="T76">者</text:span></text:ruby-base><text:ruby-text>じゃ</text:ruby-text></text:ruby> <text:s text:c="16"/><text:span text:style-name="T6">ninja</text:span></text:p>
          </table:table-cell>
          <table:table-cell table:style-name="Tabla349.D2" office:value-type="string">
            <text:p text:style-name="P99"/>
          </table:table-cell>
        </table:table-row>
      </table:table>
      <text:p text:style-name="P76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table:number-rows-spanned="2" office:value-type="string">
            <text:p text:style-name="P86">君</text:p>
          </table:table-cell>
          <table:table-cell table:style-name="Tabla312.A1" office:value-type="string">
            <text:p text:style-name="P114">クン</text:p>
          </table:table-cell>
          <table:table-cell table:style-name="Tabla312.A1" office:value-type="string">
            <text:p text:style-name="P76"><text:span text:style-name="T39">~</text:span><text:ruby text:style-name="Ru1"><text:ruby-base><text:span text:style-name="T39">君</text:span></text:ruby-base><text:ruby-text>くん</text:ruby-text></text:ruby><text:span text:style-name="T33"> <text:s text:c="12"/>sufijo “</text:span><text:span text:style-name="T36">kun”</text:span></text:p>
          </table:table-cell>
          <table:table-cell table:style-name="Tabla312.D1" office:value-type="string">
            <text:p text:style-name="Standard"/>
          </table:table-cell>
        </table:table-row>
        <table:table-row>
          <table:covered-table-cell/>
          <table:table-cell table:style-name="Tabla312.B2" office:value-type="string">
            <text:p text:style-name="P114">きみ</text:p>
          </table:table-cell>
          <table:table-cell table:style-name="Tabla312.B2" office:value-type="string">
            <text:p text:style-name="P76"><text:ruby text:style-name="Ru1"><text:ruby-base><text:span text:style-name="T39">君</text:span></text:ruby-base><text:ruby-text>きみ</text:ruby-text></text:ruby><text:span text:style-name="T36"> <text:s text:c="12"/></text:span><text:span text:style-name="T38">tú (coloquial)</text:span></text:p>
          </table:table-cell>
          <table:table-cell table:style-name="Tabla312.D2" office:value-type="string">
            <text:p text:style-name="Standard"/>
          </table:table-cell>
        </table:table-row>
      </table:table>
      <text:p text:style-name="Standard"/>
      <table:table table:name="Tabla427" table:style-name="Tabla427">
        <table:table-column table:style-name="Tabla427.A"/>
        <table:table-column table:style-name="Tabla427.B"/>
        <table:table-column table:style-name="Tabla427.C"/>
        <table:table-column table:style-name="Tabla427.D"/>
        <table:table-row>
          <table:table-cell table:style-name="Tabla427.A1" table:number-rows-spanned="2" office:value-type="string">
            <text:p text:style-name="P86">様</text:p>
          </table:table-cell>
          <table:table-cell table:style-name="Tabla427.A1" office:value-type="string">
            <text:p text:style-name="P114">さま</text:p>
          </table:table-cell>
          <table:table-cell table:style-name="Tabla427.A1" office:value-type="string">
            <text:p text:style-name="P76"><text:span text:style-name="T60">~</text:span><text:ruby text:style-name="Ru1"><text:ruby-base><text:span text:style-name="T60">様</text:span></text:ruby-base><text:ruby-text>さま</text:ruby-text></text:ruby> <text:s text:c="9"/>sufijo “<text:span text:style-name="T6">sama</text:span>” <text:s text:c="8"/></text:p>
          </table:table-cell>
          <table:table-cell table:style-name="Tabla427.D1" office:value-type="string">
            <text:p text:style-name="P98"/>
          </table:table-cell>
        </table:table-row>
        <table:table-row>
          <table:covered-table-cell/>
          <table:table-cell table:style-name="Tabla427.B2" office:value-type="string">
            <text:p text:style-name="P114">ヨウ</text:p>
          </table:table-cell>
          <table:table-cell table:style-name="Tabla427.B2" office:value-type="string">
            <text:p text:style-name="P76"><text:ruby text:style-name="Ru1"><text:ruby-base><text:span text:style-name="T60">様</text:span></text:ruby-base><text:ruby-text>よう</text:ruby-text></text:ruby><text:ruby text:style-name="Ru1"><text:ruby-base><text:span text:style-name="T86">子</text:span></text:ruby-base><text:ruby-text>す</text:ruby-text></text:ruby> <text:s text:c="11"/>¿? <text:s/></text:p>
          </table:table-cell>
          <table:table-cell table:style-name="Tabla427.D2" office:value-type="string">
            <text:p text:style-name="P98"/>
          </table:table-cell>
        </table:table-row>
      </table:table>
      <text:p text:style-name="P105"/>
      <text:p text:style-name="P169"/>
      <text:p text:style-name="P169"/>
      <text:p text:style-name="P169"/>
      <text:p text:style-name="P169"/>
      <text:p text:style-name="P169"/>
      <text:p text:style-name="P169"/>
      <text:p text:style-name="P179"/>
      <text:p text:style-name="P28">FAMILIA</text:p>
      <text:p text:style-name="Standard"/>
      <text:p text:style-name="Standard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86">親</text:p>
          </table:table-cell>
          <table:table-cell table:style-name="Tabla39.A1" office:value-type="string">
            <text:p text:style-name="P91">おや</text:p>
          </table:table-cell>
          <table:table-cell table:style-name="Tabla39.C1" office:value-type="string">
            <text:p text:style-name="P76"><text:ruby text:style-name="Ru1"><text:ruby-base><text:span text:style-name="T60">親</text:span></text:ruby-base><text:ruby-text>おや</text:ruby-text></text:ruby> <text:s text:c="23"/>padre</text:p>
          </table:table-cell>
          <table:table-cell table:style-name="Tabla39.D1" office:value-type="string">
            <text:p text:style-name="P76"/>
          </table:table-cell>
        </table:table-row>
        <table:table-row>
          <table:covered-table-cell/>
          <table:table-cell table:style-name="Tabla39.B2" office:value-type="string">
            <text:p text:style-name="P91">シン</text:p>
          </table:table-cell>
          <table:table-cell table:style-name="Tabla39.C2" office:value-type="string">
            <text:p text:style-name="P103"><text:ruby text:style-name="Ru1"><text:ruby-base><text:span text:style-name="T60">親</text:span></text:ruby-base><text:ruby-text>しん</text:ruby-text></text:ruby><text:ruby text:style-name="Ru1"><text:ruby-base><text:span text:style-name="T60">切</text:span></text:ruby-base><text:ruby-text>せつ</text:ruby-text></text:ruby><text:span text:style-name="T60">な</text:span><text:span text:style-name="T2"> <text:s text:c="3"/>　 <text:s text:c="4"/>amable</text:span></text:p>
          </table:table-cell>
          <table:table-cell table:style-name="Tabla39.D2" office:value-type="string">
            <text:p text:style-name="P76"/>
          </table:table-cell>
        </table:table-row>
      </table:table>
      <text:p text:style-name="P62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86">母</text:p>
          </table:table-cell>
          <table:table-cell table:style-name="Tabla41.A1" office:value-type="string">
            <text:p text:style-name="P91">はは</text:p>
          </table:table-cell>
          <table:table-cell table:style-name="Tabla41.C1" office:value-type="string">
            <text:p text:style-name="P76"><text:ruby text:style-name="Ru1"><text:ruby-base><text:span text:style-name="T60">母</text:span></text:ruby-base><text:ruby-text>はは</text:ruby-text></text:ruby><text:span text:style-name="T68"> <text:s text:c="22"/>mamá</text:span></text:p>
          </table:table-cell>
          <table:table-cell table:style-name="Tabla41.D1" office:value-type="string">
            <text:p text:style-name="P76"/>
          </table:table-cell>
        </table:table-row>
        <table:table-row>
          <table:covered-table-cell/>
          <table:table-cell table:style-name="Tabla41.B2" office:value-type="string">
            <text:p text:style-name="P91">かあ</text:p>
          </table:table-cell>
          <table:table-cell table:style-name="Tabla41.C2" office:value-type="string">
            <text:p text:style-name="P76"><text:span text:style-name="T60">お</text:span><text:ruby text:style-name="Ru1"><text:ruby-base><text:span text:style-name="T60">母</text:span></text:ruby-base><text:ruby-text>かあ</text:ruby-text></text:ruby><text:span text:style-name="T60">さん</text:span> <text:s text:c="9"/>madre </text:p>
          </table:table-cell>
          <table:table-cell table:style-name="Tabla41.D2" office:value-type="string">
            <text:p text:style-name="P76"/>
          </table:table-cell>
        </table:table-row>
        <table:table-row>
          <table:covered-table-cell/>
          <table:table-cell table:style-name="Tabla41.B2" office:value-type="string">
            <text:p text:style-name="P91">ボ</text:p>
          </table:table-cell>
          <table:table-cell table:style-name="Tabla41.C2" office:value-type="string">
            <text:p text:style-name="P76"><text:span text:style-name="T60">そ</text:span><text:ruby text:style-name="Ru1"><text:ruby-base><text:span text:style-name="T60">母</text:span></text:ruby-base><text:ruby-text>ぼ</text:ruby-text></text:ruby> <text:s text:c="17"/>abuela</text:p>
          </table:table-cell>
          <table:table-cell table:style-name="Tabla41.D2" office:value-type="string">
            <text:p text:style-name="P76"/>
          </table:table-cell>
        </table:table-row>
      </table:table>
      <text:p text:style-name="P23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86">父</text:p>
          </table:table-cell>
          <table:table-cell table:style-name="Tabla42.A1" office:value-type="string">
            <text:p text:style-name="P91">ちち</text:p>
          </table:table-cell>
          <table:table-cell table:style-name="Tabla42.C1" office:value-type="string">
            <text:p text:style-name="P76"><text:ruby text:style-name="Ru1"><text:ruby-base><text:span text:style-name="T60">父</text:span></text:ruby-base><text:ruby-text>ちち</text:ruby-text></text:ruby><text:span text:style-name="T68"> <text:s text:c="24"/>papá</text:span></text:p>
          </table:table-cell>
          <table:table-cell table:style-name="Tabla42.D1" office:value-type="string">
            <text:p text:style-name="P76"/>
          </table:table-cell>
        </table:table-row>
        <table:table-row>
          <table:covered-table-cell/>
          <table:table-cell table:style-name="Tabla42.B2" office:value-type="string">
            <text:p text:style-name="P91">とう</text:p>
          </table:table-cell>
          <table:table-cell table:style-name="Tabla42.C2" office:value-type="string">
            <text:p text:style-name="P76"><text:span text:style-name="T60">お</text:span><text:ruby text:style-name="Ru1"><text:ruby-base><text:span text:style-name="T60">父</text:span></text:ruby-base><text:ruby-text>とう</text:ruby-text></text:ruby><text:span text:style-name="T60">さん</text:span> <text:s text:c="10"/>padre </text:p>
          </table:table-cell>
          <table:table-cell table:style-name="Tabla42.D2" office:value-type="string">
            <text:p text:style-name="P76"/>
          </table:table-cell>
        </table:table-row>
        <table:table-row>
          <table:covered-table-cell/>
          <table:table-cell table:style-name="Tabla42.B2" office:value-type="string">
            <text:p text:style-name="P91">フ</text:p>
          </table:table-cell>
          <table:table-cell table:style-name="Tabla42.C2" office:value-type="string">
            <text:p text:style-name="P76"><text:span text:style-name="T60">そ</text:span><text:ruby text:style-name="Ru1"><text:ruby-base><text:span text:style-name="T60">父</text:span></text:ruby-base><text:ruby-text>ふ</text:ruby-text></text:ruby> <text:s text:c="17"/>abuelo</text:p>
          </table:table-cell>
          <table:table-cell table:style-name="Tabla42.D2" office:value-type="string">
            <text:p text:style-name="P76"><text:ruby text:style-name="Ru1"><text:ruby-base><text:span text:style-name="T39">父</text:span></text:ruby-base><text:ruby-text>ふ</text:ruby-text></text:ruby><text:ruby text:style-name="Ru1"><text:ruby-base><text:span text:style-name="T39">母</text:span></text:ruby-base><text:ruby-text>ぼ</text:ruby-text></text:ruby> <text:s text:c="18"/>padres</text:p>
          </table:table-cell>
        </table:table-row>
      </table:table>
      <text:p text:style-name="P51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able:table-row>
          <table:table-cell table:style-name="Tabla339.A1" office:value-type="string">
            <text:p text:style-name="P86">族</text:p>
          </table:table-cell>
          <table:table-cell table:style-name="Tabla339.A1" office:value-type="string">
            <text:p text:style-name="P115">ゾク</text:p>
          </table:table-cell>
          <table:table-cell table:style-name="Tabla339.A1" office:value-type="string">
            <text:p text:style-name="P76"><text:ruby text:style-name="Ru1"><text:ruby-base><text:span text:style-name="T60">家</text:span></text:ruby-base><text:ruby-text>か</text:ruby-text></text:ruby><text:ruby text:style-name="Ru1"><text:ruby-base><text:span text:style-name="T60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98"><text:span text:style-name="T60">みん</text:span><text:ruby text:style-name="Ru1"><text:ruby-base><text:span text:style-name="T60">族</text:span></text:ruby-base><text:ruby-text>ぞく</text:ruby-text></text:ruby> <text:s text:c="4"/>pueblo, etnia <text:s text:c="8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86">兄</text:p>
          </table:table-cell>
          <table:table-cell table:style-name="Tabla43.A1" office:value-type="string">
            <text:p text:style-name="P91">あに</text:p>
          </table:table-cell>
          <table:table-cell table:style-name="Tabla43.C1" office:value-type="string">
            <text:p text:style-name="P76"><text:ruby text:style-name="Ru1"><text:ruby-base><text:span text:style-name="T60">兄</text:span></text:ruby-base><text:ruby-text>あに</text:ruby-text></text:ruby> <text:s text:c="7"/>hermano mayor</text:p>
          </table:table-cell>
          <table:table-cell table:style-name="Tabla43.D1" office:value-type="string">
            <text:p text:style-name="P76"/>
          </table:table-cell>
        </table:table-row>
        <table:table-row>
          <table:covered-table-cell/>
          <table:table-cell table:style-name="Tabla43.B2" office:value-type="string">
            <text:p text:style-name="P91">にい</text:p>
          </table:table-cell>
          <table:table-cell table:style-name="Tabla43.C2" office:value-type="string">
            <text:p text:style-name="P97">お<text:ruby text:style-name="Ru1"><text:ruby-base>兄</text:ruby-base><text:ruby-text>にい</text:ruby-text></text:ruby>さん <text:s text:c="3"/><text:span text:style-name="T2">hermano </text:span></text:p>
            <text:p text:style-name="P76"><text:s text:c="14"/>mayor (formal)</text:p>
          </table:table-cell>
          <table:table-cell table:style-name="Tabla43.D2" office:value-type="string">
            <text:p text:style-name="P76"/>
          </table:table-cell>
        </table:table-row>
        <table:table-row>
          <table:covered-table-cell/>
          <table:table-cell table:style-name="Tabla43.B2" office:value-type="string">
            <text:p text:style-name="P91">ケイ</text:p>
          </table:table-cell>
          <table:table-cell table:style-name="Tabla43.C2" office:value-type="string">
            <text:p text:style-name="P76"><text:ruby text:style-name="Ru1"><text:ruby-base><text:span text:style-name="T39">父</text:span></text:ruby-base><text:ruby-text>ふ</text:ruby-text></text:ruby><text:ruby text:style-name="Ru1"><text:ruby-base><text:span text:style-name="T9">兄</text:span></text:ruby-base><text:ruby-text>けい</text:ruby-text></text:ruby> <text:s text:c="3"/></text:p>
            <text:p text:style-name="P76"><text:s text:c="7"/>padres y hermanos</text:p>
          </table:table-cell>
          <table:table-cell table:style-name="Tabla43.D2" office:value-type="string">
            <text:p text:style-name="P76"/>
          </table:table-cell>
        </table:table-row>
      </table:table>
      <text:p text:style-name="P18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86">弟</text:p>
          </table:table-cell>
          <table:table-cell table:style-name="Tabla44.A1" office:value-type="string">
            <text:p text:style-name="P91">おとうと</text:p>
          </table:table-cell>
          <table:table-cell table:style-name="Tabla44.C1" office:value-type="string">
            <text:p text:style-name="P76"><text:ruby text:style-name="Ru1"><text:ruby-base><text:span text:style-name="T60">弟</text:span></text:ruby-base><text:ruby-text>おとうと</text:ruby-text></text:ruby> <text:s text:c="3"/>hermano menor</text:p>
          </table:table-cell>
          <table:table-cell table:style-name="Tabla44.D1" office:value-type="string">
            <text:p text:style-name="P76"/>
          </table:table-cell>
        </table:table-row>
        <table:table-row>
          <table:covered-table-cell/>
          <table:table-cell table:style-name="Tabla44.B2" office:value-type="string">
            <text:p text:style-name="P91">ダイ</text:p>
          </table:table-cell>
          <table:table-cell table:style-name="Tabla44.C2" office:value-type="string">
            <text:p text:style-name="P76"><text:ruby text:style-name="Ru1"><text:ruby-base><text:span text:style-name="T87">兄</text:span></text:ruby-base><text:ruby-text>きょう</text:ruby-text></text:ruby><text:ruby text:style-name="Ru1"><text:ruby-base><text:span text:style-name="T60">弟</text:span></text:ruby-base><text:ruby-text>だい</text:ruby-text></text:ruby> <text:s text:c="10"/>hermanos</text:p>
          </table:table-cell>
          <table:table-cell table:style-name="Tabla44.D2" office:value-type="string">
            <text:p text:style-name="P76"/>
          </table:table-cell>
        </table:table-row>
      </table:table>
      <text:p text:style-name="P23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86">姉</text:p>
          </table:table-cell>
          <table:table-cell table:style-name="Tabla45.A1" office:value-type="string">
            <text:p text:style-name="P91">あね</text:p>
          </table:table-cell>
          <table:table-cell table:style-name="Tabla45.C1" office:value-type="string">
            <text:p text:style-name="P76"><text:ruby text:style-name="Ru1"><text:ruby-base><text:span text:style-name="T60">姉</text:span></text:ruby-base><text:ruby-text>あね</text:ruby-text></text:ruby> <text:s text:c="7"/>hermana mayor</text:p>
          </table:table-cell>
          <table:table-cell table:style-name="Tabla45.D1" office:value-type="string">
            <text:p text:style-name="P76"/>
          </table:table-cell>
        </table:table-row>
        <table:table-row>
          <table:covered-table-cell/>
          <table:table-cell table:style-name="Tabla45.B2" office:value-type="string">
            <text:p text:style-name="P91">ねえ</text:p>
          </table:table-cell>
          <table:table-cell table:style-name="Tabla45.C2" office:value-type="string">
            <text:p text:style-name="P97">お<text:ruby text:style-name="Ru1"><text:ruby-base>姉</text:ruby-base><text:ruby-text>ねえ</text:ruby-text></text:ruby>さん<text:span text:style-name="T64"> <text:s text:c="5"/>hermana</text:span></text:p>
            <text:p text:style-name="P76"><text:s text:c="14"/>mayor (formal)</text:p>
          </table:table-cell>
          <table:table-cell table:style-name="Tabla45.D2" office:value-type="string">
            <text:p text:style-name="P18"/>
          </table:table-cell>
        </table:table-row>
      </table:table>
      <text:p text:style-name="P51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86">妹</text:p>
          </table:table-cell>
          <table:table-cell table:style-name="Tabla46.A1" office:value-type="string">
            <text:p text:style-name="P91">おもうと</text:p>
          </table:table-cell>
          <table:table-cell table:style-name="Tabla46.C1" office:value-type="string">
            <text:p text:style-name="P76"><text:ruby text:style-name="Ru1"><text:ruby-base><text:span text:style-name="T60">妹</text:span></text:ruby-base><text:ruby-text>いもうと</text:ruby-text></text:ruby> <text:s text:c="3"/>hermana menor</text:p>
          </table:table-cell>
          <table:table-cell table:style-name="Tabla46.D1" office:value-type="string">
            <text:p text:style-name="P76"/>
          </table:table-cell>
        </table:table-row>
        <table:table-row>
          <table:covered-table-cell/>
          <table:table-cell table:style-name="Tabla46.B2" office:value-type="string">
            <text:p text:style-name="P91">マイ</text:p>
          </table:table-cell>
          <table:table-cell table:style-name="Tabla46.C2" office:value-type="string">
            <text:p text:style-name="P76"><text:ruby text:style-name="Ru1"><text:ruby-base><text:span text:style-name="T87">姉</text:span></text:ruby-base><text:ruby-text>し</text:ruby-text></text:ruby><text:ruby text:style-name="Ru1"><text:ruby-base><text:span text:style-name="T60">妹</text:span></text:ruby-base><text:ruby-text>まい</text:ruby-text></text:ruby> <text:s text:c="12"/>hermanas</text:p>
          </table:table-cell>
          <table:table-cell table:style-name="Tabla46.D2" office:value-type="string">
            <text:p text:style-name="P76"/>
          </table:table-cell>
        </table:table-row>
      </table:table>
      <text:p text:style-name="P51"/>
      <text:p text:style-name="P51"/>
      <text:p text:style-name="P51"/>
      <text:p text:style-name="P44"/>
      <text:p text:style-name="P172"/>
      <text:p text:style-name="P172"/>
      <text:p text:style-name="P181"/>
      <text:p text:style-name="P64"><text:span text:style-name="T94">PARTES DEL CUERPO</text:span></text:p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86">口</text:p>
            </table:table-cell>
            <table:table-cell table:style-name="Tabla32.A1" office:value-type="string">
              <text:p text:style-name="P92">くち</text:p>
            </table:table-cell>
            <table:table-cell table:style-name="Tabla32.A1" office:value-type="string">
              <text:p text:style-name="P76"><text:ruby text:style-name="Ru1"><text:ruby-base><text:span text:style-name="T76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76"><text:span text:style-name="T6"><text:s text:c="7"/></text:span><text:span text:style-name="T75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92">コウ</text:p>
          </table:table-cell>
          <table:table-cell table:style-name="Tabla32.C2" office:value-type="string">
            <text:p text:style-name="P98"><text:ruby text:style-name="Ru1"><text:ruby-base><text:span text:style-name="T76">人</text:span></text:ruby-base><text:ruby-text>じん</text:ruby-text></text:ruby><text:ruby text:style-name="Ru1"><text:ruby-base><text:span text:style-name="T76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76"/>
          </table:table-cell>
        </table:table-row>
      </table:table>
      <text:p text:style-name="P18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86">頭</text:p>
          </table:table-cell>
          <table:table-cell table:style-name="Tabla33.A1" office:value-type="string">
            <text:p text:style-name="P114">あたま</text:p>
          </table:table-cell>
          <table:table-cell table:style-name="Tabla33.A1" office:value-type="string">
            <text:p text:style-name="P76"><text:ruby text:style-name="Ru1"><text:ruby-base><text:span text:style-name="T76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99"><text:s text:c="7"/></text:p>
          </table:table-cell>
        </table:table-row>
        <table:table-row>
          <table:covered-table-cell/>
          <table:table-cell table:style-name="Tabla33.B2" office:value-type="string">
            <text:p text:style-name="P132">トウ</text:p>
          </table:table-cell>
          <table:table-cell table:style-name="Tabla33.C2" office:value-type="string">
            <text:p text:style-name="P150"><text:span text:style-name="T59">~</text:span><text:ruby text:style-name="Ru1"><text:ruby-base>頭</text:ruby-base><text:ruby-text>とう</text:ruby-text></text:ruby></text:p>
            <text:p text:style-name="P135"><text:s text:c="7"/>[animales grandes]</text:p>
          </table:table-cell>
          <table:table-cell table:style-name="Tabla33.D2" office:value-type="string">
            <text:p text:style-name="P127">　 <text:s text:c="5"/></text:p>
          </table:table-cell>
        </table:table-row>
      </table:table>
      <text:p text:style-name="P18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86">顔</text:p>
          </table:table-cell>
          <table:table-cell table:style-name="Tabla35.A1" office:value-type="string">
            <text:p text:style-name="P114">かお</text:p>
          </table:table-cell>
          <table:table-cell table:style-name="Tabla35.A1" office:value-type="string">
            <text:p text:style-name="P76"><text:ruby text:style-name="Ru1"><text:ruby-base><text:span text:style-name="T76">顔</text:span></text:ruby-base><text:ruby-text>かお</text:ruby-text></text:ruby> <text:s text:c="25"/>cara</text:p>
          </table:table-cell>
          <table:table-cell table:style-name="Tabla35.D1" office:value-type="string">
            <text:p text:style-name="P99"/>
          </table:table-cell>
        </table:table-row>
      </table:table>
      <text:p text:style-name="P18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2" office:value-type="string">
            <text:p text:style-name="P86">心</text:p>
          </table:table-cell>
          <table:table-cell table:style-name="Tabla36.A1" office:value-type="string">
            <text:p text:style-name="P114">こころ</text:p>
          </table:table-cell>
          <table:table-cell table:style-name="Tabla36.A1" office:value-type="string">
            <text:p text:style-name="P76"><text:ruby text:style-name="Ru1"><text:ruby-base><text:span text:style-name="T60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99"><text:s text:c="6"/></text:p>
          </table:table-cell>
        </table:table-row>
        <table:table-row>
          <table:covered-table-cell/>
          <table:table-cell table:style-name="Tabla36.B2" office:value-type="string">
            <text:p text:style-name="P115">シン</text:p>
          </table:table-cell>
          <table:table-cell table:style-name="Tabla36.C2" office:value-type="string">
            <text:p text:style-name="P103"><text:ruby text:style-name="Ru1"><text:ruby-base><text:span text:style-name="T60">安</text:span></text:ruby-base><text:ruby-text>あん</text:ruby-text></text:ruby><text:ruby text:style-name="Ru1"><text:ruby-base><text:span text:style-name="T60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103"><text:ruby text:style-name="Ru1"><text:ruby-base><text:span text:style-name="T9">中</text:span></text:ruby-base><text:ruby-text>ちゅう</text:ruby-text></text:ruby><text:ruby text:style-name="Ru1"><text:ruby-base><text:span text:style-name="T9">心</text:span></text:ruby-base><text:ruby-text>しん</text:ruby-text></text:ruby><text:span text:style-name="T7"> <text:s text:c="4"/>centro de algo</text:span></text:p>
          </table:table-cell>
        </table:table-row>
      </table:table>
      <text:p text:style-name="P54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86">首</text:p>
          </table:table-cell>
          <table:table-cell table:style-name="Tabla37.A1" office:value-type="string">
            <text:p text:style-name="P114">くび</text:p>
          </table:table-cell>
          <table:table-cell table:style-name="Tabla37.A1" office:value-type="string">
            <text:p text:style-name="P76"><text:ruby text:style-name="Ru1"><text:ruby-base><text:span text:style-name="T60">首</text:span></text:ruby-base><text:ruby-text>くび</text:ruby-text></text:ruby> <text:s text:c="23"/>cuello</text:p>
          </table:table-cell>
          <table:table-cell table:style-name="Tabla37.D1" office:value-type="string">
            <text:p text:style-name="P99"/>
          </table:table-cell>
        </table:table-row>
        <table:table-row>
          <table:covered-table-cell/>
          <table:table-cell table:style-name="Tabla37.B2" office:value-type="string">
            <text:p text:style-name="P115">シュ</text:p>
          </table:table-cell>
          <table:table-cell table:style-name="Tabla37.C2" office:value-type="string">
            <text:p text:style-name="P103"><text:ruby text:style-name="Ru1"><text:ruby-base><text:span text:style-name="T60">首</text:span></text:ruby-base><text:ruby-text>しゅ</text:ruby-text></text:ruby><text:ruby text:style-name="Ru1"><text:ruby-base><text:span text:style-name="T60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35"/>
          </table:table-cell>
        </table:table-row>
      </table:table>
      <text:p text:style-name="P3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86">体</text:p>
          </table:table-cell>
          <table:table-cell table:style-name="Tabla146.A1" office:value-type="string">
            <text:p text:style-name="P114">からだ</text:p>
          </table:table-cell>
          <table:table-cell table:style-name="Tabla146.A1" office:value-type="string">
            <text:p text:style-name="P76"><text:ruby text:style-name="Ru1"><text:ruby-base><text:span text:style-name="T76">体</text:span></text:ruby-base><text:ruby-text>からだ</text:ruby-text></text:ruby><text:span text:style-name="T76"> </text:span><text:s text:c="19"/>cuerpo <text:s/></text:p>
          </table:table-cell>
          <table:table-cell table:style-name="Tabla146.D1" office:value-type="string">
            <text:p text:style-name="P99"/>
          </table:table-cell>
        </table:table-row>
        <table:table-row>
          <table:covered-table-cell/>
          <table:table-cell table:style-name="Tabla146.B2" office:value-type="string">
            <text:p text:style-name="P114">タイ</text:p>
          </table:table-cell>
          <table:table-cell table:style-name="Tabla146.B2" office:value-type="string">
            <text:p text:style-name="P99"><text:ruby text:style-name="Ru1"><text:ruby-base><text:span text:style-name="T76">体</text:span></text:ruby-base><text:ruby-text>たい</text:ruby-text></text:ruby><text:ruby text:style-name="Ru1"><text:ruby-base><text:span text:style-name="T76">育</text:span></text:ruby-base><text:ruby-text>いく</text:ruby-text></text:ruby><text:span text:style-name="T76"> </text:span><text:s text:c="13"/>gimnasia</text:p>
          </table:table-cell>
          <table:table-cell table:style-name="Tabla146.D2" office:value-type="string">
            <text:p text:style-name="P99"><text:ruby text:style-name="Ru1"><text:ruby-base><text:span text:style-name="T76">体</text:span></text:ruby-base><text:ruby-text>たい</text:ruby-text></text:ruby><text:ruby text:style-name="Ru1"><text:ruby-base><text:span text:style-name="T76">育</text:span></text:ruby-base><text:ruby-text>いく</text:ruby-text></text:ruby><text:ruby text:style-name="Ru1"><text:ruby-base><text:span text:style-name="T76">館</text:span></text:ruby-base><text:ruby-text>かん</text:ruby-text></text:ruby><text:span text:style-name="T76"> </text:span><text:s text:c="10"/>gimnasi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8"/>
      <text:p text:style-name="P17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86">指</text:p>
          </table:table-cell>
          <table:table-cell table:style-name="Tabla161.A1" office:value-type="string">
            <text:p text:style-name="P114">ゆび</text:p>
          </table:table-cell>
          <table:table-cell table:style-name="Tabla161.A1" office:value-type="string">
            <text:p text:style-name="P76"><text:ruby text:style-name="Ru1"><text:ruby-base><text:span text:style-name="T60">指</text:span></text:ruby-base><text:ruby-text>ゆび</text:ruby-text></text:ruby> <text:s text:c="24"/>dedo</text:p>
          </table:table-cell>
          <table:table-cell table:style-name="Tabla161.D1" office:value-type="string">
            <text:p text:style-name="P99"/>
          </table:table-cell>
        </table:table-row>
      </table:table>
      <text:p text:style-name="P18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2" office:value-type="string">
            <text:p text:style-name="P86">歯</text:p>
          </table:table-cell>
          <table:table-cell table:style-name="Tabla162.A1" office:value-type="string">
            <text:p text:style-name="P114">は</text:p>
          </table:table-cell>
          <table:table-cell table:style-name="Tabla162.A1" office:value-type="string">
            <text:p text:style-name="P76"><text:ruby text:style-name="Ru1"><text:ruby-base><text:span text:style-name="T60">歯</text:span></text:ruby-base><text:ruby-text>は</text:ruby-text></text:ruby> <text:s text:c="22"/>diente</text:p>
          </table:table-cell>
          <table:table-cell table:style-name="Tabla162.D1" office:value-type="string">
            <text:p text:style-name="P99"/>
          </table:table-cell>
        </table:table-row>
        <table:table-row>
          <table:covered-table-cell/>
          <table:table-cell table:style-name="Tabla162.B2" office:value-type="string">
            <text:p text:style-name="P114">ば</text:p>
          </table:table-cell>
          <table:table-cell table:style-name="Tabla162.B2" office:value-type="string">
            <text:p text:style-name="P76"><text:s/><text:ruby text:style-name="Ru1"><text:ruby-base><text:span text:style-name="T60">虫</text:span></text:ruby-base><text:ruby-text>むし</text:ruby-text></text:ruby><text:ruby text:style-name="Ru1"><text:ruby-base><text:span text:style-name="T60">歯</text:span></text:ruby-base><text:ruby-text>ば</text:ruby-text></text:ruby> <text:s text:c="17"/>caries</text:p>
          </table:table-cell>
          <table:table-cell table:style-name="Tabla162.D2" office:value-type="string">
            <text:p text:style-name="P99"/>
          </table:table-cell>
        </table:table-row>
      </table:table>
      <text:p text:style-name="P18"/>
      <table:table table:name="Tabla402" table:style-name="Tabla402">
        <table:table-column table:style-name="Tabla402.A"/>
        <table:table-column table:style-name="Tabla402.B"/>
        <table:table-column table:style-name="Tabla402.C"/>
        <table:table-column table:style-name="Tabla402.D"/>
        <table:table-row>
          <table:table-cell table:style-name="Tabla402.A1" office:value-type="string">
            <text:p text:style-name="P86">病</text:p>
          </table:table-cell>
          <table:table-cell table:style-name="Tabla402.A1" office:value-type="string">
            <text:p text:style-name="P114">ビョウ</text:p>
          </table:table-cell>
          <table:table-cell table:style-name="Tabla402.A1" office:value-type="string">
            <text:p text:style-name="P76"><text:ruby text:style-name="Ru1"><text:ruby-base><text:span text:style-name="T60">病</text:span></text:ruby-base><text:ruby-text>びょう</text:ruby-text></text:ruby><text:ruby text:style-name="Ru1"><text:ruby-base><text:span text:style-name="T60">気</text:span></text:ruby-base><text:ruby-text>き</text:ruby-text></text:ruby> <text:s text:c="7"/>enfermedad</text:p>
          </table:table-cell>
          <table:table-cell table:style-name="Tabla402.D1" office:value-type="string">
            <text:p text:style-name="P99"/>
          </table:table-cell>
        </table:table-row>
      </table:table>
      <text:p text:style-name="P54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31">力</text:p>
          </table:table-cell>
          <table:table-cell table:style-name="Tabla163.A1" office:value-type="string">
            <text:p text:style-name="P92">ちから</text:p>
          </table:table-cell>
          <table:table-cell table:style-name="Tabla163.A1" office:value-type="string">
            <text:p text:style-name="P76"><text:ruby text:style-name="Ru1"><text:ruby-base><text:span text:style-name="T60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76"><text:ruby text:style-name="Ru1"><text:ruby-base><text:span text:style-name="T60">力</text:span></text:ruby-base><text:ruby-text>ちから</text:ruby-text></text:ruby><text:span text:style-name="T60">いっぱい</text:span> <text:s text:c="6"/></text:p>
            <text:p text:style-name="P76"><text:s text:c="15"/>“toda la fuerza”</text:p>
          </table:table-cell>
        </table:table-row>
        <table:table-row>
          <table:covered-table-cell/>
          <table:table-cell table:style-name="Tabla163.B2" office:value-type="string">
            <text:p text:style-name="P115">リョク</text:p>
          </table:table-cell>
          <table:table-cell table:style-name="Tabla163.C2" office:value-type="string">
            <text:p text:style-name="P99"><text:ruby text:style-name="Ru1"><text:ruby-base><text:span text:style-name="T76">体</text:span></text:ruby-base><text:ruby-text>たい</text:ruby-text></text:ruby><text:ruby text:style-name="Ru1"><text:ruby-base><text:span text:style-name="T76">力</text:span></text:ruby-base><text:ruby-text>りょく</text:ruby-text></text:ruby><text:span text:style-name="T76"> </text:span><text:s text:c="6"/>fuerza física</text:p>
          </table:table-cell>
          <table:table-cell table:style-name="Tabla163.D2" office:value-type="string">
            <text:p text:style-name="P76"/>
          </table:table-cell>
        </table:table-row>
      </table:table>
      <text:p text:style-name="P54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86">手</text:p>
            </table:table-cell>
            <table:table-cell table:style-name="Tabla164.A1" table:number-rows-spanned="2" office:value-type="string">
              <text:p text:style-name="P92">て</text:p>
            </table:table-cell>
            <table:table-cell table:style-name="Tabla164.A1" office:value-type="string">
              <text:p text:style-name="P76"><text:ruby text:style-name="Ru1"><text:ruby-base><text:span text:style-name="T60">手</text:span></text:ruby-base><text:ruby-text>て</text:ruby-text></text:ruby> <text:s text:c="24"/>mano</text:p>
            </table:table-cell>
            <table:table-cell table:style-name="Tabla164.D1" office:value-type="string">
              <text:p text:style-name="P99"><text:ruby text:style-name="Ru1"><text:ruby-base><text:span text:style-name="T60">手</text:span></text:ruby-base><text:ruby-text>て</text:ruby-text></text:ruby><text:ruby text:style-name="Ru1"><text:ruby-base><text:span text:style-name="T60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81"><text:ruby text:style-name="Ru1"><text:ruby-base><text:span text:style-name="T60">手</text:span></text:ruby-base><text:ruby-text>て</text:ruby-text></text:ruby><text:span text:style-name="T60">つだう</text:span> <text:s text:c="9"/>ayudar</text:p>
          </table:table-cell>
          <table:table-cell table:style-name="Tabla164.D2" office:value-type="string">
            <text:p text:style-name="P159"><text:ruby text:style-name="Ru1"><text:ruby-base><text:span text:style-name="T9">手</text:span></text:ruby-base><text:ruby-text>て</text:ruby-text></text:ruby><text:span text:style-name="T9">じな</text:span><text:span text:style-name="T7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92">シュ</text:p>
          </table:table-cell>
          <table:table-cell table:style-name="Tabla164.C2" office:value-type="string">
            <text:p text:style-name="P76"><text:span text:style-name="T60">せん</text:span><text:ruby text:style-name="Ru1"><text:ruby-base><text:span text:style-name="T60">手</text:span></text:ruby-base><text:ruby-text>しゅ</text:ruby-text></text:ruby> <text:s text:c="12"/>jugador</text:p>
          </table:table-cell>
          <table:table-cell table:style-name="Tabla164.D2" office:value-type="string">
            <text:p text:style-name="P76"><text:span text:style-name="T60">あく</text:span><text:ruby text:style-name="Ru1"><text:ruby-base><text:span text:style-name="T60">手</text:span></text:ruby-base><text:ruby-text>しゅ</text:ruby-text></text:ruby> <text:s text:c="2"/>darse la mano</text:p>
          </table:table-cell>
        </table:table-row>
      </table:table>
      <text:p text:style-name="Standard"/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header-rows>
          <table:table-row>
            <table:table-cell table:style-name="Tabla397.A1" office:value-type="string">
              <text:p text:style-name="P89">鼻</text:p>
            </table:table-cell>
            <table:table-cell table:style-name="Tabla397.A1" office:value-type="string">
              <text:p text:style-name="P92">はな</text:p>
            </table:table-cell>
            <table:table-cell table:style-name="Tabla397.A1" office:value-type="string">
              <text:p text:style-name="P76"><text:ruby text:style-name="Ru1"><text:ruby-base><text:span text:style-name="T76">鼻</text:span></text:ruby-base><text:ruby-text>はな</text:ruby-text></text:ruby> <text:s text:c="25"/>nariz</text:p>
            </table:table-cell>
            <table:table-cell table:style-name="Tabla397.D1" office:value-type="string">
              <text:p text:style-name="P76"/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89">目</text:p>
            </table:table-cell>
            <table:table-cell table:style-name="Tabla165.A1" office:value-type="string">
              <text:p text:style-name="P92">め</text:p>
            </table:table-cell>
            <table:table-cell table:style-name="Tabla165.A1" office:value-type="string">
              <text:p text:style-name="P76"><text:ruby text:style-name="Ru1"><text:ruby-base><text:span text:style-name="T76">目</text:span></text:ruby-base><text:ruby-text>め</text:ruby-text></text:ruby> <text:s text:c="28"/>ojo</text:p>
            </table:table-cell>
            <table:table-cell table:style-name="Tabla165.D1" office:value-type="string">
              <text:p text:style-name="P76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90">耳</text:p>
            </table:table-cell>
            <table:table-cell table:style-name="Tabla198.A1" office:value-type="string">
              <text:p text:style-name="P92">みみ</text:p>
            </table:table-cell>
            <table:table-cell table:style-name="Tabla198.A1" office:value-type="string">
              <text:p text:style-name="P76"><text:ruby text:style-name="Ru1"><text:ruby-base><text:span text:style-name="T76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38"><text:ruby text:style-name="Ru1"><text:ruby-base><text:span text:style-name="T76">耳</text:span></text:ruby-base><text:ruby-text>みみ</text:ruby-text></text:ruby><text:span text:style-name="T76"> かざり</text:span> <text:s/>pendientes</text:p>
            </table:table-cell>
          </table:table-row>
        </table:table-header-rows>
      </table:table>
      <text:p text:style-name="P18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86">毛</text:p>
          </table:table-cell>
          <table:table-cell table:style-name="Tabla303.A1" office:value-type="string">
            <text:p text:style-name="P114">け</text:p>
          </table:table-cell>
          <table:table-cell table:style-name="Tabla303.A1" office:value-type="string">
            <text:p text:style-name="P76"><text:s/><text:ruby text:style-name="Ru1"><text:ruby-base><text:span text:style-name="T60">毛</text:span></text:ruby-base><text:ruby-text>け</text:ruby-text></text:ruby> <text:s text:c="24"/>pelo</text:p>
          </table:table-cell>
          <table:table-cell table:style-name="Tabla303.D1" office:value-type="string">
            <text:p text:style-name="P99"><text:span text:style-name="T60">かみの</text:span><text:ruby text:style-name="Ru1"><text:ruby-base><text:span text:style-name="T60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114">モウ</text:p>
          </table:table-cell>
          <table:table-cell table:style-name="Tabla303.B2" office:value-type="string">
            <text:p text:style-name="P76"><text:s/><text:ruby text:style-name="Ru1"><text:ruby-base><text:span text:style-name="T60">毛</text:span></text:ruby-base><text:ruby-text>もう</text:ruby-text></text:ruby><text:span text:style-name="T60">ふ</text:span> <text:s text:c="17"/>manta</text:p>
          </table:table-cell>
          <table:table-cell table:style-name="Tabla303.D2" office:value-type="string">
            <text:p text:style-name="P99"/>
            <text:p text:style-name="P99"/>
          </table:table-cell>
        </table:table-row>
      </table:table>
      <text:p text:style-name="P18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86">足</text:p>
            </table:table-cell>
            <table:table-cell table:style-name="Tabla315.A1" office:value-type="string">
              <text:p text:style-name="P92">あし</text:p>
            </table:table-cell>
            <table:table-cell table:style-name="Tabla315.A1" office:value-type="string">
              <text:p text:style-name="P76"><text:ruby text:style-name="Ru2"><text:ruby-base><text:span text:style-name="T60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99"><text:ruby text:style-name="Ru1"><text:ruby-base><text:span text:style-name="T60">足</text:span></text:ruby-base><text:ruby-text>あし</text:ruby-text></text:ruby><text:ruby text:style-name="Ru1"><text:ruby-base><text:span text:style-name="T60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92">た</text:p>
          </table:table-cell>
          <table:table-cell table:style-name="Tabla315.C2" office:value-type="string">
            <text:p text:style-name="P76"><text:ruby text:style-name="Ru1"><text:ruby-base><text:span text:style-name="T60">足</text:span></text:ruby-base><text:ruby-text>た</text:ruby-text></text:ruby><text:span text:style-name="T60">りる</text:span> <text:s/></text:p>
            <text:p text:style-name="P76"><text:s text:c="8"/>ser suficiente (INT)</text:p>
          </table:table-cell>
          <table:table-cell table:style-name="Tabla315.D2" office:value-type="string">
            <text:p text:style-name="P76"/>
          </table:table-cell>
        </table:table-row>
        <table:table-row>
          <table:covered-table-cell/>
          <table:table-cell table:style-name="Tabla315.B2" office:value-type="string">
            <text:p text:style-name="P92">ソク</text:p>
          </table:table-cell>
          <table:table-cell table:style-name="Tabla315.C2" office:value-type="string">
            <text:p text:style-name="P76"><text:span text:style-name="T79">~</text:span><text:ruby text:style-name="Ru1"><text:ruby-base><text:span text:style-name="T60">足</text:span></text:ruby-base><text:ruby-text>そく</text:ruby-text></text:ruby> <text:s text:c="19"/>[pares]</text:p>
          </table:table-cell>
          <table:table-cell table:style-name="Tabla315.D2" office:value-type="string">
            <text:p text:style-name="P76"/>
          </table:table-cell>
        </table:table-row>
      </table:table>
      <text:p text:style-name="Standard"/>
      <table:table table:name="Tabla394" table:style-name="Tabla394">
        <table:table-column table:style-name="Tabla394.A"/>
        <table:table-column table:style-name="Tabla394.B"/>
        <table:table-column table:style-name="Tabla394.C"/>
        <table:table-column table:style-name="Tabla394.D"/>
        <table:table-header-rows>
          <table:table-row>
            <table:table-cell table:style-name="Tabla394.A1" office:value-type="string">
              <text:p text:style-name="P89">皮</text:p>
            </table:table-cell>
            <table:table-cell table:style-name="Tabla394.A1" office:value-type="string">
              <text:p text:style-name="P92">かわ</text:p>
            </table:table-cell>
            <table:table-cell table:style-name="Tabla394.A1" office:value-type="string">
              <text:p text:style-name="P76"><text:ruby text:style-name="Ru1"><text:ruby-base><text:span text:style-name="T76">皮</text:span></text:ruby-base><text:ruby-text>かわ</text:ruby-text></text:ruby> <text:s text:c="27"/>piel</text:p>
            </table:table-cell>
            <table:table-cell table:style-name="Tabla394.D1" office:value-type="string">
              <text:p text:style-name="P76"/>
            </table:table-cell>
          </table:table-row>
        </table:table-header-rows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table:number-rows-spanned="2" office:value-type="string">
            <text:p text:style-name="P86">息</text:p>
          </table:table-cell>
          <table:table-cell table:style-name="Tabla329.A1" office:value-type="string">
            <text:p text:style-name="P114">いき</text:p>
          </table:table-cell>
          <table:table-cell table:style-name="Tabla329.A1" office:value-type="string">
            <text:p text:style-name="P76"><text:ruby text:style-name="Ru1"><text:ruby-base><text:span text:style-name="T60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99"><text:ruby text:style-name="Ru1"><text:ruby-base><text:span text:style-name="T60">一</text:span></text:ruby-base><text:ruby-text>ひと</text:ruby-text></text:ruby><text:ruby text:style-name="Ru1"><text:ruby-base><text:span text:style-name="T60">息</text:span></text:ruby-base><text:ruby-text>いき</text:ruby-text></text:ruby> <text:s text:c="6"/>aliento, respiro</text:p>
          </table:table-cell>
        </table:table-row>
        <table:table-row>
          <table:covered-table-cell/>
          <table:table-cell table:style-name="Tabla329.B2" office:value-type="string">
            <text:p text:style-name="P114">ソク</text:p>
          </table:table-cell>
          <table:table-cell table:style-name="Tabla329.B2" office:value-type="string">
            <text:p text:style-name="P76"><text:ruby text:style-name="Ru1"><text:ruby-base><text:span text:style-name="T60">休</text:span></text:ruby-base><text:ruby-text>きゅう</text:ruby-text></text:ruby><text:ruby text:style-name="Ru1"><text:ruby-base><text:span text:style-name="T60">息</text:span></text:ruby-base><text:ruby-text>そく</text:ruby-text></text:ruby> <text:s text:c="10"/>descanso</text:p>
          </table:table-cell>
          <table:table-cell table:style-name="Tabla329.D2" office:value-type="string">
            <text:p text:style-name="P99"/>
          </table:table-cell>
        </table:table-row>
      </table:table>
      <text:p text:style-name="P18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86">血</text:p>
          </table:table-cell>
          <table:table-cell table:style-name="Tabla330.A1" office:value-type="string">
            <text:p text:style-name="P114">ち</text:p>
          </table:table-cell>
          <table:table-cell table:style-name="Tabla330.A1" office:value-type="string">
            <text:p text:style-name="P76"><text:ruby text:style-name="Ru1"><text:ruby-base><text:span text:style-name="T60">血</text:span></text:ruby-base><text:ruby-text>ち</text:ruby-text></text:ruby> <text:s text:c="21"/>sangre</text:p>
          </table:table-cell>
          <table:table-cell table:style-name="Tabla330.D1" office:value-type="string">
            <text:p text:style-name="P99"/>
          </table:table-cell>
        </table:table-row>
        <table:table-row>
          <table:covered-table-cell/>
          <table:table-cell table:style-name="Tabla330.B2" office:value-type="string">
            <text:p text:style-name="P115">ケツ</text:p>
          </table:table-cell>
          <table:table-cell table:style-name="Tabla330.C2" office:value-type="string">
            <text:p text:style-name="P103"><text:ruby text:style-name="Ru1"><text:ruby-base><text:span text:style-name="T60">出</text:span></text:ruby-base><text:ruby-text>しゅっ</text:ruby-text></text:ruby><text:ruby text:style-name="Ru1"><text:ruby-base><text:span text:style-name="T60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135"/>
          </table:table-cell>
        </table:table-row>
      </table:table>
      <text:p text:style-name="P18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3" office:value-type="string">
            <text:p text:style-name="P86">声</text:p>
          </table:table-cell>
          <table:table-cell table:style-name="Tabla338.A1" office:value-type="string">
            <text:p text:style-name="P114">こえ</text:p>
          </table:table-cell>
          <table:table-cell table:style-name="Tabla338.A1" office:value-type="string">
            <text:p text:style-name="P76"><text:ruby text:style-name="Ru1"><text:ruby-base><text:span text:style-name="T60">声</text:span></text:ruby-base><text:ruby-text>こえ</text:ruby-text></text:ruby> <text:s text:c="27"/>voz</text:p>
          </table:table-cell>
          <table:table-cell table:style-name="Tabla338.D1" office:value-type="string">
            <text:p text:style-name="P99"/>
          </table:table-cell>
        </table:table-row>
        <table:table-row>
          <table:covered-table-cell/>
          <table:table-cell table:style-name="Tabla338.B2" office:value-type="string">
            <text:p text:style-name="P114">ごえ</text:p>
          </table:table-cell>
          <table:table-cell table:style-name="Tabla338.B2" office:value-type="string">
            <text:p text:style-name="P99"><text:ruby text:style-name="Ru1"><text:ruby-base><text:span text:style-name="T60">歌</text:span></text:ruby-base><text:ruby-text>うた</text:ruby-text></text:ruby><text:ruby text:style-name="Ru1"><text:ruby-base><text:span text:style-name="T12">声</text:span></text:ruby-base><text:ruby-text>ごえ</text:ruby-text></text:ruby> <text:s text:c="6"/>voz cantando <text:s text:c="3"/></text:p>
          </table:table-cell>
          <table:table-cell table:style-name="Tabla338.D2" office:value-type="string">
            <text:p text:style-name="P99"/>
          </table:table-cell>
        </table:table-row>
        <table:table-row>
          <table:covered-table-cell/>
          <table:table-cell table:style-name="Tabla338.B2" office:value-type="string">
            <text:p text:style-name="P114">セイ</text:p>
          </table:table-cell>
          <table:table-cell table:style-name="Tabla338.B2" office:value-type="string">
            <text:p text:style-name="P76"><text:ruby text:style-name="Ru1"><text:ruby-base><text:span text:style-name="T60">名</text:span></text:ruby-base><text:ruby-text>めい</text:ruby-text></text:ruby><text:ruby text:style-name="Ru1"><text:ruby-base><text:span text:style-name="T60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99"/>
          </table:table-cell>
        </table:table-row>
      </table:table>
      <text:p text:style-name="P19"/>
      <table:table table:name="Tabla414" table:style-name="Tabla414">
        <table:table-column table:style-name="Tabla414.A"/>
        <table:table-column table:style-name="Tabla414.B"/>
        <table:table-column table:style-name="Tabla414.C"/>
        <table:table-column table:style-name="Tabla414.D"/>
        <table:table-row>
          <table:table-cell table:style-name="Tabla414.A1" office:value-type="string">
            <text:p text:style-name="P86">命</text:p>
          </table:table-cell>
          <table:table-cell table:style-name="Tabla414.A1" office:value-type="string">
            <text:p text:style-name="P114">いのち</text:p>
          </table:table-cell>
          <table:table-cell table:style-name="Tabla414.A1" office:value-type="string">
            <text:p text:style-name="P76"><text:ruby text:style-name="Ru1"><text:ruby-base><text:span text:style-name="T60">命</text:span></text:ruby-base><text:ruby-text>いのち</text:ruby-text></text:ruby>　 <text:s text:c="2"/>vida (biológica)</text:p>
          </table:table-cell>
          <table:table-cell table:style-name="Tabla414.D1" office:value-type="string">
            <text:p text:style-name="P99"/>
          </table:table-cell>
        </table:table-row>
      </table:table>
      <text:p text:style-name="P37"/>
      <text:p text:style-name="P174"/>
      <text:p text:style-name="P173"/>
      <text:p text:style-name="P181"/>
      <text:p text:style-name="P66">TRABAJO – PROFESIONES</text:p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86">工</text:p>
          </table:table-cell>
          <table:table-cell table:style-name="Tabla142.A1" office:value-type="string">
            <text:p text:style-name="P114">ク</text:p>
          </table:table-cell>
          <table:table-cell table:style-name="Tabla142.A1" office:value-type="string">
            <text:p text:style-name="P76"><text:ruby text:style-name="Ru1"><text:ruby-base><text:span text:style-name="T76">大</text:span></text:ruby-base><text:ruby-text>だい</text:ruby-text></text:ruby><text:ruby text:style-name="Ru1"><text:ruby-base><text:span text:style-name="T76">工</text:span></text:ruby-base><text:ruby-text>く</text:ruby-text></text:ruby> <text:s text:c="12"/>carpintero</text:p>
          </table:table-cell>
          <table:table-cell table:style-name="Tabla142.D1" office:value-type="string">
            <text:p text:style-name="P99"/>
          </table:table-cell>
        </table:table-row>
        <table:table-row>
          <table:covered-table-cell/>
          <table:table-cell table:style-name="Tabla142.B2" office:value-type="string">
            <text:p text:style-name="P114">コウ</text:p>
          </table:table-cell>
          <table:table-cell table:style-name="Tabla142.C2" office:value-type="string">
            <text:p text:style-name="P99"><text:ruby text:style-name="Ru1"><text:ruby-base><text:span text:style-name="T76">人</text:span></text:ruby-base><text:ruby-text>じん</text:ruby-text></text:ruby><text:ruby text:style-name="Ru1"><text:ruby-base><text:span text:style-name="T76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99"/>
          </table:table-cell>
        </table:table-row>
      </table:table>
      <text:p text:style-name="P51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86">相</text:p>
          </table:table-cell>
          <table:table-cell table:style-name="Tabla336.A1" office:value-type="string">
            <text:p text:style-name="P132">あい</text:p>
          </table:table-cell>
          <table:table-cell table:style-name="Tabla336.C1" office:value-type="string">
            <text:p text:style-name="P135"><text:ruby text:style-name="Ru1"><text:ruby-base><text:span text:style-name="T60">相</text:span></text:ruby-base><text:ruby-text>あい</text:ruby-text></text:ruby><text:ruby text:style-name="Ru1"><text:ruby-base><text:span text:style-name="T60">手</text:span></text:ruby-base><text:ruby-text>て</text:ruby-text></text:ruby> <text:s text:c="9"/>compañero, </text:p>
            <text:p text:style-name="P135"><text:s text:c="2"/>ayudante (2 personas)</text:p>
          </table:table-cell>
          <table:table-cell table:style-name="Tabla336.D1" office:value-type="string">
            <text:p text:style-name="P98"/>
          </table:table-cell>
        </table:table-row>
        <table:table-row>
          <table:covered-table-cell/>
          <table:table-cell table:style-name="Tabla336.B2" office:value-type="string">
            <text:p text:style-name="P114">ショウ</text:p>
          </table:table-cell>
          <table:table-cell table:style-name="Tabla336.C2" office:value-type="string">
            <text:p text:style-name="P76"><text:ruby text:style-name="Ru1"><text:ruby-base><text:span text:style-name="T60">首</text:span></text:ruby-base><text:ruby-text>しゅ</text:ruby-text></text:ruby><text:ruby text:style-name="Ru1"><text:ruby-base><text:span text:style-name="T60">相</text:span></text:ruby-base><text:ruby-text>しょう</text:ruby-text></text:ruby> <text:s text:c="2"/>primer ministro</text:p>
          </table:table-cell>
          <table:table-cell table:style-name="Tabla336.D2" office:value-type="string">
            <text:p text:style-name="P98"><text:ruby text:style-name="Ru1"><text:ruby-base><text:span text:style-name="T60">相</text:span></text:ruby-base><text:ruby-text>しょう</text:ruby-text></text:ruby> <text:s text:c="10"/>aux. “ayudar”</text:p>
          </table:table-cell>
        </table:table-row>
      </table:table>
      <text:p text:style-name="P18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86">員</text:p>
          </table:table-cell>
          <table:table-cell table:style-name="Tabla254.A1" office:value-type="string">
            <text:p text:style-name="P114">イン</text:p>
          </table:table-cell>
          <table:table-cell table:style-name="Tabla254.A1" office:value-type="string">
            <text:p text:style-name="P76"><text:ruby text:style-name="Ru1"><text:ruby-base><text:span text:style-name="T39">定</text:span></text:ruby-base><text:ruby-text>てい</text:ruby-text></text:ruby><text:ruby text:style-name="Ru1"><text:ruby-base><text:span text:style-name="T39">員</text:span></text:ruby-base><text:ruby-text>いん</text:ruby-text></text:ruby><text:span text:style-name="T33"> <text:s text:c="8"/>dependiente</text:span></text:p>
          </table:table-cell>
          <table:table-cell table:style-name="Tabla254.D1" office:value-type="string">
            <text:p text:style-name="P99"/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86">係</text:p>
          </table:table-cell>
          <table:table-cell table:style-name="Tabla313.A1" office:value-type="string">
            <text:p text:style-name="P92">かかり</text:p>
          </table:table-cell>
          <table:table-cell table:style-name="Tabla313.A1" office:value-type="string">
            <text:p text:style-name="P157"><text:ruby text:style-name="Ru1"><text:ruby-base><text:span text:style-name="T76">係</text:span></text:ruby-base><text:ruby-text>かかり</text:ruby-text></text:ruby><text:span text:style-name="T64"> <text:s text:c="14"/>encargado <text:s text:c="7"/></text:span></text:p>
          </table:table-cell>
          <table:table-cell table:style-name="Tabla313.D1" office:value-type="string">
            <text:p text:style-name="P76"/>
          </table:table-cell>
        </table:table-row>
      </table:table>
      <text:p text:style-name="P19"/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>
          <table:table-cell table:style-name="Tabla385.A1" office:value-type="string">
            <text:p text:style-name="P86">農</text:p>
          </table:table-cell>
          <table:table-cell table:style-name="Tabla385.A1" office:value-type="string">
            <text:p text:style-name="P114">ノウ</text:p>
          </table:table-cell>
          <table:table-cell table:style-name="Tabla385.A1" office:value-type="string">
            <text:p text:style-name="P76"><text:ruby text:style-name="Ru1"><text:ruby-base><text:span text:style-name="T76">農</text:span></text:ruby-base><text:ruby-text>のう</text:ruby-text></text:ruby><text:ruby text:style-name="Ru1"><text:ruby-base><text:span text:style-name="T76">家</text:span></text:ruby-base><text:ruby-text>か</text:ruby-text></text:ruby> <text:s text:c="15"/>granjero</text:p>
          </table:table-cell>
          <table:table-cell table:style-name="Tabla385.D1" office:value-type="string">
            <text:p text:style-name="P99"><text:ruby text:style-name="Ru1"><text:ruby-base><text:span text:style-name="T76">農</text:span></text:ruby-base><text:ruby-text>のう</text:ruby-text></text:ruby><text:ruby text:style-name="Ru1"><text:ruby-base><text:span text:style-name="T76">業</text:span></text:ruby-base><text:ruby-text>ぎょう</text:ruby-text></text:ruby> <text:s text:c="10"/>agricultura</text:p>
          </table:table-cell>
        </table:table-row>
      </table:table>
      <text:p text:style-name="P127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86">医</text:p>
          </table:table-cell>
          <table:table-cell table:style-name="Tabla244.A1" office:value-type="string">
            <text:p text:style-name="P114">イ</text:p>
          </table:table-cell>
          <table:table-cell table:style-name="Tabla244.A1" office:value-type="string">
            <text:p text:style-name="P76"><text:ruby text:style-name="Ru1"><text:ruby-base><text:span text:style-name="T39">医</text:span></text:ruby-base><text:ruby-text>い</text:ruby-text></text:ruby><text:ruby text:style-name="Ru1"><text:ruby-base><text:span text:style-name="T39">者</text:span></text:ruby-base><text:ruby-text>しゃ</text:ruby-text></text:ruby><text:span text:style-name="T33"> <text:s text:c="16"/>médico</text:span></text:p>
          </table:table-cell>
          <table:table-cell table:style-name="Tabla244.D1" office:value-type="string">
            <text:p text:style-name="P99"><text:ruby text:style-name="Ru1"><text:ruby-base><text:span text:style-name="T60">医</text:span></text:ruby-base><text:ruby-text>い</text:ruby-text></text:ruby><text:ruby text:style-name="Ru1"><text:ruby-base><text:span text:style-name="T60">院</text:span></text:ruby-base><text:ruby-text>いん</text:ruby-text></text:ruby> <text:s text:c="19"/>clínica</text:p>
          </table:table-cell>
        </table:table-row>
      </table:table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86">家</text:p>
          </table:table-cell>
          <table:table-cell table:style-name="Tabla40.A1" table:number-rows-spanned="2" office:value-type="string">
            <text:p text:style-name="P91"/>
            <text:p text:style-name="P91">カ</text:p>
          </table:table-cell>
          <table:table-cell table:style-name="Tabla40.C1" office:value-type="string">
            <text:p text:style-name="P99"><text:ruby text:style-name="Ru1"><text:ruby-base><text:span text:style-name="T60">画</text:span></text:ruby-base><text:ruby-text>が</text:ruby-text></text:ruby><text:ruby text:style-name="Ru1"><text:ruby-base><text:span text:style-name="T60">家</text:span></text:ruby-base><text:ruby-text>か</text:ruby-text></text:ruby> <text:s text:c="19"/>pintor</text:p>
          </table:table-cell>
          <table:table-cell table:style-name="Tabla40.D1" office:value-type="string">
            <text:p text:style-name="P103"><text:ruby text:style-name="Ru1"><text:ruby-base><text:span text:style-name="T86">作</text:span></text:ruby-base><text:ruby-text>さっ</text:ruby-text></text:ruby><text:ruby text:style-name="Ru1"><text:ruby-base><text:span text:style-name="T60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99"><text:ruby text:style-name="Ru1"><text:ruby-base><text:span text:style-name="T76">作</text:span></text:ruby-base><text:ruby-text>さっ</text:ruby-text></text:ruby><text:ruby text:style-name="Ru1"><text:ruby-base><text:span text:style-name="T76">曲</text:span></text:ruby-base><text:ruby-text>きょく</text:ruby-text></text:ruby><text:ruby text:style-name="Ru1"><text:ruby-base><text:span text:style-name="T76">家</text:span></text:ruby-base><text:ruby-text>か</text:ruby-text></text:ruby> <text:s text:c="4"/>compositor</text:p>
          </table:table-cell>
          <table:table-cell table:style-name="Tabla40.D2" office:value-type="string">
            <text:p text:style-name="P99"/>
          </table:table-cell>
        </table:table-row>
        <table:table-row>
          <table:covered-table-cell/>
          <table:table-cell table:style-name="Tabla40.B3" office:value-type="string">
            <text:p text:style-name="P91">いえ</text:p>
          </table:table-cell>
          <table:table-cell table:style-name="Tabla40.C2" office:value-type="string">
            <text:p text:style-name="P76"><text:ruby text:style-name="Ru1"><text:ruby-base><text:span text:style-name="T60">家</text:span></text:ruby-base><text:ruby-text>いえ</text:ruby-text></text:ruby> <text:s text:c="25"/>casa</text:p>
          </table:table-cell>
          <table:table-cell table:style-name="Tabla40.D2" office:value-type="string">
            <text:p text:style-name="P76"><text:ruby text:style-name="Ru1"><text:ruby-base><text:span text:style-name="T60">家</text:span></text:ruby-base><text:ruby-text>いえ</text:ruby-text></text:ruby><text:ruby text:style-name="Ru1"><text:ruby-base><text:span text:style-name="T87">中</text:span></text:ruby-base><text:ruby-text>じゅう</text:ruby-text></text:ruby> <text:s text:c="5"/>toda la familia</text:p>
          </table:table-cell>
        </table:table-row>
      </table:table>
      <text:p text:style-name="P57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86">王</text:p>
          </table:table-cell>
          <table:table-cell table:style-name="Tabla65.A1" office:value-type="string">
            <text:p text:style-name="P92">オウ</text:p>
          </table:table-cell>
          <table:table-cell table:style-name="Tabla65.A1" office:value-type="string">
            <text:p text:style-name="P76"><text:ruby text:style-name="Ru1"><text:ruby-base><text:span text:style-name="T60">王</text:span></text:ruby-base><text:ruby-text>おう</text:ruby-text></text:ruby><text:span text:style-name="T60">さま</text:span> <text:s text:c="19"/>rey</text:p>
          </table:table-cell>
          <table:table-cell table:style-name="Tabla65.D1" office:value-type="string">
            <text:p text:style-name="P103"><text:ruby text:style-name="Ru1"><text:ruby-base><text:span text:style-name="T76">女</text:span></text:ruby-base><text:ruby-text>じょ</text:ruby-text></text:ruby><text:ruby text:style-name="Ru1"><text:ruby-base><text:span text:style-name="T76">王</text:span></text:ruby-base><text:ruby-text>おう</text:ruby-text></text:ruby><text:span text:style-name="T68"> <text:s text:c="21"/>reina</text:span></text:p>
          </table:table-cell>
        </table:table-row>
      </table:table>
      <text:p text:style-name="P103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table:number-rows-spanned="2" office:value-type="string">
            <text:p text:style-name="P86">仕</text:p>
          </table:table-cell>
          <table:table-cell table:style-name="Tabla342.A1" office:value-type="string">
            <text:p text:style-name="P114">シ</text:p>
          </table:table-cell>
          <table:table-cell table:style-name="Tabla342.A1" office:value-type="string">
            <text:p text:style-name="P76"><text:ruby text:style-name="Ru1"><text:ruby-base><text:span text:style-name="T60">仕</text:span></text:ruby-base><text:ruby-text>し</text:ruby-text></text:ruby><text:ruby text:style-name="Ru1"><text:ruby-base><text:span text:style-name="T60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76"><text:ruby text:style-name="Ru1"><text:ruby-base><text:span text:style-name="T60">仕</text:span></text:ruby-base><text:ruby-text>し</text:ruby-text></text:ruby><text:ruby text:style-name="Ru1"><text:ruby-base><text:span text:style-name="T60">上</text:span></text:ruby-base><text:ruby-text>あ</text:ruby-text></text:ruby><text:span text:style-name="T60">げる</text:span> <text:s text:c="5"/>“<text:span text:style-name="T6">finish up</text:span>”</text:p>
          </table:table-cell>
        </table:table-row>
        <table:table-row>
          <table:covered-table-cell/>
          <table:table-cell table:style-name="Tabla342.B2" office:value-type="string">
            <text:p text:style-name="P114">つか</text:p>
          </table:table-cell>
          <table:table-cell table:style-name="Tabla342.B2" office:value-type="string">
            <text:p text:style-name="P76"><text:ruby text:style-name="Ru1"><text:ruby-base><text:span text:style-name="T60">仕</text:span></text:ruby-base><text:ruby-text>つか</text:ruby-text></text:ruby><text:span text:style-name="T60">える</text:span> <text:s text:c="9"/>“<text:span text:style-name="T6">work for</text:span>”</text:p>
          </table:table-cell>
          <table:table-cell table:style-name="Tabla342.D2" office:value-type="string">
            <text:p text:style-name="P76"/>
          </table:table-cell>
        </table:table-row>
      </table:table>
      <text:p text:style-name="P27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86">委</text:p>
          </table:table-cell>
          <table:table-cell table:style-name="Tabla352.A1" office:value-type="string">
            <text:p text:style-name="P114">イ</text:p>
          </table:table-cell>
          <table:table-cell table:style-name="Tabla352.A1" office:value-type="string">
            <text:p text:style-name="P76"><text:ruby text:style-name="Ru1"><text:ruby-base><text:span text:style-name="T76">委</text:span></text:ruby-base><text:ruby-text>い</text:ruby-text></text:ruby> <text:s text:c="4"/>aux. “encargarse”</text:p>
          </table:table-cell>
          <table:table-cell table:style-name="Tabla352.D1" office:value-type="string">
            <text:p text:style-name="P99"><text:ruby text:style-name="Ru1"><text:ruby-base><text:span text:style-name="T76">委</text:span></text:ruby-base><text:ruby-text>い</text:ruby-text></text:ruby><text:ruby text:style-name="Ru1"><text:ruby-base><text:span text:style-name="T76">員</text:span></text:ruby-base><text:ruby-text>いん</text:ruby-text></text:ruby><text:ruby text:style-name="Ru1"><text:ruby-base><text:span text:style-name="T76">会</text:span></text:ruby-base><text:ruby-text>かい</text:ruby-text></text:ruby> <text:s text:c="14"/>comité</text:p>
          </table:table-cell>
        </table:table-row>
      </table:table>
      <text:p text:style-name="P78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86">業</text:p>
          </table:table-cell>
          <table:table-cell table:style-name="Tabla290.A1" office:value-type="string">
            <text:p text:style-name="P114">ギョウ</text:p>
          </table:table-cell>
          <table:table-cell table:style-name="Tabla290.A1" office:value-type="string">
            <text:p text:style-name="P99"><text:ruby text:style-name="Ru1"><text:ruby-base><text:span text:style-name="T60">業</text:span></text:ruby-base><text:ruby-text>ぎょう</text:ruby-text></text:ruby> <text:s text:c="9"/>aux. “trabajo” </text:p>
          </table:table-cell>
          <table:table-cell table:style-name="Tabla290.D1" office:value-type="string">
            <text:p text:style-name="P99"><text:ruby text:style-name="Ru1"><text:ruby-base><text:span text:style-name="T60">事</text:span></text:ruby-base><text:ruby-text>じ</text:ruby-text></text:ruby><text:ruby text:style-name="Ru1"><text:ruby-base><text:span text:style-name="T60">業</text:span></text:ruby-base><text:ruby-text>ぎょう</text:ruby-text></text:ruby> <text:s/></text:p>
            <text:p text:style-name="P99"><text:s text:c="11"/>negocios (formal) </text:p>
          </table:table-cell>
        </table:table-row>
      </table:table>
      <text:p text:style-name="P37"/>
      <text:p text:style-name="P181"/>
      <text:p text:style-name="P65">CONCEPTOS ELEVADOS - FILOSOFÍA</text:p>
      <text:p text:style-name="Standard"/>
      <text:p text:style-name="P17"/>
      <table:table table:name="Tabla438" table:style-name="Tabla438">
        <table:table-column table:style-name="Tabla438.A"/>
        <table:table-column table:style-name="Tabla438.B"/>
        <table:table-column table:style-name="Tabla438.C"/>
        <table:table-column table:style-name="Tabla438.D"/>
        <table:table-row>
          <table:table-cell table:style-name="Tabla438.A1" office:value-type="string">
            <text:p text:style-name="P86">和</text:p>
          </table:table-cell>
          <table:table-cell table:style-name="Tabla438.A1" office:value-type="string">
            <text:p text:style-name="P114">ワ</text:p>
          </table:table-cell>
          <table:table-cell table:style-name="Tabla438.A1" office:value-type="string">
            <text:p text:style-name="P76"><text:ruby text:style-name="Ru1"><text:ruby-base><text:span text:style-name="T76">調</text:span></text:ruby-base><text:ruby-text>ちょう</text:ruby-text></text:ruby><text:ruby text:style-name="Ru1"><text:ruby-base><text:span text:style-name="T76">和</text:span></text:ruby-base><text:ruby-text>わ</text:ruby-text></text:ruby> <text:s text:c="13"/>armonía</text:p>
          </table:table-cell>
          <table:table-cell table:style-name="Tabla438.D1" office:value-type="string">
            <text:p text:style-name="P99"><text:ruby text:style-name="Ru1"><text:ruby-base><text:span text:style-name="T76">和</text:span></text:ruby-base><text:ruby-text>わ</text:ruby-text></text:ruby><text:ruby text:style-name="Ru1"><text:ruby-base><text:span text:style-name="T76">風</text:span></text:ruby-base><text:ruby-text>ふう</text:ruby-text></text:ruby><text:span text:style-name="T76">な</text:span><text:span text:style-name="T68"> <text:s text:c="12"/></text:span></text:p>
            <text:p text:style-name="P99"><text:s text:c="4"/>de estilo trad. japonés </text:p>
          </table:table-cell>
        </table:table-row>
      </table:table>
      <text:p text:style-name="P18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row>
          <table:table-cell table:style-name="Tabla407.A1" office:value-type="string">
            <text:p text:style-name="P86">福</text:p>
          </table:table-cell>
          <table:table-cell table:style-name="Tabla407.A1" office:value-type="string">
            <text:p text:style-name="P114">フク</text:p>
          </table:table-cell>
          <table:table-cell table:style-name="Tabla407.A1" office:value-type="string">
            <text:p text:style-name="P76"><text:ruby text:style-name="Ru1"><text:ruby-base><text:span text:style-name="T76">福</text:span></text:ruby-base><text:ruby-text>ふく</text:ruby-text></text:ruby> <text:s text:c="10"/>buena fortuna</text:p>
          </table:table-cell>
          <table:table-cell table:style-name="Tabla407.D1" office:value-type="string">
            <text:p text:style-name="P99"/>
          </table:table-cell>
        </table:table-row>
      </table:table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3" office:value-type="string">
            <text:p text:style-name="P86">神</text:p>
          </table:table-cell>
          <table:table-cell table:style-name="Tabla3.A1" office:value-type="string">
            <text:p text:style-name="P92">かみ</text:p>
          </table:table-cell>
          <table:table-cell table:style-name="Tabla3.C1" office:value-type="string">
            <text:p text:style-name="P157"><text:ruby text:style-name="Ru1"><text:ruby-base><text:span text:style-name="T76">神</text:span></text:ruby-base><text:ruby-text>かみ</text:ruby-text></text:ruby><text:span text:style-name="T76">さま</text:span><text:span text:style-name="T64"> <text:s text:c="17"/>Dios <text:s text:c="9"/></text:span></text:p>
          </table:table-cell>
          <table:table-cell table:style-name="Tabla3.D1" office:value-type="string">
            <text:p text:style-name="P76"/>
          </table:table-cell>
        </table:table-row>
        <table:table-row>
          <table:covered-table-cell/>
          <table:table-cell table:style-name="Tabla3.B2" office:value-type="string">
            <text:p text:style-name="P92">ジン</text:p>
          </table:table-cell>
          <table:table-cell table:style-name="Tabla3.B2" office:value-type="string">
            <text:p text:style-name="P76"><text:ruby text:style-name="Ru1"><text:ruby-base><text:span text:style-name="T14">神</text:span></text:ruby-base><text:ruby-text>じん</text:ruby-text></text:ruby><text:ruby text:style-name="Ru1"><text:ruby-base><text:span text:style-name="T76">社</text:span></text:ruby-base><text:ruby-text>じゃ</text:ruby-text></text:ruby> <text:s text:c="14"/>santuario</text:p>
          </table:table-cell>
          <table:table-cell table:style-name="Tabla3.D2" office:value-type="string">
            <text:p text:style-name="P76"><text:s text:c="17"/></text:p>
          </table:table-cell>
        </table:table-row>
        <table:table-row>
          <table:covered-table-cell/>
          <table:table-cell table:style-name="Tabla3.B2" office:value-type="string">
            <text:p text:style-name="P92">シン</text:p>
          </table:table-cell>
          <table:table-cell table:style-name="Tabla3.B2" office:value-type="string">
            <text:p text:style-name="P76"><text:ruby text:style-name="Ru1"><text:ruby-base><text:span text:style-name="T76">神</text:span></text:ruby-base><text:ruby-text>しん</text:ruby-text></text:ruby><text:ruby text:style-name="Ru1"><text:ruby-base><text:span text:style-name="T76">話</text:span></text:ruby-base><text:ruby-text>わ</text:ruby-text></text:ruby> <text:s text:c="22"/>mito</text:p>
          </table:table-cell>
          <table:table-cell table:style-name="Tabla3.D2" office:value-type="string">
            <text:p text:style-name="P76"/>
          </table:table-cell>
        </table:table-row>
      </table:table>
      <text:p text:style-name="P18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86">天</text:p>
            </table:table-cell>
            <table:table-cell table:style-name="Tabla137.A1" table:number-rows-spanned="2" office:value-type="string">
              <text:p text:style-name="P92">テン</text:p>
            </table:table-cell>
            <table:table-cell table:style-name="Tabla137.C1" office:value-type="string">
              <text:p text:style-name="P94"><text:ruby text:style-name="Ru1"><text:ruby-base><text:span text:style-name="T60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188"><text:ruby text:style-name="Ru1"><text:ruby-base><text:span text:style-name="T60">天</text:span></text:ruby-base><text:ruby-text>てん</text:ruby-text></text:ruby><text:ruby text:style-name="Ru1"><text:ruby-base><text:span text:style-name="T60">空</text:span></text:ruby-base><text:ruby-text>くう</text:ruby-text></text:ruby><text:span text:style-name="T1"> <text:s text:c="7"/>　 firmamento</text:span></text:p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94"><text:ruby text:style-name="Ru1"><text:ruby-base><text:span text:style-name="T60">天</text:span></text:ruby-base><text:ruby-text>てん</text:ruby-text></text:ruby><text:ruby text:style-name="Ru1"><text:ruby-base><text:span text:style-name="T60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189"/>
          </table:table-cell>
        </table:table-row>
        <table:table-row>
          <table:covered-table-cell/>
          <table:table-cell table:style-name="Tabla137.B3" office:value-type="string">
            <text:p text:style-name="P92">あま</text:p>
          </table:table-cell>
          <table:table-cell table:style-name="Tabla137.C2" office:value-type="string">
            <text:p text:style-name="P94"><text:ruby text:style-name="Ru1"><text:ruby-base><text:span text:style-name="T60">天</text:span></text:ruby-base><text:ruby-text>あま</text:ruby-text></text:ruby><text:span text:style-name="T60">の</text:span><text:ruby text:style-name="Ru1"><text:ruby-base><text:span text:style-name="T9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190"/>
          </table:table-cell>
        </table:table-row>
      </table:table>
      <text:p text:style-name="P17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86">化</text:p>
          </table:table-cell>
          <table:table-cell table:style-name="Tabla264.A1" office:value-type="string">
            <text:p text:style-name="P115">カ</text:p>
          </table:table-cell>
          <table:table-cell table:style-name="Tabla264.A1" office:value-type="string">
            <text:p text:style-name="P103"><text:ruby text:style-name="Ru1"><text:ruby-base><text:span text:style-name="T60">文</text:span></text:ruby-base><text:ruby-text>ぶん</text:ruby-text></text:ruby><text:ruby text:style-name="Ru1"><text:ruby-base><text:span text:style-name="T60">化</text:span></text:ruby-base><text:ruby-text>か</text:ruby-text></text:ruby> <text:s text:c="17"/>cultura</text:p>
          </table:table-cell>
          <table:table-cell table:style-name="Tabla264.D1" office:value-type="string">
            <text:p text:style-name="P99"><text:ruby text:style-name="Ru1"><text:ruby-base><text:span text:style-name="T62">化</text:span></text:ruby-base><text:ruby-text>か</text:ruby-text></text:ruby><text:ruby text:style-name="Ru1"><text:ruby-base><text:span text:style-name="T62">学</text:span></text:ruby-base><text:ruby-text>がく</text:ruby-text></text:ruby><text:span text:style-name="T4"> <text:s text:c="17"/>química</text:span></text:p>
          </table:table-cell>
        </table:table-row>
        <table:table-row>
          <table:covered-table-cell/>
          <table:table-cell table:style-name="Tabla264.B2" office:value-type="string">
            <text:p text:style-name="P115">ば</text:p>
          </table:table-cell>
          <table:table-cell table:style-name="Tabla264.B2" office:value-type="string">
            <text:p text:style-name="P104"><text:ruby text:style-name="Ru1"><text:ruby-base><text:span text:style-name="T60">化</text:span></text:ruby-base><text:ruby-text>ば</text:ruby-text></text:ruby><text:span text:style-name="T60">ける</text:span> <text:s text:c="6"/>degradarse</text:p>
          </table:table-cell>
          <table:table-cell table:style-name="Tabla264.D2" office:value-type="string">
            <text:p text:style-name="P104"><text:ruby text:style-name="Ru1"><text:ruby-base><text:span text:style-name="T60">化</text:span></text:ruby-base><text:ruby-text>ば</text:ruby-text></text:ruby><text:span text:style-name="T60">かす</text:span> <text:s text:c="12"/>hechizar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86">幸</text:p>
          </table:table-cell>
          <table:table-cell table:style-name="Tabla230.A1" office:value-type="string">
            <text:p text:style-name="P92">しあわ</text:p>
          </table:table-cell>
          <table:table-cell table:style-name="Tabla230.C1" office:value-type="string">
            <text:p text:style-name="P157"><text:ruby text:style-name="Ru1"><text:ruby-base><text:span text:style-name="T76">幸</text:span></text:ruby-base><text:ruby-text>しあわ</text:ruby-text></text:ruby><text:span text:style-name="T76">せ</text:span><text:span text:style-name="T64"> <text:s text:c="13"/>felicidad</text:span></text:p>
          </table:table-cell>
          <table:table-cell table:style-name="Tabla230.D1" office:value-type="string">
            <text:p text:style-name="P76"/>
          </table:table-cell>
        </table:table-row>
        <table:table-row>
          <table:covered-table-cell/>
          <table:table-cell table:style-name="Tabla230.B2" office:value-type="string">
            <text:p text:style-name="P92">コウ</text:p>
          </table:table-cell>
          <table:table-cell table:style-name="Tabla230.B2" office:value-type="string">
            <text:p text:style-name="P76"><text:ruby text:style-name="Ru1"><text:ruby-base><text:span text:style-name="T76">幸</text:span></text:ruby-base><text:ruby-text>こう</text:ruby-text></text:ruby><text:ruby text:style-name="Ru1"><text:ruby-base><text:span text:style-name="T76">福</text:span></text:ruby-base><text:ruby-text>ふく</text:ruby-text></text:ruby> <text:s text:c="2"/>felicidad (formal)</text:p>
          </table:table-cell>
          <table:table-cell table:style-name="Tabla230.D2" office:value-type="string">
            <text:p text:style-name="P76"/>
          </table:table-cell>
        </table:table-row>
      </table:table>
      <text:p text:style-name="P18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86">意</text:p>
          </table:table-cell>
          <table:table-cell table:style-name="Tabla248.A1" table:number-rows-spanned="2" office:value-type="string">
            <text:p text:style-name="P92">イ</text:p>
          </table:table-cell>
          <table:table-cell table:style-name="Tabla248.C1" office:value-type="string">
            <text:p text:style-name="P76"><text:ruby text:style-name="Ru1"><text:ruby-base><text:span text:style-name="T76">意</text:span></text:ruby-base><text:ruby-text>い</text:ruby-text></text:ruby> <text:s text:c="26"/>idea</text:p>
          </table:table-cell>
          <table:table-cell table:style-name="Tabla248.D1" office:value-type="string">
            <text:p text:style-name="P76"><text:ruby text:style-name="Ru1"><text:ruby-base><text:span text:style-name="T79">意</text:span></text:ruby-base><text:ruby-text>い</text:ruby-text></text:ruby><text:ruby text:style-name="Ru1"><text:ruby-base><text:span text:style-name="T79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76"><text:ruby text:style-name="Ru1"><text:ruby-base><text:span text:style-name="T76">意</text:span></text:ruby-base><text:ruby-text>い</text:ruby-text></text:ruby><text:ruby text:style-name="Ru1"><text:ruby-base><text:span text:style-name="T76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76"/>
          </table:table-cell>
        </table:table-row>
      </table:table>
      <text:p text:style-name="P18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86">想</text:p>
          </table:table-cell>
          <table:table-cell table:style-name="Tabla249.A1" office:value-type="string">
            <text:p text:style-name="P92">ソウ</text:p>
          </table:table-cell>
          <table:table-cell table:style-name="Tabla249.A1" office:value-type="string">
            <text:p text:style-name="P76"><text:ruby text:style-name="Ru1"><text:ruby-base><text:span text:style-name="T76">空</text:span></text:ruby-base><text:ruby-text>くう</text:ruby-text></text:ruby><text:ruby text:style-name="Ru1"><text:ruby-base><text:span text:style-name="T76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76"><text:ruby text:style-name="Ru1"><text:ruby-base><text:span text:style-name="T79">理</text:span></text:ruby-base><text:ruby-text>り</text:ruby-text></text:ruby><text:ruby text:style-name="Ru1"><text:ruby-base><text:span text:style-name="T79">想</text:span></text:ruby-base><text:ruby-text>そう</text:ruby-text></text:ruby> <text:s text:c="22"/>ideal</text:p>
          </table:table-cell>
        </table:table-row>
      </table:table>
      <text:p text:style-name="P18"/>
      <table:table table:name="Tabla419" table:style-name="Tabla419">
        <table:table-column table:style-name="Tabla419.A"/>
        <table:table-column table:style-name="Tabla419.B"/>
        <table:table-column table:style-name="Tabla419.C"/>
        <table:table-column table:style-name="Tabla419.D"/>
        <table:table-row>
          <table:table-cell table:style-name="Tabla419.A1" office:value-type="string">
            <text:p text:style-name="P86">由</text:p>
          </table:table-cell>
          <table:table-cell table:style-name="Tabla419.A1" office:value-type="string">
            <text:p text:style-name="P92">ユウ</text:p>
          </table:table-cell>
          <table:table-cell table:style-name="Tabla419.A1" office:value-type="string">
            <text:p text:style-name="P76"><text:ruby text:style-name="Ru1"><text:ruby-base><text:span text:style-name="T76">自</text:span></text:ruby-base><text:ruby-text>じ</text:ruby-text></text:ruby><text:ruby text:style-name="Ru1"><text:ruby-base><text:span text:style-name="T76">由</text:span></text:ruby-base><text:ruby-text>ゆう</text:ruby-text></text:ruby> <text:s text:c="17"/>libertad</text:p>
          </table:table-cell>
          <table:table-cell table:style-name="Tabla419.D1" office:value-type="string">
            <text:p text:style-name="P76"/>
          </table:table-cell>
        </table:table-row>
      </table:table>
      <text:p text:style-name="P57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86">理</text:p>
          </table:table-cell>
          <table:table-cell table:style-name="Tabla294.A1" table:number-rows-spanned="2" office:value-type="string">
            <text:p text:style-name="P114">リ</text:p>
          </table:table-cell>
          <table:table-cell table:style-name="Tabla294.A1" office:value-type="string">
            <text:p text:style-name="P76"><text:ruby text:style-name="Ru1"><text:ruby-base><text:span text:style-name="T60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76"><text:ruby text:style-name="Ru1"><text:ruby-base><text:span text:style-name="T60">理</text:span></text:ruby-base><text:ruby-text>り</text:ruby-text></text:ruby><text:ruby text:style-name="Ru1"><text:ruby-base><text:span text:style-name="T60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99"><text:ruby text:style-name="Ru1"><text:ruby-base><text:span text:style-name="T60">料</text:span></text:ruby-base><text:ruby-text>りょう</text:ruby-text></text:ruby><text:ruby text:style-name="Ru1"><text:ruby-base><text:span text:style-name="T60">理</text:span></text:ruby-base><text:ruby-text>り</text:ruby-text></text:ruby> <text:s text:c="15"/>cocina</text:p>
          </table:table-cell>
          <table:table-cell table:style-name="Tabla294.D2" office:value-type="string">
            <text:p text:style-name="P99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86">元</text:p>
          </table:table-cell>
          <table:table-cell table:style-name="Tabla298.A1" office:value-type="string">
            <text:p text:style-name="P114">もと</text:p>
          </table:table-cell>
          <table:table-cell table:style-name="Tabla298.A1" office:value-type="string">
            <text:p text:style-name="P76"><text:ruby text:style-name="Ru1"><text:ruby-base><text:span text:style-name="T60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99"><text:s/></text:p>
          </table:table-cell>
        </table:table-row>
        <table:table-row>
          <table:covered-table-cell/>
          <table:table-cell table:style-name="Tabla298.B2" office:value-type="string">
            <text:p text:style-name="P115">ゲン</text:p>
          </table:table-cell>
          <table:table-cell table:style-name="Tabla298.C2" office:value-type="string">
            <text:p text:style-name="P94"><text:ruby text:style-name="Ru1"><text:ruby-base><text:span text:style-name="T60">元</text:span></text:ruby-base><text:ruby-text>げん</text:ruby-text></text:ruby><text:ruby text:style-name="Ru1"><text:ruby-base><text:span text:style-name="T60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9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a409" table:style-name="Tabla409">
        <table:table-column table:style-name="Tabla409.A"/>
        <table:table-column table:style-name="Tabla409.B"/>
        <table:table-column table:style-name="Tabla409.C"/>
        <table:table-column table:style-name="Tabla409.D"/>
        <table:table-row>
          <table:table-cell table:style-name="Tabla409.A1" office:value-type="string">
            <text:p text:style-name="P86">平</text:p>
          </table:table-cell>
          <table:table-cell table:style-name="Tabla409.A1" office:value-type="string">
            <text:p text:style-name="P114">ヘイ</text:p>
          </table:table-cell>
          <table:table-cell table:style-name="Tabla409.A1" office:value-type="string">
            <text:p text:style-name="P76"><text:ruby text:style-name="Ru1"><text:ruby-base><text:span text:style-name="T60">平</text:span></text:ruby-base><text:ruby-text>へい</text:ruby-text></text:ruby><text:ruby text:style-name="Ru1"><text:ruby-base><text:span text:style-name="T60">和</text:span></text:ruby-base><text:ruby-text>わ</text:ruby-text></text:ruby> <text:s text:c="22"/>paz</text:p>
          </table:table-cell>
          <table:table-cell table:style-name="Tabla409.D1" office:value-type="string">
            <text:p text:style-name="P99"><text:ruby text:style-name="Ru1"><text:ruby-base><text:span text:style-name="T60">水</text:span></text:ruby-base><text:ruby-text>すい</text:ruby-text></text:ruby><text:ruby text:style-name="Ru1"><text:ruby-base><text:span text:style-name="T60">平</text:span></text:ruby-base><text:ruby-text>へい</text:ruby-text></text:ruby><text:span text:style-name="T60">な</text:span> <text:s text:c="9"/>horizontal</text:p>
          </table:table-cell>
        </table:table-row>
      </table:table>
      <text:p text:style-name="P78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86">公</text:p>
          </table:table-cell>
          <table:table-cell table:style-name="Tabla250.A1" office:value-type="string">
            <text:p text:style-name="P114">コウ</text:p>
          </table:table-cell>
          <table:table-cell table:style-name="Tabla250.A1" office:value-type="string">
            <text:p text:style-name="P139"><text:ruby text:style-name="Ru1"><text:ruby-base><text:span text:style-name="T76">公</text:span></text:ruby-base><text:ruby-text>こう</text:ruby-text></text:ruby><text:span text:style-name="T74"> <text:s text:c="10"/>público (aux)</text:span></text:p>
          </table:table-cell>
          <table:table-cell table:style-name="Tabla250.D1" office:value-type="string">
            <text:p text:style-name="P139"><text:ruby text:style-name="Ru1"><text:ruby-base><text:span text:style-name="T76">公</text:span></text:ruby-base><text:ruby-text>こう</text:ruby-text></text:ruby><text:ruby text:style-name="Ru1"><text:ruby-base><text:span text:style-name="T76">正</text:span></text:ruby-base><text:ruby-text>せい</text:ruby-text></text:ruby><text:span text:style-name="T76">な</text:span> <text:s text:c="17"/>justo</text:p>
          </table:table-cell>
        </table:table-row>
      </table:table>
      <text:p text:style-name="P37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86">感</text:p>
          </table:table-cell>
          <table:table-cell table:style-name="Tabla307.A1" office:value-type="string">
            <text:p text:style-name="P92">カン</text:p>
          </table:table-cell>
          <table:table-cell table:style-name="Tabla307.A1" office:value-type="string">
            <text:p text:style-name="P76"><text:ruby text:style-name="Ru1"><text:ruby-base><text:span text:style-name="T76">感</text:span></text:ruby-base><text:ruby-text>かん</text:ruby-text></text:ruby><text:span text:style-name="T76">じ</text:span> <text:s text:c="10"/>sentimiento <text:s text:c="3"/></text:p>
          </table:table-cell>
          <table:table-cell table:style-name="Tabla307.D1" office:value-type="string">
            <text:p text:style-name="P76"><text:ruby text:style-name="Ru1"><text:ruby-base><text:span text:style-name="T76">感</text:span></text:ruby-base><text:ruby-text>かん</text:ruby-text></text:ruby><text:ruby text:style-name="Ru1"><text:ruby-base><text:span text:style-name="T76">想</text:span></text:ruby-base><text:ruby-text>そう</text:ruby-text></text:ruby><text:ruby text:style-name="Ru1"><text:ruby-base><text:span text:style-name="T76">文</text:span></text:ruby-base><text:ruby-text>ぶん</text:ruby-text></text:ruby> <text:s text:c="17"/>¿?</text:p>
          </table:table-cell>
        </table:table-row>
      </table:table>
      <text:p text:style-name="P17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86">運</text:p>
          </table:table-cell>
          <table:table-cell table:style-name="Tabla321.A1" office:value-type="string">
            <text:p text:style-name="P92">ウン</text:p>
          </table:table-cell>
          <table:table-cell table:style-name="Tabla321.C1" office:value-type="string">
            <text:p text:style-name="P157"><text:ruby text:style-name="Ru1"><text:ruby-base><text:span text:style-name="T76">運</text:span></text:ruby-base><text:ruby-text>うん</text:ruby-text></text:ruby><text:span text:style-name="T64"> <text:s text:c="23"/>suerte <text:s text:c="9"/></text:span></text:p>
          </table:table-cell>
          <table:table-cell table:style-name="Tabla321.D1" office:value-type="string">
            <text:p text:style-name="P76"><text:ruby text:style-name="Ru1"><text:ruby-base><text:span text:style-name="T76">幸</text:span></text:ruby-base><text:ruby-text>こう</text:ruby-text></text:ruby><text:ruby text:style-name="Ru1"><text:ruby-base><text:span text:style-name="T76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92">はこ</text:p>
          </table:table-cell>
          <table:table-cell table:style-name="Tabla321.B2" office:value-type="string">
            <text:p text:style-name="P76"><text:ruby text:style-name="Ru1"><text:ruby-base><text:span text:style-name="T76">運</text:span></text:ruby-base><text:ruby-text>はこ</text:ruby-text></text:ruby><text:span text:style-name="T76">ぶ</text:span> <text:s text:c="11"/>transportar</text:p>
          </table:table-cell>
          <table:table-cell table:style-name="Tabla321.D2" office:value-type="string">
            <text:p text:style-name="P76"/>
          </table:table-cell>
        </table:table-row>
      </table:table>
      <text:p text:style-name="P76"><text:s text:c="8"/></text:p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86">真</text:p>
          </table:table-cell>
          <table:table-cell table:style-name="Tabla337.A1" office:value-type="string">
            <text:p text:style-name="P92">シン</text:p>
          </table:table-cell>
          <table:table-cell table:style-name="Tabla337.C1" office:value-type="string">
            <text:p text:style-name="P76"><text:ruby text:style-name="Ru1"><text:ruby-base><text:span text:style-name="T76">真</text:span></text:ruby-base><text:ruby-text>しん</text:ruby-text></text:ruby><text:ruby text:style-name="Ru1"><text:ruby-base><text:span text:style-name="T76">実</text:span></text:ruby-base><text:ruby-text>じつ</text:ruby-text></text:ruby><text:span text:style-name="T64"> <text:s text:c="11"/>(la) verdad</text:span></text:p>
          </table:table-cell>
          <table:table-cell table:style-name="Tabla337.D1" office:value-type="string">
            <text:p text:style-name="P76"><text:ruby text:style-name="Ru1"><text:ruby-base><text:span text:style-name="T76">真</text:span></text:ruby-base><text:ruby-text>しん</text:ruby-text></text:ruby><text:span text:style-name="T76">の</text:span> <text:s text:c="13"/>verdadero <text:s/></text:p>
          </table:table-cell>
        </table:table-row>
        <table:table-row>
          <table:covered-table-cell/>
          <table:table-cell table:style-name="Tabla337.B2" office:value-type="string">
            <text:p text:style-name="P92">ま</text:p>
          </table:table-cell>
          <table:table-cell table:style-name="Tabla337.B2" office:value-type="string">
            <text:p text:style-name="P76"><text:ruby text:style-name="Ru1"><text:ruby-base><text:span text:style-name="T76">真</text:span></text:ruby-base><text:ruby-text>ま</text:ruby-text></text:ruby><text:span text:style-name="T76">っ</text:span><text:ruby text:style-name="Ru1"><text:ruby-base><text:span text:style-name="T76">白</text:span></text:ruby-base><text:ruby-text>しろ</text:ruby-text></text:ruby> <text:s text:c="4"/></text:p>
            <text:p text:style-name="P76"><text:s text:c="2"/>completamente blanco</text:p>
          </table:table-cell>
          <table:table-cell table:style-name="Tabla337.D2" office:value-type="string">
            <text:p text:style-name="P76"><text:ruby text:style-name="Ru1"><text:ruby-base><text:span text:style-name="T76">真</text:span></text:ruby-base><text:ruby-text>ま</text:ruby-text></text:ruby><text:span text:style-name="T76">っ</text:span><text:ruby text:style-name="Ru1"><text:ruby-base><text:span text:style-name="T76">暗</text:span></text:ruby-base><text:ruby-text>くら</text:ruby-text></text:ruby> <text:s/></text:p>
            <text:p text:style-name="P76"><text:s text:c="3"/>completamente oscuro</text:p>
          </table:table-cell>
        </table:table-row>
      </table:table>
      <text:p text:style-name="P6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table:number-rows-spanned="2" office:value-type="string">
            <text:p text:style-name="P86">勝</text:p>
          </table:table-cell>
          <table:table-cell table:style-name="Tabla346.A1" office:value-type="string">
            <text:p text:style-name="P92">か</text:p>
          </table:table-cell>
          <table:table-cell table:style-name="Tabla346.A1" office:value-type="string">
            <text:p text:style-name="P76"><text:ruby text:style-name="Ru1"><text:ruby-base><text:span text:style-name="T76">勝</text:span></text:ruby-base><text:ruby-text>か</text:ruby-text></text:ruby><text:span text:style-name="T76">つ</text:span> <text:s text:c="19"/>ganar</text:p>
          </table:table-cell>
          <table:table-cell table:style-name="Tabla346.D1" office:value-type="string">
            <text:p text:style-name="P76"/>
          </table:table-cell>
        </table:table-row>
        <table:table-row>
          <table:covered-table-cell/>
          <table:table-cell table:style-name="Tabla346.B2" office:value-type="string">
            <text:p text:style-name="P92">ショウ</text:p>
          </table:table-cell>
          <table:table-cell table:style-name="Tabla346.B2" office:value-type="string">
            <text:p text:style-name="P76"><text:ruby text:style-name="Ru1"><text:ruby-base><text:span text:style-name="T76">勝</text:span></text:ruby-base><text:ruby-text>しょう</text:ruby-text></text:ruby><text:span text:style-name="T76">り</text:span> <text:s text:c="15"/>victoria <text:s text:c="3"/></text:p>
          </table:table-cell>
          <table:table-cell table:style-name="Tabla346.D2" office:value-type="string">
            <text:p text:style-name="P76"><text:ruby text:style-name="Ru1"><text:ruby-base><text:span text:style-name="T76">勝</text:span></text:ruby-base><text:ruby-text>しょう</text:ruby-text></text:ruby><text:span text:style-name="T76">負</text:span> <text:s text:c="15"/>victoria</text:p>
          </table:table-cell>
        </table:table-row>
      </table:table>
      <text:p text:style-name="P105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86">活</text:p>
          </table:table-cell>
          <table:table-cell table:style-name="Tabla91.A1" office:value-type="string">
            <text:p text:style-name="P114">カツ</text:p>
          </table:table-cell>
          <table:table-cell table:style-name="Tabla91.A1" office:value-type="string">
            <text:p text:style-name="P76"><text:ruby text:style-name="Ru1"><text:ruby-base><text:span text:style-name="T39">生</text:span></text:ruby-base><text:ruby-text>せい</text:ruby-text></text:ruby><text:ruby text:style-name="Ru1"><text:ruby-base><text:span text:style-name="T39">活</text:span></text:ruby-base><text:ruby-text>かつ</text:ruby-text></text:ruby><text:span text:style-name="T33"> <text:s text:c="6"/>vida cotidiana</text:span></text:p>
          </table:table-cell>
          <table:table-cell table:style-name="Tabla91.D1" office:value-type="string">
            <text:p text:style-name="P99"/>
          </table:table-cell>
        </table:table-row>
      </table:table>
      <text:p text:style-name="P122"/>
      <text:p text:style-name="P181"/>
      <text:p text:style-name="P65">ARTES - CIENCIAS - LETRAS</text:p>
      <text:p text:style-name="Standard"/>
      <text:p text:style-name="P103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table:number-rows-spanned="2" office:value-type="string">
            <text:p text:style-name="P86">算</text:p>
          </table:table-cell>
          <table:table-cell table:style-name="Tabla236.A1" office:value-type="string">
            <text:p text:style-name="P114">さん</text:p>
          </table:table-cell>
          <table:table-cell table:style-name="Tabla236.A1" office:value-type="string">
            <text:p text:style-name="P76"><text:ruby text:style-name="Ru1"><text:ruby-base><text:span text:style-name="T60">計</text:span></text:ruby-base><text:ruby-text>けい</text:ruby-text></text:ruby><text:ruby text:style-name="Ru1"><text:ruby-base><text:span text:style-name="T60">算</text:span></text:ruby-base><text:ruby-text>さん</text:ruby-text></text:ruby><text:span text:style-name="T68"> <text:s text:c="17"/>cálculo</text:span></text:p>
          </table:table-cell>
          <table:table-cell table:style-name="Tabla236.D1" office:value-type="string">
            <text:p text:style-name="P99"><text:ruby text:style-name="Ru1"><text:ruby-base><text:span text:style-name="T60">算</text:span></text:ruby-base><text:ruby-text>さん</text:ruby-text></text:ruby><text:ruby text:style-name="Ru1"><text:ruby-base><text:span text:style-name="T60">数</text:span></text:ruby-base><text:ruby-text>すう</text:ruby-text></text:ruby> <text:s text:c="14"/>aritmética</text:p>
          </table:table-cell>
        </table:table-row>
        <table:table-row>
          <table:covered-table-cell/>
          <table:table-cell table:style-name="Tabla236.B2" office:value-type="string">
            <text:p text:style-name="P114">ざん</text:p>
          </table:table-cell>
          <table:table-cell table:style-name="Tabla236.B2" office:value-type="string">
            <text:p text:style-name="P76"><text:ruby text:style-name="Ru1"><text:ruby-base><text:span text:style-name="T60">足</text:span></text:ruby-base><text:ruby-text>た</text:ruby-text></text:ruby><text:span text:style-name="T60">し</text:span><text:ruby text:style-name="Ru1"><text:ruby-base><text:span text:style-name="T12">算</text:span></text:ruby-base><text:ruby-text>ざん</text:ruby-text></text:ruby> <text:s text:c="5"/>la suma (+)</text:p>
          </table:table-cell>
          <table:table-cell table:style-name="Tabla236.D2" office:value-type="string">
            <text:p text:style-name="P99"/>
          </table:table-cell>
        </table:table-row>
      </table:table>
      <text:p text:style-name="P18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86">字</text:p>
            </table:table-cell>
            <table:table-cell table:style-name="Tabla19.A1" table:number-rows-spanned="2" office:value-type="string">
              <text:p text:style-name="P92">ジ</text:p>
            </table:table-cell>
            <table:table-cell table:style-name="Tabla19.C1" office:value-type="string">
              <text:p text:style-name="P76"><text:ruby text:style-name="Ru1"><text:ruby-base><text:span text:style-name="T76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76"><text:ruby text:style-name="Ru1"><text:ruby-base><text:span text:style-name="T76">数</text:span></text:ruby-base><text:ruby-text>すう</text:ruby-text></text:ruby><text:ruby text:style-name="Ru1"><text:ruby-base><text:span text:style-name="T76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76"><text:span text:style-name="T76">ロ−マ</text:span><text:ruby text:style-name="Ru1"><text:ruby-base><text:span text:style-name="T76">字</text:span></text:ruby-base><text:ruby-text>じ</text:ruby-text></text:ruby>　 <text:s text:c="5"/><text:span text:style-name="T6"><text:s text:c="3"/>romaji</text:span></text:p>
          </table:table-cell>
          <table:table-cell table:style-name="Tabla19.D2" office:value-type="string">
            <text:p text:style-name="P76"/>
          </table:table-cell>
        </table:table-row>
      </table:table>
      <text:p text:style-name="P18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86">丸</text:p>
          </table:table-cell>
          <table:table-cell table:style-name="Tabla227.A1" office:value-type="string">
            <text:p text:style-name="P114">まる</text:p>
          </table:table-cell>
          <table:table-cell table:style-name="Tabla227.A1" office:value-type="string">
            <text:p text:style-name="P76"><text:ruby text:style-name="Ru1"><text:ruby-base><text:span text:style-name="T60">丸</text:span></text:ruby-base><text:ruby-text>まる</text:ruby-text></text:ruby><text:span text:style-name="T68"> <text:s text:c="22"/>círculo</text:span></text:p>
          </table:table-cell>
          <table:table-cell table:style-name="Tabla227.D1" office:value-type="string">
            <text:p text:style-name="P99"><text:ruby text:style-name="Ru1"><text:ruby-base><text:span text:style-name="T60">丸</text:span></text:ruby-base><text:ruby-text>まる</text:ruby-text></text:ruby><text:span text:style-name="T60">い</text:span> <text:s text:c="18"/>circular</text:p>
          </table:table-cell>
        </table:table-row>
      </table:table>
      <text:p text:style-name="Standard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86">宿</text:p>
          </table:table-cell>
          <table:table-cell table:style-name="Tabla291.A1" office:value-type="string">
            <text:p text:style-name="P114">シュク</text:p>
          </table:table-cell>
          <table:table-cell table:style-name="Tabla291.A1" office:value-type="string">
            <text:p text:style-name="P76"><text:ruby text:style-name="Ru1"><text:ruby-base><text:span text:style-name="T60">宿</text:span></text:ruby-base><text:ruby-text>しゅく</text:ruby-text></text:ruby><text:ruby text:style-name="Ru1"><text:ruby-base><text:span text:style-name="T60">題</text:span></text:ruby-base><text:ruby-text>だい</text:ruby-text></text:ruby> <text:s text:c="13"/>deberes</text:p>
          </table:table-cell>
          <table:table-cell table:style-name="Tabla291.D1" office:value-type="string">
            <text:p text:style-name="P99"><text:ruby text:style-name="Ru1"><text:ruby-base><text:span text:style-name="T86">合</text:span></text:ruby-base><text:ruby-text>がっ</text:ruby-text></text:ruby><text:ruby text:style-name="Ru1"><text:ruby-base><text:span text:style-name="T60">宿</text:span></text:ruby-base><text:ruby-text>しゅく</text:ruby-text></text:ruby> <text:s text:c="6"/>campamento</text:p>
          </table:table-cell>
        </table:table-row>
      </table:table>
      <text:p text:style-name="P18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86">絵</text:p>
          </table:table-cell>
          <table:table-cell table:style-name="Tabla168.A1" office:value-type="string">
            <text:p text:style-name="P114">エ</text:p>
          </table:table-cell>
          <table:table-cell table:style-name="Tabla168.A1" office:value-type="string">
            <text:p text:style-name="P76"><text:ruby text:style-name="Ru1"><text:ruby-base><text:span text:style-name="T60">絵</text:span></text:ruby-base><text:ruby-text>え</text:ruby-text></text:ruby> <text:s text:c="23"/>dibujo</text:p>
          </table:table-cell>
          <table:table-cell table:style-name="Tabla168.D1" office:value-type="string">
            <text:p text:style-name="P99"><text:s/><text:ruby text:style-name="Ru1"><text:ruby-base><text:span text:style-name="T60">絵</text:span></text:ruby-base><text:ruby-text>え</text:ruby-text></text:ruby><text:ruby text:style-name="Ru1"><text:ruby-base><text:span text:style-name="T60">本</text:span></text:ruby-base><text:ruby-text>ほん</text:ruby-text></text:ruby> <text:s text:c="2"/>libro con dibujos</text:p>
          </table:table-cell>
        </table:table-row>
        <table:table-row>
          <table:covered-table-cell/>
          <table:table-cell table:style-name="Tabla168.B2" office:value-type="string">
            <text:p text:style-name="P114">カイ</text:p>
          </table:table-cell>
          <table:table-cell table:style-name="Tabla168.B2" office:value-type="string">
            <text:p text:style-name="P76"><text:ruby text:style-name="Ru1"><text:ruby-base><text:span text:style-name="T60">絵</text:span></text:ruby-base><text:ruby-text>かい</text:ruby-text></text:ruby><text:ruby text:style-name="Ru1"><text:ruby-base><text:span text:style-name="T60">画</text:span></text:ruby-base><text:ruby-text>が</text:ruby-text></text:ruby> <text:s text:c="17"/>pintura</text:p>
          </table:table-cell>
          <table:table-cell table:style-name="Tabla168.D2" office:value-type="string">
            <text:p text:style-name="P99"/>
          </table:table-cell>
        </table:table-row>
      </table:table>
      <text:p text:style-name="P57"/>
      <table:table table:name="Tabla436" table:style-name="Tabla436">
        <table:table-column table:style-name="Tabla436.A"/>
        <table:table-column table:style-name="Tabla436.B"/>
        <table:table-column table:style-name="Tabla436.C"/>
        <table:table-column table:style-name="Tabla436.D"/>
        <table:table-row>
          <table:table-cell table:style-name="Tabla436.A1" office:value-type="string">
            <text:p text:style-name="P86">練</text:p>
          </table:table-cell>
          <table:table-cell table:style-name="Tabla436.A1" office:value-type="string">
            <text:p text:style-name="P114">レン</text:p>
          </table:table-cell>
          <table:table-cell table:style-name="Tabla436.A1" office:value-type="string">
            <text:p text:style-name="P103"><text:ruby text:style-name="Ru1"><text:ruby-base><text:span text:style-name="T60">練</text:span></text:ruby-base><text:ruby-text>れん</text:ruby-text></text:ruby><text:ruby text:style-name="Ru1"><text:ruby-base><text:span text:style-name="T60">習</text:span></text:ruby-base><text:ruby-text>しゅう</text:ruby-text></text:ruby></text:p>
            <text:p text:style-name="P103"><text:s text:c="10"/>ejercicio, práctica</text:p>
          </table:table-cell>
          <table:table-cell table:style-name="Tabla436.D1" office:value-type="string">
            <text:p text:style-name="P99"><text:s text:c="3"/></text:p>
          </table:table-cell>
        </table:table-row>
      </table:table>
      <text:p text:style-name="P45"><text:ruby text:style-name="Ru1"><text:ruby-base/><text:ruby-text>れん</text:ruby-text></text:ruby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7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2" office:value-type="string">
            <text:p text:style-name="P86">形</text:p>
          </table:table-cell>
          <table:table-cell table:style-name="Tabla169.A1" office:value-type="string">
            <text:p text:style-name="P114">かたち</text:p>
          </table:table-cell>
          <table:table-cell table:style-name="Tabla169.A1" office:value-type="string">
            <text:p text:style-name="P76"><text:ruby text:style-name="Ru1"><text:ruby-base><text:span text:style-name="T60">形</text:span></text:ruby-base><text:ruby-text>かたち</text:ruby-text></text:ruby> <text:s text:c="21"/>forma</text:p>
          </table:table-cell>
          <table:table-cell table:style-name="Tabla169.D1" office:value-type="string">
            <text:p text:style-name="P99"><text:s text:c="8"/></text:p>
          </table:table-cell>
        </table:table-row>
        <table:table-row>
          <table:covered-table-cell/>
          <table:table-cell table:style-name="Tabla169.B2" office:value-type="string">
            <text:p text:style-name="P132">ギョウ</text:p>
          </table:table-cell>
          <table:table-cell table:style-name="Tabla169.C2" office:value-type="string">
            <text:p text:style-name="P135"><text:ruby text:style-name="Ru1"><text:ruby-base><text:span text:style-name="T60">人</text:span></text:ruby-base><text:ruby-text>にん</text:ruby-text></text:ruby><text:ruby text:style-name="Ru1"><text:ruby-base><text:span text:style-name="T60">形</text:span></text:ruby-base><text:ruby-text>ぎょう</text:ruby-text></text:ruby> <text:s text:c="13"/>muñeca</text:p>
          </table:table-cell>
          <table:table-cell table:style-name="Tabla169.D2" office:value-type="string">
            <text:p text:style-name="P127">　 <text:s text:c="4"/></text:p>
          </table:table-cell>
        </table:table-row>
      </table:table>
      <text:p text:style-name="P18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30">式</text:p>
            </table:table-cell>
            <table:table-cell table:style-name="Tabla345.A1" table:number-rows-spanned="2" office:value-type="string">
              <text:p text:style-name="P92">シキ</text:p>
            </table:table-cell>
            <table:table-cell table:style-name="Tabla345.A1" office:value-type="string">
              <text:p text:style-name="P154"><text:ruby text:style-name="Ru1"><text:ruby-base>式</text:ruby-base><text:ruby-text>しき</text:ruby-text></text:ruby></text:p>
              <text:p text:style-name="P81"><text:s text:c="4"/>fórmula (matemática)</text:p>
            </table:table-cell>
            <table:table-cell table:style-name="Tabla345.D1" office:value-type="string">
              <text:p text:style-name="P130"><text:ruby text:style-name="Ru1"><text:ruby-base><text:span text:style-name="T15">式</text:span></text:ruby-base><text:ruby-text>しき</text:ruby-text></text:ruby><text:ruby text:style-name="Ru1"><text:ruby-base><text:span text:style-name="T15">場</text:span></text:ruby-base><text:ruby-text>じょう</text:ruby-text></text:ruby></text:p>
              <text:p text:style-name="P130"><text:span text:style-name="T23"><text:s text:c="9"/></text:span><text:span text:style-name="T7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81"><text:span text:style-name="T76">けっこん</text:span><text:ruby text:style-name="Ru1"><text:ruby-base><text:span text:style-name="T76">式</text:span></text:ruby-base><text:ruby-text>しき</text:ruby-text></text:ruby> <text:s text:c="7"/>boda</text:p>
          </table:table-cell>
          <table:table-cell table:style-name="Tabla345.D2" office:value-type="string">
            <text:p text:style-name="P81"><text:span text:style-name="T76">そつ</text:span><text:ruby text:style-name="Ru1"><text:ruby-base><text:span text:style-name="T43">業</text:span></text:ruby-base><text:ruby-text>ぎょう</text:ruby-text></text:ruby><text:ruby text:style-name="Ru1"><text:ruby-base><text:span text:style-name="T43">式</text:span></text:ruby-base><text:ruby-text>しき</text:ruby-text></text:ruby> <text:s text:c="2"/>graduación</text:p>
          </table:table-cell>
        </table:table-row>
      </table:table>
      <text:p text:style-name="P76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47">語</text:p>
          </table:table-cell>
          <table:table-cell table:style-name="Tabla182.A1" office:value-type="string">
            <text:p text:style-name="P114">ゴ</text:p>
          </table:table-cell>
          <table:table-cell table:style-name="Tabla182.A1" office:value-type="string">
            <text:p text:style-name="P99"><text:span text:style-name="T60">~</text:span><text:ruby text:style-name="Ru1"><text:ruby-base><text:span text:style-name="T60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99"><text:ruby text:style-name="Ru1"><text:ruby-base><text:span text:style-name="T60">日</text:span></text:ruby-base><text:ruby-text>に</text:ruby-text></text:ruby><text:ruby text:style-name="Ru1"><text:ruby-base><text:span text:style-name="T60">本</text:span></text:ruby-base><text:ruby-text>ほん</text:ruby-text></text:ruby><text:ruby text:style-name="Ru1"><text:ruby-base><text:span text:style-name="T60">語</text:span></text:ruby-base><text:ruby-text>ご</text:ruby-text></text:ruby> 　 <text:s text:c="8"/>japonés <text:s text:c="8"/></text:p>
          </table:table-cell>
        </table:table-row>
      </table:table>
      <text:p text:style-name="P76"/>
      <table:table table:name="Tabla389" table:style-name="Tabla389">
        <table:table-column table:style-name="Tabla389.A"/>
        <table:table-column table:style-name="Tabla389.B"/>
        <table:table-column table:style-name="Tabla389.C"/>
        <table:table-column table:style-name="Tabla389.D"/>
        <table:table-row>
          <table:table-cell table:style-name="Tabla389.A1" table:number-rows-spanned="2" office:value-type="string">
            <text:p text:style-name="P86">発</text:p>
          </table:table-cell>
          <table:table-cell table:style-name="Tabla389.A1" office:value-type="string">
            <text:p text:style-name="P114">ハツ</text:p>
          </table:table-cell>
          <table:table-cell table:style-name="Tabla389.A1" office:value-type="string">
            <text:p text:style-name="P99"><text:ruby text:style-name="Ru1"><text:ruby-base><text:span text:style-name="T60">発</text:span></text:ruby-base><text:ruby-text>はつ</text:ruby-text></text:ruby><text:ruby text:style-name="Ru1"><text:ruby-base><text:span text:style-name="T60">明</text:span></text:ruby-base><text:ruby-text>めい</text:ruby-text></text:ruby> <text:s text:c="16"/>invento</text:p>
          </table:table-cell>
          <table:table-cell table:style-name="Tabla389.D1" office:value-type="string">
            <text:p text:style-name="P99"><text:ruby text:style-name="Ru1"><text:ruby-base><text:span text:style-name="T86">発</text:span></text:ruby-base><text:ruby-text>はっ</text:ruby-text></text:ruby><text:ruby text:style-name="Ru1"><text:ruby-base><text:span text:style-name="T60">見</text:span></text:ruby-base><text:ruby-text>けん</text:ruby-text></text:ruby> <text:s text:c="5"/>descubrimiento</text:p>
          </table:table-cell>
        </table:table-row>
        <table:table-row>
          <table:covered-table-cell/>
          <table:table-cell table:style-name="Tabla389.B2" office:value-type="string">
            <text:p text:style-name="P114">パツ</text:p>
          </table:table-cell>
          <table:table-cell table:style-name="Tabla389.B2" office:value-type="string">
            <text:p text:style-name="P161"><text:ruby text:style-name="Ru1"><text:ruby-base><text:span text:style-name="T60">出</text:span></text:ruby-base><text:ruby-text>しゅっ</text:ruby-text></text:ruby><text:ruby text:style-name="Ru1"><text:ruby-base><text:span text:style-name="T60">発</text:span></text:ruby-base><text:ruby-text>ぱつ</text:ruby-text></text:ruby> <text:s text:c="2"/>partida (salida)</text:p>
          </table:table-cell>
          <table:table-cell table:style-name="Tabla389.D2" office:value-type="string">
            <text:p text:style-name="P99"/>
          </table:table-cell>
        </table:table-row>
      </table:table>
      <text:p text:style-name="P76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86">研</text:p>
          </table:table-cell>
          <table:table-cell table:style-name="Tabla317.A1" office:value-type="string">
            <text:p text:style-name="P114">ケン</text:p>
          </table:table-cell>
          <table:table-cell table:style-name="Tabla317.A1" office:value-type="string">
            <text:p text:style-name="P99"><text:ruby text:style-name="Ru1"><text:ruby-base><text:span text:style-name="T60">研</text:span></text:ruby-base><text:ruby-text>けん</text:ruby-text></text:ruby><text:ruby text:style-name="Ru1"><text:ruby-base><text:span text:style-name="T60">究</text:span></text:ruby-base><text:ruby-text>きゅう</text:ruby-text></text:ruby> <text:s text:c="5"/></text:p>
            <text:p text:style-name="P99"><text:s text:c="3"/>investigación, estudio</text:p>
          </table:table-cell>
          <table:table-cell table:style-name="Tabla317.D1" office:value-type="string">
            <text:p text:style-name="P99"><text:ruby text:style-name="Ru1"><text:ruby-base><text:span text:style-name="T60">研</text:span></text:ruby-base><text:ruby-text>けん</text:ruby-text></text:ruby><text:ruby text:style-name="Ru1"><text:ruby-base><text:span text:style-name="T60">究</text:span></text:ruby-base><text:ruby-text>きゅう</text:ruby-text></text:ruby><text:ruby text:style-name="Ru1"><text:ruby-base><text:span text:style-name="T60">所</text:span></text:ruby-base><text:ruby-text>しょ</text:ruby-text></text:ruby> <text:s text:c="6"/>laboratorio</text:p>
          </table:table-cell>
        </table:table-row>
      </table:table>
      <text:p text:style-name="P76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86">究</text:p>
          </table:table-cell>
          <table:table-cell table:style-name="Tabla354.A1" office:value-type="string">
            <text:p text:style-name="P114">キュウ</text:p>
          </table:table-cell>
          <table:table-cell table:style-name="Tabla354.A1" office:value-type="string">
            <text:p text:style-name="P99"><text:ruby text:style-name="Ru1"><text:ruby-base><text:span text:style-name="T60">究</text:span></text:ruby-base><text:ruby-text>きゅう</text:ruby-text></text:ruby><text:ruby text:style-name="Ru1"><text:ruby-base><text:span text:style-name="T60">明</text:span></text:ruby-base><text:ruby-text>めい</text:ruby-text></text:ruby> <text:s text:c="5"/>investigación </text:p>
            <text:p text:style-name="P99"><text:s text:c="21"/>(científica)</text:p>
          </table:table-cell>
          <table:table-cell table:style-name="Tabla354.D1" office:value-type="string">
            <text:p text:style-name="P99"/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30">漢</text:p>
            </table:table-cell>
            <table:table-cell table:style-name="Tabla268.A1" office:value-type="string">
              <text:p text:style-name="P92">カン</text:p>
            </table:table-cell>
            <table:table-cell table:style-name="Tabla268.A1" office:value-type="string">
              <text:p text:style-name="P81"><text:ruby text:style-name="Ru1"><text:ruby-base><text:span text:style-name="T76">漢</text:span></text:ruby-base><text:ruby-text>かん</text:ruby-text></text:ruby><text:ruby text:style-name="Ru1"><text:ruby-base><text:span text:style-name="T76">字</text:span></text:ruby-base><text:ruby-text>じ</text:ruby-text></text:ruby> <text:s text:c="12"/><text:span text:style-name="T58"><text:s text:c="8"/></text:span><text:span text:style-name="T6">kanji</text:span></text:p>
            </table:table-cell>
            <table:table-cell table:style-name="Tabla268.D1" office:value-type="string">
              <text:p text:style-name="P138"><text:s/></text:p>
            </table:table-cell>
          </table:table-row>
        </table:table-header-rows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3" office:value-type="string">
              <text:p text:style-name="P87">文</text:p>
            </table:table-cell>
            <table:table-cell table:style-name="Tabla23.A1" office:value-type="string">
              <text:p text:style-name="P92">モ</text:p>
            </table:table-cell>
            <table:table-cell table:style-name="Tabla23.C1" office:value-type="string">
              <text:p text:style-name="P76"><text:ruby text:style-name="Ru1"><text:ruby-base><text:span text:style-name="T76">文</text:span></text:ruby-base><text:ruby-text>も</text:ruby-text></text:ruby><text:ruby text:style-name="Ru1"><text:ruby-base><text:span text:style-name="T76">字</text:span></text:ruby-base><text:ruby-text>じ</text:ruby-text></text:ruby> <text:s text:c="21"/>letra</text:p>
            </table:table-cell>
            <table:table-cell table:style-name="Tabla23.D1" office:value-type="string">
              <text:p text:style-name="P76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92">モン</text:p>
          </table:table-cell>
          <table:table-cell table:style-name="Tabla23.C2" office:value-type="string">
            <text:p text:style-name="P187"><text:ruby text:style-name="Ru1"><text:ruby-base><text:span text:style-name="T60">天</text:span></text:ruby-base><text:ruby-text>てん</text:ruby-text></text:ruby><text:ruby text:style-name="Ru1"><text:ruby-base><text:span text:style-name="T60">文</text:span></text:ruby-base><text:ruby-text>もん</text:ruby-text></text:ruby><text:ruby text:style-name="Ru1"><text:ruby-base><text:span text:style-name="T60">学</text:span></text:ruby-base><text:ruby-text>がく</text:ruby-text></text:ruby><text:span text:style-name="T64"> <text:s text:c="5"/>astronomía</text:span></text:p>
          </table:table-cell>
          <table:table-cell table:style-name="Tabla23.D2" office:value-type="string">
            <text:p text:style-name="P76"/>
          </table:table-cell>
        </table:table-row>
        <table:table-row>
          <table:covered-table-cell/>
          <table:table-cell table:style-name="Tabla23.B2" office:value-type="string">
            <text:p text:style-name="P92">ブン</text:p>
          </table:table-cell>
          <table:table-cell table:style-name="Tabla23.C2" office:value-type="string">
            <text:p text:style-name="P76"><text:ruby text:style-name="Ru1"><text:ruby-base><text:span text:style-name="T76">文</text:span></text:ruby-base><text:ruby-text>ぶん</text:ruby-text></text:ruby> <text:s/>　 <text:s text:c="18"/>frase</text:p>
          </table:table-cell>
          <table:table-cell table:style-name="Tabla23.D2" office:value-type="string">
            <text:p text:style-name="P76"><text:ruby text:style-name="Ru1"><text:ruby-base><text:span text:style-name="T76">作</text:span></text:ruby-base><text:ruby-text>さく</text:ruby-text></text:ruby><text:ruby text:style-name="Ru1"><text:ruby-base><text:span text:style-name="T76">文</text:span></text:ruby-base><text:ruby-text>ぶん</text:ruby-text></text:ruby><text:span text:style-name="T68"> <text:s text:c="21"/>texto</text:span></text:p>
          </table:table-cell>
        </table:table-row>
      </table:table>
      <text:p text:style-name="P18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86">線</text:p>
          </table:table-cell>
          <table:table-cell table:style-name="Tabla170.A1" table:number-rows-spanned="2" office:value-type="string">
            <text:p text:style-name="P114">セン</text:p>
          </table:table-cell>
          <table:table-cell table:style-name="Tabla170.A1" office:value-type="string">
            <text:p text:style-name="P76"><text:ruby text:style-name="Ru1"><text:ruby-base><text:span text:style-name="T60">線</text:span></text:ruby-base><text:ruby-text>せん</text:ruby-text></text:ruby> <text:s text:c="24"/>línea</text:p>
          </table:table-cell>
          <table:table-cell table:style-name="Tabla170.D1" office:value-type="string">
            <text:p text:style-name="P99"><text:ruby text:style-name="Ru1"><text:ruby-base><text:span text:style-name="T60">点</text:span></text:ruby-base><text:ruby-text>てん</text:ruby-text></text:ruby><text:ruby text:style-name="Ru1"><text:ruby-base><text:span text:style-name="T60">線</text:span></text:ruby-base><text:ruby-text>せん</text:ruby-text></text:ruby> <text:s text:c="5"/>línea de puntos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76"><text:ruby text:style-name="Ru1"><text:ruby-base><text:span text:style-name="T60">電</text:span></text:ruby-base><text:ruby-text>でん</text:ruby-text></text:ruby><text:ruby text:style-name="Ru1"><text:ruby-base><text:span text:style-name="T60">線</text:span></text:ruby-base><text:ruby-text>せん</text:ruby-text></text:ruby><text:span text:style-name="T68"> <text:s text:c="5"/>cable eléctrico</text:span></text:p>
          </table:table-cell>
          <table:table-cell table:style-name="Tabla170.D2" office:value-type="string">
            <text:p text:style-name="P99"/>
          </table:table-cell>
        </table:table-row>
      </table:table>
      <text:p text:style-name="P76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86">曲</text:p>
          </table:table-cell>
          <table:table-cell table:style-name="Tabla289.A1" office:value-type="string">
            <text:p text:style-name="P114">キョク</text:p>
          </table:table-cell>
          <table:table-cell table:style-name="Tabla289.A1" office:value-type="string">
            <text:p text:style-name="P99"><text:ruby text:style-name="Ru1"><text:ruby-base><text:span text:style-name="T76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99"><text:ruby text:style-name="Ru1"><text:ruby-base><text:span text:style-name="T76">作</text:span></text:ruby-base><text:ruby-text>さっ</text:ruby-text></text:ruby><text:ruby text:style-name="Ru1"><text:ruby-base><text:span text:style-name="T76">曲</text:span></text:ruby-base><text:ruby-text>きょく</text:ruby-text></text:ruby> <text:s text:c="2"/></text:p>
            <text:p text:style-name="P99"><text:s text:c="6"/>composición musical</text:p>
          </table:table-cell>
        </table:table-row>
      </table:table>
      <text:p text:style-name="P19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86">号</text:p>
          </table:table-cell>
          <table:table-cell table:style-name="Tabla323.A1" office:value-type="string">
            <text:p text:style-name="P114">ゴウ</text:p>
          </table:table-cell>
          <table:table-cell table:style-name="Tabla323.A1" office:value-type="string">
            <text:p text:style-name="P104"><text:ruby text:style-name="Ru1"><text:ruby-base><text:span text:style-name="T76">番</text:span></text:ruby-base><text:ruby-text>ばん</text:ruby-text></text:ruby><text:ruby text:style-name="Ru1"><text:ruby-base><text:span text:style-name="T76">号</text:span></text:ruby-base><text:ruby-text>ごう</text:ruby-text></text:ruby> 　 <text:s/>número</text:p>
          </table:table-cell>
          <table:table-cell table:style-name="Tabla323.D1" office:value-type="string">
            <text:p text:style-name="P99"/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86">数</text:p>
          </table:table-cell>
          <table:table-cell table:style-name="Tabla204.A1" office:value-type="string">
            <text:p text:style-name="P114">かず</text:p>
          </table:table-cell>
          <table:table-cell table:style-name="Tabla204.A1" office:value-type="string">
            <text:p text:style-name="P76"><text:span text:style-name="T76">s <text:s text:c="2"/></text:span>(núm. “concepto”)</text:p>
          </table:table-cell>
          <table:table-cell table:style-name="Tabla204.D1" office:value-type="string">
            <text:p text:style-name="P99"><text:s text:c="8"/></text:p>
          </table:table-cell>
        </table:table-row>
        <table:table-row>
          <table:covered-table-cell/>
          <table:table-cell table:style-name="Tabla204.B2" office:value-type="string">
            <text:p text:style-name="P114">かぞ</text:p>
          </table:table-cell>
          <table:table-cell table:style-name="Tabla204.B2" office:value-type="string">
            <text:p text:style-name="P76"><text:ruby text:style-name="Ru1"><text:ruby-base><text:span text:style-name="T76">数</text:span></text:ruby-base><text:ruby-text>かぞ</text:ruby-text></text:ruby><text:span text:style-name="T76">える <text:s text:c="7"/></text:span>(contar)</text:p>
          </table:table-cell>
          <table:table-cell table:style-name="Tabla204.D2" office:value-type="string">
            <text:p text:style-name="P99"/>
          </table:table-cell>
        </table:table-row>
        <table:table-row>
          <table:covered-table-cell/>
          <table:table-cell table:style-name="Tabla204.B2" office:value-type="string">
            <text:p text:style-name="P115">スウ</text:p>
          </table:table-cell>
          <table:table-cell table:style-name="Tabla204.C3" office:value-type="string">
            <text:p text:style-name="P103"><text:ruby text:style-name="Ru1"><text:ruby-base><text:span text:style-name="T76">数</text:span></text:ruby-base><text:ruby-text>すう</text:ruby-text></text:ruby><text:ruby text:style-name="Ru1"><text:ruby-base><text:span text:style-name="T76">学</text:span></text:ruby-base><text:ruby-text>がく</text:ruby-text></text:ruby> <text:s text:c="15"/>(mates)</text:p>
          </table:table-cell>
          <table:table-cell table:style-name="Tabla204.D3" office:value-type="string">
            <text:p text:style-name="P103"><text:ruby text:style-name="Ru1"><text:ruby-base><text:span text:style-name="T76">人</text:span></text:ruby-base><text:ruby-text>にん</text:ruby-text></text:ruby><text:ruby text:style-name="Ru1"><text:ruby-base><text:span text:style-name="T76">数</text:span></text:ruby-base><text:ruby-text>すう</text:ruby-text></text:ruby> <text:s text:c="3"/>(núm. personas)</text:p>
          </table:table-cell>
        </table:table-row>
      </table:table>
      <text:p text:style-name="P19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86">詩</text:p>
          </table:table-cell>
          <table:table-cell table:style-name="Tabla331.A1" office:value-type="string">
            <text:p text:style-name="P114">シ</text:p>
          </table:table-cell>
          <table:table-cell table:style-name="Tabla331.A1" office:value-type="string">
            <text:p text:style-name="P99"><text:ruby text:style-name="Ru1"><text:ruby-base><text:span text:style-name="T76">詩</text:span></text:ruby-base><text:ruby-text>し</text:ruby-text></text:ruby> <text:s text:c="21"/>poesía</text:p>
          </table:table-cell>
          <table:table-cell table:style-name="Tabla331.D1" office:value-type="string">
            <text:p text:style-name="P99"><text:ruby text:style-name="Ru1"><text:ruby-base><text:span text:style-name="T76">詩</text:span></text:ruby-base><text:ruby-text>し</text:ruby-text></text:ruby><text:ruby text:style-name="Ru1"><text:ruby-base><text:span text:style-name="T76">人</text:span></text:ruby-base><text:ruby-text>じん</text:ruby-text></text:ruby> <text:s text:c="20"/>poeta</text:p>
          </table:table-cell>
        </table:table-row>
      </table:table>
      <text:p text:style-name="P120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86">題</text:p>
          </table:table-cell>
          <table:table-cell table:style-name="Tabla359.A1" office:value-type="string">
            <text:p text:style-name="P114">ダイ</text:p>
          </table:table-cell>
          <table:table-cell table:style-name="Tabla359.A1" office:value-type="string">
            <text:p text:style-name="P76"><text:ruby text:style-name="Ru1"><text:ruby-base><text:span text:style-name="T60">問</text:span></text:ruby-base><text:ruby-text>もん</text:ruby-text></text:ruby><text:ruby text:style-name="Ru1"><text:ruby-base><text:span text:style-name="T60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99"><text:s text:c="3"/></text:p>
          </table:table-cell>
        </table:table-row>
      </table:table>
      <text:p text:style-name="P19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86">点</text:p>
          </table:table-cell>
          <table:table-cell table:style-name="Tabla120.A1" office:value-type="string">
            <text:p text:style-name="P114">テン</text:p>
          </table:table-cell>
          <table:table-cell table:style-name="Tabla120.A1" office:value-type="string">
            <text:p text:style-name="P76"><text:ruby text:style-name="Ru1"><text:ruby-base><text:span text:style-name="T60">点</text:span></text:ruby-base><text:ruby-text>てん</text:ruby-text></text:ruby> <text:s text:c="21"/>(punto)</text:p>
          </table:table-cell>
          <table:table-cell table:style-name="Tabla120.D1" office:value-type="string">
            <text:p text:style-name="P100"/>
          </table:table-cell>
        </table:table-row>
      </table:table>
      <text:p text:style-name="P18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86">科</text:p>
          </table:table-cell>
          <table:table-cell table:style-name="Tabla203.A1" office:value-type="string">
            <text:p text:style-name="P114">カ</text:p>
          </table:table-cell>
          <table:table-cell table:style-name="Tabla203.A1" office:value-type="string">
            <text:p text:style-name="P99"><text:ruby text:style-name="Ru1"><text:ruby-base><text:span text:style-name="T60">科</text:span></text:ruby-base><text:ruby-text>か</text:ruby-text></text:ruby> <text:s text:c="7"/></text:p>
            <text:p text:style-name="P99"><text:s text:c="2"/>rama de conocimiento</text:p>
          </table:table-cell>
          <table:table-cell table:style-name="Tabla203.D1" office:value-type="string">
            <text:p text:style-name="P99"><text:ruby text:style-name="Ru1"><text:ruby-base><text:span text:style-name="T60">科</text:span></text:ruby-base><text:ruby-text>か</text:ruby-text></text:ruby><text:ruby text:style-name="Ru1"><text:ruby-base><text:span text:style-name="T60">学</text:span></text:ruby-base><text:ruby-text>がく</text:ruby-text></text:ruby> <text:s/></text:p>
            <text:p text:style-name="P99"><text:s text:c="10"/>ciencias naturales</text:p>
          </table:table-cell>
        </table:table-row>
      </table:table>
      <text:p text:style-name="P119"/>
      <text:p text:style-name="P172"/>
      <text:p text:style-name="P172"/>
      <text:p text:style-name="P172"/>
      <text:p text:style-name="P172"/>
      <text:p text:style-name="P172"/>
      <text:p text:style-name="P181"/>
      <text:p text:style-name="P65">OBJETOS – INSTRUMENOS - VEHÍCULOS</text:p>
      <text:p text:style-name="Standard"/>
      <text:p text:style-name="P39"/>
      <table:table table:name="Tabla368" table:style-name="Tabla368">
        <table:table-column table:style-name="Tabla368.A"/>
        <table:table-column table:style-name="Tabla368.B"/>
        <table:table-column table:style-name="Tabla368.C"/>
        <table:table-column table:style-name="Tabla368.D"/>
        <table:table-row>
          <table:table-cell table:style-name="Tabla368.A1" office:value-type="string">
            <text:p text:style-name="P86">帳</text:p>
          </table:table-cell>
          <table:table-cell table:style-name="Tabla368.A1" office:value-type="string">
            <text:p text:style-name="P114">チョウ</text:p>
          </table:table-cell>
          <table:table-cell table:style-name="Tabla368.A1" office:value-type="string">
            <text:p text:style-name="P76"><text:ruby text:style-name="Ru1"><text:ruby-base><text:span text:style-name="T76">手</text:span></text:ruby-base><text:ruby-text>て</text:ruby-text></text:ruby><text:ruby text:style-name="Ru1"><text:ruby-base><text:span text:style-name="T76">帳</text:span></text:ruby-base><text:ruby-text>ちょう</text:ruby-text></text:ruby> <text:s text:c="14"/>agenda</text:p>
          </table:table-cell>
          <table:table-cell table:style-name="Tabla368.D1" office:value-type="string">
            <text:p text:style-name="P99"><text:ruby text:style-name="Ru1"><text:ruby-base><text:span text:style-name="T76">写</text:span></text:ruby-base><text:ruby-text>しゃ</text:ruby-text></text:ruby><text:ruby text:style-name="Ru1"><text:ruby-base><text:span text:style-name="T76">真</text:span></text:ruby-base><text:ruby-text>しん</text:ruby-text></text:ruby><text:ruby text:style-name="Ru1"><text:ruby-base><text:span text:style-name="T76">帳</text:span></text:ruby-base><text:ruby-text>ちょう</text:ruby-text></text:ruby> <text:s/></text:p>
            <text:p text:style-name="P99"><text:s text:c="15"/>álbum de fotos</text:p>
          </table:table-cell>
        </table:table-row>
      </table:table>
      <text:p text:style-name="P76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86">弓</text:p>
          </table:table-cell>
          <table:table-cell table:style-name="Tabla26.A1" office:value-type="string">
            <text:p text:style-name="P114">ゆみ</text:p>
          </table:table-cell>
          <table:table-cell table:style-name="Tabla26.A1" office:value-type="string">
            <text:p text:style-name="P76"><text:ruby text:style-name="Ru1"><text:ruby-base><text:span text:style-name="T76">弓</text:span></text:ruby-base><text:ruby-text>ゆみ</text:ruby-text></text:ruby> <text:s text:c="25"/>arco</text:p>
          </table:table-cell>
          <table:table-cell table:style-name="Tabla26.D1" office:value-type="string">
            <text:p text:style-name="P99"/>
          </table:table-cell>
        </table:table-row>
      </table:table>
      <text:p text:style-name="P19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86">動</text:p>
          </table:table-cell>
          <table:table-cell table:style-name="Tabla51.A1" office:value-type="string">
            <text:p text:style-name="P92">ドウ</text:p>
          </table:table-cell>
          <table:table-cell table:style-name="Tabla51.C1" office:value-type="string">
            <text:p text:style-name="P76"><text:ruby text:style-name="Ru1"><text:ruby-base><text:span text:style-name="T60">動</text:span></text:ruby-base><text:ruby-text>どう</text:ruby-text></text:ruby><text:ruby text:style-name="Ru1"><text:ruby-base><text:span text:style-name="T60">物</text:span></text:ruby-base><text:ruby-text>ぶつ</text:ruby-text></text:ruby><text:span text:style-name="T60"> </text:span><text:s text:c="14"/>animales</text:p>
          </table:table-cell>
          <table:table-cell table:style-name="Tabla51.D1" office:value-type="string">
            <text:p text:style-name="P76"><text:ruby text:style-name="Ru1"><text:ruby-base><text:span text:style-name="T60">自</text:span></text:ruby-base><text:ruby-text>じ</text:ruby-text></text:ruby><text:ruby text:style-name="Ru1"><text:ruby-base><text:span text:style-name="T60">動</text:span></text:ruby-base><text:ruby-text>どう</text:ruby-text></text:ruby><text:ruby text:style-name="Ru1"><text:ruby-base><text:span text:style-name="T60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92">うご</text:p>
          </table:table-cell>
          <table:table-cell table:style-name="Tabla51.C2" office:value-type="string">
            <text:p text:style-name="P97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97"><text:ruby text:style-name="Ru1"><text:ruby-base>動</text:ruby-base><text:ruby-text>うご</text:ruby-text></text:ruby>かす<text:span text:style-name="T2"> <text:s text:c="15"/>mover</text:span></text:p>
          </table:table-cell>
        </table:table-row>
      </table:table>
      <text:p text:style-name="P51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86">船</text:p>
          </table:table-cell>
          <table:table-cell table:style-name="Tabla64.A1" office:value-type="string">
            <text:p text:style-name="P115">ふね</text:p>
          </table:table-cell>
          <table:table-cell table:style-name="Tabla64.A1" office:value-type="string">
            <text:p text:style-name="P76"><text:ruby text:style-name="Ru1"><text:ruby-base><text:span text:style-name="T40">船</text:span></text:ruby-base><text:ruby-text>ふね</text:ruby-text></text:ruby><text:span text:style-name="T34"> <text:s text:c="23"/>barco</text:span> <text:s text:c="7"/></text:p>
          </table:table-cell>
          <table:table-cell table:style-name="Tabla64.D1" office:value-type="string">
            <text:p text:style-name="P99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115">セン</text:p>
          </table:table-cell>
          <table:table-cell table:style-name="Tabla64.C2" office:value-type="string">
            <text:p text:style-name="P104"><text:ruby text:style-name="Ru1"><text:ruby-base><text:span text:style-name="T60">風</text:span></text:ruby-base><text:ruby-text>ふう</text:ruby-text></text:ruby><text:ruby text:style-name="Ru1"><text:ruby-base><text:span text:style-name="T60">船</text:span></text:ruby-base><text:ruby-text>せん</text:ruby-text></text:ruby> <text:s text:c="19"/>globo</text:p>
          </table:table-cell>
          <table:table-cell table:style-name="Tabla64.D2" office:value-type="string">
            <text:p text:style-name="P127"><text:ruby text:style-name="Ru1"><text:ruby-base><text:span text:style-name="T39">船</text:span></text:ruby-base><text:ruby-text>せん</text:ruby-text></text:ruby><text:ruby text:style-name="Ru1"><text:ruby-base><text:span text:style-name="T39">長</text:span></text:ruby-base><text:ruby-text>ちょう</text:ruby-text></text:ruby><text:span text:style-name="T33"> <text:s/>capitán de barco</text:span></text:p>
          </table:table-cell>
        </table:table-row>
      </table:table>
      <text:p text:style-name="P52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table:number-rows-spanned="2" office:value-type="string">
            <text:p text:style-name="P86">転</text:p>
          </table:table-cell>
          <table:table-cell table:style-name="Tabla70.A1" office:value-type="string">
            <text:p text:style-name="P114">テン</text:p>
          </table:table-cell>
          <table:table-cell table:style-name="Tabla70.A1" office:value-type="string">
            <text:p text:style-name="P98"><text:ruby text:style-name="Ru1"><text:ruby-base><text:span text:style-name="T60">自</text:span></text:ruby-base><text:ruby-text>じ</text:ruby-text></text:ruby><text:ruby text:style-name="Ru1"><text:ruby-base><text:span text:style-name="T60">転</text:span></text:ruby-base><text:ruby-text>てん</text:ruby-text></text:ruby><text:ruby text:style-name="Ru1"><text:ruby-base><text:span text:style-name="T60">車</text:span></text:ruby-base><text:ruby-text>しゃ</text:ruby-text></text:ruby> <text:s text:c="18"/>bici</text:p>
          </table:table-cell>
          <table:table-cell table:style-name="Tabla70.D1" office:value-type="string">
            <text:p text:style-name="P98"/>
          </table:table-cell>
        </table:table-row>
        <table:table-row>
          <table:covered-table-cell/>
          <table:table-cell table:style-name="Tabla70.B2" office:value-type="string">
            <text:p text:style-name="P114">ころ</text:p>
          </table:table-cell>
          <table:table-cell table:style-name="Tabla70.B2" office:value-type="string">
            <text:p text:style-name="P98"><text:ruby text:style-name="Ru1"><text:ruby-base><text:span text:style-name="T60">転</text:span></text:ruby-base><text:ruby-text>ころ</text:ruby-text></text:ruby><text:span text:style-name="T60">がる</text:span> <text:s text:c="15"/>rodar</text:p>
          </table:table-cell>
          <table:table-cell table:style-name="Tabla70.D2" office:value-type="string">
            <text:p text:style-name="P98"/>
          </table:table-cell>
        </table:table-row>
      </table:table>
      <text:p text:style-name="P76"/>
      <table:table table:name="Tabla403" table:style-name="Tabla403">
        <table:table-column table:style-name="Tabla403.A"/>
        <table:table-column table:style-name="Tabla403.B"/>
        <table:table-column table:style-name="Tabla403.C"/>
        <table:table-column table:style-name="Tabla403.D"/>
        <table:table-row>
          <table:table-cell table:style-name="Tabla403.A1" table:number-rows-spanned="2" office:value-type="string">
            <text:p text:style-name="P86">品</text:p>
          </table:table-cell>
          <table:table-cell table:style-name="Tabla403.A1" office:value-type="string">
            <text:p text:style-name="P115">しな</text:p>
          </table:table-cell>
          <table:table-cell table:style-name="Tabla403.A1" office:value-type="string">
            <text:p text:style-name="P76"><text:ruby text:style-name="Ru1"><text:ruby-base><text:span text:style-name="T40">品</text:span></text:ruby-base><text:ruby-text>しな</text:ruby-text></text:ruby><text:ruby text:style-name="Ru1"><text:ruby-base><text:span text:style-name="T40">物</text:span></text:ruby-base><text:ruby-text>もの</text:ruby-text></text:ruby><text:span text:style-name="T34"> <text:s text:c="2"/>bienes, artículos</text:span> <text:s text:c="7"/></text:p>
          </table:table-cell>
          <table:table-cell table:style-name="Tabla403.D1" office:value-type="string">
            <text:p text:style-name="P99"><text:s text:c="5"/></text:p>
          </table:table-cell>
        </table:table-row>
        <table:table-row table:style-name="Tabla403.2">
          <table:covered-table-cell/>
          <table:table-cell table:style-name="Tabla403.B2" office:value-type="string">
            <text:p text:style-name="P115">ヒン</text:p>
          </table:table-cell>
          <table:table-cell table:style-name="Tabla403.C2" office:value-type="string">
            <text:p text:style-name="P104"><text:span text:style-name="T60">せい</text:span><text:ruby text:style-name="Ru1"><text:ruby-base><text:span text:style-name="T60">品</text:span></text:ruby-base><text:ruby-text>ひん</text:ruby-text></text:ruby> <text:s text:c="8"/>productos</text:p>
          </table:table-cell>
          <table:table-cell table:style-name="Tabla403.D2" office:value-type="string">
            <text:p text:style-name="P127"><text:ruby text:style-name="Ru1"><text:ruby-base><text:span text:style-name="T39">作</text:span></text:ruby-base><text:ruby-text>さく</text:ruby-text></text:ruby><text:ruby text:style-name="Ru1"><text:ruby-base><text:span text:style-name="T39">品</text:span></text:ruby-base><text:ruby-text>ひん</text:ruby-text></text:ruby><text:span text:style-name="T33"> <text:s text:c="10"/>obra de arte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41" table:style-name="Tabla441">
        <table:table-column table:style-name="Tabla441.A"/>
        <table:table-column table:style-name="Tabla441.B"/>
        <table:table-column table:style-name="Tabla441.C"/>
        <table:table-column table:style-name="Tabla441.D"/>
        <table:table-row>
          <table:table-cell table:style-name="Tabla441.A1" table:number-rows-spanned="2" office:value-type="string">
            <text:p text:style-name="P30">箱</text:p>
          </table:table-cell>
          <table:table-cell table:style-name="Tabla441.A1" office:value-type="string">
            <text:p text:style-name="P92">はこ</text:p>
          </table:table-cell>
          <table:table-cell table:style-name="Tabla441.A1" office:value-type="string">
            <text:p text:style-name="P76"><text:ruby text:style-name="Ru1"><text:ruby-base><text:span text:style-name="T60">箱</text:span></text:ruby-base><text:ruby-text>はこ</text:ruby-text></text:ruby> <text:s text:c="26"/>caja</text:p>
          </table:table-cell>
          <table:table-cell table:style-name="Tabla441.D1" office:value-type="string">
            <text:p text:style-name="Standard"/>
          </table:table-cell>
        </table:table-row>
        <table:table-row>
          <table:covered-table-cell/>
          <table:table-cell table:style-name="Tabla441.B2" office:value-type="string">
            <text:p text:style-name="P92">ばこ</text:p>
          </table:table-cell>
          <table:table-cell table:style-name="Tabla441.B2" office:value-type="string">
            <text:p text:style-name="P76"><text:span text:style-name="T60">ゴミ</text:span><text:ruby text:style-name="Ru1"><text:ruby-base><text:span text:style-name="T60">箱</text:span></text:ruby-base><text:ruby-text>ばこ</text:ruby-text></text:ruby> <text:s text:c="10"/>papelera</text:p>
          </table:table-cell>
          <table:table-cell table:style-name="Tabla441.D2" office:value-type="string">
            <text:p text:style-name="Standard"/>
          </table:table-cell>
        </table:table-row>
      </table:table>
      <text:p text:style-name="P52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86">車</text:p>
          </table:table-cell>
          <table:table-cell table:style-name="Tabla100.A1" office:value-type="string">
            <text:p text:style-name="P92">くるま</text:p>
          </table:table-cell>
          <table:table-cell table:style-name="Tabla100.C1" office:value-type="string">
            <text:p text:style-name="P76"><text:ruby text:style-name="Ru1"><text:ruby-base><text:span text:style-name="T60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76"/>
          </table:table-cell>
        </table:table-row>
        <table:table-row>
          <table:covered-table-cell/>
          <table:table-cell table:style-name="Tabla100.B2" office:value-type="string">
            <text:p text:style-name="P92">シャ</text:p>
          </table:table-cell>
          <table:table-cell table:style-name="Tabla100.C2" office:value-type="string">
            <text:p text:style-name="P76"><text:ruby text:style-name="Ru1"><text:ruby-base><text:span text:style-name="T60">電</text:span></text:ruby-base><text:ruby-text>でん</text:ruby-text></text:ruby><text:ruby text:style-name="Ru1"><text:ruby-base><text:span text:style-name="T60">車</text:span></text:ruby-base><text:ruby-text>しゃ</text:ruby-text></text:ruby><text:span text:style-name="T60"> </text:span><text:s text:c="22"/>tren</text:p>
          </table:table-cell>
          <table:table-cell table:style-name="Tabla100.D2" office:value-type="string">
            <text:p text:style-name="P98"><text:ruby text:style-name="Ru1"><text:ruby-base><text:span text:style-name="T60">車</text:span></text:ruby-base><text:ruby-text>しゃ</text:ruby-text></text:ruby><text:span text:style-name="T60">こ</text:span> <text:s text:c="20"/>garaje</text:p>
          </table:table-cell>
        </table:table-row>
      </table:table>
      <text:p text:style-name="P51"/>
      <table:table table:name="Tabla408" table:style-name="Tabla408">
        <table:table-column table:style-name="Tabla408.A"/>
        <table:table-column table:style-name="Tabla408.B"/>
        <table:table-column table:style-name="Tabla408.C"/>
        <table:table-column table:style-name="Tabla408.D"/>
        <table:table-row>
          <table:table-cell table:style-name="Tabla408.A1" table:number-rows-spanned="3" office:value-type="string">
            <text:p text:style-name="P86">物</text:p>
          </table:table-cell>
          <table:table-cell table:style-name="Tabla408.A1" office:value-type="string">
            <text:p text:style-name="P92">もの</text:p>
          </table:table-cell>
          <table:table-cell table:style-name="Tabla408.C1" office:value-type="string">
            <text:p text:style-name="P76"><text:ruby text:style-name="Ru1"><text:ruby-base><text:span text:style-name="T60">物</text:span></text:ruby-base><text:ruby-text>もの</text:ruby-text></text:ruby> <text:s text:c="25"/>cosa</text:p>
          </table:table-cell>
          <table:table-cell table:style-name="Tabla408.D1" office:value-type="string">
            <text:p text:style-name="P76"/>
          </table:table-cell>
        </table:table-row>
        <table:table-row>
          <table:covered-table-cell/>
          <table:table-cell table:style-name="Tabla408.B2" office:value-type="string">
            <text:p text:style-name="P92">ブツ</text:p>
          </table:table-cell>
          <table:table-cell table:style-name="Tabla408.C2" office:value-type="string">
            <text:p text:style-name="P76"><text:ruby text:style-name="Ru1"><text:ruby-base><text:span text:style-name="T60">動</text:span></text:ruby-base><text:ruby-text>どう</text:ruby-text></text:ruby><text:ruby text:style-name="Ru1"><text:ruby-base><text:span text:style-name="T60">植</text:span></text:ruby-base><text:ruby-text>しょく</text:ruby-text></text:ruby><text:ruby text:style-name="Ru1"><text:ruby-base><text:span text:style-name="T60">物</text:span></text:ruby-base><text:ruby-text>ぶつ</text:ruby-text></text:ruby><text:span text:style-name="T68"> </text:span></text:p>
            <text:p text:style-name="P76"><text:s text:c="8"/>animales y plantas</text:p>
          </table:table-cell>
          <table:table-cell table:style-name="Tabla408.D2" office:value-type="string">
            <text:p text:style-name="P98"/>
          </table:table-cell>
        </table:table-row>
        <table:table-row>
          <table:covered-table-cell/>
          <table:table-cell table:style-name="Tabla408.B2" office:value-type="string">
            <text:p text:style-name="P92">モツ</text:p>
          </table:table-cell>
          <table:table-cell table:style-name="Tabla408.C2" office:value-type="string">
            <text:p text:style-name="P76"><text:ruby text:style-name="Ru1"><text:ruby-base><text:span text:style-name="T60">書</text:span></text:ruby-base><text:ruby-text>しょ</text:ruby-text></text:ruby><text:ruby text:style-name="Ru1"><text:ruby-base><text:span text:style-name="T60">物</text:span></text:ruby-base><text:ruby-text>もつ</text:ruby-text></text:ruby><text:span text:style-name="T68"> <text:s text:c="5"/>libros, escritos</text:span></text:p>
          </table:table-cell>
          <table:table-cell table:style-name="Tabla408.D2" office:value-type="string">
            <text:p text:style-name="P98"/>
          </table:table-cell>
        </table:table-row>
      </table:table>
      <text:p text:style-name="P18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86">記</text:p>
          </table:table-cell>
          <table:table-cell table:style-name="Tabla147.A1" office:value-type="string">
            <text:p text:style-name="P114">キ</text:p>
          </table:table-cell>
          <table:table-cell table:style-name="Tabla147.A1" office:value-type="string">
            <text:p text:style-name="P76"><text:ruby text:style-name="Ru1"><text:ruby-base><text:span text:style-name="T87">日</text:span></text:ruby-base><text:ruby-text>にっ</text:ruby-text></text:ruby><text:ruby text:style-name="Ru1"><text:ruby-base><text:span text:style-name="T60">記</text:span></text:ruby-base><text:ruby-text>き</text:ruby-text></text:ruby><text:span text:style-name="T59"> <text:s text:c="19"/></text:span>diario</text:p>
          </table:table-cell>
          <table:table-cell table:style-name="Tabla147.D1" office:value-type="string">
            <text:p text:style-name="P99"><text:ruby text:style-name="Ru1"><text:ruby-base><text:span text:style-name="T76">記</text:span></text:ruby-base><text:ruby-text>き</text:ruby-text></text:ruby><text:ruby text:style-name="Ru1"><text:ruby-base><text:span text:style-name="T76">者</text:span></text:ruby-base><text:ruby-text>しゃ</text:ruby-text></text:ruby> <text:s text:c="15"/>reportero</text:p>
          </table:table-cell>
        </table:table-row>
      </table:table>
      <text:p text:style-name="P7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86">荷</text:p>
          </table:table-cell>
          <table:table-cell table:style-name="Tabla150.A1" office:value-type="string">
            <text:p text:style-name="P114">に</text:p>
          </table:table-cell>
          <table:table-cell table:style-name="Tabla150.A1" office:value-type="string">
            <text:p text:style-name="P76"><text:ruby text:style-name="Ru1"><text:ruby-base><text:span text:style-name="T60">荷</text:span></text:ruby-base><text:ruby-text>に</text:ruby-text></text:ruby><text:ruby text:style-name="Ru1"><text:ruby-base><text:span text:style-name="T60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99"/>
          </table:table-cell>
        </table:table-row>
      </table:table>
      <text:p text:style-name="P7"/>
      <table:table table:name="Tabla374" table:style-name="Tabla374">
        <table:table-column table:style-name="Tabla374.A"/>
        <table:table-column table:style-name="Tabla374.B"/>
        <table:table-column table:style-name="Tabla374.C"/>
        <table:table-column table:style-name="Tabla374.D"/>
        <table:table-row>
          <table:table-cell table:style-name="Tabla374.A1" office:value-type="string">
            <text:p text:style-name="P86">笛</text:p>
          </table:table-cell>
          <table:table-cell table:style-name="Tabla374.A1" office:value-type="string">
            <text:p text:style-name="P114">ふえ</text:p>
          </table:table-cell>
          <table:table-cell table:style-name="Tabla374.A1" office:value-type="string">
            <text:p text:style-name="P76"><text:ruby text:style-name="Ru1"><text:ruby-base><text:span text:style-name="T60">笛</text:span></text:ruby-base><text:ruby-text>ふえ</text:ruby-text></text:ruby> <text:s text:c="23"/>flauta</text:p>
          </table:table-cell>
          <table:table-cell table:style-name="Tabla374.D1" office:value-type="string">
            <text:p text:style-name="P99"/>
          </table:table-cell>
        </table:table-row>
      </table:table>
      <text:p text:style-name="P157"/>
      <text:p text:style-name="P157"/>
      <text:p text:style-name="P157"/>
      <text:p text:style-name="P157"><text:soft-page-break/></text:p>
      <text:p text:style-name="P157"/>
      <text:p text:style-name="P157"/>
      <text:p text:style-name="P157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86">矢</text:p>
          </table:table-cell>
          <table:table-cell table:style-name="Tabla153.A1" office:value-type="string">
            <text:p text:style-name="P114">や</text:p>
          </table:table-cell>
          <table:table-cell table:style-name="Tabla153.A1" office:value-type="string">
            <text:p text:style-name="P76"><text:ruby text:style-name="Ru1"><text:ruby-base><text:span text:style-name="T76">矢</text:span></text:ruby-base><text:ruby-text>や</text:ruby-text></text:ruby><text:span text:style-name="T76"> </text:span><text:s text:c="22"/>flecha</text:p>
          </table:table-cell>
          <table:table-cell table:style-name="Tabla153.D1" office:value-type="string">
            <text:p text:style-name="P99"><text:s text:c="4"/></text:p>
          </table:table-cell>
        </table:table-row>
      </table:table>
      <text:p text:style-name="P76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table:number-rows-spanned="2" office:value-type="string">
            <text:p text:style-name="P86">写</text:p>
          </table:table-cell>
          <table:table-cell table:style-name="Tabla347.A1" office:value-type="string">
            <text:p text:style-name="P114">シャ</text:p>
          </table:table-cell>
          <table:table-cell table:style-name="Tabla347.A1" office:value-type="string">
            <text:p text:style-name="P76"><text:ruby text:style-name="Ru1"><text:ruby-base><text:span text:style-name="T76">写</text:span></text:ruby-base><text:ruby-text>しゃ</text:ruby-text></text:ruby><text:ruby text:style-name="Ru1"><text:ruby-base><text:span text:style-name="T76">真</text:span></text:ruby-base><text:ruby-text>しん</text:ruby-text></text:ruby> <text:s text:c="22"/>foto</text:p>
          </table:table-cell>
          <table:table-cell table:style-name="Tabla347.D1" office:value-type="string">
            <text:p text:style-name="P99"><text:ruby text:style-name="Ru1"><text:ruby-base><text:span text:style-name="T76">写</text:span></text:ruby-base><text:ruby-text>しゃ</text:ruby-text></text:ruby><text:ruby text:style-name="Ru1"><text:ruby-base><text:span text:style-name="T76">生</text:span></text:ruby-base><text:ruby-text>せい</text:ruby-text></text:ruby> <text:s text:c="19"/>boceto</text:p>
          </table:table-cell>
        </table:table-row>
        <table:table-row>
          <table:covered-table-cell/>
          <table:table-cell table:style-name="Tabla347.B2" office:value-type="string">
            <text:p text:style-name="P114">うつ</text:p>
          </table:table-cell>
          <table:table-cell table:style-name="Tabla347.B2" office:value-type="string">
            <text:p text:style-name="P76"><text:ruby text:style-name="Ru1"><text:ruby-base><text:span text:style-name="T76">写</text:span></text:ruby-base><text:ruby-text>うつ</text:ruby-text></text:ruby><text:span text:style-name="T76">す</text:span> <text:s text:c="2"/>plasmar (copiar) <text:s text:c="3"/></text:p>
          </table:table-cell>
          <table:table-cell table:style-name="Tabla347.D2" office:value-type="string">
            <text:p text:style-name="P99"/>
          </table:table-cell>
        </table:table-row>
      </table:table>
      <text:p text:style-name="P128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86">具</text:p>
          </table:table-cell>
          <table:table-cell table:style-name="Tabla175.A1" office:value-type="string">
            <text:p text:style-name="P92">グ</text:p>
          </table:table-cell>
          <table:table-cell table:style-name="Tabla175.A1" office:value-type="string">
            <text:p text:style-name="P76"><text:ruby text:style-name="Ru1"><text:ruby-base><text:span text:style-name="T60">道</text:span></text:ruby-base><text:ruby-text>どう</text:ruby-text></text:ruby><text:ruby text:style-name="Ru1"><text:ruby-base><text:span text:style-name="T60">具</text:span></text:ruby-base><text:ruby-text>ぐ</text:ruby-text></text:ruby> <text:s text:c="7"/>herramientas</text:p>
          </table:table-cell>
          <table:table-cell table:style-name="Tabla175.D1" office:value-type="string">
            <text:p text:style-name="P76"><text:ruby text:style-name="Ru1"><text:ruby-base><text:span text:style-name="T60">家</text:span></text:ruby-base><text:ruby-text>か</text:ruby-text></text:ruby><text:ruby text:style-name="Ru1"><text:ruby-base><text:span text:style-name="T60">具</text:span></text:ruby-base><text:ruby-text>ぐ</text:ruby-text></text:ruby> <text:s text:c="16"/>muebles</text:p>
          </table:table-cell>
        </table:table-row>
      </table:table>
      <text:p text:style-name="P58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86">糸</text:p>
          </table:table-cell>
          <table:table-cell table:style-name="Tabla184.A1" office:value-type="string">
            <text:p text:style-name="P92">いと</text:p>
          </table:table-cell>
          <table:table-cell table:style-name="Tabla184.A1" office:value-type="string">
            <text:p text:style-name="P76"><text:ruby text:style-name="Ru1"><text:ruby-base><text:span text:style-name="T60">糸</text:span></text:ruby-base><text:ruby-text>いと</text:ruby-text></text:ruby> <text:s text:c="14"/>　 <text:s text:c="8"/>hilo</text:p>
          </table:table-cell>
          <table:table-cell table:style-name="Tabla184.D1" office:value-type="string">
            <text:p text:style-name="P76"><text:ruby text:style-name="Ru1"><text:ruby-base><text:span text:style-name="T60">毛</text:span></text:ruby-base><text:ruby-text>け</text:ruby-text></text:ruby><text:ruby text:style-name="Ru1"><text:ruby-base><text:span text:style-name="T60">糸</text:span></text:ruby-base><text:ruby-text>いと</text:ruby-text></text:ruby> <text:s text:c="11"/>hilo de lana</text:p>
          </table:table-cell>
        </table:table-row>
      </table:table>
      <text:p text:style-name="P19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86">刀</text:p>
          </table:table-cell>
          <table:table-cell table:style-name="Tabla231.A1" office:value-type="string">
            <text:p text:style-name="P114">かたな</text:p>
          </table:table-cell>
          <table:table-cell table:style-name="Tabla231.A1" office:value-type="string">
            <text:p text:style-name="P76"><text:ruby text:style-name="Ru1"><text:ruby-base><text:span text:style-name="T76">刀</text:span></text:ruby-base><text:ruby-text>かたな</text:ruby-text></text:ruby> <text:s text:c="18"/><text:span text:style-name="T6">katana</text:span></text:p>
          </table:table-cell>
          <table:table-cell table:style-name="Tabla231.D1" office:value-type="string">
            <text:p text:style-name="P99"><text:s text:c="3"/></text:p>
          </table:table-cell>
        </table:table-row>
        <table:table-row>
          <table:covered-table-cell/>
          <table:table-cell table:style-name="Tabla231.B2" office:value-type="string">
            <text:p text:style-name="P115">トウ</text:p>
          </table:table-cell>
          <table:table-cell table:style-name="Tabla231.C2" office:value-type="string">
            <text:p text:style-name="P123"><text:ruby text:style-name="Ru1"><text:ruby-base><text:span text:style-name="T85">木</text:span></text:ruby-base><text:ruby-text>ぼく</text:ruby-text></text:ruby><text:ruby text:style-name="Ru1"><text:ruby-base>刀</text:ruby-base><text:ruby-text>とう</text:ruby-text></text:ruby><text:span text:style-name="T64"> </text:span></text:p>
            <text:p text:style-name="P103"><text:s text:c="8"/>espada de madera</text:p>
          </table:table-cell>
          <table:table-cell table:style-name="Tabla231.D2" office:value-type="string">
            <text:p text:style-name="P127">　 <text:s text:c="5"/></text:p>
          </table:table-cell>
        </table:table-row>
      </table:table>
      <text:p text:style-name="P19"/>
      <table:table table:name="Tabla398" table:style-name="Tabla398">
        <table:table-column table:style-name="Tabla398.A"/>
        <table:table-column table:style-name="Tabla398.B"/>
        <table:table-column table:style-name="Tabla398.C"/>
        <table:table-column table:style-name="Tabla398.D"/>
        <table:table-row>
          <table:table-cell table:style-name="Tabla398.A1" table:number-rows-spanned="3" office:value-type="string">
            <text:p text:style-name="P86">筆</text:p>
          </table:table-cell>
          <table:table-cell table:style-name="Tabla398.A1" office:value-type="string">
            <text:p text:style-name="P114">ふで</text:p>
          </table:table-cell>
          <table:table-cell table:style-name="Tabla398.A1" office:value-type="string">
            <text:p text:style-name="P76"><text:ruby text:style-name="Ru1"><text:ruby-base><text:span text:style-name="T76">筆</text:span></text:ruby-base><text:ruby-text>ふで</text:ruby-text></text:ruby> <text:s text:c="3"/><text:span text:style-name="T58">pincel de escritura</text:span></text:p>
          </table:table-cell>
          <table:table-cell table:style-name="Tabla398.D1" office:value-type="string">
            <text:p text:style-name="P99"><text:s text:c="3"/></text:p>
          </table:table-cell>
        </table:table-row>
        <table:table-row>
          <table:covered-table-cell/>
          <table:table-cell table:style-name="Tabla398.B2" office:value-type="string">
            <text:p text:style-name="P115">ピツ</text:p>
          </table:table-cell>
          <table:table-cell table:style-name="Tabla398.C2" office:value-type="string">
            <text:p text:style-name="P150">えん<text:ruby text:style-name="Ru1"><text:ruby-base>筆</text:ruby-base><text:ruby-text>ぴつ</text:ruby-text></text:ruby><text:span text:style-name="T64"> <text:s text:c="16"/></text:span><text:span text:style-name="T48">lápiz</text:span></text:p>
          </table:table-cell>
          <table:table-cell table:style-name="Tabla398.D2" office:value-type="string">
            <text:p text:style-name="P127">　 <text:s text:c="5"/></text:p>
          </table:table-cell>
        </table:table-row>
        <table:table-row>
          <table:covered-table-cell/>
          <table:table-cell table:style-name="Tabla398.B2" office:value-type="string">
            <text:p text:style-name="P115">ヒツ</text:p>
          </table:table-cell>
          <table:table-cell table:style-name="Tabla398.C2" office:value-type="string">
            <text:p text:style-name="P150"><text:ruby text:style-name="Ru1"><text:ruby-base>万</text:ruby-base><text:ruby-text>まん</text:ruby-text></text:ruby><text:ruby text:style-name="Ru1"><text:ruby-base>年</text:ruby-base><text:ruby-text>ねん</text:ruby-text></text:ruby><text:ruby text:style-name="Ru1"><text:ruby-base>筆</text:ruby-base><text:ruby-text>ひつ</text:ruby-text></text:ruby><text:span text:style-name="T2"> <text:s text:c="13"/>pluma</text:span></text:p>
          </table:table-cell>
          <table:table-cell table:style-name="Tabla398.D2" office:value-type="string">
            <text:p text:style-name="P127"/>
          </table:table-cell>
        </table:table-row>
      </table:table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able:table table:name="Tabla439" table:style-name="Tabla439">
        <table:table-column table:style-name="Tabla439.A"/>
        <table:table-column table:style-name="Tabla439.B"/>
        <table:table-column table:style-name="Tabla439.C"/>
        <table:table-column table:style-name="Tabla439.D"/>
        <table:table-header-rows>
          <table:table-row>
            <table:table-cell table:style-name="Tabla439.A1" office:value-type="string">
              <text:p text:style-name="P30">皿</text:p>
            </table:table-cell>
            <table:table-cell table:style-name="Tabla439.A1" office:value-type="string">
              <text:p text:style-name="P92">さら</text:p>
            </table:table-cell>
            <table:table-cell table:style-name="Tabla439.A1" office:value-type="string">
              <text:p text:style-name="P81"><text:span text:style-name="T76">お</text:span><text:ruby text:style-name="Ru1"><text:ruby-base><text:span text:style-name="T76">皿</text:span></text:ruby-base><text:ruby-text>さら</text:ruby-text></text:ruby> <text:s text:c="20"/>plato</text:p>
            </table:table-cell>
            <table:table-cell table:style-name="Tabla439.D1" office:value-type="string">
              <text:p text:style-name="P138"/>
            </table:table-cell>
          </table:table-row>
        </table:table-header-rows>
      </table:table>
      <text:p text:style-name="P52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30">本</text:p>
            </table:table-cell>
            <table:table-cell table:style-name="Tabla233.A1" office:value-type="string">
              <text:p text:style-name="P92">ホン</text:p>
            </table:table-cell>
            <table:table-cell table:style-name="Tabla233.A1" office:value-type="string">
              <text:p text:style-name="P81"><text:ruby text:style-name="Ru1"><text:ruby-base><text:span text:style-name="T76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30"><text:span text:style-name="T18">~</text:span><text:ruby text:style-name="Ru1"><text:ruby-base><text:span text:style-name="T15">本</text:span></text:ruby-base><text:ruby-text>ほん</text:ruby-text></text:ruby><text:span text:style-name="T22"> <text:s/></text:span><text:span text:style-name="T7">[objetos alargados] </text:span></text:p>
            </table:table-cell>
          </table:table-row>
        </table:table-header-rows>
      </table:table>
      <text:p text:style-name="P19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86">紙</text:p>
          </table:table-cell>
          <table:table-cell table:style-name="Tabla235.A1" office:value-type="string">
            <text:p text:style-name="P114">かみ</text:p>
          </table:table-cell>
          <table:table-cell table:style-name="Tabla235.A1" office:value-type="string">
            <text:p text:style-name="P76"><text:ruby text:style-name="Ru1"><text:ruby-base><text:span text:style-name="T76">紙</text:span></text:ruby-base><text:ruby-text>かみ</text:ruby-text></text:ruby> <text:s text:c="23"/>papel</text:p>
          </table:table-cell>
          <table:table-cell table:style-name="Tabla235.D1" office:value-type="string">
            <text:p text:style-name="P124"/>
          </table:table-cell>
        </table:table-row>
        <table:table-row>
          <table:covered-table-cell/>
          <table:table-cell table:style-name="Tabla235.A1" office:value-type="string">
            <text:p text:style-name="P114">がみ</text:p>
          </table:table-cell>
          <table:table-cell table:style-name="Tabla235.C2" office:value-type="string">
            <text:p text:style-name="P139"><text:ruby text:style-name="Ru1"><text:ruby-base><text:span text:style-name="T76">手</text:span></text:ruby-base><text:ruby-text>て</text:ruby-text></text:ruby><text:ruby text:style-name="Ru1"><text:ruby-base><text:span text:style-name="T78">紙</text:span></text:ruby-base><text:ruby-text>がみ</text:ruby-text></text:ruby> <text:s text:c="20"/>carta</text:p>
          </table:table-cell>
          <table:table-cell table:style-name="Tabla235.D2" office:value-type="string">
            <text:p text:style-name="P139"><text:ruby text:style-name="Ru1"><text:ruby-base><text:span text:style-name="T78">紙</text:span></text:ruby-base><text:ruby-text>がみ</text:ruby-text></text:ruby><text:span text:style-name="T76">しばい</text:span></text:p>
            <text:p text:style-name="P139"><text:span text:style-name="T81"><text:s text:c="15"/></text:span>cuenta cuentos</text:p>
          </table:table-cell>
        </table:table-row>
        <table:table-row>
          <table:covered-table-cell/>
          <table:table-cell table:style-name="Tabla235.C2" office:value-type="string">
            <text:p text:style-name="P132">シ</text:p>
          </table:table-cell>
          <table:table-cell table:style-name="Tabla235.C3" office:value-type="string">
            <text:p text:style-name="P135"><text:ruby text:style-name="Ru1"><text:ruby-base><text:span text:style-name="T76">画</text:span></text:ruby-base><text:ruby-text>が</text:ruby-text></text:ruby><text:ruby text:style-name="Ru1"><text:ruby-base><text:span text:style-name="T76">用</text:span></text:ruby-base><text:ruby-text>よう</text:ruby-text></text:ruby><text:ruby text:style-name="Ru1"><text:ruby-base><text:span text:style-name="T76">紙</text:span></text:ruby-base><text:ruby-text>し</text:ruby-text></text:ruby> <text:s text:c="10"/>cartulina</text:p>
          </table:table-cell>
          <table:table-cell table:style-name="Tabla235.D3" office:value-type="string">
            <text:p text:style-name="P135"><text:ruby text:style-name="Ru1"><text:ruby-base><text:span text:style-name="T76">表</text:span></text:ruby-base><text:ruby-text>ひょう</text:ruby-text></text:ruby><text:ruby text:style-name="Ru1"><text:ruby-base><text:span text:style-name="T76">紙</text:span></text:ruby-base><text:ruby-text>し</text:ruby-text></text:ruby> <text:s text:c="7"/></text:p>
            <text:p text:style-name="P127"><text:span text:style-name="T7"><text:s text:c="13"/>cubierta de </text:span><text:span text:style-name="T19">libro</text:span></text:p>
          </table:table-cell>
        </table:table-row>
      </table:table>
      <text:p text:style-name="P52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table:number-rows-spanned="2" office:value-type="string">
            <text:p text:style-name="P86">玉</text:p>
          </table:table-cell>
          <table:table-cell table:style-name="Tabla263.A1" office:value-type="string">
            <text:p text:style-name="P92">たま</text:p>
          </table:table-cell>
          <table:table-cell table:style-name="Tabla263.A1" office:value-type="string">
            <text:p text:style-name="P76"><text:ruby text:style-name="Ru1"><text:ruby-base><text:span text:style-name="T60">玉</text:span></text:ruby-base><text:ruby-text>たま</text:ruby-text></text:ruby> <text:s text:c="23"/>pelota</text:p>
          </table:table-cell>
          <table:table-cell table:style-name="Tabla263.D1" office:value-type="string">
            <text:p text:style-name="P159"/>
          </table:table-cell>
        </table:table-row>
        <table:table-row>
          <table:covered-table-cell/>
          <table:table-cell table:style-name="Tabla263.B2" office:value-type="string">
            <text:p text:style-name="P92">だま</text:p>
          </table:table-cell>
          <table:table-cell table:style-name="Tabla263.B2" office:value-type="string">
            <text:p text:style-name="P97">シャボン<text:ruby text:style-name="Ru1"><text:ruby-base><text:span text:style-name="T22">玉</text:span></text:ruby-base><text:ruby-text>だま</text:ruby-text></text:ruby></text:p>
            <text:p text:style-name="P76"><text:s text:c="12"/>pompa de jabón</text:p>
          </table:table-cell>
          <table:table-cell table:style-name="Tabla263.D2" office:value-type="string">
            <text:p text:style-name="P97"/>
          </table:table-cell>
        </table:table-row>
      </table:table>
      <text:p text:style-name="P76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86">計</text:p>
          </table:table-cell>
          <table:table-cell table:style-name="Tabla135.A1" office:value-type="string">
            <text:p text:style-name="P114">ケイ</text:p>
          </table:table-cell>
          <table:table-cell table:style-name="Tabla135.A1" office:value-type="string">
            <text:p text:style-name="P99"><text:ruby text:style-name="Ru1"><text:ruby-base><text:span text:style-name="T90">時</text:span></text:ruby-base><text:ruby-text>と</text:ruby-text></text:ruby><text:ruby text:style-name="Ru1"><text:ruby-base><text:span text:style-name="T14">計</text:span></text:ruby-base><text:ruby-text>けい</text:ruby-text></text:ruby> <text:s text:c="21"/>reloj</text:p>
          </table:table-cell>
          <table:table-cell table:style-name="Tabla135.D1" office:value-type="string">
            <text:p text:style-name="P121"><text:ruby text:style-name="Ru1"><text:ruby-base>家</text:ruby-base><text:ruby-text>か</text:ruby-text></text:ruby><text:ruby text:style-name="Ru1"><text:ruby-base>計</text:ruby-base><text:ruby-text>けい</text:ruby-text></text:ruby><text:span text:style-name="T64"> <text:s/>economía familiar</text:span></text:p>
          </table:table-cell>
        </table:table-row>
      </table:table>
      <text:p text:style-name="P52"/>
      <table:table table:name="Tabla406" table:style-name="Tabla406">
        <table:table-column table:style-name="Tabla406.A"/>
        <table:table-column table:style-name="Tabla406.B"/>
        <table:table-column table:style-name="Tabla406.C"/>
        <table:table-column table:style-name="Tabla406.D"/>
        <table:table-row>
          <table:table-cell table:style-name="Tabla406.A1" office:value-type="string">
            <text:p text:style-name="P86">服</text:p>
          </table:table-cell>
          <table:table-cell table:style-name="Tabla406.A1" office:value-type="string">
            <text:p text:style-name="P92">フク</text:p>
          </table:table-cell>
          <table:table-cell table:style-name="Tabla406.A1" office:value-type="string">
            <text:p text:style-name="P76"><text:ruby text:style-name="Ru1"><text:ruby-base><text:span text:style-name="T60">服</text:span></text:ruby-base><text:ruby-text>ふく</text:ruby-text></text:ruby> <text:s text:c="25"/>ropa</text:p>
          </table:table-cell>
          <table:table-cell table:style-name="Tabla406.D1" office:value-type="string">
            <text:p text:style-name="P159"/>
          </table:table-cell>
        </table:table-row>
      </table:table>
      <text:p text:style-name="P51"/>
      <text:p text:style-name="P51"/>
      <text:p text:style-name="P51"/>
      <text:p text:style-name="P51"><text:soft-page-break/></text:p>
      <text:p text:style-name="P51"/>
      <text:p text:style-name="P51"/>
      <table:table table:name="Tabla393" table:style-name="Tabla393">
        <table:table-column table:style-name="Tabla393.A"/>
        <table:table-column table:style-name="Tabla393.B"/>
        <table:table-column table:style-name="Tabla393.C"/>
        <table:table-column table:style-name="Tabla393.D"/>
        <table:table-row>
          <table:table-cell table:style-name="Tabla393.A1" table:number-rows-spanned="2" office:value-type="string">
            <text:p text:style-name="P86">板</text:p>
          </table:table-cell>
          <table:table-cell table:style-name="Tabla393.A1" office:value-type="string">
            <text:p text:style-name="P92">いた</text:p>
          </table:table-cell>
          <table:table-cell table:style-name="Tabla393.C1" office:value-type="string">
            <text:p text:style-name="P76"><text:ruby text:style-name="Ru1"><text:ruby-base><text:span text:style-name="T60">板</text:span></text:ruby-base><text:ruby-text>いた</text:ruby-text></text:ruby> <text:s text:c="22"/>tablero</text:p>
          </table:table-cell>
          <table:table-cell table:style-name="Tabla393.D1" office:value-type="string">
            <text:p text:style-name="P76"><text:span text:style-name="T60">まな</text:span><text:ruby text:style-name="Ru1"><text:ruby-base><text:span text:style-name="T60">板</text:span></text:ruby-base><text:ruby-text>いた</text:ruby-text></text:ruby> <text:s text:c="2"/>tabla de cortar</text:p>
          </table:table-cell>
        </table:table-row>
        <table:table-row>
          <table:covered-table-cell/>
          <table:table-cell table:style-name="Tabla393.B2" office:value-type="string">
            <text:p text:style-name="P92">バン</text:p>
          </table:table-cell>
          <table:table-cell table:style-name="Tabla393.C2" office:value-type="string">
            <text:p text:style-name="P76"><text:ruby text:style-name="Ru1"><text:ruby-base><text:span text:style-name="T60">黒</text:span></text:ruby-base><text:ruby-text>こく</text:ruby-text></text:ruby><text:ruby text:style-name="Ru1"><text:ruby-base><text:span text:style-name="T60">板</text:span></text:ruby-base><text:ruby-text>ばん</text:ruby-text></text:ruby><text:span text:style-name="T60"> </text:span><text:s text:c="17"/>pizarra</text:p>
          </table:table-cell>
          <table:table-cell table:style-name="Tabla393.D2" office:value-type="string">
            <text:p text:style-name="P98"/>
          </table:table-cell>
        </table:table-row>
      </table:table>
      <text:p text:style-name="P40"/>
      <text:p text:style-name="P172"/>
      <text:p text:style-name="P180"/>
      <text:p text:style-name="P175">LOCALIZACIÓN</text:p>
      <text:p text:style-name="P137"/>
      <text:p text:style-name="P137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30">中</text:p>
            </table:table-cell>
            <table:table-cell table:style-name="Tabla28.A1" office:value-type="string">
              <text:p text:style-name="P92">なか</text:p>
            </table:table-cell>
            <table:table-cell table:style-name="Tabla28.A1" office:value-type="string">
              <text:p text:style-name="P76"><text:ruby text:style-name="Ru1"><text:ruby-base><text:span text:style-name="T60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76"><text:span text:style-name="T60">まん</text:span><text:ruby text:style-name="Ru1"><text:ruby-base><text:span text:style-name="T60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92">チュウ</text:p>
          </table:table-cell>
          <table:table-cell table:style-name="Tabla28.C2" office:value-type="string">
            <text:p text:style-name="P98"><text:ruby text:style-name="Ru1"><text:ruby-base><text:span text:style-name="T60">中</text:span></text:ruby-base><text:ruby-text>ちゅう</text:ruby-text></text:ruby><text:ruby text:style-name="Ru1"><text:ruby-base><text:span text:style-name="T12">国</text:span></text:ruby-base><text:ruby-text>ごく</text:ruby-text></text:ruby> <text:s text:c="17"/>China</text:p>
          </table:table-cell>
          <table:table-cell table:style-name="Tabla28.D2" office:value-type="string">
            <text:p text:style-name="P136"><text:ruby text:style-name="Ru1"><text:ruby-base><text:span text:style-name="T60">中</text:span></text:ruby-base><text:ruby-text>ちゅう</text:ruby-text></text:ruby><text:ruby text:style-name="Ru1"><text:ruby-base><text:span text:style-name="T86">学</text:span></text:ruby-base><text:ruby-text>がっ</text:ruby-text></text:ruby><text:ruby text:style-name="Ru1"><text:ruby-base><text:span text:style-name="T60">校</text:span></text:ruby-base><text:ruby-text>こう</text:ruby-text></text:ruby> <text:s text:c="5"/>secundari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38"><text:ruby text:style-name="Ru1"><text:ruby-base><text:span text:style-name="T60">水</text:span></text:ruby-base><text:ruby-text>すい</text:ruby-text></text:ruby><text:ruby text:style-name="Ru1"><text:ruby-base><text:span text:style-name="T60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113"><text:ruby text:style-name="Ru1"><text:ruby-base><text:span text:style-name="T87">日</text:span></text:ruby-base><text:ruby-text>にっ</text:ruby-text></text:ruby><text:ruby text:style-name="Ru1"><text:ruby-base><text:span text:style-name="T60">中</text:span></text:ruby-base><text:ruby-text>ちゅう</text:ruby-text></text:ruby><text:span text:style-name="T1"> <text:s text:c="5"/>durante el día</text:span></text:p>
          </table:table-cell>
        </table:table-row>
      </table:table>
      <text:p text:style-name="Standard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86">央</text:p>
            </table:table-cell>
            <table:table-cell table:style-name="Tabla259.A1" office:value-type="string">
              <text:p text:style-name="P92">オウ</text:p>
            </table:table-cell>
            <table:table-cell table:style-name="Tabla259.A1" office:value-type="string">
              <text:p text:style-name="P76"><text:ruby text:style-name="Ru1"><text:ruby-base><text:span text:style-name="T60">中</text:span></text:ruby-base><text:ruby-text>ちゅう</text:ruby-text></text:ruby><text:ruby text:style-name="Ru1"><text:ruby-base><text:span text:style-name="T60">央</text:span></text:ruby-base><text:ruby-text>おう</text:ruby-text></text:ruby>　 central, medio</text:p>
            </table:table-cell>
            <table:table-cell table:style-name="Tabla259.D1" office:value-type="string">
              <text:p text:style-name="P76"><text:ruby text:style-name="Ru1"><text:ruby-base><text:span text:style-name="T60">月</text:span></text:ruby-base><text:ruby-text>げつ</text:ruby-text></text:ruby><text:ruby text:style-name="Ru1"><text:ruby-base><text:span text:style-name="T60">央</text:span></text:ruby-base><text:ruby-text>おう</text:ruby-text></text:ruby><text:span text:style-name="T68"> <text:s/>mediados de mes</text:span></text:p>
            </table:table-cell>
          </table:table-row>
        </table:table-header-rows>
      </table:table>
      <text:p text:style-name="P51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5" office:value-type="string">
              <text:p text:style-name="P75"/>
              <text:p text:style-name="P86">下</text:p>
            </table:table-cell>
            <table:table-cell table:style-name="Tabla31.A1" office:value-type="string">
              <text:p text:style-name="P92">した</text:p>
            </table:table-cell>
            <table:table-cell table:style-name="Tabla31.A1" office:value-type="string">
              <text:p text:style-name="P76"><text:ruby text:style-name="Ru1"><text:ruby-base><text:span text:style-name="T60">下</text:span></text:ruby-base><text:ruby-text>した</text:ruby-text></text:ruby><text:span text:style-name="T68"> <text:s text:c="22"/>debajo</text:span></text:p>
            </table:table-cell>
            <table:table-cell table:style-name="Tabla31.D1" office:value-type="string">
              <text:p text:style-name="P76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92">お</text:p>
          </table:table-cell>
          <table:table-cell table:style-name="Tabla31.C2" office:value-type="string">
            <text:p text:style-name="P76"><text:ruby text:style-name="Ru1"><text:ruby-base><text:span text:style-name="T60">下</text:span></text:ruby-base><text:ruby-text>お</text:ruby-text></text:ruby><text:span text:style-name="T60">ろす</text:span> <text:s text:c="16"/>bajar</text:p>
          </table:table-cell>
          <table:table-cell table:style-name="Tabla31.D2" office:value-type="string">
            <text:p text:style-name="P76"><text:ruby text:style-name="Ru1"><text:ruby-base><text:span text:style-name="T60">下</text:span></text:ruby-base><text:ruby-text>お</text:ruby-text></text:ruby><text:span text:style-name="T60">りる</text:span> <text:s text:c="14"/>bajarse</text:p>
          </table:table-cell>
        </table:table-row>
        <table:table-row>
          <table:covered-table-cell/>
          <table:table-cell table:style-name="Tabla31.B2" office:value-type="string">
            <text:p text:style-name="P92">くだ</text:p>
          </table:table-cell>
          <table:table-cell table:style-name="Tabla31.C2" office:value-type="string">
            <text:p text:style-name="P76"><text:ruby text:style-name="Ru1"><text:ruby-base><text:span text:style-name="T60">下</text:span></text:ruby-base><text:ruby-text>くだ</text:ruby-text></text:ruby><text:span text:style-name="T60">る</text:span><text:span text:style-name="T68"> <text:s text:c="4"/>bajar escaleras</text:span></text:p>
          </table:table-cell>
          <table:table-cell table:style-name="Tabla31.D2" office:value-type="string">
            <text:p text:style-name="P76"/>
          </table:table-cell>
        </table:table-row>
        <table:table-row>
          <table:covered-table-cell/>
          <table:table-cell table:style-name="Tabla31.B2" office:value-type="string">
            <text:p text:style-name="P132">へ</text:p>
          </table:table-cell>
          <table:table-cell table:style-name="Tabla31.C2" office:value-type="string">
            <text:p text:style-name="P138"><text:ruby text:style-name="Ru1"><text:ruby-base><text:span text:style-name="T60">下</text:span></text:ruby-base><text:ruby-text>へ</text:ruby-text></text:ruby><text:ruby text:style-name="Ru1"><text:ruby-base><text:span text:style-name="T60">手</text:span></text:ruby-base><text:ruby-text>た</text:ruby-text></text:ruby><text:span text:style-name="T60">な</text:span> <text:s text:c="16"/>torpe</text:p>
          </table:table-cell>
          <table:table-cell table:style-name="Tabla31.D2" office:value-type="string">
            <text:p text:style-name="P130"/>
          </table:table-cell>
        </table:table-row>
        <table:table-row>
          <table:covered-table-cell/>
          <table:table-cell table:style-name="Tabla31.B2" office:value-type="string">
            <text:p text:style-name="P132">しも</text:p>
          </table:table-cell>
          <table:table-cell table:style-name="Tabla31.C2" office:value-type="string">
            <text:p text:style-name="P138"><text:ruby text:style-name="Ru1"><text:ruby-base><text:span text:style-name="T60">下</text:span></text:ruby-base><text:ruby-text>しも</text:ruby-text></text:ruby><text:ruby text:style-name="Ru1"><text:ruby-base><text:span text:style-name="T60">川</text:span></text:ruby-base><text:ruby-text>かわ</text:ruby-text></text:ruby> <text:s text:c="11"/>alcantarilla</text:p>
          </table:table-cell>
          <table:table-cell table:style-name="Tabla31.D2" office:value-type="string">
            <text:p text:style-name="P138"><text:ruby text:style-name="Ru1"><text:ruby-base><text:span text:style-name="T60">川</text:span></text:ruby-base><text:ruby-text>かわ</text:ruby-text></text:ruby><text:ruby text:style-name="Ru1"><text:ruby-base><text:span text:style-name="T60">下</text:span></text:ruby-base><text:ruby-text>しも</text:ruby-text></text:ruby> <text:s text:c="16"/>río abajo</text:p>
          </table:table-cell>
        </table:table-row>
      </table:table>
      <text:p text:style-name="Standard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86">前</text:p>
          </table:table-cell>
          <table:table-cell table:style-name="Tabla281.A1" office:value-type="string">
            <text:p text:style-name="P114">まえ</text:p>
          </table:table-cell>
          <table:table-cell table:style-name="Tabla281.A1" office:value-type="string">
            <text:p text:style-name="P76"><text:ruby text:style-name="Ru1"><text:ruby-base><text:span text:style-name="T76">前</text:span></text:ruby-base><text:ruby-text>まえ</text:ruby-text></text:ruby> <text:s text:c="20"/>delante</text:p>
          </table:table-cell>
          <table:table-cell table:style-name="Tabla281.D1" office:value-type="string">
            <text:p text:style-name="P99"/>
          </table:table-cell>
        </table:table-row>
        <table:table-row>
          <table:covered-table-cell/>
          <table:table-cell table:style-name="Tabla281.B2" office:value-type="string">
            <text:p text:style-name="P114">ゼン</text:p>
          </table:table-cell>
          <table:table-cell table:style-name="Tabla281.B2" office:value-type="string">
            <text:p text:style-name="P102"><text:ruby text:style-name="Ru1"><text:ruby-base><text:span text:style-name="T77">午</text:span></text:ruby-base><text:ruby-text>ご</text:ruby-text></text:ruby><text:ruby text:style-name="Ru1"><text:ruby-base><text:span text:style-name="T16">前</text:span></text:ruby-base><text:ruby-text>ぜん</text:ruby-text></text:ruby> <text:s text:c="23"/><text:span text:style-name="T58">AM</text:span></text:p>
          </table:table-cell>
          <table:table-cell table:style-name="Tabla281.D2" office:value-type="string">
            <text:p text:style-name="P102"><text:ruby text:style-name="Ru1"><text:ruby-base><text:span text:style-name="T16">前</text:span></text:ruby-base><text:ruby-text>ぜん</text:ruby-text></text:ruby><text:ruby text:style-name="Ru1"><text:ruby-base><text:span text:style-name="T16">後</text:span></text:ruby-base><text:ruby-text>ご</text:ruby-text></text:ruby> <text:s text:c="23"/><text:span text:style-name="T58">AM</text:span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86">後</text:p>
          </table:table-cell>
          <table:table-cell table:style-name="Tabla287.A1" office:value-type="string">
            <text:p text:style-name="P115">うし</text:p>
          </table:table-cell>
          <table:table-cell table:style-name="Tabla287.A1" office:value-type="string">
            <text:p text:style-name="P103"><text:ruby text:style-name="Ru1"><text:ruby-base><text:span text:style-name="T76">後</text:span></text:ruby-base><text:ruby-text>うし</text:ruby-text></text:ruby><text:span text:style-name="T76">ろ</text:span><text:span text:style-name="T68"> <text:s text:c="18"/>detrás</text:span></text:p>
          </table:table-cell>
          <table:table-cell table:style-name="Tabla287.D1" office:value-type="string">
            <text:p text:style-name="P99"/>
          </table:table-cell>
        </table:table-row>
        <table:table-row>
          <table:covered-table-cell/>
          <table:table-cell table:style-name="Tabla287.B2" office:value-type="string">
            <text:p text:style-name="P114">あと</text:p>
          </table:table-cell>
          <table:table-cell table:style-name="Tabla287.C2" office:value-type="string">
            <text:p text:style-name="P76"><text:ruby text:style-name="Ru1"><text:ruby-base><text:span text:style-name="T76">後</text:span></text:ruby-base><text:ruby-text>あと</text:ruby-text></text:ruby> <text:s text:c="19"/>después</text:p>
          </table:table-cell>
          <table:table-cell table:style-name="Tabla287.D2" office:value-type="string">
            <text:p text:style-name="P103"/>
          </table:table-cell>
        </table:table-row>
        <table:table-row>
          <table:covered-table-cell/>
          <table:table-cell table:style-name="Tabla287.B2" office:value-type="string">
            <text:p text:style-name="P115">ゴ</text:p>
          </table:table-cell>
          <table:table-cell table:style-name="Tabla287.C2" office:value-type="string">
            <text:p text:style-name="P84"><text:ruby text:style-name="Ru1"><text:ruby-base><text:span text:style-name="T42">午</text:span></text:ruby-base><text:ruby-text>ご</text:ruby-text></text:ruby><text:ruby text:style-name="Ru1"><text:ruby-base><text:span text:style-name="T15">後</text:span></text:ruby-base><text:ruby-text>ご</text:ruby-text></text:ruby><text:span text:style-name="T49"> <text:s text:c="23"/>PM</text:span></text:p>
          </table:table-cell>
          <table:table-cell table:style-name="Tabla287.D2" office:value-type="string">
            <text:p text:style-name="P103"/>
          </table:table-cell>
        </table:table-row>
      </table:table>
      <text:p text:style-name="P18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86">内</text:p>
          </table:table-cell>
          <table:table-cell table:style-name="Tabla119.A1" office:value-type="string">
            <text:p text:style-name="P114">うち</text:p>
          </table:table-cell>
          <table:table-cell table:style-name="Tabla119.A1" office:value-type="string">
            <text:p text:style-name="P76"><text:ruby text:style-name="Ru1"><text:ruby-base><text:span text:style-name="T76">内</text:span></text:ruby-base><text:ruby-text>うち</text:ruby-text></text:ruby> <text:s text:c="22"/>dentro</text:p>
          </table:table-cell>
          <table:table-cell table:style-name="Tabla119.D1" office:value-type="string">
            <text:p text:style-name="P99"/>
          </table:table-cell>
        </table:table-row>
        <table:table-row>
          <table:covered-table-cell/>
          <table:table-cell table:style-name="Tabla119.B2" office:value-type="string">
            <text:p text:style-name="P115">ナイ</text:p>
          </table:table-cell>
          <table:table-cell table:style-name="Tabla119.C2" office:value-type="string">
            <text:p text:style-name="P103"><text:ruby text:style-name="Ru1"><text:ruby-base><text:span text:style-name="T76">家</text:span></text:ruby-base><text:ruby-text>か</text:ruby-text></text:ruby><text:ruby text:style-name="Ru1"><text:ruby-base><text:span text:style-name="T76">内</text:span></text:ruby-base><text:ruby-text>ない</text:ruby-text></text:ruby> <text:s text:c="2"/></text:p>
            <text:p text:style-name="P103"><text:s text:c="6"/>esposa (tradicional)</text:p>
          </table:table-cell>
          <table:table-cell table:style-name="Tabla119.D2" office:value-type="string">
            <text:p text:style-name="P138"/>
          </table:table-cell>
        </table:table-row>
      </table:table>
      <text:p text:style-name="P18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86">右</text:p>
            </table:table-cell>
            <table:table-cell table:style-name="Tabla29.A1" office:value-type="string">
              <text:p text:style-name="P92">みぎ</text:p>
            </table:table-cell>
            <table:table-cell table:style-name="Tabla29.A1" office:value-type="string">
              <text:p text:style-name="P76"><text:ruby text:style-name="Ru1"><text:ruby-base><text:span text:style-name="T60">右</text:span></text:ruby-base><text:ruby-text>みぎ</text:ruby-text></text:ruby>　　　　 <text:s text:c="6"/>derecha</text:p>
            </table:table-cell>
            <table:table-cell table:style-name="Tabla29.D1" office:value-type="string">
              <text:p text:style-name="P76"><text:ruby text:style-name="Ru1"><text:ruby-base><text:span text:style-name="T60">右</text:span></text:ruby-base><text:ruby-text>みぎ</text:ruby-text></text:ruby><text:ruby text:style-name="Ru1"><text:ruby-base><text:span text:style-name="T60">手</text:span></text:ruby-base><text:ruby-text text:style-name="Rubies">て</text:ruby-text></text:ruby><text:span text:style-name="T68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92">ユウ</text:p>
          </table:table-cell>
          <table:table-cell table:style-name="Tabla29.C2" office:value-type="string">
            <text:p text:style-name="P76"><text:ruby text:style-name="Ru1"><text:ruby-base><text:span text:style-name="T60">左</text:span></text:ruby-base><text:ruby-text>さ</text:ruby-text></text:ruby><text:ruby text:style-name="Ru1"><text:ruby-base><text:span text:style-name="T60">右</text:span></text:ruby-base><text:ruby-text>ゆう</text:ruby-text></text:ruby><text:span text:style-name="T68"> <text:s text:c="11"/>izq. y dcha.</text:span></text:p>
          </table:table-cell>
          <table:table-cell table:style-name="Tabla29.D2" office:value-type="string">
            <text:p text:style-name="P76"><text:ruby text:style-name="Ru1"><text:ruby-base><text:span text:style-name="T86">右</text:span></text:ruby-base><text:ruby-text>う</text:ruby-text></text:ruby><text:span text:style-name="T66">せつ</text:span><text:span text:style-name="T68"> <text:s text:c="2"/>giro a la dcha.</text:span></text:p>
          </table:table-cell>
        </table:table-row>
      </table:table>
      <text:p text:style-name="Standard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3" office:value-type="string">
              <text:p text:style-name="P87">上</text:p>
            </table:table-cell>
            <table:table-cell table:style-name="Tabla34.A1" office:value-type="string">
              <text:p text:style-name="P92">うえ</text:p>
            </table:table-cell>
            <table:table-cell table:style-name="Tabla34.A1" office:value-type="string">
              <text:p text:style-name="P76"><text:s/><text:ruby text:style-name="Ru1"><text:ruby-base><text:span text:style-name="T60">上</text:span></text:ruby-base><text:ruby-text>うえ</text:ruby-text></text:ruby>　 <text:s text:c="17"/>encima</text:p>
            </table:table-cell>
            <table:table-cell table:style-name="Tabla34.D1" office:value-type="string">
              <text:p text:style-name="P76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92">あ</text:p>
          </table:table-cell>
          <table:table-cell table:style-name="Tabla34.C2" office:value-type="string">
            <text:p text:style-name="P76"><text:ruby text:style-name="Ru1"><text:ruby-base><text:span text:style-name="T60">上</text:span></text:ruby-base><text:ruby-text>あ</text:ruby-text></text:ruby><text:span text:style-name="T60">げる</text:span> <text:s text:c="3"/>　 <text:s text:c="9"/>subir</text:p>
          </table:table-cell>
          <table:table-cell table:style-name="Tabla34.D2" office:value-type="string">
            <text:p text:style-name="P76"><text:ruby text:style-name="Ru1"><text:ruby-base><text:span text:style-name="T60">上</text:span></text:ruby-base><text:ruby-text>あ</text:ruby-text></text:ruby><text:span text:style-name="T60">がる</text:span> <text:s text:c="13"/>subirse</text:p>
          </table:table-cell>
        </table:table-row>
        <table:table-row>
          <table:covered-table-cell/>
          <table:table-cell table:style-name="Tabla34.B2" office:value-type="string">
            <text:p text:style-name="P92">ジョウ</text:p>
          </table:table-cell>
          <table:table-cell table:style-name="Tabla34.C2" office:value-type="string">
            <text:p text:style-name="P76"><text:ruby text:style-name="Ru1"><text:ruby-base><text:span text:style-name="T60">上</text:span></text:ruby-base><text:ruby-text>じょう</text:ruby-text></text:ruby><text:ruby text:style-name="Ru1"><text:ruby-base><text:span text:style-name="T60">手</text:span></text:ruby-base><text:ruby-text>ず</text:ruby-text></text:ruby><text:span text:style-name="T60">な</text:span> <text:s text:c="15"/>hábil</text:p>
          </table:table-cell>
          <table:table-cell table:style-name="Tabla34.D2" office:value-type="string">
            <text:p text:style-name="P76"><text:ruby text:style-name="Ru1"><text:ruby-base><text:span text:style-name="T60">上</text:span></text:ruby-base><text:ruby-text>じょう</text:ruby-text></text:ruby><text:ruby text:style-name="Ru1"><text:ruby-base><text:span text:style-name="T9">下</text:span></text:ruby-base><text:ruby-text>げ</text:ruby-text></text:ruby><text:span text:style-name="T31"> <text:s text:c="5"/></text:span><text:span text:style-name="T7">arriba y abajo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86">間</text:p>
          </table:table-cell>
          <table:table-cell table:style-name="Tabla121.A1" office:value-type="string">
            <text:p text:style-name="P114">あいだ</text:p>
          </table:table-cell>
          <table:table-cell table:style-name="Tabla121.A1" office:value-type="string">
            <text:p text:style-name="P76"><text:ruby text:style-name="Ru1"><text:ruby-base><text:span text:style-name="T76">間</text:span></text:ruby-base><text:ruby-text>あいだ</text:ruby-text></text:ruby> <text:s text:c="22"/>entre</text:p>
          </table:table-cell>
          <table:table-cell table:style-name="Tabla121.D1" office:value-type="string">
            <text:p text:style-name="P76"><text:span text:style-name="T76">この</text:span><text:ruby text:style-name="Ru1"><text:ruby-base><text:span text:style-name="T76">間</text:span></text:ruby-base><text:ruby-text>あいだ</text:ruby-text></text:ruby> <text:s text:c="4"/>“el otro día”</text:p>
          </table:table-cell>
        </table:table-row>
        <table:table-row>
          <table:covered-table-cell/>
          <table:table-cell table:style-name="Tabla121.B2" office:value-type="string">
            <text:p text:style-name="P115">ま</text:p>
          </table:table-cell>
          <table:table-cell table:style-name="Tabla121.C2" office:value-type="string">
            <text:p text:style-name="P77"><text:ruby text:style-name="Ru1"><text:ruby-base><text:span text:style-name="T42">昼</text:span></text:ruby-base><text:ruby-text>ひる</text:ruby-text></text:ruby><text:ruby text:style-name="Ru1"><text:ruby-base><text:span text:style-name="T15">間</text:span></text:ruby-base><text:ruby-text>ま</text:ruby-text></text:ruby><text:span text:style-name="T35"> <text:s text:c="3"/></text:span><text:span text:style-name="T37">durante la tarde</text:span></text:p>
          </table:table-cell>
          <table:table-cell table:style-name="Tabla121.D2" office:value-type="string">
            <text:p text:style-name="P103"/>
          </table:table-cell>
        </table:table-row>
        <table:table-row>
          <table:covered-table-cell/>
          <table:table-cell table:style-name="Tabla121.B2" office:value-type="string">
            <text:p text:style-name="P115">カン</text:p>
          </table:table-cell>
          <table:table-cell table:style-name="Tabla121.C2" office:value-type="string">
            <text:p text:style-name="P123">~<text:ruby text:style-name="Ru1"><text:ruby-base>間</text:ruby-base><text:ruby-text>かん</text:ruby-text></text:ruby><text:span text:style-name="T64"> <text:s text:c="2"/>intervalo (tiempo)</text:span></text:p>
          </table:table-cell>
          <table:table-cell table:style-name="Tabla121.D3" office:value-type="string">
            <text:p text:style-name="P103"><text:ruby text:style-name="Ru1"><text:ruby-base><text:span text:style-name="T76">夜</text:span></text:ruby-base><text:ruby-text>や</text:ruby-text></text:ruby><text:ruby text:style-name="Ru1"><text:ruby-base><text:span text:style-name="T76">間</text:span></text:ruby-base><text:ruby-text>かん</text:ruby-text></text:ruby> <text:s text:c="2"/>durante la noche</text:p>
          </table:table-cell>
        </table:table-row>
        <table:table-row>
          <table:covered-table-cell/>
          <table:table-cell table:style-name="Tabla121.B2" office:value-type="string">
            <text:p text:style-name="P115">ゲン</text:p>
          </table:table-cell>
          <table:table-cell table:style-name="Tabla121.C2" office:value-type="string">
            <text:p text:style-name="P77"><text:ruby text:style-name="Ru1"><text:ruby-base><text:span text:style-name="T44">人</text:span></text:ruby-base><text:ruby-text>にん</text:ruby-text></text:ruby><text:ruby text:style-name="Ru1"><text:ruby-base><text:span text:style-name="T44">間</text:span></text:ruby-base><text:ruby-text>げん</text:ruby-text></text:ruby><text:span text:style-name="T37"> <text:s text:c="9"/>ser humano</text:span></text:p>
          </table:table-cell>
          <table:table-cell table:style-name="Tabla121.D3" office:value-type="string">
            <text:p text:style-name="P104"/>
          </table:table-cell>
        </table:table-row>
      </table:table>
      <text:p text:style-name="Standard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86">外</text:p>
          </table:table-cell>
          <table:table-cell table:style-name="Tabla118.A1" office:value-type="string">
            <text:p text:style-name="P114">そと</text:p>
          </table:table-cell>
          <table:table-cell table:style-name="Tabla118.C1" office:value-type="string">
            <text:p text:style-name="P76"><text:ruby text:style-name="Ru1"><text:ruby-base><text:span text:style-name="T76">外</text:span></text:ruby-base><text:ruby-text>そと</text:ruby-text></text:ruby> <text:s text:c="24"/>fuera</text:p>
          </table:table-cell>
          <table:table-cell table:style-name="Tabla118.D1" office:value-type="string">
            <text:p text:style-name="P100"/>
          </table:table-cell>
        </table:table-row>
        <table:table-row>
          <table:covered-table-cell/>
          <table:table-cell table:style-name="Tabla118.B2" office:value-type="string">
            <text:p text:style-name="P114">ほか</text:p>
          </table:table-cell>
          <table:table-cell table:style-name="Tabla118.C2" office:value-type="string">
            <text:p text:style-name="P76"><text:ruby text:style-name="Ru1"><text:ruby-base><text:span text:style-name="T76">外</text:span></text:ruby-base><text:ruby-text>ほか</text:ruby-text></text:ruby><text:span text:style-name="T76">に</text:span><text:span text:style-name="T68"> <text:s text:c="6"/>aparte de eso</text:span></text:p>
          </table:table-cell>
          <table:table-cell table:style-name="Tabla118.D2" office:value-type="string">
            <text:p text:style-name="P100"/>
          </table:table-cell>
        </table:table-row>
        <table:table-row>
          <table:covered-table-cell/>
          <table:table-cell table:style-name="Tabla118.B2" office:value-type="string">
            <text:p text:style-name="P115">ガイ</text:p>
          </table:table-cell>
          <table:table-cell table:style-name="Tabla118.C2" office:value-type="string">
            <text:p text:style-name="P103"><text:ruby text:style-name="Ru1"><text:ruby-base><text:span text:style-name="T76">外</text:span></text:ruby-base><text:ruby-text>がい</text:ruby-text></text:ruby><text:ruby text:style-name="Ru1"><text:ruby-base><text:span text:style-name="T76">国</text:span></text:ruby-base><text:ruby-text>こく</text:ruby-text></text:ruby> <text:s text:c="12"/>extranjero</text:p>
          </table:table-cell>
          <table:table-cell table:style-name="Tabla118.D2" office:value-type="string">
            <text:p text:style-name="P103"><text:ruby text:style-name="Ru1"><text:ruby-base><text:span text:style-name="T76">海</text:span></text:ruby-base><text:ruby-text>かい</text:ruby-text></text:ruby><text:ruby text:style-name="Ru1"><text:ruby-base><text:span text:style-name="T76">外</text:span></text:ruby-base><text:ruby-text>がい</text:ruby-text></text:ruby> <text:s text:c="10"/>el extranjero</text:p>
          </table:table-cell>
        </table:table-row>
      </table:table>
      <text:p text:style-name="P51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86">左</text:p>
            </table:table-cell>
            <table:table-cell table:style-name="Tabla30.A1" office:value-type="string">
              <text:p text:style-name="P92">ひだり</text:p>
            </table:table-cell>
            <table:table-cell table:style-name="Tabla30.A1" office:value-type="string">
              <text:p text:style-name="P76"><text:ruby text:style-name="Ru1"><text:ruby-base><text:span text:style-name="T60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76"><text:ruby text:style-name="Ru1"><text:ruby-base><text:span text:style-name="T60">左</text:span></text:ruby-base><text:ruby-text>ひだり</text:ruby-text></text:ruby><text:ruby text:style-name="Ru1"><text:ruby-base><text:span text:style-name="T60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92">サ</text:p>
          </table:table-cell>
          <table:table-cell table:style-name="Tabla30.C2" office:value-type="string">
            <text:p text:style-name="P98"><text:ruby text:style-name="Ru1"><text:ruby-base><text:span text:style-name="T60">左</text:span></text:ruby-base><text:ruby-text>さ</text:ruby-text></text:ruby><text:span text:style-name="T60">せつ</text:span> <text:s text:c="5"/>giro a la izq.</text:p>
          </table:table-cell>
          <table:table-cell table:style-name="Tabla30.D2" office:value-type="string">
            <text:p text:style-name="P76"/>
          </table:table-cell>
        </table:table-row>
      </table:table>
      <text:p text:style-name="P17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86">横</text:p>
            </table:table-cell>
            <table:table-cell table:style-name="Tabla260.A1" office:value-type="string">
              <text:p text:style-name="P92">オウ</text:p>
            </table:table-cell>
            <table:table-cell table:style-name="Tabla260.A1" office:value-type="string">
              <text:p text:style-name="P76"><text:ruby text:style-name="Ru1"><text:ruby-base><text:span text:style-name="T60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76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92">よこ</text:p>
          </table:table-cell>
          <table:table-cell table:style-name="Tabla260.C2" office:value-type="string">
            <text:p text:style-name="P99"/>
          </table:table-cell>
          <table:table-cell table:style-name="Tabla260.D2" office:value-type="string">
            <text:p text:style-name="P76"/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3" office:value-type="string">
              <text:p text:style-name="P86">所</text:p>
            </table:table-cell>
            <table:table-cell table:style-name="Tabla280.A1" office:value-type="string">
              <text:p text:style-name="P92">ところ</text:p>
            </table:table-cell>
            <table:table-cell table:style-name="Tabla280.A1" office:value-type="string">
              <text:p text:style-name="P76"><text:ruby text:style-name="Ru1"><text:ruby-base><text:span text:style-name="T60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76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92">どころ</text:p>
          </table:table-cell>
          <table:table-cell table:style-name="Tabla280.B2" office:value-type="string">
            <text:p text:style-name="P99"><text:ruby text:style-name="Ru1"><text:ruby-base><text:span text:style-name="T76">台</text:span></text:ruby-base><text:ruby-text>だい</text:ruby-text></text:ruby><text:ruby text:style-name="Ru1"><text:ruby-base><text:span text:style-name="T14">所</text:span></text:ruby-base><text:ruby-text>どころ</text:ruby-text></text:ruby><text:span text:style-name="T68"> <text:s text:c="16"/>cocina</text:span></text:p>
          </table:table-cell>
          <table:table-cell table:style-name="Tabla280.D2" office:value-type="string">
            <text:p text:style-name="P76"/>
          </table:table-cell>
        </table:table-row>
        <table:table-row>
          <table:covered-table-cell/>
          <table:table-cell table:style-name="Tabla280.B2" office:value-type="string">
            <text:p text:style-name="P92">ジョ</text:p>
          </table:table-cell>
          <table:table-cell table:style-name="Tabla280.C3" office:value-type="string">
            <text:p text:style-name="P98"><text:ruby text:style-name="Ru1"><text:ruby-base><text:span text:style-name="T60">名</text:span></text:ruby-base><text:ruby-text>めい</text:ruby-text></text:ruby><text:ruby text:style-name="Ru1"><text:ruby-base><text:span text:style-name="T60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98"><text:ruby text:style-name="Ru1"><text:ruby-base><text:span text:style-name="T60">長</text:span></text:ruby-base><text:ruby-text>ちょう</text:ruby-text></text:ruby><text:ruby text:style-name="Ru1"><text:ruby-base><text:span text:style-name="T60">所</text:span></text:ruby-base><text:ruby-text>しょ</text:ruby-text></text:ruby> <text:s text:c="8"/>punto fuerte</text:p>
          </table:table-cell>
        </table:table-row>
      </table:table>
      <text:p text:style-name="P50"/>
      <table:table table:name="Tabla424" table:style-name="Tabla424">
        <table:table-column table:style-name="Tabla424.A"/>
        <table:table-column table:style-name="Tabla424.B"/>
        <table:table-column table:style-name="Tabla424.C"/>
        <table:table-column table:style-name="Tabla424.D"/>
        <table:table-row>
          <table:table-cell table:style-name="Tabla424.A1" office:value-type="string">
            <text:p text:style-name="P86">洋</text:p>
          </table:table-cell>
          <table:table-cell table:style-name="Tabla424.A1" office:value-type="string">
            <text:p text:style-name="P114">ヨウ</text:p>
          </table:table-cell>
          <table:table-cell table:style-name="Tabla424.A1" office:value-type="string">
            <text:p text:style-name="P76"><text:ruby text:style-name="Ru1"><text:ruby-base><text:span text:style-name="T60">東</text:span></text:ruby-base><text:ruby-text>とう</text:ruby-text></text:ruby><text:ruby text:style-name="Ru1"><text:ruby-base><text:span text:style-name="T60">洋</text:span></text:ruby-base><text:ruby-text>よう</text:ruby-text></text:ruby> <text:s text:c="17"/>oriente</text:p>
          </table:table-cell>
          <table:table-cell table:style-name="Tabla424.D1" office:value-type="string">
            <text:p text:style-name="P99"><text:ruby text:style-name="Ru1"><text:ruby-base><text:span text:style-name="T60">西</text:span></text:ruby-base><text:ruby-text>せい</text:ruby-text></text:ruby><text:ruby text:style-name="Ru1"><text:ruby-base><text:span text:style-name="T60">洋</text:span></text:ruby-base><text:ruby-text>よう</text:ruby-text></text:ruby> <text:s text:c="14"/>occidente</text:p>
          </table:table-cell>
        </table:table-row>
      </table:table>
      <text:p text:style-name="P18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office:value-type="string">
            <text:p text:style-name="P86">北</text:p>
          </table:table-cell>
          <table:table-cell table:style-name="Tabla240.A1" office:value-type="string">
            <text:p text:style-name="P114">きた</text:p>
          </table:table-cell>
          <table:table-cell table:style-name="Tabla240.A1" office:value-type="string">
            <text:p text:style-name="P76"><text:ruby text:style-name="Ru1"><text:ruby-base><text:span text:style-name="T60">北</text:span></text:ruby-base><text:ruby-text>きた</text:ruby-text></text:ruby> <text:s text:c="24"/>norte</text:p>
          </table:table-cell>
          <table:table-cell table:style-name="Tabla240.D1" office:value-type="string">
            <text:p text:style-name="P99"><text:ruby text:style-name="Ru1"><text:ruby-base><text:span text:style-name="T89">北</text:span></text:ruby-base><text:ruby-text>ほっ</text:ruby-text></text:ruby><text:ruby text:style-name="Ru1"><text:ruby-base><text:span text:style-name="T15">海</text:span></text:ruby-base><text:ruby-text>かい</text:ruby-text></text:ruby><text:ruby text:style-name="Ru1"><text:ruby-base><text:span text:style-name="T15">道</text:span></text:ruby-base><text:ruby-text>どう</text:ruby-text></text:ruby><text:span text:style-name="T22"> <text:s text:c="11"/></text:span><text:span text:style-name="T30">Hokaido</text:span> <text:s/></text:p>
          </table:table-cell>
        </table:table-row>
      </table:table>
      <text:p text:style-name="P18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office:value-type="string">
            <text:p text:style-name="P86">南</text:p>
          </table:table-cell>
          <table:table-cell table:style-name="Tabla115.A1" office:value-type="string">
            <text:p text:style-name="P114">みなみ</text:p>
          </table:table-cell>
          <table:table-cell table:style-name="Tabla115.A1" office:value-type="string">
            <text:p text:style-name="P76"><text:ruby text:style-name="Ru1"><text:ruby-base><text:span text:style-name="T60">南</text:span></text:ruby-base><text:ruby-text>みなみ</text:ruby-text></text:ruby> <text:s text:c="25"/>sur</text:p>
          </table:table-cell>
          <table:table-cell table:style-name="Tabla115.D1" office:value-type="string">
            <text:p text:style-name="P121"><text:ruby text:style-name="Ru1"><text:ruby-base>南</text:ruby-base><text:ruby-text>みなみ</text:ruby-text></text:ruby>アメリカ</text:p>
            <text:p text:style-name="P99"><text:s text:c="20"/>Sudamérica</text:p>
          </table:table-cell>
        </table:table-row>
      </table:table>
      <text:p text:style-name="P51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86">東</text:p>
          </table:table-cell>
          <table:table-cell table:style-name="Tabla114.A1" office:value-type="string">
            <text:p text:style-name="P114">ひがし</text:p>
          </table:table-cell>
          <table:table-cell table:style-name="Tabla114.A1" office:value-type="string">
            <text:p text:style-name="P76"><text:ruby text:style-name="Ru1"><text:ruby-base><text:span text:style-name="T60">東</text:span></text:ruby-base><text:ruby-text>ひがし</text:ruby-text></text:ruby> <text:s text:c="23"/>este</text:p>
          </table:table-cell>
          <table:table-cell table:style-name="Tabla114.D1" office:value-type="string">
            <text:p text:style-name="P100"/>
          </table:table-cell>
        </table:table-row>
        <table:table-row>
          <table:covered-table-cell/>
          <table:table-cell table:style-name="Tabla114.B2" office:value-type="string">
            <text:p text:style-name="P114">トウ</text:p>
          </table:table-cell>
          <table:table-cell table:style-name="Tabla114.B2" office:value-type="string">
            <text:p text:style-name="P76"/>
          </table:table-cell>
          <table:table-cell table:style-name="Tabla114.D2" office:value-type="string">
            <text:p text:style-name="P100"/>
          </table:table-cell>
        </table:table-row>
      </table:table>
      <text:p text:style-name="P18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table:number-rows-spanned="2" office:value-type="string">
            <text:p text:style-name="P86">西</text:p>
          </table:table-cell>
          <table:table-cell table:style-name="Tabla117.A1" office:value-type="string">
            <text:p text:style-name="P114">にし</text:p>
          </table:table-cell>
          <table:table-cell table:style-name="Tabla117.A1" office:value-type="string">
            <text:p text:style-name="P76"><text:ruby text:style-name="Ru1"><text:ruby-base><text:span text:style-name="T60">西</text:span></text:ruby-base><text:ruby-text>にし</text:ruby-text></text:ruby> <text:s text:c="23"/>oeste</text:p>
          </table:table-cell>
          <table:table-cell table:style-name="Tabla117.D1" office:value-type="string">
            <text:p text:style-name="P99"/>
            <text:p text:style-name="P99"/>
            <text:p text:style-name="P99"/>
          </table:table-cell>
        </table:table-row>
        <table:table-row>
          <table:covered-table-cell/>
          <table:table-cell table:style-name="Tabla117.B2" office:value-type="string">
            <text:p text:style-name="P114">セイ</text:p>
          </table:table-cell>
          <table:table-cell table:style-name="Tabla117.B2" office:value-type="string">
            <text:p text:style-name="P76"><text:ruby text:style-name="Ru1"><text:ruby-base><text:span text:style-name="T86">日</text:span></text:ruby-base><text:ruby-text>にっ</text:ruby-text></text:ruby><text:ruby text:style-name="Ru1"><text:ruby-base><text:span text:style-name="T60">西</text:span></text:ruby-base><text:ruby-text>せい</text:ruby-text></text:ruby> <text:s/>japonés-español</text:p>
          </table:table-cell>
          <table:table-cell table:style-name="Tabla117.D2" office:value-type="string">
            <text:p text:style-name="P99"/>
          </table:table-cell>
        </table:table-row>
      </table:table>
      <text:p text:style-name="P162"/>
      <text:p text:style-name="P162"/>
      <text:p text:style-name="P162"/>
      <text:p text:style-name="P178"/>
      <text:p text:style-name="P167">CRONOLOGÍA</text:p>
      <text:p text:style-name="P57"/>
      <text:p text:style-name="P57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3" office:value-type="string">
            <text:p text:style-name="P86">今</text:p>
          </table:table-cell>
          <table:table-cell table:style-name="Tabla88.A1" office:value-type="string">
            <text:p text:style-name="P114">いま</text:p>
          </table:table-cell>
          <table:table-cell table:style-name="Tabla88.A1" office:value-type="string">
            <text:p text:style-name="P76"><text:ruby text:style-name="Ru1"><text:ruby-base><text:span text:style-name="T76">今</text:span></text:ruby-base><text:ruby-text>いま</text:ruby-text></text:ruby> <text:s text:c="23"/>ahora</text:p>
          </table:table-cell>
          <table:table-cell table:style-name="Tabla88.D1" office:value-type="string">
            <text:p text:style-name="P99"><text:ruby text:style-name="Ru1"><text:ruby-base><text:span text:style-name="T89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115">コン</text:p>
          </table:table-cell>
          <table:table-cell table:style-name="Tabla88.C2" office:value-type="string">
            <text:p text:style-name="P103"><text:ruby text:style-name="Ru1"><text:ruby-base><text:span text:style-name="T76">今</text:span></text:ruby-base><text:ruby-text>こん</text:ruby-text></text:ruby><text:ruby text:style-name="Ru1"><text:ruby-base><text:span text:style-name="T76">月</text:span></text:ruby-base><text:ruby-text>げつ</text:ruby-text></text:ruby> <text:s text:c="13"/>este mes</text:p>
          </table:table-cell>
          <table:table-cell table:style-name="Tabla88.D2" office:value-type="string">
            <text:p text:style-name="P103"><text:ruby text:style-name="Ru1"><text:ruby-base><text:span text:style-name="T76">今</text:span></text:ruby-base><text:ruby-text>こん</text:ruby-text></text:ruby><text:ruby text:style-name="Ru1"><text:ruby-base><text:span text:style-name="T76">週</text:span></text:ruby-base><text:ruby-text>しゅう</text:ruby-text></text:ruby> <text:s text:c="7"/>esta semana</text:p>
          </table:table-cell>
        </table:table-row>
        <table:table-row>
          <table:covered-table-cell/>
          <table:table-cell table:style-name="Tabla88.B2" office:value-type="string">
            <text:p text:style-name="P115">コ</text:p>
          </table:table-cell>
          <table:table-cell table:style-name="Tabla88.C2" office:value-type="string">
            <text:p text:style-name="P103"><text:ruby text:style-name="Ru1"><text:ruby-base><text:span text:style-name="T14">今</text:span></text:ruby-base><text:ruby-text>こ</text:ruby-text></text:ruby><text:ruby text:style-name="Ru1"><text:ruby-base><text:span text:style-name="T76">年</text:span></text:ruby-base><text:ruby-text>とし</text:ruby-text></text:ruby> <text:s text:c="14"/>este año</text:p>
          </table:table-cell>
          <table:table-cell table:style-name="Tabla88.D2" office:value-type="string">
            <text:p text:style-name="P103"/>
          </table:table-cell>
        </table:table-row>
      </table:table>
      <text:p text:style-name="P7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87">年</text:p>
            </table:table-cell>
            <table:table-cell table:style-name="Tabla24.A1" office:value-type="string">
              <text:p text:style-name="P92">とし</text:p>
            </table:table-cell>
            <table:table-cell table:style-name="Tabla24.A1" office:value-type="string">
              <text:p text:style-name="P76"><text:ruby text:style-name="Ru1"><text:ruby-base><text:span text:style-name="T76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76"><text:ruby text:style-name="Ru1"><text:ruby-base><text:span text:style-name="T76">年</text:span></text:ruby-base><text:ruby-text>とし</text:ruby-text></text:ruby><text:ruby text:style-name="Ru1"><text:ruby-base><text:span text:style-name="T76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92">ネン</text:p>
          </table:table-cell>
          <table:table-cell table:style-name="Tabla24.C2" office:value-type="string">
            <text:p text:style-name="P76"><text:span text:style-name="T79">~</text:span><text:ruby text:style-name="Ru1"><text:ruby-base><text:span text:style-name="T76">年</text:span></text:ruby-base><text:ruby-text>ねん</text:ruby-text></text:ruby> <text:s text:c="21"/>[años]</text:p>
          </table:table-cell>
          <table:table-cell table:style-name="Tabla24.D2" office:value-type="string">
            <text:p text:style-name="P76"/>
          </table:table-cell>
        </table:table-row>
      </table:table>
      <text:p text:style-name="P18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86">去</text:p>
          </table:table-cell>
          <table:table-cell table:style-name="Tabla112.A1" office:value-type="string">
            <text:p text:style-name="P114">キョ</text:p>
          </table:table-cell>
          <table:table-cell table:style-name="Tabla112.A1" office:value-type="string">
            <text:p text:style-name="P76"><text:ruby text:style-name="Ru1"><text:ruby-base><text:span text:style-name="T76">去</text:span></text:ruby-base><text:ruby-text>きょ</text:ruby-text></text:ruby><text:ruby text:style-name="Ru1"><text:ruby-base><text:span text:style-name="T76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24"/>
          </table:table-cell>
        </table:table-row>
        <table:table-row>
          <table:covered-table-cell/>
          <table:table-cell table:style-name="Tabla112.B2" office:value-type="string">
            <text:p text:style-name="P114">さ</text:p>
          </table:table-cell>
          <table:table-cell table:style-name="Tabla112.B2" office:value-type="string">
            <text:p text:style-name="P76"><text:ruby text:style-name="Ru1"><text:ruby-base><text:span text:style-name="T76">去</text:span></text:ruby-base><text:ruby-text>さ</text:ruby-text></text:ruby><text:span text:style-name="T76">る</text:span> <text:s text:c="23"/>¿?</text:p>
          </table:table-cell>
          <table:table-cell table:style-name="Tabla112.D2" office:value-type="string">
            <text:p text:style-name="P124"/>
          </table:table-cell>
        </table:table-row>
      </table:table>
      <text:p text:style-name="P18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86">毎</text:p>
          </table:table-cell>
          <table:table-cell table:style-name="Tabla113.A1" table:number-rows-spanned="2" office:value-type="string">
            <text:p text:style-name="P114">マイ</text:p>
          </table:table-cell>
          <table:table-cell table:style-name="Tabla113.A1" office:value-type="string">
            <text:p text:style-name="P99"><text:ruby text:style-name="Ru1"><text:ruby-base><text:span text:style-name="T76">毎</text:span></text:ruby-base><text:ruby-text>まい</text:ruby-text></text:ruby><text:ruby text:style-name="Ru1"><text:ruby-base><text:span text:style-name="T76">日</text:span></text:ruby-base><text:ruby-text>にち</text:ruby-text></text:ruby> <text:s text:c="14"/>cada día</text:p>
          </table:table-cell>
          <table:table-cell table:style-name="Tabla113.D1" office:value-type="string">
            <text:p text:style-name="P99"><text:ruby text:style-name="Ru1"><text:ruby-base><text:span text:style-name="T76">毎</text:span></text:ruby-base><text:ruby-text>まい</text:ruby-text></text:ruby><text:ruby text:style-name="Ru1"><text:ruby-base><text:span text:style-name="T76">週</text:span></text:ruby-base><text:ruby-text>しゅう</text:ruby-text></text:ruby> <text:s text:c="6"/>cada semana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103"><text:ruby text:style-name="Ru1"><text:ruby-base><text:span text:style-name="T76">毎</text:span></text:ruby-base><text:ruby-text>まい</text:ruby-text></text:ruby><text:ruby text:style-name="Ru1"><text:ruby-base><text:span text:style-name="T76">月</text:span></text:ruby-base><text:ruby-text>つき</text:ruby-text></text:ruby> <text:s text:c="12"/>cada mes</text:p>
          </table:table-cell>
          <table:table-cell table:style-name="Tabla113.D2" office:value-type="string">
            <text:p text:style-name="P103"><text:ruby text:style-name="Ru1"><text:ruby-base><text:span text:style-name="T76">毎</text:span></text:ruby-base><text:ruby-text>まい</text:ruby-text></text:ruby><text:ruby text:style-name="Ru1"><text:ruby-base><text:span text:style-name="T76">年</text:span></text:ruby-base><text:ruby-text>とし</text:ruby-text></text:ruby> <text:s text:c="15"/>cada año</text:p>
          </table:table-cell>
        </table:table-row>
      </table:table>
      <text:p text:style-name="P18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86">曜</text:p>
          </table:table-cell>
          <table:table-cell table:style-name="Tabla124.A1" office:value-type="string">
            <text:p text:style-name="P114">ヨウ</text:p>
          </table:table-cell>
          <table:table-cell table:style-name="Tabla124.A1" office:value-type="string">
            <text:p text:style-name="P76"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/text:p>
            <text:p text:style-name="P76"><text:s text:c="5"/>“<text:span text:style-name="T6">días de la semana”</text:span></text:p>
          </table:table-cell>
          <table:table-cell table:style-name="Tabla124.D1" office:value-type="string">
            <text:p text:style-name="P99"/>
          </table:table-cell>
        </table:table-row>
      </table:table>
      <text:p text:style-name="P51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86">昭</text:p>
          </table:table-cell>
          <table:table-cell table:style-name="Tabla229.A1" office:value-type="string">
            <text:p text:style-name="P114">ショウ</text:p>
          </table:table-cell>
          <table:table-cell table:style-name="Tabla229.A1" office:value-type="string">
            <text:p text:style-name="P76"><text:ruby text:style-name="Ru1"><text:ruby-base><text:span text:style-name="T76">昭</text:span></text:ruby-base><text:ruby-text>しょう</text:ruby-text></text:ruby><text:ruby text:style-name="Ru1"><text:ruby-base><text:span text:style-name="T76">和</text:span></text:ruby-base><text:ruby-text>わ</text:ruby-text></text:ruby> <text:s text:c="8"/>era <text:span text:style-name="T6">Showa</text:span></text:p>
          </table:table-cell>
          <table:table-cell table:style-name="Tabla229.D1" office:value-type="string">
            <text:p text:style-name="P99"/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2" office:value-type="string">
            <text:p text:style-name="P86">時</text:p>
          </table:table-cell>
          <table:table-cell table:style-name="Tabla25.A1" office:value-type="string">
            <text:p text:style-name="P115">ジ</text:p>
          </table:table-cell>
          <table:table-cell table:style-name="Tabla25.A1" office:value-type="string">
            <text:p text:style-name="P103"><text:span text:style-name="T76">~</text:span><text:ruby text:style-name="Ru1"><text:ruby-base><text:span text:style-name="T76">時</text:span></text:ruby-base><text:ruby-text>じ</text:ruby-text></text:ruby> <text:s text:c="10"/>sufijo “hora”</text:p>
          </table:table-cell>
          <table:table-cell table:style-name="Tabla25.D1" office:value-type="string">
            <text:p text:style-name="P103"><text:span text:style-name="T79">~</text:span><text:ruby text:style-name="Ru1"><text:ruby-base><text:span text:style-name="T76">時</text:span></text:ruby-base><text:ruby-text>じ</text:ruby-text></text:ruby><text:ruby text:style-name="Ru1"><text:ruby-base><text:span text:style-name="T76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114">とき</text:p>
          </table:table-cell>
          <table:table-cell table:style-name="Tabla25.B2" office:value-type="string">
            <text:p text:style-name="P76"><text:ruby text:style-name="Ru1"><text:ruby-base><text:span text:style-name="T76">時</text:span></text:ruby-base><text:ruby-text>とき</text:ruby-text></text:ruby><text:ruby text:style-name="Ru1"><text:ruby-base><text:span text:style-name="T76">々</text:span></text:ruby-base><text:ruby-text>どき</text:ruby-text></text:ruby> <text:s text:c="15"/>a veces</text:p>
          </table:table-cell>
          <table:table-cell table:style-name="Tabla25.D2" office:value-type="string">
            <text:p text:style-name="P99"/>
          </table:table-cell>
        </table:table-row>
      </table:table>
      <text:p text:style-name="P18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86">昔</text:p>
          </table:table-cell>
          <table:table-cell table:style-name="Tabla110.A1" office:value-type="string">
            <text:p text:style-name="P114">むかし</text:p>
          </table:table-cell>
          <table:table-cell table:style-name="Tabla110.A1" office:value-type="string">
            <text:p text:style-name="P76"><text:ruby text:style-name="Ru1"><text:ruby-base><text:span text:style-name="T76">昔</text:span></text:ruby-base><text:ruby-text>むかし</text:ruby-text></text:ruby> <text:s text:c="8"/>“hace tiempo”</text:p>
          </table:table-cell>
          <table:table-cell table:style-name="Tabla110.D1" office:value-type="string">
            <text:p text:style-name="P99"><text:ruby text:style-name="Ru1"><text:ruby-base><text:span text:style-name="T76">昔</text:span></text:ruby-base><text:ruby-text>むかし</text:ruby-text></text:ruby><text:ruby text:style-name="Ru1"><text:ruby-base><text:span text:style-name="T76">々</text:span></text:ruby-base><text:ruby-text>むかし</text:ruby-text></text:ruby> <text:s text:c="2"/>érase una vez</text:p>
          </table:table-cell>
        </table:table-row>
      </table:table>
      <text:p text:style-name="P18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3" office:value-type="string">
            <text:p text:style-name="P87">夕</text:p>
          </table:table-cell>
          <table:table-cell table:style-name="Tabla144.A1" table:number-rows-spanned="2" office:value-type="string">
            <text:p text:style-name="P92">ゆう</text:p>
          </table:table-cell>
          <table:table-cell table:style-name="Tabla144.C1" office:value-type="string">
            <text:p text:style-name="P97"><text:ruby text:style-name="Ru1"><text:ruby-base>夕</text:ruby-base><text:ruby-text>ゆう</text:ruby-text></text:ruby><text:ruby text:style-name="Ru1"><text:ruby-base><text:span text:style-name="T85">方</text:span></text:ruby-base><text:ruby-text>がた</text:ruby-text></text:ruby><text:span text:style-name="T64"> <text:s text:c="9"/>tarde-noche</text:span></text:p>
          </table:table-cell>
          <table:table-cell table:style-name="Tabla144.D1" office:value-type="string">
            <text:p text:style-name="P76"><text:ruby text:style-name="Ru1"><text:ruby-base><text:span text:style-name="T60">夕</text:span></text:ruby-base><text:ruby-text>ゆう</text:ruby-text></text:ruby><text:ruby text:style-name="Ru1"><text:ruby-base><text:span text:style-name="T60">日</text:span></text:ruby-base><text:ruby-text>ひ</text:ruby-text></text:ruby> <text:s text:c="3"/>sol del atardecer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76"><text:ruby text:style-name="Ru1"><text:ruby-base><text:span text:style-name="T76">夕</text:span></text:ruby-base><text:ruby-text>ゆう</text:ruby-text></text:ruby><text:span text:style-name="T76">やた</text:span> <text:s text:c="14"/>ocaso</text:p>
          </table:table-cell>
          <table:table-cell table:style-name="Tabla144.D2" office:value-type="string">
            <text:p text:style-name="P76"/>
          </table:table-cell>
        </table:table-row>
        <table:table-row>
          <table:covered-table-cell/>
          <table:table-cell table:style-name="Tabla144.B3" office:value-type="string">
            <text:p text:style-name="P92">ばた</text:p>
          </table:table-cell>
          <table:table-cell table:style-name="Tabla144.C2" office:value-type="string">
            <text:p text:style-name="P138"><text:ruby text:style-name="Ru1"><text:ruby-base><text:span text:style-name="T87">七</text:span></text:ruby-base><text:ruby-text>たな</text:ruby-text></text:ruby><text:ruby text:style-name="Ru1"><text:ruby-base><text:span text:style-name="T62">夕</text:span></text:ruby-base><text:ruby-text>ばた</text:ruby-text></text:ruby> <text:s text:c="18"/>7 Julio</text:p>
          </table:table-cell>
          <table:table-cell table:style-name="Tabla144.D2" office:value-type="string">
            <text:p text:style-name="P76"/>
          </table:table-cell>
        </table:table-row>
      </table:table>
      <text:p text:style-name="P18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86">朝</text:p>
          </table:table-cell>
          <table:table-cell table:style-name="Tabla132.A1" table:number-rows-spanned="2" office:value-type="string">
            <text:p text:style-name="P114">あさ</text:p>
          </table:table-cell>
          <table:table-cell table:style-name="Tabla132.A1" office:value-type="string">
            <text:p text:style-name="P76"><text:ruby text:style-name="Ru1"><text:ruby-base><text:span text:style-name="T76">朝</text:span></text:ruby-base><text:ruby-text>あさ</text:ruby-text></text:ruby> <text:s text:c="13"/>(la) mañana</text:p>
          </table:table-cell>
          <table:table-cell table:style-name="Tabla132.D1" office:value-type="string">
            <text:p text:style-name="P99"><text:ruby text:style-name="Ru1"><text:ruby-base><text:span text:style-name="T89">今</text:span></text:ruby-base><text:ruby-text>け</text:ruby-text></text:ruby><text:ruby text:style-name="Ru1"><text:ruby-base><text:span text:style-name="T89">朝</text:span></text:ruby-base><text:ruby-text>さ</text:ruby-text></text:ruby><text:span text:style-name="T57"> <text:s/></text:span><text:span text:style-name="T32"><text:s/></text:span><text:span text:style-name="T68"><text:s text:c="6"/>ésta mañana</text:span>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53"><text:ruby text:style-name="Ru1"><text:ruby-base>朝</text:ruby-base><text:ruby-text>あさ</text:ruby-text></text:ruby>ごはん</text:p>
            <text:p text:style-name="P76"><text:s text:c="22"/>desayuno</text:p>
          </table:table-cell>
          <table:table-cell table:style-name="Tabla132.D2" office:value-type="string">
            <text:p text:style-name="P99"/>
          </table:table-cell>
        </table:table-row>
        <table:table-row>
          <table:covered-table-cell/>
          <table:table-cell table:style-name="Tabla132.C2" office:value-type="string">
            <text:p text:style-name="P132">チョウ</text:p>
          </table:table-cell>
          <table:table-cell table:style-name="Tabla132.C3" office:value-type="string">
            <text:p text:style-name="P150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59"><text:s text:c="8"/><text:span text:style-name="T7"><text:s/>desayuno (formal)</text:span></text:p>
          </table:table-cell>
          <table:table-cell table:style-name="Tabla132.D3" office:value-type="string">
            <text:p text:style-name="P103"/>
          </table:table-cell>
        </table:table-row>
      </table:table>
      <text:p text:style-name="P18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86">午</text:p>
          </table:table-cell>
          <table:table-cell table:style-name="Tabla333.A1" office:value-type="string">
            <text:p text:style-name="P117">ゴ</text:p>
          </table:table-cell>
          <table:table-cell table:style-name="Tabla333.A1" office:value-type="string">
            <text:p text:style-name="P106"><text:ruby text:style-name="Ru1"><text:ruby-base><text:span text:style-name="T76">正</text:span></text:ruby-base><text:ruby-text>しょう</text:ruby-text></text:ruby><text:ruby text:style-name="Ru1"><text:ruby-base><text:span text:style-name="T76">午</text:span></text:ruby-base><text:ruby-text>ご</text:ruby-text></text:ruby> <text:s text:c="11"/>mediodía</text:p>
          </table:table-cell>
          <table:table-cell table:style-name="Tabla333.D1" office:value-type="string">
            <text:p text:style-name="P156"/>
          </table:table-cell>
        </table:table-row>
      </table:table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86">分</text:p>
          </table:table-cell>
          <table:table-cell table:style-name="Tabla130.A1" office:value-type="string">
            <text:p text:style-name="P114">ブン</text:p>
          </table:table-cell>
          <table:table-cell table:style-name="Tabla130.A1" office:value-type="string">
            <text:p text:style-name="P76"><text:ruby text:style-name="Ru1"><text:ruby-base><text:span text:style-name="T76">分</text:span></text:ruby-base><text:ruby-text>ぶん</text:ruby-text></text:ruby><text:span text:style-name="T68"> <text:s text:c="21"/>minuto</text:span></text:p>
          </table:table-cell>
          <table:table-cell table:style-name="Tabla130.D1" office:value-type="string">
            <text:p text:style-name="P99"><text:span text:style-name="T76">~</text:span><text:ruby text:style-name="Ru1"><text:ruby-base><text:span text:style-name="T76">分</text:span></text:ruby-base><text:ruby-text>ぶん</text:ruby-text></text:ruby><text:span text:style-name="T68"> <text:s text:c="16"/>[minutos]</text:span></text:p>
          </table:table-cell>
        </table:table-row>
        <table:table-row>
          <table:covered-table-cell/>
          <table:table-cell table:style-name="Tabla130.B2" office:value-type="string">
            <text:p text:style-name="P114">わ</text:p>
          </table:table-cell>
          <table:table-cell table:style-name="Tabla130.C2" office:value-type="string">
            <text:p text:style-name="P76"><text:ruby text:style-name="Ru1"><text:ruby-base><text:span text:style-name="T76">分</text:span></text:ruby-base><text:ruby-text>わ</text:ruby-text></text:ruby><text:span text:style-name="T76">ける <text:s text:c="4"/></text:span><text:s text:c="8"/>dividir</text:p>
          </table:table-cell>
          <table:table-cell table:style-name="Tabla130.D2" office:value-type="string">
            <text:p text:style-name="P99"><text:ruby text:style-name="Ru1"><text:ruby-base><text:span text:style-name="T76">分</text:span></text:ruby-base><text:ruby-text>わ</text:ruby-text></text:ruby><text:span text:style-name="T76">かれる</text:span> <text:s text:c="9"/>bifurcar</text:p>
          </table:table-cell>
        </table:table-row>
      </table:table>
      <text:p text:style-name="P18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86">夜</text:p>
          </table:table-cell>
          <table:table-cell table:style-name="Tabla134.A1" office:value-type="string">
            <text:p text:style-name="P114">よる</text:p>
          </table:table-cell>
          <table:table-cell table:style-name="Tabla134.A1" office:value-type="string">
            <text:p text:style-name="P76"><text:ruby text:style-name="Ru1"><text:ruby-base><text:span text:style-name="T60">夜</text:span></text:ruby-base><text:ruby-text>よる</text:ruby-text></text:ruby> <text:s text:c="22"/>noche</text:p>
          </table:table-cell>
          <table:table-cell table:style-name="Tabla134.D1" office:value-type="string">
            <text:p text:style-name="P99"/>
          </table:table-cell>
        </table:table-row>
        <table:table-row>
          <table:covered-table-cell/>
          <table:table-cell table:style-name="Tabla134.B2" office:value-type="string">
            <text:p text:style-name="P115">よ</text:p>
          </table:table-cell>
          <table:table-cell table:style-name="Tabla134.C2" office:value-type="string">
            <text:p text:style-name="P103"><text:ruby text:style-name="Ru1"><text:ruby-base><text:span text:style-name="T60">夜</text:span></text:ruby-base><text:ruby-text>よ</text:ruby-text></text:ruby><text:ruby text:style-name="Ru1"><text:ruby-base><text:span text:style-name="T60">店</text:span></text:ruby-base><text:ruby-text>みせ</text:ruby-text></text:ruby> <text:s text:c="11"/>tienda 24h</text:p>
          </table:table-cell>
          <table:table-cell table:style-name="Tabla134.D2" office:value-type="string">
            <text:p text:style-name="P103"/>
          </table:table-cell>
        </table:table-row>
        <table:table-row>
          <table:covered-table-cell/>
          <table:table-cell table:style-name="Tabla134.B2" office:value-type="string">
            <text:p text:style-name="P115">ヤ</text:p>
          </table:table-cell>
          <table:table-cell table:style-name="Tabla134.C2" office:value-type="string">
            <text:p text:style-name="P103"><text:ruby text:style-name="Ru1"><text:ruby-base><text:span text:style-name="T60">今</text:span></text:ruby-base><text:ruby-text>こん</text:ruby-text></text:ruby><text:ruby text:style-name="Ru1"><text:ruby-base><text:span text:style-name="T60">夜</text:span></text:ruby-base><text:ruby-text>や</text:ruby-text></text:ruby> <text:s text:c="10"/>ésta noche</text:p>
          </table:table-cell>
          <table:table-cell table:style-name="Tabla134.D2" office:value-type="string">
            <text:p text:style-name="P103"/>
          </table:table-cell>
        </table:table-row>
      </table:table>
      <text:p text:style-name="P59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86">先</text:p>
            </table:table-cell>
            <table:table-cell table:style-name="Tabla123.A1" office:value-type="string">
              <text:p text:style-name="P92">セン</text:p>
            </table:table-cell>
            <table:table-cell table:style-name="Tabla123.A1" office:value-type="string">
              <text:p text:style-name="P153"><text:ruby text:style-name="Ru1"><text:ruby-base><text:span text:style-name="T72">先</text:span></text:ruby-base><text:ruby-text>せん</text:ruby-text></text:ruby><text:span text:style-name="T65"> <text:s text:c="11"/>aux. “pasado”</text:span></text:p>
            </table:table-cell>
            <table:table-cell table:style-name="Tabla123.D1" office:value-type="string">
              <text:p text:style-name="P153"><text:ruby text:style-name="Ru1"><text:ruby-base><text:span text:style-name="T72">先</text:span></text:ruby-base><text:ruby-text>せん</text:ruby-text></text:ruby><text:ruby text:style-name="Ru1"><text:ruby-base><text:span text:style-name="T72">月</text:span></text:ruby-base><text:ruby-text>げつ</text:ruby-text></text:ruby><text:span text:style-name="T65"> <text:s text:c="10"/>mes pasado</text:span></text:p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92">さき</text:p>
          </table:table-cell>
          <table:table-cell table:style-name="Tabla123.C2" office:value-type="string">
            <text:p text:style-name="P76"><text:ruby text:style-name="Ru1"><text:ruby-base><text:span text:style-name="T76">先</text:span></text:ruby-base><text:ruby-text>さき</text:ruby-text></text:ruby> <text:s text:c="9"/>punta, extremo</text:p>
          </table:table-cell>
          <table:table-cell table:style-name="Tabla123.D2" office:value-type="string">
            <text:p text:style-name="P160"/>
          </table:table-cell>
        </table:table-row>
      </table:table>
      <text:p text:style-name="P18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86">期</text:p>
          </table:table-cell>
          <table:table-cell table:style-name="Tabla111.A1" office:value-type="string">
            <text:p text:style-name="P114">キ</text:p>
          </table:table-cell>
          <table:table-cell table:style-name="Tabla111.A1" office:value-type="string">
            <text:p text:style-name="P76"><text:ruby text:style-name="Ru1"><text:ruby-base><text:span text:style-name="T76">学</text:span></text:ruby-base><text:ruby-text>がっ</text:ruby-text></text:ruby><text:ruby text:style-name="Ru1"><text:ruby-base><text:span text:style-name="T76">期</text:span></text:ruby-base><text:ruby-text>き</text:ruby-text></text:ruby> <text:s text:c="13"/><text:span text:style-name="T33">semestre</text:span></text:p>
          </table:table-cell>
          <table:table-cell table:style-name="Tabla111.D1" office:value-type="string">
            <text:p text:style-name="P76"><text:ruby text:style-name="Ru1"><text:ruby-base><text:span text:style-name="T76">期</text:span></text:ruby-base><text:ruby-text>き</text:ruby-text></text:ruby><text:ruby text:style-name="Ru1"><text:ruby-base><text:span text:style-name="T76">間</text:span></text:ruby-base><text:ruby-text>かん</text:ruby-text></text:ruby> <text:span text:style-name="T33">periodo de tiempo</text:span></text:p>
          </table:table-cell>
        </table:table-row>
      </table:table>
      <text:p text:style-name="P33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86">週</text:p>
          </table:table-cell>
          <table:table-cell table:style-name="Tabla129.A1" table:number-rows-spanned="2" office:value-type="string">
            <text:p text:style-name="P114">シュウ</text:p>
          </table:table-cell>
          <table:table-cell table:style-name="Tabla129.A1" office:value-type="string">
            <text:p text:style-name="P76"><text:ruby text:style-name="Ru1"><text:ruby-base><text:span text:style-name="T60">週</text:span></text:ruby-base><text:ruby-text>しゅう</text:ruby-text></text:ruby> <text:s text:c="17"/>semana</text:p>
          </table:table-cell>
          <table:table-cell table:style-name="Tabla129.D1" office:value-type="string">
            <text:p text:style-name="P99"/>
          </table:table-cell>
        </table:table-row>
        <table:table-row>
          <table:covered-table-cell/>
          <table:covered-table-cell/>
          <table:table-cell table:style-name="Tabla129.C2" office:value-type="string">
            <text:p text:style-name="P153"><text:ruby text:style-name="Ru1"><text:ruby-base><text:span text:style-name="T72">先</text:span></text:ruby-base><text:ruby-text>せん</text:ruby-text></text:ruby><text:ruby text:style-name="Ru1"><text:ruby-base><text:span text:style-name="T72">週</text:span></text:ruby-base><text:ruby-text>しゅう</text:ruby-text></text:ruby><text:span text:style-name="T65"> semana pasada</text:span></text:p>
          </table:table-cell>
          <table:table-cell table:style-name="Tabla129.D2" office:value-type="string">
            <text:p text:style-name="P99"><text:ruby text:style-name="Ru1"><text:ruby-base><text:span text:style-name="T67">来</text:span></text:ruby-base><text:ruby-text>らい</text:ruby-text></text:ruby><text:ruby text:style-name="Ru1"><text:ruby-base><text:span text:style-name="T67">週</text:span></text:ruby-base><text:ruby-text>しゅう</text:ruby-text></text:ruby><text:span text:style-name="T71"> <text:s/>próxima semana</text:span></text:p>
          </table:table-cell>
        </table:table-row>
      </table:table>
      <text:p text:style-name="P57"/>
      <table:table table:name="Tabla401" table:style-name="Tabla401">
        <table:table-column table:style-name="Tabla401.A"/>
        <table:table-column table:style-name="Tabla401.B"/>
        <table:table-column table:style-name="Tabla401.C"/>
        <table:table-column table:style-name="Tabla401.D"/>
        <table:table-row>
          <table:table-cell table:style-name="Tabla401.A1" office:value-type="string">
            <text:p text:style-name="P86">秒</text:p>
          </table:table-cell>
          <table:table-cell table:style-name="Tabla401.A1" office:value-type="string">
            <text:p text:style-name="P114">ビョウ</text:p>
          </table:table-cell>
          <table:table-cell table:style-name="Tabla401.A1" office:value-type="string">
            <text:p text:style-name="P76"><text:ruby text:style-name="Ru1"><text:ruby-base><text:span text:style-name="T60">秒</text:span></text:ruby-base><text:ruby-text>びょう</text:ruby-text></text:ruby> <text:s text:c="16"/>segundo</text:p>
          </table:table-cell>
          <table:table-cell table:style-name="Tabla401.D1" office:value-type="string">
            <text:p text:style-name="P76"><text:span text:style-name="T60">~</text:span><text:ruby text:style-name="Ru1"><text:ruby-base><text:span text:style-name="T60">秒</text:span></text:ruby-base><text:ruby-text>びょう</text:ruby-text></text:ruby> <text:s text:c="11"/>[segundos]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86">昼</text:p>
          </table:table-cell>
          <table:table-cell table:style-name="Tabla133.A1" table:number-rows-spanned="2" office:value-type="string">
            <text:p text:style-name="P114">ひる</text:p>
          </table:table-cell>
          <table:table-cell table:style-name="Tabla133.A1" office:value-type="string">
            <text:p text:style-name="P76"><text:ruby text:style-name="Ru1"><text:ruby-base><text:span text:style-name="T76">昼</text:span></text:ruby-base><text:ruby-text>ひる</text:ruby-text></text:ruby><text:span text:style-name="T68"> <text:s text:c="24"/>tarde</text:span></text:p>
          </table:table-cell>
          <table:table-cell table:style-name="Tabla133.D1" office:value-type="string">
            <text:p text:style-name="P76"><text:ruby text:style-name="Ru1"><text:ruby-base><text:span text:style-name="T76">昼</text:span></text:ruby-base><text:ruby-text>ひる</text:ruby-text></text:ruby><text:span text:style-name="T76">ね</text:span><text:span text:style-name="T68"> <text:s text:c="20"/>siesta</text:span>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6"><text:ruby text:style-name="Ru1"><text:ruby-base><text:span text:style-name="T76">昼</text:span></text:ruby-base><text:ruby-text>ひる</text:ruby-text></text:ruby><text:ruby text:style-name="Ru1"><text:ruby-base><text:span text:style-name="T76">休</text:span></text:ruby-base><text:ruby-text>やす</text:ruby-text></text:ruby><text:span text:style-name="T76">み</text:span><text:span text:style-name="T68"> <text:s/></text:span></text:p>
            <text:p text:style-name="P76"><text:s/>descanso de mediodía</text:p>
          </table:table-cell>
          <table:table-cell table:style-name="Tabla133.D2" office:value-type="string">
            <text:p text:style-name="P76"><text:ruby text:style-name="Ru1"><text:ruby-base><text:span text:style-name="T76">昼</text:span></text:ruby-base><text:ruby-text>ひる</text:ruby-text></text:ruby><text:span text:style-name="T76">ごはん</text:span><text:span text:style-name="T68">　 <text:s text:c="2"/>la comida</text:span></text:p>
          </table:table-cell>
        </table:table-row>
        <table:table-row>
          <table:covered-table-cell/>
          <table:table-cell table:style-name="Tabla133.C2" office:value-type="string">
            <text:p text:style-name="P132">チュウ</text:p>
          </table:table-cell>
          <table:table-cell table:style-name="Tabla133.C3" office:value-type="string">
            <text:p text:style-name="P135"><text:ruby text:style-name="Ru1"><text:ruby-base><text:span text:style-name="T76">昼</text:span></text:ruby-base><text:ruby-text>ちゅう</text:ruby-text></text:ruby><text:ruby text:style-name="Ru1"><text:ruby-base><text:span text:style-name="T76">食</text:span></text:ruby-base><text:ruby-text>しょく</text:ruby-text></text:ruby> </text:p>
            <text:p text:style-name="P135"><text:s text:c="9"/>la comida (formal)</text:p>
          </table:table-cell>
          <table:table-cell table:style-name="Tabla133.D3" office:value-type="string">
            <text:p text:style-name="P103"/>
          </table:table-cell>
        </table:table-row>
      </table:table>
      <text:p text:style-name="P18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86">祭</text:p>
          </table:table-cell>
          <table:table-cell table:style-name="Tabla325.A1" office:value-type="string">
            <text:p text:style-name="P114">まつり</text:p>
          </table:table-cell>
          <table:table-cell table:style-name="Tabla325.A1" office:value-type="string">
            <text:p text:style-name="P121"><text:ruby text:style-name="Ru1"><text:ruby-base>祭</text:ruby-base><text:ruby-text>まつり</text:ruby-text></text:ruby><text:span text:style-name="T2">　　 <text:s text:c="12"/>festival</text:span></text:p>
          </table:table-cell>
          <table:table-cell table:style-name="Tabla325.D1" office:value-type="string">
            <text:p text:style-name="P99"/>
          </table:table-cell>
        </table:table-row>
      </table:table>
      <text:p text:style-name="P52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86">春</text:p>
          </table:table-cell>
          <table:table-cell table:style-name="Tabla125.A1" office:value-type="string">
            <text:p text:style-name="P114">はる</text:p>
          </table:table-cell>
          <table:table-cell table:style-name="Tabla125.C1" office:value-type="string">
            <text:p text:style-name="P76"><text:ruby text:style-name="Ru1"><text:ruby-base><text:span text:style-name="T60">春</text:span></text:ruby-base><text:ruby-text>はる</text:ruby-text></text:ruby> <text:s text:c="16"/>primavera</text:p>
          </table:table-cell>
          <table:table-cell table:style-name="Tabla125.D1" office:value-type="string">
            <text:p text:style-name="P100"/>
          </table:table-cell>
        </table:table-row>
        <table:table-row>
          <table:covered-table-cell/>
          <table:table-cell table:style-name="Tabla125.B2" office:value-type="string">
            <text:p text:style-name="P115">シュン</text:p>
          </table:table-cell>
          <table:table-cell table:style-name="Tabla125.C2" office:value-type="string">
            <text:p text:style-name="P101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/text:p>
            <text:p text:style-name="P101"><text:s text:c="17"/>4 estaciones</text:p>
          </table:table-cell>
          <table:table-cell table:style-name="Tabla125.D2" office:value-type="string">
            <text:p text:style-name="P141"/>
          </table:table-cell>
        </table:table-row>
      </table:table>
      <text:p text:style-name="P18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86">夏</text:p>
          </table:table-cell>
          <table:table-cell table:style-name="Tabla126.A1" office:value-type="string">
            <text:p text:style-name="P114">なつ</text:p>
          </table:table-cell>
          <table:table-cell table:style-name="Tabla126.A1" office:value-type="string">
            <text:p text:style-name="P76"><text:ruby text:style-name="Ru1"><text:ruby-base><text:span text:style-name="T60">夏</text:span></text:ruby-base><text:ruby-text>なつ</text:ruby-text></text:ruby> <text:s text:c="21"/>verano</text:p>
          </table:table-cell>
          <table:table-cell table:style-name="Tabla126.D1" office:value-type="string">
            <text:p text:style-name="P99"><text:ruby text:style-name="Ru1"><text:ruby-base><text:span text:style-name="T60">夏</text:span></text:ruby-base><text:ruby-text>なつ</text:ruby-text></text:ruby><text:ruby text:style-name="Ru1"><text:ruby-base><text:span text:style-name="T60">休</text:span></text:ruby-base><text:ruby-text>やす</text:ruby-text></text:ruby><text:span text:style-name="T60">み</text:span> <text:s/></text:p>
            <text:p text:style-name="P99"><text:s text:c="9"/>vacaciones verano</text:p>
          </table:table-cell>
        </table:table-row>
        <table:table-row>
          <table:covered-table-cell/>
          <table:table-cell table:style-name="Tabla126.B2" office:value-type="string">
            <text:p text:style-name="P115">カ</text:p>
          </table:table-cell>
          <table:table-cell table:style-name="Tabla126.C2" office:value-type="string">
            <text:p text:style-name="P101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/text:p>
            <text:p text:style-name="P101"><text:s text:c="17"/>4 estaciones</text:p>
          </table:table-cell>
          <table:table-cell table:style-name="Tabla126.D2" office:value-type="string">
            <text:p text:style-name="P141"/>
          </table:table-cell>
        </table:table-row>
      </table:table>
      <text:p text:style-name="P18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86">秋</text:p>
          </table:table-cell>
          <table:table-cell table:style-name="Tabla127.A1" office:value-type="string">
            <text:p text:style-name="P114">あき</text:p>
          </table:table-cell>
          <table:table-cell table:style-name="Tabla127.C1" office:value-type="string">
            <text:p text:style-name="P76"><text:ruby text:style-name="Ru1"><text:ruby-base><text:span text:style-name="T60">秋</text:span></text:ruby-base><text:ruby-text>あき</text:ruby-text></text:ruby> <text:s text:c="23"/>otoño</text:p>
          </table:table-cell>
          <table:table-cell table:style-name="Tabla127.D1" office:value-type="string">
            <text:p text:style-name="P100"/>
          </table:table-cell>
        </table:table-row>
        <table:table-row>
          <table:covered-table-cell/>
          <table:table-cell table:style-name="Tabla127.B2" office:value-type="string">
            <text:p text:style-name="P115">シュウ</text:p>
          </table:table-cell>
          <table:table-cell table:style-name="Tabla127.C2" office:value-type="string">
            <text:p text:style-name="P101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/text:p>
            <text:p text:style-name="P101"><text:s text:c="17"/>4 estaciones</text:p>
          </table:table-cell>
          <table:table-cell table:style-name="Tabla127.D2" office:value-type="string">
            <text:p text:style-name="P141"/>
          </table:table-cell>
        </table:table-row>
      </table:table>
      <text:p text:style-name="P18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ext:soft-page-break/>
        <table:table-row>
          <table:table-cell table:style-name="Tabla128.A1" table:number-rows-spanned="2" office:value-type="string">
            <text:p text:style-name="P86">冬</text:p>
          </table:table-cell>
          <table:table-cell table:style-name="Tabla128.A1" office:value-type="string">
            <text:p text:style-name="P114">ふゆ</text:p>
          </table:table-cell>
          <table:table-cell table:style-name="Tabla128.A1" office:value-type="string">
            <text:p text:style-name="P76"><text:ruby text:style-name="Ru1"><text:ruby-base><text:span text:style-name="T60">冬</text:span></text:ruby-base><text:ruby-text>ふゆ</text:ruby-text></text:ruby> <text:s text:c="20"/>invierno</text:p>
          </table:table-cell>
          <table:table-cell table:style-name="Tabla128.D1" office:value-type="string">
            <text:p text:style-name="P99"><text:ruby text:style-name="Ru1"><text:ruby-base><text:span text:style-name="T60">冬</text:span></text:ruby-base><text:ruby-text>ふゆ</text:ruby-text></text:ruby><text:ruby text:style-name="Ru1"><text:ruby-base><text:span text:style-name="T60">休</text:span></text:ruby-base><text:ruby-text>やす</text:ruby-text></text:ruby><text:span text:style-name="T60">み</text:span> <text:s text:c="5"/></text:p>
            <text:p text:style-name="P99"><text:s text:c="7"/>vacaciones invierno</text:p>
          </table:table-cell>
        </table:table-row>
        <table:table-row>
          <table:covered-table-cell/>
          <table:table-cell table:style-name="Tabla128.B2" office:value-type="string">
            <text:p text:style-name="P115">トウ</text:p>
          </table:table-cell>
          <table:table-cell table:style-name="Tabla128.C2" office:value-type="string">
            <text:p text:style-name="P101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/text:p>
            <text:p text:style-name="P101"><text:s text:c="17"/>4 estaciones</text:p>
          </table:table-cell>
          <table:table-cell table:style-name="Tabla128.D2" office:value-type="string">
            <text:p text:style-name="P103"/>
          </table:table-cell>
        </table:table-row>
      </table:table>
      <text:p text:style-name="P9"/>
      <text:p text:style-name="P181"/>
      <text:p text:style-name="P65">PUEBLOS - CIUDADES - PAÍSES</text:p>
      <text:p text:style-name="Standard"/>
      <text:p text:style-name="P205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86">道</text:p>
          </table:table-cell>
          <table:table-cell table:style-name="Tabla85.A1" office:value-type="string">
            <text:p text:style-name="P114">みち</text:p>
          </table:table-cell>
          <table:table-cell table:style-name="Tabla85.A1" office:value-type="string">
            <text:p text:style-name="P76"><text:ruby text:style-name="Ru1"><text:ruby-base><text:span text:style-name="T76">道</text:span></text:ruby-base><text:ruby-text>みち</text:ruby-text></text:ruby> <text:s text:c="21"/>camino</text:p>
          </table:table-cell>
          <table:table-cell table:style-name="Tabla85.D1" office:value-type="string">
            <text:p text:style-name="P99"><text:ruby text:style-name="Ru1"><text:ruby-base><text:span text:style-name="T76">近</text:span></text:ruby-base><text:ruby-text>ちか</text:ruby-text></text:ruby><text:ruby text:style-name="Ru1"><text:ruby-base><text:span text:style-name="T76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115">ドウ</text:p>
          </table:table-cell>
          <table:table-cell table:style-name="Tabla85.C2" office:value-type="string">
            <text:p text:style-name="P103"><text:ruby text:style-name="Ru2"><text:ruby-base><text:span text:style-name="T76">水</text:span></text:ruby-base><text:ruby-text>すい</text:ruby-text></text:ruby><text:ruby text:style-name="Ru1"><text:ruby-base><text:span text:style-name="T76">道</text:span></text:ruby-base><text:ruby-text>どう</text:ruby-text></text:ruby> <text:s text:c="21"/>grifo</text:p>
          </table:table-cell>
          <table:table-cell table:style-name="Tabla85.D2" office:value-type="string">
            <text:p text:style-name="P103"><text:ruby text:style-name="Ru1"><text:ruby-base><text:span text:style-name="T14">空</text:span></text:ruby-base><text:ruby-text>から</text:ruby-text></text:ruby><text:ruby text:style-name="Ru1"><text:ruby-base><text:span text:style-name="T14">手</text:span></text:ruby-base><text:ruby-text>て</text:ruby-text></text:ruby><text:ruby text:style-name="Ru1"><text:ruby-base><text:span text:style-name="T14">道</text:span></text:ruby-base><text:ruby-text>どう</text:ruby-text></text:ruby><text:span text:style-name="T5">　 <text:s text:c="11"/></text:span><text:span text:style-name="T6">kárate</text:span></text:p>
          </table:table-cell>
        </table:table-row>
      </table:table>
      <text:p text:style-name="P10"/>
      <table:table table:name="Tabla437" table:style-name="Tabla437">
        <table:table-column table:style-name="Tabla437.A"/>
        <table:table-column table:style-name="Tabla437.B"/>
        <table:table-column table:style-name="Tabla437.C"/>
        <table:table-column table:style-name="Tabla437.D"/>
        <table:table-row>
          <table:table-cell table:style-name="Tabla437.A1" office:value-type="string">
            <text:p text:style-name="P86">路</text:p>
          </table:table-cell>
          <table:table-cell table:style-name="Tabla437.A1" office:value-type="string">
            <text:p text:style-name="P114">ロ</text:p>
          </table:table-cell>
          <table:table-cell table:style-name="Tabla437.A1" office:value-type="string">
            <text:p text:style-name="P76"><text:ruby text:style-name="Ru1"><text:ruby-base><text:span text:style-name="T60">道</text:span></text:ruby-base><text:ruby-text>どう</text:ruby-text></text:ruby><text:ruby text:style-name="Ru1"><text:ruby-base><text:span text:style-name="T60">路</text:span></text:ruby-base><text:ruby-text>ろ</text:ruby-text></text:ruby> <text:s text:c="13"/>carretera </text:p>
          </table:table-cell>
          <table:table-cell table:style-name="Tabla437.D1" office:value-type="string">
            <text:p text:style-name="P108"/>
          </table:table-cell>
        </table:table-row>
      </table:table>
      <text:p text:style-name="P7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31">町</text:p>
          </table:table-cell>
          <table:table-cell table:style-name="Tabla87.A1" office:value-type="string">
            <text:p text:style-name="P92">まち</text:p>
          </table:table-cell>
          <table:table-cell table:style-name="Tabla87.A1" office:value-type="string">
            <text:p text:style-name="P81"><text:ruby text:style-name="Ru1"><text:ruby-base><text:span text:style-name="T60">町</text:span></text:ruby-base><text:ruby-text>まち</text:ruby-text></text:ruby> <text:s text:c="22"/>ciudad</text:p>
          </table:table-cell>
          <table:table-cell table:style-name="Tabla87.D1" office:value-type="string">
            <text:p text:style-name="P76"><text:ruby text:style-name="Ru1"><text:ruby-base><text:span text:style-name="T62">町</text:span></text:ruby-base><text:ruby-text>まち</text:ruby-text></text:ruby><text:span text:style-name="T60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92">チョウ</text:p>
          </table:table-cell>
          <table:table-cell table:style-name="Tabla87.B2" office:value-type="string">
            <text:p text:style-name="P81"><text:ruby text:style-name="Ru1"><text:ruby-base><text:span text:style-name="T60">町</text:span></text:ruby-base><text:ruby-text>ちょう</text:ruby-text></text:ruby><text:ruby text:style-name="Ru1"><text:ruby-base><text:span text:style-name="T60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76"/>
          </table:table-cell>
        </table:table-row>
      </table:table>
      <text:p text:style-name="P19"/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row>
          <table:table-cell table:style-name="Tabla391.A1" table:number-rows-spanned="2" office:value-type="string">
            <text:p text:style-name="P86">坂</text:p>
          </table:table-cell>
          <table:table-cell table:style-name="Tabla391.A1" office:value-type="string">
            <text:p text:style-name="P114">さか</text:p>
          </table:table-cell>
          <table:table-cell table:style-name="Tabla391.A1" office:value-type="string">
            <text:p text:style-name="P76"><text:ruby text:style-name="Ru1"><text:ruby-base><text:span text:style-name="T76">坂</text:span></text:ruby-base><text:ruby-text>さか</text:ruby-text></text:ruby> <text:s text:c="4"/>cuesta, pendiente</text:p>
          </table:table-cell>
          <table:table-cell table:style-name="Tabla391.D1" office:value-type="string">
            <text:p text:style-name="P99"/>
          </table:table-cell>
        </table:table-row>
        <table:table-row>
          <table:covered-table-cell/>
          <table:table-cell table:style-name="Tabla391.B2" office:value-type="string">
            <text:p text:style-name="P114">ざか</text:p>
          </table:table-cell>
          <table:table-cell table:style-name="Tabla391.B2" office:value-type="string">
            <text:p text:style-name="P99"><text:ruby text:style-name="Ru1"><text:ruby-base><text:span text:style-name="T90">上</text:span></text:ruby-base><text:ruby-text>のぼ</text:ruby-text></text:ruby><text:span text:style-name="T76">り</text:span><text:ruby text:style-name="Ru1"><text:ruby-base><text:span text:style-name="T76">坂</text:span></text:ruby-base><text:ruby-text>ざか</text:ruby-text></text:ruby> <text:s text:c="4"/></text:p>
            <text:p text:style-name="P99"><text:s text:c="9"/>camino empinado</text:p>
          </table:table-cell>
          <table:table-cell table:style-name="Tabla391.D2" office:value-type="string">
            <text:p text:style-name="P99"/>
          </table:table-cell>
        </table:table-row>
      </table:table>
      <text:p text:style-name="P19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86">界</text:p>
          </table:table-cell>
          <table:table-cell table:style-name="Tabla104.A1" office:value-type="string">
            <text:p text:style-name="P114">カイ</text:p>
          </table:table-cell>
          <table:table-cell table:style-name="Tabla104.A1" office:value-type="string">
            <text:p text:style-name="P99"><text:span text:style-name="T60">げん</text:span><text:ruby text:style-name="Ru1"><text:ruby-base><text:span text:style-name="T60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99"><text:span text:style-name="T79">~</text:span><text:ruby text:style-name="Ru1"><text:ruby-base><text:span text:style-name="T60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86">世</text:p>
          </table:table-cell>
          <table:table-cell table:style-name="Tabla105.A1" office:value-type="string">
            <text:p text:style-name="P114">セ</text:p>
          </table:table-cell>
          <table:table-cell table:style-name="Tabla105.A1" office:value-type="string">
            <text:p text:style-name="P76"><text:ruby text:style-name="Ru1"><text:ruby-base><text:span text:style-name="T60">世</text:span></text:ruby-base><text:ruby-text>せ</text:ruby-text></text:ruby><text:ruby text:style-name="Ru1"><text:ruby-base><text:span text:style-name="T60">界</text:span></text:ruby-base><text:ruby-text>かい</text:ruby-text></text:ruby> <text:s text:c="11"/>(el) mundo</text:p>
          </table:table-cell>
          <table:table-cell table:style-name="Tabla105.D1" office:value-type="string">
            <text:p text:style-name="P99"><text:ruby text:style-name="Ru1"><text:ruby-base><text:span text:style-name="T60">世</text:span></text:ruby-base><text:ruby-text>せ</text:ruby-text></text:ruby><text:ruby text:style-name="Ru1"><text:ruby-base><text:span text:style-name="T60">間</text:span></text:ruby-base><text:ruby-text>かん</text:ruby-text></text:ruby> <text:s text:c="9"/>(la) sociedad</text:p>
          </table:table-cell>
        </table:table-row>
        <table:table-row>
          <table:covered-table-cell/>
          <table:table-cell table:style-name="Tabla105.B2" office:value-type="string">
            <text:p text:style-name="P115">よ</text:p>
          </table:table-cell>
          <table:table-cell table:style-name="Tabla105.B2" office:value-type="string">
            <text:p text:style-name="P103"><text:ruby text:style-name="Ru1"><text:ruby-base><text:span text:style-name="T60">世</text:span></text:ruby-base><text:ruby-text>よ</text:ruby-text></text:ruby><text:span text:style-name="T60">の</text:span><text:ruby text:style-name="Ru1"><text:ruby-base><text:span text:style-name="T60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103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3" office:value-type="string">
            <text:p text:style-name="P86">国</text:p>
          </table:table-cell>
          <table:table-cell table:style-name="Tabla122.A1" office:value-type="string">
            <text:p text:style-name="P114">くに</text:p>
          </table:table-cell>
          <table:table-cell table:style-name="Tabla122.A1" office:value-type="string">
            <text:p text:style-name="P76"><text:ruby text:style-name="Ru1"><text:ruby-base><text:span text:style-name="T60">国</text:span></text:ruby-base><text:ruby-text>くに</text:ruby-text></text:ruby> <text:s text:c="25"/>país</text:p>
          </table:table-cell>
          <table:table-cell table:style-name="Tabla122.D1" office:value-type="string">
            <text:p text:style-name="P99"/>
          </table:table-cell>
        </table:table-row>
        <table:table-row>
          <table:covered-table-cell/>
          <table:table-cell table:style-name="Tabla122.B2" office:value-type="string">
            <text:p text:style-name="P115">コク</text:p>
          </table:table-cell>
          <table:table-cell table:style-name="Tabla122.B2" office:value-type="string">
            <text:p text:style-name="P103"><text:ruby text:style-name="Ru1"><text:ruby-base><text:span text:style-name="T60">外</text:span></text:ruby-base><text:ruby-text>がい</text:ruby-text></text:ruby><text:ruby text:style-name="Ru1"><text:ruby-base><text:span text:style-name="T60">国</text:span></text:ruby-base><text:ruby-text>こく</text:ruby-text></text:ruby><text:ruby text:style-name="Ru1"><text:ruby-base><text:span text:style-name="T60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103"><text:ruby text:style-name="Ru1"><text:ruby-base><text:span text:style-name="T60">国</text:span></text:ruby-base><text:ruby-text>こく</text:ruby-text></text:ruby><text:ruby text:style-name="Ru1"><text:ruby-base><text:span text:style-name="T60">語</text:span></text:ruby-base><text:ruby-text>ご</text:ruby-text></text:ruby> <text:s/>lengua de un país</text:p>
          </table:table-cell>
        </table:table-row>
        <table:table-row>
          <table:covered-table-cell/>
          <table:table-cell table:style-name="Tabla122.B2" office:value-type="string">
            <text:p text:style-name="P115">ゴク</text:p>
          </table:table-cell>
          <table:table-cell table:style-name="Tabla122.B2" office:value-type="string">
            <text:p text:style-name="P103"><text:ruby text:style-name="Ru1"><text:ruby-base><text:span text:style-name="T60">王</text:span></text:ruby-base><text:ruby-text>おう</text:ruby-text></text:ruby><text:ruby text:style-name="Ru1"><text:ruby-base><text:span text:style-name="T9">国</text:span></text:ruby-base><text:ruby-text>ごく</text:ruby-text></text:ruby><text:span text:style-name="T60"> </text:span><text:s text:c="19"/>reino</text:p>
          </table:table-cell>
          <table:table-cell table:style-name="Tabla122.D2" office:value-type="string">
            <text:p text:style-name="P103"/>
          </table:table-cell>
        </table:table-row>
      </table:table>
      <text:p text:style-name="P19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86">県</text:p>
          </table:table-cell>
          <table:table-cell table:style-name="Tabla138.A1" office:value-type="string">
            <text:p text:style-name="P114">ケン</text:p>
          </table:table-cell>
          <table:table-cell table:style-name="Tabla138.A1" office:value-type="string">
            <text:p text:style-name="P76"><text:ruby text:style-name="Ru1"><text:ruby-base><text:span text:style-name="T60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99"/>
          </table:table-cell>
        </table:table-row>
      </table:table>
      <text:p text:style-name="P18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86">州</text:p>
          </table:table-cell>
          <table:table-cell table:style-name="Tabla139.A1" office:value-type="string">
            <text:p text:style-name="P114">シュウ</text:p>
          </table:table-cell>
          <table:table-cell table:style-name="Tabla139.A1" office:value-type="string">
            <text:p text:style-name="P99"><text:ruby text:style-name="Ru1"><text:ruby-base><text:span text:style-name="T60">本</text:span></text:ruby-base><text:ruby-text>ほん</text:ruby-text></text:ruby><text:ruby text:style-name="Ru1"><text:ruby-base><text:span text:style-name="T60">州</text:span></text:ruby-base><text:ruby-text>しゅう</text:ruby-text></text:ruby> <text:s text:c="13"/><text:span text:style-name="T6">Honshu</text:span></text:p>
          </table:table-cell>
          <table:table-cell table:style-name="Tabla139.D1" office:value-type="string">
            <text:p text:style-name="P99"><text:ruby text:style-name="Ru1"><text:ruby-base><text:span text:style-name="T60">九</text:span></text:ruby-base><text:ruby-text>きゅう</text:ruby-text></text:ruby><text:ruby text:style-name="Ru1"><text:ruby-base><text:span text:style-name="T60">州</text:span></text:ruby-base><text:ruby-text>しゅう</text:ruby-text></text:ruby> <text:s text:c="13"/><text:span text:style-name="T6">Kyushu</text:span></text:p>
          </table:table-cell>
        </table:table-row>
      </table:table>
      <text:p text:style-name="P18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31">村</text:p>
          </table:table-cell>
          <table:table-cell table:style-name="Tabla140.A1" office:value-type="string">
            <text:p text:style-name="P92">むら</text:p>
          </table:table-cell>
          <table:table-cell table:style-name="Tabla140.A1" office:value-type="string">
            <text:p text:style-name="P76"><text:ruby text:style-name="Ru1"><text:ruby-base><text:span text:style-name="T60">村</text:span></text:ruby-base><text:ruby-text>むら</text:ruby-text></text:ruby> <text:s text:c="22"/>pueblo</text:p>
          </table:table-cell>
          <table:table-cell table:style-name="Tabla140.D1" office:value-type="string">
            <text:p text:style-name="P130"/>
          </table:table-cell>
        </table:table-row>
      </table:table>
      <text:p text:style-name="P18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86">里</text:p>
          </table:table-cell>
          <table:table-cell table:style-name="Tabla141.A1" office:value-type="string">
            <text:p text:style-name="P114">さと</text:p>
          </table:table-cell>
          <table:table-cell table:style-name="Tabla141.A1" office:value-type="string">
            <text:p text:style-name="P76"><text:ruby text:style-name="Ru1"><text:ruby-base><text:span text:style-name="T60">里</text:span></text:ruby-base><text:ruby-text>さと</text:ruby-text></text:ruby> <text:s/></text:p>
            <text:p text:style-name="P76"><text:s text:c="3"/>pueblo de nacimiento</text:p>
          </table:table-cell>
          <table:table-cell table:style-name="Tabla141.D1" office:value-type="string">
            <text:p text:style-name="P99"/>
          </table:table-cell>
        </table:table-row>
      </table:table>
      <text:p text:style-name="P57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86">京</text:p>
          </table:table-cell>
          <table:table-cell table:style-name="Tabla86.A1" office:value-type="string">
            <text:p text:style-name="P114">キョウ</text:p>
          </table:table-cell>
          <table:table-cell table:style-name="Tabla86.A1" office:value-type="string">
            <text:p text:style-name="P76"><text:ruby text:style-name="Ru1"><text:ruby-base><text:span text:style-name="T87">東</text:span></text:ruby-base><text:ruby-text>とう</text:ruby-text></text:ruby><text:ruby text:style-name="Ru1"><text:ruby-base><text:span text:style-name="T40">京</text:span></text:ruby-base><text:ruby-text>きょう</text:ruby-text></text:ruby><text:span text:style-name="T34"> <text:s text:c="16"/></text:span><text:span text:style-name="T35">Tokyo</text:span><text:span text:style-name="T6"> </text:span></text:p>
          </table:table-cell>
          <table:table-cell table:style-name="Tabla86.D1" office:value-type="string">
            <text:p text:style-name="P99"><text:ruby text:style-name="Ru1"><text:ruby-base><text:span text:style-name="T60">京</text:span></text:ruby-base><text:ruby-text>きょう</text:ruby-text></text:ruby><text:ruby text:style-name="Ru1"><text:ruby-base><text:span text:style-name="T60">都</text:span></text:ruby-base><text:ruby-text>と</text:ruby-text></text:ruby> <text:s text:c="18"/><text:span text:style-name="T6">Kyoto</text:span></text:p>
          </table:table-cell>
        </table:table-row>
      </table:table>
      <text:p text:style-name="P7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row>
          <table:table-cell table:style-name="Tabla377.A1" office:value-type="string">
            <text:p text:style-name="P86">都</text:p>
          </table:table-cell>
          <table:table-cell table:style-name="Tabla377.A1" office:value-type="string">
            <text:p text:style-name="P114">ト</text:p>
          </table:table-cell>
          <table:table-cell table:style-name="Tabla377.A1" office:value-type="string">
            <text:p text:style-name="P76"><text:ruby text:style-name="Ru1"><text:ruby-base><text:span text:style-name="T60">都</text:span></text:ruby-base><text:ruby-text>と</text:ruby-text></text:ruby> <text:s text:c="12"/>aux. “capital” </text:p>
          </table:table-cell>
          <table:table-cell table:style-name="Tabla377.D1" office:value-type="string">
            <text:p text:style-name="P99"><text:ruby text:style-name="Ru1"><text:ruby-base><text:span text:style-name="T60">大</text:span></text:ruby-base><text:ruby-text>だい</text:ruby-text></text:ruby><text:ruby text:style-name="Ru1"><text:ruby-base><text:span text:style-name="T60">都</text:span></text:ruby-base><text:ruby-text>と</text:ruby-text></text:ruby><text:ruby text:style-name="Ru1"><text:ruby-base><text:span text:style-name="T60">市</text:span></text:ruby-base><text:ruby-text>し</text:ruby-text></text:ruby> <text:s text:c="10"/><text:span text:style-name="T58">metrópoli</text:span>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>
          <table:table-cell table:style-name="Tabla370.A1" office:value-type="string">
            <text:p text:style-name="P86">丁</text:p>
          </table:table-cell>
          <table:table-cell table:style-name="Tabla370.A1" office:value-type="string">
            <text:p text:style-name="P114">チョウ</text:p>
          </table:table-cell>
          <table:table-cell table:style-name="Tabla370.A1" office:value-type="string">
            <text:p text:style-name="P76"><text:s text:c="3"/></text:p>
          </table:table-cell>
          <table:table-cell table:style-name="Tabla370.D1" office:value-type="string">
            <text:p text:style-name="P99"><text:ruby text:style-name="Ru1"><text:ruby-base><text:span text:style-name="T60">丁</text:span></text:ruby-base><text:ruby-text>ちょう</text:ruby-text></text:ruby><text:ruby text:style-name="Ru1"><text:ruby-base><text:span text:style-name="T60">目</text:span></text:ruby-base><text:ruby-text>め</text:ruby-text></text:ruby> <text:s text:c="4"/>“nº de edificio”</text:p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86">区</text:p>
          </table:table-cell>
          <table:table-cell table:style-name="Tabla22.A1" office:value-type="string">
            <text:p text:style-name="P114">ク</text:p>
          </table:table-cell>
          <table:table-cell table:style-name="Tabla22.A1" office:value-type="string">
            <text:p text:style-name="P76"><text:ruby text:style-name="Ru1"><text:ruby-base><text:span text:style-name="T60">区</text:span></text:ruby-base><text:ruby-text>く</text:ruby-text></text:ruby> <text:s text:c="11"/>“nº de barrio”</text:p>
          </table:table-cell>
          <table:table-cell table:style-name="Tabla22.D1" office:value-type="string">
            <text:p text:style-name="P99"><text:ruby text:style-name="Ru1"><text:ruby-base><text:span text:style-name="T60">校</text:span></text:ruby-base><text:ruby-text>こう</text:ruby-text></text:ruby><text:ruby text:style-name="Ru1"><text:ruby-base><text:span text:style-name="T60">区</text:span></text:ruby-base><text:ruby-text>く</text:ruby-text></text:ruby> <text:s text:c="19"/>¿?</text:p>
          </table:table-cell>
        </table:table-row>
      </table:table>
      <text:p text:style-name="P3"/>
      <text:p text:style-name="P3"/>
      <text:p text:style-name="P148">一丁</text:p>
      <text:p text:style-name="P148">一定</text:p>
      <text:p text:style-name="P149"/>
      <text:p text:style-name="P149">一着</text:p>
      <text:p text:style-name="P184"/>
      <text:p text:style-name="P34">EDIFICIOS</text:p>
      <text:p text:style-name="P16"/>
      <text:p text:style-name="P19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office:value-type="string">
            <text:p text:style-name="P86">庫</text:p>
          </table:table-cell>
          <table:table-cell table:style-name="Tabla143.A1" office:value-type="string">
            <text:p text:style-name="P115">コ</text:p>
          </table:table-cell>
          <table:table-cell table:style-name="Tabla143.A1" office:value-type="string">
            <text:p text:style-name="P98"><text:span text:style-name="T60">そう</text:span><text:ruby text:style-name="Ru1"><text:ruby-base><text:span text:style-name="T60">庫</text:span></text:ruby-base><text:ruby-text>こ</text:ruby-text></text:ruby> <text:s text:c="10"/>almacén</text:p>
          </table:table-cell>
          <table:table-cell table:style-name="Tabla143.D1" office:value-type="string">
            <text:p text:style-name="P98"><text:ruby text:style-name="Ru1"><text:ruby-base><text:span text:style-name="T60">金</text:span></text:ruby-base><text:ruby-text>きん</text:ruby-text></text:ruby><text:ruby text:style-name="Ru1"><text:ruby-base><text:span text:style-name="T60">庫</text:span></text:ruby-base><text:ruby-text>こ</text:ruby-text></text:ruby> <text:s text:c="11"/>caja fuerte</text:p>
          </table:table-cell>
        </table:table-row>
      </table:table>
      <text:p text:style-name="P18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86">室</text:p>
          </table:table-cell>
          <table:table-cell table:style-name="Tabla148.A1" table:number-rows-spanned="2" office:value-type="string">
            <text:p text:style-name="P114">シツ</text:p>
          </table:table-cell>
          <table:table-cell table:style-name="Tabla148.A1" office:value-type="string">
            <text:p text:style-name="P76"><text:ruby text:style-name="Ru1"><text:ruby-base><text:span text:style-name="T76">教</text:span></text:ruby-base><text:ruby-text>きょう</text:ruby-text></text:ruby><text:ruby text:style-name="Ru1"><text:ruby-base><text:span text:style-name="T76">室</text:span></text:ruby-base><text:ruby-text>しつ</text:ruby-text></text:ruby> <text:s text:c="19"/>aula</text:p>
          </table:table-cell>
          <table:table-cell table:style-name="Tabla148.D1" office:value-type="string">
            <text:p text:style-name="P99"><text:span text:style-name="T76">~</text:span><text:ruby text:style-name="Ru1"><text:ruby-base><text:span text:style-name="T76">室</text:span></text:ruby-base><text:ruby-text>しつ</text:ruby-text></text:ruby> <text:s text:c="9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103"><text:ruby text:style-name="Ru1"><text:ruby-base><text:span text:style-name="T76">会</text:span></text:ruby-base><text:ruby-text>かい</text:ruby-text></text:ruby><text:span text:style-name="T76">ぎ</text:span><text:ruby text:style-name="Ru1"><text:ruby-base><text:span text:style-name="T76">室</text:span></text:ruby-base><text:ruby-text>しつ</text:ruby-text></text:ruby> sala reuniones</text:p>
          </table:table-cell>
          <table:table-cell table:style-name="Tabla148.D2" office:value-type="string">
            <text:p text:style-name="P127"><text:ruby text:style-name="Ru1"><text:ruby-base><text:span text:style-name="T43">室</text:span></text:ruby-base><text:ruby-text>しつ</text:ruby-text></text:ruby><text:ruby text:style-name="Ru1"><text:ruby-base><text:span text:style-name="T43">内</text:span></text:ruby-base><text:ruby-text>ない</text:ruby-text></text:ruby>　 <text:s/><text:span text:style-name="T33"><text:s text:c="14"/>interior</text:span></text:p>
          </table:table-cell>
        </table:table-row>
      </table:table>
      <text:p text:style-name="P7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86">図</text:p>
          </table:table-cell>
          <table:table-cell table:style-name="Tabla157.A1" office:value-type="string">
            <text:p text:style-name="P114">ト</text:p>
          </table:table-cell>
          <table:table-cell table:style-name="Tabla157.C1" office:value-type="string">
            <text:p text:style-name="P76"><text:ruby text:style-name="Ru1"><text:ruby-base><text:span text:style-name="T60">図</text:span></text:ruby-base><text:ruby-text>と</text:ruby-text></text:ruby><text:ruby text:style-name="Ru1"><text:ruby-base><text:span text:style-name="T60">書</text:span></text:ruby-base><text:ruby-text>しょ</text:ruby-text></text:ruby><text:ruby text:style-name="Ru1"><text:ruby-base><text:span text:style-name="T60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98"/>
          </table:table-cell>
        </table:table-row>
        <table:table-row>
          <table:covered-table-cell/>
          <table:table-cell table:style-name="Tabla157.B2" office:value-type="string">
            <text:p text:style-name="P115">ズ</text:p>
          </table:table-cell>
          <table:table-cell table:style-name="Tabla157.C2" office:value-type="string">
            <text:p text:style-name="P98"><text:ruby text:style-name="Ru1"><text:ruby-base><text:span text:style-name="T60">地</text:span></text:ruby-base><text:ruby-text>ち</text:ruby-text></text:ruby><text:ruby text:style-name="Ru1"><text:ruby-base><text:span text:style-name="T60">図</text:span></text:ruby-base><text:ruby-text>ず</text:ruby-text></text:ruby> <text:s text:c="19"/>mapa</text:p>
          </table:table-cell>
          <table:table-cell table:style-name="Tabla157.D2" office:value-type="string">
            <text:p text:style-name="P98"><text:ruby text:style-name="Ru1"><text:ruby-base><text:span text:style-name="T60">図</text:span></text:ruby-base><text:ruby-text>ず</text:ruby-text></text:ruby><text:ruby text:style-name="Ru1"><text:ruby-base><text:span text:style-name="T60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86">画</text:p>
          </table:table-cell>
          <table:table-cell table:style-name="Tabla174.A1" office:value-type="string">
            <text:p text:style-name="P114">ガ</text:p>
          </table:table-cell>
          <table:table-cell table:style-name="Tabla174.A1" office:value-type="string">
            <text:p text:style-name="P76"><text:span text:style-name="T60">えい</text:span><text:ruby text:style-name="Ru1"><text:ruby-base><text:span text:style-name="T60">画</text:span></text:ruby-base><text:ruby-text>が</text:ruby-text></text:ruby><text:ruby text:style-name="Ru1"><text:ruby-base><text:span text:style-name="T60">館</text:span></text:ruby-base><text:ruby-text>かん</text:ruby-text></text:ruby> <text:s text:c="13"/>cine</text:p>
          </table:table-cell>
          <table:table-cell table:style-name="Tabla174.D1" office:value-type="string">
            <text:p text:style-name="P76"><text:span text:style-name="T60">えい</text:span><text:ruby text:style-name="Ru1"><text:ruby-base><text:span text:style-name="T60">画</text:span></text:ruby-base><text:ruby-text>が</text:ruby-text></text:ruby><text:span text:style-name="T60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32">カク</text:p>
          </table:table-cell>
          <table:table-cell table:style-name="Tabla174.C2" office:value-type="string">
            <text:p text:style-name="P135"><text:ruby text:style-name="Ru1"><text:ruby-base><text:span text:style-name="T60">計</text:span></text:ruby-base><text:ruby-text>けい</text:ruby-text></text:ruby><text:ruby text:style-name="Ru1"><text:ruby-base><text:span text:style-name="T60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27">　 <text:s text:c="3"/></text:p>
          </table:table-cell>
        </table:table-row>
      </table:table>
      <text:p text:style-name="P17"/>
      <table:table table:name="Tabla405" table:style-name="Tabla405">
        <table:table-column table:style-name="Tabla405.A"/>
        <table:table-column table:style-name="Tabla405.B"/>
        <table:table-column table:style-name="Tabla405.C"/>
        <table:table-column table:style-name="Tabla405.D"/>
        <table:table-row>
          <table:table-cell table:style-name="Tabla405.A1" office:value-type="string">
            <text:p text:style-name="P86">部</text:p>
          </table:table-cell>
          <table:table-cell table:style-name="Tabla405.A1" office:value-type="string">
            <text:p text:style-name="P114">ブ</text:p>
          </table:table-cell>
          <table:table-cell table:style-name="Tabla405.A1" office:value-type="string">
            <text:p text:style-name="P99"><text:ruby text:style-name="Ru1"><text:ruby-base><text:span text:style-name="T76">部</text:span></text:ruby-base><text:ruby-text>ぶ</text:ruby-text></text:ruby> <text:s/>departamento, club</text:p>
          </table:table-cell>
          <table:table-cell table:style-name="Tabla405.D1" office:value-type="string">
            <text:p text:style-name="P99"><text:ruby text:style-name="Ru1"><text:ruby-base><text:span text:style-name="T76">全</text:span></text:ruby-base><text:ruby-text>ぜん</text:ruby-text></text:ruby><text:ruby text:style-name="Ru1"><text:ruby-base><text:span text:style-name="T76">部</text:span></text:ruby-base><text:ruby-text>ぶ</text:ruby-text></text:ruby> <text:s text:c="22"/>todo</text:p>
          </table:table-cell>
        </table:table-row>
      </table:table>
      <text:p text:style-name="P41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86">社</text:p>
          </table:table-cell>
          <table:table-cell table:style-name="Tabla255.A1" office:value-type="string">
            <text:p text:style-name="P114">シャ</text:p>
          </table:table-cell>
          <table:table-cell table:style-name="Tabla255.A1" office:value-type="string">
            <text:p text:style-name="P104"><text:ruby text:style-name="Ru1"><text:ruby-base><text:span text:style-name="T60">会</text:span></text:ruby-base><text:ruby-text>かい</text:ruby-text></text:ruby><text:ruby text:style-name="Ru1"><text:ruby-base><text:span text:style-name="T60">社</text:span></text:ruby-base><text:ruby-text>しゃ</text:ruby-text></text:ruby> <text:s text:c="14"/>empresa</text:p>
          </table:table-cell>
          <table:table-cell table:style-name="Tabla255.D1" office:value-type="string">
            <text:p text:style-name="P99"/>
          </table:table-cell>
        </table:table-row>
        <table:table-row>
          <table:covered-table-cell/>
          <table:table-cell table:style-name="Tabla255.B2" office:value-type="string">
            <text:p text:style-name="P114">やしろ</text:p>
          </table:table-cell>
          <table:table-cell table:style-name="Tabla255.C2" office:value-type="string">
            <text:p text:style-name="P76"><text:ruby text:style-name="Ru1"><text:ruby-base><text:span text:style-name="T60">社</text:span></text:ruby-base><text:ruby-text>やしろ</text:ruby-text></text:ruby> <text:s text:c="4"/>santuario <text:span text:style-name="T6">Shinto</text:span></text:p>
          </table:table-cell>
          <table:table-cell table:style-name="Tabla255.D2" office:value-type="string">
            <text:p text:style-name="P99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86">校</text:p>
            </table:table-cell>
            <table:table-cell table:style-name="Tabla258.A1" office:value-type="string">
              <text:p text:style-name="P92">コウ</text:p>
            </table:table-cell>
            <table:table-cell table:style-name="Tabla258.A1" office:value-type="string">
              <text:p text:style-name="P76"><text:ruby text:style-name="Ru1"><text:ruby-base><text:span text:style-name="T89">学</text:span></text:ruby-base><text:ruby-text>がっ</text:ruby-text></text:ruby><text:ruby text:style-name="Ru1"><text:ruby-base><text:span text:style-name="T76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76"><text:ruby text:style-name="Ru1"><text:ruby-base><text:span text:style-name="T76">校</text:span></text:ruby-base><text:ruby-text>こう</text:ruby-text></text:ruby><text:ruby text:style-name="Ru1"><text:ruby-base><text:span text:style-name="T76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8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86">駅</text:p>
            </table:table-cell>
            <table:table-cell table:style-name="Tabla261.A1" office:value-type="string">
              <text:p text:style-name="P92">エキ</text:p>
            </table:table-cell>
            <table:table-cell table:style-name="Tabla261.A1" office:value-type="string">
              <text:p text:style-name="P76"><text:ruby text:style-name="Ru1"><text:ruby-base><text:span text:style-name="T76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76"/>
            </table:table-cell>
          </table:table-row>
        </table:table-header-rows>
      </table:table>
      <text:p text:style-name="P18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86">場</text:p>
          </table:table-cell>
          <table:table-cell table:style-name="Tabla265.A1" office:value-type="string">
            <text:p text:style-name="P114"/>
            <text:p text:style-name="P114">ジョウ</text:p>
          </table:table-cell>
          <table:table-cell table:style-name="Tabla265.A1" office:value-type="string">
            <text:p text:style-name="P76"><text:ruby text:style-name="Ru1"><text:ruby-base><text:span text:style-name="T42">工</text:span></text:ruby-base><text:ruby-text>こう</text:ruby-text></text:ruby><text:ruby text:style-name="Ru1"><text:ruby-base><text:span text:style-name="T42">場</text:span></text:ruby-base><text:ruby-text>じょう</text:ruby-text></text:ruby><text:span text:style-name="T34"> <text:s text:c="15"/>fábrica</text:span></text:p>
          </table:table-cell>
          <table:table-cell table:style-name="Tabla265.D1" office:value-type="string">
            <text:p text:style-name="P138"><text:span text:style-name="T76">ぼく</text:span><text:ruby text:style-name="Ru1"><text:ruby-base><text:span text:style-name="T76">場</text:span></text:ruby-base><text:ruby-text>じょう</text:ruby-text></text:ruby> <text:s text:c="13"/><text:span text:style-name="T34">granja</text:span></text:p>
          </table:table-cell>
        </table:table-row>
        <table:table-row>
          <table:covered-table-cell/>
          <table:table-cell table:style-name="Tabla265.B2" office:value-type="string">
            <text:p text:style-name="P114">ば</text:p>
          </table:table-cell>
          <table:table-cell table:style-name="Tabla265.B2" office:value-type="string">
            <text:p text:style-name="P76"><text:ruby text:style-name="Ru1"><text:ruby-base><text:span text:style-name="T42">場</text:span></text:ruby-base><text:ruby-text>ば</text:ruby-text></text:ruby><text:ruby text:style-name="Ru1"><text:ruby-base><text:span text:style-name="T89">所</text:span></text:ruby-base><text:ruby-text>じょ</text:ruby-text></text:ruby><text:span text:style-name="T34"> <text:s text:c="13"/>directorio</text:span></text:p>
          </table:table-cell>
          <table:table-cell table:style-name="Tabla265.D2" office:value-type="string">
            <text:p text:style-name="P104"><text:ruby text:style-name="Ru1"><text:ruby-base><text:span text:style-name="T76">売</text:span></text:ruby-base><text:ruby-text>う</text:ruby-text></text:ruby><text:span text:style-name="T76">り</text:span><text:ruby text:style-name="Ru1"><text:ruby-base><text:span text:style-name="T76">場</text:span></text:ruby-base><text:ruby-text>ば</text:ruby-text></text:ruby> <text:s text:c="6"/></text:p>
            <text:p text:style-name="P104"><text:s text:c="3"/>sección en almacenes</text:p>
          </table:table-cell>
        </table:table-row>
      </table:table>
      <text:p text:style-name="P18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86">局</text:p>
          </table:table-cell>
          <table:table-cell table:style-name="Tabla269.A1" office:value-type="string">
            <text:p text:style-name="P114">キョク</text:p>
          </table:table-cell>
          <table:table-cell table:style-name="Tabla269.A1" office:value-type="string">
            <text:p text:style-name="P76"><text:ruby text:style-name="Ru1"><text:ruby-base><text:span text:style-name="T86">薬</text:span></text:ruby-base><text:ruby-text>やっ</text:ruby-text></text:ruby><text:ruby text:style-name="Ru1"><text:ruby-base><text:span text:style-name="T60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98"><text:span text:style-name="T60">ゆうびん</text:span><text:ruby text:style-name="Ru1"><text:ruby-base><text:span text:style-name="T60">局</text:span></text:ruby-base><text:ruby-text>きょく</text:ruby-text></text:ruby> </text:p>
            <text:p text:style-name="P98"><text:s text:c="11"/>oficina de correos</text:p>
          </table:table-cell>
        </table:table-row>
      </table:table>
      <text:p text:style-name="P18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office:value-type="string">
            <text:p text:style-name="P86">交</text:p>
          </table:table-cell>
          <table:table-cell table:style-name="Tabla183.A1" office:value-type="string">
            <text:p text:style-name="P115">コウ</text:p>
          </table:table-cell>
          <table:table-cell table:style-name="Tabla183.A1" office:value-type="string">
            <text:p text:style-name="P127"><text:ruby text:style-name="Ru1"><text:ruby-base><text:span text:style-name="T39">交</text:span></text:ruby-base><text:ruby-text>こう</text:ruby-text></text:ruby><text:ruby text:style-name="Ru1"><text:ruby-base><text:span text:style-name="T39">番</text:span></text:ruby-base><text:ruby-text>ばん</text:ruby-text></text:ruby><text:span text:style-name="T33"> <text:s text:c="2"/>garita de policía</text:span></text:p>
          </table:table-cell>
          <table:table-cell table:style-name="Tabla183.D1" office:value-type="string">
            <text:p text:style-name="P127"><text:ruby text:style-name="Ru1"><text:ruby-base><text:span text:style-name="T39">交</text:span></text:ruby-base><text:ruby-text>こう</text:ruby-text></text:ruby><text:span text:style-name="T39">さ</text:span><text:ruby text:style-name="Ru1"><text:ruby-base><text:span text:style-name="T39">点</text:span></text:ruby-base><text:ruby-text>てん</text:ruby-text></text:ruby><text:span text:style-name="T33"> <text:s/>cruce de calles</text:span></text:p>
          </table:table-cell>
        </table:table-row>
      </table:table>
      <text:p text:style-name="P18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86">院</text:p>
          </table:table-cell>
          <table:table-cell table:style-name="Tabla273.A1" office:value-type="string">
            <text:p text:style-name="P114">イン</text:p>
          </table:table-cell>
          <table:table-cell table:style-name="Tabla273.A1" office:value-type="string">
            <text:p text:style-name="P76"><text:ruby text:style-name="Ru1"><text:ruby-base><text:span text:style-name="T60">病</text:span></text:ruby-base><text:ruby-text>びょう</text:ruby-text></text:ruby><text:ruby text:style-name="Ru1"><text:ruby-base><text:span text:style-name="T60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98"/>
          </table:table-cell>
        </table:table-row>
      </table:table>
      <text:p text:style-name="P19"/>
      <table:table table:name="Tabla433" table:style-name="Tabla433">
        <table:table-column table:style-name="Tabla433.A"/>
        <table:table-column table:style-name="Tabla433.B"/>
        <table:table-column table:style-name="Tabla433.C"/>
        <table:table-column table:style-name="Tabla433.D"/>
        <table:table-row>
          <table:table-cell table:style-name="Tabla433.A1" office:value-type="string">
            <text:p text:style-name="P86">旅</text:p>
          </table:table-cell>
          <table:table-cell table:style-name="Tabla433.A1" office:value-type="string">
            <text:p text:style-name="P114">リョ</text:p>
          </table:table-cell>
          <table:table-cell table:style-name="Tabla433.A1" office:value-type="string">
            <text:p text:style-name="P104"><text:ruby text:style-name="Ru1"><text:ruby-base><text:span text:style-name="T60">旅</text:span></text:ruby-base><text:ruby-text>りょ</text:ruby-text></text:ruby><text:ruby text:style-name="Ru1"><text:ruby-base><text:span text:style-name="T60">館</text:span></text:ruby-base><text:ruby-text>かん</text:ruby-text></text:ruby> <text:s text:c="6"/>hostal <text:span text:style-name="T6">ryokan</text:span></text:p>
          </table:table-cell>
          <table:table-cell table:style-name="Tabla433.D1" office:value-type="string">
            <text:p text:style-name="P104"><text:ruby text:style-name="Ru1"><text:ruby-base><text:span text:style-name="T60">旅</text:span></text:ruby-base><text:ruby-text>りょ</text:ruby-text></text:ruby><text:ruby text:style-name="Ru1"><text:ruby-base><text:span text:style-name="T60">行</text:span></text:ruby-base><text:ruby-text>こう</text:ruby-text></text:ruby> <text:s text:c="22"/>viaje</text:p>
          </table:table-cell>
        </table:table-row>
      </table:table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able:table table:name="Tabla373" table:style-name="Tabla373">
        <table:table-column table:style-name="Tabla373.A"/>
        <table:table-column table:style-name="Tabla373.B"/>
        <table:table-column table:style-name="Tabla373.C"/>
        <table:table-column table:style-name="Tabla373.D"/>
        <table:table-row>
          <table:table-cell table:style-name="Tabla373.A1" office:value-type="string">
            <text:p text:style-name="P86">庭</text:p>
          </table:table-cell>
          <table:table-cell table:style-name="Tabla373.A1" office:value-type="string">
            <text:p text:style-name="P114">にわ</text:p>
          </table:table-cell>
          <table:table-cell table:style-name="Tabla373.A1" office:value-type="string">
            <text:p text:style-name="P98"><text:ruby text:style-name="Ru1"><text:ruby-base><text:span text:style-name="T60">庭</text:span></text:ruby-base><text:ruby-text>にわ</text:ruby-text></text:ruby> <text:s text:c="23"/>jardín</text:p>
          </table:table-cell>
          <table:table-cell table:style-name="Tabla373.D1" office:value-type="string">
            <text:p text:style-name="P98"><text:ruby text:style-name="Ru1"><text:ruby-base><text:span text:style-name="T60">中</text:span></text:ruby-base><text:ruby-text>なか</text:ruby-text></text:ruby><text:ruby text:style-name="Ru1"><text:ruby-base><text:span text:style-name="T60">庭</text:span></text:ruby-base><text:ruby-text>にわ</text:ruby-text></text:ruby> <text:s text:c="10"/>patio interior</text:p>
          </table:table-cell>
        </table:table-row>
      </table:table>
      <text:p text:style-name="P18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table:number-rows-spanned="2" office:value-type="string">
            <text:p text:style-name="P86">市</text:p>
          </table:table-cell>
          <table:table-cell table:style-name="Tabla286.A1" office:value-type="string">
            <text:p text:style-name="P115">いち</text:p>
          </table:table-cell>
          <table:table-cell table:style-name="Tabla286.A1" office:value-type="string">
            <text:p text:style-name="P103"><text:ruby text:style-name="Ru1"><text:ruby-base><text:span text:style-name="T76">市</text:span></text:ruby-base><text:ruby-text>いち</text:ruby-text></text:ruby><text:ruby text:style-name="Ru1"><text:ruby-base><text:span text:style-name="T76">場</text:span></text:ruby-base><text:ruby-text>ば</text:ruby-text></text:ruby> <text:s text:c="14"/>mercado</text:p>
          </table:table-cell>
          <table:table-cell table:style-name="Tabla286.D1" office:value-type="string">
            <text:p text:style-name="P99"/>
          </table:table-cell>
        </table:table-row>
        <table:table-row>
          <table:covered-table-cell/>
          <table:table-cell table:style-name="Tabla286.B2" office:value-type="string">
            <text:p text:style-name="P114">シ</text:p>
          </table:table-cell>
          <table:table-cell table:style-name="Tabla286.C2" office:value-type="string">
            <text:p text:style-name="P76"><text:ruby text:style-name="Ru1"><text:ruby-base><text:span text:style-name="T76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24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4"> <text:s text:c="3"/>ayuntamiento</text:span></text:p>
          </table:table-cell>
        </table:table-row>
      </table:table>
      <text:p text:style-name="P18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86">宮</text:p>
          </table:table-cell>
          <table:table-cell table:style-name="Tabla288.A1" office:value-type="string">
            <text:p text:style-name="P114">キュウ</text:p>
          </table:table-cell>
          <table:table-cell table:style-name="Tabla288.A1" office:value-type="string">
            <text:p text:style-name="P76"><text:ruby text:style-name="Ru1"><text:ruby-base><text:span text:style-name="T60">宮</text:span></text:ruby-base><text:ruby-text>きゅう</text:ruby-text></text:ruby><text:span text:style-name="T60">でん</text:span> <text:s text:c="10"/>palacio</text:p>
          </table:table-cell>
          <table:table-cell table:style-name="Tabla288.D1" office:value-type="string">
            <text:p text:style-name="P98"/>
          </table:table-cell>
        </table:table-row>
      </table:table>
      <text:p text:style-name="P19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86">園</text:p>
          </table:table-cell>
          <table:table-cell table:style-name="Tabla296.A1" office:value-type="string">
            <text:p text:style-name="P114">エン</text:p>
          </table:table-cell>
          <table:table-cell table:style-name="Tabla296.A1" office:value-type="string">
            <text:p text:style-name="P76"><text:ruby text:style-name="Ru1"><text:ruby-base><text:span text:style-name="T76">公</text:span></text:ruby-base><text:ruby-text>こう</text:ruby-text></text:ruby><text:ruby text:style-name="Ru1"><text:ruby-base><text:span text:style-name="T76">園</text:span></text:ruby-base><text:ruby-text>えん</text:ruby-text></text:ruby><text:span text:style-name="T76"> </text:span><text:s text:c="16"/>parque</text:p>
          </table:table-cell>
          <table:table-cell table:style-name="Tabla296.D1" office:value-type="string">
            <text:p text:style-name="P99"/>
          </table:table-cell>
        </table:table-row>
      </table:table>
      <text:p text:style-name="P7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86">柱</text:p>
            </table:table-cell>
            <table:table-cell table:style-name="Tabla367.A1" office:value-type="string">
              <text:p text:style-name="P92">はしら</text:p>
            </table:table-cell>
            <table:table-cell table:style-name="Tabla367.A1" office:value-type="string">
              <text:p text:style-name="P76"><text:ruby text:style-name="Ru1"><text:ruby-base><text:span text:style-name="T76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76"/>
            </table:table-cell>
          </table:table-row>
        </table:table-header-rows>
      </table:table>
      <text:p text:style-name="P52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86">門</text:p>
          </table:table-cell>
          <table:table-cell table:style-name="Tabla297.A1" table:number-rows-spanned="2" office:value-type="string">
            <text:p text:style-name="P114">モン</text:p>
          </table:table-cell>
          <table:table-cell table:style-name="Tabla297.A1" office:value-type="string">
            <text:p text:style-name="P76"><text:ruby text:style-name="Ru1"><text:ruby-base><text:span text:style-name="T60">門</text:span></text:ruby-base><text:ruby-text>もん</text:ruby-text></text:ruby><text:span text:style-name="T60"> </text:span><text:s text:c="22"/>portón</text:p>
          </table:table-cell>
          <table:table-cell table:style-name="Tabla297.D1" office:value-type="string">
            <text:p text:style-name="P103"><text:ruby text:style-name="Ru1"><text:ruby-base><text:span text:style-name="T60">入</text:span></text:ruby-base><text:ruby-text>にゅう</text:ruby-text></text:ruby><text:ruby text:style-name="Ru1"><text:ruby-base><text:span text:style-name="T60">門</text:span></text:ruby-base><text:ruby-text>もん</text:ruby-text></text:ruby> <text:s text:c="2"/></text:p>
            <text:p text:style-name="P104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18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103"/>
          </table:table-cell>
        </table:table-row>
      </table:table>
      <text:p text:style-name="P7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table:number-rows-spanned="2" office:value-type="string">
              <text:p text:style-name="P86">橋</text:p>
            </table:table-cell>
            <table:table-cell table:style-name="Tabla308.A1" office:value-type="string">
              <text:p text:style-name="P92">はし</text:p>
            </table:table-cell>
            <table:table-cell table:style-name="Tabla308.A1" office:value-type="string">
              <text:p text:style-name="P76"><text:ruby text:style-name="Ru1"><text:ruby-base><text:span text:style-name="T76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76"/>
            </table:table-cell>
          </table:table-row>
        </table:table-header-rows>
        <table:table-row>
          <table:covered-table-cell/>
          <table:table-cell table:style-name="Tabla308.B2" office:value-type="string">
            <text:p text:style-name="P92">ばし</text:p>
          </table:table-cell>
          <table:table-cell table:style-name="Tabla308.B2" office:value-type="string">
            <text:p text:style-name="P76"><text:span text:style-name="T76">つり</text:span><text:ruby text:style-name="Ru1"><text:ruby-base><text:span text:style-name="T76">橋</text:span></text:ruby-base><text:ruby-text>はし</text:ruby-text></text:ruby> <text:s/></text:p>
            <text:p text:style-name="P76"><text:s text:c="13"/>puente colgante</text:p>
          </table:table-cell>
          <table:table-cell table:style-name="Tabla308.D2" office:value-type="string">
            <text:p text:style-name="P76"/>
          </table:table-cell>
        </table:table-row>
      </table:table>
      <text:p text:style-name="P51"/>
      <text:p text:style-name="P51"/>
      <text:p text:style-name="P51"/>
      <text:p text:style-name="P51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3" office:value-type="string">
            <text:p text:style-name="P86">戸</text:p>
          </table:table-cell>
          <table:table-cell table:style-name="Tabla309.A1" office:value-type="string">
            <text:p text:style-name="P114">と</text:p>
          </table:table-cell>
          <table:table-cell table:style-name="Tabla309.A1" office:value-type="string">
            <text:p text:style-name="P76"><text:ruby text:style-name="Ru1"><text:ruby-base><text:span text:style-name="T60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99"/>
          </table:table-cell>
        </table:table-row>
        <table:table-row>
          <table:covered-table-cell/>
          <table:table-cell table:style-name="Tabla309.B2" office:value-type="string">
            <text:p text:style-name="P114">ど</text:p>
          </table:table-cell>
          <table:table-cell table:style-name="Tabla309.B2" office:value-type="string">
            <text:p text:style-name="P99"><text:ruby text:style-name="Ru1"><text:ruby-base><text:span text:style-name="T60">雨</text:span></text:ruby-base><text:ruby-text>あま</text:ruby-text></text:ruby><text:ruby text:style-name="Ru1"><text:ruby-base><text:span text:style-name="T13">戸</text:span></text:ruby-base><text:ruby-text>ど</text:ruby-text></text:ruby> <text:s text:c="14"/>persiana</text:p>
          </table:table-cell>
          <table:table-cell table:style-name="Tabla309.D2" office:value-type="string">
            <text:p text:style-name="P99"/>
          </table:table-cell>
        </table:table-row>
        <table:table-row>
          <table:covered-table-cell/>
          <table:table-cell table:style-name="Tabla309.B2" office:value-type="string">
            <text:p text:style-name="P114">コ</text:p>
          </table:table-cell>
          <table:table-cell table:style-name="Tabla309.B2" office:value-type="string">
            <text:p text:style-name="P76"><text:ruby text:style-name="Ru1"><text:ruby-base><text:span text:style-name="T60">戸</text:span></text:ruby-base><text:ruby-text>こ</text:ruby-text></text:ruby><text:ruby text:style-name="Ru1"><text:ruby-base><text:span text:style-name="T60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99"/>
          </table:table-cell>
        </table:table-row>
      </table:table>
      <text:p text:style-name="P7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86">港</text:p>
            </table:table-cell>
            <table:table-cell table:style-name="Tabla311.A1" office:value-type="string">
              <text:p text:style-name="P92">みなと</text:p>
            </table:table-cell>
            <table:table-cell table:style-name="Tabla311.A1" office:value-type="string">
              <text:p text:style-name="P76"><text:ruby text:style-name="Ru1"><text:ruby-base><text:span text:style-name="T76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92">コウ</text:p>
          </table:table-cell>
          <table:table-cell table:style-name="Tabla311.B2" office:value-type="string">
            <text:p text:style-name="P76"><text:ruby text:style-name="Ru1"><text:ruby-base><text:span text:style-name="T76">空</text:span></text:ruby-base><text:ruby-text>くう</text:ruby-text></text:ruby><text:ruby text:style-name="Ru1"><text:ruby-base><text:span text:style-name="T76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18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86">客</text:p>
          </table:table-cell>
          <table:table-cell table:style-name="Tabla318.A1" office:value-type="string">
            <text:p text:style-name="P114">キャク</text:p>
          </table:table-cell>
          <table:table-cell table:style-name="Tabla318.A1" office:value-type="string">
            <text:p text:style-name="P76"><text:ruby text:style-name="Ru1"><text:ruby-base><text:span text:style-name="T60">客</text:span></text:ruby-base><text:ruby-text>きゃく</text:ruby-text></text:ruby><text:ruby text:style-name="Ru1"><text:ruby-base><text:span text:style-name="T60">間</text:span></text:ruby-base><text:ruby-text>ま</text:ruby-text></text:ruby> <text:s text:c="12"/>recibidor</text:p>
          </table:table-cell>
          <table:table-cell table:style-name="Tabla318.D1" office:value-type="string">
            <text:p text:style-name="P99"/>
          </table:table-cell>
        </table:table-row>
      </table:table>
      <text:p text:style-name="P19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86">屋</text:p>
          </table:table-cell>
          <table:table-cell table:style-name="Tabla319.A1" office:value-type="string">
            <text:p text:style-name="P114">や</text:p>
          </table:table-cell>
          <table:table-cell table:style-name="Tabla319.A1" office:value-type="string">
            <text:p text:style-name="P76"><text:ruby text:style-name="Ru1"><text:ruby-base><text:span text:style-name="T60">屋</text:span></text:ruby-base><text:ruby-text>や</text:ruby-text></text:ruby><text:ruby text:style-name="Ru1"><text:ruby-base><text:span text:style-name="T60">根</text:span></text:ruby-base><text:ruby-text>ね</text:ruby-text></text:ruby> <text:s text:c="18"/>tejado</text:p>
          </table:table-cell>
          <table:table-cell table:style-name="Tabla319.D1" office:value-type="string">
            <text:p text:style-name="P99"/>
          </table:table-cell>
        </table:table-row>
        <table:table-row>
          <table:covered-table-cell/>
          <table:table-cell table:style-name="Tabla319.B2" office:value-type="string">
            <text:p text:style-name="P114">オク</text:p>
          </table:table-cell>
          <table:table-cell table:style-name="Tabla319.C2" office:value-type="string">
            <text:p text:style-name="P76"><text:ruby text:style-name="Ru1"><text:ruby-base><text:span text:style-name="T40">屋</text:span></text:ruby-base><text:ruby-text>おく</text:ruby-text></text:ruby><text:ruby text:style-name="Ru1"><text:ruby-base><text:span text:style-name="T40">上</text:span></text:ruby-base><text:ruby-text>じょう</text:ruby-text></text:ruby><text:span text:style-name="T60"> <text:s text:c="2"/></text:span><text:s text:c="12"/>azotea</text:p>
          </table:table-cell>
          <table:table-cell table:style-name="Tabla319.D2" office:value-type="string">
            <text:p text:style-name="P99"/>
          </table:table-cell>
        </table:table-row>
      </table:table>
      <text:p text:style-name="P6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86">寺</text:p>
          </table:table-cell>
          <table:table-cell table:style-name="Tabla322.A1" office:value-type="string">
            <text:p text:style-name="P114">てら</text:p>
          </table:table-cell>
          <table:table-cell table:style-name="Tabla322.A1" office:value-type="string">
            <text:p text:style-name="P76"><text:ruby text:style-name="Ru1"><text:ruby-base><text:span text:style-name="T76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99"><text:s text:c="10"/></text:p>
          </table:table-cell>
        </table:table-row>
        <table:table-row>
          <table:covered-table-cell/>
          <table:table-cell table:style-name="Tabla322.B2" office:value-type="string">
            <text:p text:style-name="P115">ジ</text:p>
          </table:table-cell>
          <table:table-cell table:style-name="Tabla322.B2" office:value-type="string">
            <text:p text:style-name="P103"><text:ruby text:style-name="Ru1"><text:ruby-base><text:span text:style-name="T76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27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86">店</text:p>
          </table:table-cell>
          <table:table-cell table:style-name="Tabla332.A1" office:value-type="string">
            <text:p text:style-name="P114">みせ</text:p>
          </table:table-cell>
          <table:table-cell table:style-name="Tabla332.A1" office:value-type="string">
            <text:p text:style-name="P76"><text:ruby text:style-name="Ru1"><text:ruby-base><text:span text:style-name="T76">店</text:span></text:ruby-base><text:ruby-text>みせ</text:ruby-text></text:ruby> <text:s text:c="22"/>tienda</text:p>
          </table:table-cell>
          <table:table-cell table:style-name="Tabla332.D1" office:value-type="string">
            <text:p text:style-name="P99"/>
          </table:table-cell>
        </table:table-row>
        <table:table-row>
          <table:covered-table-cell/>
          <table:table-cell table:style-name="Tabla332.B2" office:value-type="string">
            <text:p text:style-name="P115">テン</text:p>
          </table:table-cell>
          <table:table-cell table:style-name="Tabla332.C2" office:value-type="string">
            <text:p text:style-name="P103"><text:ruby text:style-name="Ru1"><text:ruby-base><text:span text:style-name="T76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103"><text:span text:style-name="T76">きっ</text:span><text:ruby text:style-name="Ru1"><text:ruby-base><text:span text:style-name="T76">茶</text:span></text:ruby-base><text:ruby-text>さ</text:ruby-text></text:ruby><text:ruby text:style-name="Ru1"><text:ruby-base><text:span text:style-name="T76">店</text:span></text:ruby-base><text:ruby-text>てん</text:ruby-text></text:ruby> <text:s text:c="7"/>cafetería</text:p>
          </table:table-cell>
        </table:table-row>
      </table:table>
      <text:p text:style-name="P58"/>
      <text:p text:style-name="P58"><text:soft-page-break/></text:p>
      <text:p text:style-name="P58"/>
      <text:p text:style-name="P58"/>
      <text:p text:style-name="P58"/>
      <text:p text:style-name="P58"/>
      <text:p text:style-name="P58"/>
      <text:p text:style-name="P58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86">館</text:p>
          </table:table-cell>
          <table:table-cell table:style-name="Tabla282.A1" office:value-type="string">
            <text:p text:style-name="P114">カン</text:p>
          </table:table-cell>
          <table:table-cell table:style-name="Tabla282.A1" office:value-type="string">
            <text:p text:style-name="P104"><text:ruby text:style-name="Ru1"><text:ruby-base><text:span text:style-name="T60">館</text:span></text:ruby-base><text:ruby-text>かん</text:ruby-text></text:ruby> <text:s text:c="11"/>aux. “edificio”</text:p>
          </table:table-cell>
          <table:table-cell table:style-name="Tabla282.D1" office:value-type="string">
            <text:p text:style-name="P98"/>
          </table:table-cell>
        </table:table-row>
      </table:table>
      <text:p text:style-name="P18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86">商</text:p>
          </table:table-cell>
          <table:table-cell table:style-name="Tabla194.A1" office:value-type="string">
            <text:p text:style-name="P114">ショウ</text:p>
          </table:table-cell>
          <table:table-cell table:style-name="Tabla194.A1" office:value-type="string">
            <text:p text:style-name="P99"><text:ruby text:style-name="Ru1"><text:ruby-base><text:span text:style-name="T60">商</text:span></text:ruby-base><text:ruby-text>しょう</text:ruby-text></text:ruby> <text:s text:c="7"/>aux. “negocio” <text:s text:c="3"/></text:p>
          </table:table-cell>
          <table:table-cell table:style-name="Tabla194.D1" office:value-type="string">
            <text:p text:style-name="P99"><text:ruby text:style-name="Ru1"><text:ruby-base><text:span text:style-name="T60">商</text:span></text:ruby-base><text:ruby-text>しょう</text:ruby-text></text:ruby><text:ruby text:style-name="Ru1"><text:ruby-base><text:span text:style-name="T60">店</text:span></text:ruby-base><text:ruby-text>てん</text:ruby-text></text:ruby> <text:s text:c="4"/>tienda (formal)</text:p>
          </table:table-cell>
        </table:table-row>
      </table:table>
      <text:p text:style-name="P10"/>
      <text:p text:style-name="P184"/>
      <text:p text:style-name="P34">EDIFICIOS</text:p>
      <text:p text:style-name="P16"/>
      <text:p text:style-name="P233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3" office:value-type="string">
              <text:p text:style-name="P86">一</text:p>
            </table:table-cell>
            <table:table-cell table:style-name="Tabla38.A1" office:value-type="string">
              <text:p text:style-name="P92">ひと</text:p>
            </table:table-cell>
            <table:table-cell table:style-name="Tabla38.A1" office:value-type="string">
              <text:p text:style-name="P76"><text:ruby text:style-name="Ru1"><text:ruby-base><text:span text:style-name="T60">一</text:span></text:ruby-base><text:ruby-text>ひと</text:ruby-text></text:ruby><text:span text:style-name="T60">つ</text:span> <text:s text:c="22"/>[ 1 ]</text:p>
            </table:table-cell>
            <table:table-cell table:style-name="Tabla38.D1" office:value-type="string">
              <text:p text:style-name="P76"/>
            </table:table-cell>
          </table:table-row>
        </table:table-header-rows>
        <table:table-row>
          <table:covered-table-cell/>
          <table:table-cell table:style-name="Tabla38.B2" office:value-type="string">
            <text:p text:style-name="P92">つい</text:p>
          </table:table-cell>
          <table:table-cell table:style-name="Tabla38.C2" office:value-type="string">
            <text:p text:style-name="P76"><text:ruby text:style-name="Ru1"><text:ruby-base><text:span text:style-name="T60">一</text:span></text:ruby-base><text:ruby-text>つい</text:ruby-text></text:ruby><text:ruby text:style-name="Ru1"><text:ruby-base><text:span text:style-name="T87">日</text:span></text:ruby-base><text:ruby-text>たち</text:ruby-text></text:ruby> <text:s text:c="20"/>día 1</text:p>
          </table:table-cell>
          <table:table-cell table:style-name="Tabla38.D2" office:value-type="string">
            <text:p text:style-name="P76"/>
          </table:table-cell>
        </table:table-row>
        <table:table-row>
          <table:covered-table-cell/>
          <table:table-cell table:style-name="Tabla38.B2" office:value-type="string">
            <text:p text:style-name="P92">イチ</text:p>
          </table:table-cell>
          <table:table-cell table:style-name="Tabla38.C2" office:value-type="string">
            <text:p text:style-name="P76"><text:ruby text:style-name="Ru1"><text:ruby-base><text:span text:style-name="T60">一</text:span></text:ruby-base><text:ruby-text>いち</text:ruby-text></text:ruby><text:ruby text:style-name="Ru1"><text:ruby-base><text:span text:style-name="T60">月</text:span></text:ruby-base><text:ruby-text>がつ</text:ruby-text></text:ruby> <text:s text:c="19"/>enero</text:p>
          </table:table-cell>
          <table:table-cell table:style-name="Tabla38.D2" office:value-type="string">
            <text:p text:style-name="P76"><text:ruby text:style-name="Ru1"><text:ruby-base><text:span text:style-name="T60">一</text:span></text:ruby-base><text:ruby-text>いち</text:ruby-text></text:ruby> <text:s text:c="29"/>“1”</text:p>
          </table:table-cell>
        </table:table-row>
      </table:table>
      <text:p text:style-name="Standard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3" office:value-type="string">
              <text:p text:style-name="P86">二</text:p>
            </table:table-cell>
            <table:table-cell table:style-name="Tabla55.A1" office:value-type="string">
              <text:p text:style-name="P92">ふた</text:p>
            </table:table-cell>
            <table:table-cell table:style-name="Tabla55.A1" office:value-type="string">
              <text:p text:style-name="P77"><text:ruby text:style-name="Ru1"><text:ruby-base><text:span text:style-name="T60">二</text:span></text:ruby-base><text:ruby-text>ふた</text:ruby-text></text:ruby><text:span text:style-name="T60">つ</text:span> <text:s text:c="22"/>[ 2 ]</text:p>
            </table:table-cell>
            <table:table-cell table:style-name="Tabla55.D1" office:value-type="string">
              <text:p text:style-name="P76"/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92">ふつ</text:p>
          </table:table-cell>
          <table:table-cell table:style-name="Tabla55.B2" office:value-type="string">
            <text:p text:style-name="P77"><text:ruby text:style-name="Ru1"><text:ruby-base><text:span text:style-name="T12">二</text:span></text:ruby-base><text:ruby-text>ふつ</text:ruby-text></text:ruby><text:ruby text:style-name="Ru1"><text:ruby-base><text:span text:style-name="T60">日</text:span></text:ruby-base><text:ruby-text>か</text:ruby-text></text:ruby> <text:s text:c="20"/>día 2</text:p>
          </table:table-cell>
          <table:table-cell table:style-name="Tabla55.D2" office:value-type="string">
            <text:p text:style-name="P76"/>
          </table:table-cell>
        </table:table-row>
        <table:table-row>
          <table:covered-table-cell/>
          <table:table-cell table:style-name="Tabla55.B2" office:value-type="string">
            <text:p text:style-name="P92">ニ</text:p>
          </table:table-cell>
          <table:table-cell table:style-name="Tabla55.C3" office:value-type="string">
            <text:p text:style-name="P76"><text:ruby text:style-name="Ru1"><text:ruby-base><text:span text:style-name="T60">二</text:span></text:ruby-base><text:ruby-text>に</text:ruby-text></text:ruby><text:ruby text:style-name="Ru1"><text:ruby-base><text:span text:style-name="T60">月</text:span></text:ruby-base><text:ruby-text>がつ</text:ruby-text></text:ruby><text:span text:style-name="T68"> <text:s text:c="17"/>febrero</text:span></text:p>
          </table:table-cell>
          <table:table-cell table:style-name="Tabla55.D3" office:value-type="string">
            <text:p text:style-name="P76"><text:ruby text:style-name="Ru1"><text:ruby-base><text:span text:style-name="T60">二</text:span></text:ruby-base><text:ruby-text>に</text:ruby-text></text:ruby><text:span text:style-name="T68"> <text:s text:c="29"/>“2”</text:span></text:p>
          </table:table-cell>
        </table:table-row>
      </table:table>
      <text:p text:style-name="Standard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86">三</text:p>
            </table:table-cell>
            <table:table-cell table:style-name="Tabla54.A1" office:value-type="string">
              <text:p text:style-name="P92">み</text:p>
            </table:table-cell>
            <table:table-cell table:style-name="Tabla54.A1" office:value-type="string">
              <text:p text:style-name="P76"><text:ruby text:style-name="Ru1"><text:ruby-base><text:span text:style-name="T87">三</text:span></text:ruby-base><text:ruby-text>みっ</text:ruby-text></text:ruby><text:ruby text:style-name="Ru1"><text:ruby-base><text:span text:style-name="T60">日</text:span></text:ruby-base><text:ruby-text>か</text:ruby-text></text:ruby><text:span text:style-name="T68"> <text:s text:c="20"/>día 3</text:span></text:p>
            </table:table-cell>
            <table:table-cell table:style-name="Tabla54.D1" office:value-type="string">
              <text:p text:style-name="P76"><text:ruby text:style-name="Ru1"><text:ruby-base><text:span text:style-name="T87">三</text:span></text:ruby-base><text:ruby-text>みっ</text:ruby-text></text:ruby><text:span text:style-name="T60">つ</text:span> <text:s text:c="23"/>[ 3 ]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92">サン</text:p>
          </table:table-cell>
          <table:table-cell table:style-name="Tabla54.C2" office:value-type="string">
            <text:p text:style-name="P76"><text:ruby text:style-name="Ru1"><text:ruby-base><text:span text:style-name="T60">三</text:span></text:ruby-base><text:ruby-text>さん</text:ruby-text></text:ruby><text:ruby text:style-name="Ru1"><text:ruby-base><text:span text:style-name="T60">月</text:span></text:ruby-base><text:ruby-text>がつ</text:ruby-text></text:ruby> <text:s text:c="18"/>marzo</text:p>
          </table:table-cell>
          <table:table-cell table:style-name="Tabla54.D2" office:value-type="string">
            <text:p text:style-name="P76"><text:ruby text:style-name="Ru1"><text:ruby-base><text:span text:style-name="T60">三</text:span></text:ruby-base><text:ruby-text>さん</text:ruby-text></text:ruby> <text:s text:c="29"/>“3”</text:p>
          </table:table-cell>
        </table:table-row>
      </table:table>
      <text:p text:style-name="Standard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2" office:value-type="string">
              <text:p text:style-name="P86">四</text:p>
            </table:table-cell>
            <table:table-cell table:style-name="Tabla53.A1" office:value-type="string">
              <text:p text:style-name="P92">よん</text:p>
            </table:table-cell>
            <table:table-cell table:style-name="Tabla53.A1" office:value-type="string">
              <text:p text:style-name="P76"><text:ruby text:style-name="Ru1"><text:ruby-base><text:span text:style-name="T87">四</text:span></text:ruby-base><text:ruby-text>よっ</text:ruby-text></text:ruby><text:ruby text:style-name="Ru1"><text:ruby-base><text:span text:style-name="T60">日</text:span></text:ruby-base><text:ruby-text>か</text:ruby-text></text:ruby> <text:s text:c="20"/>día 4</text:p>
            </table:table-cell>
            <table:table-cell table:style-name="Tabla53.D1" office:value-type="string">
              <text:p text:style-name="P76"><text:ruby text:style-name="Ru1"><text:ruby-base><text:span text:style-name="T60">四</text:span></text:ruby-base><text:ruby-text>よん</text:ruby-text></text:ruby> <text:s text:c="29"/>“4”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93">シ</text:p>
          </table:table-cell>
          <table:table-cell table:style-name="Tabla53.C2" office:value-type="string">
            <text:p text:style-name="P76"><text:ruby text:style-name="Ru1"><text:ruby-base><text:span text:style-name="T60">四</text:span></text:ruby-base><text:ruby-text>し</text:ruby-text></text:ruby><text:ruby text:style-name="Ru1"><text:ruby-base><text:span text:style-name="T60">月</text:span></text:ruby-base><text:ruby-text>がつ</text:ruby-text></text:ruby> <text:s text:c="22"/>abril</text:p>
          </table:table-cell>
          <table:table-cell table:style-name="Tabla53.D2" office:value-type="string">
            <text:p text:style-name="P76"/>
          </table:table-cell>
        </table:table-row>
      </table:table>
      <text:p text:style-name="Standard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86">五</text:p>
            </table:table-cell>
            <table:table-cell table:style-name="Tabla52.A1" office:value-type="string">
              <text:p text:style-name="P92">いつ</text:p>
            </table:table-cell>
            <table:table-cell table:style-name="Tabla52.A1" office:value-type="string">
              <text:p text:style-name="P76"><text:ruby text:style-name="Ru1"><text:ruby-base><text:span text:style-name="T60">五</text:span></text:ruby-base><text:ruby-text>いつ</text:ruby-text></text:ruby><text:ruby text:style-name="Ru1"><text:ruby-base><text:span text:style-name="T60">日</text:span></text:ruby-base><text:ruby-text>か</text:ruby-text></text:ruby><text:span text:style-name="T68"> <text:s text:c="20"/>día 5</text:span></text:p>
            </table:table-cell>
            <table:table-cell table:style-name="Tabla52.D1" office:value-type="string">
              <text:p text:style-name="P76"><text:ruby text:style-name="Ru1"><text:ruby-base><text:span text:style-name="T60">五</text:span></text:ruby-base><text:ruby-text>いつ</text:ruby-text></text:ruby><text:span text:style-name="T60">つ</text:span><text:span text:style-name="T68"> <text:s text:c="26"/>[5]</text:span>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92">ゴ</text:p>
          </table:table-cell>
          <table:table-cell table:style-name="Tabla52.C2" office:value-type="string">
            <text:p text:style-name="P76"><text:ruby text:style-name="Ru1"><text:ruby-base><text:span text:style-name="T60">五</text:span></text:ruby-base><text:ruby-text>ご</text:ruby-text></text:ruby><text:ruby text:style-name="Ru1"><text:ruby-base><text:span text:style-name="T60">月</text:span></text:ruby-base><text:ruby-text>がつ</text:ruby-text></text:ruby> <text:s text:c="20"/>mayo</text:p>
          </table:table-cell>
          <table:table-cell table:style-name="Tabla52.D2" office:value-type="string">
            <text:p text:style-name="P76"><text:ruby text:style-name="Ru1"><text:ruby-base><text:span text:style-name="T60">五</text:span></text:ruby-base><text:ruby-text>ご</text:ruby-text></text:ruby> <text:s text:c="29"/>“5”</text:p>
          </table:table-cell>
        </table:table-row>
      </table:table>
      <text:p text:style-name="P168"/>
      <text:p text:style-name="P168"/>
      <text:p text:style-name="P240"/>
      <text:p text:style-name="P230"/>
      <text:p text:style-name="P16"/>
      <text:p text:style-name="P19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2" office:value-type="string">
              <text:p text:style-name="P86">六</text:p>
            </table:table-cell>
            <table:table-cell table:style-name="Tabla56.A1" office:value-type="string">
              <text:p text:style-name="P92">むい</text:p>
            </table:table-cell>
            <table:table-cell table:style-name="Tabla56.A1" office:value-type="string">
              <text:p text:style-name="P76"><text:ruby text:style-name="Ru1"><text:ruby-base><text:span text:style-name="T9">六</text:span></text:ruby-base><text:ruby-text>むい</text:ruby-text></text:ruby><text:ruby text:style-name="Ru1"><text:ruby-base><text:span text:style-name="T60">日</text:span></text:ruby-base><text:ruby-text>か</text:ruby-text></text:ruby> <text:s text:c="20"/>día 6</text:p>
            </table:table-cell>
            <table:table-cell table:style-name="Tabla56.D1" office:value-type="string">
              <text:p text:style-name="P76"><text:ruby text:style-name="Ru1"><text:ruby-base><text:span text:style-name="T87">六</text:span></text:ruby-base><text:ruby-text>むっ</text:ruby-text></text:ruby><text:span text:style-name="T60">つ</text:span> <text:s text:c="24"/>[ 6 ]</text:p>
            </table:table-cell>
          </table:table-row>
        </table:table-header-rows>
        <table:table-row>
          <table:covered-table-cell/>
          <table:table-cell table:style-name="Tabla56.B2" office:value-type="string">
            <text:p text:style-name="P92">ロク</text:p>
          </table:table-cell>
          <table:table-cell table:style-name="Tabla56.C2" office:value-type="string">
            <text:p text:style-name="P76"><text:ruby text:style-name="Ru1"><text:ruby-base><text:span text:style-name="T60">六</text:span></text:ruby-base><text:ruby-text>ろく</text:ruby-text></text:ruby><text:ruby text:style-name="Ru1"><text:ruby-base><text:span text:style-name="T60">月</text:span></text:ruby-base><text:ruby-text>がつ</text:ruby-text></text:ruby> <text:s text:c="21"/>junio</text:p>
          </table:table-cell>
          <table:table-cell table:style-name="Tabla56.D2" office:value-type="string">
            <text:p text:style-name="P76"><text:ruby text:style-name="Ru1"><text:ruby-base><text:span text:style-name="T60">六</text:span></text:ruby-base><text:ruby-text>ろく</text:ruby-text></text:ruby><text:span text:style-name="T68"> <text:s text:c="29"/>“6”</text:span></text:p>
          </table:table-cell>
        </table:table-row>
      </table:table>
      <text:p text:style-name="Standard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3" office:value-type="string">
              <text:p text:style-name="P86">七</text:p>
            </table:table-cell>
            <table:table-cell table:style-name="Tabla57.A1" office:value-type="string">
              <text:p text:style-name="P92">なな</text:p>
            </table:table-cell>
            <table:table-cell table:style-name="Tabla57.A1" office:value-type="string">
              <text:p text:style-name="P76"><text:ruby text:style-name="Ru1"><text:ruby-base><text:span text:style-name="T60">七</text:span></text:ruby-base><text:ruby-text>なな</text:ruby-text></text:ruby> <text:s text:c="28"/>“7”</text:p>
            </table:table-cell>
            <table:table-cell table:style-name="Tabla57.D1" office:value-type="string">
              <text:p text:style-name="P76"><text:ruby text:style-name="Ru1"><text:ruby-base><text:span text:style-name="T60">七</text:span></text:ruby-base><text:ruby-text>なな</text:ruby-text></text:ruby><text:span text:style-name="T60">つ</text:span> <text:s text:c="24"/>[ 7 ]</text:p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92">なの</text:p>
          </table:table-cell>
          <table:table-cell table:style-name="Tabla57.B2" office:value-type="string">
            <text:p text:style-name="P138"><text:ruby text:style-name="Ru1"><text:ruby-base><text:span text:style-name="T60">七</text:span></text:ruby-base><text:ruby-text>なの</text:ruby-text></text:ruby><text:ruby text:style-name="Ru1"><text:ruby-base><text:span text:style-name="T60">日</text:span></text:ruby-base><text:ruby-text>か</text:ruby-text></text:ruby> <text:s text:c="20"/>día 7</text:p>
          </table:table-cell>
          <table:table-cell table:style-name="Tabla57.D2" office:value-type="string">
            <text:p text:style-name="P76"/>
          </table:table-cell>
        </table:table-row>
        <table:table-row>
          <table:covered-table-cell/>
          <table:table-cell table:style-name="Tabla57.B2" office:value-type="string">
            <text:p text:style-name="P92">シチ</text:p>
          </table:table-cell>
          <table:table-cell table:style-name="Tabla57.C3" office:value-type="string">
            <text:p text:style-name="P76"><text:ruby text:style-name="Ru1"><text:ruby-base><text:span text:style-name="T60">七</text:span></text:ruby-base><text:ruby-text>しち</text:ruby-text></text:ruby><text:ruby text:style-name="Ru1"><text:ruby-base><text:span text:style-name="T60">月</text:span></text:ruby-base><text:ruby-text>がつ</text:ruby-text></text:ruby> <text:s text:c="22"/>julio</text:p>
          </table:table-cell>
          <table:table-cell table:style-name="Tabla57.D3" office:value-type="string">
            <text:p text:style-name="P76"/>
          </table:table-cell>
        </table:table-row>
      </table:table>
      <text:p text:style-name="Standard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2" office:value-type="string">
              <text:p text:style-name="P86">八</text:p>
            </table:table-cell>
            <table:table-cell table:style-name="Tabla58.A1" office:value-type="string">
              <text:p text:style-name="P92">よう</text:p>
            </table:table-cell>
            <table:table-cell table:style-name="Tabla58.A1" office:value-type="string">
              <text:p text:style-name="P76"><text:ruby text:style-name="Ru1"><text:ruby-base><text:span text:style-name="T9">八</text:span></text:ruby-base><text:ruby-text>よう</text:ruby-text></text:ruby><text:ruby text:style-name="Ru1"><text:ruby-base><text:span text:style-name="T60">日</text:span></text:ruby-base><text:ruby-text>か</text:ruby-text></text:ruby> 　 <text:s text:c="16"/>día 8</text:p>
            </table:table-cell>
            <table:table-cell table:style-name="Tabla58.D1" office:value-type="string">
              <text:p text:style-name="P76"><text:ruby text:style-name="Ru1"><text:ruby-base><text:span text:style-name="T87">八</text:span></text:ruby-base><text:ruby-text>やっ</text:ruby-text></text:ruby><text:span text:style-name="T9">つ</text:span><text:span text:style-name="T7"> </text:span>　 <text:s text:c="19"/>[ 8 ]</text:p>
            </table:table-cell>
          </table:table-row>
        </table:table-header-rows>
        <table:table-row>
          <table:covered-table-cell/>
          <table:table-cell table:style-name="Tabla58.B2" office:value-type="string">
            <text:p text:style-name="P92">ハチ</text:p>
          </table:table-cell>
          <table:table-cell table:style-name="Tabla58.C2" office:value-type="string">
            <text:p text:style-name="P76"><text:ruby text:style-name="Ru1"><text:ruby-base><text:span text:style-name="T60">八</text:span></text:ruby-base><text:ruby-text>はち</text:ruby-text></text:ruby><text:ruby text:style-name="Ru1"><text:ruby-base><text:span text:style-name="T60">月</text:span></text:ruby-base><text:ruby-text>がつ</text:ruby-text></text:ruby>　 <text:s text:c="14"/>agosto</text:p>
          </table:table-cell>
          <table:table-cell table:style-name="Tabla58.D2" office:value-type="string">
            <text:p text:style-name="P76"><text:ruby text:style-name="Ru1"><text:ruby-base><text:span text:style-name="T60">八</text:span></text:ruby-base><text:ruby-text>はち</text:ruby-text></text:ruby> <text:s text:c="29"/>“8”</text:p>
          </table:table-cell>
        </table:table-row>
      </table:table>
      <text:p text:style-name="Standard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86">九</text:p>
          </table:table-cell>
          <table:table-cell table:style-name="Tabla59.A1" office:value-type="string">
            <text:p text:style-name="P92">ここの</text:p>
          </table:table-cell>
          <table:table-cell table:style-name="Tabla59.C1" office:value-type="string">
            <text:p text:style-name="P76"><text:ruby text:style-name="Ru1"><text:ruby-base><text:span text:style-name="T60">九</text:span></text:ruby-base><text:ruby-text>ここの</text:ruby-text></text:ruby><text:ruby text:style-name="Ru1"><text:ruby-base><text:span text:style-name="T60">日</text:span></text:ruby-base><text:ruby-text>か</text:ruby-text></text:ruby><text:span text:style-name="T68"> 　 <text:s text:c="14"/>día 9</text:span></text:p>
          </table:table-cell>
          <table:table-cell table:style-name="Tabla59.D1" office:value-type="string">
            <text:p text:style-name="P76"><text:ruby text:style-name="Ru1"><text:ruby-base><text:span text:style-name="T60">九</text:span></text:ruby-base><text:ruby-text>ここの</text:ruby-text></text:ruby><text:span text:style-name="T60">つ</text:span><text:span text:style-name="T68"> 　 <text:s text:c="16"/>[ 9 ]</text:span></text:p>
          </table:table-cell>
        </table:table-row>
        <table:table-row>
          <table:covered-table-cell/>
          <table:table-cell table:style-name="Tabla59.B2" office:value-type="string">
            <text:p text:style-name="P92">ク</text:p>
          </table:table-cell>
          <table:table-cell table:style-name="Tabla59.C2" office:value-type="string">
            <text:p text:style-name="P76"><text:ruby text:style-name="Ru1"><text:ruby-base><text:span text:style-name="T60">九</text:span></text:ruby-base><text:ruby-text>く</text:ruby-text></text:ruby><text:ruby text:style-name="Ru1"><text:ruby-base><text:span text:style-name="T60">月</text:span></text:ruby-base><text:ruby-text>がつ</text:ruby-text></text:ruby> <text:s text:c="3"/>　 <text:s text:c="3"/>septiembre</text:p>
          </table:table-cell>
          <table:table-cell table:style-name="Tabla59.D2" office:value-type="string">
            <text:p text:style-name="P76"/>
          </table:table-cell>
        </table:table-row>
        <table:table-row>
          <table:covered-table-cell/>
          <table:table-cell table:style-name="Tabla59.B2" office:value-type="string">
            <text:p text:style-name="P92">キュウ</text:p>
          </table:table-cell>
          <table:table-cell table:style-name="Tabla59.C2" office:value-type="string">
            <text:p text:style-name="P76"><text:ruby text:style-name="Ru1"><text:ruby-base><text:span text:style-name="T60">九</text:span></text:ruby-base><text:ruby-text>きゅう</text:ruby-text></text:ruby> <text:s text:c="26"/>“9”</text:p>
          </table:table-cell>
          <table:table-cell table:style-name="Tabla59.D2" office:value-type="string">
            <text:p text:style-name="P76"/>
          </table:table-cell>
        </table:table-row>
      </table:table>
      <text:p text:style-name="Standard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2" office:value-type="string">
            <text:p text:style-name="P86">十</text:p>
          </table:table-cell>
          <table:table-cell table:style-name="Tabla60.A1" office:value-type="string">
            <text:p text:style-name="P92">とお</text:p>
          </table:table-cell>
          <table:table-cell table:style-name="Tabla60.C1" office:value-type="string">
            <text:p text:style-name="P76"><text:ruby text:style-name="Ru1"><text:ruby-base><text:span text:style-name="T60">十</text:span></text:ruby-base><text:ruby-text>とお</text:ruby-text></text:ruby><text:ruby text:style-name="Ru1"><text:ruby-base><text:span text:style-name="T60">日</text:span></text:ruby-base><text:ruby-text>か</text:ruby-text></text:ruby> <text:s text:c="18"/>día 10</text:p>
          </table:table-cell>
          <table:table-cell table:style-name="Tabla60.D1" office:value-type="string">
            <text:p text:style-name="P76"><text:ruby text:style-name="Ru1"><text:ruby-base><text:span text:style-name="T87">二</text:span></text:ruby-base><text:ruby-text>は</text:ruby-text></text:ruby><text:ruby text:style-name="Ru1"><text:ruby-base><text:span text:style-name="T87">十</text:span></text:ruby-base><text:ruby-text>つ</text:ruby-text></text:ruby><text:ruby text:style-name="Ru1"><text:ruby-base><text:span text:style-name="T60">日</text:span></text:ruby-base><text:ruby-text>か</text:ruby-text></text:ruby> <text:s text:c="15"/>día 20</text:p>
          </table:table-cell>
        </table:table-row>
        <table:table-row>
          <table:covered-table-cell/>
          <table:table-cell table:style-name="Tabla60.B2" office:value-type="string">
            <text:p text:style-name="P92">ジュウ</text:p>
          </table:table-cell>
          <table:table-cell table:style-name="Tabla60.C2" office:value-type="string">
            <text:p text:style-name="P76"><text:ruby text:style-name="Ru1"><text:ruby-base><text:span text:style-name="T60">十</text:span></text:ruby-base><text:ruby-text>じゅう</text:ruby-text></text:ruby><text:ruby text:style-name="Ru1"><text:ruby-base><text:span text:style-name="T60">月</text:span></text:ruby-base><text:ruby-text>がつ</text:ruby-text></text:ruby><text:span text:style-name="T68"> <text:s text:c="14"/>octubre</text:span></text:p>
          </table:table-cell>
          <table:table-cell table:style-name="Tabla60.D2" office:value-type="string">
            <text:p text:style-name="P76"><text:ruby text:style-name="Ru1"><text:ruby-base><text:span text:style-name="T60">十</text:span></text:ruby-base><text:ruby-text>じゅう</text:ruby-text></text:ruby> <text:s text:c="25"/>“10”</text:p>
          </table:table-cell>
        </table:table-row>
      </table:table>
      <text:p text:style-name="P168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office:value-type="string">
            <text:p text:style-name="P30">百</text:p>
          </table:table-cell>
          <table:table-cell table:style-name="Tabla61.A1" office:value-type="string">
            <text:p text:style-name="P92">キャク</text:p>
          </table:table-cell>
          <table:table-cell table:style-name="Tabla61.A1" office:value-type="string">
            <text:p text:style-name="P76"><text:ruby text:style-name="Ru1"><text:ruby-base><text:span text:style-name="T60">百</text:span></text:ruby-base><text:ruby-text>ひゃく</text:ruby-text></text:ruby> <text:s text:c="22"/>“100”</text:p>
          </table:table-cell>
          <table:table-cell table:style-name="Tabla61.D1" office:value-type="string">
            <text:p text:style-name="P76"/>
          </table:table-cell>
        </table:table-row>
      </table:table>
      <text:p text:style-name="Standard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30">千</text:p>
          </table:table-cell>
          <table:table-cell table:style-name="Tabla62.A1" office:value-type="string">
            <text:p text:style-name="P92">セン</text:p>
          </table:table-cell>
          <table:table-cell table:style-name="Tabla62.A1" office:value-type="string">
            <text:p text:style-name="P76"><text:ruby text:style-name="Ru1"><text:ruby-base><text:span text:style-name="T76">千</text:span></text:ruby-base><text:ruby-text>せん</text:ruby-text></text:ruby> <text:s text:c="22"/>“1000”</text:p>
          </table:table-cell>
          <table:table-cell table:style-name="Tabla62.D1" office:value-type="string">
            <text:p text:style-name="P153"><text:ruby text:style-name="Ru1"><text:ruby-base>千</text:ruby-base><text:ruby-text>せん</text:ruby-text></text:ruby><text:ruby text:style-name="Ru1"><text:ruby-base><text:span text:style-name="T88">羽</text:span></text:ruby-base><text:ruby-text>ば</text:ruby-text></text:ruby>づる</text:p>
            <text:p text:style-name="P76"><text:s text:c="8"/>mil grullas de papel</text:p>
          </table:table-cell>
        </table:table-row>
        <table:table-row>
          <table:covered-table-cell/>
          <table:table-cell table:style-name="Tabla62.B2" office:value-type="string">
            <text:p text:style-name="P92">バン</text:p>
          </table:table-cell>
          <table:table-cell table:style-name="Tabla62.B2" office:value-type="string">
            <text:p text:style-name="P76"><text:ruby text:style-name="Ru1"><text:ruby-base><text:span text:style-name="T76">万</text:span></text:ruby-base><text:ruby-text>ばん</text:ruby-text></text:ruby><text:ruby text:style-name="Ru1"><text:ruby-base><text:span text:style-name="T76">人</text:span></text:ruby-base><text:ruby-text>にん</text:ruby-text></text:ruby> <text:s text:c="6"/>todo el mundo</text:p>
          </table:table-cell>
          <table:table-cell table:style-name="Tabla62.D2" office:value-type="string">
            <text:p text:style-name="P153"><text:ruby text:style-name="Ru1"><text:ruby-base>万</text:ruby-base><text:ruby-text>ばん</text:ruby-text></text:ruby><text:ruby text:style-name="Ru1"><text:ruby-base>国</text:ruby-base><text:ruby-text>こく</text:ruby-text></text:ruby><text:span text:style-name="T64"> <text:s text:c="15"/>universal</text:span></text:p>
          </table:table-cell>
        </table:table-row>
      </table:table>
      <text:p text:style-name="Standard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86">万</text:p>
          </table:table-cell>
          <table:table-cell table:style-name="Tabla239.A1" office:value-type="string">
            <text:p text:style-name="P114">マン</text:p>
          </table:table-cell>
          <table:table-cell table:style-name="Tabla239.A1" office:value-type="string">
            <text:p text:style-name="P76"><text:ruby text:style-name="Ru1"><text:ruby-base><text:span text:style-name="T76">万</text:span></text:ruby-base><text:ruby-text>まん</text:ruby-text></text:ruby><text:span text:style-name="T68"> <text:s text:c="19"/>“10.000”</text:span></text:p>
          </table:table-cell>
          <table:table-cell table:style-name="Tabla239.D1" office:value-type="string">
            <text:p text:style-name="P99"><text:s text:c="5"/></text:p>
          </table:table-cell>
        </table:table-row>
      </table:table>
      <text:p text:style-name="Standard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86">倍</text:p>
          </table:table-cell>
          <table:table-cell table:style-name="Tabla241.A1" office:value-type="string">
            <text:p text:style-name="P114">バイ</text:p>
          </table:table-cell>
          <table:table-cell table:style-name="Tabla241.A1" office:value-type="string">
            <text:p text:style-name="P76"><text:span text:style-name="T45">~</text:span><text:ruby text:style-name="Ru1"><text:ruby-base><text:span text:style-name="T45">倍</text:span></text:ruby-base><text:ruby-text>ばい</text:ruby-text></text:ruby><text:span text:style-name="T33"> <text:s text:c="8"/>doble, triple...</text:span></text:p>
          </table:table-cell>
          <table:table-cell table:style-name="Tabla241.D1" office:value-type="string">
            <text:p text:style-name="P99"/>
          </table:table-cell>
        </table:table-row>
      </table:table>
      <text:p text:style-name="P18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86">半</text:p>
          </table:table-cell>
          <table:table-cell table:style-name="Tabla131.A1" office:value-type="string">
            <text:p text:style-name="P114">ハン</text:p>
          </table:table-cell>
          <table:table-cell table:style-name="Tabla131.A1" office:value-type="string">
            <text:p text:style-name="P76"><text:span text:style-name="T76">~</text:span><text:ruby text:style-name="Ru1"><text:ruby-base><text:span text:style-name="T76">半</text:span></text:ruby-base><text:ruby-text>はん</text:ruby-text></text:ruby> <text:s text:c="9"/>sufijo “mitad”</text:p>
          </table:table-cell>
          <table:table-cell table:style-name="Tabla131.D1" office:value-type="string">
            <text:p text:style-name="P109"><text:ruby text:style-name="Ru1"><text:ruby-base><text:span text:style-name="T77">半</text:span></text:ruby-base><text:ruby-text>はん</text:ruby-text></text:ruby><text:ruby text:style-name="Ru1"><text:ruby-base><text:span text:style-name="T77">分</text:span></text:ruby-base><text:ruby-text>ぶん</text:ruby-text></text:ruby><text:span text:style-name="T58"> <text:s text:c="11"/>media hora</text:span></text:p>
          </table:table-cell>
        </table:table-row>
      </table:table>
      <text:p text:style-name="P18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84"/>
      <text:p text:style-name="P34">CONTADORES</text:p>
      <text:p text:style-name="P16"/>
      <text:p text:style-name="P103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office:value-type="string">
            <text:p text:style-name="P86">才</text:p>
          </table:table-cell>
          <table:table-cell table:style-name="Tabla90.A1" office:value-type="string">
            <text:p text:style-name="P114">サイ</text:p>
          </table:table-cell>
          <table:table-cell table:style-name="Tabla90.A1" office:value-type="string">
            <text:p text:style-name="P76"><text:span text:style-name="T45">~</text:span><text:ruby text:style-name="Ru1"><text:ruby-base><text:span text:style-name="T39">才</text:span></text:ruby-base><text:ruby-text>さい</text:ruby-text></text:ruby><text:span text:style-name="T33"> <text:s text:c="6"/>[años de edad]</text:span> <text:s text:c="8"/></text:p>
          </table:table-cell>
          <table:table-cell table:style-name="Tabla90.D1" office:value-type="string">
            <text:p text:style-name="P99"><text:ruby text:style-name="Ru1"><text:ruby-base><text:span text:style-name="T60">天</text:span></text:ruby-base><text:ruby-text>てん</text:ruby-text></text:ruby><text:ruby text:style-name="Ru1"><text:ruby-base><text:span text:style-name="T60">才</text:span></text:ruby-base><text:ruby-text>さい</text:ruby-text></text:ruby> <text:s text:c="20"/>genio <text:s text:c="5"/></text:p>
          </table:table-cell>
        </table:table-row>
      </table:table>
      <text:p text:style-name="P19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86">章</text:p>
          </table:table-cell>
          <table:table-cell table:style-name="Tabla234.A1" office:value-type="string">
            <text:p text:style-name="P114">ショウ</text:p>
          </table:table-cell>
          <table:table-cell table:style-name="Tabla234.A1" office:value-type="string">
            <text:p text:style-name="P76"><text:ruby text:style-name="Ru1"><text:ruby-base><text:span text:style-name="T60">第</text:span></text:ruby-base><text:ruby-text>だい</text:ruby-text></text:ruby><text:span text:style-name="T60">~</text:span><text:ruby text:style-name="Ru1"><text:ruby-base><text:span text:style-name="T60">章</text:span></text:ruby-base><text:ruby-text>しょう</text:ruby-text></text:ruby> <text:s text:c="7"/>[capítulos]</text:p>
          </table:table-cell>
          <table:table-cell table:style-name="Tabla234.D1" office:value-type="string">
            <text:p text:style-name="P99"/>
          </table:table-cell>
        </table:table-row>
      </table:table>
      <text:p text:style-name="P19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3" office:value-type="string">
            <text:p text:style-name="P86">組</text:p>
          </table:table-cell>
          <table:table-cell table:style-name="Tabla348.A1" office:value-type="string">
            <text:p text:style-name="P114">くみ</text:p>
          </table:table-cell>
          <table:table-cell table:style-name="Tabla348.A1" office:value-type="string">
            <text:p text:style-name="P99"><text:span text:style-name="T79">~</text:span><text:ruby text:style-name="Ru1"><text:ruby-base><text:span text:style-name="T76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99"><text:ruby text:style-name="Ru1"><text:ruby-base><text:span text:style-name="T76">組</text:span></text:ruby-base><text:ruby-text>くみ</text:ruby-text></text:ruby><text:span text:style-name="T68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114">ぐみ</text:p>
          </table:table-cell>
          <table:table-cell table:style-name="Tabla348.B2" office:value-type="string">
            <text:p text:style-name="P104"><text:ruby text:style-name="Ru1"><text:ruby-base><text:span text:style-name="T76">番</text:span></text:ruby-base><text:ruby-text>ばん</text:ruby-text></text:ruby><text:ruby text:style-name="Ru1"><text:ruby-base><text:span text:style-name="T14">組</text:span></text:ruby-base><text:ruby-text>ぐみ</text:ruby-text></text:ruby> <text:s text:c="7"/>programa TV</text:p>
          </table:table-cell>
          <table:table-cell table:style-name="Tabla348.D2" office:value-type="string">
            <text:p text:style-name="P99"/>
          </table:table-cell>
        </table:table-row>
        <table:table-row>
          <table:covered-table-cell/>
          <table:table-cell table:style-name="Tabla348.B2" office:value-type="string">
            <text:p text:style-name="P115">く</text:p>
          </table:table-cell>
          <table:table-cell table:style-name="Tabla348.B2" office:value-type="string">
            <text:p text:style-name="P103"><text:ruby text:style-name="Ru1"><text:ruby-base><text:span text:style-name="T76">組</text:span></text:ruby-base><text:ruby-text>く</text:ruby-text></text:ruby><text:span text:style-name="T76">む </text:span><text:s text:c="13"/>combinar</text:p>
          </table:table-cell>
          <table:table-cell table:style-name="Tabla348.D3" office:value-type="string">
            <text:p text:style-name="P103"><text:ruby text:style-name="Ru1"><text:ruby-base><text:span text:style-name="T76">組</text:span></text:ruby-base><text:ruby-text>く</text:ruby-text></text:ruby><text:span text:style-name="T76">み</text:span><text:ruby text:style-name="Ru1"><text:ruby-base><text:span text:style-name="T76">合</text:span></text:ruby-base><text:ruby-text>あ</text:ruby-text></text:ruby><text:span text:style-name="T76">わせ</text:span> <text:s text:c="12"/></text:p>
            <text:p text:style-name="P103"><text:s text:c="19"/>combinación</text:p>
          </table:table-cell>
        </table:table-row>
      </table:table>
      <text:p text:style-name="P60"/>
      <table:table table:name="Tabla434" table:style-name="Tabla434">
        <table:table-column table:style-name="Tabla434.A"/>
        <table:table-column table:style-name="Tabla434.B"/>
        <table:table-column table:style-name="Tabla434.C"/>
        <table:table-column table:style-name="Tabla434.D"/>
        <table:table-row>
          <table:table-cell table:style-name="Tabla434.A1" table:number-rows-spanned="2" office:value-type="string">
            <text:p text:style-name="P86">列</text:p>
          </table:table-cell>
          <table:table-cell table:style-name="Tabla434.A1" office:value-type="string">
            <text:p text:style-name="P114">レツ</text:p>
          </table:table-cell>
          <table:table-cell table:style-name="Tabla434.A1" office:value-type="string">
            <text:p text:style-name="P76"><text:span text:style-name="T76">~</text:span><text:ruby text:style-name="Ru1"><text:ruby-base><text:span text:style-name="T76">列</text:span></text:ruby-base><text:ruby-text>れつ</text:ruby-text></text:ruby> <text:s text:c="21"/>[filas]</text:p>
          </table:table-cell>
          <table:table-cell table:style-name="Tabla434.D1" office:value-type="string">
            <text:p text:style-name="P99"/>
          </table:table-cell>
        </table:table-row>
        <table:table-row>
          <table:covered-table-cell/>
          <table:table-cell table:style-name="Tabla434.B2" office:value-type="string">
            <text:p text:style-name="P114">レッ</text:p>
          </table:table-cell>
          <table:table-cell table:style-name="Tabla434.B2" office:value-type="string">
            <text:p text:style-name="P76"><text:ruby text:style-name="Ru1"><text:ruby-base><text:span text:style-name="T76">列</text:span></text:ruby-base><text:ruby-text>れっ</text:ruby-text></text:ruby><text:ruby text:style-name="Ru1"><text:ruby-base><text:span text:style-name="T76">車</text:span></text:ruby-base><text:ruby-text>しゃ</text:ruby-text></text:ruby> <text:s text:c="4"/>tren (coloquial)</text:p>
          </table:table-cell>
          <table:table-cell table:style-name="Tabla434.D2" office:value-type="string">
            <text:p text:style-name="P99"/>
          </table:table-cell>
        </table:table-row>
      </table:table>
      <text:p text:style-name="P17"/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row>
          <table:table-cell table:style-name="Tabla376.A1" office:value-type="string">
            <text:p text:style-name="P86">度</text:p>
          </table:table-cell>
          <table:table-cell table:style-name="Tabla376.A1" office:value-type="string">
            <text:p text:style-name="P114">ド</text:p>
          </table:table-cell>
          <table:table-cell table:style-name="Tabla376.A1" office:value-type="string">
            <text:p text:style-name="P76"><text:span text:style-name="T76">~</text:span><text:ruby text:style-name="Ru1"><text:ruby-base><text:span text:style-name="T76">度</text:span></text:ruby-base><text:ruby-text>ど</text:ruby-text></text:ruby> <text:s text:c="2"/></text:p>
            <text:p text:style-name="P76"><text:s text:c="8"/>[grados ºC, veces]</text:p>
          </table:table-cell>
          <table:table-cell table:style-name="Tabla376.D1" office:value-type="string">
            <text:p text:style-name="P99"><text:ruby text:style-name="Ru1"><text:ruby-base><text:span text:style-name="T76">今</text:span></text:ruby-base><text:ruby-text>こん</text:ruby-text></text:ruby><text:ruby text:style-name="Ru1"><text:ruby-base><text:span text:style-name="T76">度</text:span></text:ruby-base><text:ruby-text>ど</text:ruby-text></text:ruby> <text:s text:c="4"/>“la próxima vez”</text:p>
          </table:table-cell>
        </table:table-row>
      </table:table>
      <text:p text:style-name="P129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86">級</text:p>
          </table:table-cell>
          <table:table-cell table:style-name="Tabla343.A1" office:value-type="string">
            <text:p text:style-name="P114">キュウ</text:p>
          </table:table-cell>
          <table:table-cell table:style-name="Tabla343.A1" office:value-type="string">
            <text:p text:style-name="P99"><text:span text:style-name="T60">~</text:span><text:ruby text:style-name="Ru1"><text:ruby-base><text:span text:style-name="T60">級</text:span></text:ruby-base><text:ruby-text>きゅう</text:ruby-text></text:ruby><text:span text:style-name="T82"> <text:s text:c="7"/>[nivel, rango]</text:span></text:p>
          </table:table-cell>
          <table:table-cell table:style-name="Tabla343.D1" office:value-type="string">
            <text:p text:style-name="P121"/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office:value-type="string">
            <text:p text:style-name="P86">番</text:p>
          </table:table-cell>
          <table:table-cell table:style-name="Tabla355.A1" office:value-type="string">
            <text:p text:style-name="P114">バン</text:p>
          </table:table-cell>
          <table:table-cell table:style-name="Tabla355.A1" office:value-type="string">
            <text:p text:style-name="P76"><text:span text:style-name="T76">~</text:span><text:ruby text:style-name="Ru1"><text:ruby-base><text:span text:style-name="T76">番</text:span></text:ruby-base><text:ruby-text>ばん</text:ruby-text></text:ruby> <text:s text:c="13"/>[ordinales]</text:p>
          </table:table-cell>
          <table:table-cell table:style-name="Tabla355.D1" office:value-type="string">
            <text:p text:style-name="P99"><text:ruby text:style-name="Ru1"><text:ruby-base><text:span text:style-name="T76">一</text:span></text:ruby-base><text:ruby-text>いち</text:ruby-text></text:ruby><text:ruby text:style-name="Ru1"><text:ruby-base><text:span text:style-name="T76">番</text:span></text:ruby-base><text:ruby-text>ばん</text:ruby-text></text:ruby><text:ruby text:style-name="Ru1"><text:ruby-base><text:span text:style-name="T76">目</text:span></text:ruby-base><text:ruby-text>め</text:ruby-text></text:ruby><text:span text:style-name="T76"> <text:s text:c="2"/></text:span><text:s text:c="6"/>el primero</text:p>
          </table:table-cell>
        </table:table-row>
      </table:table>
      <text:p text:style-name="P105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86">階</text:p>
          </table:table-cell>
          <table:table-cell table:style-name="Tabla353.A1" office:value-type="string">
            <text:p text:style-name="P114">カイ</text:p>
          </table:table-cell>
          <table:table-cell table:style-name="Tabla353.A1" office:value-type="string">
            <text:p text:style-name="P76"><text:span text:style-name="T45">~</text:span><text:ruby text:style-name="Ru1"><text:ruby-base><text:span text:style-name="T45">階</text:span></text:ruby-base><text:ruby-text>かい</text:ruby-text></text:ruby><text:span text:style-name="T33"> <text:s text:c="3"/></text:span></text:p>
            <text:p text:style-name="P76"><text:span text:style-name="T33"><text:s text:c="7"/>[plantas de edificio]</text:span> <text:s text:c="8"/></text:p>
          </table:table-cell>
          <table:table-cell table:style-name="Tabla353.D1" office:value-type="string">
            <text:p text:style-name="P99"><text:s text:c="6"/></text:p>
          </table:table-cell>
        </table:table-row>
      </table:table>
      <text:p text:style-name="P78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86">回</text:p>
          </table:table-cell>
          <table:table-cell table:style-name="Tabla179.A1" office:value-type="string">
            <text:p text:style-name="P114">カイ</text:p>
          </table:table-cell>
          <table:table-cell table:style-name="Tabla179.A1" office:value-type="string">
            <text:p text:style-name="P76"><text:span text:style-name="T79">~</text:span><text:ruby text:style-name="Ru1"><text:ruby-base><text:span text:style-name="T76">回</text:span></text:ruby-base><text:ruby-text>かい</text:ruby-text></text:ruby><text:span text:style-name="T76"> </text:span><text:s text:c="18"/>[veces]</text:p>
          </table:table-cell>
          <table:table-cell table:style-name="Tabla179.D1" office:value-type="string">
            <text:p text:style-name="P139"><text:ruby text:style-name="Ru1"><text:ruby-base><text:span text:style-name="T76">回</text:span></text:ruby-base><text:ruby-text>かい</text:ruby-text></text:ruby><text:ruby text:style-name="Ru1"><text:ruby-base><text:span text:style-name="T76">転</text:span></text:ruby-base><text:ruby-text>てん</text:ruby-text></text:ruby><text:span text:style-name="T76">すし</text:span> <text:s text:c="11"/></text:p>
            <text:p text:style-name="P139"><text:s text:c="16"/>buffet giratorio</text:p>
          </table:table-cell>
        </table:table-row>
        <table:table-row>
          <table:covered-table-cell/>
          <table:table-cell table:style-name="Tabla179.B2" office:value-type="string">
            <text:p text:style-name="P115">まわ</text:p>
          </table:table-cell>
          <table:table-cell table:style-name="Tabla179.C2" office:value-type="string">
            <text:p text:style-name="P103"><text:ruby text:style-name="Ru1"><text:ruby-base><text:span text:style-name="T76">回</text:span></text:ruby-base><text:ruby-text>まわ</text:ruby-text></text:ruby><text:span text:style-name="T76">す</text:span> <text:s text:c="21"/>girar</text:p>
          </table:table-cell>
          <table:table-cell table:style-name="Tabla179.D2" office:value-type="string">
            <text:p text:style-name="P135"><text:ruby text:style-name="Ru1"><text:ruby-base><text:span text:style-name="T76">回</text:span></text:ruby-base><text:ruby-text>まわ</text:ruby-text></text:ruby><text:span text:style-name="T76">る</text:span><text:span text:style-name="T68"> <text:s text:c="2"/>　 <text:s text:c="5"/>dar vueltas</text:span></text:p>
          </table:table-cell>
        </table:table-row>
      </table:table>
      <text:p text:style-name="P53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86">台</text:p>
          </table:table-cell>
          <table:table-cell table:style-name="Tabla109.A1" office:value-type="string">
            <text:p text:style-name="P114">ダイ</text:p>
          </table:table-cell>
          <table:table-cell table:style-name="Tabla109.C1" office:value-type="string">
            <text:p text:style-name="P76"><text:span text:style-name="T79">~</text:span><text:ruby text:style-name="Ru1"><text:ruby-base><text:span text:style-name="T76">台</text:span></text:ruby-base><text:ruby-text>だい</text:ruby-text></text:ruby><text:span text:style-name="T76"> <text:s text:c="2"/></text:span><text:s text:c="2"/></text:p>
            <text:p text:style-name="P76"><text:s text:c="3"/>[vehículos, máquinas]</text:p>
          </table:table-cell>
          <table:table-cell table:style-name="Tabla109.D1" office:value-type="string">
            <text:p text:style-name="P99"><text:span text:style-name="T76">たべり</text:span><text:ruby text:style-name="Ru1"><text:ruby-base><text:span text:style-name="T76">台</text:span></text:ruby-base><text:ruby-text>だい</text:ruby-text></text:ruby><text:span text:style-name="T76"> <text:s text:c="2"/></text:span><text:s text:c="5"/>tobogán</text:p>
          </table:table-cell>
        </table:table-row>
        <table:table-row>
          <table:covered-table-cell/>
          <table:table-cell table:style-name="Tabla109.A1" office:value-type="string">
            <text:p text:style-name="P114">タイ</text:p>
          </table:table-cell>
          <table:table-cell table:style-name="Tabla109.C2" office:value-type="string">
            <text:p text:style-name="P103"><text:ruby text:style-name="Ru1"><text:ruby-base><text:span text:style-name="T14">台</text:span></text:ruby-base><text:ruby-text>たい</text:ruby-text></text:ruby><text:ruby text:style-name="Ru1"><text:ruby-base><text:span text:style-name="T76">風</text:span></text:ruby-base><text:ruby-text>ふう</text:ruby-text></text:ruby><text:span text:style-name="T76"> </text:span><text:s text:c="21"/>tifón</text:p>
          </table:table-cell>
          <table:table-cell table:style-name="Tabla109.D2" office:value-type="string">
            <text:p text:style-name="P99"/>
          </table:table-cell>
        </table:table-row>
      </table:table>
      <text:p text:style-name="P26"/>
      <text:p text:style-name="P185"/>
      <text:p text:style-name="P65">ADJETIVOS</text:p>
      <text:p text:style-name="Standard"/>
      <text:p text:style-name="Standard"/>
      <table:table table:name="Tabla425" table:style-name="Tabla425">
        <table:table-column table:style-name="Tabla425.A"/>
        <table:table-column table:style-name="Tabla425.B"/>
        <table:table-column table:style-name="Tabla425.C"/>
        <table:table-column table:style-name="Tabla425.D"/>
        <table:table-row>
          <table:table-cell table:style-name="Tabla425.A1" office:value-type="string">
            <text:p text:style-name="P86">陽</text:p>
          </table:table-cell>
          <table:table-cell table:style-name="Tabla425.A1" office:value-type="string">
            <text:p text:style-name="P114">ヨウ</text:p>
          </table:table-cell>
          <table:table-cell table:style-name="Tabla425.A1" office:value-type="string">
            <text:p text:style-name="P76"><text:ruby text:style-name="Ru1"><text:ruby-base><text:span text:style-name="T60">陽</text:span></text:ruby-base><text:ruby-text>よう</text:ruby-text></text:ruby><text:ruby text:style-name="Ru1"><text:ruby-base><text:span text:style-name="T60">気</text:span></text:ruby-base><text:ruby-text>き</text:ruby-text></text:ruby><text:span text:style-name="T60">な</text:span> <text:s text:c="14"/>alegre</text:p>
          </table:table-cell>
          <table:table-cell table:style-name="Tabla425.D1" office:value-type="string">
            <text:p text:style-name="P99"><text:s text:c="5"/></text:p>
          </table:table-cell>
        </table:table-row>
      </table:table>
      <text:p text:style-name="P18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86">高</text:p>
          </table:table-cell>
          <table:table-cell table:style-name="Tabla217.A1" office:value-type="string">
            <text:p text:style-name="P114">たか</text:p>
          </table:table-cell>
          <table:table-cell table:style-name="Tabla217.A1" office:value-type="string">
            <text:p text:style-name="P76"><text:ruby text:style-name="Ru1"><text:ruby-base><text:span text:style-name="T60">高</text:span></text:ruby-base><text:ruby-text>たか</text:ruby-text></text:ruby><text:span text:style-name="T60">い</text:span> <text:s text:c="13"/>alto, caro</text:p>
          </table:table-cell>
          <table:table-cell table:style-name="Tabla217.D1" office:value-type="string">
            <text:p text:style-name="P99"><text:s text:c="5"/></text:p>
          </table:table-cell>
        </table:table-row>
        <table:table-row>
          <table:covered-table-cell/>
          <table:table-cell table:style-name="Tabla217.B2" office:value-type="string">
            <text:p text:style-name="P115">コウ</text:p>
          </table:table-cell>
          <table:table-cell table:style-name="Tabla217.C2" office:value-type="string">
            <text:p text:style-name="P103"><text:span text:style-name="T60">さい</text:span><text:ruby text:style-name="Ru1"><text:ruby-base><text:span text:style-name="T60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27">　 <text:s text:c="5"/></text:p>
          </table:table-cell>
        </table:table-row>
      </table:table>
      <text:p text:style-name="P18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86">広</text:p>
          </table:table-cell>
          <table:table-cell table:style-name="Tabla223.A1" table:number-rows-spanned="2" office:value-type="string">
            <text:p text:style-name="P114">ひろ</text:p>
          </table:table-cell>
          <table:table-cell table:style-name="Tabla223.A1" office:value-type="string">
            <text:p text:style-name="P76"><text:ruby text:style-name="Ru1"><text:ruby-base><text:span text:style-name="T76">広</text:span></text:ruby-base><text:ruby-text>ひろ</text:ruby-text></text:ruby><text:span text:style-name="T76">い</text:span> <text:s text:c="17"/>amplio</text:p>
          </table:table-cell>
          <table:table-cell table:style-name="Tabla223.D1" office:value-type="string">
            <text:p text:style-name="P99"><text:ruby text:style-name="Ru1"><text:ruby-base><text:span text:style-name="T76">広</text:span></text:ruby-base><text:ruby-text>ひろ</text:ruby-text></text:ruby><text:ruby text:style-name="Ru1"><text:ruby-base><text:span text:style-name="T76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103"><text:s/><text:ruby text:style-name="Ru1"><text:ruby-base><text:span text:style-name="T76">広</text:span></text:ruby-base><text:ruby-text>ひろ</text:ruby-text></text:ruby><text:span text:style-name="T76">がる</text:span> <text:s text:c="11"/>difundir <text:s text:c="2"/></text:p>
          </table:table-cell>
          <table:table-cell table:style-name="Tabla223.D2" office:value-type="string">
            <text:p text:style-name="P127">　 <text:s text:c="5"/></text:p>
          </table:table-cell>
        </table:table-row>
      </table:table>
      <text:p text:style-name="P18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86">安</text:p>
          </table:table-cell>
          <table:table-cell table:style-name="Tabla224.A1" office:value-type="string">
            <text:p text:style-name="P114">やす</text:p>
          </table:table-cell>
          <table:table-cell table:style-name="Tabla224.A1" office:value-type="string">
            <text:p text:style-name="P76"><text:ruby text:style-name="Ru1"><text:ruby-base><text:span text:style-name="T60">安</text:span></text:ruby-base><text:ruby-text>やす</text:ruby-text></text:ruby><text:span text:style-name="T60">い</text:span> <text:s text:c="18"/>barato</text:p>
          </table:table-cell>
          <table:table-cell table:style-name="Tabla224.D1" office:value-type="string">
            <text:p text:style-name="P99"><text:s text:c="5"/></text:p>
          </table:table-cell>
        </table:table-row>
        <table:table-row>
          <table:covered-table-cell/>
          <table:table-cell table:style-name="Tabla224.B2" office:value-type="string">
            <text:p text:style-name="P115">アン</text:p>
          </table:table-cell>
          <table:table-cell table:style-name="Tabla224.C2" office:value-type="string">
            <text:p text:style-name="P103"><text:ruby text:style-name="Ru1"><text:ruby-base><text:span text:style-name="T60">安</text:span></text:ruby-base><text:ruby-text>あん</text:ruby-text></text:ruby><text:ruby text:style-name="Ru1"><text:ruby-base><text:span text:style-name="T60">心</text:span></text:ruby-base><text:ruby-text>しん</text:ruby-text></text:ruby> <text:s text:c="20"/>alivio</text:p>
          </table:table-cell>
          <table:table-cell table:style-name="Tabla224.D2" office:value-type="string">
            <text:p text:style-name="P127">　 <text:s text:c="5"/></text:p>
          </table:table-cell>
        </table:table-row>
      </table:table>
      <text:p text:style-name="P20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86">暑</text:p>
          </table:table-cell>
          <table:table-cell table:style-name="Tabla292.A1" office:value-type="string">
            <text:p text:style-name="P114">あつ</text:p>
          </table:table-cell>
          <table:table-cell table:style-name="Tabla292.A1" office:value-type="string">
            <text:p text:style-name="P99"><text:ruby text:style-name="Ru1"><text:ruby-base><text:span text:style-name="T60">暑</text:span></text:ruby-base><text:ruby-text>あつ</text:ruby-text></text:ruby><text:span text:style-name="T60">い</text:span> <text:s text:c="6"/>calor, caliente</text:p>
          </table:table-cell>
          <table:table-cell table:style-name="Tabla292.D1" office:value-type="string">
            <text:p text:style-name="P99"><text:s text:c="6"/></text:p>
          </table:table-cell>
        </table:table-row>
      </table:table>
      <text:p text:style-name="P76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86">近</text:p>
          </table:table-cell>
          <table:table-cell table:style-name="Tabla155.A1" office:value-type="string">
            <text:p text:style-name="P114">ちか</text:p>
          </table:table-cell>
          <table:table-cell table:style-name="Tabla155.A1" office:value-type="string">
            <text:p text:style-name="P99"><text:ruby text:style-name="Ru1"><text:ruby-base><text:span text:style-name="T60">近</text:span></text:ruby-base><text:ruby-text>ちか</text:ruby-text></text:ruby><text:span text:style-name="T60">い</text:span><text:span text:style-name="T68"> <text:s text:c="19"/>cerca</text:span></text:p>
          </table:table-cell>
          <table:table-cell table:style-name="Tabla155.D1" office:value-type="string">
            <text:p text:style-name="P99"><text:ruby text:style-name="Ru1"><text:ruby-base><text:span text:style-name="T60">近</text:span></text:ruby-base><text:ruby-text>ちか</text:ruby-text></text:ruby><text:span text:style-name="T60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115">キン</text:p>
          </table:table-cell>
          <table:table-cell table:style-name="Tabla155.C2" office:value-type="string">
            <text:p text:style-name="P118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18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1">明</text:p>
          </table:table-cell>
          <table:table-cell table:style-name="Tabla49.A1" office:value-type="string">
            <text:p text:style-name="P133">あか</text:p>
          </table:table-cell>
          <table:table-cell table:style-name="Tabla49.C1" office:value-type="string">
            <text:p text:style-name="P76"><text:ruby text:style-name="Ru1"><text:ruby-base><text:span text:style-name="T20">明</text:span></text:ruby-base><text:ruby-text>あか</text:ruby-text></text:ruby><text:span text:style-name="T20">るい</text:span><text:span text:style-name="T27"> <text:s text:c="2"/>claro, brillante</text:span></text:p>
          </table:table-cell>
          <table:table-cell table:style-name="Tabla49.D1" office:value-type="string">
            <text:p text:style-name="P146"/>
          </table:table-cell>
        </table:table-row>
        <table:table-row>
          <table:covered-table-cell/>
          <table:table-cell table:style-name="Tabla49.B2" office:value-type="string">
            <text:p text:style-name="P133">あき</text:p>
          </table:table-cell>
          <table:table-cell table:style-name="Tabla49.C2" office:value-type="string">
            <text:p text:style-name="P97"><text:ruby text:style-name="Ru1"><text:ruby-base><text:span text:style-name="T21">明</text:span></text:ruby-base><text:ruby-text>あき</text:ruby-text></text:ruby><text:span text:style-name="T21">らか</text:span><text:span text:style-name="T29"> <text:s text:c="10"/>evidente</text:span></text:p>
          </table:table-cell>
          <table:table-cell table:style-name="Tabla49.D2" office:value-type="string">
            <text:p text:style-name="P97"/>
          </table:table-cell>
        </table:table-row>
        <table:table-row>
          <table:covered-table-cell/>
          <table:table-cell table:style-name="Tabla49.B2" office:value-type="string">
            <text:p text:style-name="P133">あ</text:p>
          </table:table-cell>
          <table:table-cell table:style-name="Tabla49.B2" office:value-type="string">
            <text:p text:style-name="P76"><text:ruby text:style-name="Ru1"><text:ruby-base><text:span text:style-name="T20">明</text:span></text:ruby-base><text:ruby-text>あ</text:ruby-text></text:ruby><text:ruby text:style-name="Ru1"><text:ruby-base><text:span text:style-name="T91">日</text:span></text:ruby-base><text:ruby-text>した</text:ruby-text></text:ruby><text:span text:style-name="T55"> </text:span><text:span text:style-name="T27"><text:s text:c="15"/>mañana</text:span></text:p>
          </table:table-cell>
          <table:table-cell table:style-name="Tabla49.D3" office:value-type="string">
            <text:p text:style-name="P76"><text:ruby text:style-name="Ru1"><text:ruby-base><text:span text:style-name="T20">明</text:span></text:ruby-base><text:ruby-text>あ</text:ruby-text></text:ruby><text:ruby text:style-name="Ru1"><text:ruby-base><text:span text:style-name="T91">日</text:span></text:ruby-base><text:ruby-text>す</text:ruby-text></text:ruby><text:span text:style-name="T56"> </text:span><text:span text:style-name="T27"><text:s text:c="3"/></text:span></text:p>
            <text:p text:style-name="P142"><text:s text:c="9"/>mañana (coloquial)</text:p>
          </table:table-cell>
        </table:table-row>
      </table:table>
      <text:p text:style-name="P20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86">短</text:p>
          </table:table-cell>
          <table:table-cell table:style-name="Tabla363.A1" office:value-type="string">
            <text:p text:style-name="P114">みじか</text:p>
          </table:table-cell>
          <table:table-cell table:style-name="Tabla363.A1" office:value-type="string">
            <text:p text:style-name="P99"><text:ruby text:style-name="Ru1"><text:ruby-base><text:span text:style-name="T60">短</text:span></text:ruby-base><text:ruby-text>みじか</text:ruby-text></text:ruby><text:span text:style-name="T60">い</text:span> <text:s text:c="18"/>corto</text:p>
          </table:table-cell>
          <table:table-cell table:style-name="Tabla363.D1" office:value-type="string">
            <text:p text:style-name="P99"><text:s text:c="6"/></text:p>
          </table:table-cell>
        </table:table-row>
      </table:table>
      <text:p text:style-name="P79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86">弱</text:p>
          </table:table-cell>
          <table:table-cell table:style-name="Tabla200.A1" office:value-type="string">
            <text:p text:style-name="P114">よわ</text:p>
          </table:table-cell>
          <table:table-cell table:style-name="Tabla200.A1" office:value-type="string">
            <text:p text:style-name="P76"><text:ruby text:style-name="Ru1"><text:ruby-base><text:span text:style-name="T60">弱</text:span></text:ruby-base><text:ruby-text>よわ</text:ruby-text></text:ruby><text:span text:style-name="T60">い</text:span> <text:s text:c="20"/>débil</text:p>
          </table:table-cell>
          <table:table-cell table:style-name="Tabla200.D1" office:value-type="string">
            <text:p text:style-name="P99"><text:ruby text:style-name="Ru1"><text:ruby-base><text:span text:style-name="T60">弱</text:span></text:ruby-base><text:ruby-text>よわ</text:ruby-text></text:ruby><text:ruby text:style-name="Ru1"><text:ruby-base><text:span text:style-name="T60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115">ジャク</text:p>
          </table:table-cell>
          <table:table-cell table:style-name="Tabla200.C2" office:value-type="string">
            <text:p text:style-name="P103"><text:ruby text:style-name="Ru1"><text:ruby-base><text:span text:style-name="T60">弱</text:span></text:ruby-base><text:ruby-text>じゃく</text:ruby-text></text:ruby><text:ruby text:style-name="Ru1"><text:ruby-base><text:span text:style-name="T60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27">　 <text:s text:c="5"/></text:p>
          </table:table-cell>
        </table:table-row>
      </table:table>
      <text:p text:style-name="P18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86">楽</text:p>
          </table:table-cell>
          <table:table-cell table:style-name="Tabla225.A1" office:value-type="string">
            <text:p text:style-name="P114">たの</text:p>
          </table:table-cell>
          <table:table-cell table:style-name="Tabla225.A1" office:value-type="string">
            <text:p text:style-name="P76"><text:ruby text:style-name="Ru1"><text:ruby-base><text:span text:style-name="T60">楽</text:span></text:ruby-base><text:ruby-text>たの</text:ruby-text></text:ruby><text:span text:style-name="T60">しい</text:span> <text:s text:c="10"/>divertido</text:p>
          </table:table-cell>
          <table:table-cell table:style-name="Tabla225.D1" office:value-type="string">
            <text:p text:style-name="P99"><text:ruby text:style-name="Ru1"><text:ruby-base><text:span text:style-name="T60">楽</text:span></text:ruby-base><text:ruby-text>たの</text:ruby-text></text:ruby><text:span text:style-name="T60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115">ラク</text:p>
          </table:table-cell>
          <table:table-cell table:style-name="Tabla225.C2" office:value-type="string">
            <text:p text:style-name="P103"><text:ruby text:style-name="Ru1"><text:ruby-base><text:span text:style-name="T60">楽</text:span></text:ruby-base><text:ruby-text>らく</text:ruby-text></text:ruby><text:span text:style-name="T60">な</text:span> <text:s text:c="15"/>cómodo <text:s text:c="2"/></text:p>
          </table:table-cell>
          <table:table-cell table:style-name="Tabla225.D2" office:value-type="string">
            <text:p text:style-name="P127"><text:ruby text:style-name="Ru1"><text:ruby-base><text:span text:style-name="T9">気</text:span></text:ruby-base><text:ruby-text>き</text:ruby-text></text:ruby><text:ruby text:style-name="Ru1"><text:ruby-base><text:span text:style-name="T9">楽</text:span></text:ruby-base><text:ruby-text>らく</text:ruby-text></text:ruby><text:span text:style-name="T7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103"><text:ruby text:style-name="Ru1"><text:ruby-base><text:span text:style-name="T60">楽</text:span></text:ruby-base><text:ruby-text>らく</text:ruby-text></text:ruby><text:ruby text:style-name="Ru1"><text:ruby-base><text:span text:style-name="T60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27"/>
          </table:table-cell>
        </table:table-row>
        <table:table-row>
          <table:covered-table-cell/>
          <table:table-cell table:style-name="Tabla225.B2" office:value-type="string">
            <text:p text:style-name="P115">ガク</text:p>
          </table:table-cell>
          <table:table-cell table:style-name="Tabla225.C2" office:value-type="string">
            <text:p text:style-name="P103"><text:ruby text:style-name="Ru1"><text:ruby-base><text:span text:style-name="T76">音</text:span></text:ruby-base><text:ruby-text>おん</text:ruby-text></text:ruby><text:ruby text:style-name="Ru1"><text:ruby-base><text:span text:style-name="T14">楽</text:span></text:ruby-base><text:ruby-text>がく</text:ruby-text></text:ruby><text:span text:style-name="T7"> <text:s/></text:span><text:s text:c="16"/>música</text:p>
          </table:table-cell>
          <table:table-cell table:style-name="Tabla225.D2" office:value-type="string">
            <text:p text:style-name="P127"/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86">苦</text:p>
          </table:table-cell>
          <table:table-cell table:style-name="Tabla310.A1" office:value-type="string">
            <text:p text:style-name="P114">くる</text:p>
          </table:table-cell>
          <table:table-cell table:style-name="Tabla310.A1" office:value-type="string">
            <text:p text:style-name="P76"><text:ruby text:style-name="Ru1"><text:ruby-base><text:span text:style-name="T60">苦</text:span></text:ruby-base><text:ruby-text>くる</text:ruby-text></text:ruby><text:span text:style-name="T60">しい</text:span> <text:s text:c="10"/>doloroso</text:p>
          </table:table-cell>
          <table:table-cell table:style-name="Tabla310.D1" office:value-type="string">
            <text:p text:style-name="P99"><text:s text:c="7"/></text:p>
          </table:table-cell>
        </table:table-row>
        <table:table-row>
          <table:covered-table-cell/>
          <table:table-cell table:style-name="Tabla310.B2" office:value-type="string">
            <text:p text:style-name="P115">ク</text:p>
          </table:table-cell>
          <table:table-cell table:style-name="Tabla310.C2" office:value-type="string">
            <text:p text:style-name="P103"><text:ruby text:style-name="Ru1"><text:ruby-base><text:span text:style-name="T60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27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1">名</text:p>
          </table:table-cell>
          <table:table-cell table:style-name="Tabla48.A1" office:value-type="string">
            <text:p text:style-name="P92">メイ</text:p>
          </table:table-cell>
          <table:table-cell table:style-name="Tabla48.C1" office:value-type="string">
            <text:p text:style-name="P76"><text:ruby text:style-name="Ru1"><text:ruby-base><text:span text:style-name="T60">名</text:span></text:ruby-base><text:ruby-text>めい</text:ruby-text></text:ruby><text:ruby text:style-name="Ru1"><text:ruby-base><text:span text:style-name="T60">人</text:span></text:ruby-base><text:ruby-text>じん</text:ruby-text></text:ruby> <text:s text:c="17"/>famoso</text:p>
          </table:table-cell>
          <table:table-cell table:style-name="Tabla48.D1" office:value-type="string">
            <text:p text:style-name="P76"/>
          </table:table-cell>
        </table:table-row>
        <table:table-row>
          <table:covered-table-cell/>
          <table:table-cell table:style-name="Tabla48.B2" office:value-type="string">
            <text:p text:style-name="P92">ミョウ</text:p>
          </table:table-cell>
          <table:table-cell table:style-name="Tabla48.C2" office:value-type="string">
            <text:p text:style-name="P81"><text:ruby text:style-name="Ru1"><text:ruby-base><text:span text:style-name="T60">名</text:span></text:ruby-base><text:ruby-text>みょう</text:ruby-text></text:ruby><text:ruby text:style-name="Ru1"><text:ruby-base><text:span text:style-name="T60">字</text:span></text:ruby-base><text:ruby-text>じ</text:ruby-text></text:ruby>　 <text:s text:c="10"/>apellido</text:p>
          </table:table-cell>
          <table:table-cell table:style-name="Tabla48.D2" office:value-type="string">
            <text:p text:style-name="P145"/>
          </table:table-cell>
        </table:table-row>
        <table:table-row>
          <table:covered-table-cell/>
          <table:table-cell table:style-name="Tabla48.B2" office:value-type="string">
            <text:p text:style-name="P92">な</text:p>
          </table:table-cell>
          <table:table-cell table:style-name="Tabla48.C2" office:value-type="string">
            <text:p text:style-name="P76"><text:ruby text:style-name="Ru1"><text:ruby-base><text:span text:style-name="T60">名</text:span></text:ruby-base><text:ruby-text>な</text:ruby-text></text:ruby><text:ruby text:style-name="Ru1"><text:ruby-base><text:span text:style-name="T60">前</text:span></text:ruby-base><text:ruby-text>まえ</text:ruby-text></text:ruby> <text:s text:c="16"/>nombre</text:p>
          </table:table-cell>
          <table:table-cell table:style-name="Tabla48.D2" office:value-type="string">
            <text:p text:style-name="P76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86">細</text:p>
          </table:table-cell>
          <table:table-cell table:style-name="Tabla226.A1" office:value-type="string">
            <text:p text:style-name="P114">ほそ</text:p>
          </table:table-cell>
          <table:table-cell table:style-name="Tabla226.A1" office:value-type="string">
            <text:p text:style-name="P76"><text:ruby text:style-name="Ru1"><text:ruby-base><text:span text:style-name="T76">細</text:span></text:ruby-base><text:ruby-text>ほそ</text:ruby-text></text:ruby><text:span text:style-name="T76">い</text:span> <text:s text:c="7"/>fino, delgado</text:p>
          </table:table-cell>
          <table:table-cell table:style-name="Tabla226.D1" office:value-type="string">
            <text:p text:style-name="P99"><text:ruby text:style-name="Ru1"><text:ruby-base><text:span text:style-name="T76">細</text:span></text:ruby-base><text:ruby-text>ほそ</text:ruby-text></text:ruby><text:ruby text:style-name="Ru1"><text:ruby-base><text:span text:style-name="T76">長</text:span></text:ruby-base><text:ruby-text>なが</text:ruby-text></text:ruby><text:span text:style-name="T76">い</text:span> <text:s text:c="11"/>alargado</text:p>
          </table:table-cell>
        </table:table-row>
        <table:table-row>
          <table:covered-table-cell/>
          <table:table-cell table:style-name="Tabla226.B2" office:value-type="string">
            <text:p text:style-name="P115">こま</text:p>
          </table:table-cell>
          <table:table-cell table:style-name="Tabla226.C2" office:value-type="string">
            <text:p text:style-name="P103"><text:ruby text:style-name="Ru1"><text:ruby-base><text:span text:style-name="T76">細</text:span></text:ruby-base><text:ruby-text>こま</text:ruby-text></text:ruby><text:span text:style-name="T76">かい</text:span><text:span text:style-name="T68"> <text:s text:c="2"/>detallado, liso</text:span></text:p>
          </table:table-cell>
          <table:table-cell table:style-name="Tabla226.D2" office:value-type="string">
            <text:p text:style-name="P127">　 <text:s text:c="5"/></text:p>
          </table:table-cell>
        </table:table-row>
      </table:table>
      <text:p text:style-name="P140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86">寒</text:p>
          </table:table-cell>
          <table:table-cell table:style-name="Tabla267.A1" office:value-type="string">
            <text:p text:style-name="P114">さむ</text:p>
          </table:table-cell>
          <table:table-cell table:style-name="Tabla267.A1" office:value-type="string">
            <text:p text:style-name="P76"><text:ruby text:style-name="Ru1"><text:ruby-base><text:span text:style-name="T60">寒</text:span></text:ruby-base><text:ruby-text>さむ</text:ruby-text></text:ruby><text:span text:style-name="T60">い</text:span> <text:s text:c="23"/>frío</text:p>
          </table:table-cell>
          <table:table-cell table:style-name="Tabla267.D1" office:value-type="string">
            <text:p text:style-name="P99"><text:s text:c="7"/></text:p>
          </table:table-cell>
        </table:table-row>
        <table:table-row>
          <table:covered-table-cell/>
          <table:table-cell table:style-name="Tabla267.B2" office:value-type="string">
            <text:p text:style-name="P115">カン</text:p>
          </table:table-cell>
          <table:table-cell table:style-name="Tabla267.C2" office:value-type="string">
            <text:p text:style-name="P103"><text:ruby text:style-name="Ru1"><text:ruby-base><text:span text:style-name="T60">寒</text:span></text:ruby-base><text:ruby-text>かん</text:ruby-text></text:ruby><text:span text:style-name="T60">だん</text:span><text:ruby text:style-name="Ru1"><text:ruby-base><text:span text:style-name="T60">計</text:span></text:ruby-base><text:ruby-text>けい</text:ruby-text></text:ruby> <text:s/></text:p>
            <text:p text:style-name="P103"><text:s text:c="12"/>termómetro (ºC)</text:p>
          </table:table-cell>
          <table:table-cell table:style-name="Tabla267.D2" office:value-type="string">
            <text:p text:style-name="P127">　 <text:s text:c="5"/></text:p>
          </table:table-cell>
        </table:table-row>
      </table:table>
      <text:p text:style-name="P18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office:value-type="string">
            <text:p text:style-name="P86">強</text:p>
          </table:table-cell>
          <table:table-cell table:style-name="Tabla196.A1" office:value-type="string">
            <text:p text:style-name="P115">つよ</text:p>
          </table:table-cell>
          <table:table-cell table:style-name="Tabla196.A1" office:value-type="string">
            <text:p text:style-name="P76"><text:ruby text:style-name="Ru1"><text:ruby-base><text:span text:style-name="T60">強</text:span></text:ruby-base><text:ruby-text>つよ</text:ruby-text></text:ruby><text:span text:style-name="T60">い</text:span> <text:s text:c="19"/>fuerte</text:p>
          </table:table-cell>
          <table:table-cell table:style-name="Tabla196.D1" office:value-type="string">
            <text:p text:style-name="P99"><text:ruby text:style-name="Ru1"><text:ruby-base><text:span text:style-name="T60">強</text:span></text:ruby-base><text:ruby-text>つよ</text:ruby-text></text:ruby><text:ruby text:style-name="Ru1"><text:ruby-base><text:span text:style-name="T60">気</text:span></text:ruby-base><text:ruby-text>き</text:ruby-text></text:ruby> <text:s text:c="7"/>determinación</text:p>
          </table:table-cell>
        </table:table-row>
      </table:table>
      <text:p text:style-name="P6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86">大</text:p>
          </table:table-cell>
          <table:table-cell table:style-name="Tabla67.A1" office:value-type="string">
            <text:p text:style-name="P92">おお</text:p>
          </table:table-cell>
          <table:table-cell table:style-name="Tabla67.C1" office:value-type="string">
            <text:p text:style-name="P76"><text:ruby text:style-name="Ru1"><text:ruby-base><text:span text:style-name="T76">大</text:span></text:ruby-base><text:ruby-text>おお</text:ruby-text></text:ruby><text:span text:style-name="T76">きい</text:span> <text:s text:c="13"/>grande　</text:p>
          </table:table-cell>
          <table:table-cell table:style-name="Tabla67.D1" office:value-type="string">
            <text:p text:style-name="P76"/>
          </table:table-cell>
        </table:table-row>
        <table:table-row>
          <table:covered-table-cell/>
          <table:table-cell table:style-name="Tabla67.B2" office:value-type="string">
            <text:p text:style-name="P115">ダイ</text:p>
          </table:table-cell>
          <table:table-cell table:style-name="Tabla67.C2" office:value-type="string">
            <text:p text:style-name="P98"><text:ruby text:style-name="Ru1"><text:ruby-base><text:span text:style-name="T76">大</text:span></text:ruby-base><text:ruby-text>だい</text:ruby-text></text:ruby><text:ruby text:style-name="Ru1"><text:ruby-base><text:span text:style-name="T76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74"/>
          </table:table-cell>
        </table:table-row>
      </table:table>
      <text:p text:style-name="P18"/>
      <text:p text:style-name="P18"/>
      <text:p text:style-name="P18"/>
      <text:p text:style-name="P18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86">太</text:p>
          </table:table-cell>
          <table:table-cell table:style-name="Tabla340.A1" office:value-type="string">
            <text:p text:style-name="P114">ふと</text:p>
          </table:table-cell>
          <table:table-cell table:style-name="Tabla340.A1" office:value-type="string">
            <text:p text:style-name="P76"><text:ruby text:style-name="Ru1"><text:ruby-base><text:span text:style-name="T76">太</text:span></text:ruby-base><text:ruby-text>ふと</text:ruby-text></text:ruby><text:span text:style-name="T76">い</text:span> <text:s text:c="17"/>grueso</text:p>
          </table:table-cell>
          <table:table-cell table:style-name="Tabla340.D1" office:value-type="string">
            <text:p text:style-name="P99"><text:ruby text:style-name="Ru1"><text:ruby-base><text:span text:style-name="T76">太</text:span></text:ruby-base><text:ruby-text>ふと</text:ruby-text></text:ruby><text:span text:style-name="T76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114">タ</text:p>
          </table:table-cell>
          <table:table-cell table:style-name="Tabla340.B2" office:value-type="string">
            <text:p text:style-name="P76"><text:ruby text:style-name="Ru1"><text:ruby-base><text:span text:style-name="T60">丸</text:span></text:ruby-base><text:ruby-text>まる</text:ruby-text></text:ruby><text:ruby text:style-name="Ru1"><text:ruby-base><text:span text:style-name="T60">太</text:span></text:ruby-base><text:ruby-text>た</text:ruby-text></text:ruby> <text:s text:c="18"/>tronco</text:p>
          </table:table-cell>
          <table:table-cell table:style-name="Tabla340.D2" office:value-type="string">
            <text:p text:style-name="P99"/>
          </table:table-cell>
        </table:table-row>
      </table:table>
      <text:p text:style-name="P18"/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row>
          <table:table-cell table:style-name="Tabla396.A1" table:number-rows-spanned="2" office:value-type="string">
            <text:p text:style-name="P86">美</text:p>
          </table:table-cell>
          <table:table-cell table:style-name="Tabla396.A1" office:value-type="string">
            <text:p text:style-name="P114">うつく</text:p>
          </table:table-cell>
          <table:table-cell table:style-name="Tabla396.A1" office:value-type="string">
            <text:p text:style-name="P76"><text:ruby text:style-name="Ru1"><text:ruby-base><text:span text:style-name="T76">美</text:span></text:ruby-base><text:ruby-text>うつく</text:ruby-text></text:ruby><text:span text:style-name="T76">しい</text:span> <text:s text:c="7"/>hermoso</text:p>
          </table:table-cell>
          <table:table-cell table:style-name="Tabla396.D1" office:value-type="string">
            <text:p text:style-name="P99"/>
          </table:table-cell>
        </table:table-row>
        <table:table-row>
          <table:covered-table-cell/>
          <table:table-cell table:style-name="Tabla396.B2" office:value-type="string">
            <text:p text:style-name="P114">ビ</text:p>
          </table:table-cell>
          <table:table-cell table:style-name="Tabla396.B2" office:value-type="string">
            <text:p text:style-name="P76"><text:span text:style-name="T60">美じゅつ</text:span> <text:s text:c="13"/>arte</text:p>
          </table:table-cell>
          <table:table-cell table:style-name="Tabla396.D2" office:value-type="string">
            <text:p text:style-name="P99"><text:ruby text:style-name="Ru1"><text:ruby-base><text:span text:style-name="T60">美</text:span></text:ruby-base><text:ruby-text>び</text:ruby-text></text:ruby><text:span text:style-name="T60">じゅつ</text:span><text:ruby text:style-name="Ru1"><text:ruby-base><text:span text:style-name="T60">館</text:span></text:ruby-base><text:ruby-text>かん</text:ruby-text></text:ruby> <text:s text:c="6"/>museo</text:p>
          </table:table-cell>
        </table:table-row>
      </table:table>
      <text:p text:style-name="Standard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31">同</text:p>
          </table:table-cell>
          <table:table-cell table:style-name="Tabla238.A1" office:value-type="string">
            <text:p text:style-name="P92">おな</text:p>
          </table:table-cell>
          <table:table-cell table:style-name="Tabla238.C1" office:value-type="string">
            <text:p text:style-name="P76"><text:ruby text:style-name="Ru1"><text:ruby-base><text:span text:style-name="T60">同</text:span></text:ruby-base><text:ruby-text>おな</text:ruby-text></text:ruby><text:span text:style-name="T60">じな</text:span> <text:s text:c="12"/>idéntico</text:p>
          </table:table-cell>
          <table:table-cell table:style-name="Tabla238.D1" office:value-type="string">
            <text:p text:style-name="P76"/>
          </table:table-cell>
        </table:table-row>
        <table:table-row>
          <table:covered-table-cell/>
          <table:table-cell table:style-name="Tabla238.B2" office:value-type="string">
            <text:p text:style-name="P92">ドウ</text:p>
          </table:table-cell>
          <table:table-cell table:style-name="Tabla238.C2" office:value-type="string">
            <text:p text:style-name="P76"><text:ruby text:style-name="Ru1"><text:ruby-base><text:span text:style-name="T60">同</text:span></text:ruby-base><text:ruby-text>どう</text:ruby-text></text:ruby><text:ruby text:style-name="Ru1"><text:ruby-base><text:span text:style-name="T60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76"/>
          </table:table-cell>
        </table:table-row>
      </table:table>
      <text:p text:style-name="Standard"/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>
          <table:table-cell table:style-name="Tabla380.A1" table:number-rows-spanned="3" office:value-type="string">
            <text:p text:style-name="P31">等</text:p>
          </table:table-cell>
          <table:table-cell table:style-name="Tabla380.A1" office:value-type="string">
            <text:p text:style-name="P92">ひと</text:p>
          </table:table-cell>
          <table:table-cell table:style-name="Tabla380.A1" office:value-type="string">
            <text:p text:style-name="P76"><text:ruby text:style-name="Ru1"><text:ruby-base><text:span text:style-name="T60">等</text:span></text:ruby-base><text:ruby-text>ひと</text:ruby-text></text:ruby><text:span text:style-name="T60">しい</text:span> <text:s text:c="6"/>equivalente</text:p>
          </table:table-cell>
          <table:table-cell table:style-name="Tabla380.D1" office:value-type="string">
            <text:p text:style-name="P76"/>
          </table:table-cell>
        </table:table-row>
        <table:table-row>
          <table:covered-table-cell/>
          <table:table-cell table:style-name="Tabla380.B2" office:value-type="string">
            <text:p text:style-name="P92">など</text:p>
          </table:table-cell>
          <table:table-cell table:style-name="Tabla380.B2" office:value-type="string">
            <text:p text:style-name="P76"><text:ruby text:style-name="Ru1"><text:ruby-base><text:span text:style-name="T60">等</text:span></text:ruby-base><text:ruby-text>など</text:ruby-text></text:ruby> <text:s text:c="27"/>etc.</text:p>
          </table:table-cell>
          <table:table-cell table:style-name="Tabla380.D2" office:value-type="string">
            <text:p text:style-name="P76"/>
          </table:table-cell>
        </table:table-row>
        <table:table-row>
          <table:covered-table-cell/>
          <table:table-cell table:style-name="Tabla380.B2" office:value-type="string">
            <text:p text:style-name="P92">トウ</text:p>
          </table:table-cell>
          <table:table-cell table:style-name="Tabla380.B2" office:value-type="string">
            <text:p text:style-name="P76"><text:ruby text:style-name="Ru1"><text:ruby-base><text:span text:style-name="T60">一</text:span></text:ruby-base><text:ruby-text>いっ</text:ruby-text></text:ruby><text:ruby text:style-name="Ru1"><text:ruby-base><text:span text:style-name="T60">等</text:span></text:ruby-base><text:ruby-text>トウ</text:ruby-text></text:ruby> <text:s text:c="16"/>1ª clase</text:p>
          </table:table-cell>
          <table:table-cell table:style-name="Tabla380.D2" office:value-type="string">
            <text:p text:style-name="P76"><text:ruby text:style-name="Ru1"><text:ruby-base><text:span text:style-name="T60">上</text:span></text:ruby-base><text:ruby-text>じょう</text:ruby-text></text:ruby><text:ruby text:style-name="Ru1"><text:ruby-base><text:span text:style-name="T60">等</text:span></text:ruby-base><text:ruby-text>トウ</text:ruby-text></text:ruby><text:span text:style-name="T60">な</text:span> <text:s text:c="10"/>superior</text:p>
          </table:table-cell>
        </table:table-row>
      </table:table>
      <text:p text:style-name="P18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86">遠</text:p>
          </table:table-cell>
          <table:table-cell table:style-name="Tabla192.A1" office:value-type="string">
            <text:p text:style-name="P114">とお</text:p>
          </table:table-cell>
          <table:table-cell table:style-name="Tabla192.A1" office:value-type="string">
            <text:p text:style-name="P76"><text:ruby text:style-name="Ru1"><text:ruby-base><text:span text:style-name="T60">遠</text:span></text:ruby-base><text:ruby-text>とお</text:ruby-text></text:ruby><text:span text:style-name="T60">い</text:span> <text:s text:c="20"/>lejos</text:p>
          </table:table-cell>
          <table:table-cell table:style-name="Tabla192.D1" office:value-type="string">
            <text:p text:style-name="P99"><text:s text:c="3"/></text:p>
          </table:table-cell>
        </table:table-row>
        <table:table-row>
          <table:covered-table-cell/>
          <table:table-cell table:style-name="Tabla192.B2" office:value-type="string">
            <text:p text:style-name="P115">エン</text:p>
          </table:table-cell>
          <table:table-cell table:style-name="Tabla192.C2" office:value-type="string">
            <text:p text:style-name="P76"><text:ruby text:style-name="Ru1"><text:ruby-base><text:span text:style-name="T60">遠</text:span></text:ruby-base><text:ruby-text>えん</text:ruby-text></text:ruby><text:ruby text:style-name="Ru1"><text:ruby-base><text:span text:style-name="T60">足</text:span></text:ruby-base><text:ruby-text>そく</text:ruby-text></text:ruby><text:span text:style-name="T68"> <text:s text:c="13"/>excursión</text:span></text:p>
          </table:table-cell>
          <table:table-cell table:style-name="Tabla192.D2" office:value-type="string">
            <text:p text:style-name="P76"><text:ruby text:style-name="Ru1"><text:ruby-base><text:span text:style-name="T60">遠</text:span></text:ruby-base><text:ruby-text>えん</text:ruby-text></text:ruby><text:ruby text:style-name="Ru1"><text:ruby-base><text:span text:style-name="T60">近</text:span></text:ruby-base><text:ruby-text>きん</text:ruby-text></text:ruby><text:span text:style-name="T68"> <text:s text:c="15"/>distancia</text:span></text:p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86">軽</text:p>
          </table:table-cell>
          <table:table-cell table:style-name="Tabla314.A1" office:value-type="string">
            <text:p text:style-name="P114">かる</text:p>
          </table:table-cell>
          <table:table-cell table:style-name="Tabla314.A1" office:value-type="string">
            <text:p text:style-name="P76"><text:ruby text:style-name="Ru1"><text:ruby-base><text:span text:style-name="T76">軽</text:span></text:ruby-base><text:ruby-text>かる</text:ruby-text></text:ruby><text:span text:style-name="T76">い</text:span> <text:s text:c="19"/>ligero</text:p>
          </table:table-cell>
          <table:table-cell table:style-name="Tabla314.D1" office:value-type="string">
            <text:p text:style-name="P99"/>
          </table:table-cell>
        </table:table-row>
        <table:table-row>
          <table:covered-table-cell/>
          <table:table-cell table:style-name="Tabla314.A1" office:value-type="string">
            <text:p text:style-name="P114">がる</text:p>
          </table:table-cell>
          <table:table-cell table:style-name="Tabla314.C2" office:value-type="string">
            <text:p text:style-name="P76"><text:ruby text:style-name="Ru1"><text:ruby-base><text:span text:style-name="T60">気</text:span></text:ruby-base><text:ruby-text>き</text:ruby-text></text:ruby><text:ruby text:style-name="Ru1"><text:ruby-base><text:span text:style-name="T60">軽</text:span></text:ruby-base><text:ruby-text>がる</text:ruby-text></text:ruby><text:span text:style-name="T60">な</text:span> <text:s/>sin problemas</text:p>
          </table:table-cell>
          <table:table-cell table:style-name="Tabla314.D2" office:value-type="string">
            <text:p text:style-name="P99"/>
          </table:table-cell>
        </table:table-row>
      </table:table>
      <text:p text:style-name="P18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office:value-type="string">
            <text:p text:style-name="P86">悪</text:p>
          </table:table-cell>
          <table:table-cell table:style-name="Tabla159.A1" office:value-type="string">
            <text:p text:style-name="P114">わる</text:p>
          </table:table-cell>
          <table:table-cell table:style-name="Tabla159.A1" office:value-type="string">
            <text:p text:style-name="P76"><text:ruby text:style-name="Ru1"><text:ruby-base><text:span text:style-name="T60">悪</text:span></text:ruby-base><text:ruby-text>わる</text:ruby-text></text:ruby><text:span text:style-name="T60">い</text:span> <text:s text:c="20"/>malo</text:p>
          </table:table-cell>
          <table:table-cell table:style-name="Tabla159.D1" office:value-type="string">
            <text:p text:style-name="P99"><text:s text:c="5"/></text:p>
          </table:table-cell>
        </table:table-row>
      </table:table>
      <text:p text:style-name="P18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86">多</text:p>
          </table:table-cell>
          <table:table-cell table:style-name="Tabla220.A1" office:value-type="string">
            <text:p text:style-name="P114">おお</text:p>
          </table:table-cell>
          <table:table-cell table:style-name="Tabla220.A1" office:value-type="string">
            <text:p text:style-name="P99"><text:ruby text:style-name="Ru1"><text:ruby-base><text:span text:style-name="T15">多</text:span></text:ruby-base><text:ruby-text>おお</text:ruby-text></text:ruby><text:span text:style-name="T15">い</text:span> <text:s text:c="17"/>mucho</text:p>
          </table:table-cell>
          <table:table-cell table:style-name="Tabla220.D1" office:value-type="string">
            <text:p text:style-name="P136"><text:s text:c="5"/></text:p>
          </table:table-cell>
        </table:table-row>
        <table:table-row>
          <table:covered-table-cell/>
          <table:table-cell table:style-name="Tabla220.B2" office:value-type="string">
            <text:p text:style-name="P115">タ</text:p>
          </table:table-cell>
          <table:table-cell table:style-name="Tabla220.C2" office:value-type="string">
            <text:p text:style-name="P123"><text:ruby text:style-name="Ru1"><text:ruby-base>多</text:ruby-base><text:ruby-text>た</text:ruby-text></text:ruby><text:ruby text:style-name="Ru1"><text:ruby-base>分</text:ruby-base><text:ruby-text>ぶん</text:ruby-text></text:ruby><text:span text:style-name="T64"> <text:s text:c="4"/>probablemente</text:span></text:p>
          </table:table-cell>
          <table:table-cell table:style-name="Tabla220.D2" office:value-type="string">
            <text:p text:style-name="P127"><text:ruby text:style-name="Ru1"><text:ruby-base><text:span text:style-name="T9">多</text:span></text:ruby-base><text:ruby-text>た</text:ruby-text></text:ruby><text:ruby text:style-name="Ru1"><text:ruby-base><text:span text:style-name="T9">少</text:span></text:ruby-base><text:ruby-text>しょう</text:ruby-text></text:ruby> <text:s text:c="6"/><text:span text:style-name="T33">más o menos</text:span></text:p>
          </table:table-cell>
        </table:table-row>
      </table:table>
      <text:p text:style-name="P18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86">新</text:p>
          </table:table-cell>
          <table:table-cell table:style-name="Tabla218.A1" office:value-type="string">
            <text:p text:style-name="P114">あたら</text:p>
          </table:table-cell>
          <table:table-cell table:style-name="Tabla218.A1" office:value-type="string">
            <text:p text:style-name="P76"><text:ruby text:style-name="Ru1"><text:ruby-base><text:span text:style-name="T60">新</text:span></text:ruby-base><text:ruby-text>あたら</text:ruby-text></text:ruby><text:span text:style-name="T60">しい</text:span> <text:s text:c="12"/>nuevo</text:p>
          </table:table-cell>
          <table:table-cell table:style-name="Tabla218.D1" office:value-type="string">
            <text:p text:style-name="P99"><text:s text:c="5"/></text:p>
          </table:table-cell>
        </table:table-row>
        <table:table-row>
          <table:covered-table-cell/>
          <table:table-cell table:style-name="Tabla218.B2" office:value-type="string">
            <text:p text:style-name="P115">シン</text:p>
          </table:table-cell>
          <table:table-cell table:style-name="Tabla218.C2" office:value-type="string">
            <text:p text:style-name="P103"><text:ruby text:style-name="Ru1"><text:ruby-base><text:span text:style-name="T60">新</text:span></text:ruby-base><text:ruby-text>しん</text:ruby-text></text:ruby><text:ruby text:style-name="Ru1"><text:ruby-base><text:span text:style-name="T60">年</text:span></text:ruby-base><text:ruby-text>ねん</text:ruby-text></text:ruby> <text:s text:c="11"/>año nuevo</text:p>
          </table:table-cell>
          <table:table-cell table:style-name="Tabla218.D2" office:value-type="string">
            <text:p text:style-name="P127"><text:ruby text:style-name="Ru1"><text:ruby-base><text:span text:style-name="T9">新</text:span></text:ruby-base><text:ruby-text>しん</text:ruby-text></text:ruby><text:ruby text:style-name="Ru1"><text:ruby-base><text:span text:style-name="T9">車</text:span></text:ruby-base><text:ruby-text>しゃ</text:ruby-text></text:ruby> <text:s text:c="9"/><text:span text:style-name="T33">coche nuevo</text:span></text:p>
          </table:table-cell>
        </table:table-row>
      </table:table>
      <text:p text:style-name="P18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87">小</text:p>
          </table:table-cell>
          <table:table-cell table:style-name="Tabla66.A1" office:value-type="string">
            <text:p text:style-name="P92">ちい</text:p>
          </table:table-cell>
          <table:table-cell table:style-name="Tabla66.C1" office:value-type="string">
            <text:p text:style-name="P76"><text:ruby text:style-name="Ru1"><text:ruby-base><text:span text:style-name="T76">小</text:span></text:ruby-base><text:ruby-text>ちい</text:ruby-text></text:ruby><text:span text:style-name="T76">さい</text:span> <text:s text:c="10"/>pequeño</text:p>
          </table:table-cell>
          <table:table-cell table:style-name="Tabla66.D1" office:value-type="string">
            <text:p text:style-name="P76"/>
          </table:table-cell>
        </table:table-row>
        <table:table-row>
          <table:covered-table-cell/>
          <table:table-cell table:style-name="Tabla66.B2" office:value-type="string">
            <text:p text:style-name="P132">こ</text:p>
          </table:table-cell>
          <table:table-cell table:style-name="Tabla66.C2" office:value-type="string">
            <text:p text:style-name="P135"><text:ruby text:style-name="Ru1"><text:ruby-base><text:span text:style-name="T76">小</text:span></text:ruby-base><text:ruby-text>こ</text:ruby-text></text:ruby><text:ruby text:style-name="Ru1"><text:ruby-base><text:span text:style-name="T76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76"><text:ruby text:style-name="Ru1"><text:ruby-base><text:span text:style-name="T14">小</text:span></text:ruby-base><text:ruby-text>こ</text:ruby-text></text:ruby><text:ruby text:style-name="Ru1"><text:ruby-base><text:span text:style-name="T76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32">ショウ</text:p>
          </table:table-cell>
          <table:table-cell table:style-name="Tabla66.C2" office:value-type="string">
            <text:p text:style-name="P135"><text:ruby text:style-name="Ru1"><text:ruby-base><text:span text:style-name="T76">小</text:span></text:ruby-base><text:ruby-text>しょう</text:ruby-text></text:ruby><text:ruby text:style-name="Ru1"><text:ruby-base><text:span text:style-name="T76">学</text:span></text:ruby-base><text:ruby-text>がく</text:ruby-text></text:ruby><text:ruby text:style-name="Ru1"><text:ruby-base><text:span text:style-name="T76">生</text:span></text:ruby-base><text:ruby-text>せい</text:ruby-text></text:ruby><text:span text:style-name="T68"> <text:s text:c="9"/>primaria</text:span></text:p>
          </table:table-cell>
          <table:table-cell table:style-name="Tabla66.D2" office:value-type="string">
            <text:p text:style-name="P18"/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86">重</text:p>
          </table:table-cell>
          <table:table-cell table:style-name="Tabla279.A1" office:value-type="string">
            <text:p text:style-name="P114">おも</text:p>
          </table:table-cell>
          <table:table-cell table:style-name="Tabla279.A1" office:value-type="string">
            <text:p text:style-name="P76"><text:ruby text:style-name="Ru1"><text:ruby-base><text:span text:style-name="T76">重</text:span></text:ruby-base><text:ruby-text>おも</text:ruby-text></text:ruby><text:span text:style-name="T76">い</text:span> <text:s text:c="16"/>pesado</text:p>
          </table:table-cell>
          <table:table-cell table:style-name="Tabla279.D1" office:value-type="string">
            <text:p text:style-name="P99"/>
          </table:table-cell>
        </table:table-row>
        <table:table-row>
          <table:covered-table-cell/>
          <table:table-cell table:style-name="Tabla279.B2" office:value-type="string">
            <text:p text:style-name="P114">かさ</text:p>
          </table:table-cell>
          <table:table-cell table:style-name="Tabla279.B2" office:value-type="string">
            <text:p text:style-name="P76"><text:ruby text:style-name="Ru1"><text:ruby-base><text:span text:style-name="T60">重</text:span></text:ruby-base><text:ruby-text>かさ</text:ruby-text></text:ruby><text:span text:style-name="T60">ねる</text:span> <text:s text:c="13"/>repetir</text:p>
          </table:table-cell>
          <table:table-cell table:style-name="Tabla279.D2" office:value-type="string">
            <text:p text:style-name="P99"/>
          </table:table-cell>
        </table:table-row>
        <table:table-row>
          <table:covered-table-cell/>
          <table:table-cell table:style-name="Tabla279.B2" office:value-type="string">
            <text:p text:style-name="P114">ジュウ</text:p>
          </table:table-cell>
          <table:table-cell table:style-name="Tabla279.B2" office:value-type="string">
            <text:p text:style-name="P76"><text:ruby text:style-name="Ru1"><text:ruby-base><text:span text:style-name="T60">体</text:span></text:ruby-base><text:ruby-text>たい</text:ruby-text></text:ruby><text:ruby text:style-name="Ru1"><text:ruby-base><text:span text:style-name="T60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99"/>
          </table:table-cell>
        </table:table-row>
      </table:table>
      <text:p text:style-name="P76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86">少</text:p>
          </table:table-cell>
          <table:table-cell table:style-name="Tabla221.A1" office:value-type="string">
            <text:p text:style-name="P114">すこ</text:p>
          </table:table-cell>
          <table:table-cell table:style-name="Tabla221.A1" office:value-type="string">
            <text:p text:style-name="P76"><text:ruby text:style-name="Ru1"><text:ruby-base><text:span text:style-name="T76">少</text:span></text:ruby-base><text:ruby-text>すこ</text:ruby-text></text:ruby><text:span text:style-name="T76">しい</text:span> <text:s text:c="16"/>poco</text:p>
          </table:table-cell>
          <table:table-cell table:style-name="Tabla221.D1" office:value-type="string">
            <text:p text:style-name="P99"><text:s text:c="5"/></text:p>
          </table:table-cell>
        </table:table-row>
        <table:table-row>
          <table:covered-table-cell/>
          <table:table-cell table:style-name="Tabla221.B2" office:value-type="string">
            <text:p text:style-name="P114">すく</text:p>
          </table:table-cell>
          <table:table-cell table:style-name="Tabla221.B2" office:value-type="string">
            <text:p text:style-name="P76"><text:ruby text:style-name="Ru1"><text:ruby-base><text:span text:style-name="T76">少</text:span></text:ruby-base><text:ruby-text>すく</text:ruby-text></text:ruby><text:span text:style-name="T76">ない</text:span> <text:s text:c="12"/>escaso</text:p>
          </table:table-cell>
          <table:table-cell table:style-name="Tabla221.D2" office:value-type="string">
            <text:p text:style-name="P99"/>
          </table:table-cell>
        </table:table-row>
        <table:table-row>
          <table:covered-table-cell/>
          <table:table-cell table:style-name="Tabla221.B2" office:value-type="string">
            <text:p text:style-name="P115">ショウ</text:p>
          </table:table-cell>
          <table:table-cell table:style-name="Tabla221.C3" office:value-type="string">
            <text:p text:style-name="P103"><text:ruby text:style-name="Ru1"><text:ruby-base><text:span text:style-name="T76">少</text:span></text:ruby-base><text:ruby-text>しょう</text:ruby-text></text:ruby><text:ruby text:style-name="Ru1"><text:ruby-base><text:span text:style-name="T76">年</text:span></text:ruby-base><text:ruby-text>ねん</text:ruby-text></text:ruby> <text:s text:c="17"/>joven</text:p>
          </table:table-cell>
          <table:table-cell table:style-name="Tabla221.D3" office:value-type="string">
            <text:p text:style-name="P103"><text:ruby text:style-name="Ru1"><text:ruby-base><text:span text:style-name="T76">少</text:span></text:ruby-base><text:ruby-text>しょう</text:ruby-text></text:ruby><text:ruby text:style-name="Ru1"><text:ruby-base><text:span text:style-name="T76">々</text:span></text:ruby-base><text:ruby-text>しょう</text:ruby-text></text:ruby><text:span text:style-name="T68"> <text:s text:c="5"/>un momento</text:span></text:p>
          </table:table-cell>
        </table:table-row>
      </table:table>
      <text:p text:style-name="P18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3" office:value-type="string">
            <text:p text:style-name="P86">主</text:p>
          </table:table-cell>
          <table:table-cell table:style-name="Tabla271.A1" office:value-type="string">
            <text:p text:style-name="P92">おも</text:p>
          </table:table-cell>
          <table:table-cell table:style-name="Tabla271.A1" office:value-type="string">
            <text:p text:style-name="P76"><text:ruby text:style-name="Ru1"><text:ruby-base><text:span text:style-name="T60">主</text:span></text:ruby-base><text:ruby-text>おも</text:ruby-text></text:ruby><text:span text:style-name="T60">な</text:span> <text:s text:c="15"/>principal</text:p>
          </table:table-cell>
          <table:table-cell table:style-name="Tabla271.D1" office:value-type="string">
            <text:p text:style-name="P76"/>
          </table:table-cell>
        </table:table-row>
        <table:table-row>
          <table:covered-table-cell/>
          <table:table-cell table:style-name="Tabla271.B2" table:number-rows-spanned="2" office:value-type="string">
            <text:p text:style-name="P92">シュ</text:p>
          </table:table-cell>
          <table:table-cell table:style-name="Tabla271.B2" office:value-type="string">
            <text:p text:style-name="P76"><text:ruby text:style-name="Ru1"><text:ruby-base><text:span text:style-name="T60">主</text:span></text:ruby-base><text:ruby-text>しゅ</text:ruby-text></text:ruby><text:ruby text:style-name="Ru1"><text:ruby-base><text:span text:style-name="T60">人</text:span></text:ruby-base><text:ruby-text>じん</text:ruby-text></text:ruby><text:ruby text:style-name="Ru1"><text:ruby-base><text:span text:style-name="T60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76"><text:span text:style-name="T60">ご</text:span><text:ruby text:style-name="Ru1"><text:ruby-base><text:span text:style-name="T60">主</text:span></text:ruby-base><text:ruby-text>しゅ</text:ruby-text></text:ruby><text:ruby text:style-name="Ru1"><text:ruby-base><text:span text:style-name="T60">人</text:span></text:ruby-base><text:ruby-text>じん</text:ruby-text></text:ruby> <text:s text:c="9"/>su marido</text:p>
          </table:table-cell>
        </table:table-row>
        <table:table-row>
          <table:covered-table-cell/>
          <table:covered-table-cell/>
          <table:table-cell table:style-name="Tabla271.B2" office:value-type="string">
            <text:p text:style-name="P76"><text:ruby text:style-name="Ru1"><text:ruby-base><text:span text:style-name="T60">主</text:span></text:ruby-base><text:ruby-text>しゅ</text:ruby-text></text:ruby><text:ruby text:style-name="Ru1"><text:ruby-base><text:span text:style-name="T60">食</text:span></text:ruby-base><text:ruby-text>しょく</text:ruby-text></text:ruby> <text:s text:c="3"/></text:p>
            <text:p text:style-name="P76"><text:s text:c="10"/>alimento principal</text:p>
          </table:table-cell>
          <table:table-cell table:style-name="Tabla271.D2" office:value-type="string">
            <text:p text:style-name="P76"/>
          </table:table-cell>
        </table:table-row>
      </table:table>
      <text:p text:style-name="P18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86">深</text:p>
          </table:table-cell>
          <table:table-cell table:style-name="Tabla305.A1" office:value-type="string">
            <text:p text:style-name="P114">ふか</text:p>
          </table:table-cell>
          <table:table-cell table:style-name="Tabla305.A1" office:value-type="string">
            <text:p text:style-name="P76"><text:ruby text:style-name="Ru1"><text:ruby-base><text:span text:style-name="T60">深</text:span></text:ruby-base><text:ruby-text>ふか</text:ruby-text></text:ruby><text:span text:style-name="T60">い</text:span> <text:s text:c="14"/>profundo</text:p>
          </table:table-cell>
          <table:table-cell table:style-name="Tabla305.D1" office:value-type="string">
            <text:p text:style-name="P99"><text:s text:c="3"/></text:p>
          </table:table-cell>
        </table:table-row>
        <table:table-row>
          <table:covered-table-cell/>
          <table:table-cell table:style-name="Tabla305.B2" office:value-type="string">
            <text:p text:style-name="P115">シン</text:p>
          </table:table-cell>
          <table:table-cell table:style-name="Tabla305.C2" office:value-type="string">
            <text:p text:style-name="P76"><text:ruby text:style-name="Ru1"><text:ruby-base><text:span text:style-name="T60">深</text:span></text:ruby-base><text:ruby-text>しん</text:ruby-text></text:ruby><text:ruby text:style-name="Ru1"><text:ruby-base><text:span text:style-name="T60">海</text:span></text:ruby-base><text:ruby-text>かい</text:ruby-text></text:ruby><text:span text:style-name="T60"> <text:s/></text:span><text:s text:c="3"/></text:p>
            <text:p text:style-name="P76"><text:s/>profundidades marinas</text:p>
          </table:table-cell>
          <table:table-cell table:style-name="Tabla305.D2" office:value-type="string">
            <text:p text:style-name="P76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86">速</text:p>
          </table:table-cell>
          <table:table-cell table:style-name="Tabla228.A1" office:value-type="string">
            <text:p text:style-name="P114">はや</text:p>
          </table:table-cell>
          <table:table-cell table:style-name="Tabla228.A1" office:value-type="string">
            <text:p text:style-name="P76"><text:ruby text:style-name="Ru1"><text:ruby-base><text:span text:style-name="T76">速</text:span></text:ruby-base><text:ruby-text>はや</text:ruby-text></text:ruby><text:span text:style-name="T76">い</text:span><text:span text:style-name="T68"> <text:s text:c="18"/>rápido</text:span></text:p>
          </table:table-cell>
          <table:table-cell table:style-name="Tabla228.D1" office:value-type="string">
            <text:p text:style-name="P99"/>
          </table:table-cell>
        </table:table-row>
        <table:table-row>
          <table:covered-table-cell/>
          <table:table-cell table:style-name="Tabla228.B2" office:value-type="string">
            <text:p text:style-name="P114">ソク</text:p>
          </table:table-cell>
          <table:table-cell table:style-name="Tabla228.B2" office:value-type="string">
            <text:p text:style-name="P76"><text:ruby text:style-name="Ru1"><text:ruby-base><text:span text:style-name="T83">早</text:span></text:ruby-base><text:ruby-text>さっ</text:ruby-text></text:ruby><text:ruby text:style-name="Ru1"><text:ruby-base><text:span text:style-name="T60">速</text:span></text:ruby-base><text:ruby-text>そく</text:ruby-text></text:ruby><text:span text:style-name="T68"> <text:s text:c="2"/>inmediatamente</text:span></text:p>
          </table:table-cell>
          <table:table-cell table:style-name="Tabla228.D2" office:value-type="string">
            <text:p text:style-name="P99"/>
          </table:table-cell>
        </table:table-row>
      </table:table>
      <text:p text:style-name="P19"/>
      <table:table table:name="Tabla415" table:style-name="Tabla415">
        <table:table-column table:style-name="Tabla415.A"/>
        <table:table-column table:style-name="Tabla415.B"/>
        <table:table-column table:style-name="Tabla415.C"/>
        <table:table-column table:style-name="Tabla415.D"/>
        <table:table-row>
          <table:table-cell table:style-name="Tabla415.A1" table:number-rows-spanned="2" office:value-type="string">
            <text:p text:style-name="P86">面</text:p>
          </table:table-cell>
          <table:table-cell table:style-name="Tabla415.A1" office:value-type="string">
            <text:p text:style-name="P114">ジ</text:p>
          </table:table-cell>
          <table:table-cell table:style-name="Tabla415.A1" office:value-type="string">
            <text:p text:style-name="P76"><text:ruby text:style-name="Ru1"><text:ruby-base><text:span text:style-name="T76">真</text:span></text:ruby-base><text:ruby-text>ま</text:ruby-text></text:ruby><text:ruby text:style-name="Ru1"><text:ruby-base><text:span text:style-name="T76">面</text:span></text:ruby-base><text:ruby-text>じ</text:ruby-text></text:ruby><text:ruby text:style-name="Ru1"><text:ruby-base><text:span text:style-name="T76">目</text:span></text:ruby-base><text:ruby-text>め</text:ruby-text></text:ruby><text:span text:style-name="T76">な</text:span> <text:s text:c="18"/></text:p>
            <text:p text:style-name="P76"><text:s text:c="18"/>serio, formal</text:p>
          </table:table-cell>
          <table:table-cell table:style-name="Tabla415.D1" office:value-type="string">
            <text:p text:style-name="P99"/>
          </table:table-cell>
        </table:table-row>
        <table:table-row>
          <table:covered-table-cell/>
          <table:table-cell table:style-name="Tabla415.B2" office:value-type="string">
            <text:p text:style-name="P114">メン</text:p>
          </table:table-cell>
          <table:table-cell table:style-name="Tabla415.B2" office:value-type="string">
            <text:p text:style-name="P99"><text:ruby text:style-name="Ru1"><text:ruby-base><text:span text:style-name="T76">面</text:span></text:ruby-base><text:ruby-text>めん</text:ruby-text></text:ruby><text:ruby text:style-name="Ru1"><text:ruby-base><text:span text:style-name="T76">会</text:span></text:ruby-base><text:ruby-text>かい</text:ruby-text></text:ruby> <text:s text:c="12"/>entrevista</text:p>
          </table:table-cell>
          <table:table-cell table:style-name="Tabla415.D2" office:value-type="string">
            <text:p text:style-name="P99"/>
          </table:table-cell>
        </table:table-row>
      </table:table>
      <text:p text:style-name="P19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86">温</text:p>
          </table:table-cell>
          <table:table-cell table:style-name="Tabla262.A1" office:value-type="string">
            <text:p text:style-name="P114">あたた</text:p>
          </table:table-cell>
          <table:table-cell table:style-name="Tabla262.A1" office:value-type="string">
            <text:p text:style-name="P76"><text:ruby text:style-name="Ru1"><text:ruby-base><text:span text:style-name="T76">温</text:span></text:ruby-base><text:ruby-text>あたた</text:ruby-text></text:ruby><text:span text:style-name="T76">かい</text:span><text:span text:style-name="T68"> <text:s text:c="7"/>templado</text:span></text:p>
          </table:table-cell>
          <table:table-cell table:style-name="Tabla262.D1" office:value-type="string">
            <text:p text:style-name="P99"/>
          </table:table-cell>
        </table:table-row>
        <table:table-row>
          <table:covered-table-cell/>
          <table:table-cell table:style-name="Tabla262.B2" office:value-type="string">
            <text:p text:style-name="P114">オン</text:p>
          </table:table-cell>
          <table:table-cell table:style-name="Tabla262.B2" office:value-type="string">
            <text:p text:style-name="P76"><text:ruby text:style-name="Ru1"><text:ruby-base><text:span text:style-name="T60">体</text:span></text:ruby-base><text:ruby-text>たい</text:ruby-text></text:ruby><text:ruby text:style-name="Ru1"><text:ruby-base><text:span text:style-name="T60">温</text:span></text:ruby-base><text:ruby-text>おん</text:ruby-text></text:ruby><text:span text:style-name="T68"> </text:span></text:p>
            <text:p text:style-name="P76"><text:s text:c="4"/>temperatura corporal</text:p>
          </table:table-cell>
          <table:table-cell table:style-name="Tabla262.D2" office:value-type="string">
            <text:p text:style-name="P76"><text:ruby text:style-name="Ru1"><text:ruby-base><text:span text:style-name="T60">体</text:span></text:ruby-base><text:ruby-text>たい</text:ruby-text></text:ruby><text:ruby text:style-name="Ru1"><text:ruby-base><text:span text:style-name="T60">温</text:span></text:ruby-base><text:ruby-text>おん</text:ruby-text></text:ruby><text:ruby text:style-name="Ru1"><text:ruby-base><text:span text:style-name="T60">計</text:span></text:ruby-base><text:ruby-text>けい</text:ruby-text></text:ruby> <text:s text:c="6"/></text:p>
            <text:p text:style-name="P76"><text:s text:c="4"/>termómetro (corporal)</text:p>
          </table:table-cell>
        </table:table-row>
      </table:table>
      <text:p text:style-name="P76"/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>
          <table:table-cell table:style-name="Tabla395.A1" table:number-rows-spanned="2" office:value-type="string">
            <text:p text:style-name="P86">悲</text:p>
          </table:table-cell>
          <table:table-cell table:style-name="Tabla395.A1" office:value-type="string">
            <text:p text:style-name="P114">かな</text:p>
          </table:table-cell>
          <table:table-cell table:style-name="Tabla395.A1" office:value-type="string">
            <text:p text:style-name="P76"><text:ruby text:style-name="Ru1"><text:ruby-base><text:span text:style-name="T76">悲</text:span></text:ruby-base><text:ruby-text>かな</text:ruby-text></text:ruby><text:span text:style-name="T76">しい</text:span> <text:s text:c="16"/>triste</text:p>
          </table:table-cell>
          <table:table-cell table:style-name="Tabla395.D1" office:value-type="string">
            <text:p text:style-name="P99"><text:ruby text:style-name="Ru1"><text:ruby-base><text:span text:style-name="T76">悲</text:span></text:ruby-base><text:ruby-text>かな</text:ruby-text></text:ruby><text:span text:style-name="T76">しむ</text:span> <text:s text:c="8"/>estar triste</text:p>
          </table:table-cell>
        </table:table-row>
        <table:table-row>
          <table:covered-table-cell/>
          <table:table-cell table:style-name="Tabla395.B2" office:value-type="string">
            <text:p text:style-name="P114">ヒ</text:p>
          </table:table-cell>
          <table:table-cell table:style-name="Tabla395.B2" office:value-type="string">
            <text:p text:style-name="P76"><text:ruby text:style-name="Ru1"><text:ruby-base><text:span text:style-name="T60">悲</text:span></text:ruby-base><text:ruby-text>ひ</text:ruby-text></text:ruby><text:ruby text:style-name="Ru1"><text:ruby-base><text:span text:style-name="T60">運</text:span></text:ruby-base><text:ruby-text>うん</text:ruby-text></text:ruby> <text:s text:c="9"/>mala suerte</text:p>
          </table:table-cell>
          <table:table-cell table:style-name="Tabla395.D2" office:value-type="string">
            <text:p text:style-name="P99"/>
          </table:table-cell>
        </table:table-row>
      </table:table>
      <text:p text:style-name="P76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86">長</text:p>
          </table:table-cell>
          <table:table-cell table:style-name="Tabla222.A1" office:value-type="string">
            <text:p text:style-name="P114">なが</text:p>
          </table:table-cell>
          <table:table-cell table:style-name="Tabla222.A1" office:value-type="string">
            <text:p text:style-name="P76"><text:ruby text:style-name="Ru1"><text:ruby-base><text:span text:style-name="T76">長</text:span></text:ruby-base><text:ruby-text>なが</text:ruby-text></text:ruby><text:span text:style-name="T76">い</text:span> <text:s text:c="20"/>largo</text:p>
          </table:table-cell>
          <table:table-cell table:style-name="Tabla222.D1" office:value-type="string">
            <text:p text:style-name="P99"><text:s text:c="5"/></text:p>
          </table:table-cell>
        </table:table-row>
        <table:table-row>
          <table:covered-table-cell/>
          <table:table-cell table:style-name="Tabla222.B2" office:value-type="string">
            <text:p text:style-name="P115">チョウ</text:p>
          </table:table-cell>
          <table:table-cell table:style-name="Tabla222.C2" office:value-type="string">
            <text:p text:style-name="P103"><text:ruby text:style-name="Ru1"><text:ruby-base><text:span text:style-name="T76">社</text:span></text:ruby-base><text:ruby-text>しゃ</text:ruby-text></text:ruby><text:ruby text:style-name="Ru1"><text:ruby-base><text:span text:style-name="T76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27"><text:ruby text:style-name="Ru1"><text:ruby-base><text:span text:style-name="T17">市</text:span></text:ruby-base><text:ruby-text>し</text:ruby-text></text:ruby><text:ruby text:style-name="Ru1"><text:ruby-base><text:span text:style-name="T17">長</text:span></text:ruby-base><text:ruby-text>ちょう</text:ruby-text></text:ruby><text:span text:style-name="T19"> <text:s text:c="16"/>alcalde</text:span><text:span text:style-name="T7"> </text:span><text:s/></text:p>
          </table:table-cell>
        </table:table-row>
      </table:table>
      <text:p text:style-name="P18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30">円</text:p>
          </table:table-cell>
          <table:table-cell table:style-name="Tabla63.A1" office:value-type="string">
            <text:p text:style-name="P92">まる</text:p>
          </table:table-cell>
          <table:table-cell table:style-name="Tabla63.C1" office:value-type="string">
            <text:p text:style-name="P76"><text:ruby text:style-name="Ru1"><text:ruby-base><text:span text:style-name="T60">円</text:span></text:ruby-base><text:ruby-text>まる</text:ruby-text></text:ruby><text:span text:style-name="T60">い</text:span> <text:s text:c="15"/>redondo</text:p>
          </table:table-cell>
          <table:table-cell table:style-name="Tabla63.D1" office:value-type="string">
            <text:p text:style-name="P76"/>
          </table:table-cell>
        </table:table-row>
        <table:table-row>
          <table:covered-table-cell/>
          <table:table-cell table:style-name="Tabla63.B2" office:value-type="string">
            <text:p text:style-name="P92">エン</text:p>
          </table:table-cell>
          <table:table-cell table:style-name="Tabla63.C2" office:value-type="string">
            <text:p text:style-name="P76"><text:ruby text:style-name="Ru1"><text:ruby-base><text:span text:style-name="T60">円</text:span></text:ruby-base><text:ruby-text>えん</text:ruby-text></text:ruby> <text:s text:c="27"/><text:span text:style-name="T6">yen</text:span></text:p>
          </table:table-cell>
          <table:table-cell table:style-name="Tabla63.D2" office:value-type="string">
            <text:p text:style-name="P76"/>
          </table:table-cell>
        </table:table-row>
      </table:table>
      <text:p text:style-name="P18"/>
      <text:p text:style-name="P18"/>
      <text:p text:style-name="P18"/>
      <text:p text:style-name="P18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86">暗</text:p>
          </table:table-cell>
          <table:table-cell table:style-name="Tabla243.A1" office:value-type="string">
            <text:p text:style-name="P114">くら</text:p>
          </table:table-cell>
          <table:table-cell table:style-name="Tabla243.A1" office:value-type="string">
            <text:p text:style-name="P76"><text:ruby text:style-name="Ru1"><text:ruby-base><text:span text:style-name="T60">暗</text:span></text:ruby-base><text:ruby-text>くら</text:ruby-text></text:ruby><text:span text:style-name="T60">い</text:span> <text:s text:c="17"/>oscuro</text:p>
          </table:table-cell>
          <table:table-cell table:style-name="Tabla243.D1" office:value-type="string">
            <text:p text:style-name="P99"><text:s text:c="5"/></text:p>
          </table:table-cell>
        </table:table-row>
        <table:table-row>
          <table:covered-table-cell/>
          <table:table-cell table:style-name="Tabla243.B2" office:value-type="string">
            <text:p text:style-name="P115">アン</text:p>
          </table:table-cell>
          <table:table-cell table:style-name="Tabla243.C2" office:value-type="string">
            <text:p text:style-name="P103"/>
          </table:table-cell>
          <table:table-cell table:style-name="Tabla243.D2" office:value-type="string">
            <text:p text:style-name="P127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31">正</text:p>
            </table:table-cell>
            <table:table-cell table:style-name="Tabla27.A1" office:value-type="string">
              <text:p text:style-name="P92">ただ</text:p>
            </table:table-cell>
            <table:table-cell table:style-name="Tabla27.A1" office:value-type="string">
              <text:p text:style-name="P76"><text:ruby text:style-name="Ru1"><text:ruby-base><text:span text:style-name="T60">正</text:span></text:ruby-base><text:ruby-text>ただ</text:ruby-text></text:ruby><text:span text:style-name="T60">しい</text:span> <text:s text:c="12"/>correcto</text:p>
            </table:table-cell>
            <table:table-cell table:style-name="Tabla27.D1" office:value-type="string">
              <text:p text:style-name="P138"><text:ruby text:style-name="Ru1"><text:ruby-base><text:span text:style-name="T60">正</text:span></text:ruby-base><text:ruby-text>ただ</text:ruby-text></text:ruby><text:span text:style-name="T60">す</text:span> <text:s text:c="17"/>corregir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92">ショウ</text:p>
          </table:table-cell>
          <table:table-cell table:style-name="Tabla27.C2" office:value-type="string">
            <text:p text:style-name="P76"><text:ruby text:style-name="Ru1"><text:ruby-base><text:span text:style-name="T60">正</text:span></text:ruby-base><text:ruby-text>しょう</text:ruby-text></text:ruby><text:ruby text:style-name="Ru1"><text:ruby-base><text:span text:style-name="T60">月</text:span></text:ruby-base><text:ruby-text>がつ</text:ruby-text></text:ruby>　 <text:s text:c="6"/>año nuevo</text:p>
          </table:table-cell>
          <table:table-cell table:style-name="Tabla27.D2" office:value-type="string">
            <text:p text:style-name="P76"><text:ruby text:style-name="Ru1"><text:ruby-base><text:span text:style-name="T60">正</text:span></text:ruby-base><text:ruby-text>しょう</text:ruby-text></text:ruby><text:ruby text:style-name="Ru1"><text:ruby-base><text:span text:style-name="T86">直</text:span></text:ruby-base><text:ruby-text>じき</text:ruby-text></text:ruby> <text:s text:c="14"/>honesto</text:p>
          </table:table-cell>
        </table:table-row>
        <table:table-row>
          <table:covered-table-cell/>
          <table:table-cell table:style-name="Tabla27.B2" office:value-type="string">
            <text:p text:style-name="P92">セイ</text:p>
          </table:table-cell>
          <table:table-cell table:style-name="Tabla27.C2" office:value-type="string">
            <text:p text:style-name="P99"><text:ruby text:style-name="Ru1"><text:ruby-base><text:span text:style-name="T9">正</text:span></text:ruby-base><text:ruby-text>せい</text:ruby-text></text:ruby><text:ruby text:style-name="Ru1"><text:ruby-base><text:span text:style-name="T60">門</text:span></text:ruby-base><text:ruby-text>もん</text:ruby-text></text:ruby> <text:s text:c="4"/>puerta principal</text:p>
          </table:table-cell>
          <table:table-cell table:style-name="Tabla27.D2" office:value-type="string">
            <text:p text:style-name="P76"/>
          </table:table-cell>
        </table:table-row>
      </table:table>
      <text:p text:style-name="P18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31">早</text:p>
          </table:table-cell>
          <table:table-cell table:style-name="Tabla84.A1" office:value-type="string">
            <text:p text:style-name="P92">はや</text:p>
          </table:table-cell>
          <table:table-cell table:style-name="Tabla84.C1" office:value-type="string">
            <text:p text:style-name="P76"><text:ruby text:style-name="Ru1"><text:ruby-base><text:span text:style-name="T60">早</text:span></text:ruby-base><text:ruby-text>はや</text:ruby-text></text:ruby><text:span text:style-name="T60">い</text:span> <text:s text:c="13"/>temprano</text:p>
          </table:table-cell>
          <table:table-cell table:style-name="Tabla84.D1" office:value-type="string">
            <text:p text:style-name="P76"><text:ruby text:style-name="Ru1"><text:ruby-base><text:span text:style-name="T60">早</text:span></text:ruby-base><text:ruby-text>はや</text:ruby-text></text:ruby><text:ruby text:style-name="Ru1"><text:ruby-base><text:span text:style-name="T60">起</text:span></text:ruby-base><text:ruby-text>お</text:ruby-text></text:ruby><text:span text:style-name="T60">き</text:span> <text:s text:c="10"/>madrugar</text:p>
          </table:table-cell>
        </table:table-row>
        <table:table-row>
          <table:covered-table-cell/>
          <table:table-cell table:style-name="Tabla84.B2" office:value-type="string">
            <text:p text:style-name="P92">ソウ</text:p>
          </table:table-cell>
          <table:table-cell table:style-name="Tabla84.C2" office:value-type="string">
            <text:p text:style-name="P76"><text:ruby text:style-name="Ru1"><text:ruby-base><text:span text:style-name="T60">早</text:span></text:ruby-base><text:ruby-text>そう</text:ruby-text></text:ruby><text:ruby text:style-name="Ru1"><text:ruby-base><text:span text:style-name="T60">朝</text:span></text:ruby-base><text:ruby-text>ちょう</text:ruby-text></text:ruby> <text:s text:c="8"/>madrugada</text:p>
          </table:table-cell>
          <table:table-cell table:style-name="Tabla84.D2" office:value-type="string">
            <text:p text:style-name="P76"/>
          </table:table-cell>
        </table:table-row>
      </table:table>
      <text:p text:style-name="Standard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86">古</text:p>
          </table:table-cell>
          <table:table-cell table:style-name="Tabla219.A1" office:value-type="string">
            <text:p text:style-name="P114">ふる</text:p>
          </table:table-cell>
          <table:table-cell table:style-name="Tabla219.A1" office:value-type="string">
            <text:p text:style-name="P76"><text:ruby text:style-name="Ru1"><text:ruby-base><text:span text:style-name="T60">古</text:span></text:ruby-base><text:ruby-text>ふる</text:ruby-text></text:ruby><text:span text:style-name="T60">い</text:span> <text:s text:c="20"/>viejo</text:p>
          </table:table-cell>
          <table:table-cell table:style-name="Tabla219.D1" office:value-type="string">
            <text:p text:style-name="P99"><text:s text:c="5"/></text:p>
          </table:table-cell>
        </table:table-row>
      </table:table>
      <text:p text:style-name="P2"/>
      <text:p text:style-name="P5"/>
      <text:p text:style-name="P4"/>
      <text:p text:style-name="P183"/>
      <text:p text:style-name="P1">COLORES</text:p>
      <text:p text:style-name="P4"/>
      <text:p text:style-name="P18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86">黄</text:p>
          </table:table-cell>
          <table:table-cell table:style-name="Tabla167.A1" office:value-type="string">
            <text:p text:style-name="P114">き</text:p>
          </table:table-cell>
          <table:table-cell table:style-name="Tabla167.A1" office:value-type="string">
            <text:p text:style-name="P76"><text:ruby text:style-name="Ru1"><text:ruby-base><text:span text:style-name="T60">黄</text:span></text:ruby-base><text:ruby-text>き</text:ruby-text></text:ruby><text:ruby text:style-name="Ru1"><text:ruby-base><text:span text:style-name="T60">色</text:span></text:ruby-base><text:ruby-text>いろ</text:ruby-text></text:ruby><text:span text:style-name="T60">い</text:span> <text:s text:c="11"/>amarillo</text:p>
          </table:table-cell>
          <table:table-cell table:style-name="Tabla167.D1" office:value-type="string">
            <text:p text:style-name="P99"><text:ruby text:style-name="Ru1"><text:ruby-base><text:span text:style-name="T60">黄</text:span></text:ruby-base><text:ruby-text>き</text:ruby-text></text:ruby><text:span text:style-name="T60">み</text:span> <text:s text:c="21"/>yema</text:p>
          </table:table-cell>
        </table:table-row>
        <table:table-row>
          <table:covered-table-cell/>
          <table:table-cell table:style-name="Tabla167.B2" office:value-type="string">
            <text:p text:style-name="P114">オウ</text:p>
          </table:table-cell>
          <table:table-cell table:style-name="Tabla167.B2" office:value-type="string">
            <text:p text:style-name="P76"><text:ruby text:style-name="Ru1"><text:ruby-base><text:span text:style-name="T60">黄</text:span></text:ruby-base><text:ruby-text>おう</text:ruby-text></text:ruby><text:ruby text:style-name="Ru1"><text:ruby-base><text:span text:style-name="T87">金</text:span></text:ruby-base><text:ruby-text>ごん</text:ruby-text></text:ruby> <text:s text:c="23"/>oro</text:p>
          </table:table-cell>
          <table:table-cell table:style-name="Tabla167.D2" office:value-type="string">
            <text:p text:style-name="P99"/>
          </table:table-cell>
        </table:table-row>
      </table:table>
      <text:p text:style-name="Standard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87">青</text:p>
          </table:table-cell>
          <table:table-cell table:style-name="Tabla172.A1" office:value-type="string">
            <text:p text:style-name="P92">あお</text:p>
          </table:table-cell>
          <table:table-cell table:style-name="Tabla172.C1" office:value-type="string">
            <text:p text:style-name="P76"><text:ruby text:style-name="Ru1"><text:ruby-base><text:span text:style-name="T60">青</text:span></text:ruby-base><text:ruby-text>あお</text:ruby-text></text:ruby><text:span text:style-name="T60">い</text:span> <text:s text:c="22"/>azul</text:p>
          </table:table-cell>
          <table:table-cell table:style-name="Tabla172.D1" office:value-type="string">
            <text:p text:style-name="P76"/>
          </table:table-cell>
        </table:table-row>
        <table:table-row>
          <table:covered-table-cell/>
          <table:table-cell table:style-name="Tabla172.B2" office:value-type="string">
            <text:p text:style-name="P132">セイ</text:p>
          </table:table-cell>
          <table:table-cell table:style-name="Tabla172.C2" office:value-type="string">
            <text:p text:style-name="P138"><text:ruby text:style-name="Ru1"><text:ruby-base><text:span text:style-name="T60">青</text:span></text:ruby-base><text:ruby-text>せい</text:ruby-text></text:ruby><text:ruby text:style-name="Ru1"><text:ruby-base><text:span text:style-name="T60">年</text:span></text:ruby-base><text:ruby-text>ねん</text:ruby-text></text:ruby><text:span text:style-name="T68"> 　 <text:s text:c="5"/>veinteañero</text:span></text:p>
          </table:table-cell>
          <table:table-cell table:style-name="Tabla172.D2" office:value-type="string">
            <text:p text:style-name="P103"><text:ruby text:style-name="Ru1"><text:ruby-base><text:span text:style-name="T60">青</text:span></text:ruby-base><text:ruby-text>せい</text:ruby-text></text:ruby><text:ruby text:style-name="Ru1"><text:ruby-base><text:span text:style-name="T60">春</text:span></text:ruby-base><text:ruby-text>しゅん</text:ruby-text></text:ruby><text:span text:style-name="T68"> <text:s text:c="6"/>adolescencia</text:span></text:p>
          </table:table-cell>
        </table:table-row>
      </table:table>
      <text:p text:style-name="Standard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31">白</text:p>
          </table:table-cell>
          <table:table-cell table:style-name="Tabla82.A1" office:value-type="string">
            <text:p text:style-name="P92">しろ</text:p>
          </table:table-cell>
          <table:table-cell table:style-name="Tabla82.A1" office:value-type="string">
            <text:p text:style-name="P76"><text:ruby text:style-name="Ru1"><text:ruby-base><text:span text:style-name="T60">白</text:span></text:ruby-base><text:ruby-text>しろ</text:ruby-text></text:ruby><text:span text:style-name="T60">い</text:span><text:span text:style-name="T68"> <text:s text:c="18"/>blanco</text:span></text:p>
          </table:table-cell>
          <table:table-cell table:style-name="Tabla82.D1" office:value-type="string">
            <text:p text:style-name="P76"><text:ruby text:style-name="Ru1"><text:ruby-base><text:span text:style-name="T86">面</text:span></text:ruby-base><text:ruby-text>おも</text:ruby-text></text:ruby><text:ruby text:style-name="Ru1"><text:ruby-base><text:span text:style-name="T60">白</text:span></text:ruby-base><text:ruby-text>しろ</text:ruby-text></text:ruby><text:span text:style-name="T60">い</text:span> <text:s text:c="7"/>interesante</text:p>
          </table:table-cell>
        </table:table-row>
      </table:table>
      <text:p text:style-name="Standard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86">色</text:p>
          </table:table-cell>
          <table:table-cell table:style-name="Tabla81.A1" office:value-type="string">
            <text:p text:style-name="P114">いろ</text:p>
          </table:table-cell>
          <table:table-cell table:style-name="Tabla81.A1" office:value-type="string">
            <text:p text:style-name="P76"><text:ruby text:style-name="Ru1"><text:ruby-base><text:span text:style-name="T60">色</text:span></text:ruby-base><text:ruby-text>いろ</text:ruby-text></text:ruby> <text:s text:c="24"/>color</text:p>
          </table:table-cell>
          <table:table-cell table:style-name="Tabla81.D1" office:value-type="string">
            <text:p text:style-name="P99"><text:ruby text:style-name="Ru1"><text:ruby-base><text:span text:style-name="T60">色</text:span></text:ruby-base><text:ruby-text>いろ</text:ruby-text></text:ruby><text:ruby text:style-name="Ru1"><text:ruby-base><text:span text:style-name="T60">々</text:span></text:ruby-base><text:ruby-text>いろ</text:ruby-text></text:ruby><text:span text:style-name="T60">な</text:span> <text:s text:c="12"/>colorido</text:p>
          </table:table-cell>
        </table:table-row>
      </table:table>
      <text:p text:style-name="P18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86">黒</text:p>
          </table:table-cell>
          <table:table-cell table:style-name="Tabla83.A1" office:value-type="string">
            <text:p text:style-name="P114">くろ</text:p>
          </table:table-cell>
          <table:table-cell table:style-name="Tabla83.A1" office:value-type="string">
            <text:p text:style-name="P76"><text:ruby text:style-name="Ru1"><text:ruby-base><text:span text:style-name="T60">黒</text:span></text:ruby-base><text:ruby-text>くろ</text:ruby-text></text:ruby><text:span text:style-name="T60">い</text:span><text:span text:style-name="T68"> <text:s text:c="19"/>negro</text:span></text:p>
          </table:table-cell>
          <table:table-cell table:style-name="Tabla83.D1" office:value-type="string">
            <text:p text:style-name="P76"><text:ruby text:style-name="Ru1"><text:ruby-base><text:span text:style-name="T60">黒</text:span></text:ruby-base><text:ruby-text>くろ</text:ruby-text></text:ruby><text:span text:style-name="T60">っぽい</text:span> <text:s text:c="10"/>oscuro</text:p>
          </table:table-cell>
        </table:table-row>
        <table:table-row>
          <table:covered-table-cell/>
          <table:table-cell table:style-name="Tabla83.B2" office:value-type="string">
            <text:p text:style-name="P114">コク</text:p>
          </table:table-cell>
          <table:table-cell table:style-name="Tabla83.B2" office:value-type="string">
            <text:p text:style-name="P76"/>
          </table:table-cell>
          <table:table-cell table:style-name="Tabla83.D2" office:value-type="string">
            <text:p text:style-name="P76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31">赤</text:p>
          </table:table-cell>
          <table:table-cell table:style-name="Tabla171.A1" office:value-type="string">
            <text:p text:style-name="P92">あか</text:p>
          </table:table-cell>
          <table:table-cell table:style-name="Tabla171.C1" office:value-type="string">
            <text:p text:style-name="P76"><text:ruby text:style-name="Ru1"><text:ruby-base><text:span text:style-name="T60">赤</text:span></text:ruby-base><text:ruby-text>あか</text:ruby-text></text:ruby><text:span text:style-name="T60">い</text:span> <text:s text:c="22"/>rojo</text:p>
          </table:table-cell>
          <table:table-cell table:style-name="Tabla171.D1" office:value-type="string">
            <text:p text:style-name="P76"><text:ruby text:style-name="Ru1"><text:ruby-base><text:span text:style-name="T60">赤</text:span></text:ruby-base><text:ruby-text>あか</text:ruby-text></text:ruby><text:span text:style-name="T60">ちゃん </text:span><text:s text:c="12"/>bebé</text:p>
          </table:table-cell>
        </table:table-row>
        <table:table-row>
          <table:covered-table-cell/>
          <table:table-cell table:style-name="Tabla171.B2" office:value-type="string">
            <text:p text:style-name="P92">セキ</text:p>
          </table:table-cell>
          <table:table-cell table:style-name="Tabla171.B2" office:value-type="string">
            <text:p text:style-name="P76"><text:ruby text:style-name="Ru1"><text:ruby-base><text:span text:style-name="T60">赤</text:span></text:ruby-base><text:ruby-text>せき</text:ruby-text></text:ruby><text:ruby text:style-name="Ru1"><text:ruby-base><text:span text:style-name="T60">十</text:span></text:ruby-base><text:ruby-text>じゅう</text:ruby-text></text:ruby><text:ruby text:style-name="Ru1"><text:ruby-base><text:span text:style-name="T60">字</text:span></text:ruby-base><text:ruby-text>じ</text:ruby-text></text:ruby> <text:s text:c="8"/>cruz roja</text:p>
          </table:table-cell>
          <table:table-cell table:style-name="Tabla171.D2" office:value-type="string">
            <text:p text:style-name="P138"><text:ruby text:style-name="Ru1"><text:ruby-base><text:span text:style-name="T60">赤</text:span></text:ruby-base><text:ruby-text>せき</text:ruby-text></text:ruby><text:span text:style-name="T60">はん</text:span> </text:p>
            <text:p text:style-name="P138"><text:s text:c="3"/>arroz de celebraciones</text:p>
          </table:table-cell>
        </table:table-row>
      </table:table>
      <text:p text:style-name="Standard"/>
      <table:table table:name="Tabla431" table:style-name="Tabla431">
        <table:table-column table:style-name="Tabla431.A"/>
        <table:table-column table:style-name="Tabla431.B"/>
        <table:table-column table:style-name="Tabla431.C"/>
        <table:table-column table:style-name="Tabla431.D"/>
        <table:table-row>
          <table:table-cell table:style-name="Tabla431.A1" office:value-type="string">
            <text:p text:style-name="P31">緑</text:p>
          </table:table-cell>
          <table:table-cell table:style-name="Tabla431.A1" office:value-type="string">
            <text:p text:style-name="P92">みどり</text:p>
          </table:table-cell>
          <table:table-cell table:style-name="Tabla431.A1" office:value-type="string">
            <text:p text:style-name="P76"><text:ruby text:style-name="Ru1"><text:ruby-base><text:span text:style-name="T60">緑</text:span></text:ruby-base><text:ruby-text>みどり</text:ruby-text></text:ruby><text:ruby text:style-name="Ru1"><text:ruby-base><text:span text:style-name="T60">色</text:span></text:ruby-base><text:ruby-text>いろ</text:ruby-text></text:ruby><text:span text:style-name="T60">い</text:span> <text:s text:c="13"/>verde</text:p>
          </table:table-cell>
          <table:table-cell table:style-name="Tabla431.D1" office:value-type="string">
            <text:p text:style-name="P76"/>
          </table:table-cell>
        </table:table-row>
      </table:table>
      <text:p text:style-name="P164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2"/>
      <text:p text:style-name="P176"/>
      <text:p text:style-name="P241"/>
      <text:p text:style-name="P201">VERBOS (IRREGULARES)</text:p>
      <text:p text:style-name="P17"/>
      <text:p text:style-name="P17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86">開</text:p>
          </table:table-cell>
          <table:table-cell table:style-name="Tabla266.A1" office:value-type="string">
            <text:p text:style-name="P114">あ</text:p>
          </table:table-cell>
          <table:table-cell table:style-name="Tabla266.A1" office:value-type="string">
            <text:p text:style-name="P76"><text:ruby text:style-name="Ru1"><text:ruby-base><text:span text:style-name="T60">開</text:span></text:ruby-base><text:ruby-text>あ</text:ruby-text></text:ruby><text:span text:style-name="T60">く</text:span> <text:s text:c="21"/>abrir</text:p>
          </table:table-cell>
          <table:table-cell table:style-name="Tabla266.D1" office:value-type="string">
            <text:p text:style-name="P99"><text:ruby text:style-name="Ru1"><text:ruby-base><text:span text:style-name="T60">開</text:span></text:ruby-base><text:ruby-text>あ</text:ruby-text></text:ruby><text:span text:style-name="T60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115">ひら</text:p>
          </table:table-cell>
          <table:table-cell table:style-name="Tabla266.C2" office:value-type="string">
            <text:p text:style-name="P76"><text:ruby text:style-name="Ru1"><text:ruby-base><text:span text:style-name="T60">開</text:span></text:ruby-base><text:ruby-text>ひら</text:ruby-text></text:ruby><text:span text:style-name="T60">く</text:span> <text:s text:c="13"/>inaugurar</text:p>
          </table:table-cell>
          <table:table-cell table:style-name="Tabla266.D2" office:value-type="string">
            <text:p text:style-name="P76"/>
          </table:table-cell>
        </table:table-row>
        <table:table-row>
          <table:covered-table-cell/>
          <table:table-cell table:style-name="Tabla266.B2" office:value-type="string">
            <text:p text:style-name="P115">カイ</text:p>
          </table:table-cell>
          <table:table-cell table:style-name="Tabla266.C2" office:value-type="string">
            <text:p text:style-name="P103"><text:ruby text:style-name="Ru3"><text:ruby-base><text:span text:style-name="T60">公</text:span></text:ruby-base><text:ruby-text>こう</text:ruby-text></text:ruby><text:ruby text:style-name="Ru1"><text:ruby-base><text:span text:style-name="T60">開</text:span></text:ruby-base><text:ruby-text>かい</text:ruby-text></text:ruby> <text:s text:c="2"/></text:p>
            <text:p text:style-name="P103"><text:s text:c="8"/>apertura al público</text:p>
          </table:table-cell>
          <table:table-cell table:style-name="Tabla266.D2" office:value-type="string">
            <text:p text:style-name="P103"/>
          </table:table-cell>
        </table:table-row>
      </table:table>
      <text:p text:style-name="P18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3" office:value-type="string">
            <text:p text:style-name="P86">歩</text:p>
          </table:table-cell>
          <table:table-cell table:style-name="Tabla206.A1" office:value-type="string">
            <text:p text:style-name="P114">ある</text:p>
          </table:table-cell>
          <table:table-cell table:style-name="Tabla206.A1" office:value-type="string">
            <text:p text:style-name="P76"><text:ruby text:style-name="Ru1"><text:ruby-base><text:span text:style-name="T60">歩</text:span></text:ruby-base><text:ruby-text>ある</text:ruby-text></text:ruby><text:span text:style-name="T60">く</text:span> <text:s text:c="19"/>andar</text:p>
          </table:table-cell>
          <table:table-cell table:style-name="Tabla206.D1" office:value-type="string">
            <text:p text:style-name="P99"><text:ruby text:style-name="Ru1"><text:ruby-base><text:span text:style-name="T60">歩</text:span></text:ruby-base><text:ruby-text>ある</text:ruby-text></text:ruby><text:span text:style-name="T60">き</text:span><text:ruby text:style-name="Ru1"><text:ruby-base><text:span text:style-name="T60">回</text:span></text:ruby-base><text:ruby-text>まわ</text:ruby-text></text:ruby><text:span text:style-name="T60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115">ポ</text:p>
          </table:table-cell>
          <table:table-cell table:style-name="Tabla206.C2" office:value-type="string">
            <text:p text:style-name="P103"><text:span text:style-name="T60">さん</text:span><text:ruby text:style-name="Ru1"><text:ruby-base><text:span text:style-name="T9">歩</text:span></text:ruby-base><text:ruby-text>ぽ</text:ruby-text></text:ruby><text:span text:style-name="T9">する</text:span> <text:s text:c="4"/>pasear</text:p>
          </table:table-cell>
          <table:table-cell table:style-name="Tabla206.D2" office:value-type="string">
            <text:p text:style-name="P103"/>
          </table:table-cell>
        </table:table-row>
        <table:table-row>
          <table:covered-table-cell/>
          <table:table-cell table:style-name="Tabla206.B2" office:value-type="string">
            <text:p text:style-name="P115">ホ</text:p>
          </table:table-cell>
          <table:table-cell table:style-name="Tabla206.C2" office:value-type="string">
            <text:p text:style-name="P103"><text:ruby text:style-name="Ru1"><text:ruby-base><text:span text:style-name="T60">歩</text:span></text:ruby-base><text:ruby-text>ほ</text:ruby-text></text:ruby><text:ruby text:style-name="Ru1"><text:ruby-base><text:span text:style-name="T60">道</text:span></text:ruby-base><text:ruby-text>どう</text:ruby-text></text:ruby><text:span text:style-name="T5">　 <text:s text:c="15"/></text:span>acera</text:p>
          </table:table-cell>
          <table:table-cell table:style-name="Tabla206.D2" office:value-type="string">
            <text:p text:style-name="P103"/>
          </table:table-cell>
        </table:table-row>
      </table:table>
      <text:p text:style-name="P17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86">習</text:p>
          </table:table-cell>
          <table:table-cell table:style-name="Tabla274.A1" office:value-type="string">
            <text:p text:style-name="P114">なら</text:p>
          </table:table-cell>
          <table:table-cell table:style-name="Tabla274.A1" office:value-type="string">
            <text:p text:style-name="P76"><text:ruby text:style-name="Ru1"><text:ruby-base><text:span text:style-name="T60">習</text:span></text:ruby-base><text:ruby-text>なら</text:ruby-text></text:ruby><text:span text:style-name="T60">う</text:span> <text:s text:c="13"/>aprender</text:p>
            <text:p text:style-name="P76"><text:s text:c="12"/>(de un profesor)</text:p>
          </table:table-cell>
          <table:table-cell table:style-name="Tabla274.D1" office:value-type="string">
            <text:p text:style-name="P99"><text:s text:c="10"/></text:p>
          </table:table-cell>
        </table:table-row>
        <table:table-row>
          <table:covered-table-cell/>
          <table:table-cell table:style-name="Tabla274.B2" office:value-type="string">
            <text:p text:style-name="P115">シュウ</text:p>
          </table:table-cell>
          <table:table-cell table:style-name="Tabla274.B2" office:value-type="string">
            <text:p text:style-name="P103"><text:span text:style-name="T60">ふく</text:span><text:ruby text:style-name="Ru1"><text:ruby-base><text:span text:style-name="T60">習</text:span></text:ruby-base><text:ruby-text>しゅう</text:ruby-text></text:ruby> <text:s text:c="10"/>repaso</text:p>
          </table:table-cell>
          <table:table-cell table:style-name="Tabla274.D2" office:value-type="string">
            <text:p text:style-name="P99"><text:ruby text:style-name="Ru1"><text:ruby-base><text:span text:style-name="T76">予</text:span></text:ruby-base><text:ruby-text>よ</text:ruby-text></text:ruby><text:ruby text:style-name="Ru1"><text:ruby-base><text:span text:style-name="T76">習</text:span></text:ruby-base><text:ruby-text>しゅう</text:ruby-text></text:ruby> </text:p>
            <text:p text:style-name="P104"><text:s text:c="9"/>preparar la lección</text:p>
          </table:table-cell>
        </table:table-row>
      </table:table>
      <text:p text:style-name="P58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86">学</text:p>
            </table:table-cell>
            <table:table-cell table:style-name="Tabla21.A1" office:value-type="string">
              <text:p text:style-name="P92">まな</text:p>
            </table:table-cell>
            <table:table-cell table:style-name="Tabla21.C1" office:value-type="string">
              <text:p text:style-name="P76"><text:ruby text:style-name="Ru1"><text:ruby-base><text:span text:style-name="T60">学</text:span></text:ruby-base><text:ruby-text>まな</text:ruby-text></text:ruby><text:span text:style-name="T60">ぶ</text:span> <text:s text:c="14"/>aprender </text:p>
              <text:p text:style-name="P76"><text:s text:c="9"/>(de la experiencia)</text:p>
            </table:table-cell>
            <table:table-cell table:style-name="Tabla21.D1" office:value-type="string">
              <text:p text:style-name="P131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132">ガク</text:p>
          </table:table-cell>
          <table:table-cell table:style-name="Tabla21.C2" office:value-type="string">
            <text:p text:style-name="P76"><text:ruby text:style-name="Ru1"><text:ruby-base><text:span text:style-name="T60">学</text:span></text:ruby-base><text:ruby-text>がく</text:ruby-text></text:ruby><text:ruby text:style-name="Ru1"><text:ruby-base><text:span text:style-name="T60">生</text:span></text:ruby-base><text:ruby-text>せい</text:ruby-text></text:ruby> <text:s text:c="12"/>estudiante</text:p>
          </table:table-cell>
          <table:table-cell table:style-name="Tabla21.D2" office:value-type="string">
            <text:p text:style-name="P76"/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86">直</text:p>
          </table:table-cell>
          <table:table-cell table:style-name="Tabla209.A1" office:value-type="string">
            <text:p text:style-name="P114">なお</text:p>
          </table:table-cell>
          <table:table-cell table:style-name="Tabla209.A1" office:value-type="string">
            <text:p text:style-name="P76"><text:ruby text:style-name="Ru1"><text:ruby-base><text:span text:style-name="T60">直</text:span></text:ruby-base><text:ruby-text>なお</text:ruby-text></text:ruby><text:span text:style-name="T60">す</text:span> <text:s text:c="2"/>arreglar, reparar</text:p>
          </table:table-cell>
          <table:table-cell table:style-name="Tabla209.D1" office:value-type="string">
            <text:p text:style-name="P99"><text:s text:c="10"/></text:p>
          </table:table-cell>
        </table:table-row>
        <table:table-row>
          <table:covered-table-cell/>
          <table:table-cell table:style-name="Tabla209.B2" office:value-type="string">
            <text:p text:style-name="P115">チョク</text:p>
          </table:table-cell>
          <table:table-cell table:style-name="Tabla209.C2" office:value-type="string">
            <text:p text:style-name="P103"><text:ruby text:style-name="Ru1"><text:ruby-base><text:span text:style-name="T60">直</text:span></text:ruby-base><text:ruby-text>ちょく</text:ruby-text></text:ruby><text:ruby text:style-name="Ru1"><text:ruby-base><text:span text:style-name="T60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27">　 <text:s text:c="5"/></text:p>
          </table:table-cell>
        </table:table-row>
      </table:table>
      <text:p text:style-name="P18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86">進</text:p>
          </table:table-cell>
          <table:table-cell table:style-name="Tabla306.A1" office:value-type="string">
            <text:p text:style-name="P114">すす</text:p>
          </table:table-cell>
          <table:table-cell table:style-name="Tabla306.A1" office:value-type="string">
            <text:p text:style-name="P76"><text:ruby text:style-name="Ru1"><text:ruby-base><text:span text:style-name="T60">進</text:span></text:ruby-base><text:ruby-text>すす</text:ruby-text></text:ruby><text:span text:style-name="T60">む</text:span> <text:s text:c="15"/>avanzar</text:p>
          </table:table-cell>
          <table:table-cell table:style-name="Tabla306.D1" office:value-type="string">
            <text:p text:style-name="P99"><text:s text:c="10"/></text:p>
          </table:table-cell>
        </table:table-row>
        <table:table-row>
          <table:covered-table-cell/>
          <table:table-cell table:style-name="Tabla306.B2" office:value-type="string">
            <text:p text:style-name="P115">シン</text:p>
          </table:table-cell>
          <table:table-cell table:style-name="Tabla306.C2" office:value-type="string">
            <text:p text:style-name="P103"><text:ruby text:style-name="Ru1"><text:ruby-base><text:span text:style-name="T60">進</text:span></text:ruby-base><text:ruby-text>しん</text:ruby-text></text:ruby><text:ruby text:style-name="Ru1"><text:ruby-base><text:span text:style-name="T9">歩</text:span></text:ruby-base><text:ruby-text>ぽ</text:ruby-text></text:ruby> <text:s text:c="14"/>progreso</text:p>
          </table:table-cell>
          <table:table-cell table:style-name="Tabla306.D2" office:value-type="string">
            <text:p text:style-name="P127"><text:ruby text:style-name="Ru1"><text:ruby-base><text:span text:style-name="T39">行</text:span></text:ruby-base><text:ruby-text>こう</text:ruby-text></text:ruby><text:ruby text:style-name="Ru1"><text:ruby-base><text:span text:style-name="T39">進</text:span></text:ruby-base><text:ruby-text>しん</text:ruby-text></text:ruby><text:span text:style-name="T33"> <text:s text:c="4"/>marcha, avance</text:span></text:p>
          </table:table-cell>
        </table:table-row>
      </table:table>
      <text:p text:style-name="P40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86">飲</text:p>
          </table:table-cell>
          <table:table-cell table:style-name="Tabla176.A1" office:value-type="string">
            <text:p text:style-name="P114">の</text:p>
          </table:table-cell>
          <table:table-cell table:style-name="Tabla176.A1" office:value-type="string">
            <text:p text:style-name="P76"><text:ruby text:style-name="Ru1"><text:ruby-base><text:span text:style-name="T60">飲</text:span></text:ruby-base><text:ruby-text>の</text:ruby-text></text:ruby><text:span text:style-name="T60">む </text:span><text:s text:c="18"/>beber</text:p>
          </table:table-cell>
          <table:table-cell table:style-name="Tabla176.D1" office:value-type="string">
            <text:p text:style-name="P76"><text:ruby text:style-name="Ru1"><text:ruby-base><text:span text:style-name="T60">飲</text:span></text:ruby-base><text:ruby-text>の</text:ruby-text></text:ruby><text:span text:style-name="T60">み</text:span><text:ruby text:style-name="Ru1"><text:ruby-base><text:span text:style-name="T60">物</text:span></text:ruby-base><text:ruby-text>もの</text:ruby-text></text:ruby><text:span text:style-name="T60"> </text:span><text:s text:c="14"/>bebida</text:p>
          </table:table-cell>
        </table:table-row>
        <table:table-row>
          <table:covered-table-cell/>
          <table:table-cell table:style-name="Tabla176.B2" office:value-type="string">
            <text:p text:style-name="P115">イン</text:p>
          </table:table-cell>
          <table:table-cell table:style-name="Tabla176.C2" office:value-type="string">
            <text:p text:style-name="P103"><text:ruby text:style-name="Ru1"><text:ruby-base><text:span text:style-name="T60">飲</text:span></text:ruby-base><text:ruby-text>いん</text:ruby-text></text:ruby><text:ruby text:style-name="Ru1"><text:ruby-base><text:span text:style-name="T60">料</text:span></text:ruby-base><text:ruby-text>りょう</text:ruby-text></text:ruby><text:ruby text:style-name="Ru1"><text:ruby-base><text:span text:style-name="T60">水</text:span></text:ruby-base><text:ruby-text>すい</text:ruby-text></text:ruby> <text:s/>agua potable</text:p>
          </table:table-cell>
          <table:table-cell table:style-name="Tabla176.D2" office:value-type="string">
            <text:p text:style-name="P127">　 <text:s text:c="5"/></text:p>
          </table:table-cell>
        </table:table-row>
      </table:table>
      <text:p text:style-name="P57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table:number-rows-spanned="2" office:value-type="string">
            <text:p text:style-name="P86">消</text:p>
          </table:table-cell>
          <table:table-cell table:style-name="Tabla295.A1" office:value-type="string">
            <text:p text:style-name="P114">け</text:p>
          </table:table-cell>
          <table:table-cell table:style-name="Tabla295.A1" office:value-type="string">
            <text:p text:style-name="P76"><text:ruby text:style-name="Ru1"><text:ruby-base><text:span text:style-name="T60">消</text:span></text:ruby-base><text:ruby-text>け</text:ruby-text></text:ruby><text:span text:style-name="T60">す</text:span> <text:s text:c="13"/>borrar ¿?</text:p>
          </table:table-cell>
          <table:table-cell table:style-name="Tabla295.D1" office:value-type="string">
            <text:p text:style-name="P99"><text:s text:c="10"/></text:p>
          </table:table-cell>
        </table:table-row>
        <table:table-row>
          <table:covered-table-cell/>
          <table:table-cell table:style-name="Tabla295.B2" office:value-type="string">
            <text:p text:style-name="P114">き</text:p>
          </table:table-cell>
          <table:table-cell table:style-name="Tabla295.B2" office:value-type="string">
            <text:p text:style-name="P76"><text:ruby text:style-name="Ru1"><text:ruby-base><text:span text:style-name="T60">消</text:span></text:ruby-base><text:ruby-text>き</text:ruby-text></text:ruby><text:span text:style-name="T60">える</text:span> <text:s text:c="3"/>apagar la luz</text:p>
          </table:table-cell>
          <table:table-cell table:style-name="Tabla295.D2" office:value-type="string">
            <text:p text:style-name="P99"/>
          </table:table-cell>
        </table:table-row>
      </table:table>
      <text:p text:style-name="P18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2" office:value-type="string">
            <text:p text:style-name="P86">歌</text:p>
          </table:table-cell>
          <table:table-cell table:style-name="Tabla191.A1" office:value-type="string">
            <text:p text:style-name="P114">うた</text:p>
          </table:table-cell>
          <table:table-cell table:style-name="Tabla191.A1" office:value-type="string">
            <text:p text:style-name="P99"><text:ruby text:style-name="Ru1"><text:ruby-base><text:span text:style-name="T60">歌</text:span></text:ruby-base><text:ruby-text>うた</text:ruby-text></text:ruby><text:span text:style-name="T60">う</text:span> <text:s text:c="18"/>cantar</text:p>
          </table:table-cell>
          <table:table-cell table:style-name="Tabla191.D1" office:value-type="string">
            <text:p text:style-name="P99"><text:ruby text:style-name="Ru1"><text:ruby-base><text:span text:style-name="T60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91.B2" office:value-type="string">
            <text:p text:style-name="P115">カ</text:p>
          </table:table-cell>
          <table:table-cell table:style-name="Tabla191.C2" office:value-type="string">
            <text:p text:style-name="P103"><text:ruby text:style-name="Ru1"><text:ruby-base><text:span text:style-name="T60">歌</text:span></text:ruby-base><text:ruby-text>か</text:ruby-text></text:ruby><text:ruby text:style-name="Ru1"><text:ruby-base><text:span text:style-name="T60">手</text:span></text:ruby-base><text:ruby-text>しゅ</text:ruby-text></text:ruby> <text:s text:c="14"/>cantante</text:p>
          </table:table-cell>
          <table:table-cell table:style-name="Tabla191.D2" office:value-type="string">
            <text:p text:style-name="P76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86">買</text:p>
          </table:table-cell>
          <table:table-cell table:style-name="Tabla205.A1" office:value-type="string">
            <text:p text:style-name="P114">か</text:p>
          </table:table-cell>
          <table:table-cell table:style-name="Tabla205.A1" office:value-type="string">
            <text:p text:style-name="P76"><text:ruby text:style-name="Ru1"><text:ruby-base><text:span text:style-name="T60">買</text:span></text:ruby-base><text:ruby-text>か</text:ruby-text></text:ruby><text:span text:style-name="T60">う</text:span> <text:s text:c="15"/>comprar</text:p>
          </table:table-cell>
          <table:table-cell table:style-name="Tabla205.D1" office:value-type="string">
            <text:p text:style-name="P99"><text:ruby text:style-name="Ru1"><text:ruby-base><text:span text:style-name="T60">買</text:span></text:ruby-base><text:ruby-text>か</text:ruby-text></text:ruby><text:span text:style-name="T60">い</text:span><text:ruby text:style-name="Ru1"><text:ruby-base><text:span text:style-name="T60">物</text:span></text:ruby-base><text:ruby-text>もの</text:ruby-text></text:ruby><text:span text:style-name="T60">する</text:span> <text:s text:c="12"/></text:p>
            <text:p text:style-name="P99">　　 <text:s text:c="9"/>ir de compras</text:p>
          </table:table-cell>
        </table:table-row>
        <table:table-row>
          <table:covered-table-cell/>
          <table:table-cell table:style-name="Tabla205.B2" office:value-type="string">
            <text:p text:style-name="P114">バイ</text:p>
          </table:table-cell>
          <table:table-cell table:style-name="Tabla205.B2" office:value-type="string">
            <text:p text:style-name="P103"><text:ruby text:style-name="Ru1"><text:ruby-base><text:span text:style-name="T9">売</text:span></text:ruby-base><text:ruby-text>ばい</text:ruby-text></text:ruby><text:ruby text:style-name="Ru1"><text:ruby-base><text:span text:style-name="T9">買</text:span></text:ruby-base><text:ruby-text>ばい</text:ruby-text></text:ruby><text:span text:style-name="T26"> <text:s text:c="6"/></text:span><text:span text:style-name="T68">compra-venta</text:span></text:p>
          </table:table-cell>
          <table:table-cell table:style-name="Tabla205.D2" office:value-type="string">
            <text:p text:style-name="P99"/>
          </table:table-cell>
        </table:table-row>
      </table:table>
      <text:p text:style-name="P48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3" office:value-type="string">
            <text:p text:style-name="P86">合</text:p>
          </table:table-cell>
          <table:table-cell table:style-name="Tabla256.A1" office:value-type="string">
            <text:p text:style-name="P114">あ</text:p>
          </table:table-cell>
          <table:table-cell table:style-name="Tabla256.A1" office:value-type="string">
            <text:p text:style-name="P76"><text:ruby text:style-name="Ru1"><text:ruby-base><text:span text:style-name="T60">合</text:span></text:ruby-base><text:ruby-text>あ</text:ruby-text></text:ruby><text:span text:style-name="T60">う</text:span> <text:s text:c="13"/>conjuntar</text:p>
          </table:table-cell>
          <table:table-cell table:style-name="Tabla256.D1" office:value-type="string">
            <text:p text:style-name="P99"><text:s/><text:ruby text:style-name="Ru1"><text:ruby-base><text:span text:style-name="T60">合</text:span></text:ruby-base><text:ruby-text>あ</text:ruby-text></text:ruby><text:span text:style-name="T60">わせる</text:span> <text:s text:c="5"/>combinar</text:p>
          </table:table-cell>
        </table:table-row>
        <table:table-row>
          <table:covered-table-cell/>
          <table:table-cell table:style-name="Tabla256.B2" office:value-type="string">
            <text:p text:style-name="P115">あい</text:p>
          </table:table-cell>
          <table:table-cell table:style-name="Tabla256.C2" office:value-type="string">
            <text:p text:style-name="P103"><text:span text:style-name="T60">し</text:span><text:ruby text:style-name="Ru1"><text:ruby-base><text:span text:style-name="T60">合</text:span></text:ruby-base><text:ruby-text>あい</text:ruby-text></text:ruby> <text:s text:c="17"/>partido</text:p>
          </table:table-cell>
          <table:table-cell table:style-name="Tabla256.D2" office:value-type="string">
            <text:p text:style-name="P103"><text:ruby text:style-name="Ru1"><text:ruby-base><text:span text:style-name="T60">合</text:span></text:ruby-base><text:ruby-text>あい</text:ruby-text></text:ruby><text:ruby text:style-name="Ru1"><text:ruby-base><text:span text:style-name="T60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256.B2" office:value-type="string">
            <text:p text:style-name="P115">ゴウ</text:p>
          </table:table-cell>
          <table:table-cell table:style-name="Tabla256.C2" office:value-type="string">
            <text:p text:style-name="P103"><text:ruby text:style-name="Ru1"><text:ruby-base><text:span text:style-name="T60">合</text:span></text:ruby-base><text:ruby-text>ごう</text:ruby-text></text:ruby><text:ruby text:style-name="Ru1"><text:ruby-base><text:span text:style-name="T60">計</text:span></text:ruby-base><text:ruby-text>けい</text:ruby-text></text:ruby> <text:s text:c="11"/>suma total</text:p>
          </table:table-cell>
          <table:table-cell table:style-name="Tabla256.D2" office:value-type="string">
            <text:p text:style-name="P103"/>
          </table:table-cell>
        </table:table-row>
      </table:table>
      <text:p text:style-name="P3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30">育</text:p>
          </table:table-cell>
          <table:table-cell table:style-name="Tabla253.A1" office:value-type="string">
            <text:p text:style-name="P92">そだ</text:p>
          </table:table-cell>
          <table:table-cell table:style-name="Tabla253.C1" office:value-type="string">
            <text:p text:style-name="P81"><text:ruby text:style-name="Ru1"><text:ruby-base><text:span text:style-name="T60">育</text:span></text:ruby-base><text:ruby-text>そだ</text:ruby-text></text:ruby><text:span text:style-name="T60">つ</text:span> <text:s text:c="6"/>criarse, crecer</text:p>
          </table:table-cell>
          <table:table-cell table:style-name="Tabla253.D1" office:value-type="string">
            <text:p text:style-name="P81"/>
          </table:table-cell>
        </table:table-row>
        <table:table-row>
          <table:covered-table-cell/>
          <table:table-cell table:style-name="Tabla253.B2" office:value-type="string">
            <text:p text:style-name="P92">イク</text:p>
          </table:table-cell>
          <table:table-cell table:style-name="Tabla253.C2" office:value-type="string">
            <text:p text:style-name="P81"><text:ruby text:style-name="Ru1"><text:ruby-base><text:span text:style-name="T60">教</text:span></text:ruby-base><text:ruby-text>きょう</text:ruby-text></text:ruby><text:ruby text:style-name="Ru1"><text:ruby-base><text:span text:style-name="T60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81"/>
          </table:table-cell>
        </table:table-row>
      </table:table>
      <text:p text:style-name="P58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86">急</text:p>
          </table:table-cell>
          <table:table-cell table:style-name="Tabla283.A1" office:value-type="string">
            <text:p text:style-name="P114">いそ</text:p>
          </table:table-cell>
          <table:table-cell table:style-name="Tabla283.A1" office:value-type="string">
            <text:p text:style-name="P76"><text:ruby text:style-name="Ru1"><text:ruby-base><text:span text:style-name="T60">急</text:span></text:ruby-base><text:ruby-text>いそ</text:ruby-text></text:ruby><text:span text:style-name="T60">ぐ</text:span> <text:s text:c="10"/>darse prisa</text:p>
          </table:table-cell>
          <table:table-cell table:style-name="Tabla283.D1" office:value-type="string">
            <text:p text:style-name="P99"><text:s text:c="10"/></text:p>
          </table:table-cell>
        </table:table-row>
        <table:table-row>
          <table:covered-table-cell/>
          <table:table-cell table:style-name="Tabla283.B2" office:value-type="string">
            <text:p text:style-name="P115">キュウ</text:p>
          </table:table-cell>
          <table:table-cell table:style-name="Tabla283.C2" office:value-type="string">
            <text:p text:style-name="P103"><text:ruby text:style-name="Ru1"><text:ruby-base><text:span text:style-name="T60">急</text:span></text:ruby-base><text:ruby-text>きゅう</text:ruby-text></text:ruby><text:ruby text:style-name="Ru1"><text:ruby-base><text:span text:style-name="T60">用</text:span></text:ruby-base><text:ruby-text>よう</text:ruby-text></text:ruby> <text:s text:c="12"/>urgencia</text:p>
          </table:table-cell>
          <table:table-cell table:style-name="Tabla283.D2" office:value-type="string">
            <text:p text:style-name="P103"/>
          </table:table-cell>
        </table:table-row>
      </table:table>
      <text:p text:style-name="P48"/>
      <table:table table:name="Tabla404" table:style-name="Tabla404">
        <table:table-column table:style-name="Tabla404.A"/>
        <table:table-column table:style-name="Tabla404.B"/>
        <table:table-column table:style-name="Tabla404.C"/>
        <table:table-column table:style-name="Tabla404.D"/>
        <table:table-row>
          <table:table-cell table:style-name="Tabla404.A1" table:number-rows-spanned="2" office:value-type="string">
            <text:p text:style-name="P30">負</text:p>
          </table:table-cell>
          <table:table-cell table:style-name="Tabla404.A1" office:value-type="string">
            <text:p text:style-name="P92">ま</text:p>
          </table:table-cell>
          <table:table-cell table:style-name="Tabla404.A1" office:value-type="string">
            <text:p text:style-name="P81"><text:ruby text:style-name="Ru1"><text:ruby-base><text:span text:style-name="T60">負</text:span></text:ruby-base><text:ruby-text>ま</text:ruby-text></text:ruby><text:span text:style-name="T60">かす</text:span> <text:s text:c="12"/>derrotar </text:p>
          </table:table-cell>
          <table:table-cell table:style-name="Tabla404.D1" office:value-type="string">
            <text:p text:style-name="P81"><text:ruby text:style-name="Ru1"><text:ruby-base><text:span text:style-name="T60">負</text:span></text:ruby-base><text:ruby-text>ま</text:ruby-text></text:ruby><text:span text:style-name="T60">ける</text:span> <text:s text:c="15"/>perder</text:p>
          </table:table-cell>
        </table:table-row>
        <table:table-row>
          <table:covered-table-cell/>
          <table:table-cell table:style-name="Tabla404.B2" office:value-type="string">
            <text:p text:style-name="P92">ブ</text:p>
          </table:table-cell>
          <table:table-cell table:style-name="Tabla404.B2" office:value-type="string">
            <text:p text:style-name="P81"><text:ruby text:style-name="Ru1"><text:ruby-base><text:span text:style-name="T60">勝</text:span></text:ruby-base><text:ruby-text>しょう</text:ruby-text></text:ruby><text:ruby text:style-name="Ru1"><text:ruby-base><text:span text:style-name="T60">負</text:span></text:ruby-base><text:ruby-text>ぶ</text:ruby-text></text:ruby> <text:s text:c="20"/>¿?</text:p>
          </table:table-cell>
          <table:table-cell table:style-name="Tabla404.D2" office:value-type="string">
            <text:p text:style-name="P81"/>
          </table:table-cell>
        </table:table-row>
      </table:table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86">言</text:p>
          </table:table-cell>
          <table:table-cell table:style-name="Tabla181.A1" office:value-type="string">
            <text:p text:style-name="P114">い</text:p>
          </table:table-cell>
          <table:table-cell table:style-name="Tabla181.A1" office:value-type="string">
            <text:p text:style-name="P76"><text:ruby text:style-name="Ru1"><text:ruby-base><text:span text:style-name="T60">言</text:span></text:ruby-base><text:ruby-text>い</text:ruby-text></text:ruby><text:span text:style-name="T60">う</text:span> <text:s text:c="20"/>decir</text:p>
          </table:table-cell>
          <table:table-cell table:style-name="Tabla181.D1" office:value-type="string">
            <text:p text:style-name="P99"><text:s text:c="10"/></text:p>
          </table:table-cell>
        </table:table-row>
        <table:table-row>
          <table:covered-table-cell/>
          <table:table-cell table:style-name="Tabla181.B2" office:value-type="string">
            <text:p text:style-name="P115">こと</text:p>
          </table:table-cell>
          <table:table-cell table:style-name="Tabla181.C2" office:value-type="string">
            <text:p text:style-name="P103"><text:ruby text:style-name="Ru1"><text:ruby-base><text:span text:style-name="T60">言</text:span></text:ruby-base><text:ruby-text>こと</text:ruby-text></text:ruby><text:ruby text:style-name="Ru1"><text:ruby-base><text:span text:style-name="T9">葉</text:span></text:ruby-base><text:ruby-text>ば</text:ruby-text></text:ruby> <text:s text:c="16"/>palabra</text:p>
          </table:table-cell>
          <table:table-cell table:style-name="Tabla181.D2" office:value-type="string">
            <text:p text:style-name="P127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115">ゲン</text:p>
          </table:table-cell>
          <table:table-cell table:style-name="Tabla181.C2" office:value-type="string">
            <text:p text:style-name="P103"><text:ruby text:style-name="Ru1"><text:ruby-base><text:span text:style-name="T60">言</text:span></text:ruby-base><text:ruby-text>げん</text:ruby-text></text:ruby><text:ruby text:style-name="Ru1"><text:ruby-base><text:span text:style-name="T60">語</text:span></text:ruby-base><text:ruby-text>ご</text:ruby-text></text:ruby> <text:s text:c="14"/>lenguaje</text:p>
          </table:table-cell>
          <table:table-cell table:style-name="Tabla181.D2" office:value-type="string">
            <text:p text:style-name="P103"/>
          </table:table-cell>
        </table:table-row>
      </table:table>
      <text:p text:style-name="P18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86">申</text:p>
          </table:table-cell>
          <table:table-cell table:style-name="Tabla94.A1" office:value-type="string">
            <text:p text:style-name="P114">もう</text:p>
          </table:table-cell>
          <table:table-cell table:style-name="Tabla94.A1" office:value-type="string">
            <text:p text:style-name="P76"><text:ruby text:style-name="Ru1"><text:ruby-base><text:span text:style-name="T60">申</text:span></text:ruby-base><text:ruby-text>もう</text:ruby-text></text:ruby><text:span text:style-name="T60">す</text:span>　 <text:s text:c="3"/>decir (formal)</text:p>
          </table:table-cell>
          <table:table-cell table:style-name="Tabla94.D1" office:value-type="string">
            <text:p text:style-name="P99"/>
          </table:table-cell>
        </table:table-row>
      </table:table>
      <text:p text:style-name="P18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30">休</text:p>
          </table:table-cell>
          <table:table-cell table:style-name="Tabla270.A1" office:value-type="string">
            <text:p text:style-name="P92">やす</text:p>
          </table:table-cell>
          <table:table-cell table:style-name="Tabla270.C1" office:value-type="string">
            <text:p text:style-name="P81"><text:ruby text:style-name="Ru1"><text:ruby-base><text:span text:style-name="T60">休</text:span></text:ruby-base><text:ruby-text>やす</text:ruby-text></text:ruby><text:span text:style-name="T60">む</text:span> <text:s text:c="12"/>descansar</text:p>
          </table:table-cell>
          <table:table-cell table:style-name="Tabla270.D1" office:value-type="string">
            <text:p text:style-name="P81"/>
          </table:table-cell>
        </table:table-row>
        <table:table-row>
          <table:covered-table-cell/>
          <table:table-cell table:style-name="Tabla270.B2" office:value-type="string">
            <text:p text:style-name="P92">キュウ</text:p>
          </table:table-cell>
          <table:table-cell table:style-name="Tabla270.C2" office:value-type="string">
            <text:p text:style-name="P81"><text:ruby text:style-name="Ru1"><text:ruby-base><text:span text:style-name="T60">休</text:span></text:ruby-base><text:ruby-text>きゅう</text:ruby-text></text:ruby><text:span text:style-name="T39">けい</text:span> <text:s text:c="6"/>descanso</text:p>
          </table:table-cell>
          <table:table-cell table:style-name="Tabla270.D2" office:value-type="string">
            <text:p text:style-name="P81"/>
          </table:table-cell>
        </table:table-row>
      </table:table>
      <text:p text:style-name="P41"/>
      <table:table table:name="Tabla410" table:style-name="Tabla410">
        <table:table-column table:style-name="Tabla410.A"/>
        <table:table-column table:style-name="Tabla410.B"/>
        <table:table-column table:style-name="Tabla410.C"/>
        <table:table-column table:style-name="Tabla410.D"/>
        <table:table-row>
          <table:table-cell table:style-name="Tabla410.A1" office:value-type="string">
            <text:p text:style-name="P30">返</text:p>
          </table:table-cell>
          <table:table-cell table:style-name="Tabla410.A1" office:value-type="string">
            <text:p text:style-name="P92">かえ</text:p>
          </table:table-cell>
          <table:table-cell table:style-name="Tabla410.A1" office:value-type="string">
            <text:p text:style-name="P81"><text:ruby text:style-name="Ru1"><text:ruby-base><text:span text:style-name="T60">返</text:span></text:ruby-base><text:ruby-text>かえ</text:ruby-text></text:ruby><text:span text:style-name="T60">す</text:span> <text:s text:c="15"/>devolver</text:p>
          </table:table-cell>
          <table:table-cell table:style-name="Tabla410.D1" office:value-type="string">
            <text:p text:style-name="P81"/>
          </table:table-cell>
        </table:table-row>
      </table:table>
      <text:p text:style-name="P18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86">会</text:p>
          </table:table-cell>
          <table:table-cell table:style-name="Tabla89.A1" table:number-rows-spanned="2" office:value-type="string">
            <text:p text:style-name="P114">あ</text:p>
          </table:table-cell>
          <table:table-cell table:style-name="Tabla89.A1" office:value-type="string">
            <text:p text:style-name="P76"><text:ruby text:style-name="Ru1"><text:ruby-base><text:span text:style-name="T60">会</text:span></text:ruby-base><text:ruby-text>あ</text:ruby-text></text:ruby><text:span text:style-name="T60">う</text:span> <text:s text:c="9"/>encontrarse</text:p>
          </table:table-cell>
          <table:table-cell table:style-name="Tabla89.D1" office:value-type="string">
            <text:p text:style-name="P99"><text:ruby text:style-name="Ru1"><text:ruby-base><text:span text:style-name="T60">出</text:span></text:ruby-base><text:ruby-text>で</text:ruby-text></text:ruby><text:ruby text:style-name="Ru1"><text:ruby-base><text:span text:style-name="T60">会</text:span></text:ruby-base><text:ruby-text>あ</text:ruby-text></text:ruby><text:span text:style-name="T60">う</text:span> <text:s text:c="3"/></text:p>
            <text:p text:style-name="P99"><text:s text:c="6"/>encontrarse (casual) <text:s text:c="7"/></text:p>
          </table:table-cell>
        </table:table-row>
        <table:table-row>
          <table:covered-table-cell/>
          <table:covered-table-cell/>
          <table:table-cell table:style-name="Tabla89.C2" office:value-type="string">
            <text:p text:style-name="P76"><text:ruby text:style-name="Ru1"><text:ruby-base><text:span text:style-name="T60">分</text:span></text:ruby-base><text:ruby-text>わ</text:ruby-text></text:ruby><text:span text:style-name="T60">け</text:span><text:ruby text:style-name="Ru1"><text:ruby-base><text:span text:style-name="T60">合</text:span></text:ruby-base><text:ruby-text>あ</text:ruby-text></text:ruby><text:span text:style-name="T60">う</text:span><text:span text:style-name="T68"> <text:s text:c="4"/>compartir</text:span></text:p>
          </table:table-cell>
          <table:table-cell table:style-name="Tabla89.D2" office:value-type="string">
            <text:p text:style-name="P99"/>
          </table:table-cell>
        </table:table-row>
        <table:table-row>
          <table:covered-table-cell/>
          <table:table-cell table:style-name="Tabla89.C2" office:value-type="string">
            <text:p text:style-name="P115">カイ</text:p>
          </table:table-cell>
          <table:table-cell table:style-name="Tabla89.C3" office:value-type="string">
            <text:p text:style-name="P103"><text:ruby text:style-name="Ru1"><text:ruby-base><text:span text:style-name="T60">教</text:span></text:ruby-base><text:ruby-text>きょう</text:ruby-text></text:ruby><text:ruby text:style-name="Ru1"><text:ruby-base><text:span text:style-name="T60">会</text:span></text:ruby-base><text:ruby-text>かい</text:ruby-text></text:ruby> <text:s text:c="15"/>iglesia</text:p>
          </table:table-cell>
          <table:table-cell table:style-name="Tabla89.D3" office:value-type="string">
            <text:p text:style-name="P103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86">書</text:p>
          </table:table-cell>
          <table:table-cell table:style-name="Tabla96.A1" office:value-type="string">
            <text:p text:style-name="P114">か</text:p>
          </table:table-cell>
          <table:table-cell table:style-name="Tabla96.A1" office:value-type="string">
            <text:p text:style-name="P76"><text:ruby text:style-name="Ru1"><text:ruby-base><text:span text:style-name="T60">書</text:span></text:ruby-base><text:ruby-text>か</text:ruby-text></text:ruby><text:span text:style-name="T60">く</text:span><text:span text:style-name="T68"> <text:s text:c="16"/>escribir</text:span></text:p>
          </table:table-cell>
          <table:table-cell table:style-name="Tabla96.D1" office:value-type="string">
            <text:p text:style-name="P99"><text:s text:c="10"/></text:p>
          </table:table-cell>
        </table:table-row>
        <table:table-row>
          <table:covered-table-cell/>
          <table:table-cell table:style-name="Tabla96.B2" office:value-type="string">
            <text:p text:style-name="P115">ショ</text:p>
          </table:table-cell>
          <table:table-cell table:style-name="Tabla96.C2" office:value-type="string">
            <text:p text:style-name="P103"><text:ruby text:style-name="Ru1"><text:ruby-base><text:span text:style-name="T66">書</text:span></text:ruby-base><text:ruby-text>しょ</text:ruby-text></text:ruby><text:ruby text:style-name="Ru1"><text:ruby-base><text:span text:style-name="T66">道</text:span></text:ruby-base><text:ruby-text>どう</text:ruby-text></text:ruby><text:span text:style-name="T68"> <text:s text:c="13"/>caligrafía</text:span></text:p>
          </table:table-cell>
          <table:table-cell table:style-name="Tabla96.D2" office:value-type="string">
            <text:p text:style-name="P103"><text:ruby text:style-name="Ru1"><text:ruby-base><text:span text:style-name="T60">教</text:span></text:ruby-base><text:ruby-text>きょう</text:ruby-text></text:ruby><text:ruby text:style-name="Ru1"><text:ruby-base><text:span text:style-name="T60">科</text:span></text:ruby-base><text:ruby-text>か</text:ruby-text></text:ruby><text:ruby text:style-name="Ru1"><text:ruby-base><text:span text:style-name="T60">書</text:span></text:ruby-base><text:ruby-text>しょ</text:ruby-text></text:ruby> <text:s text:c="2"/>libro de texto 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86">待</text:p>
          </table:table-cell>
          <table:table-cell table:style-name="Tabla357.A1" office:value-type="string">
            <text:p text:style-name="P114">ま</text:p>
          </table:table-cell>
          <table:table-cell table:style-name="Tabla357.A1" office:value-type="string">
            <text:p text:style-name="P76"><text:ruby text:style-name="Ru1"><text:ruby-base><text:span text:style-name="T60">待</text:span></text:ruby-base><text:ruby-text>ま</text:ruby-text></text:ruby><text:span text:style-name="T60">つ</text:span> <text:s text:c="16"/>esperar</text:p>
          </table:table-cell>
          <table:table-cell table:style-name="Tabla357.D1" office:value-type="string">
            <text:p text:style-name="P99"><text:ruby text:style-name="Ru1"><text:ruby-base><text:span text:style-name="T60">待</text:span></text:ruby-base><text:ruby-text>ま</text:ruby-text></text:ruby><text:span text:style-name="T60">ち</text:span><text:ruby text:style-name="Ru1"><text:ruby-base><text:span text:style-name="T60">合</text:span></text:ruby-base><text:ruby-text>あ</text:ruby-text></text:ruby><text:span text:style-name="T60">わせ</text:span> <text:s text:c="11"/>cita <text:s text:c="9"/></text:p>
          </table:table-cell>
        </table:table-row>
      </table:table>
      <text:p text:style-name="P58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3" office:value-type="string">
            <text:p text:style-name="P86">向</text:p>
          </table:table-cell>
          <table:table-cell table:style-name="Tabla320.A1" table:number-rows-spanned="2" office:value-type="string">
            <text:p text:style-name="P114">む</text:p>
          </table:table-cell>
          <table:table-cell table:style-name="Tabla320.A1" office:value-type="string">
            <text:p text:style-name="P76"><text:ruby text:style-name="Ru1"><text:ruby-base><text:span text:style-name="T60">向</text:span></text:ruby-base><text:ruby-text>む</text:ruby-text></text:ruby><text:span text:style-name="T60">く</text:span> <text:s text:c="17"/>girarse</text:p>
          </table:table-cell>
          <table:table-cell table:style-name="Tabla320.D1" office:value-type="string">
            <text:p text:style-name="P99"><text:ruby text:style-name="Ru1"><text:ruby-base><text:span text:style-name="T60">向</text:span></text:ruby-base><text:ruby-text>む</text:ruby-text></text:ruby><text:span text:style-name="T60">かう</text:span> <text:s text:c="14"/>to face</text:p>
          </table:table-cell>
        </table:table-row>
        <table:table-row>
          <table:covered-table-cell/>
          <table:covered-table-cell/>
          <table:table-cell table:style-name="Tabla320.A2" office:value-type="string">
            <text:p text:style-name="P76"><text:ruby text:style-name="Ru1"><text:ruby-base><text:span text:style-name="T60">向</text:span></text:ruby-base><text:ruby-text>む</text:ruby-text></text:ruby><text:span text:style-name="T60">ける</text:span> <text:s text:c="13"/>¿?</text:p>
          </table:table-cell>
          <table:table-cell table:style-name="Tabla320.D2" office:value-type="string">
            <text:p text:style-name="P99"/>
          </table:table-cell>
        </table:table-row>
        <table:table-row>
          <table:covered-table-cell/>
          <table:table-cell table:style-name="Tabla320.A2" office:value-type="string">
            <text:p text:style-name="P115">コウ</text:p>
          </table:table-cell>
          <table:table-cell table:style-name="Tabla320.C3" office:value-type="string">
            <text:p text:style-name="P103"><text:ruby text:style-name="Ru1"><text:ruby-base><text:span text:style-name="T60">意</text:span></text:ruby-base><text:ruby-text>い</text:ruby-text></text:ruby><text:ruby text:style-name="Ru1"><text:ruby-base><text:span text:style-name="T60">向</text:span></text:ruby-base><text:ruby-text>こう</text:ruby-text></text:ruby> </text:p>
            <text:p text:style-name="P103"><text:s text:c="10"/>intención (formal)</text:p>
          </table:table-cell>
          <table:table-cell table:style-name="Tabla320.D3" office:value-type="string">
            <text:p text:style-name="P103"/>
          </table:table-cell>
        </table:table-row>
      </table:table>
      <text:p text:style-name="P41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office:value-type="string">
            <text:p text:style-name="P86">打</text:p>
          </table:table-cell>
          <table:table-cell table:style-name="Tabla212.A1" office:value-type="string">
            <text:p text:style-name="P114">う</text:p>
          </table:table-cell>
          <table:table-cell table:style-name="Tabla212.A1" office:value-type="string">
            <text:p text:style-name="P76"><text:ruby text:style-name="Ru1"><text:ruby-base><text:span text:style-name="T60">打</text:span></text:ruby-base><text:ruby-text>う</text:ruby-text></text:ruby><text:span text:style-name="T60">つ</text:span> <text:s text:c="16"/>golpear</text:p>
          </table:table-cell>
          <table:table-cell table:style-name="Tabla212.D1" office:value-type="string">
            <text:p text:style-name="P99"><text:ruby text:style-name="Ru1"><text:ruby-base><text:span text:style-name="T60">打</text:span></text:ruby-base><text:ruby-text>う</text:ruby-text></text:ruby><text:span text:style-name="T60">ち</text:span><text:ruby text:style-name="Ru1"><text:ruby-base><text:span text:style-name="T60">合</text:span></text:ruby-base><text:ruby-text>あ</text:ruby-text></text:ruby><text:span text:style-name="T60">わせ</text:span></text:p>
            <text:p text:style-name="P99"><text:span text:style-name="T81"><text:s text:c="8"/></text:span><text:s text:c="11"/>preparativos <text:s text:c="9"/></text:p>
          </table:table-cell>
        </table:table-row>
      </table:table>
      <text:p text:style-name="P19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table:number-rows-spanned="3" office:value-type="string">
            <text:p text:style-name="P86">話</text:p>
          </table:table-cell>
          <table:table-cell table:style-name="Tabla356.A1" office:value-type="string">
            <text:p text:style-name="P114">はな</text:p>
          </table:table-cell>
          <table:table-cell table:style-name="Tabla356.A1" office:value-type="string">
            <text:p text:style-name="P76"><text:ruby text:style-name="Ru1"><text:ruby-base><text:span text:style-name="T60">話</text:span></text:ruby-base><text:ruby-text>はな</text:ruby-text></text:ruby><text:span text:style-name="T60">す</text:span> <text:s text:c="18"/>hablar</text:p>
          </table:table-cell>
          <table:table-cell table:style-name="Tabla356.D1" office:value-type="string">
            <text:p text:style-name="P99"><text:ruby text:style-name="Ru1"><text:ruby-base><text:span text:style-name="T60">話</text:span></text:ruby-base><text:ruby-text>はな</text:ruby-text></text:ruby><text:span text:style-name="T60">し</text:span><text:ruby text:style-name="Ru1"><text:ruby-base><text:span text:style-name="T60">合</text:span></text:ruby-base><text:ruby-text>あ</text:ruby-text></text:ruby><text:span text:style-name="T60">う</text:span><text:span text:style-name="T68"> <text:s text:c="9"/>discutir</text:span></text:p>
          </table:table-cell>
        </table:table-row>
        <table:table-row>
          <table:covered-table-cell/>
          <table:table-cell table:style-name="Tabla356.B2" office:value-type="string">
            <text:p text:style-name="P115">はなし</text:p>
          </table:table-cell>
          <table:table-cell table:style-name="Tabla356.C2" office:value-type="string">
            <text:p text:style-name="P103"><text:ruby text:style-name="Ru1"><text:ruby-base><text:span text:style-name="T60">話</text:span></text:ruby-base><text:ruby-text>はなし</text:ruby-text></text:ruby> <text:s text:c="19"/>cuento</text:p>
          </table:table-cell>
          <table:table-cell table:style-name="Tabla356.D2" office:value-type="string">
            <text:p text:style-name="P127">　 <text:s text:c="5"/></text:p>
          </table:table-cell>
        </table:table-row>
        <table:table-row>
          <table:covered-table-cell/>
          <table:table-cell table:style-name="Tabla356.B2" office:value-type="string">
            <text:p text:style-name="P115">ワ</text:p>
          </table:table-cell>
          <table:table-cell table:style-name="Tabla356.C2" office:value-type="string">
            <text:p text:style-name="P103"><text:ruby text:style-name="Ru1"><text:ruby-base><text:span text:style-name="T11">会</text:span></text:ruby-base><text:ruby-text>かい</text:ruby-text></text:ruby><text:ruby text:style-name="Ru1"><text:ruby-base><text:span text:style-name="T11">話</text:span></text:ruby-base><text:ruby-text>わ</text:ruby-text></text:ruby><text:span text:style-name="T28"> <text:s text:c="7"/></text:span><text:span text:style-name="T68">conversación <text:s text:c="12"/></text:span></text:p>
          </table:table-cell>
          <table:table-cell table:style-name="Tabla356.D2" office:value-type="string">
            <text:p text:style-name="P103"/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86">行</text:p>
          </table:table-cell>
          <table:table-cell table:style-name="Tabla187.A1" office:value-type="string">
            <text:p text:style-name="P114">い</text:p>
          </table:table-cell>
          <table:table-cell table:style-name="Tabla187.A1" office:value-type="string">
            <text:p text:style-name="P76"><text:ruby text:style-name="Ru1"><text:ruby-base><text:span text:style-name="T60">行</text:span></text:ruby-base><text:ruby-text>い</text:ruby-text></text:ruby><text:span text:style-name="T60">く</text:span> <text:s text:c="25"/>ir</text:p>
          </table:table-cell>
          <table:table-cell table:style-name="Tabla187.D1" office:value-type="string">
            <text:p text:style-name="P99"><text:s text:c="10"/></text:p>
          </table:table-cell>
        </table:table-row>
        <table:table-row>
          <table:covered-table-cell/>
          <table:table-cell table:style-name="Tabla187.B2" office:value-type="string">
            <text:p text:style-name="P115">おこな</text:p>
          </table:table-cell>
          <table:table-cell table:style-name="Tabla187.C2" office:value-type="string">
            <text:p text:style-name="P103"><text:ruby text:style-name="Ru1"><text:ruby-base><text:span text:style-name="T60">行</text:span></text:ruby-base><text:ruby-text>おこな</text:ruby-text></text:ruby><text:span text:style-name="T60">う</text:span> <text:s text:c="5"/>llevar a cabo</text:p>
          </table:table-cell>
          <table:table-cell table:style-name="Tabla187.D2" office:value-type="string">
            <text:p text:style-name="P103"/>
          </table:table-cell>
        </table:table-row>
        <table:table-row>
          <table:covered-table-cell/>
          <table:table-cell table:style-name="Tabla187.B2" office:value-type="string">
            <text:p text:style-name="P115">コウ</text:p>
          </table:table-cell>
          <table:table-cell table:style-name="Tabla187.C2" office:value-type="string">
            <text:p text:style-name="P103"><text:ruby text:style-name="Ru1"><text:ruby-base><text:span text:style-name="T60">流</text:span></text:ruby-base><text:ruby-text>りゅう</text:ruby-text></text:ruby><text:ruby text:style-name="Ru1"><text:ruby-base><text:span text:style-name="T60">行</text:span></text:ruby-base><text:ruby-text>こう</text:ruby-text></text:ruby><text:span text:style-name="T60"> <text:s text:c="2"/></text:span><text:s text:c="13"/>moda</text:p>
          </table:table-cell>
          <table:table-cell table:style-name="Tabla187.D2" office:value-type="string">
            <text:p text:style-name="P103"/>
          </table:table-cell>
        </table:table-row>
      </table:table>
      <text:p text:style-name="P41"/>
      <table:table table:name="Tabla420" table:style-name="Tabla420">
        <table:table-column table:style-name="Tabla420.A"/>
        <table:table-column table:style-name="Tabla420.B"/>
        <table:table-column table:style-name="Tabla420.C"/>
        <table:table-column table:style-name="Tabla420.D"/>
        <table:table-row>
          <table:table-cell table:style-name="Tabla420.A1" table:number-rows-spanned="2" office:value-type="string">
            <text:p text:style-name="P86">遊</text:p>
          </table:table-cell>
          <table:table-cell table:style-name="Tabla420.A1" office:value-type="string">
            <text:p text:style-name="P114">あそ</text:p>
          </table:table-cell>
          <table:table-cell table:style-name="Tabla420.A1" office:value-type="string">
            <text:p text:style-name="P76"><text:ruby text:style-name="Ru1"><text:ruby-base><text:span text:style-name="T60">遊</text:span></text:ruby-base><text:ruby-text>あそ</text:ruby-text></text:ruby><text:span text:style-name="T60">ぶ</text:span> <text:s text:c="20"/>jugar</text:p>
          </table:table-cell>
          <table:table-cell table:style-name="Tabla420.D1" office:value-type="string">
            <text:p text:style-name="P99"><text:s text:c="10"/></text:p>
          </table:table-cell>
        </table:table-row>
        <table:table-row>
          <table:covered-table-cell/>
          <table:table-cell table:style-name="Tabla420.B2" office:value-type="string">
            <text:p text:style-name="P115">ユウ</text:p>
          </table:table-cell>
          <table:table-cell table:style-name="Tabla420.C2" office:value-type="string">
            <text:p text:style-name="P99"><text:ruby text:style-name="Ru1"><text:ruby-base><text:span text:style-name="T76">遊</text:span></text:ruby-base><text:ruby-text>ゆう</text:ruby-text></text:ruby><text:ruby text:style-name="Ru1"><text:ruby-base><text:span text:style-name="T76">園</text:span></text:ruby-base><text:ruby-text>えん</text:ruby-text></text:ruby><text:ruby text:style-name="Ru1"><text:ruby-base><text:span text:style-name="T76">地</text:span></text:ruby-base><text:ruby-text>ち</text:ruby-text></text:ruby> <text:s/></text:p>
            <text:p text:style-name="P99"><text:s text:c="2"/>parque <text:span text:style-name="T4">de atracciones</text:span></text:p>
          </table:table-cell>
          <table:table-cell table:style-name="Tabla420.D2" office:value-type="string">
            <text:p text:style-name="P127">　 <text:s text:c="5"/></text:p>
          </table:table-cell>
        </table:table-row>
      </table:table>
      <text:p text:style-name="P41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86">読</text:p>
          </table:table-cell>
          <table:table-cell table:style-name="Tabla208.A1" office:value-type="string">
            <text:p text:style-name="P114">よ</text:p>
          </table:table-cell>
          <table:table-cell table:style-name="Tabla208.A1" office:value-type="string">
            <text:p text:style-name="P76"><text:ruby text:style-name="Ru1"><text:ruby-base><text:span text:style-name="T60">読</text:span></text:ruby-base><text:ruby-text>よ</text:ruby-text></text:ruby><text:span text:style-name="T60">む</text:span> <text:s text:c="22"/>leer</text:p>
          </table:table-cell>
          <table:table-cell table:style-name="Tabla208.D1" office:value-type="string">
            <text:p text:style-name="P99"><text:s text:c="10"/></text:p>
          </table:table-cell>
        </table:table-row>
        <table:table-row>
          <table:covered-table-cell/>
          <table:table-cell table:style-name="Tabla208.B2" office:value-type="string">
            <text:p text:style-name="P115">ドク</text:p>
          </table:table-cell>
          <table:table-cell table:style-name="Tabla208.C2" office:value-type="string">
            <text:p text:style-name="P103"><text:ruby text:style-name="Ru1"><text:ruby-base><text:span text:style-name="T60">読</text:span></text:ruby-base><text:ruby-text>どく</text:ruby-text></text:ruby><text:ruby text:style-name="Ru1"><text:ruby-base><text:span text:style-name="T60">者</text:span></text:ruby-base><text:ruby-text>しゃ</text:ruby-text></text:ruby> <text:s text:c="19"/>lector</text:p>
          </table:table-cell>
          <table:table-cell table:style-name="Tabla208.D2" office:value-type="string">
            <text:p text:style-name="P127">　 <text:s text:c="5"/></text:p>
          </table:table-cell>
        </table:table-row>
      </table:table>
      <text:p text:style-name="P19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 table:style-name="Tabla92.1">
          <table:table-cell table:style-name="Tabla92.A1" table:number-rows-spanned="4" office:value-type="string">
            <text:p text:style-name="P87">着</text:p>
          </table:table-cell>
          <table:table-cell table:style-name="Tabla92.A1" office:value-type="string">
            <text:p text:style-name="P92">つ</text:p>
          </table:table-cell>
          <table:table-cell table:style-name="Tabla92.C1" office:value-type="string">
            <text:p text:style-name="P76"><text:ruby text:style-name="Ru1"><text:ruby-base><text:span text:style-name="T60">着</text:span></text:ruby-base><text:ruby-text>つ</text:ruby-text></text:ruby><text:span text:style-name="T60">く</text:span> <text:s text:c="20"/>llegar</text:p>
          </table:table-cell>
          <table:table-cell table:style-name="Tabla92.D1" office:value-type="string">
            <text:p text:style-name="P76"/>
          </table:table-cell>
        </table:table-row>
        <table:table-row table:style-name="Tabla92.2">
          <table:covered-table-cell/>
          <table:table-cell table:style-name="Tabla92.A1" office:value-type="string">
            <text:p text:style-name="P92">き</text:p>
          </table:table-cell>
          <table:table-cell table:style-name="Tabla92.C2" office:value-type="string">
            <text:p text:style-name="P76"><text:ruby text:style-name="Ru1"><text:ruby-base><text:span text:style-name="T60">着</text:span></text:ruby-base><text:ruby-text>き</text:ruby-text></text:ruby><text:span text:style-name="T60">る</text:span> <text:s text:c="8"/>llevar puesto</text:p>
          </table:table-cell>
          <table:table-cell table:style-name="Tabla92.D2" office:value-type="string">
            <text:p text:style-name="P76"><text:ruby text:style-name="Ru1"><text:ruby-base><text:span text:style-name="T60">着</text:span></text:ruby-base><text:ruby-text>き</text:ruby-text></text:ruby><text:ruby text:style-name="Ru1"><text:ruby-base><text:span text:style-name="T60">物</text:span></text:ruby-base><text:ruby-text>もの</text:ruby-text></text:ruby> <text:s text:c="17"/><text:span text:style-name="T6">kimono</text:span></text:p>
          </table:table-cell>
        </table:table-row>
        <table:table-row table:style-name="Tabla92.2">
          <table:covered-table-cell/>
          <table:table-cell table:style-name="Tabla92.B3" office:value-type="string">
            <text:p text:style-name="P92">ぎ</text:p>
          </table:table-cell>
          <table:table-cell table:style-name="Tabla92.C2" office:value-type="string">
            <text:p text:style-name="P76"><text:ruby text:style-name="Ru1"><text:ruby-base><text:span text:style-name="T86">上</text:span></text:ruby-base><text:ruby-text>うわ</text:ruby-text></text:ruby><text:ruby text:style-name="Ru1"><text:ruby-base><text:span text:style-name="T60">着</text:span></text:ruby-base><text:ruby-text>ぎ</text:ruby-text></text:ruby> <text:s text:c="21"/>ropa </text:p>
            <text:p text:style-name="P76"><text:s text:c="3"/>(encima de la cintura)</text:p>
          </table:table-cell>
          <table:table-cell table:style-name="Tabla92.D2" office:value-type="string">
            <text:p text:style-name="P76"><text:ruby text:style-name="Ru1"><text:ruby-base><text:span text:style-name="T60">下</text:span></text:ruby-base><text:ruby-text>した</text:ruby-text></text:ruby><text:ruby text:style-name="Ru1"><text:ruby-base><text:span text:style-name="T60">着</text:span></text:ruby-base><text:ruby-text>ぎ</text:ruby-text></text:ruby> <text:s text:c="10"/>ropa interior</text:p>
          </table:table-cell>
        </table:table-row>
        <table:table-row table:style-name="Tabla92.1">
          <table:covered-table-cell/>
          <table:table-cell table:style-name="Tabla92.B3" office:value-type="string">
            <text:p text:style-name="P132">チャク</text:p>
          </table:table-cell>
          <table:table-cell table:style-name="Tabla92.C2" office:value-type="string">
            <text:p text:style-name="P138"><text:span text:style-name="T78">とう</text:span><text:ruby text:style-name="Ru1"><text:ruby-base><text:span text:style-name="T78">着</text:span></text:ruby-base><text:ruby-text>ちゃく</text:ruby-text></text:ruby><text:span text:style-name="T4"> <text:s text:c="2"/></text:span><text:s text:c="9"/><text:span text:style-name="T6">arrives</text:span></text:p>
          </table:table-cell>
          <table:table-cell table:style-name="Tabla92.D2" office:value-type="string">
            <text:p text:style-name="P138"><text:ruby text:style-name="Ru1"><text:ruby-base><text:span text:style-name="T78">一</text:span></text:ruby-base><text:ruby-text>いっ</text:ruby-text></text:ruby><text:ruby text:style-name="Ru1"><text:ruby-base><text:span text:style-name="T78">着</text:span></text:ruby-base><text:ruby-text>ちゃく</text:ruby-text></text:ruby><text:span text:style-name="T4"> <text:s text:c="3"/></text:span><text:s text:c="6"/>1º en llegar</text:p>
          </table:table-cell>
        </table:table-row>
      </table:table>
      <text:p text:style-name="P234"/>
      <text:p text:style-name="P234"/>
      <text:p text:style-name="P234"/>
      <text:p text:style-name="P234"/>
      <text:p text:style-name="P234"/>
      <text:p text:style-name="P234"><text:soft-page-break/></text:p>
      <text:p text:style-name="P234"/>
      <text:p text:style-name="P234"/>
      <text:p text:style-name="P234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2" office:value-type="string">
            <text:p text:style-name="P86">死</text:p>
          </table:table-cell>
          <table:table-cell table:style-name="Tabla177.A1" table:number-rows-spanned="2" office:value-type="string">
            <text:p text:style-name="P114">し　·　シ</text:p>
          </table:table-cell>
          <table:table-cell table:style-name="Tabla177.A1" office:value-type="string">
            <text:p text:style-name="P76"><text:ruby text:style-name="Ru1"><text:ruby-base><text:span text:style-name="T60">死</text:span></text:ruby-base><text:ruby-text>し</text:ruby-text></text:ruby><text:span text:style-name="T60">ぬ</text:span> <text:s text:c="20"/>morir</text:p>
          </table:table-cell>
          <table:table-cell table:style-name="Tabla177.D1" office:value-type="string">
            <text:p text:style-name="P99"><text:ruby text:style-name="Ru1"><text:ruby-base><text:span text:style-name="T60">死</text:span></text:ruby-base><text:ruby-text>し</text:ruby-text></text:ruby><text:ruby text:style-name="Ru1"><text:ruby-base><text:span text:style-name="T60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6"><text:ruby text:style-name="Ru1"><text:ruby-base><text:span text:style-name="T60">生</text:span></text:ruby-base><text:ruby-text>せい</text:ruby-text></text:ruby><text:ruby text:style-name="Ru1"><text:ruby-base><text:span text:style-name="T60">死</text:span></text:ruby-base><text:ruby-text>し</text:ruby-text></text:ruby> <text:s text:c="6"/>vida y muerte</text:p>
          </table:table-cell>
          <table:table-cell table:style-name="Tabla177.D2" office:value-type="string">
            <text:p text:style-name="P99"/>
          </table:table-cell>
        </table:table-row>
      </table:table>
      <text:p text:style-name="P19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86">泳</text:p>
          </table:table-cell>
          <table:table-cell table:style-name="Tabla193.A1" office:value-type="string">
            <text:p text:style-name="P114">およ</text:p>
          </table:table-cell>
          <table:table-cell table:style-name="Tabla193.A1" office:value-type="string">
            <text:p text:style-name="P97"><text:ruby text:style-name="Ru1"><text:ruby-base>泳</text:ruby-base><text:ruby-text>およ</text:ruby-text></text:ruby>ぐ <text:s text:c="13"/><text:span text:style-name="T46">nadar</text:span></text:p>
          </table:table-cell>
          <table:table-cell table:style-name="Tabla193.D1" office:value-type="string">
            <text:p text:style-name="P99"><text:s text:c="7"/></text:p>
          </table:table-cell>
        </table:table-row>
        <table:table-row>
          <table:covered-table-cell/>
          <table:table-cell table:style-name="Tabla193.B2" office:value-type="string">
            <text:p text:style-name="P115">エイ</text:p>
          </table:table-cell>
          <table:table-cell table:style-name="Tabla193.C2" office:value-type="string">
            <text:p text:style-name="P103"><text:ruby text:style-name="Ru1"><text:ruby-base><text:span text:style-name="T60">水</text:span></text:ruby-base><text:ruby-text>すい</text:ruby-text></text:ruby><text:ruby text:style-name="Ru1"><text:ruby-base><text:span text:style-name="T60">泳</text:span></text:ruby-base><text:ruby-text>えい</text:ruby-text></text:ruby> <text:s text:c="14"/>natación</text:p>
          </table:table-cell>
          <table:table-cell table:style-name="Tabla193.D2" office:value-type="string">
            <text:p text:style-name="P127">　 <text:s text:c="5"/></text:p>
          </table:table-cell>
        </table:table-row>
      </table:table>
      <text:p text:style-name="P19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86">聞</text:p>
          </table:table-cell>
          <table:table-cell table:style-name="Tabla213.A1" table:number-rows-spanned="2" office:value-type="string">
            <text:p text:style-name="P114">き</text:p>
          </table:table-cell>
          <table:table-cell table:style-name="Tabla213.A1" office:value-type="string">
            <text:p text:style-name="P76"><text:ruby text:style-name="Ru1"><text:ruby-base><text:span text:style-name="T60">聞</text:span></text:ruby-base><text:ruby-text>き</text:ruby-text></text:ruby><text:span text:style-name="T60">く</text:span> <text:s text:c="24"/>oír</text:p>
          </table:table-cell>
          <table:table-cell table:style-name="Tabla213.D1" office:value-type="string">
            <text:p text:style-name="P99"><text:ruby text:style-name="Ru1"><text:ruby-base><text:span text:style-name="T60">聞</text:span></text:ruby-base><text:ruby-text>き</text:ruby-text></text:ruby><text:span text:style-name="T60">かせる</text:span> </text:p>
            <text:p text:style-name="P99"><text:s text:c="6"/>leer, cantar a alguien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76"><text:ruby text:style-name="Ru1"><text:ruby-base><text:span text:style-name="T60">聞</text:span></text:ruby-base><text:ruby-text>き</text:ruby-text></text:ruby><text:span text:style-name="T60">こえる</text:span> <text:s text:c="5"/>escuchar</text:p>
          </table:table-cell>
          <table:table-cell table:style-name="Tabla213.D2" office:value-type="string">
            <text:p text:style-name="P99"/>
          </table:table-cell>
        </table:table-row>
        <table:table-row>
          <table:covered-table-cell/>
          <table:table-cell table:style-name="Tabla213.C2" office:value-type="string">
            <text:p text:style-name="P115">ブン</text:p>
          </table:table-cell>
          <table:table-cell table:style-name="Tabla213.C3" office:value-type="string">
            <text:p text:style-name="P103"><text:ruby text:style-name="Ru1"><text:ruby-base><text:span text:style-name="T60">新</text:span></text:ruby-base><text:ruby-text>しん</text:ruby-text></text:ruby><text:ruby text:style-name="Ru1"><text:ruby-base><text:span text:style-name="T60">聞</text:span></text:ruby-base><text:ruby-text>ぶん</text:ruby-text></text:ruby> <text:s text:c="13"/>periódico</text:p>
          </table:table-cell>
          <table:table-cell table:style-name="Tabla213.D3" office:value-type="string">
            <text:p text:style-name="P127">　 <text:s text:c="5"/></text:p>
          </table:table-cell>
        </table:table-row>
      </table:table>
      <text:p text:style-name="P23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3" office:value-type="string">
            <text:p text:style-name="P86">思</text:p>
          </table:table-cell>
          <table:table-cell table:style-name="Tabla326.A1" table:number-rows-spanned="2" office:value-type="string">
            <text:p text:style-name="P114">おも</text:p>
          </table:table-cell>
          <table:table-cell table:style-name="Tabla326.A1" office:value-type="string">
            <text:p text:style-name="P76"><text:ruby text:style-name="Ru1"><text:ruby-base><text:span text:style-name="T60">思</text:span></text:ruby-base><text:ruby-text>おも</text:ruby-text></text:ruby><text:span text:style-name="T60">う</text:span> <text:s text:c="7"/>pensar, creer</text:p>
          </table:table-cell>
          <table:table-cell table:style-name="Tabla326.D1" office:value-type="string">
            <text:p text:style-name="P99"><text:ruby text:style-name="Ru1"><text:ruby-base><text:span text:style-name="T60">思</text:span></text:ruby-base><text:ruby-text>おも</text:ruby-text></text:ruby><text:span text:style-name="T60">い</text:span><text:ruby text:style-name="Ru1"><text:ruby-base><text:span text:style-name="T60">出</text:span></text:ruby-base><text:ruby-text>だ</text:ruby-text></text:ruby><text:span text:style-name="T60">す</text:span> <text:s text:c="7"/>recordar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103"><text:ruby text:style-name="Ru1"><text:ruby-base><text:span text:style-name="T60">思</text:span></text:ruby-base><text:ruby-text>おも</text:ruby-text></text:ruby><text:span text:style-name="T60">い</text:span><text:ruby text:style-name="Ru1"><text:ruby-base><text:span text:style-name="T60">出</text:span></text:ruby-base><text:ruby-text>で</text:ruby-text></text:ruby> <text:s text:c="8"/>recuerdos <text:s text:c="12"/></text:p>
          </table:table-cell>
          <table:table-cell table:style-name="Tabla326.D2" office:value-type="string">
            <text:p text:style-name="P127">　 <text:s text:c="5"/></text:p>
          </table:table-cell>
        </table:table-row>
        <table:table-row>
          <table:covered-table-cell/>
          <table:table-cell table:style-name="Tabla326.B3" office:value-type="string">
            <text:p text:style-name="P114">シ</text:p>
          </table:table-cell>
          <table:table-cell table:style-name="Tabla326.C2" office:value-type="string">
            <text:p text:style-name="P103"><text:ruby text:style-name="Ru1"><text:ruby-base><text:span text:style-name="T60">思</text:span></text:ruby-base><text:ruby-text>し</text:ruby-text></text:ruby><text:ruby text:style-name="Ru1"><text:ruby-base><text:span text:style-name="T60">想</text:span></text:ruby-base><text:ruby-text>そう</text:ruby-text></text:ruby> <text:s text:c="3"/>ideas, ideología <text:s text:c="12"/></text:p>
          </table:table-cell>
          <table:table-cell table:style-name="Tabla326.D2" office:value-type="string">
            <text:p text:style-name="P101">　　　 <text:s text:c="6"/></text:p>
          </table:table-cell>
        </table:table-row>
      </table:table>
      <text:p text:style-name="P18"/>
      <table:table table:name="Tabla416" table:style-name="Tabla416">
        <table:table-column table:style-name="Tabla416.A"/>
        <table:table-column table:style-name="Tabla416.B"/>
        <table:table-column table:style-name="Tabla416.C"/>
        <table:table-column table:style-name="Tabla416.D"/>
        <table:table-row>
          <table:table-cell table:style-name="Tabla416.A1" table:number-rows-spanned="2" office:value-type="string">
            <text:p text:style-name="P86">問</text:p>
          </table:table-cell>
          <table:table-cell table:style-name="Tabla416.A1" office:value-type="string">
            <text:p text:style-name="P114">と</text:p>
          </table:table-cell>
          <table:table-cell table:style-name="Tabla416.A1" office:value-type="string">
            <text:p text:style-name="P76"><text:ruby text:style-name="Ru1"><text:ruby-base><text:span text:style-name="T60">問</text:span></text:ruby-base><text:ruby-text>と</text:ruby-text></text:ruby><text:span text:style-name="T60">う</text:span> <text:s text:c="12"/>preguntar</text:p>
          </table:table-cell>
          <table:table-cell table:style-name="Tabla416.D1" office:value-type="string">
            <text:p text:style-name="P99"/>
          </table:table-cell>
        </table:table-row>
        <table:table-row>
          <table:covered-table-cell/>
          <table:table-cell table:style-name="Tabla416.B2" office:value-type="string">
            <text:p text:style-name="P115">モン</text:p>
          </table:table-cell>
          <table:table-cell table:style-name="Tabla416.B2" office:value-type="string">
            <text:p text:style-name="P103"><text:span text:style-name="T60">質問する</text:span> </text:p>
            <text:p text:style-name="P103"><text:s text:c="5"/>preguntar (coloquial)</text:p>
          </table:table-cell>
          <table:table-cell table:style-name="Tabla416.D2" office:value-type="string">
            <text:p text:style-name="P135"/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>
          <table:table-cell table:style-name="Tabla278.A1" office:value-type="string">
            <text:p text:style-name="P86">整</text:p>
          </table:table-cell>
          <table:table-cell table:style-name="Tabla278.A1" office:value-type="string">
            <text:p text:style-name="P114">ととの</text:p>
          </table:table-cell>
          <table:table-cell table:style-name="Tabla278.A1" office:value-type="string">
            <text:p text:style-name="P76"><text:ruby text:style-name="Ru1"><text:ruby-base><text:span text:style-name="T60">整</text:span></text:ruby-base><text:ruby-text>ととの</text:ruby-text></text:ruby><text:span text:style-name="T60">える</text:span></text:p>
            <text:p text:style-name="P85"><text:s/>recoger, colocar (poco)</text:p>
          </table:table-cell>
          <table:table-cell table:style-name="Tabla278.D1" office:value-type="string">
            <text:p text:style-name="P99"><text:s text:c="5"/></text:p>
          </table:table-cell>
        </table:table-row>
      </table:table>
      <text:p text:style-name="P48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 table:style-name="Tabla300.1">
          <table:table-cell table:style-name="Tabla300.A1" office:value-type="string">
            <text:p text:style-name="P86">拾</text:p>
          </table:table-cell>
          <table:table-cell table:style-name="Tabla300.A1" office:value-type="string">
            <text:p text:style-name="P114">ひろ</text:p>
          </table:table-cell>
          <table:table-cell table:style-name="Tabla300.A1" office:value-type="string">
            <text:p text:style-name="P76"><text:ruby text:style-name="Ru1"><text:ruby-base><text:span text:style-name="T60">拾</text:span></text:ruby-base><text:ruby-text>ひろ</text:ruby-text></text:ruby><text:span text:style-name="T60">う</text:span> </text:p>
            <text:p text:style-name="P76"><text:s text:c="10"/>recoger del suelo</text:p>
          </table:table-cell>
          <table:table-cell table:style-name="Tabla300.D1" office:value-type="string">
            <text:p text:style-name="P99"/>
          </table:table-cell>
        </table:table-row>
      </table:table>
      <text:p text:style-name="P19"/>
      <table:table table:name="Tabla412" table:style-name="Tabla412">
        <table:table-column table:style-name="Tabla412.A"/>
        <table:table-column table:style-name="Tabla412.B"/>
        <table:table-column table:style-name="Tabla412.C"/>
        <table:table-column table:style-name="Tabla412.D"/>
        <table:table-row>
          <table:table-cell table:style-name="Tabla412.A1" office:value-type="string">
            <text:p text:style-name="P86">放</text:p>
          </table:table-cell>
          <table:table-cell table:style-name="Tabla412.A1" office:value-type="string">
            <text:p text:style-name="P114">はな</text:p>
          </table:table-cell>
          <table:table-cell table:style-name="Tabla412.A1" office:value-type="string">
            <text:p text:style-name="P97"><text:ruby text:style-name="Ru1"><text:ruby-base>放</text:ruby-base><text:ruby-text>はな</text:ruby-text></text:ruby>す<text:span text:style-name="T2">　 <text:s text:c="8"/>soltar algo</text:span></text:p>
          </table:table-cell>
          <table:table-cell table:style-name="Tabla412.D1" office:value-type="string">
            <text:p text:style-name="P99"><text:s text:c="10"/></text:p>
          </table:table-cell>
        </table:table-row>
      </table:table>
      <text:p text:style-name="P48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 table:style-name="Tabla299.1">
          <table:table-cell table:style-name="Tabla299.A1" office:value-type="string">
            <text:p text:style-name="P86">持</text:p>
          </table:table-cell>
          <table:table-cell table:style-name="Tabla299.A1" office:value-type="string">
            <text:p text:style-name="P114">も</text:p>
          </table:table-cell>
          <table:table-cell table:style-name="Tabla299.A1" office:value-type="string">
            <text:p text:style-name="P76"><text:ruby text:style-name="Ru1"><text:ruby-base><text:span text:style-name="T60">持</text:span></text:ruby-base><text:ruby-text>も</text:ruby-text></text:ruby><text:span text:style-name="T60">つ</text:span> <text:s text:c="14"/>sostener</text:p>
          </table:table-cell>
          <table:table-cell table:style-name="Tabla299.D1" office:value-type="string">
            <text:p text:style-name="P99"><text:ruby text:style-name="Ru1"><text:ruby-base><text:span text:style-name="T60">金</text:span></text:ruby-base><text:ruby-text>かね</text:ruby-text></text:ruby><text:ruby text:style-name="Ru1"><text:ruby-base><text:span text:style-name="T60">持</text:span></text:ruby-base><text:ruby-text>も</text:ruby-text></text:ruby><text:span text:style-name="T60">ち</text:span> <text:s text:c="10"/>millonario</text:p>
          </table:table-cell>
        </table:table-row>
      </table:table>
      <text:p text:style-name="P18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86">引</text:p>
          </table:table-cell>
          <table:table-cell table:style-name="Tabla360.A1" office:value-type="string">
            <text:p text:style-name="P114">ひ</text:p>
          </table:table-cell>
          <table:table-cell table:style-name="Tabla360.A1" office:value-type="string">
            <text:p text:style-name="P76"><text:ruby text:style-name="Ru1"><text:ruby-base><text:span text:style-name="T60">引</text:span></text:ruby-base><text:ruby-text>ひ</text:ruby-text></text:ruby><text:span text:style-name="T60">く</text:span> <text:s text:c="11"/>tirar (abrir)</text:p>
          </table:table-cell>
          <table:table-cell table:style-name="Tabla360.D1" office:value-type="string">
            <text:p text:style-name="P99"><text:ruby text:style-name="Ru1"><text:ruby-base><text:span text:style-name="T60">引</text:span></text:ruby-base><text:ruby-text>ひ</text:ruby-text></text:ruby><text:span text:style-name="T60">き</text:span><text:ruby text:style-name="Ru1"><text:ruby-base><text:span text:style-name="T60">出</text:span></text:ruby-base><text:ruby-text>だ</text:ruby-text></text:ruby><text:span text:style-name="T60">し</text:span> <text:s text:c="12"/>cajón</text:p>
          </table:table-cell>
        </table:table-row>
        <table:table-row>
          <table:covered-table-cell/>
          <table:table-cell table:style-name="Tabla360.B2" office:value-type="string">
            <text:p text:style-name="P114">イン</text:p>
          </table:table-cell>
          <table:table-cell table:style-name="Tabla360.B2" office:value-type="string">
            <text:p text:style-name="P76"><text:ruby text:style-name="Ru1"><text:ruby-base><text:span text:style-name="T60">引</text:span></text:ruby-base><text:ruby-text>いん</text:ruby-text></text:ruby><text:ruby text:style-name="Ru1"><text:ruby-base><text:span text:style-name="T60">力</text:span></text:ruby-base><text:ruby-text>りょく</text:ruby-text></text:ruby> </text:p>
            <text:p text:style-name="P76"><text:s text:c="7"/>fuerza de gravedad</text:p>
          </table:table-cell>
          <table:table-cell table:style-name="Tabla360.D2" office:value-type="string">
            <text:p text:style-name="P99"/>
          </table:table-cell>
        </table:table-row>
      </table:table>
      <text:p text:style-name="P24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86">使</text:p>
          </table:table-cell>
          <table:table-cell table:style-name="Tabla327.A1" office:value-type="string">
            <text:p text:style-name="P114">つか</text:p>
          </table:table-cell>
          <table:table-cell table:style-name="Tabla327.A1" office:value-type="string">
            <text:p text:style-name="P76"><text:ruby text:style-name="Ru1"><text:ruby-base><text:span text:style-name="T60">使</text:span></text:ruby-base><text:ruby-text>つか</text:ruby-text></text:ruby><text:span text:style-name="T60">う</text:span> <text:s text:c="21"/>usar</text:p>
          </table:table-cell>
          <table:table-cell table:style-name="Tabla327.D1" office:value-type="string">
            <text:p text:style-name="P76"/>
          </table:table-cell>
        </table:table-row>
        <table:table-row>
          <table:covered-table-cell/>
          <table:table-cell table:style-name="Tabla327.B2" office:value-type="string">
            <text:p text:style-name="P115">シ</text:p>
          </table:table-cell>
          <table:table-cell table:style-name="Tabla327.C2" office:value-type="string">
            <text:p text:style-name="P103"><text:ruby text:style-name="Ru1"><text:ruby-base><text:span text:style-name="T60">使</text:span></text:ruby-base><text:ruby-text>し</text:ruby-text></text:ruby><text:ruby text:style-name="Ru1"><text:ruby-base><text:span text:style-name="T60">用</text:span></text:ruby-base><text:ruby-text>よう</text:ruby-text></text:ruby><text:span text:style-name="T60">する</text:span> <text:s text:c="9"/>utilizar</text:p>
          </table:table-cell>
          <table:table-cell table:style-name="Tabla327.D2" office:value-type="string">
            <text:p text:style-name="P103"><text:ruby text:style-name="Ru1"><text:ruby-base><text:span text:style-name="T60">大</text:span></text:ruby-base><text:ruby-text>たい</text:ruby-text></text:ruby><text:ruby text:style-name="Ru1"><text:ruby-base><text:span text:style-name="T60">使</text:span></text:ruby-base><text:ruby-text>し</text:ruby-text></text:ruby><text:ruby text:style-name="Ru1"><text:ruby-base><text:span text:style-name="T60">館</text:span></text:ruby-base><text:ruby-text>かん</text:ruby-text></text:ruby> <text:s text:c="9"/>embajada</text:p>
          </table:table-cell>
        </table:table-row>
      </table:table>
      <text:p text:style-name="P18"/>
      <table:table table:name="Tabla421" table:style-name="Tabla421">
        <table:table-column table:style-name="Tabla421.A"/>
        <table:table-column table:style-name="Tabla421.B"/>
        <table:table-column table:style-name="Tabla421.C"/>
        <table:table-column table:style-name="Tabla421.D"/>
        <table:table-row>
          <table:table-cell table:style-name="Tabla421.A1" table:number-rows-spanned="2" office:value-type="string">
            <text:p text:style-name="P86">来</text:p>
          </table:table-cell>
          <table:table-cell table:style-name="Tabla421.A1" office:value-type="string">
            <text:p text:style-name="P114">く</text:p>
          </table:table-cell>
          <table:table-cell table:style-name="Tabla421.A1" office:value-type="string">
            <text:p text:style-name="P76"><text:ruby text:style-name="Ru1"><text:ruby-base><text:span text:style-name="T60">来</text:span></text:ruby-base><text:ruby-text>く</text:ruby-text></text:ruby><text:span text:style-name="T60">る</text:span> <text:s text:c="20"/>venir</text:p>
          </table:table-cell>
          <table:table-cell table:style-name="Tabla421.D1" office:value-type="string">
            <text:p text:style-name="P99"><text:ruby text:style-name="Ru1"><text:ruby-base><text:span text:style-name="T87">来</text:span></text:ruby-base><text:ruby-text>き</text:ruby-text></text:ruby><text:span text:style-name="T60">ます</text:span> <text:s text:c="17"/>venir</text:p>
          </table:table-cell>
        </table:table-row>
        <table:table-row>
          <table:covered-table-cell/>
          <table:table-cell table:style-name="Tabla421.B2" office:value-type="string">
            <text:p text:style-name="P115">ライ</text:p>
          </table:table-cell>
          <table:table-cell table:style-name="Tabla421.C2" office:value-type="string">
            <text:p text:style-name="P103"><text:ruby text:style-name="Ru1"><text:ruby-base><text:span text:style-name="T60">来</text:span></text:ruby-base><text:ruby-text>らい</text:ruby-text></text:ruby><text:ruby text:style-name="Ru1"><text:ruby-base><text:span text:style-name="T60">年</text:span></text:ruby-base><text:ruby-text>ねん</text:ruby-text></text:ruby> <text:s text:c="8"/>próximo año</text:p>
          </table:table-cell>
          <table:table-cell table:style-name="Tabla421.D2" office:value-type="string">
            <text:p text:style-name="P135"><text:ruby text:style-name="Ru1"><text:ruby-base><text:span text:style-name="T60">来</text:span></text:ruby-base><text:ruby-text>らい</text:ruby-text></text:ruby><text:ruby text:style-name="Ru1"><text:ruby-base><text:span text:style-name="T60">月</text:span></text:ruby-base><text:ruby-text>げつ</text:ruby-text></text:ruby> <text:s text:c="9"/>próximo mes</text:p>
          </table:table-cell>
        </table:table-row>
      </table:table>
      <text:p text:style-name="P18"/>
      <text:p text:style-name="P18"><text:soft-page-break/></text:p>
      <text:p text:style-name="P18"/>
      <text:p text:style-name="P18"/>
      <text:p text:style-name="P18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86">注</text:p>
          </table:table-cell>
          <table:table-cell table:style-name="Tabla365.A1" office:value-type="string">
            <text:p text:style-name="P114">そそ</text:p>
          </table:table-cell>
          <table:table-cell table:style-name="Tabla365.A1" office:value-type="string">
            <text:p text:style-name="P21"><text:ruby text:style-name="Ru1"><text:ruby-base><text:span text:style-name="T60">注</text:span></text:ruby-base><text:ruby-text>そそ</text:ruby-text></text:ruby><text:span text:style-name="T60">ぐ</text:span> <text:s text:c="19"/>verter</text:p>
          </table:table-cell>
          <table:table-cell table:style-name="Tabla365.D1" office:value-type="string">
            <text:p text:style-name="P99"/>
          </table:table-cell>
        </table:table-row>
      </table:table>
      <text:p text:style-name="P41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3" office:value-type="string">
            <text:p text:style-name="P86">住</text:p>
          </table:table-cell>
          <table:table-cell table:style-name="Tabla277.A1" office:value-type="string">
            <text:p text:style-name="P114">す</text:p>
          </table:table-cell>
          <table:table-cell table:style-name="Tabla277.A1" office:value-type="string">
            <text:p text:style-name="P76"><text:ruby text:style-name="Ru1"><text:ruby-base><text:span text:style-name="T60">住</text:span></text:ruby-base><text:ruby-text>す</text:ruby-text></text:ruby><text:span text:style-name="T60">む</text:span> <text:s text:c="22"/>vivir</text:p>
          </table:table-cell>
          <table:table-cell table:style-name="Tabla277.D1" office:value-type="string">
            <text:p text:style-name="P99"><text:s text:c="10"/></text:p>
          </table:table-cell>
        </table:table-row>
        <table:table-row>
          <table:covered-table-cell/>
          <table:table-cell table:style-name="Tabla277.B2" table:number-rows-spanned="2" office:value-type="string">
            <text:p text:style-name="P115">ジュウ</text:p>
          </table:table-cell>
          <table:table-cell table:style-name="Tabla277.C2" office:value-type="string">
            <text:p text:style-name="P103"><text:ruby text:style-name="Ru1"><text:ruby-base><text:span text:style-name="T60">住</text:span></text:ruby-base><text:ruby-text>じゅう</text:ruby-text></text:ruby><text:span text:style-name="T60">みん</text:span> <text:s text:c="6"/>población</text:p>
          </table:table-cell>
          <table:table-cell table:style-name="Tabla277.D2" office:value-type="string">
            <text:p text:style-name="P103"><text:ruby text:style-name="Ru1"><text:ruby-base><text:span text:style-name="T60">住</text:span></text:ruby-base><text:ruby-text>じゅう</text:ruby-text></text:ruby><text:ruby text:style-name="Ru1"><text:ruby-base><text:span text:style-name="T60">所</text:span></text:ruby-base><text:ruby-text>しょ</text:ruby-text></text:ruby> <text:s text:c="13"/>domicilio</text:p>
          </table:table-cell>
        </table:table-row>
        <table:table-row>
          <table:covered-table-cell/>
          <table:covered-table-cell/>
          <table:table-cell table:style-name="Tabla277.C2" office:value-type="string">
            <text:p text:style-name="P103"><text:ruby text:style-name="Ru1"><text:ruby-base><text:span text:style-name="T60">住</text:span></text:ruby-base><text:ruby-text>じゅう</text:ruby-text></text:ruby><text:span text:style-name="T60">たく</text:span> <text:s text:c="8"/>vivienda</text:p>
          </table:table-cell>
          <table:table-cell table:style-name="Tabla277.D2" office:value-type="string">
            <text:p text:style-name="P103"/>
          </table:table-cell>
        </table:table-row>
      </table:table>
      <text:p text:style-name="P58"/>
      <text:p text:style-name="P40"/>
      <text:p text:style-name="P57"/>
      <text:p text:style-name="P57"/>
      <text:p text:style-name="P19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242"/>
      <text:p text:style-name="P237">VERBOS (REGULARES)</text:p>
      <text:p text:style-name="P57"/>
      <text:p text:style-name="P18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86">当</text:p>
          </table:table-cell>
          <table:table-cell table:style-name="Tabla215.A1" table:number-rows-spanned="2" office:value-type="string">
            <text:p text:style-name="P114">あ</text:p>
          </table:table-cell>
          <table:table-cell table:style-name="Tabla215.A1" office:value-type="string">
            <text:p text:style-name="P76"><text:ruby text:style-name="Ru1"><text:ruby-base><text:span text:style-name="T60">当</text:span></text:ruby-base><text:ruby-text>あ</text:ruby-text></text:ruby><text:span text:style-name="T60">てる</text:span> <text:s text:c="12"/>acertar</text:p>
          </table:table-cell>
          <table:table-cell table:style-name="Tabla215.D1" office:value-type="string">
            <text:p text:style-name="P139"><text:ruby text:style-name="Ru1"><text:ruby-base><text:span text:style-name="T60">当</text:span></text:ruby-base><text:ruby-text>あ</text:ruby-text></text:ruby><text:span text:style-name="T60">たる</text:span> <text:s text:c="5"/>ser acertado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76"><text:ruby text:style-name="Ru1"><text:ruby-base><text:span text:style-name="T60">手</text:span></text:ruby-base><text:ruby-text>て</text:ruby-text></text:ruby><text:ruby text:style-name="Ru1"><text:ruby-base><text:span text:style-name="T60">当</text:span></text:ruby-base><text:ruby-text>あ</text:ruby-text></text:ruby><text:span text:style-name="T60">て</text:span> <text:s text:c="4"/></text:p>
            <text:p text:style-name="P76"><text:s text:c="7"/>tratamiento médico</text:p>
          </table:table-cell>
          <table:table-cell table:style-name="Tabla215.D2" office:value-type="string">
            <text:p text:style-name="P139"/>
          </table:table-cell>
        </table:table-row>
        <table:table-row>
          <table:covered-table-cell/>
          <table:table-cell table:style-name="Tabla215.C2" office:value-type="string">
            <text:p text:style-name="P115">トウ</text:p>
          </table:table-cell>
          <table:table-cell table:style-name="Tabla215.C3" office:value-type="string">
            <text:p text:style-name="P103"><text:ruby text:style-name="Ru1"><text:ruby-base><text:span text:style-name="T60">本</text:span></text:ruby-base><text:ruby-text>ほん</text:ruby-text></text:ruby><text:ruby text:style-name="Ru1"><text:ruby-base><text:span text:style-name="T60">当</text:span></text:ruby-base><text:ruby-text>とう</text:ruby-text></text:ruby> <text:s text:c="12"/>realmente</text:p>
          </table:table-cell>
          <table:table-cell table:style-name="Tabla215.D3" office:value-type="string">
            <text:p text:style-name="P135"><text:ruby text:style-name="Ru1"><text:ruby-base><text:span text:style-name="T60">当</text:span></text:ruby-base><text:ruby-text>とう</text:ruby-text></text:ruby><text:ruby text:style-name="Ru1"><text:ruby-base><text:span text:style-name="T60">番</text:span></text:ruby-base><text:ruby-text>ばん</text:ruby-text></text:ruby> <text:s text:c="3"/>estar de servicio</text:p>
          </table:table-cell>
        </table:table-row>
      </table:table>
      <text:p text:style-name="P18"/>
      <table:table table:name="Tabla428" table:style-name="Tabla428">
        <table:table-column table:style-name="Tabla428.A"/>
        <table:table-column table:style-name="Tabla428.B"/>
        <table:table-column table:style-name="Tabla428.C"/>
        <table:table-column table:style-name="Tabla428.D"/>
        <table:table-row>
          <table:table-cell table:style-name="Tabla428.A1" office:value-type="string">
            <text:p text:style-name="P86">落</text:p>
          </table:table-cell>
          <table:table-cell table:style-name="Tabla428.A1" office:value-type="string">
            <text:p text:style-name="P114">お</text:p>
          </table:table-cell>
          <table:table-cell table:style-name="Tabla428.A1" office:value-type="string">
            <text:p text:style-name="P76"><text:ruby text:style-name="Ru1"><text:ruby-base><text:span text:style-name="T60">落</text:span></text:ruby-base><text:ruby-text>お</text:ruby-text></text:ruby><text:span text:style-name="T60">ちる</text:span> <text:s text:c="2"/></text:p>
            <text:p text:style-name="P76">caer al suelo, <text:s/></text:p>
            <text:p text:style-name="P76">suspender</text:p>
          </table:table-cell>
          <table:table-cell table:style-name="Tabla428.D1" office:value-type="string">
            <text:p text:style-name="P99"><text:s text:c="10"/></text:p>
          </table:table-cell>
        </table:table-row>
      </table:table>
      <text:p text:style-name="P57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86">取</text:p>
          </table:table-cell>
          <table:table-cell table:style-name="Tabla350.A1" office:value-type="string">
            <text:p text:style-name="P114">と</text:p>
          </table:table-cell>
          <table:table-cell table:style-name="Tabla350.A1" office:value-type="string">
            <text:p text:style-name="P76"><text:ruby text:style-name="Ru1"><text:ruby-base><text:span text:style-name="T60">取</text:span></text:ruby-base><text:ruby-text>と</text:ruby-text></text:ruby><text:span text:style-name="T60">る</text:span> <text:s text:c="19"/>coger</text:p>
          </table:table-cell>
          <table:table-cell table:style-name="Tabla350.D1" office:value-type="string">
            <text:p text:style-name="P99"/>
          </table:table-cell>
        </table:table-row>
      </table:table>
      <text:p text:style-name="P48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86">集</text:p>
          </table:table-cell>
          <table:table-cell table:style-name="Tabla276.A1" office:value-type="string">
            <text:p text:style-name="P114">あつ</text:p>
          </table:table-cell>
          <table:table-cell table:style-name="Tabla276.A1" office:value-type="string">
            <text:p text:style-name="P76"><text:ruby text:style-name="Ru1"><text:ruby-base><text:span text:style-name="T60">集</text:span></text:ruby-base><text:ruby-text>あつ</text:ruby-text></text:ruby><text:span text:style-name="T60">める</text:span> <text:s text:c="5"/>coleccionar, <text:s/></text:p>
            <text:p text:style-name="P76"><text:s text:c="13"/>juntar personas</text:p>
          </table:table-cell>
          <table:table-cell table:style-name="Tabla276.D1" office:value-type="string">
            <text:p text:style-name="P99"><text:ruby text:style-name="Ru1"><text:ruby-base><text:span text:style-name="T60">集</text:span></text:ruby-base><text:ruby-text>あつ</text:ruby-text></text:ruby><text:span text:style-name="T60">まる</text:span> <text:s text:c="3"/>juntarse (INT)</text:p>
          </table:table-cell>
        </table:table-row>
      </table:table>
      <text:p text:style-name="P48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86">始</text:p>
          </table:table-cell>
          <table:table-cell table:style-name="Tabla199.A1" office:value-type="string">
            <text:p text:style-name="P114">はじ</text:p>
          </table:table-cell>
          <table:table-cell table:style-name="Tabla199.A1" office:value-type="string">
            <text:p text:style-name="P76"><text:ruby text:style-name="Ru1"><text:ruby-base><text:span text:style-name="T60">始</text:span></text:ruby-base><text:ruby-text>はじ</text:ruby-text></text:ruby><text:span text:style-name="T60">める</text:span> <text:s text:c="8"/>comenzar</text:p>
          </table:table-cell>
          <table:table-cell table:style-name="Tabla199.D1" office:value-type="string">
            <text:p text:style-name="P99"><text:ruby text:style-name="Ru1"><text:ruby-base><text:span text:style-name="T62">始</text:span></text:ruby-base><text:ruby-text>はじ</text:ruby-text></text:ruby><text:span text:style-name="T62">まる</text:span><text:span text:style-name="T4"> comenzar (INT)</text:span> </text:p>
          </table:table-cell>
        </table:table-row>
        <table:table-row>
          <table:covered-table-cell/>
          <table:table-cell table:style-name="Tabla199.B2" office:value-type="string">
            <text:p text:style-name="P115">シ</text:p>
          </table:table-cell>
          <table:table-cell table:style-name="Tabla199.C2" office:value-type="string">
            <text:p text:style-name="P103"><text:ruby text:style-name="Ru1"><text:ruby-base><text:span text:style-name="T60">開</text:span></text:ruby-base><text:ruby-text>かい</text:ruby-text></text:ruby><text:ruby text:style-name="Ru1"><text:ruby-base><text:span text:style-name="T60">始</text:span></text:ruby-base><text:ruby-text>し</text:ruby-text></text:ruby><text:span text:style-name="T60">する</text:span> <text:s text:c="5"/>empezar <text:s text:c="5"/></text:p>
          </table:table-cell>
          <table:table-cell table:style-name="Tabla199.D2" office:value-type="string">
            <text:p text:style-name="P127"/>
          </table:table-cell>
        </table:table-row>
      </table:table>
      <text:p text:style-name="P48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2" office:value-type="string">
            <text:p text:style-name="P86">食</text:p>
          </table:table-cell>
          <table:table-cell table:style-name="Tabla201.A1" office:value-type="string">
            <text:p text:style-name="P114">た</text:p>
          </table:table-cell>
          <table:table-cell table:style-name="Tabla201.A1" office:value-type="string">
            <text:p text:style-name="P76"><text:ruby text:style-name="Ru1"><text:ruby-base><text:span text:style-name="T60">食</text:span></text:ruby-base><text:ruby-text>た</text:ruby-text></text:ruby><text:span text:style-name="T60">べる</text:span> <text:s text:c="14"/>comer</text:p>
          </table:table-cell>
          <table:table-cell table:style-name="Tabla201.D1" office:value-type="string">
            <text:p text:style-name="P99"><text:ruby text:style-name="Ru1"><text:ruby-base><text:span text:style-name="T60">食</text:span></text:ruby-base><text:ruby-text>た</text:ruby-text></text:ruby><text:span text:style-name="T60">べ</text:span><text:ruby text:style-name="Ru1"><text:ruby-base><text:span text:style-name="T60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201.B2" office:value-type="string">
            <text:p text:style-name="P115">ショク</text:p>
          </table:table-cell>
          <table:table-cell table:style-name="Tabla201.C2" office:value-type="string">
            <text:p text:style-name="P103"><text:ruby text:style-name="Ru1"><text:ruby-base><text:span text:style-name="T60">食</text:span></text:ruby-base><text:ruby-text>しょく</text:ruby-text></text:ruby><text:ruby text:style-name="Ru1"><text:ruby-base><text:span text:style-name="T60">事</text:span></text:ruby-base><text:ruby-text>じ</text:ruby-text></text:ruby> <text:s/>comida (formal)</text:p>
          </table:table-cell>
          <table:table-cell table:style-name="Tabla201.D2" office:value-type="string">
            <text:p text:style-name="P103"><text:ruby text:style-name="Ru1"><text:ruby-base><text:span text:style-name="T60">食</text:span></text:ruby-base><text:ruby-text>しょく</text:ruby-text></text:ruby><text:span text:style-name="T60">どう</text:span> <text:s text:c="9"/>comedor<text:span text:style-name="T5">　 <text:s text:c="5"/></text:span>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3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86">走</text:p>
          </table:table-cell>
          <table:table-cell table:style-name="Tabla211.A1" office:value-type="string">
            <text:p text:style-name="P114">はし</text:p>
          </table:table-cell>
          <table:table-cell table:style-name="Tabla211.A1" office:value-type="string">
            <text:p text:style-name="P76"><text:ruby text:style-name="Ru1"><text:ruby-base><text:span text:style-name="T60">走</text:span></text:ruby-base><text:ruby-text>はし</text:ruby-text></text:ruby><text:span text:style-name="T60">る</text:span> <text:s text:c="19"/>correr</text:p>
          </table:table-cell>
          <table:table-cell table:style-name="Tabla211.D1" office:value-type="string">
            <text:p text:style-name="P99"><text:s text:c="10"/></text:p>
          </table:table-cell>
        </table:table-row>
        <table:table-row>
          <table:covered-table-cell/>
          <table:table-cell table:style-name="Tabla211.B2" office:value-type="string">
            <text:p text:style-name="P114">ソウ</text:p>
          </table:table-cell>
          <table:table-cell table:style-name="Tabla211.B2" office:value-type="string">
            <text:p text:style-name="P76"><text:ruby text:style-name="Ru1"><text:ruby-base><text:span text:style-name="T60">走</text:span></text:ruby-base><text:ruby-text>そう</text:ruby-text></text:ruby><text:ruby text:style-name="Ru1"><text:ruby-base><text:span text:style-name="T60">行</text:span></text:ruby-base><text:ruby-text>こう</text:ruby-text></text:ruby> <text:s text:c="14"/>recorrido</text:p>
          </table:table-cell>
          <table:table-cell table:style-name="Tabla211.D2" office:value-type="string">
            <text:p text:style-name="P99"/>
          </table:table-cell>
        </table:table-row>
      </table:table>
      <text:p text:style-name="P48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3" office:value-type="string">
            <text:p text:style-name="P86">切</text:p>
          </table:table-cell>
          <table:table-cell table:style-name="Tabla328.A1" office:value-type="string">
            <text:p text:style-name="P114">き</text:p>
          </table:table-cell>
          <table:table-cell table:style-name="Tabla328.A1" office:value-type="string">
            <text:p text:style-name="P76"><text:ruby text:style-name="Ru1"><text:ruby-base><text:span text:style-name="T60">切</text:span></text:ruby-base><text:ruby-text>き</text:ruby-text></text:ruby><text:span text:style-name="T60">る</text:span> <text:s text:c="19"/>cortar</text:p>
          </table:table-cell>
          <table:table-cell table:style-name="Tabla328.D1" office:value-type="string">
            <text:p text:style-name="P104"><text:ruby text:style-name="Ru1"><text:ruby-base><text:span text:style-name="T76">切</text:span></text:ruby-base><text:ruby-text>き</text:ruby-text></text:ruby><text:span text:style-name="T76">れ</text:span><text:ruby text:style-name="Ru1"><text:ruby-base><text:span text:style-name="T76">間</text:span></text:ruby-base><text:ruby-text>ま</text:ruby-text></text:ruby> <text:s text:c="16"/>grieta</text:p>
          </table:table-cell>
        </table:table-row>
        <table:table-row>
          <table:covered-table-cell/>
          <table:table-cell table:style-name="Tabla328.B2" office:value-type="string">
            <text:p text:style-name="P115">きっ</text:p>
          </table:table-cell>
          <table:table-cell table:style-name="Tabla328.C2" office:value-type="string">
            <text:p text:style-name="P76"><text:ruby text:style-name="Ru1"><text:ruby-base><text:span text:style-name="T12">切</text:span></text:ruby-base><text:ruby-text>きっ</text:ruby-text></text:ruby><text:span text:style-name="T60">ぷ</text:span> <text:s text:c="19"/>ticket</text:p>
          </table:table-cell>
          <table:table-cell table:style-name="Tabla328.D2" office:value-type="string">
            <text:p text:style-name="P104"><text:ruby text:style-name="Ru1"><text:ruby-base><text:span text:style-name="T9">切</text:span></text:ruby-base><text:ruby-text>きっ</text:ruby-text></text:ruby><text:ruby text:style-name="Ru1"><text:ruby-base><text:span text:style-name="T60">手</text:span></text:ruby-base><text:ruby-text>て</text:ruby-text></text:ruby> <text:s text:c="11"/>sello postal</text:p>
          </table:table-cell>
        </table:table-row>
        <table:table-row>
          <table:covered-table-cell/>
          <table:table-cell table:style-name="Tabla328.B2" office:value-type="string">
            <text:p text:style-name="P115">セツ</text:p>
          </table:table-cell>
          <table:table-cell table:style-name="Tabla328.C2" office:value-type="string">
            <text:p text:style-name="P103"><text:ruby text:style-name="Ru1"><text:ruby-base><text:span text:style-name="T60">大</text:span></text:ruby-base><text:ruby-text>だい</text:ruby-text></text:ruby><text:ruby text:style-name="Ru1"><text:ruby-base><text:span text:style-name="T60">切</text:span></text:ruby-base><text:ruby-text>せつ</text:ruby-text></text:ruby><text:span text:style-name="T60">な</text:span> <text:s text:c="7"/>importante</text:p>
          </table:table-cell>
          <table:table-cell table:style-name="Tabla328.D2" office:value-type="string">
            <text:p text:style-name="P103"/>
          </table:table-cell>
        </table:table-row>
      </table:table>
      <text:p text:style-name="P3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86">決</text:p>
          </table:table-cell>
          <table:table-cell table:style-name="Tabla190.A1" office:value-type="string">
            <text:p text:style-name="P114">き</text:p>
          </table:table-cell>
          <table:table-cell table:style-name="Tabla190.A1" office:value-type="string">
            <text:p text:style-name="P76"><text:ruby text:style-name="Ru1"><text:ruby-base><text:span text:style-name="T60">決</text:span></text:ruby-base><text:ruby-text>き</text:ruby-text></text:ruby><text:span text:style-name="T60">める</text:span> <text:s text:c="13"/>decidir</text:p>
          </table:table-cell>
          <table:table-cell table:style-name="Tabla190.D1" office:value-type="string">
            <text:p text:style-name="P99"><text:s text:c="10"/></text:p>
          </table:table-cell>
        </table:table-row>
        <table:table-row>
          <table:covered-table-cell/>
          <table:table-cell table:style-name="Tabla190.B2" office:value-type="string">
            <text:p text:style-name="P114">ケツ</text:p>
          </table:table-cell>
          <table:table-cell table:style-name="Tabla190.B2" office:value-type="string">
            <text:p text:style-name="P76"/>
          </table:table-cell>
          <table:table-cell table:style-name="Tabla190.D2" office:value-type="string">
            <text:p text:style-name="P99"/>
          </table:table-cell>
        </table:table-row>
      </table:table>
      <text:p text:style-name="P48"/>
      <table:table table:name="Tabla388" table:style-name="Tabla388">
        <table:table-column table:style-name="Tabla388.A"/>
        <table:table-column table:style-name="Tabla388.B"/>
        <table:table-column table:style-name="Tabla388.C"/>
        <table:table-column table:style-name="Tabla388.D"/>
        <table:table-row>
          <table:table-cell table:style-name="Tabla388.A1" table:number-rows-spanned="2" office:value-type="string">
            <text:p text:style-name="P30">起</text:p>
          </table:table-cell>
          <table:table-cell table:style-name="Tabla388.A1" office:value-type="string">
            <text:p text:style-name="P92">お</text:p>
          </table:table-cell>
          <table:table-cell table:style-name="Tabla388.C1" office:value-type="string">
            <text:p text:style-name="P81"><text:ruby text:style-name="Ru1"><text:ruby-base><text:span text:style-name="T60">起</text:span></text:ruby-base><text:ruby-text>お</text:ruby-text></text:ruby><text:span text:style-name="T60">きる</text:span> <text:s text:c="5"/>despertarse</text:p>
          </table:table-cell>
          <table:table-cell table:style-name="Tabla388.D1" office:value-type="string">
            <text:p text:style-name="P81"/>
          </table:table-cell>
        </table:table-row>
        <table:table-row>
          <table:covered-table-cell/>
          <table:table-cell table:style-name="Tabla388.B2" office:value-type="string">
            <text:p text:style-name="P92">キ</text:p>
          </table:table-cell>
          <table:table-cell table:style-name="Tabla388.C2" office:value-type="string">
            <text:p text:style-name="P81"><text:ruby text:style-name="Ru1"><text:ruby-base><text:span text:style-name="T60">起</text:span></text:ruby-base><text:ruby-text>き</text:ruby-text></text:ruby><text:ruby text:style-name="Ru1"><text:ruby-base><text:span text:style-name="T60">立</text:span></text:ruby-base><text:ruby-text>りつ</text:ruby-text></text:ruby> <text:s text:c="5"/>ponerse en pie</text:p>
          </table:table-cell>
          <table:table-cell table:style-name="Tabla388.D2" office:value-type="string">
            <text:p text:style-name="P81"/>
          </table:table-cell>
        </table:table-row>
      </table:table>
      <text:p text:style-name="P18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86">教</text:p>
          </table:table-cell>
          <table:table-cell table:style-name="Tabla149.A1" office:value-type="string">
            <text:p text:style-name="P114">おし</text:p>
          </table:table-cell>
          <table:table-cell table:style-name="Tabla149.A1" office:value-type="string">
            <text:p text:style-name="P76"><text:ruby text:style-name="Ru1"><text:ruby-base><text:span text:style-name="T60">教</text:span></text:ruby-base><text:ruby-text>おし</text:ruby-text></text:ruby><text:span text:style-name="T60">える</text:span> <text:s text:c="10"/></text:p>
            <text:p text:style-name="P76"><text:s text:c="11"/>enseñar, mostrar</text:p>
          </table:table-cell>
          <table:table-cell table:style-name="Tabla149.D1" office:value-type="string">
            <text:p text:style-name="P99"/>
          </table:table-cell>
        </table:table-row>
        <table:table-row>
          <table:covered-table-cell/>
          <table:table-cell table:style-name="Tabla149.B2" office:value-type="string">
            <text:p text:style-name="P114">おそ</text:p>
          </table:table-cell>
          <table:table-cell table:style-name="Tabla149.B2" office:value-type="string">
            <text:p text:style-name="P76"><text:ruby text:style-name="Ru1"><text:ruby-base><text:span text:style-name="T60">教</text:span></text:ruby-base><text:ruby-text>おそ</text:ruby-text></text:ruby><text:span text:style-name="T60">わる</text:span> <text:s text:c="2"/>ser enseñado</text:p>
          </table:table-cell>
          <table:table-cell table:style-name="Tabla149.D2" office:value-type="string">
            <text:p text:style-name="P99"/>
          </table:table-cell>
        </table:table-row>
        <table:table-row>
          <table:covered-table-cell/>
          <table:table-cell table:style-name="Tabla149.B2" office:value-type="string">
            <text:p text:style-name="P115">キョウ</text:p>
          </table:table-cell>
          <table:table-cell table:style-name="Tabla149.C3" office:value-type="string">
            <text:p text:style-name="P76"><text:ruby text:style-name="Ru1"><text:ruby-base><text:span text:style-name="T60">教</text:span></text:ruby-base><text:ruby-text>きょう</text:ruby-text></text:ruby><text:ruby text:style-name="Ru1"><text:ruby-base><text:span text:style-name="T60">科</text:span></text:ruby-base><text:ruby-text>か</text:ruby-text></text:ruby> <text:s text:c="9"/>asignatura</text:p>
          </table:table-cell>
          <table:table-cell table:style-name="Tabla149.D2" office:value-type="string">
            <text:p text:style-name="P135"><text:ruby text:style-name="Ru2"><text:ruby-base><text:span text:style-name="T60">教</text:span></text:ruby-base><text:ruby-text>きょう</text:ruby-text></text:ruby><text:span text:style-name="T60">し</text:span>　 <text:s text:c="11"/>maestro</text:p>
          </table:table-cell>
        </table:table-row>
      </table:table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31">入</text:p>
          </table:table-cell>
          <table:table-cell table:style-name="Tabla180.A1" office:value-type="string">
            <text:p text:style-name="P92">はい</text:p>
          </table:table-cell>
          <table:table-cell table:style-name="Tabla180.C1" office:value-type="string">
            <text:p text:style-name="P81"><text:ruby text:style-name="Ru1"><text:ruby-base><text:span text:style-name="T60">入</text:span></text:ruby-base><text:ruby-text>はい</text:ruby-text></text:ruby><text:span text:style-name="T60">る</text:span> <text:s text:c="19"/>entrar</text:p>
          </table:table-cell>
          <table:table-cell table:style-name="Tabla180.D1" office:value-type="string">
            <text:p text:style-name="P81"/>
          </table:table-cell>
        </table:table-row>
        <table:table-row>
          <table:covered-table-cell/>
          <table:table-cell table:style-name="Tabla180.B2" office:value-type="string">
            <text:p text:style-name="P92">い</text:p>
          </table:table-cell>
          <table:table-cell table:style-name="Tabla180.C2" office:value-type="string">
            <text:p text:style-name="P81"><text:ruby text:style-name="Ru1"><text:ruby-base><text:span text:style-name="T60">入</text:span></text:ruby-base><text:ruby-text>い</text:ruby-text></text:ruby><text:span text:style-name="T60">れる</text:span>　 <text:s text:c="11"/>meter</text:p>
          </table:table-cell>
          <table:table-cell table:style-name="Tabla180.D2" office:value-type="string">
            <text:p text:style-name="P81"><text:ruby text:style-name="Ru1"><text:ruby-base><text:span text:style-name="T60">入</text:span></text:ruby-base><text:ruby-text>い</text:ruby-text></text:ruby><text:span text:style-name="T60">り</text:span><text:ruby text:style-name="Ru1"><text:ruby-base><text:span text:style-name="T60">口</text:span></text:ruby-base><text:ruby-text>ぐち</text:ruby-text></text:ruby> <text:s text:c="13"/>entrada</text:p>
          </table:table-cell>
        </table:table-row>
        <table:table-row>
          <table:covered-table-cell/>
          <table:table-cell table:style-name="Tabla180.B2" office:value-type="string">
            <text:p text:style-name="P92">ニュウ</text:p>
          </table:table-cell>
          <table:table-cell table:style-name="Tabla180.C2" office:value-type="string">
            <text:p text:style-name="P81"><text:ruby text:style-name="Ru1"><text:ruby-base><text:span text:style-name="T60">入</text:span></text:ruby-base><text:ruby-text>にゅう</text:ruby-text></text:ruby><text:ruby text:style-name="Ru1"><text:ruby-base><text:span text:style-name="T60">学</text:span></text:ruby-base><text:ruby-text>がく</text:ruby-text></text:ruby> <text:s text:c="3"/></text:p>
            <text:p text:style-name="P81"><text:s text:c="8"/>entrar a la escuela</text:p>
          </table:table-cell>
          <table:table-cell table:style-name="Tabla180.D2" office:value-type="string">
            <text:p text:style-name="P81"><text:ruby text:style-name="Ru1"><text:ruby-base><text:span text:style-name="T60">入</text:span></text:ruby-base><text:ruby-text>にゅう</text:ruby-text></text:ruby><text:ruby text:style-name="Ru1"><text:ruby-base><text:span text:style-name="T60">院</text:span></text:ruby-base><text:ruby-text>いん</text:ruby-text></text:ruby> <text:s text:c="3"/></text:p>
            <text:p text:style-name="P81"><text:s/>“ingresar en el hospital”</text:p>
          </table:table-cell>
        </table:table-row>
      </table:table>
      <text:p text:style-name="P57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86">送</text:p>
          </table:table-cell>
          <table:table-cell table:style-name="Tabla335.A1" office:value-type="string">
            <text:p text:style-name="P114">おく</text:p>
          </table:table-cell>
          <table:table-cell table:style-name="Tabla335.A1" office:value-type="string">
            <text:p text:style-name="P76"><text:ruby text:style-name="Ru1"><text:ruby-base><text:span text:style-name="T60">送</text:span></text:ruby-base><text:ruby-text>おく</text:ruby-text></text:ruby><text:span text:style-name="T60">る <text:s/></text:span><text:s text:c="16"/>enviar</text:p>
          </table:table-cell>
          <table:table-cell table:style-name="Tabla335.D1" office:value-type="string">
            <text:p text:style-name="P99"><text:s text:c="10"/></text:p>
          </table:table-cell>
        </table:table-row>
      </table:table>
      <text:p text:style-name="P48"/>
      <table:table table:name="Tabla384" table:style-name="Tabla384">
        <table:table-column table:style-name="Tabla384.A"/>
        <table:table-column table:style-name="Tabla384.B"/>
        <table:table-column table:style-name="Tabla384.C"/>
        <table:table-column table:style-name="Tabla384.D"/>
        <table:table-row>
          <table:table-cell table:style-name="Tabla384.A1" table:number-rows-spanned="2" office:value-type="string">
            <text:p text:style-name="P86">登</text:p>
          </table:table-cell>
          <table:table-cell table:style-name="Tabla384.A1" office:value-type="string">
            <text:p text:style-name="P114">のぼ</text:p>
          </table:table-cell>
          <table:table-cell table:style-name="Tabla384.A1" office:value-type="string">
            <text:p text:style-name="P76"><text:ruby text:style-name="Ru1"><text:ruby-base><text:span text:style-name="T60">登</text:span></text:ruby-base><text:ruby-text>のぼ</text:ruby-text></text:ruby><text:span text:style-name="T60">る</text:span> <text:s text:c="16"/>escalar</text:p>
          </table:table-cell>
          <table:table-cell table:style-name="Tabla384.D1" office:value-type="string">
            <text:p text:style-name="P99"/>
          </table:table-cell>
        </table:table-row>
        <table:table-row>
          <table:covered-table-cell/>
          <table:table-cell table:style-name="Tabla384.B2" office:value-type="string">
            <text:p text:style-name="P114">トウ</text:p>
          </table:table-cell>
          <table:table-cell table:style-name="Tabla384.B2" office:value-type="string">
            <text:p text:style-name="P76"><text:ruby text:style-name="Ru1"><text:ruby-base><text:span text:style-name="T60">登</text:span></text:ruby-base><text:ruby-text>とう</text:ruby-text></text:ruby><text:ruby text:style-name="Ru1"><text:ruby-base><text:span text:style-name="T60">校</text:span></text:ruby-base><text:ruby-text>こう</text:ruby-text></text:ruby> <text:s text:c="17"/>¿?</text:p>
          </table:table-cell>
          <table:table-cell table:style-name="Tabla384.D2" office:value-type="string">
            <text:p text:style-name="P99"/>
          </table:table-cell>
        </table:table-row>
      </table:table>
      <text:p text:style-name="P58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row>
          <table:table-cell table:style-name="Tabla372.A1" table:number-rows-spanned="2" office:value-type="string">
            <text:p text:style-name="P86">定</text:p>
          </table:table-cell>
          <table:table-cell table:style-name="Tabla372.A1" office:value-type="string">
            <text:p text:style-name="P114">さだ</text:p>
          </table:table-cell>
          <table:table-cell table:style-name="Tabla372.A1" office:value-type="string">
            <text:p text:style-name="P76"><text:ruby text:style-name="Ru1"><text:ruby-base><text:span text:style-name="T60">定</text:span></text:ruby-base><text:ruby-text>さだ</text:ruby-text></text:ruby><text:span text:style-name="T60">める</text:span> <text:s text:c="5"/></text:p>
            <text:p text:style-name="P76"><text:s text:c="5"/>establecer una regla</text:p>
          </table:table-cell>
          <table:table-cell table:style-name="Tabla372.D1" office:value-type="string">
            <text:p text:style-name="P99"><text:s text:c="10"/></text:p>
          </table:table-cell>
        </table:table-row>
        <table:table-row>
          <table:covered-table-cell/>
          <table:table-cell table:style-name="Tabla372.B2" office:value-type="string">
            <text:p text:style-name="P115">テイ</text:p>
          </table:table-cell>
          <table:table-cell table:style-name="Tabla372.C2" office:value-type="string">
            <text:p text:style-name="P103"/>
          </table:table-cell>
          <table:table-cell table:style-name="Tabla372.D2" office:value-type="string">
            <text:p text:style-name="P103"/>
          </table:table-cell>
        </table:table-row>
      </table:table>
      <text:p text:style-name="P19"/>
      <table:table table:name="Tabla413" table:style-name="Tabla413">
        <table:table-column table:style-name="Tabla413.A"/>
        <table:table-column table:style-name="Tabla413.B"/>
        <table:table-column table:style-name="Tabla413.C"/>
        <table:table-column table:style-name="Tabla413.D"/>
        <table:table-row>
          <table:table-cell table:style-name="Tabla413.A1" table:number-rows-spanned="2" office:value-type="string">
            <text:p text:style-name="P86">勉</text:p>
          </table:table-cell>
          <table:table-cell table:style-name="Tabla413.A1" office:value-type="string">
            <text:p text:style-name="P114">ベン</text:p>
          </table:table-cell>
          <table:table-cell table:style-name="Tabla413.A1" office:value-type="string">
            <text:p text:style-name="P105"><text:ruby text:style-name="Ru1"><text:ruby-base><text:span text:style-name="T60">勉</text:span></text:ruby-base><text:ruby-text>べん</text:ruby-text></text:ruby><text:ruby text:style-name="Ru1"><text:ruby-base><text:span text:style-name="T86">強</text:span></text:ruby-base><text:ruby-text>きょう</text:ruby-text></text:ruby><text:span text:style-name="T60">する</text:span> <text:s text:c="4"/>estudiar</text:p>
          </table:table-cell>
          <table:table-cell table:style-name="Tabla413.D1" office:value-type="string">
            <text:p text:style-name="P99"><text:s text:c="10"/></text:p>
          </table:table-cell>
        </table:table-row>
        <table:table-row>
          <table:covered-table-cell/>
          <table:table-cell table:style-name="Tabla413.B2" office:value-type="string">
            <text:p text:style-name="P114">つと</text:p>
          </table:table-cell>
          <table:table-cell table:style-name="Tabla413.C2" office:value-type="string">
            <text:p text:style-name="P104"><text:ruby text:style-name="Ru1"><text:ruby-base><text:span text:style-name="T60">勉</text:span></text:ruby-base><text:ruby-text>つと</text:ruby-text></text:ruby><text:span text:style-name="T60">める</text:span> <text:s text:c="7"/>esforzarse</text:p>
          </table:table-cell>
          <table:table-cell table:style-name="Tabla413.D2" office:value-type="string">
            <text:p text:style-name="P99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411" table:style-name="Tabla411">
        <table:table-column table:style-name="Tabla411.A"/>
        <table:table-column table:style-name="Tabla411.B"/>
        <table:table-column table:style-name="Tabla411.C"/>
        <table:table-column table:style-name="Tabla411.D"/>
        <table:table-row>
          <table:table-cell table:style-name="Tabla411.A1" table:number-rows-spanned="3" office:value-type="string">
            <text:p text:style-name="P86">作</text:p>
          </table:table-cell>
          <table:table-cell table:style-name="Tabla411.A1" office:value-type="string">
            <text:p text:style-name="P114">つく</text:p>
          </table:table-cell>
          <table:table-cell table:style-name="Tabla411.A1" office:value-type="string">
            <text:p text:style-name="P97"><text:ruby text:style-name="Ru1"><text:ruby-base>作</text:ruby-base><text:ruby-text>つく</text:ruby-text></text:ruby>る<text:span text:style-name="T2"> <text:s text:c="3"/>hacer, preparar</text:span></text:p>
          </table:table-cell>
          <table:table-cell table:style-name="Tabla411.D1" office:value-type="string">
            <text:p text:style-name="P99"><text:s text:c="10"/></text:p>
          </table:table-cell>
        </table:table-row>
        <table:table-row>
          <table:covered-table-cell/>
          <table:table-cell table:style-name="Tabla411.B2" office:value-type="string">
            <text:p text:style-name="P115">サク</text:p>
          </table:table-cell>
          <table:table-cell table:style-name="Tabla411.C2" office:value-type="string">
            <text:p text:style-name="P103"><text:ruby text:style-name="Ru1"><text:ruby-base><text:span text:style-name="T60">工</text:span></text:ruby-base><text:ruby-text>こう</text:ruby-text></text:ruby><text:ruby text:style-name="Ru1"><text:ruby-base><text:span text:style-name="T60">作</text:span></text:ruby-base><text:ruby-text>さく</text:ruby-text></text:ruby> <text:s text:c="9"/>manualidad</text:p>
          </table:table-cell>
          <table:table-cell table:style-name="Tabla411.D2" office:value-type="string">
            <text:p text:style-name="P103"><text:ruby text:style-name="Ru1"><text:ruby-base><text:span text:style-name="T60">作</text:span></text:ruby-base><text:ruby-text>さく</text:ruby-text></text:ruby><text:ruby text:style-name="Ru1"><text:ruby-base><text:span text:style-name="T60">物</text:span></text:ruby-base><text:ruby-text>もつ</text:ruby-text></text:ruby> <text:s text:c="16"/>cosecha</text:p>
          </table:table-cell>
        </table:table-row>
        <table:table-row>
          <table:covered-table-cell/>
          <table:table-cell table:style-name="Tabla411.B2" office:value-type="string">
            <text:p text:style-name="P115">サ</text:p>
          </table:table-cell>
          <table:table-cell table:style-name="Tabla411.C2" office:value-type="string">
            <text:p text:style-name="P103"><text:ruby text:style-name="Ru1"><text:ruby-base><text:span text:style-name="T60">動</text:span></text:ruby-base><text:ruby-text>どう</text:ruby-text></text:ruby><text:ruby text:style-name="Ru1"><text:ruby-base><text:span text:style-name="T60">作</text:span></text:ruby-base><text:ruby-text>さ</text:ruby-text></text:ruby> <text:s text:c="12"/>behaviour</text:p>
          </table:table-cell>
          <table:table-cell table:style-name="Tabla411.D2" office:value-type="string">
            <text:p text:style-name="P103"/>
          </table:table-cell>
        </table:table-row>
      </table:table>
      <text:p text:style-name="P58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table:number-rows-spanned="2" office:value-type="string">
            <text:p text:style-name="P86">調</text:p>
          </table:table-cell>
          <table:table-cell table:style-name="Tabla369.A1" office:value-type="string">
            <text:p text:style-name="P114">しら</text:p>
          </table:table-cell>
          <table:table-cell table:style-name="Tabla369.A1" office:value-type="string">
            <text:p text:style-name="P76"><text:ruby text:style-name="Ru1"><text:ruby-base><text:span text:style-name="T60">調</text:span></text:ruby-base><text:ruby-text>しら</text:ruby-text></text:ruby><text:span text:style-name="T60">べる</text:span> <text:s text:c="8"/>investigar</text:p>
          </table:table-cell>
          <table:table-cell table:style-name="Tabla369.D1" office:value-type="string">
            <text:p text:style-name="P99"><text:s text:c="10"/></text:p>
          </table:table-cell>
        </table:table-row>
        <table:table-row>
          <table:covered-table-cell/>
          <table:table-cell table:style-name="Tabla369.B2" office:value-type="string">
            <text:p text:style-name="P114">チョウ</text:p>
          </table:table-cell>
          <table:table-cell table:style-name="Tabla369.B2" office:value-type="string">
            <text:p text:style-name="P76"><text:ruby text:style-name="Ru1"><text:ruby-base><text:span text:style-name="T60">体</text:span></text:ruby-base><text:ruby-text>たい</text:ruby-text></text:ruby><text:ruby text:style-name="Ru1"><text:ruby-base><text:span text:style-name="T60">調</text:span></text:ruby-base><text:ruby-text>ちょう</text:ruby-text></text:ruby> <text:s/>condición física</text:p>
          </table:table-cell>
          <table:table-cell table:style-name="Tabla369.D2" office:value-type="string">
            <text:p text:style-name="P99"/>
          </table:table-cell>
        </table:table-row>
      </table:table>
      <text:p text:style-name="P41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4" office:value-type="string">
            <text:p text:style-name="P86">通</text:p>
          </table:table-cell>
          <table:table-cell table:style-name="Tabla207.A1" office:value-type="string">
            <text:p text:style-name="P114">とお</text:p>
          </table:table-cell>
          <table:table-cell table:style-name="Tabla207.A1" office:value-type="string">
            <text:p text:style-name="P76"><text:ruby text:style-name="Ru1"><text:ruby-base><text:span text:style-name="T60">通</text:span></text:ruby-base><text:ruby-text>とお</text:ruby-text></text:ruby><text:span text:style-name="T60">る</text:span> <text:s text:c="14"/>ir y venir</text:p>
          </table:table-cell>
          <table:table-cell table:style-name="Tabla207.D1" office:value-type="string">
            <text:p text:style-name="P99"/>
          </table:table-cell>
        </table:table-row>
        <table:table-row>
          <table:covered-table-cell/>
          <table:table-cell table:style-name="Tabla207.B2" office:value-type="string">
            <text:p text:style-name="P114">どお</text:p>
          </table:table-cell>
          <table:table-cell table:style-name="Tabla207.B2" office:value-type="string">
            <text:p text:style-name="P99"><text:ruby text:style-name="Ru1"><text:ruby-base><text:span text:style-name="T60">大</text:span></text:ruby-base><text:ruby-text>おお</text:ruby-text></text:ruby><text:ruby text:style-name="Ru1"><text:ruby-base><text:span text:style-name="T12">通</text:span></text:ruby-base><text:ruby-text>どお</text:ruby-text></text:ruby><text:span text:style-name="T60">り</text:span> <text:s text:c="2"/>calle principal</text:p>
          </table:table-cell>
          <table:table-cell table:style-name="Tabla207.D2" office:value-type="string">
            <text:p text:style-name="P99"/>
          </table:table-cell>
        </table:table-row>
        <table:table-row>
          <table:covered-table-cell/>
          <table:table-cell table:style-name="Tabla207.B2" office:value-type="string">
            <text:p text:style-name="P114">かよ</text:p>
          </table:table-cell>
          <table:table-cell table:style-name="Tabla207.B2" office:value-type="string">
            <text:p text:style-name="P76"><text:ruby text:style-name="Ru1"><text:ruby-base><text:span text:style-name="T60">通</text:span></text:ruby-base><text:ruby-text>かよ</text:ruby-text></text:ruby><text:span text:style-name="T60">う</text:span> <text:s text:c="3"/></text:p>
            <text:p text:style-name="P76"><text:s text:c="4"/>“ir y venir del trabajo”</text:p>
          </table:table-cell>
          <table:table-cell table:style-name="Tabla207.D2" office:value-type="string">
            <text:p text:style-name="P99"/>
          </table:table-cell>
        </table:table-row>
        <table:table-row>
          <table:covered-table-cell/>
          <table:table-cell table:style-name="Tabla207.B2" office:value-type="string">
            <text:p text:style-name="P115">ツウ</text:p>
          </table:table-cell>
          <table:table-cell table:style-name="Tabla207.B2" office:value-type="string">
            <text:p text:style-name="P103"><text:ruby text:style-name="Ru1"><text:ruby-base><text:span text:style-name="T60">交</text:span></text:ruby-base><text:ruby-text>こう</text:ruby-text></text:ruby><text:ruby text:style-name="Ru1"><text:ruby-base><text:span text:style-name="T60">通</text:span></text:ruby-base><text:ruby-text>つう</text:ruby-text></text:ruby> <text:s text:c="18"/>tráfico</text:p>
          </table:table-cell>
          <table:table-cell table:style-name="Tabla207.D4" office:value-type="string">
            <text:p text:style-name="P127"><text:ruby text:style-name="Ru1"><text:ruby-base><text:span text:style-name="T39">通</text:span></text:ruby-base><text:ruby-text>つう</text:ruby-text></text:ruby><text:ruby text:style-name="Ru1"><text:ruby-base><text:span text:style-name="T39">学</text:span></text:ruby-base><text:ruby-text>がく</text:ruby-text></text:ruby><text:span text:style-name="T33"> </text:span></text:p>
            <text:p text:style-name="P103"><text:s/>“ir y venir de la escuela”</text:p>
          </table:table-cell>
        </table:table-row>
      </table:table>
      <text:p text:style-name="P19"/>
      <table:table table:name="Tabla378" table:style-name="Tabla378">
        <table:table-column table:style-name="Tabla378.A"/>
        <table:table-column table:style-name="Tabla378.B"/>
        <table:table-column table:style-name="Tabla378.C"/>
        <table:table-column table:style-name="Tabla378.D"/>
        <table:table-row>
          <table:table-cell table:style-name="Tabla378.A1" office:value-type="string">
            <text:p text:style-name="P86">投</text:p>
          </table:table-cell>
          <table:table-cell table:style-name="Tabla378.A1" office:value-type="string">
            <text:p text:style-name="P114">な</text:p>
          </table:table-cell>
          <table:table-cell table:style-name="Tabla378.A1" office:value-type="string">
            <text:p text:style-name="P76"><text:ruby text:style-name="Ru1"><text:ruby-base><text:span text:style-name="T60">投</text:span></text:ruby-base><text:ruby-text>な</text:ruby-text></text:ruby><text:span text:style-name="T60">げる</text:span> <text:s text:c="16"/></text:p>
            <text:p text:style-name="P76"><text:s text:c="10"/>lanzar (un objeto)</text:p>
          </table:table-cell>
          <table:table-cell table:style-name="Tabla378.D1" office:value-type="string">
            <text:p text:style-name="P99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3" office:value-type="string">
            <text:p text:style-name="P87">立</text:p>
          </table:table-cell>
          <table:table-cell table:style-name="Tabla2.A1" table:number-rows-spanned="2" office:value-type="string">
            <text:p text:style-name="P92">た</text:p>
          </table:table-cell>
          <table:table-cell table:style-name="Tabla2.C1" office:value-type="string">
            <text:p text:style-name="P76"><text:ruby text:style-name="Ru1"><text:ruby-base><text:span text:style-name="T60">立</text:span></text:ruby-base><text:ruby-text>た</text:ruby-text></text:ruby><text:span text:style-name="T60">てる</text:span> <text:s text:c="11"/>levantar</text:p>
          </table:table-cell>
          <table:table-cell table:style-name="Tabla2.D1" office:value-type="string">
            <text:p text:style-name="P76"><text:ruby text:style-name="Ru1"><text:ruby-base><text:span text:style-name="T60">立</text:span></text:ruby-base><text:ruby-text>た</text:ruby-text></text:ruby><text:span text:style-name="T60">つ</text:span> <text:s text:c="5"/>ponerse en pie</text:p>
          </table:table-cell>
        </table:table-row>
        <table:table-row table:style-name="Tabla2.1">
          <table:covered-table-cell/>
          <table:covered-table-cell/>
          <table:table-cell table:style-name="Tabla2.C2" office:value-type="string">
            <text:p text:style-name="P76"><text:ruby text:style-name="Ru1"><text:ruby-base><text:span text:style-name="T60">立</text:span></text:ruby-base><text:ruby-text>た</text:ruby-text></text:ruby><text:span text:style-name="T60">ち</text:span><text:ruby text:style-name="Ru1"><text:ruby-base><text:span text:style-name="T60">上</text:span></text:ruby-base><text:ruby-text>あ</text:ruby-text></text:ruby><text:span text:style-name="T60">がる</text:span> <text:s/></text:p>
            <text:p text:style-name="P76"><text:s text:c="21"/>levantarse</text:p>
          </table:table-cell>
          <table:table-cell table:style-name="Tabla2.D2" office:value-type="string">
            <text:p text:style-name="P76"/>
          </table:table-cell>
        </table:table-row>
        <table:table-row table:style-name="Tabla2.1">
          <table:covered-table-cell/>
          <table:table-cell table:style-name="Tabla2.B3" office:value-type="string">
            <text:p text:style-name="P132">リツ</text:p>
          </table:table-cell>
          <table:table-cell table:style-name="Tabla2.C2" office:value-type="string">
            <text:p text:style-name="P138"><text:ruby text:style-name="Ru1"><text:ruby-base><text:span text:style-name="T78">公</text:span></text:ruby-base><text:ruby-text>こう</text:ruby-text></text:ruby><text:ruby text:style-name="Ru1"><text:ruby-base><text:span text:style-name="T78">立</text:span></text:ruby-base><text:ruby-text>りつ</text:ruby-text></text:ruby><text:span text:style-name="T4"> <text:s text:c="2"/></text:span><text:s text:c="15"/>público</text:p>
          </table:table-cell>
          <table:table-cell table:style-name="Tabla2.D2" office:value-type="string">
            <text:p text:style-name="P138"><text:span text:style-name="T62">し</text:span><text:ruby text:style-name="Ru1"><text:ruby-base><text:span text:style-name="T62">立</text:span></text:ruby-base><text:ruby-text>りつ</text:ruby-text></text:ruby> <text:s text:c="17"/>privado</text:p>
          </table:table-cell>
        </table:table-row>
      </table:table>
      <text:p text:style-name="P58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>
          <table:table-cell table:style-name="Tabla98.A1" table:number-rows-spanned="3" office:value-type="string">
            <text:p text:style-name="P30">見</text:p>
          </table:table-cell>
          <table:table-cell table:style-name="Tabla98.A1" table:number-rows-spanned="2" office:value-type="string">
            <text:p text:style-name="P92">み</text:p>
          </table:table-cell>
          <table:table-cell table:style-name="Tabla98.C1" office:value-type="string">
            <text:p text:style-name="P76"><text:ruby text:style-name="Ru1"><text:ruby-base><text:span text:style-name="T60">見</text:span></text:ruby-base><text:ruby-text>み</text:ruby-text></text:ruby><text:span text:style-name="T60">る</text:span> <text:s text:c="20"/>mirar</text:p>
          </table:table-cell>
          <table:table-cell table:style-name="Tabla98.D1" office:value-type="string">
            <text:p text:style-name="P98"><text:ruby text:style-name="Ru1"><text:ruby-base><text:span text:style-name="T60">花</text:span></text:ruby-base><text:ruby-text>はな</text:ruby-text></text:ruby><text:ruby text:style-name="Ru1"><text:ruby-base><text:span text:style-name="T60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8.C2" office:value-type="string">
            <text:p text:style-name="P76"><text:ruby text:style-name="Ru1"><text:ruby-base><text:span text:style-name="T60">見</text:span></text:ruby-base><text:ruby-text>み</text:ruby-text></text:ruby><text:span text:style-name="T60">つける</text:span> <text:s text:c="5"/>encontrar</text:p>
          </table:table-cell>
          <table:table-cell table:style-name="Tabla98.D2" office:value-type="string">
            <text:p text:style-name="P76"/>
          </table:table-cell>
        </table:table-row>
        <table:table-row table:style-name="Tabla98.3">
          <table:covered-table-cell/>
          <table:table-cell table:style-name="Tabla98.B3" office:value-type="string">
            <text:p text:style-name="P92">ケン</text:p>
          </table:table-cell>
          <table:table-cell table:style-name="Tabla98.C2" office:value-type="string">
            <text:p text:style-name="P76"><text:ruby text:style-name="Ru1"><text:ruby-base><text:span text:style-name="T60">見</text:span></text:ruby-base><text:ruby-text>けん</text:ruby-text></text:ruby><text:ruby text:style-name="Ru1"><text:ruby-base><text:span text:style-name="T60">学</text:span></text:ruby-base><text:ruby-text>がく</text:ruby-text></text:ruby> <text:s text:c="14"/>observar</text:p>
          </table:table-cell>
          <table:table-cell table:style-name="Tabla98.D2" office:value-type="string">
            <text:p text:style-name="P76"/>
          </table:table-cell>
        </table:table-row>
      </table:table>
      <text:p text:style-name="P48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4" office:value-type="string">
            <text:p text:style-name="P86">生</text:p>
          </table:table-cell>
          <table:table-cell table:style-name="Tabla185.A1" office:value-type="string">
            <text:p text:style-name="P92">う </text:p>
          </table:table-cell>
          <table:table-cell table:style-name="Tabla185.C1" office:value-type="string">
            <text:p text:style-name="P76"><text:ruby text:style-name="Ru1"><text:ruby-base><text:span text:style-name="T60">生</text:span></text:ruby-base><text:ruby-text>う</text:ruby-text></text:ruby><text:span text:style-name="T60">まれる</text:span> <text:s text:c="11"/>nacer</text:p>
          </table:table-cell>
          <table:table-cell table:style-name="Tabla185.D1" office:value-type="string">
            <text:p text:style-name="P76"/>
          </table:table-cell>
        </table:table-row>
        <table:table-row>
          <table:covered-table-cell/>
          <table:table-cell table:style-name="Tabla185.B2" office:value-type="string">
            <text:p text:style-name="P92">は</text:p>
          </table:table-cell>
          <table:table-cell table:style-name="Tabla185.C2" office:value-type="string">
            <text:p text:style-name="P76"><text:ruby text:style-name="Ru1"><text:ruby-base><text:span text:style-name="T60">生</text:span></text:ruby-base><text:ruby-text>は</text:ruby-text></text:ruby><text:span text:style-name="T60">える</text:span> <text:s text:c="14"/>crecer</text:p>
          </table:table-cell>
          <table:table-cell table:style-name="Tabla185.D2" office:value-type="string">
            <text:p text:style-name="P76"/>
          </table:table-cell>
        </table:table-row>
        <table:table-row>
          <table:covered-table-cell/>
          <table:table-cell table:style-name="Tabla185.B2" office:value-type="string">
            <text:p text:style-name="P92">な</text:p>
            <text:p text:style-name="P92">ま</text:p>
          </table:table-cell>
          <table:table-cell table:style-name="Tabla185.C2" office:value-type="string">
            <text:p text:style-name="P76"><text:ruby text:style-name="Ru1"><text:ruby-base><text:span text:style-name="T60">生</text:span></text:ruby-base><text:ruby-text>なま</text:ruby-text></text:ruby><text:span text:style-name="T60">な</text:span> <text:s text:c="19"/>crudo</text:p>
          </table:table-cell>
          <table:table-cell table:style-name="Tabla185.D2" office:value-type="string">
            <text:p text:style-name="P76"/>
          </table:table-cell>
        </table:table-row>
        <table:table-row>
          <table:covered-table-cell/>
          <table:table-cell table:style-name="Tabla185.B2" office:value-type="string">
            <text:p text:style-name="P92">セイ</text:p>
          </table:table-cell>
          <table:table-cell table:style-name="Tabla185.C2" office:value-type="string">
            <text:p text:style-name="P76"><text:ruby text:style-name="Ru1"><text:ruby-base><text:span text:style-name="T60">先</text:span></text:ruby-base><text:ruby-text>せん</text:ruby-text></text:ruby><text:ruby text:style-name="Ru1"><text:ruby-base><text:span text:style-name="T60">生</text:span></text:ruby-base><text:ruby-text>せい</text:ruby-text></text:ruby> <text:s text:c="15"/>maestro</text:p>
          </table:table-cell>
          <table:table-cell table:style-name="Tabla185.D2" office:value-type="string">
            <text:p text:style-name="P76"><text:ruby text:style-name="Ru1"><text:ruby-base><text:span text:style-name="T60">生</text:span></text:ruby-base><text:ruby-text>せい</text:ruby-text></text:ruby><text:span text:style-name="T60">と</text:span> <text:s text:c="17"/>alumno</text:p>
          </table:table-cell>
        </table:table-row>
      </table:table>
      <text:p text:style-name="P24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3" office:value-type="string">
            <text:p text:style-name="P86">止</text:p>
          </table:table-cell>
          <table:table-cell table:style-name="Tabla257.A1" office:value-type="string">
            <text:p text:style-name="P114">と</text:p>
          </table:table-cell>
          <table:table-cell table:style-name="Tabla257.A1" office:value-type="string">
            <text:p text:style-name="P97"><text:ruby text:style-name="Ru1"><text:ruby-base>止</text:ruby-base><text:ruby-text>と</text:ruby-text></text:ruby>める <text:span text:style-name="T46"><text:s/>parar, aparcar</text:span></text:p>
          </table:table-cell>
          <table:table-cell table:style-name="Tabla257.D1" office:value-type="string">
            <text:p text:style-name="P99"><text:ruby text:style-name="Ru1"><text:ruby-base><text:span text:style-name="T60">止</text:span></text:ruby-base><text:ruby-text>と</text:ruby-text></text:ruby><text:span text:style-name="T60">まる</text:span> <text:s text:c="13"/>pararse </text:p>
          </table:table-cell>
        </table:table-row>
        <table:table-row>
          <table:covered-table-cell/>
          <table:table-cell table:style-name="Tabla257.B2" office:value-type="string">
            <text:p text:style-name="P114">ど</text:p>
          </table:table-cell>
          <table:table-cell table:style-name="Tabla257.B2" office:value-type="string">
            <text:p text:style-name="P76"><text:ruby text:style-name="Ru1"><text:ruby-base><text:span text:style-name="T60">立</text:span></text:ruby-base><text:ruby-text>た</text:ruby-text></text:ruby><text:span text:style-name="T60">ち</text:span><text:ruby text:style-name="Ru1"><text:ruby-base><text:span text:style-name="T12">止</text:span></text:ruby-base><text:ruby-text>ど</text:ruby-text></text:ruby><text:span text:style-name="T60">まる</text:span> <text:s text:c="3"/>detener</text:p>
          </table:table-cell>
          <table:table-cell table:style-name="Tabla257.D2" office:value-type="string">
            <text:p text:style-name="P99"/>
          </table:table-cell>
        </table:table-row>
        <table:table-row>
          <table:covered-table-cell/>
          <table:table-cell table:style-name="Tabla257.B2" office:value-type="string">
            <text:p text:style-name="P115">シ</text:p>
          </table:table-cell>
          <table:table-cell table:style-name="Tabla257.C3" office:value-type="string">
            <text:p text:style-name="P103"><text:ruby text:style-name="Ru1"><text:ruby-base><text:span text:style-name="T60">中</text:span></text:ruby-base><text:ruby-text>ちゅう</text:ruby-text></text:ruby><text:ruby text:style-name="Ru1"><text:ruby-base><text:span text:style-name="T60">止</text:span></text:ruby-base><text:ruby-text>し</text:ruby-text></text:ruby> <text:s text:c="7"/>cancelación</text:p>
          </table:table-cell>
          <table:table-cell table:style-name="Tabla257.D3" office:value-type="string">
            <text:p text:style-name="P127">　 <text:s text:c="5"/></text:p>
          </table:table-cell>
        </table:table-row>
      </table:table>
      <text:p text:style-name="P18"/>
      <text:p text:style-name="P18"/>
      <text:p text:style-name="P18"/>
      <text:p text:style-name="P18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>
          <table:table-cell table:style-name="Tabla366.A1" table:number-rows-spanned="2" office:value-type="string">
            <text:p text:style-name="P86">考</text:p>
          </table:table-cell>
          <table:table-cell table:style-name="Tabla366.A1" office:value-type="string">
            <text:p text:style-name="P114">かんが</text:p>
          </table:table-cell>
          <table:table-cell table:style-name="Tabla366.A1" office:value-type="string">
            <text:p text:style-name="P76"><text:ruby text:style-name="Ru1"><text:ruby-base><text:span text:style-name="T60">考</text:span></text:ruby-base><text:ruby-text>かんが</text:ruby-text></text:ruby><text:span text:style-name="T60">える</text:span> </text:p>
            <text:p text:style-name="P76"><text:s text:c="8"/>pensar, reflexionar</text:p>
          </table:table-cell>
          <table:table-cell table:style-name="Tabla366.D1" office:value-type="string">
            <text:p text:style-name="P99"><text:s text:c="10"/></text:p>
          </table:table-cell>
        </table:table-row>
        <table:table-row>
          <table:covered-table-cell/>
          <table:table-cell table:style-name="Tabla366.B2" office:value-type="string">
            <text:p text:style-name="P115">コウ</text:p>
          </table:table-cell>
          <table:table-cell table:style-name="Tabla366.C2" office:value-type="string">
            <text:p text:style-name="P103"><text:ruby text:style-name="Ru1"><text:ruby-base><text:span text:style-name="T63">思</text:span></text:ruby-base><text:ruby-text>し</text:ruby-text></text:ruby><text:ruby text:style-name="Ru1"><text:ruby-base><text:span text:style-name="T60">考</text:span></text:ruby-base><text:ruby-text>こう</text:ruby-text></text:ruby> <text:s text:c="7"/>pensamiento</text:p>
          </table:table-cell>
          <table:table-cell table:style-name="Tabla366.D2" office:value-type="string">
            <text:p text:style-name="P127">　 <text:s text:c="4"/></text:p>
          </table:table-cell>
        </table:table-row>
      </table:table>
      <text:p text:style-name="P19"/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row>
          <table:table-cell table:style-name="Tabla371.A1" office:value-type="string">
            <text:p text:style-name="P86">追</text:p>
          </table:table-cell>
          <table:table-cell table:style-name="Tabla371.A1" office:value-type="string">
            <text:p text:style-name="P114">お</text:p>
          </table:table-cell>
          <table:table-cell table:style-name="Tabla371.A1" office:value-type="string">
            <text:p text:style-name="P76"><text:ruby text:style-name="Ru1"><text:ruby-base><text:span text:style-name="T60">追</text:span></text:ruby-base><text:ruby-text>お</text:ruby-text></text:ruby><text:span text:style-name="T60">いかける</text:span> </text:p>
            <text:p text:style-name="P76"><text:s text:c="3"/>perseguir brevemente</text:p>
          </table:table-cell>
          <table:table-cell table:style-name="Tabla371.D1" office:value-type="string">
            <text:p text:style-name="P99"><text:s text:c="10"/></text:p>
          </table:table-cell>
        </table:table-row>
      </table:table>
      <text:p text:style-name="P48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86">受</text:p>
          </table:table-cell>
          <table:table-cell table:style-name="Tabla252.A1" office:value-type="string">
            <text:p text:style-name="P114">う</text:p>
          </table:table-cell>
          <table:table-cell table:style-name="Tabla252.A1" office:value-type="string">
            <text:p text:style-name="P76"><text:ruby text:style-name="Ru1"><text:ruby-base><text:span text:style-name="T60">受</text:span></text:ruby-base><text:ruby-text>う</text:ruby-text></text:ruby><text:span text:style-name="T60">ける</text:span> recibir, aceptar</text:p>
          </table:table-cell>
          <table:table-cell table:style-name="Tabla252.D1" office:value-type="string">
            <text:p text:style-name="P99"/>
          </table:table-cell>
        </table:table-row>
        <table:table-row>
          <table:covered-table-cell/>
          <table:table-cell table:style-name="Tabla252.B2" office:value-type="string">
            <text:p text:style-name="P115">うけ</text:p>
          </table:table-cell>
          <table:table-cell table:style-name="Tabla252.C2" office:value-type="string">
            <text:p text:style-name="P103"><text:ruby text:style-name="Ru1"><text:ruby-base><text:span text:style-name="T60">受</text:span></text:ruby-base><text:ruby-text>うけ</text:ruby-text></text:ruby><text:span text:style-name="T60">つけ</text:span> <text:s text:c="8"/>recepción</text:p>
          </table:table-cell>
          <table:table-cell table:style-name="Tabla252.D2" office:value-type="string">
            <text:p text:style-name="P127">　 <text:s text:c="5"/></text:p>
          </table:table-cell>
        </table:table-row>
      </table:table>
      <text:p text:style-name="P19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2" office:value-type="string">
            <text:p text:style-name="P86">帰</text:p>
          </table:table-cell>
          <table:table-cell table:style-name="Tabla186.A1" office:value-type="string">
            <text:p text:style-name="P114">かえ</text:p>
          </table:table-cell>
          <table:table-cell table:style-name="Tabla186.A1" office:value-type="string">
            <text:p text:style-name="P76"><text:ruby text:style-name="Ru1"><text:ruby-base><text:span text:style-name="T60">帰</text:span></text:ruby-base><text:ruby-text>かえ</text:ruby-text></text:ruby><text:span text:style-name="T60">る</text:span> <text:s text:c="15"/>regresar</text:p>
          </table:table-cell>
          <table:table-cell table:style-name="Tabla186.D1" office:value-type="string">
            <text:p text:style-name="P99"><text:ruby text:style-name="Ru1"><text:ruby-base><text:span text:style-name="T60">帰</text:span></text:ruby-base><text:ruby-text>かえ</text:ruby-text></text:ruby><text:span text:style-name="T60">り</text:span><text:ruby text:style-name="Ru1"><text:ruby-base><text:span text:style-name="T60">道</text:span></text:ruby-base><text:ruby-text>みち</text:ruby-text></text:ruby> </text:p>
            <text:p text:style-name="P99"><text:s text:c="9"/>camino de regreso</text:p>
          </table:table-cell>
        </table:table-row>
        <table:table-row>
          <table:covered-table-cell/>
          <table:table-cell table:style-name="Tabla186.B2" office:value-type="string">
            <text:p text:style-name="P115">キ</text:p>
          </table:table-cell>
          <table:table-cell table:style-name="Tabla186.B2" office:value-type="string">
            <text:p text:style-name="P103"><text:ruby text:style-name="Ru1"><text:ruby-base><text:span text:style-name="T60">帰</text:span></text:ruby-base><text:ruby-text>き</text:ruby-text></text:ruby><text:ruby text:style-name="Ru1"><text:ruby-base><text:span text:style-name="T60">国</text:span></text:ruby-base><text:ruby-text>こく</text:ruby-text></text:ruby> <text:s/>“volver a tu país”</text:p>
          </table:table-cell>
          <table:table-cell table:style-name="Tabla186.D2" office:value-type="string">
            <text:p text:style-name="P135"><text:ruby text:style-name="Ru1"><text:ruby-base><text:span text:style-name="T60">帰</text:span></text:ruby-base><text:ruby-text>き</text:ruby-text></text:ruby><text:ruby text:style-name="Ru1"><text:ruby-base><text:span text:style-name="T60">京</text:span></text:ruby-base><text:ruby-text>きょう</text:ruby-text></text:ruby>　 <text:s text:c="3"/></text:p>
            <text:p text:style-name="P135"><text:s text:c="8"/>“volver a tu ciudad”</text:p>
          </table:table-cell>
        </table:table-row>
      </table:table>
      <text:p text:style-name="P48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row>
          <table:table-cell table:style-name="Tabla387.A1" table:number-rows-spanned="2" office:value-type="string">
            <text:p text:style-name="P30">配</text:p>
          </table:table-cell>
          <table:table-cell table:style-name="Tabla387.A1" office:value-type="string">
            <text:p text:style-name="P92">くば</text:p>
          </table:table-cell>
          <table:table-cell table:style-name="Tabla387.C1" office:value-type="string">
            <text:p text:style-name="P81"><text:ruby text:style-name="Ru1"><text:ruby-base><text:span text:style-name="T60">配</text:span></text:ruby-base><text:ruby-text>くば</text:ruby-text></text:ruby><text:span text:style-name="T60">る</text:span> <text:s text:c="17"/>repartir</text:p>
            <text:p text:style-name="P81"><text:s text:c="9"/>(cosas pequeñas)</text:p>
          </table:table-cell>
          <table:table-cell table:style-name="Tabla387.D1" office:value-type="string">
            <text:p text:style-name="P81"/>
          </table:table-cell>
        </table:table-row>
        <table:table-row>
          <table:covered-table-cell/>
          <table:table-cell table:style-name="Tabla387.B2" office:value-type="string">
            <text:p text:style-name="P92">パイ</text:p>
          </table:table-cell>
          <table:table-cell table:style-name="Tabla387.C2" office:value-type="string">
            <text:p text:style-name="P104"><text:ruby text:style-name="Ru1"><text:ruby-base><text:span text:style-name="T60">心</text:span></text:ruby-base><text:ruby-text>しん</text:ruby-text></text:ruby><text:ruby text:style-name="Ru1"><text:ruby-base><text:span text:style-name="T60">配</text:span></text:ruby-base><text:ruby-text>ぱい</text:ruby-text></text:ruby><text:span text:style-name="T5"> <text:s text:c="7"/></text:span><text:span text:style-name="T7">preocupación</text:span></text:p>
          </table:table-cell>
          <table:table-cell table:style-name="Tabla387.D2" office:value-type="string">
            <text:p text:style-name="P81"/>
          </table:table-cell>
        </table:table-row>
      </table:table>
      <text:p text:style-name="P137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office:value-type="string">
            <text:p text:style-name="P86">答</text:p>
          </table:table-cell>
          <table:table-cell table:style-name="Tabla107.A1" office:value-type="string">
            <text:p text:style-name="P114">こた</text:p>
          </table:table-cell>
          <table:table-cell table:style-name="Tabla107.A1" office:value-type="string">
            <text:p text:style-name="P99"><text:ruby text:style-name="Ru1"><text:ruby-base><text:span text:style-name="T60">答</text:span></text:ruby-base><text:ruby-text>こた</text:ruby-text></text:ruby><text:span text:style-name="T60">える</text:span> <text:s text:c="8"/>responder</text:p>
          </table:table-cell>
          <table:table-cell table:style-name="Tabla107.D1" office:value-type="string">
            <text:p text:style-name="P99"><text:ruby text:style-name="Ru1"><text:ruby-base><text:span text:style-name="T60">答</text:span></text:ruby-base><text:ruby-text>こた</text:ruby-text></text:ruby><text:span text:style-name="T60">え</text:span> <text:s text:c="14"/>respuesta</text:p>
          </table:table-cell>
        </table:table-row>
      </table:table>
      <text:p text:style-name="P48"/>
      <text:p text:style-name="P48"><text:soft-page-break/></text:p>
      <text:p text:style-name="P48"/>
      <text:p text:style-name="P48"/>
      <text:p text:style-name="P48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3" office:value-type="string">
            <text:p text:style-name="P86">知</text:p>
          </table:table-cell>
          <table:table-cell table:style-name="Tabla188.A1" table:number-rows-spanned="2" office:value-type="string">
            <text:p text:style-name="P114">し</text:p>
          </table:table-cell>
          <table:table-cell table:style-name="Tabla188.A1" office:value-type="string">
            <text:p text:style-name="P97"><text:ruby text:style-name="Ru1"><text:ruby-base>知</text:ruby-base><text:ruby-text>し</text:ruby-text></text:ruby>る<text:span text:style-name="T2"> <text:s text:c="4"/>saber, conocer</text:span></text:p>
          </table:table-cell>
          <table:table-cell table:style-name="Tabla188.D1" office:value-type="string">
            <text:p text:style-name="P99"><text:ruby text:style-name="Ru1"><text:ruby-base><text:span text:style-name="T60">知</text:span></text:ruby-base><text:ruby-text>し</text:ruby-text></text:ruby><text:span text:style-name="T60">り</text:span><text:ruby text:style-name="Ru1"><text:ruby-base><text:span text:style-name="T60">合</text:span></text:ruby-base><text:ruby-text>あ</text:ruby-text></text:ruby><text:span text:style-name="T60">い</text:span> <text:s text:c="2"/></text:p>
            <text:p text:style-name="P99"><text:s text:c="18"/>conocimiento</text:p>
          </table:table-cell>
        </table:table-row>
        <table:table-row>
          <table:covered-table-cell/>
          <table:covered-table-cell/>
          <table:table-cell table:style-name="Tabla188.C2" office:value-type="string">
            <text:p text:style-name="P118"><text:ruby text:style-name="Ru1"><text:ruby-base>知</text:ruby-base><text:ruby-text>し</text:ruby-text></text:ruby>らせる<text:span text:style-name="T2"> <text:s text:c="6"/>informar</text:span></text:p>
          </table:table-cell>
          <table:table-cell table:style-name="Tabla188.D2" office:value-type="string">
            <text:p text:style-name="P103"/>
          </table:table-cell>
        </table:table-row>
        <table:table-row>
          <table:covered-table-cell/>
          <table:table-cell table:style-name="Tabla188.B3" office:value-type="string">
            <text:p text:style-name="P204">チ</text:p>
          </table:table-cell>
          <table:table-cell table:style-name="Tabla188.C2" office:value-type="string">
            <text:p text:style-name="P118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103"><text:s text:c="9"/>persona conocida</text:p>
          </table:table-cell>
          <table:table-cell table:style-name="Tabla188.D2" office:value-type="string">
            <text:p text:style-name="P103"/>
          </table:table-cell>
        </table:table-row>
      </table:table>
      <text:p text:style-name="P18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4" office:value-type="string">
            <text:p text:style-name="P30">出</text:p>
          </table:table-cell>
          <table:table-cell table:style-name="Tabla189.A1" table:number-rows-spanned="2" office:value-type="string">
            <text:p text:style-name="P92">で</text:p>
          </table:table-cell>
          <table:table-cell table:style-name="Tabla189.A1" office:value-type="string">
            <text:p text:style-name="P81"><text:ruby text:style-name="Ru1"><text:ruby-base><text:span text:style-name="T60">出</text:span></text:ruby-base><text:ruby-text>で</text:ruby-text></text:ruby><text:span text:style-name="T60">る</text:span> <text:s text:c="22"/>salir</text:p>
          </table:table-cell>
          <table:table-cell table:style-name="Tabla189.D1" office:value-type="string">
            <text:p text:style-name="P258"><text:ruby text:style-name="Ru1"><text:ruby-base>出</text:ruby-base><text:ruby-text>で</text:ruby-text></text:ruby>かける<text:span text:style-name="T2"> </text:span></text:p>
            <text:p text:style-name="P81"><text:s text:c="13"/>salir de un lugar</text:p>
          </table:table-cell>
        </table:table-row>
        <table:table-row>
          <table:covered-table-cell/>
          <table:covered-table-cell/>
          <table:table-cell table:style-name="Tabla189.C2" office:value-type="string">
            <text:p text:style-name="P81"><text:ruby text:style-name="Ru1"><text:ruby-base><text:span text:style-name="T60">出</text:span></text:ruby-base><text:ruby-text>で</text:ruby-text></text:ruby><text:ruby text:style-name="Ru1"><text:ruby-base><text:span text:style-name="T60">口</text:span></text:ruby-base><text:ruby-text>ぐち</text:ruby-text></text:ruby> <text:s text:c="19"/>salida</text:p>
          </table:table-cell>
          <table:table-cell table:style-name="Tabla189.D2" office:value-type="string">
            <text:p text:style-name="P81"/>
          </table:table-cell>
        </table:table-row>
        <table:table-row>
          <table:covered-table-cell/>
          <table:table-cell table:style-name="Tabla189.C2" office:value-type="string">
            <text:p text:style-name="P92">だ</text:p>
          </table:table-cell>
          <table:table-cell table:style-name="Tabla189.C3" office:value-type="string">
            <text:p text:style-name="P81"><text:ruby text:style-name="Ru1"><text:ruby-base><text:span text:style-name="T60">出</text:span></text:ruby-base><text:ruby-text>だ</text:ruby-text></text:ruby><text:span text:style-name="T60">す</text:span> <text:s text:c="20"/>sacar</text:p>
          </table:table-cell>
          <table:table-cell table:style-name="Tabla189.D2" office:value-type="string">
            <text:p text:style-name="P76"/>
          </table:table-cell>
        </table:table-row>
        <table:table-row>
          <table:covered-table-cell/>
          <table:table-cell table:style-name="Tabla189.C2" office:value-type="string">
            <text:p text:style-name="P92">シュツ</text:p>
          </table:table-cell>
          <table:table-cell table:style-name="Tabla189.C3" office:value-type="string">
            <text:p text:style-name="P136"><text:ruby text:style-name="Ru1"><text:ruby-base><text:span text:style-name="T43">出</text:span></text:ruby-base><text:ruby-text>しゅつ</text:ruby-text></text:ruby><text:ruby text:style-name="Ru1"><text:ruby-base><text:span text:style-name="T43">場</text:span></text:ruby-base><text:ruby-text>じょう</text:ruby-text></text:ruby> <text:s text:c="4"/><text:span text:style-name="T6">performance</text:span></text:p>
          </table:table-cell>
          <table:table-cell table:style-name="Tabla189.D2" office:value-type="string">
            <text:p text:style-name="P136"><text:ruby text:style-name="Ru1"><text:ruby-base><text:span text:style-name="T43">外</text:span></text:ruby-base><text:ruby-text>がい</text:ruby-text></text:ruby><text:ruby text:style-name="Ru1"><text:ruby-base><text:span text:style-name="T43">出</text:span></text:ruby-base><text:ruby-text>しゅつ</text:ruby-text></text:ruby> <text:s text:c="5"/>(salir de viaje)</text:p>
          </table:table-cell>
        </table:table-row>
      </table:table>
      <text:p text:style-name="P3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86">助</text:p>
          </table:table-cell>
          <table:table-cell table:style-name="Tabla293.A1" office:value-type="string">
            <text:p text:style-name="P114">たす</text:p>
          </table:table-cell>
          <table:table-cell table:style-name="Tabla293.A1" office:value-type="string">
            <text:p text:style-name="P76"><text:ruby text:style-name="Ru1"><text:ruby-base><text:span text:style-name="T60">助</text:span></text:ruby-base><text:ruby-text>たす</text:ruby-text></text:ruby><text:span text:style-name="T60">ける</text:span> <text:s text:c="14"/>salvar</text:p>
          </table:table-cell>
          <table:table-cell table:style-name="Tabla293.D1" office:value-type="string">
            <text:p text:style-name="P99"><text:ruby text:style-name="Ru1"><text:ruby-base><text:span text:style-name="T60">助</text:span></text:ruby-base><text:ruby-text>たす</text:ruby-text></text:ruby><text:span text:style-name="T60">かる</text:span> <text:s text:c="7"/>ser salvado</text:p>
          </table:table-cell>
        </table:table-row>
        <table:table-row>
          <table:covered-table-cell/>
          <table:table-cell table:style-name="Tabla293.B2" office:value-type="string">
            <text:p text:style-name="P114">ジョ</text:p>
          </table:table-cell>
          <table:table-cell table:style-name="Tabla293.B2" office:value-type="string">
            <text:p text:style-name="P76"><text:ruby text:style-name="Ru1"><text:ruby-base><text:span text:style-name="T60">助</text:span></text:ruby-base><text:ruby-text>じょ</text:ruby-text></text:ruby><text:ruby text:style-name="Ru1"><text:ruby-base><text:span text:style-name="T60">手</text:span></text:ruby-base><text:ruby-text>しゅ</text:ruby-text></text:ruby> <text:s text:c="13"/>asistente</text:p>
          </table:table-cell>
          <table:table-cell table:style-name="Tabla293.D2" office:value-type="string">
            <text:p text:style-name="P76"><text:ruby text:style-name="Ru1"><text:ruby-base><text:span text:style-name="T60">助</text:span></text:ruby-base><text:ruby-text>じょ</text:ruby-text></text:ruby><text:ruby text:style-name="Ru1"><text:ruby-base><text:span text:style-name="T60">手</text:span></text:ruby-base><text:ruby-text>しゅ</text:ruby-text></text:ruby><text:span text:style-name="T60">せき</text:span> <text:s text:c="4"/></text:p>
            <text:p text:style-name="P76"><text:s text:c="8"/>asiento del copiloto</text:p>
          </table:table-cell>
        </table:table-row>
      </table:table>
      <text:p text:style-name="P48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86">有</text:p>
          </table:table-cell>
          <table:table-cell table:style-name="Tabla210.A1" office:value-type="string">
            <text:p text:style-name="P114">あ</text:p>
          </table:table-cell>
          <table:table-cell table:style-name="Tabla210.A1" office:value-type="string">
            <text:p text:style-name="P76"><text:ruby text:style-name="Ru1"><text:ruby-base><text:span text:style-name="T60">有</text:span></text:ruby-base><text:ruby-text>あ</text:ruby-text></text:ruby><text:span text:style-name="T60">る</text:span> <text:s text:c="2"/>ser, tener, existir</text:p>
          </table:table-cell>
          <table:table-cell table:style-name="Tabla210.D1" office:value-type="string">
            <text:p text:style-name="P99"/>
          </table:table-cell>
        </table:table-row>
        <table:table-row>
          <table:covered-table-cell/>
          <table:table-cell table:style-name="Tabla210.B2" office:value-type="string">
            <text:p text:style-name="P114">ユウ</text:p>
          </table:table-cell>
          <table:table-cell table:style-name="Tabla210.B2" office:value-type="string">
            <text:p text:style-name="P76"><text:ruby text:style-name="Ru1"><text:ruby-base><text:span text:style-name="T60">有</text:span></text:ruby-base><text:ruby-text>ゆう</text:ruby-text></text:ruby><text:ruby text:style-name="Ru1"><text:ruby-base><text:span text:style-name="T60">名</text:span></text:ruby-base><text:ruby-text>めい</text:ruby-text></text:ruby><text:span text:style-name="T60">な</text:span> <text:s text:c="12"/>famoso</text:p>
          </table:table-cell>
          <table:table-cell table:style-name="Tabla210.D2" office:value-type="string">
            <text:p text:style-name="P99"><text:ruby text:style-name="Ru1"><text:ruby-base><text:span text:style-name="T60">所</text:span></text:ruby-base><text:ruby-text>しょ</text:ruby-text></text:ruby><text:ruby text:style-name="Ru1"><text:ruby-base><text:span text:style-name="T60">有</text:span></text:ruby-base><text:ruby-text>ゆう</text:ruby-text></text:ruby> <text:s text:c="11"/>posesiones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86">乗</text:p>
          </table:table-cell>
          <table:table-cell table:style-name="Tabla216.A1" office:value-type="string">
            <text:p text:style-name="P114">の</text:p>
          </table:table-cell>
          <table:table-cell table:style-name="Tabla216.A1" office:value-type="string">
            <text:p text:style-name="P76"><text:ruby text:style-name="Ru1"><text:ruby-base><text:span text:style-name="T60">乗</text:span></text:ruby-base><text:ruby-text>の</text:ruby-text></text:ruby><text:span text:style-name="T60">る</text:span> <text:s/></text:p>
            <text:p text:style-name="P76"><text:s text:c="5"/>subir a un transporte</text:p>
          </table:table-cell>
          <table:table-cell table:style-name="Tabla216.D1" office:value-type="string">
            <text:p text:style-name="P99"><text:ruby text:style-name="Ru1"><text:ruby-base><text:span text:style-name="T60">乗</text:span></text:ruby-base><text:ruby-text>の</text:ruby-text></text:ruby><text:span text:style-name="T60">り</text:span><text:ruby text:style-name="Ru1"><text:ruby-base><text:span text:style-name="T60">場</text:span></text:ruby-base><text:ruby-text>ば</text:ruby-text></text:ruby> <text:s text:c="2"/></text:p>
            <text:p text:style-name="P99"><text:s text:c="10"/>andén, plataforma</text:p>
          </table:table-cell>
        </table:table-row>
        <table:table-row>
          <table:covered-table-cell/>
          <table:table-cell table:style-name="Tabla216.B2" office:value-type="string">
            <text:p text:style-name="P114">ジョウ</text:p>
          </table:table-cell>
          <table:table-cell table:style-name="Tabla216.B2" office:value-type="string">
            <text:p text:style-name="P76"><text:ruby text:style-name="Ru1"><text:ruby-base><text:span text:style-name="T60">乗</text:span></text:ruby-base><text:ruby-text>じょう</text:ruby-text></text:ruby><text:ruby text:style-name="Ru1"><text:ruby-base><text:span text:style-name="T60">客</text:span></text:ruby-base><text:ruby-text>きゃく</text:ruby-text></text:ruby> <text:s text:c="10"/>pasajero </text:p>
          </table:table-cell>
          <table:table-cell table:style-name="Tabla216.D2" office:value-type="string">
            <text:p text:style-name="P99"/>
          </table:table-cell>
        </table:table-row>
      </table:table>
      <text:p text:style-name="P19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table:number-rows-spanned="2" office:value-type="string">
            <text:p text:style-name="P86">終</text:p>
          </table:table-cell>
          <table:table-cell table:style-name="Tabla237.A1" office:value-type="string">
            <text:p text:style-name="P114">お</text:p>
          </table:table-cell>
          <table:table-cell table:style-name="Tabla237.A1" office:value-type="string">
            <text:p text:style-name="P76"><text:ruby text:style-name="Ru1"><text:ruby-base><text:span text:style-name="T60">終</text:span></text:ruby-base><text:ruby-text>お</text:ruby-text></text:ruby><text:span text:style-name="T60">わる</text:span> <text:s text:c="10"/>terminar</text:p>
          </table:table-cell>
          <table:table-cell table:style-name="Tabla237.D1" office:value-type="string">
            <text:p text:style-name="P99"/>
          </table:table-cell>
        </table:table-row>
        <table:table-row>
          <table:covered-table-cell/>
          <table:table-cell table:style-name="Tabla237.B2" office:value-type="string">
            <text:p text:style-name="P115">シュウ</text:p>
          </table:table-cell>
          <table:table-cell table:style-name="Tabla237.B2" office:value-type="string">
            <text:p text:style-name="P103"><text:ruby text:style-name="Ru1"><text:ruby-base><text:span text:style-name="T60">終</text:span></text:ruby-base><text:ruby-text>しゅう</text:ruby-text></text:ruby><text:ruby text:style-name="Ru1"><text:ruby-base><text:span text:style-name="T60">点</text:span></text:ruby-base><text:ruby-text>てん</text:ruby-text></text:ruby> <text:s text:c="2"/>última estación</text:p>
          </table:table-cell>
          <table:table-cell table:style-name="Tabla237.D2" office:value-type="string">
            <text:p text:style-name="P135"/>
          </table:table-cell>
        </table:table-row>
      </table:table>
      <text:p text:style-name="P19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86">植</text:p>
          </table:table-cell>
          <table:table-cell table:style-name="Tabla178.A1" office:value-type="string">
            <text:p text:style-name="P114">う</text:p>
          </table:table-cell>
          <table:table-cell table:style-name="Tabla178.A1" office:value-type="string">
            <text:p text:style-name="P76"><text:ruby text:style-name="Ru1"><text:ruby-base><text:span text:style-name="T60">植</text:span></text:ruby-base><text:ruby-text>う</text:ruby-text></text:ruby><text:span text:style-name="T60">える</text:span> <text:s text:c="13"/>plantar</text:p>
          </table:table-cell>
          <table:table-cell table:style-name="Tabla178.D1" office:value-type="string">
            <text:p text:style-name="P99"><text:s text:c="10"/></text:p>
          </table:table-cell>
        </table:table-row>
        <table:table-row>
          <table:covered-table-cell/>
          <table:table-cell table:style-name="Tabla178.B2" office:value-type="string">
            <text:p text:style-name="P114">ショク</text:p>
          </table:table-cell>
          <table:table-cell table:style-name="Tabla178.B2" office:value-type="string">
            <text:p text:style-name="P76"><text:ruby text:style-name="Ru1"><text:ruby-base><text:span text:style-name="T60">植</text:span></text:ruby-base><text:ruby-text>しょく</text:ruby-text></text:ruby><text:ruby text:style-name="Ru1"><text:ruby-base><text:span text:style-name="T60">物</text:span></text:ruby-base><text:ruby-text>ぶつ</text:ruby-text></text:ruby> <text:s text:c="2"/></text:p>
            <text:p text:style-name="P76"><text:s text:c="9"/>plantas, vegetales</text:p>
          </table:table-cell>
          <table:table-cell table:style-name="Tabla178.D2" office:value-type="string">
            <text:p text:style-name="P99"/>
          </table:table-cell>
        </table:table-row>
      </table:table>
      <text:p text:style-name="P18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office:value-type="string">
            <text:p text:style-name="P86">守</text:p>
          </table:table-cell>
          <table:table-cell table:style-name="Tabla214.A1" office:value-type="string">
            <text:p text:style-name="P114">まも</text:p>
          </table:table-cell>
          <table:table-cell table:style-name="Tabla214.A1" office:value-type="string">
            <text:p text:style-name="P76"><text:ruby text:style-name="Ru1"><text:ruby-base><text:span text:style-name="T60">守</text:span></text:ruby-base><text:ruby-text>まも</text:ruby-text></text:ruby><text:span text:style-name="T60">る</text:span> <text:s text:c="15"/>proteger</text:p>
          </table:table-cell>
          <table:table-cell table:style-name="Tabla214.D1" office:value-type="string">
            <text:p text:style-name="P99"><text:s text:c="10"/></text:p>
          </table:table-cell>
        </table:table-row>
      </table:table>
      <text:p text:style-name="P48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table:number-rows-spanned="3" office:value-type="string">
            <text:p text:style-name="P86">鳴</text:p>
          </table:table-cell>
          <table:table-cell table:style-name="Tabla272.A1" table:number-rows-spanned="2" office:value-type="string">
            <text:p text:style-name="P114">な</text:p>
          </table:table-cell>
          <table:table-cell table:style-name="Tabla272.A1" office:value-type="string">
            <text:p text:style-name="P76"><text:ruby text:style-name="Ru1"><text:ruby-base><text:span text:style-name="T60">鳴</text:span></text:ruby-base><text:ruby-text>な</text:ruby-text></text:ruby><text:span text:style-name="T60">る</text:span> <text:s text:c="19"/>sonar</text:p>
          </table:table-cell>
          <table:table-cell table:style-name="Tabla272.D1" office:value-type="string">
            <text:p text:style-name="P76"><text:ruby text:style-name="Ru1"><text:ruby-base><text:span text:style-name="T60">鳴</text:span></text:ruby-base><text:ruby-text>な</text:ruby-text></text:ruby><text:span text:style-name="T60">く</text:span> <text:s text:c="12"/>piar, ladrar</text:p>
          </table:table-cell>
        </table:table-row>
        <table:table-row>
          <table:covered-table-cell/>
          <table:covered-table-cell/>
          <table:table-cell table:style-name="Tabla272.C2" office:value-type="string">
            <text:p text:style-name="P99"><text:ruby text:style-name="Ru1"><text:ruby-base><text:span text:style-name="T60">鳴</text:span></text:ruby-base><text:ruby-text>な</text:ruby-text></text:ruby><text:span text:style-name="T60">き</text:span><text:ruby text:style-name="Ru1"><text:ruby-base><text:span text:style-name="T60">声</text:span></text:ruby-base><text:ruby-text>ごえ</text:ruby-text></text:ruby> <text:s text:c="17"/><text:span text:style-name="T4">lloro</text:span></text:p>
          </table:table-cell>
          <table:table-cell table:style-name="Tabla272.D2" office:value-type="string">
            <text:p text:style-name="P104"/>
          </table:table-cell>
        </table:table-row>
        <table:table-row>
          <table:covered-table-cell/>
          <table:table-cell table:style-name="Tabla272.C2" office:value-type="string">
            <text:p text:style-name="P115">メイ</text:p>
          </table:table-cell>
          <table:table-cell table:style-name="Tabla272.C3" office:value-type="string">
            <text:p text:style-name="P103"><text:ruby text:style-name="Ru1"><text:ruby-base><text:span text:style-name="T60">悲</text:span></text:ruby-base><text:ruby-text>ひ</text:ruby-text></text:ruby><text:ruby text:style-name="Ru1"><text:ruby-base><text:span text:style-name="T60">鳴</text:span></text:ruby-base><text:ruby-text>めい</text:ruby-text></text:ruby> <text:s text:c="21"/>grito</text:p>
          </table:table-cell>
          <table:table-cell table:style-name="Tabla272.D3" office:value-type="string">
            <text:p text:style-name="P127">　 <text:s text:c="4"/></text:p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table:number-rows-spanned="4" office:value-type="string">
            <text:p text:style-name="P86">代</text:p>
          </table:table-cell>
          <table:table-cell table:style-name="Tabla301.A1" table:number-rows-spanned="2" office:value-type="string">
            <text:p text:style-name="P114">か</text:p>
          </table:table-cell>
          <table:table-cell table:style-name="Tabla301.A1" office:value-type="string">
            <text:p text:style-name="P76"><text:ruby text:style-name="Ru1"><text:ruby-base><text:span text:style-name="T60">代</text:span></text:ruby-base><text:ruby-text>か</text:ruby-text></text:ruby><text:span text:style-name="T60">える</text:span> <text:s text:c="11"/>sustituir</text:p>
          </table:table-cell>
          <table:table-cell table:style-name="Tabla301.D1" office:value-type="string">
            <text:p text:style-name="P76"><text:ruby text:style-name="Ru1"><text:ruby-base><text:span text:style-name="T60">代</text:span></text:ruby-base><text:ruby-text>か</text:ruby-text></text:ruby><text:span text:style-name="T60">わる</text:span> <text:s text:c="4"/>ser sustituido</text:p>
          </table:table-cell>
        </table:table-row>
        <table:table-row>
          <table:covered-table-cell/>
          <table:covered-table-cell/>
          <table:table-cell table:style-name="Tabla301.C2" office:value-type="string">
            <text:p text:style-name="P76"><text:ruby text:style-name="Ru1"><text:ruby-base><text:span text:style-name="T60">代</text:span></text:ruby-base><text:ruby-text>か</text:ruby-text></text:ruby><text:span text:style-name="T60">わり</text:span> <text:s text:c="10"/>sustituto</text:p>
          </table:table-cell>
          <table:table-cell table:style-name="Tabla301.D2" office:value-type="string">
            <text:p text:style-name="P76"/>
          </table:table-cell>
        </table:table-row>
        <table:table-row>
          <table:covered-table-cell/>
          <table:table-cell table:style-name="Tabla301.C2" office:value-type="string">
            <text:p text:style-name="P114">タイ</text:p>
          </table:table-cell>
          <table:table-cell table:style-name="Tabla301.C2" office:value-type="string">
            <text:p text:style-name="P76"><text:ruby text:style-name="Ru1"><text:ruby-base><text:span text:style-name="T60">交</text:span></text:ruby-base><text:ruby-text>こう</text:ruby-text></text:ruby><text:ruby text:style-name="Ru1"><text:ruby-base><text:span text:style-name="T60">代</text:span></text:ruby-base><text:ruby-text>たい</text:ruby-text></text:ruby> <text:s text:c="11"/>¿?</text:p>
          </table:table-cell>
          <table:table-cell table:style-name="Tabla301.D2" office:value-type="string">
            <text:p text:style-name="P77"/>
          </table:table-cell>
        </table:table-row>
        <table:table-row>
          <table:covered-table-cell/>
          <table:table-cell table:style-name="Tabla301.C2" office:value-type="string">
            <text:p text:style-name="P114">ダイ</text:p>
          </table:table-cell>
          <table:table-cell table:style-name="Tabla301.C2" office:value-type="string">
            <text:p text:style-name="P76"><text:ruby text:style-name="Ru1"><text:ruby-base><text:span text:style-name="T60">時</text:span></text:ruby-base><text:ruby-text>じ</text:ruby-text></text:ruby><text:ruby text:style-name="Ru1"><text:ruby-base><text:span text:style-name="T60">代</text:span></text:ruby-base><text:ruby-text>だい</text:ruby-text></text:ruby> <text:s text:c="18"/>época</text:p>
          </table:table-cell>
          <table:table-cell table:style-name="Tabla301.D2" office:value-type="string">
            <text:p text:style-name="P77"><text:s/><text:ruby text:style-name="Ru1"><text:ruby-base><text:span text:style-name="T60">代</text:span></text:ruby-base><text:ruby-text>だい</text:ruby-text></text:ruby><text:ruby text:style-name="Ru1"><text:ruby-base><text:span text:style-name="T60">表</text:span></text:ruby-base><text:ruby-text>ひょう</text:ruby-text></text:ruby> <text:s text:c="3"/>representativo <text:s text:c="3"/></text:p>
          </table:table-cell>
        </table:table-row>
      </table:table>
      <text:p text:style-name="P105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86">用</text:p>
          </table:table-cell>
          <table:table-cell table:style-name="Tabla275.A1" office:value-type="string">
            <text:p text:style-name="P114">もち</text:p>
          </table:table-cell>
          <table:table-cell table:style-name="Tabla275.A1" office:value-type="string">
            <text:p text:style-name="P76"><text:ruby text:style-name="Ru1"><text:ruby-base><text:span text:style-name="T60">用</text:span></text:ruby-base><text:ruby-text>もち</text:ruby-text></text:ruby><text:span text:style-name="T60">いる</text:span> <text:s text:c="2"/></text:p>
            <text:p text:style-name="P76"><text:s text:c="14"/>utilizar (formal)</text:p>
          </table:table-cell>
          <table:table-cell table:style-name="Tabla275.D1" office:value-type="string">
            <text:p text:style-name="P99"/>
          </table:table-cell>
        </table:table-row>
        <table:table-row>
          <table:covered-table-cell/>
          <table:table-cell table:style-name="Tabla275.B2" office:value-type="string">
            <text:p text:style-name="P114">ヨウ</text:p>
          </table:table-cell>
          <table:table-cell table:style-name="Tabla275.B2" office:value-type="string">
            <text:p text:style-name="P76"><text:ruby text:style-name="Ru1"><text:ruby-base><text:span text:style-name="T60">用</text:span></text:ruby-base><text:ruby-text>よう</text:ruby-text></text:ruby><text:ruby text:style-name="Ru1"><text:ruby-base><text:span text:style-name="T60">事</text:span></text:ruby-base><text:ruby-text>じ</text:ruby-text></text:ruby> <text:s/>cosas que hacer</text:p>
          </table:table-cell>
          <table:table-cell table:style-name="Tabla275.D2" office:value-type="string">
            <text:p text:style-name="P99"><text:ruby text:style-name="Ru1"><text:ruby-base><text:span text:style-name="T60">用</text:span></text:ruby-base><text:ruby-text>よう</text:ruby-text></text:ruby><text:ruby text:style-name="Ru1"><text:ruby-base><text:span text:style-name="T60">心</text:span></text:ruby-base><text:ruby-text>じん</text:ruby-text></text:ruby> <text:s text:c="8"/>preocupación <text:s/></text:p>
          </table:table-cell>
        </table:table-row>
      </table:table>
      <text:p text:style-name="P19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>
          <table:table-cell table:style-name="Tabla341.A1" table:number-rows-spanned="2" office:value-type="string">
            <text:p text:style-name="P86">売</text:p>
          </table:table-cell>
          <table:table-cell table:style-name="Tabla341.A1" office:value-type="string">
            <text:p text:style-name="P114">う</text:p>
          </table:table-cell>
          <table:table-cell table:style-name="Tabla341.A1" office:value-type="string">
            <text:p text:style-name="P76"><text:ruby text:style-name="Ru1"><text:ruby-base><text:span text:style-name="T60">売</text:span></text:ruby-base><text:ruby-text>う</text:ruby-text></text:ruby><text:span text:style-name="T60">る</text:span> <text:s text:c="17"/>vender</text:p>
          </table:table-cell>
          <table:table-cell table:style-name="Tabla341.D1" office:value-type="string">
            <text:p text:style-name="P99"><text:s text:c="10"/></text:p>
          </table:table-cell>
        </table:table-row>
        <table:table-row>
          <table:covered-table-cell/>
          <table:table-cell table:style-name="Tabla341.B2" office:value-type="string">
            <text:p text:style-name="P115">バイ</text:p>
          </table:table-cell>
          <table:table-cell table:style-name="Tabla341.C2" office:value-type="string">
            <text:p text:style-name="P103"><text:ruby text:style-name="Ru1"><text:ruby-base><text:span text:style-name="T60">売</text:span></text:ruby-base><text:ruby-text>ばい</text:ruby-text></text:ruby><text:ruby text:style-name="Ru1"><text:ruby-base><text:span text:style-name="T60">店</text:span></text:ruby-base><text:ruby-text>てん</text:ruby-text></text:ruby> <text:s text:c="18"/>kiosko</text:p>
          </table:table-cell>
          <table:table-cell table:style-name="Tabla341.D2" office:value-type="string">
            <text:p text:style-name="P103"/>
          </table:table-cell>
        </table:table-row>
      </table:table>
      <text:p text:style-name="P236"/>
      <text:p text:style-name="P186"/>
      <text:p text:style-name="P43">PALABRAS AUXILIARES – RESTO DE PALABRAS</text:p>
      <text:p text:style-name="P41"/>
      <text:p text:style-name="P41"/>
      <text:p text:style-name="P41"/>
      <text:p text:style-name="Standard"/>
      <table:table table:name="Tabla430" table:style-name="Tabla430">
        <table:table-column table:style-name="Tabla430.A"/>
        <table:table-column table:style-name="Tabla430.B"/>
        <table:table-column table:style-name="Tabla430.C"/>
        <table:table-column table:style-name="Tabla430.D"/>
        <table:table-row>
          <table:table-cell table:style-name="Tabla430.A1" table:number-rows-spanned="2" office:value-type="string">
            <text:p text:style-name="P86">両</text:p>
          </table:table-cell>
          <table:table-cell table:style-name="Tabla430.A1" table:number-rows-spanned="2" office:value-type="string">
            <text:p text:style-name="P91">リョウ</text:p>
          </table:table-cell>
          <table:table-cell table:style-name="Tabla430.A1" office:value-type="string">
            <text:p text:style-name="P118"><text:ruby text:style-name="Ru1"><text:ruby-base>両</text:ruby-base><text:ruby-text>りょう</text:ruby-text></text:ruby><text:span text:style-name="T2"> <text:s text:c="10"/>ambos (aux)</text:span></text:p>
          </table:table-cell>
          <table:table-cell table:style-name="Tabla430.D1" office:value-type="string">
            <text:p text:style-name="P118"><text:ruby text:style-name="Ru1"><text:ruby-base>両</text:ruby-base><text:ruby-text>りょう</text:ruby-text></text:ruby><text:ruby text:style-name="Ru1"><text:ruby-base>親</text:ruby-base><text:ruby-text>しん</text:ruby-text></text:ruby><text:span text:style-name="T2"> <text:s text:c="4"/>ambos padres</text:span></text:p>
          </table:table-cell>
        </table:table-row>
        <table:table-row>
          <table:covered-table-cell/>
          <table:covered-table-cell/>
          <table:table-cell table:style-name="Tabla430.C2" office:value-type="string">
            <text:p text:style-name="P118"><text:ruby text:style-name="Ru1"><text:ruby-base>両</text:ruby-base><text:ruby-text>りょう</text:ruby-text></text:ruby><text:ruby text:style-name="Ru1"><text:ruby-base>手</text:ruby-base><text:ruby-text>て</text:ruby-text></text:ruby><text:span text:style-name="T2"> <text:s text:c="3"/>ambas manos</text:span></text:p>
          </table:table-cell>
          <table:table-cell table:style-name="Tabla430.D2" office:value-type="string">
            <text:p text:style-name="P118"><text:ruby text:style-name="Ru1"><text:ruby-base>両</text:ruby-base><text:ruby-text>りょう</text:ruby-text></text:ruby><text:ruby text:style-name="Ru1"><text:ruby-base>足</text:ruby-base><text:ruby-text>そく</text:ruby-text></text:ruby><text:span text:style-name="T2"> <text:s text:c="9"/>ambas pies</text:span></text:p>
          </table:table-cell>
        </table:table-row>
      </table:table>
      <text:p text:style-name="P19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86">表</text:p>
          </table:table-cell>
          <table:table-cell table:style-name="Tabla344.A1" office:value-type="string">
            <text:p text:style-name="P114">おもて</text:p>
          </table:table-cell>
          <table:table-cell table:style-name="Tabla344.A1" office:value-type="string">
            <text:p text:style-name="P76"><text:ruby text:style-name="Ru1"><text:ruby-base><text:span text:style-name="T60">表</text:span></text:ruby-base><text:ruby-text>おもて</text:ruby-text></text:ruby> <text:s text:c="2"/>cara, parte visible</text:p>
          </table:table-cell>
          <table:table-cell table:style-name="Tabla344.D1" office:value-type="string">
            <text:p text:style-name="P99"/>
          </table:table-cell>
        </table:table-row>
        <table:table-row>
          <table:covered-table-cell/>
          <table:table-cell table:style-name="Tabla344.B2" office:value-type="string">
            <text:p text:style-name="P114">ヒョウ</text:p>
          </table:table-cell>
          <table:table-cell table:style-name="Tabla344.B2" office:value-type="string">
            <text:p text:style-name="P76"><text:ruby text:style-name="Ru1"><text:ruby-base><text:span text:style-name="T60">表</text:span></text:ruby-base><text:ruby-text>ひょう</text:ruby-text></text:ruby><text:ruby text:style-name="Ru1"><text:ruby-base><text:span text:style-name="T60">面</text:span></text:ruby-base><text:ruby-text>めん</text:ruby-text></text:ruby> <text:s text:c="10"/>superficie</text:p>
          </table:table-cell>
          <table:table-cell table:style-name="Tabla344.D2" office:value-type="string">
            <text:p text:style-name="P99"/>
          </table:table-cell>
        </table:table-row>
      </table:table>
      <text:p text:style-name="P19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3" office:value-type="string">
            <text:p text:style-name="P86">全</text:p>
          </table:table-cell>
          <table:table-cell table:style-name="Tabla284.A1" office:value-type="string">
            <text:p text:style-name="P114">まった</text:p>
          </table:table-cell>
          <table:table-cell table:style-name="Tabla284.A1" office:value-type="string">
            <text:p text:style-name="P76"><text:ruby text:style-name="Ru1"><text:ruby-base><text:span text:style-name="T76">全</text:span></text:ruby-base><text:ruby-text>まった</text:ruby-text></text:ruby><text:span text:style-name="T76">く</text:span> <text:s/>completamente</text:p>
          </table:table-cell>
          <table:table-cell table:style-name="Tabla284.D1" office:value-type="string">
            <text:p text:style-name="P99"/>
          </table:table-cell>
        </table:table-row>
        <table:table-row>
          <table:covered-table-cell/>
          <table:table-cell table:style-name="Tabla284.B2" table:number-rows-spanned="2" office:value-type="string">
            <text:p text:style-name="P114">ゼン</text:p>
          </table:table-cell>
          <table:table-cell table:style-name="Tabla284.B2" office:value-type="string">
            <text:p text:style-name="P76"><text:ruby text:style-name="Ru1"><text:ruby-base><text:span text:style-name="T76">全</text:span></text:ruby-base><text:ruby-text>ぜん</text:ruby-text></text:ruby><text:ruby text:style-name="Ru1"><text:ruby-base><text:span text:style-name="T76">力</text:span></text:ruby-base><text:ruby-text>りょく</text:ruby-text></text:ruby> “todo lo posible”</text:p>
          </table:table-cell>
          <table:table-cell table:style-name="Tabla284.D2" office:value-type="string">
            <text:p text:style-name="P99"><text:ruby text:style-name="Ru1"><text:ruby-base><text:span text:style-name="T76">全</text:span></text:ruby-base><text:ruby-text>ぜん</text:ruby-text></text:ruby><text:ruby text:style-name="Ru1"><text:ruby-base><text:span text:style-name="T76">国</text:span></text:ruby-base><text:ruby-text>こく</text:ruby-text></text:ruby> <text:s text:c="7"/>toda la nación</text:p>
          </table:table-cell>
        </table:table-row>
        <table:table-row>
          <table:covered-table-cell/>
          <table:covered-table-cell/>
          <table:table-cell table:style-name="Tabla284.B2" office:value-type="string">
            <text:p text:style-name="P76"><text:ruby text:style-name="Ru1"><text:ruby-base><text:span text:style-name="T76">全</text:span></text:ruby-base><text:ruby-text>ぜん</text:ruby-text></text:ruby><text:ruby text:style-name="Ru1"><text:ruby-base><text:span text:style-name="T76">体</text:span></text:ruby-base><text:ruby-text>たい</text:ruby-text></text:ruby> <text:s text:c="14"/>totalidad</text:p>
          </table:table-cell>
          <table:table-cell table:style-name="Tabla284.D2" office:value-type="string">
            <text:p text:style-name="P99"><text:ruby text:style-name="Ru1"><text:ruby-base><text:span text:style-name="T76">全</text:span></text:ruby-base><text:ruby-text>ぜん</text:ruby-text></text:ruby><text:ruby text:style-name="Ru1"><text:ruby-base><text:span text:style-name="T76">員</text:span></text:ruby-base><text:ruby-text>いん</text:ruby-text></text:ruby> <text:s/>todos (miembros)</text:p>
          </table:table-cell>
        </table:table-row>
      </table:table>
      <text:p text:style-name="P19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office:value-type="string">
            <text:p text:style-name="P86">対</text:p>
          </table:table-cell>
          <table:table-cell table:style-name="Tabla69.A1" office:value-type="string">
            <text:p text:style-name="P114">タイ</text:p>
          </table:table-cell>
          <table:table-cell table:style-name="Tabla69.A1" office:value-type="string">
            <text:p text:style-name="P76"><text:ruby text:style-name="Ru1"><text:ruby-base><text:span text:style-name="T45">対</text:span></text:ruby-base><text:ruby-text>たい</text:ruby-text></text:ruby><text:span text:style-name="T33"> </text:span></text:p>
            <text:p text:style-name="P98"><text:s text:c="6"/>contrario, rival (aux)</text:p>
          </table:table-cell>
          <table:table-cell table:style-name="Tabla69.D1" office:value-type="string">
            <text:p text:style-name="P99"><text:ruby text:style-name="Ru1"><text:ruby-base><text:span text:style-name="T79">対</text:span></text:ruby-base><text:ruby-text>たい</text:ruby-text></text:ruby><text:ruby text:style-name="Ru1"><text:ruby-base><text:span text:style-name="T79">決</text:span></text:ruby-base><text:ruby-text>けつ</text:ruby-text></text:ruby><text:span text:style-name="T73">　 <text:s text:c="4"/></text:span><text:span text:style-name="T68">confrontación</text:span></text:p>
          </table:table-cell>
        </table:table-row>
      </table:table>
      <text:p text:style-name="P18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86">事</text:p>
          </table:table-cell>
          <table:table-cell table:style-name="Tabla160.A1" office:value-type="string">
            <text:p text:style-name="P114">こと</text:p>
          </table:table-cell>
          <table:table-cell table:style-name="Tabla160.A1" office:value-type="string">
            <text:p text:style-name="P76"><text:ruby text:style-name="Ru1"><text:ruby-base><text:span text:style-name="T76">事</text:span></text:ruby-base><text:ruby-text>こと</text:ruby-text></text:ruby> <text:s text:c="12"/>cosa, asunto</text:p>
          </table:table-cell>
          <table:table-cell table:style-name="Tabla160.D1" office:value-type="string">
            <text:p text:style-name="P99"/>
          </table:table-cell>
        </table:table-row>
        <table:table-row>
          <table:covered-table-cell/>
          <table:table-cell table:style-name="Tabla160.B2" office:value-type="string">
            <text:p text:style-name="P114">ジ</text:p>
          </table:table-cell>
          <table:table-cell table:style-name="Tabla160.B2" office:value-type="string">
            <text:p text:style-name="P76"><text:ruby text:style-name="Ru1"><text:ruby-base><text:span text:style-name="T76">火</text:span></text:ruby-base><text:ruby-text>か</text:ruby-text></text:ruby><text:ruby text:style-name="Ru1"><text:ruby-base><text:span text:style-name="T76">事</text:span></text:ruby-base><text:ruby-text>じ</text:ruby-text></text:ruby> <text:s text:c="14"/>incendio</text:p>
          </table:table-cell>
          <table:table-cell table:style-name="Tabla160.D2" office:value-type="string">
            <text:p text:style-name="P99"/>
          </table:table-cell>
        </table:table-row>
      </table:table>
      <text:p text:style-name="P19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86">談</text:p>
          </table:table-cell>
          <table:table-cell table:style-name="Tabla364.A1" office:value-type="string">
            <text:p text:style-name="P114">ダン</text:p>
          </table:table-cell>
          <table:table-cell table:style-name="Tabla364.A1" office:value-type="string">
            <text:p text:style-name="P99"><text:ruby text:style-name="Ru1"><text:ruby-base><text:span text:style-name="T60">談</text:span></text:ruby-base><text:ruby-text>だん</text:ruby-text></text:ruby><text:span text:style-name="T68"> <text:s text:c="11"/>diálogo (aux)</text:span></text:p>
          </table:table-cell>
          <table:table-cell table:style-name="Tabla364.D1" office:value-type="string">
            <text:p text:style-name="P76"><text:ruby text:style-name="Ru1"><text:ruby-base><text:span text:style-name="T60">相</text:span></text:ruby-base><text:ruby-text>そう</text:ruby-text></text:ruby><text:ruby text:style-name="Ru1"><text:ruby-base><text:span text:style-name="T60">談</text:span></text:ruby-base><text:ruby-text>だん</text:ruby-text></text:ruby><text:span text:style-name="T60">する</text:span><text:span text:style-name="T68"> <text:s/></text:span></text:p>
            <text:p text:style-name="P98"><text:s text:c="18"/>pedir consejo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a432" table:style-name="Tabla432">
        <table:table-column table:style-name="Tabla432.A"/>
        <table:table-column table:style-name="Tabla432.B"/>
        <table:table-column table:style-name="Tabla432.C"/>
        <table:table-column table:style-name="Tabla432.D"/>
        <table:table-row>
          <table:table-cell table:style-name="Tabla432.A1" office:value-type="string">
            <text:p text:style-name="P86">礼</text:p>
          </table:table-cell>
          <table:table-cell table:style-name="Tabla432.A1" office:value-type="string">
            <text:p text:style-name="P114">レイ</text:p>
          </table:table-cell>
          <table:table-cell table:style-name="Tabla432.A1" office:value-type="string">
            <text:p text:style-name="P76"><text:span text:style-name="T45">しつ</text:span><text:ruby text:style-name="Ru1"><text:ruby-base><text:span text:style-name="T45">礼</text:span></text:ruby-base><text:ruby-text>れい</text:ruby-text></text:ruby><text:span text:style-name="T33"> <text:s text:c="8"/>“disculpe”</text:span></text:p>
          </table:table-cell>
          <table:table-cell table:style-name="Tabla432.D1" office:value-type="string">
            <text:p text:style-name="P99"/>
          </table:table-cell>
        </table:table-row>
      </table:table>
      <text:p text:style-name="P18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86">第</text:p>
          </table:table-cell>
          <table:table-cell table:style-name="Tabla358.A1" office:value-type="string">
            <text:p text:style-name="P114">ダイ</text:p>
          </table:table-cell>
          <table:table-cell table:style-name="Tabla358.A1" office:value-type="string">
            <text:p text:style-name="P76"><text:ruby text:style-name="Ru1"><text:ruby-base><text:span text:style-name="T45">第</text:span></text:ruby-base><text:ruby-text>だい</text:ruby-text></text:ruby><text:ruby text:style-name="Ru1"><text:ruby-base><text:span text:style-name="T45">一</text:span></text:ruby-base><text:ruby-text>いち</text:ruby-text></text:ruby><text:span text:style-name="T33"> <text:s text:c="20"/>“el 1”</text:span></text:p>
          </table:table-cell>
          <table:table-cell table:style-name="Tabla358.D1" office:value-type="string">
            <text:p text:style-name="P99"><text:s text:c="2"/></text:p>
          </table:table-cell>
        </table:table-row>
      </table:table>
      <text:p text:style-name="P41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row>
          <table:table-cell table:style-name="Tabla382.A1" office:value-type="string">
            <text:p text:style-name="P86">童</text:p>
          </table:table-cell>
          <table:table-cell table:style-name="Tabla382.A1" office:value-type="string">
            <text:p text:style-name="P114">ドウ</text:p>
          </table:table-cell>
          <table:table-cell table:style-name="Tabla382.A1" office:value-type="string">
            <text:p text:style-name="P99"><text:ruby text:style-name="Ru1"><text:ruby-base><text:span text:style-name="T60">童</text:span></text:ruby-base><text:ruby-text>どう</text:ruby-text></text:ruby> <text:s text:c="13"/>infantil (aux)</text:p>
          </table:table-cell>
          <table:table-cell table:style-name="Tabla382.D1" office:value-type="string">
            <text:p text:style-name="P99"><text:ruby text:style-name="Ru1"><text:ruby-base><text:span text:style-name="T60">童</text:span></text:ruby-base><text:ruby-text>どう</text:ruby-text></text:ruby><text:ruby text:style-name="Ru1"><text:ruby-base><text:span text:style-name="T60">話</text:span></text:ruby-base><text:ruby-text>わ</text:ruby-text></text:ruby> <text:s text:c="7"/>cuento infantil</text:p>
          </table:table-cell>
        </table:table-row>
      </table:table>
      <text:p text:style-name="P19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86">反</text:p>
          </table:table-cell>
          <table:table-cell table:style-name="Tabla136.A1" office:value-type="string">
            <text:p text:style-name="P114">ハン</text:p>
          </table:table-cell>
          <table:table-cell table:style-name="Tabla136.A1" office:value-type="string">
            <text:p text:style-name="P99"><text:ruby text:style-name="Ru1"><text:ruby-base><text:span text:style-name="T79">反</text:span></text:ruby-base><text:ruby-text>はん</text:ruby-text></text:ruby><text:span text:style-name="T33"> <text:s text:c="10"/>opuesto (aux)</text:span></text:p>
          </table:table-cell>
          <table:table-cell table:style-name="Tabla136.D1" office:value-type="string">
            <text:p text:style-name="P99"><text:ruby text:style-name="Ru1"><text:ruby-base><text:span text:style-name="T79">反</text:span></text:ruby-base><text:ruby-text>はん</text:ruby-text></text:ruby><text:ruby text:style-name="Ru1"><text:ruby-base><text:span text:style-name="T79">対</text:span></text:ruby-base><text:ruby-text>たい</text:ruby-text></text:ruby> <text:s text:c="17"/>opuesto</text:p>
          </table:table-cell>
        </table:table-row>
        <table:table-row>
          <table:covered-table-cell/>
          <table:table-cell table:style-name="Tabla136.B2" office:value-type="string">
            <text:p text:style-name="P114">そ</text:p>
          </table:table-cell>
          <table:table-cell table:style-name="Tabla136.B2" office:value-type="string">
            <text:p text:style-name="P99"><text:ruby text:style-name="Ru1"><text:ruby-base><text:span text:style-name="T79">反</text:span></text:ruby-base><text:ruby-text>そ</text:ruby-text></text:ruby><text:span text:style-name="T79">らす</text:span> <text:s text:c="12"/>to bend</text:p>
          </table:table-cell>
          <table:table-cell table:style-name="Tabla136.D2" office:value-type="string">
            <text:p text:style-name="P99"/>
          </table:table-cell>
        </table:table-row>
      </table:table>
      <text:p text:style-name="P25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86">他</text:p>
          </table:table-cell>
          <table:table-cell table:style-name="Tabla334.A1" office:value-type="string">
            <text:p text:style-name="P114">ほか</text:p>
          </table:table-cell>
          <table:table-cell table:style-name="Tabla334.A1" office:value-type="string">
            <text:p text:style-name="P76"><text:ruby text:style-name="Ru1"><text:ruby-base><text:span text:style-name="T41">他</text:span></text:ruby-base><text:ruby-text>ほか</text:ruby-text></text:ruby><text:span text:style-name="T33"> <text:s text:c="26"/>otro</text:span></text:p>
          </table:table-cell>
          <table:table-cell table:style-name="Tabla334.D1" office:value-type="string">
            <text:p text:style-name="P99"/>
          </table:table-cell>
        </table:table-row>
        <table:table-row>
          <table:covered-table-cell/>
          <table:table-cell table:style-name="Tabla334.B2" office:value-type="string">
            <text:p text:style-name="P114">タ</text:p>
          </table:table-cell>
          <table:table-cell table:style-name="Tabla334.B2" office:value-type="string">
            <text:p text:style-name="P76"><text:ruby text:style-name="Ru1"><text:ruby-base><text:span text:style-name="T41">他</text:span></text:ruby-base><text:ruby-text>た</text:ruby-text></text:ruby><text:ruby text:style-name="Ru1"><text:ruby-base><text:span text:style-name="T45">人</text:span></text:ruby-base><text:ruby-text>にん</text:ruby-text></text:ruby><text:span text:style-name="T33"> <text:s text:c="8"/>otra persona </text:span><text:s text:c="5"/></text:p>
          </table:table-cell>
          <table:table-cell table:style-name="Tabla334.D2" office:value-type="string">
            <text:p text:style-name="P99"><text:ruby text:style-name="Ru1"><text:ruby-base><text:span text:style-name="T60">他</text:span></text:ruby-base><text:ruby-text>た</text:ruby-text></text:ruby><text:ruby text:style-name="Ru1"><text:ruby-base><text:span text:style-name="T60">所</text:span></text:ruby-base><text:ruby-text>しょ</text:ruby-text></text:ruby> <text:s text:c="14"/>otro lugar <text:s text:c="5"/></text:p>
          </table:table-cell>
        </table:table-row>
      </table:table>
      <text:p text:style-name="P19"/>
      <table:table table:name="Tabla418" table:style-name="Tabla418">
        <table:table-column table:style-name="Tabla418.A"/>
        <table:table-column table:style-name="Tabla418.B"/>
        <table:table-column table:style-name="Tabla418.C"/>
        <table:table-column table:style-name="Tabla418.D"/>
        <table:table-row>
          <table:table-cell table:style-name="Tabla418.A1" office:value-type="string">
            <text:p text:style-name="P86">予</text:p>
          </table:table-cell>
          <table:table-cell table:style-name="Tabla418.A1" office:value-type="string">
            <text:p text:style-name="P114">ヨ</text:p>
          </table:table-cell>
          <table:table-cell table:style-name="Tabla418.A1" office:value-type="string">
            <text:p text:style-name="P76"><text:ruby text:style-name="Ru1"><text:ruby-base><text:span text:style-name="T76">予</text:span></text:ruby-base><text:ruby-text>よ</text:ruby-text></text:ruby><text:ruby text:style-name="Ru1"><text:ruby-base><text:span text:style-name="T76">定</text:span></text:ruby-base><text:ruby-text>てい</text:ruby-text></text:ruby> <text:s text:c="21"/>plan</text:p>
          </table:table-cell>
          <table:table-cell table:style-name="Tabla418.D1" office:value-type="string">
            <text:p text:style-name="P99"><text:ruby text:style-name="Ru1"><text:ruby-base><text:span text:style-name="T76">予</text:span></text:ruby-base><text:ruby-text>よ</text:ruby-text></text:ruby><text:ruby text:style-name="Ru1"><text:ruby-base><text:span text:style-name="T76">想</text:span></text:ruby-base><text:ruby-text>そう</text:ruby-text></text:ruby> <text:s text:c="13"/>pronóstico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able:table table:name="Tabla422" table:style-name="Tabla422">
        <table:table-column table:style-name="Tabla422.A"/>
        <table:table-column table:style-name="Tabla422.B"/>
        <table:table-column table:style-name="Tabla422.C"/>
        <table:table-column table:style-name="Tabla422.D"/>
        <text:soft-page-break/>
        <table:table-row>
          <table:table-cell table:style-name="Tabla422.A1" table:number-rows-spanned="2" office:value-type="string">
            <text:p text:style-name="P86">身</text:p>
          </table:table-cell>
          <table:table-cell table:style-name="Tabla422.A1" office:value-type="string">
            <text:p text:style-name="P114">み</text:p>
          </table:table-cell>
          <table:table-cell table:style-name="Tabla422.A1" office:value-type="string">
            <text:p text:style-name="P99"><text:ruby text:style-name="Ru1"><text:ruby-base><text:span text:style-name="T76">身</text:span></text:ruby-base><text:ruby-text>み</text:ruby-text></text:ruby><text:ruby text:style-name="Ru1"><text:ruby-base><text:span text:style-name="T76">分</text:span></text:ruby-base><text:ruby-text>ぶん</text:ruby-text></text:ruby><text:span text:style-name="T76"> </text:span><text:s text:c="4"/>posición social </text:p>
          </table:table-cell>
          <table:table-cell table:style-name="Tabla422.D1" office:value-type="string">
            <text:p text:style-name="P38"><text:ruby text:style-name="Ru1"><text:ruby-base><text:span text:style-name="T60">身</text:span></text:ruby-base><text:ruby-text>み</text:ruby-text></text:ruby><text:ruby text:style-name="Ru1"><text:ruby-base><text:span text:style-name="T60">分</text:span></text:ruby-base><text:ruby-text>ぶん</text:ruby-text></text:ruby><text:span text:style-name="T60">しょう</text:span><text:ruby text:style-name="Ru1"><text:ruby-base><text:span text:style-name="T60">明</text:span></text:ruby-base><text:ruby-text>めい</text:ruby-text></text:ruby><text:ruby text:style-name="Ru1"><text:ruby-base><text:span text:style-name="T60">書</text:span></text:ruby-base><text:ruby-text>しょ</text:ruby-text></text:ruby> <text:s text:c="2"/>DNI</text:p>
          </table:table-cell>
        </table:table-row>
        <table:table-row>
          <table:covered-table-cell/>
          <table:table-cell table:style-name="Tabla422.B2" office:value-type="string">
            <text:p text:style-name="P114">シン</text:p>
          </table:table-cell>
          <table:table-cell table:style-name="Tabla422.B2" office:value-type="string">
            <text:p text:style-name="P99"><text:ruby text:style-name="Ru2"><text:ruby-base><text:span text:style-name="T76">全</text:span></text:ruby-base><text:ruby-text>ぜん</text:ruby-text></text:ruby><text:ruby text:style-name="Ru1"><text:ruby-base><text:span text:style-name="T76">身</text:span></text:ruby-base><text:ruby-text>しん</text:ruby-text></text:ruby><text:span text:style-name="T76"> </text:span><text:s text:c="5"/></text:p>
            <text:p text:style-name="P99"><text:s text:c="6"/>cuerpo entero (foto) </text:p>
          </table:table-cell>
          <table:table-cell table:style-name="Tabla422.D2" office:value-type="string">
            <text:p text:style-name="P38"/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table:number-rows-spanned="2" office:value-type="string">
            <text:p text:style-name="P86">何</text:p>
          </table:table-cell>
          <table:table-cell table:style-name="Tabla361.A1" office:value-type="string">
            <text:p text:style-name="P114">なに</text:p>
          </table:table-cell>
          <table:table-cell table:style-name="Tabla361.A1" office:value-type="string">
            <text:p text:style-name="P76"><text:ruby text:style-name="Ru1"><text:ruby-base><text:span text:style-name="T76">何</text:span></text:ruby-base><text:ruby-text>なに</text:ruby-text></text:ruby> <text:s text:c="24"/>“qué”</text:p>
          </table:table-cell>
          <table:table-cell table:style-name="Tabla361.D1" office:value-type="string">
            <text:p text:style-name="P107"/>
          </table:table-cell>
        </table:table-row>
        <table:table-row>
          <table:covered-table-cell/>
          <table:table-cell table:style-name="Tabla361.B2" office:value-type="string">
            <text:p text:style-name="P114">なん</text:p>
          </table:table-cell>
          <table:table-cell table:style-name="Tabla361.B2" office:value-type="string">
            <text:p text:style-name="P107"><text:ruby text:style-name="Ru1"><text:ruby-base><text:span text:style-name="T76">何</text:span></text:ruby-base><text:ruby-text>なん</text:ruby-text></text:ruby><text:ruby text:style-name="Ru1"><text:ruby-base><text:span text:style-name="T76">回</text:span></text:ruby-base><text:ruby-text>かい</text:ruby-text></text:ruby> <text:s text:c="5"/>cuántas veces</text:p>
          </table:table-cell>
          <table:table-cell table:style-name="Tabla361.D2" office:value-type="string">
            <text:p text:style-name="P107"/>
          </table:table-cell>
        </table:table-row>
      </table:table>
      <text:p text:style-name="P18"/>
      <table:table table:name="Tabla400" table:style-name="Tabla400">
        <table:table-column table:style-name="Tabla400.A"/>
        <table:table-column table:style-name="Tabla400.B"/>
        <table:table-column table:style-name="Tabla400.C"/>
        <table:table-column table:style-name="Tabla400.D"/>
        <table:table-row>
          <table:table-cell table:style-name="Tabla400.A1" office:value-type="string">
            <text:p text:style-name="P86">役</text:p>
          </table:table-cell>
          <table:table-cell table:style-name="Tabla400.A1" office:value-type="string">
            <text:p text:style-name="P114">ヤク</text:p>
          </table:table-cell>
          <table:table-cell table:style-name="Tabla400.A1" office:value-type="string">
            <text:p text:style-name="P99"><text:ruby text:style-name="Ru1"><text:ruby-base><text:span text:style-name="T76">役</text:span></text:ruby-base><text:ruby-text>やく</text:ruby-text></text:ruby> <text:s text:c="17"/>rol, papel</text:p>
          </table:table-cell>
          <table:table-cell table:style-name="Tabla400.D1" office:value-type="string">
            <text:p text:style-name="P99"/>
          </table:table-cell>
        </table:table-row>
      </table:table>
      <text:p text:style-name="P41"/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>
          <table:table-cell table:style-name="Tabla390.A1" office:value-type="string">
            <text:p text:style-name="P86">次</text:p>
          </table:table-cell>
          <table:table-cell table:style-name="Tabla390.A1" office:value-type="string">
            <text:p text:style-name="P114">つぎ</text:p>
          </table:table-cell>
          <table:table-cell table:style-name="Tabla390.A1" office:value-type="string">
            <text:p text:style-name="P76"><text:ruby text:style-name="Ru1"><text:ruby-base><text:span text:style-name="T76">次</text:span></text:ruby-base><text:ruby-text>つぎ</text:ruby-text></text:ruby> <text:s text:c="18"/>siguiente</text:p>
          </table:table-cell>
          <table:table-cell table:style-name="Tabla390.D1" office:value-type="string">
            <text:p text:style-name="P99"><text:ruby text:style-name="Ru1"><text:ruby-base><text:span text:style-name="T76">次</text:span></text:ruby-base><text:ruby-text>つぎ</text:ruby-text></text:ruby><text:ruby text:style-name="Ru1"><text:ruby-base><text:span text:style-name="T76">々</text:span></text:ruby-base><text:ruby-text>つぎ</text:ruby-text></text:ruby> <text:s text:c="5"/>sucesivamente</text:p>
          </table:table-cell>
        </table:table-row>
      </table:table>
      <text:p text:style-name="P158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86">自</text:p>
          </table:table-cell>
          <table:table-cell table:style-name="Tabla195.A1" office:value-type="string">
            <text:p text:style-name="P114">ジ</text:p>
          </table:table-cell>
          <table:table-cell table:style-name="Tabla195.A1" office:value-type="string">
            <text:p text:style-name="P98"><text:ruby text:style-name="Ru1"><text:ruby-base><text:span text:style-name="T60">自</text:span></text:ruby-base><text:ruby-text>じ</text:ruby-text></text:ruby> <text:s text:c="5"/>uno mismo (aux)</text:p>
          </table:table-cell>
          <table:table-cell table:style-name="Tabla195.D1" office:value-type="string">
            <text:p text:style-name="P98"><text:ruby text:style-name="Ru1"><text:ruby-base><text:span text:style-name="T60">自</text:span></text:ruby-base><text:ruby-text>じ</text:ruby-text></text:ruby><text:ruby text:style-name="Ru1"><text:ruby-base><text:span text:style-name="T60">分</text:span></text:ruby-base><text:ruby-text>ぶん</text:ruby-text></text:ruby> <text:s text:c="24"/>yo</text:p>
          </table:table-cell>
        </table:table-row>
      </table:table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06</meta:editing-cycles>
    <meta:editing-duration>P10DT13H22M54S</meta:editing-duration>
    <dc:date>2014-03-03T21:02:42</dc:date>
    <meta:print-date>2012-10-14T14:04:10</meta:print-date>
    <dc:creator>manu tero</dc:creator>
    <meta:document-statistic meta:table-count="440" meta:image-count="0" meta:object-count="0" meta:page-count="51" meta:paragraph-count="2665" meta:word-count="6418" meta:character-count="34063"/>
  </office:meta>
</office:document-meta>
</file>